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8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ce8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8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_u t=0.03125</text:p>
          </table:table-cell>
          <table:covered-table-cell table:style-name="Default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d_u t=0.06250</text:p>
          </table:table-cell>
          <table:covered-table-cell table:style-name="Default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d_u t=0.09375</text:p>
          </table:table-cell>
          <table:covered-table-cell table:style-name="Default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d_u t=0.1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d_matlab</text:p>
          </table:table-cell>
          <table:table-cell office:value-type="string" calcext:value-type="string">
            <text:p>differenc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d_matlab</text:p>
          </table:table-cell>
          <table:table-cell office:value-type="string" calcext:value-type="string">
            <text:p>differenc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d_matlab</text:p>
          </table:table-cell>
          <table:table-cell office:value-type="string" calcext:value-type="string">
            <text:p>differenc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d_matlab</text:p>
          </table:table-cell>
          <table:table-cell office:value-type="string" calcext:value-type="string">
            <text:p>difference</text:p>
          </table:table-cell>
        </table:table-row>
        <table:table-row table:style-name="ro2">
          <table:table-cell office:value-type="string" calcext:value-type="string">
            <text:p>d( <text:s/>1) = +3.3326390693121880e-03</text:p>
          </table:table-cell>
          <table:table-cell table:formula="of:=RIGHT([.A3]; LEN([.A3])-9)" office:value-type="string" office:string-value="+3.3326390693121880e-03" calcext:value-type="string">
            <text:p>+3.3326390693121880e-03</text:p>
          </table:table-cell>
          <table:table-cell office:value-type="float" office:value="0.00333263906931219" calcext:value-type="float">
            <text:p>0.003332639069312</text:p>
          </table:table-cell>
          <table:table-cell table:formula="of:=ABS([.B3]-[.C3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1) = +1.1557683444832363e-02</text:p>
          </table:table-cell>
          <table:table-cell table:formula="of:=RIGHT([.F3]; LEN([.F3])-9)" office:value-type="string" office:string-value="+1.1557683444832363e-02" calcext:value-type="string">
            <text:p>+1.1557683444832363e-02</text:p>
          </table:table-cell>
          <table:table-cell office:value-type="float" office:value="0.0115576834448324" calcext:value-type="float">
            <text:p>0.011557683444832</text:p>
          </table:table-cell>
          <table:table-cell table:formula="of:=ABS([.G3]-[.H3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1) = +2.1952346123012736e-02</text:p>
          </table:table-cell>
          <table:table-cell table:formula="of:=RIGHT([.K3]; LEN([.K3])-9)" office:value-type="string" office:string-value="+2.1952346123012736e-02" calcext:value-type="string">
            <text:p>+2.1952346123012736e-02</text:p>
          </table:table-cell>
          <table:table-cell office:value-type="float" office:value="0.0219523461230127" calcext:value-type="float">
            <text:p>0.021952346123013</text:p>
          </table:table-cell>
          <table:table-cell table:formula="of:=ABS([.L3]-[.M3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1) = +2.4003628675959721e-02</text:p>
          </table:table-cell>
          <table:table-cell table:formula="of:=RIGHT([.P3]; LEN([.P3])-9)" office:value-type="string" office:string-value="+2.4003628675959721e-02" calcext:value-type="string">
            <text:p>+2.4003628675959721e-02</text:p>
          </table:table-cell>
          <table:table-cell office:value-type="float" office:value="0.0240036286759597" calcext:value-type="float">
            <text:p>0.02400362867596</text:p>
          </table:table-cell>
          <table:table-cell table:formula="of:=ABS([.Q3]-[.R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2) = +3.6659029762434070e-02</text:p>
          </table:table-cell>
          <table:table-cell table:formula="of:=RIGHT([.A4]; LEN([.A4])-9)" office:value-type="string" office:string-value="+3.6659029762434070e-02" calcext:value-type="string">
            <text:p>+3.6659029762434070e-02</text:p>
          </table:table-cell>
          <table:table-cell office:value-type="float" office:value="0.0366590297624341" calcext:value-type="float">
            <text:p>0.036659029762434</text:p>
          </table:table-cell>
          <table:table-cell table:formula="of:=ABS([.B4]-[.C4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2) = +9.3381914024245158e-02</text:p>
          </table:table-cell>
          <table:table-cell table:formula="of:=RIGHT([.F4]; LEN([.F4])-9)" office:value-type="string" office:string-value="+9.3381914024245158e-02" calcext:value-type="string">
            <text:p>+9.3381914024245158e-02</text:p>
          </table:table-cell>
          <table:table-cell office:value-type="float" office:value="0.0933819140242451" calcext:value-type="float">
            <text:p>0.093381914024245</text:p>
          </table:table-cell>
          <table:table-cell table:formula="of:=ABS([.G4]-[.H4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2) = +1.4153595125764337e-01</text:p>
          </table:table-cell>
          <table:table-cell table:formula="of:=RIGHT([.K4]; LEN([.K4])-9)" office:value-type="string" office:string-value="+1.4153595125764337e-01" calcext:value-type="string">
            <text:p>+1.4153595125764337e-01</text:p>
          </table:table-cell>
          <table:table-cell office:value-type="float" office:value="0.141535951257643" calcext:value-type="float">
            <text:p>0.141535951257643</text:p>
          </table:table-cell>
          <table:table-cell table:formula="of:=ABS([.L4]-[.M4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2) = +1.4972182744127038e-01</text:p>
          </table:table-cell>
          <table:table-cell table:formula="of:=RIGHT([.P4]; LEN([.P4])-9)" office:value-type="string" office:string-value="+1.4972182744127038e-01" calcext:value-type="string">
            <text:p>+1.4972182744127038e-01</text:p>
          </table:table-cell>
          <table:table-cell office:value-type="float" office:value="0.14972182744127" calcext:value-type="float">
            <text:p>0.14972182744127</text:p>
          </table:table-cell>
          <table:table-cell table:formula="of:=ABS([.Q4]-[.R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3) = +3.6325765855502845e-01</text:p>
          </table:table-cell>
          <table:table-cell table:formula="of:=RIGHT([.A5]; LEN([.A5])-9)" office:value-type="string" office:string-value="+3.6325765855502845e-01" calcext:value-type="string">
            <text:p>+3.6325765855502845e-01</text:p>
          </table:table-cell>
          <table:table-cell office:value-type="float" office:value="0.363257658555028" calcext:value-type="float">
            <text:p>0.363257658555028</text:p>
          </table:table-cell>
          <table:table-cell table:formula="of:=ABS([.B5]-[.C5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3) = +5.5098281423959972e-01</text:p>
          </table:table-cell>
          <table:table-cell table:formula="of:=RIGHT([.F5]; LEN([.F5])-9)" office:value-type="string" office:string-value="+5.5098281423959972e-01" calcext:value-type="string">
            <text:p>+5.5098281423959972e-01</text:p>
          </table:table-cell>
          <table:table-cell office:value-type="float" office:value="0.5509828142396" calcext:value-type="float">
            <text:p>0.5509828142396</text:p>
          </table:table-cell>
          <table:table-cell table:formula="of:=ABS([.G5]-[.H5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3) = +6.5936834588451276e-01</text:p>
          </table:table-cell>
          <table:table-cell table:formula="of:=RIGHT([.K5]; LEN([.K5])-9)" office:value-type="string" office:string-value="+6.5936834588451276e-01" calcext:value-type="string">
            <text:p>+6.5936834588451276e-01</text:p>
          </table:table-cell>
          <table:table-cell office:value-type="float" office:value="0.659368345884513" calcext:value-type="float">
            <text:p>0.659368345884513</text:p>
          </table:table-cell>
          <table:table-cell table:formula="of:=ABS([.L5]-[.M5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3) = +6.7529669251048829e-01</text:p>
          </table:table-cell>
          <table:table-cell table:formula="of:=RIGHT([.P5]; LEN([.P5])-9)" office:value-type="string" office:string-value="+6.7529669251048829e-01" calcext:value-type="string">
            <text:p>+6.7529669251048829e-01</text:p>
          </table:table-cell>
          <table:table-cell office:value-type="float" office:value="0.675296692510488" calcext:value-type="float">
            <text:p>0.675296692510488</text:p>
          </table:table-cell>
          <table:table-cell table:formula="of:=ABS([.Q5]-[.R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4) = +3.6326109391124850e-01</text:p>
          </table:table-cell>
          <table:table-cell table:formula="of:=RIGHT([.A6]; LEN([.A6])-9)" office:value-type="string" office:string-value="+3.6326109391124850e-01" calcext:value-type="string">
            <text:p>+3.6326109391124850e-01</text:p>
          </table:table-cell>
          <table:table-cell office:value-type="float" office:value="0.363261093911249" calcext:value-type="float">
            <text:p>0.363261093911249</text:p>
          </table:table-cell>
          <table:table-cell table:formula="of:=ABS([.B6]-[.C6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4) = +5.5100537977959629e-01</text:p>
          </table:table-cell>
          <table:table-cell table:formula="of:=RIGHT([.F6]; LEN([.F6])-9)" office:value-type="string" office:string-value="+5.5100537977959629e-01" calcext:value-type="string">
            <text:p>+5.5100537977959629e-01</text:p>
          </table:table-cell>
          <table:table-cell office:value-type="float" office:value="0.551005379779596" calcext:value-type="float">
            <text:p>0.551005379779596</text:p>
          </table:table-cell>
          <table:table-cell table:formula="of:=ABS([.G6]-[.H6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4) = +6.5944616104912579e-01</text:p>
          </table:table-cell>
          <table:table-cell table:formula="of:=RIGHT([.K6]; LEN([.K6])-9)" office:value-type="string" office:string-value="+6.5944616104912579e-01" calcext:value-type="string">
            <text:p>+6.5944616104912579e-01</text:p>
          </table:table-cell>
          <table:table-cell office:value-type="float" office:value="0.659446161049126" calcext:value-type="float">
            <text:p>0.659446161049126</text:p>
          </table:table-cell>
          <table:table-cell table:formula="of:=ABS([.L6]-[.M6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4) = +6.7539015041092820e-01</text:p>
          </table:table-cell>
          <table:table-cell table:formula="of:=RIGHT([.P6]; LEN([.P6])-9)" office:value-type="string" office:string-value="+6.7539015041092820e-01" calcext:value-type="string">
            <text:p>+6.7539015041092820e-01</text:p>
          </table:table-cell>
          <table:table-cell office:value-type="float" office:value="0.675390150410928" calcext:value-type="float">
            <text:p>0.675390150410928</text:p>
          </table:table-cell>
          <table:table-cell table:formula="of:=ABS([.Q6]-[.R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5) = +3.6696818680855281e-02</text:p>
          </table:table-cell>
          <table:table-cell table:formula="of:=RIGHT([.A7]; LEN([.A7])-9)" office:value-type="string" office:string-value="+3.6696818680855281e-02" calcext:value-type="string">
            <text:p>+3.6696818680855281e-02</text:p>
          </table:table-cell>
          <table:table-cell office:value-type="float" office:value="0.0366968186808553" calcext:value-type="float">
            <text:p>0.036696818680855</text:p>
          </table:table-cell>
          <table:table-cell table:formula="of:=ABS([.B7]-[.C7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5) = +9.3595342052343183e-02</text:p>
          </table:table-cell>
          <table:table-cell table:formula="of:=RIGHT([.F7]; LEN([.F7])-9)" office:value-type="string" office:string-value="+9.3595342052343183e-02" calcext:value-type="string">
            <text:p>+9.3595342052343183e-02</text:p>
          </table:table-cell>
          <table:table-cell office:value-type="float" office:value="0.0935953420523432" calcext:value-type="float">
            <text:p>0.093595342052343</text:p>
          </table:table-cell>
          <table:table-cell table:formula="of:=ABS([.G7]-[.H7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5) = +1.4217361683776272e-01</text:p>
          </table:table-cell>
          <table:table-cell table:formula="of:=RIGHT([.K7]; LEN([.K7])-9)" office:value-type="string" office:string-value="+1.4217361683776272e-01" calcext:value-type="string">
            <text:p>+1.4217361683776272e-01</text:p>
          </table:table-cell>
          <table:table-cell office:value-type="float" office:value="0.142173616837763" calcext:value-type="float">
            <text:p>0.142173616837763</text:p>
          </table:table-cell>
          <table:table-cell table:formula="of:=ABS([.L7]-[.M7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5) = +1.5047232003685923e-01</text:p>
          </table:table-cell>
          <table:table-cell table:formula="of:=RIGHT([.P7]; LEN([.P7])-9)" office:value-type="string" office:string-value="+1.5047232003685923e-01" calcext:value-type="string">
            <text:p>+1.5047232003685923e-01</text:p>
          </table:table-cell>
          <table:table-cell office:value-type="float" office:value="0.150472320036859" calcext:value-type="float">
            <text:p>0.150472320036859</text:p>
          </table:table-cell>
          <table:table-cell table:formula="of:=ABS([.Q7]-[.R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6) = +3.7070928973227200e-03</text:p>
          </table:table-cell>
          <table:table-cell table:formula="of:=RIGHT([.A8]; LEN([.A8])-9)" office:value-type="string" office:string-value="+3.7070928973227200e-03" calcext:value-type="string">
            <text:p>+3.7070928973227200e-03</text:p>
          </table:table-cell>
          <table:table-cell office:value-type="float" office:value="0.00370709289732272" calcext:value-type="float">
            <text:p>0.003707092897323</text:p>
          </table:table-cell>
          <table:table-cell table:formula="of:=ABS([.B8]-[.C8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6) = +1.3286676154885419e-02</text:p>
          </table:table-cell>
          <table:table-cell table:formula="of:=RIGHT([.F8]; LEN([.F8])-9)" office:value-type="string" office:string-value="+1.3286676154885419e-02" calcext:value-type="string">
            <text:p>+1.3286676154885419e-02</text:p>
          </table:table-cell>
          <table:table-cell office:value-type="float" office:value="0.0132866761548854" calcext:value-type="float">
            <text:p>0.013286676154885</text:p>
          </table:table-cell>
          <table:table-cell table:formula="of:=ABS([.G8]-[.H8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6) = +2.6226431915892932e-02</text:p>
          </table:table-cell>
          <table:table-cell table:formula="of:=RIGHT([.K8]; LEN([.K8])-9)" office:value-type="string" office:string-value="+2.6226431915892932e-02" calcext:value-type="string">
            <text:p>+2.6226431915892932e-02</text:p>
          </table:table-cell>
          <table:table-cell office:value-type="float" office:value="0.0262264319158929" calcext:value-type="float">
            <text:p>0.026226431915893</text:p>
          </table:table-cell>
          <table:table-cell table:formula="of:=ABS([.L8]-[.M8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6) = +2.8888437324297703e-02</text:p>
          </table:table-cell>
          <table:table-cell table:formula="of:=RIGHT([.P8]; LEN([.P8])-9)" office:value-type="string" office:string-value="+2.8888437324297703e-02" calcext:value-type="string">
            <text:p>+2.8888437324297703e-02</text:p>
          </table:table-cell>
          <table:table-cell office:value-type="float" office:value="0.0288884373242977" calcext:value-type="float">
            <text:p>0.028888437324298</text:p>
          </table:table-cell>
          <table:table-cell table:formula="of:=ABS([.Q8]-[.R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7) = +3.7411029239036624e-04</text:p>
          </table:table-cell>
          <table:table-cell table:formula="of:=RIGHT([.A9]; LEN([.A9])-9)" office:value-type="string" office:string-value="+3.7411029239036624e-04" calcext:value-type="string">
            <text:p>+3.7411029239036624e-04</text:p>
          </table:table-cell>
          <table:table-cell office:value-type="float" office:value="0.000374110292390366" calcext:value-type="float">
            <text:p>0.00037411029239</text:p>
          </table:table-cell>
          <table:table-cell table:formula="of:=ABS([.B9]-[.C9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7) = +1.7263882269625446e-03</text:p>
          </table:table-cell>
          <table:table-cell table:formula="of:=RIGHT([.F9]; LEN([.F9])-9)" office:value-type="string" office:string-value="+1.7263882269625446e-03" calcext:value-type="string">
            <text:p>+1.7263882269625446e-03</text:p>
          </table:table-cell>
          <table:table-cell office:value-type="float" office:value="0.00172638822696254" calcext:value-type="float">
            <text:p>0.001726388226963</text:p>
          </table:table-cell>
          <table:table-cell table:formula="of:=ABS([.G9]-[.H9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7) = +4.2637447056321819e-03</text:p>
          </table:table-cell>
          <table:table-cell table:formula="of:=RIGHT([.K9]; LEN([.K9])-9)" office:value-type="string" office:string-value="+4.2637447056321819e-03" calcext:value-type="string">
            <text:p>+4.2637447056321819e-03</text:p>
          </table:table-cell>
          <table:table-cell office:value-type="float" office:value="0.00426374470563218" calcext:value-type="float">
            <text:p>0.004263744705632</text:p>
          </table:table-cell>
          <table:table-cell table:formula="of:=ABS([.L9]-[.M9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7) = +4.8721605550309686e-03</text:p>
          </table:table-cell>
          <table:table-cell table:formula="of:=RIGHT([.P9]; LEN([.P9])-9)" office:value-type="string" office:string-value="+4.8721605550309686e-03" calcext:value-type="string">
            <text:p>+4.8721605550309686e-03</text:p>
          </table:table-cell>
          <table:table-cell office:value-type="float" office:value="0.00487216055503097" calcext:value-type="float">
            <text:p>0.004872160555031</text:p>
          </table:table-cell>
          <table:table-cell table:formula="of:=ABS([.Q9]-[.R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8) = +3.4010026580942377e-05</text:p>
          </table:table-cell>
          <table:table-cell table:formula="of:=RIGHT([.A10]; LEN([.A10])-9)" office:value-type="string" office:string-value="+3.4010026580942377e-05" calcext:value-type="string">
            <text:p>+3.4010026580942377e-05</text:p>
          </table:table-cell>
          <table:table-cell table:style-name="ce4" office:value-type="float" office:value="0.0000340100265809424" calcext:value-type="float">
            <text:p>3.40E-05</text:p>
          </table:table-cell>
          <table:table-cell table:formula="of:=ABS([.B10]-[.C10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8) = +1.8825800501088538e-04</text:p>
          </table:table-cell>
          <table:table-cell table:formula="of:=RIGHT([.F10]; LEN([.F10])-9)" office:value-type="string" office:string-value="+1.8825800501088538e-04" calcext:value-type="string">
            <text:p>+1.8825800501088538e-04</text:p>
          </table:table-cell>
          <table:table-cell table:style-name="ce4" office:value-type="float" office:value="0.000188258005010885" calcext:value-type="float">
            <text:p>1.88E-04</text:p>
          </table:table-cell>
          <table:table-cell table:formula="of:=ABS([.G10]-[.H10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8) = +5.4950932825825673e-04</text:p>
          </table:table-cell>
          <table:table-cell table:formula="of:=RIGHT([.K10]; LEN([.K10])-9)" office:value-type="string" office:string-value="+5.4950932825825673e-04" calcext:value-type="string">
            <text:p>+5.4950932825825673e-04</text:p>
          </table:table-cell>
          <table:table-cell table:style-name="ce4" office:value-type="float" office:value="0.000549509328258257" calcext:value-type="float">
            <text:p>5.50E-04</text:p>
          </table:table-cell>
          <table:table-cell table:formula="of:=ABS([.L10]-[.M10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8) = +6.4438660184207395e-04</text:p>
          </table:table-cell>
          <table:table-cell table:formula="of:=RIGHT([.P10]; LEN([.P10])-9)" office:value-type="string" office:string-value="+6.4438660184207395e-04" calcext:value-type="string">
            <text:p>+6.4438660184207395e-04</text:p>
          </table:table-cell>
          <table:table-cell table:style-name="ce4" office:value-type="float" office:value="0.000644386601842074" calcext:value-type="float">
            <text:p>6.44E-04</text:p>
          </table:table-cell>
          <table:table-cell table:formula="of:=ABS([.Q10]-[.R1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9) = +3.3666491320357518e-04</text:p>
          </table:table-cell>
          <table:table-cell table:formula="of:=RIGHT([.A11]; LEN([.A11])-9)" office:value-type="string" office:string-value="+3.3666491320357518e-04" calcext:value-type="string">
            <text:p>+3.3666491320357518e-04</text:p>
          </table:table-cell>
          <table:table-cell office:value-type="float" office:value="0.000336664913203575" calcext:value-type="float">
            <text:p>0.000336664913204</text:p>
          </table:table-cell>
          <table:table-cell table:formula="of:=ABS([.B11]-[.C11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9) = +3.3111109307946735e-03</text:p>
          </table:table-cell>
          <table:table-cell table:formula="of:=RIGHT([.F11]; LEN([.F11])-9)" office:value-type="string" office:string-value="+3.3111109307946735e-03" calcext:value-type="string">
            <text:p>+3.3111109307946735e-03</text:p>
          </table:table-cell>
          <table:table-cell office:value-type="float" office:value="0.00331111093079467" calcext:value-type="float">
            <text:p>0.003311110930795</text:p>
          </table:table-cell>
          <table:table-cell table:formula="of:=ABS([.G11]-[.H11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9) = +9.4986652906171917e-03</text:p>
          </table:table-cell>
          <table:table-cell table:formula="of:=RIGHT([.K11]; LEN([.K11])-9)" office:value-type="string" office:string-value="+9.4986652906171917e-03" calcext:value-type="string">
            <text:p>+9.4986652906171917e-03</text:p>
          </table:table-cell>
          <table:table-cell office:value-type="float" office:value="0.00949866529061719" calcext:value-type="float">
            <text:p>0.009498665290617</text:p>
          </table:table-cell>
          <table:table-cell table:formula="of:=ABS([.L11]-[.M11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9) = +1.1010573623280780e-02</text:p>
          </table:table-cell>
          <table:table-cell table:formula="of:=RIGHT([.P11]; LEN([.P11])-9)" office:value-type="string" office:string-value="+1.1010573623280780e-02" calcext:value-type="string">
            <text:p>+1.1010573623280780e-02</text:p>
          </table:table-cell>
          <table:table-cell office:value-type="float" office:value="0.0110105736232808" calcext:value-type="float">
            <text:p>0.011010573623281</text:p>
          </table:table-cell>
          <table:table-cell table:formula="of:=ABS([.Q11]-[.R1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0) = +3.7033140452393271e-03</text:p>
          </table:table-cell>
          <table:table-cell table:formula="of:=RIGHT([.A12]; LEN([.A12])-9)" office:value-type="string" office:string-value="+3.7033140452393271e-03" calcext:value-type="string">
            <text:p>+3.7033140452393271e-03</text:p>
          </table:table-cell>
          <table:table-cell office:value-type="float" office:value="0.00370331404523933" calcext:value-type="float">
            <text:p>0.003703314045239</text:p>
          </table:table-cell>
          <table:table-cell table:formula="of:=ABS([.B12]-[.C12])" office:value-type="float" office:value="0" calcext:value-type="float">
            <text:p>0</text:p>
          </table:table-cell>
          <table:table-cell/>
          <table:table-cell office:value-type="string" calcext:value-type="string">
            <text:p>d( 10) = +2.4216170814860098e-02</text:p>
          </table:table-cell>
          <table:table-cell table:formula="of:=RIGHT([.F12]; LEN([.F12])-9)" office:value-type="string" office:string-value="+2.4216170814860098e-02" calcext:value-type="string">
            <text:p>+2.4216170814860098e-02</text:p>
          </table:table-cell>
          <table:table-cell office:value-type="float" office:value="0.0242161708148601" calcext:value-type="float">
            <text:p>0.02421617081486</text:p>
          </table:table-cell>
          <table:table-cell table:formula="of:=ABS([.G12]-[.H12])" office:value-type="float" office:value="0" calcext:value-type="float">
            <text:p>0</text:p>
          </table:table-cell>
          <table:table-cell/>
          <table:table-cell office:value-type="string" calcext:value-type="string">
            <text:p>d( 10) = +5.2880470201097103e-02</text:p>
          </table:table-cell>
          <table:table-cell table:formula="of:=RIGHT([.K12]; LEN([.K12])-9)" office:value-type="string" office:string-value="+5.2880470201097103e-02" calcext:value-type="string">
            <text:p>+5.2880470201097103e-02</text:p>
          </table:table-cell>
          <table:table-cell office:value-type="float" office:value="0.0528804702010971" calcext:value-type="float">
            <text:p>0.052880470201097</text:p>
          </table:table-cell>
          <table:table-cell table:formula="of:=ABS([.L12]-[.M12])" office:value-type="float" office:value="0" calcext:value-type="float">
            <text:p>0</text:p>
          </table:table-cell>
          <table:table-cell/>
          <table:table-cell office:value-type="string" calcext:value-type="string">
            <text:p>d( 10) = +5.8913912251467408e-02</text:p>
          </table:table-cell>
          <table:table-cell table:formula="of:=RIGHT([.P12]; LEN([.P12])-9)" office:value-type="string" office:string-value="+5.8913912251467408e-02" calcext:value-type="string">
            <text:p>+5.8913912251467408e-02</text:p>
          </table:table-cell>
          <table:table-cell office:value-type="float" office:value="0.0589139122514674" calcext:value-type="float">
            <text:p>0.058913912251467</text:p>
          </table:table-cell>
          <table:table-cell table:formula="of:=ABS([.Q12]-[.R1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1) = +3.6696475539189692e-02</text:p>
          </table:table-cell>
          <table:table-cell table:formula="of:=RIGHT([.A13]; LEN([.A13])-9)" office:value-type="string" office:string-value="+3.6696475539189692e-02" calcext:value-type="string">
            <text:p>+3.6696475539189692e-02</text:p>
          </table:table-cell>
          <table:table-cell office:value-type="float" office:value="0.0366964755391897" calcext:value-type="float">
            <text:p>0.03669647553919</text:p>
          </table:table-cell>
          <table:table-cell table:formula="of:=ABS([.B13]-[.C13])" office:value-type="float" office:value="0" calcext:value-type="float">
            <text:p>0</text:p>
          </table:table-cell>
          <table:table-cell/>
          <table:table-cell office:value-type="string" calcext:value-type="string">
            <text:p>d( 11) = +1.0458405355511184e-01</text:p>
          </table:table-cell>
          <table:table-cell table:formula="of:=RIGHT([.F13]; LEN([.F13])-9)" office:value-type="string" office:string-value="+1.0458405355511184e-01" calcext:value-type="string">
            <text:p>+1.0458405355511184e-01</text:p>
          </table:table-cell>
          <table:table-cell office:value-type="float" office:value="0.104584053555112" calcext:value-type="float">
            <text:p>0.104584053555112</text:p>
          </table:table-cell>
          <table:table-cell table:formula="of:=ABS([.G13]-[.H13])" office:value-type="float" office:value="0" calcext:value-type="float">
            <text:p>0</text:p>
          </table:table-cell>
          <table:table-cell/>
          <table:table-cell office:value-type="string" calcext:value-type="string">
            <text:p>d( 11) = +1.6910191138575897e-01</text:p>
          </table:table-cell>
          <table:table-cell table:formula="of:=RIGHT([.K13]; LEN([.K13])-9)" office:value-type="string" office:string-value="+1.6910191138575897e-01" calcext:value-type="string">
            <text:p>+1.6910191138575897e-01</text:p>
          </table:table-cell>
          <table:table-cell office:value-type="float" office:value="0.169101911385759" calcext:value-type="float">
            <text:p>0.169101911385759</text:p>
          </table:table-cell>
          <table:table-cell table:formula="of:=ABS([.L13]-[.M13])" office:value-type="float" office:value="0" calcext:value-type="float">
            <text:p>0</text:p>
          </table:table-cell>
          <table:table-cell/>
          <table:table-cell office:value-type="string" calcext:value-type="string">
            <text:p>d( 11) = +1.8084198100925375e-01</text:p>
          </table:table-cell>
          <table:table-cell table:formula="of:=RIGHT([.P13]; LEN([.P13])-9)" office:value-type="string" office:string-value="+1.8084198100925375e-01" calcext:value-type="string">
            <text:p>+1.8084198100925375e-01</text:p>
          </table:table-cell>
          <table:table-cell office:value-type="float" office:value="0.180841981009254" calcext:value-type="float">
            <text:p>0.180841981009254</text:p>
          </table:table-cell>
          <table:table-cell table:formula="of:=ABS([.Q13]-[.R1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2) = +3.6696822580640449e-02</text:p>
          </table:table-cell>
          <table:table-cell table:formula="of:=RIGHT([.A14]; LEN([.A14])-9)" office:value-type="string" office:string-value="+3.6696822580640449e-02" calcext:value-type="string">
            <text:p>+3.6696822580640449e-02</text:p>
          </table:table-cell>
          <table:table-cell office:value-type="float" office:value="0.0366968225806405" calcext:value-type="float">
            <text:p>0.036696822580641</text:p>
          </table:table-cell>
          <table:table-cell table:formula="of:=ABS([.B14]-[.C14])" office:value-type="float" office:value="0" calcext:value-type="float">
            <text:p>0</text:p>
          </table:table-cell>
          <table:table-cell/>
          <table:table-cell office:value-type="string" calcext:value-type="string">
            <text:p>d( 12) = +1.0459131869883838e-01</text:p>
          </table:table-cell>
          <table:table-cell table:formula="of:=RIGHT([.F14]; LEN([.F14])-9)" office:value-type="string" office:string-value="+1.0459131869883838e-01" calcext:value-type="string">
            <text:p>+1.0459131869883838e-01</text:p>
          </table:table-cell>
          <table:table-cell office:value-type="float" office:value="0.104591318698838" calcext:value-type="float">
            <text:p>0.104591318698838</text:p>
          </table:table-cell>
          <table:table-cell table:formula="of:=ABS([.G14]-[.H14])" office:value-type="float" office:value="3.7470027081099E-016" calcext:value-type="float">
            <text:p>3.7470027081099E-16</text:p>
          </table:table-cell>
          <table:table-cell/>
          <table:table-cell office:value-type="string" calcext:value-type="string">
            <text:p>d( 12) = +1.6914206456591588e-01</text:p>
          </table:table-cell>
          <table:table-cell table:formula="of:=RIGHT([.K14]; LEN([.K14])-9)" office:value-type="string" office:string-value="+1.6914206456591588e-01" calcext:value-type="string">
            <text:p>+1.6914206456591588e-01</text:p>
          </table:table-cell>
          <table:table-cell office:value-type="float" office:value="0.169142064565916" calcext:value-type="float">
            <text:p>0.169142064565916</text:p>
          </table:table-cell>
          <table:table-cell table:formula="of:=ABS([.L14]-[.M14])" office:value-type="float" office:value="0" calcext:value-type="float">
            <text:p>0</text:p>
          </table:table-cell>
          <table:table-cell/>
          <table:table-cell office:value-type="string" calcext:value-type="string">
            <text:p>d( 12) = +1.8089366374768850e-01</text:p>
          </table:table-cell>
          <table:table-cell table:formula="of:=RIGHT([.P14]; LEN([.P14])-9)" office:value-type="string" office:string-value="+1.8089366374768850e-01" calcext:value-type="string">
            <text:p>+1.8089366374768850e-01</text:p>
          </table:table-cell>
          <table:table-cell office:value-type="float" office:value="0.180893663747688" calcext:value-type="float">
            <text:p>0.180893663747688</text:p>
          </table:table-cell>
          <table:table-cell table:formula="of:=ABS([.Q14]-[.R1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3) = +3.7071315011976366e-03</text:p>
          </table:table-cell>
          <table:table-cell table:formula="of:=RIGHT([.A15]; LEN([.A15])-9)" office:value-type="string" office:string-value="+3.7071315011976366e-03" calcext:value-type="string">
            <text:p>+3.7071315011976366e-03</text:p>
          </table:table-cell>
          <table:table-cell office:value-type="float" office:value="0.00370713150119764" calcext:value-type="float">
            <text:p>0.003707131501198</text:p>
          </table:table-cell>
          <table:table-cell table:formula="of:=ABS([.B15]-[.C15])" office:value-type="float" office:value="0" calcext:value-type="float">
            <text:p>0</text:p>
          </table:table-cell>
          <table:table-cell/>
          <table:table-cell office:value-type="string" calcext:value-type="string">
            <text:p>d( 13) = +2.4283505137543529e-02</text:p>
          </table:table-cell>
          <table:table-cell table:formula="of:=RIGHT([.F15]; LEN([.F15])-9)" office:value-type="string" office:string-value="+2.4283505137543529e-02" calcext:value-type="string">
            <text:p>+2.4283505137543529e-02</text:p>
          </table:table-cell>
          <table:table-cell office:value-type="float" office:value="0.0242835051375435" calcext:value-type="float">
            <text:p>0.024283505137544</text:p>
          </table:table-cell>
          <table:table-cell table:formula="of:=ABS([.G15]-[.H15])" office:value-type="float" office:value="0" calcext:value-type="float">
            <text:p>0</text:p>
          </table:table-cell>
          <table:table-cell/>
          <table:table-cell office:value-type="string" calcext:value-type="string">
            <text:p>d( 13) = +5.3200337286381211e-02</text:p>
          </table:table-cell>
          <table:table-cell table:formula="of:=RIGHT([.K15]; LEN([.K15])-9)" office:value-type="string" office:string-value="+5.3200337286381211e-02" calcext:value-type="string">
            <text:p>+5.3200337286381211e-02</text:p>
          </table:table-cell>
          <table:table-cell office:value-type="float" office:value="0.0532003372863812" calcext:value-type="float">
            <text:p>0.053200337286381</text:p>
          </table:table-cell>
          <table:table-cell table:formula="of:=ABS([.L15]-[.M15])" office:value-type="float" office:value="0" calcext:value-type="float">
            <text:p>0</text:p>
          </table:table-cell>
          <table:table-cell/>
          <table:table-cell office:value-type="string" calcext:value-type="string">
            <text:p>d( 13) = +5.9316939066324154e-02</text:p>
          </table:table-cell>
          <table:table-cell table:formula="of:=RIGHT([.P15]; LEN([.P15])-9)" office:value-type="string" office:string-value="+5.9316939066324154e-02" calcext:value-type="string">
            <text:p>+5.9316939066324154e-02</text:p>
          </table:table-cell>
          <table:table-cell office:value-type="float" office:value="0.0593169390663242" calcext:value-type="float">
            <text:p>0.059316939066324</text:p>
          </table:table-cell>
          <table:table-cell table:formula="of:=ABS([.Q15]-[.R1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4) = +3.7449243152033415e-04</text:p>
          </table:table-cell>
          <table:table-cell table:formula="of:=RIGHT([.A16]; LEN([.A16])-9)" office:value-type="string" office:string-value="+3.7449243152033415e-04" calcext:value-type="string">
            <text:p>+3.7449243152033415e-04</text:p>
          </table:table-cell>
          <table:table-cell office:value-type="float" office:value="0.000374492431520334" calcext:value-type="float">
            <text:p>0.00037449243152</text:p>
          </table:table-cell>
          <table:table-cell table:formula="of:=ABS([.B16]-[.C16])" office:value-type="float" office:value="0" calcext:value-type="float">
            <text:p>0</text:p>
          </table:table-cell>
          <table:table-cell/>
          <table:table-cell office:value-type="string" calcext:value-type="string">
            <text:p>d( 14) = +3.8387841686596089e-03</text:p>
          </table:table-cell>
          <table:table-cell table:formula="of:=RIGHT([.F16]; LEN([.F16])-9)" office:value-type="string" office:string-value="+3.8387841686596089e-03" calcext:value-type="string">
            <text:p>+3.8387841686596089e-03</text:p>
          </table:table-cell>
          <table:table-cell office:value-type="float" office:value="0.00383878416865961" calcext:value-type="float">
            <text:p>0.00383878416866</text:p>
          </table:table-cell>
          <table:table-cell table:formula="of:=ABS([.G16]-[.H16])" office:value-type="float" office:value="0" calcext:value-type="float">
            <text:p>0</text:p>
          </table:table-cell>
          <table:table-cell/>
          <table:table-cell office:value-type="string" calcext:value-type="string">
            <text:p>d( 14) = +1.1541337355817695e-02</text:p>
          </table:table-cell>
          <table:table-cell table:formula="of:=RIGHT([.K16]; LEN([.K16])-9)" office:value-type="string" office:string-value="+1.1541337355817695e-02" calcext:value-type="string">
            <text:p>+1.1541337355817695e-02</text:p>
          </table:table-cell>
          <table:table-cell office:value-type="float" office:value="0.0115413373558177" calcext:value-type="float">
            <text:p>0.011541337355818</text:p>
          </table:table-cell>
          <table:table-cell table:formula="of:=ABS([.L16]-[.M16])" office:value-type="float" office:value="0" calcext:value-type="float">
            <text:p>0</text:p>
          </table:table-cell>
          <table:table-cell/>
          <table:table-cell office:value-type="string" calcext:value-type="string">
            <text:p>d( 14) = +1.3503382102040839e-02</text:p>
          </table:table-cell>
          <table:table-cell table:formula="of:=RIGHT([.P16]; LEN([.P16])-9)" office:value-type="string" office:string-value="+1.3503382102040839e-02" calcext:value-type="string">
            <text:p>+1.3503382102040839e-02</text:p>
          </table:table-cell>
          <table:table-cell office:value-type="float" office:value="0.0135033821020408" calcext:value-type="float">
            <text:p>0.013503382102041</text:p>
          </table:table-cell>
          <table:table-cell table:formula="of:=ABS([.Q16]-[.R1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5) = +3.7792814190125469e-05</text:p>
          </table:table-cell>
          <table:table-cell table:formula="of:=RIGHT([.A17]; LEN([.A17])-9)" office:value-type="string" office:string-value="+3.7792814190125469e-05" calcext:value-type="string">
            <text:p>+3.7792814190125469e-05</text:p>
          </table:table-cell>
          <table:table-cell table:style-name="ce4" office:value-type="float" office:value="0.0000377928141901255" calcext:value-type="float">
            <text:p>3.78E-05</text:p>
          </table:table-cell>
          <table:table-cell table:formula="of:=ABS([.B17]-[.C17])" office:value-type="float" office:value="0" calcext:value-type="float">
            <text:p>0</text:p>
          </table:table-cell>
          <table:table-cell/>
          <table:table-cell office:value-type="string" calcext:value-type="string">
            <text:p>d( 15) = +5.2682090116953429e-04</text:p>
          </table:table-cell>
          <table:table-cell table:formula="of:=RIGHT([.F17]; LEN([.F17])-9)" office:value-type="string" office:string-value="+5.2682090116953429e-04" calcext:value-type="string">
            <text:p>+5.2682090116953429e-04</text:p>
          </table:table-cell>
          <table:table-cell table:style-name="ce4" office:value-type="float" office:value="0.000526820901169534" calcext:value-type="float">
            <text:p>5.27E-04</text:p>
          </table:table-cell>
          <table:table-cell table:formula="of:=ABS([.G17]-[.H17])" office:value-type="float" office:value="0" calcext:value-type="float">
            <text:p>0</text:p>
          </table:table-cell>
          <table:table-cell/>
          <table:table-cell office:value-type="string" calcext:value-type="string">
            <text:p>d( 15) = +2.0372144188314312e-03</text:p>
          </table:table-cell>
          <table:table-cell table:formula="of:=RIGHT([.K17]; LEN([.K17])-9)" office:value-type="string" office:string-value="+2.0372144188314312e-03" calcext:value-type="string">
            <text:p>+2.0372144188314312e-03</text:p>
          </table:table-cell>
          <table:table-cell table:style-name="ce4" office:value-type="float" office:value="0.00203721441883143" calcext:value-type="float">
            <text:p>2.04E-03</text:p>
          </table:table-cell>
          <table:table-cell table:formula="of:=ABS([.L17]-[.M17])" office:value-type="float" office:value="0" calcext:value-type="float">
            <text:p>0</text:p>
          </table:table-cell>
          <table:table-cell/>
          <table:table-cell office:value-type="string" calcext:value-type="string">
            <text:p>d( 15) = +2.4856504423335338e-03</text:p>
          </table:table-cell>
          <table:table-cell table:formula="of:=RIGHT([.P17]; LEN([.P17])-9)" office:value-type="string" office:string-value="+2.4856504423335338e-03" calcext:value-type="string">
            <text:p>+2.4856504423335338e-03</text:p>
          </table:table-cell>
          <table:table-cell table:style-name="ce4" office:value-type="float" office:value="0.00248565044233353" calcext:value-type="float">
            <text:p>2.49E-03</text:p>
          </table:table-cell>
          <table:table-cell table:formula="of:=ABS([.Q17]-[.R1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6) = +3.4357103809204969e-06</text:p>
          </table:table-cell>
          <table:table-cell table:formula="of:=RIGHT([.A18]; LEN([.A18])-9)" office:value-type="string" office:string-value="+3.4357103809204969e-06" calcext:value-type="string">
            <text:p>+3.4357103809204969e-06</text:p>
          </table:table-cell>
          <table:table-cell table:style-name="ce4" office:value-type="float" office:value="0.0000034357103809205" calcext:value-type="float">
            <text:p>3.44E-06</text:p>
          </table:table-cell>
          <table:table-cell table:formula="of:=ABS([.B18]-[.C18])" office:value-type="float" office:value="0" calcext:value-type="float">
            <text:p>0</text:p>
          </table:table-cell>
          <table:table-cell/>
          <table:table-cell office:value-type="string" calcext:value-type="string">
            <text:p>d( 16) = +5.9216842261480413e-05</text:p>
          </table:table-cell>
          <table:table-cell table:formula="of:=RIGHT([.F18]; LEN([.F18])-9)" office:value-type="string" office:string-value="+5.9216842261480413e-05" calcext:value-type="string">
            <text:p>+5.9216842261480413e-05</text:p>
          </table:table-cell>
          <table:table-cell table:style-name="ce4" office:value-type="float" office:value="0.0000592168422614804" calcext:value-type="float">
            <text:p>5.92E-05</text:p>
          </table:table-cell>
          <table:table-cell table:formula="of:=ABS([.G18]-[.H18])" office:value-type="float" office:value="0" calcext:value-type="float">
            <text:p>0</text:p>
          </table:table-cell>
          <table:table-cell/>
          <table:table-cell office:value-type="string" calcext:value-type="string">
            <text:p>d( 16) = +2.7425625875809905e-04</text:p>
          </table:table-cell>
          <table:table-cell table:formula="of:=RIGHT([.K18]; LEN([.K18])-9)" office:value-type="string" office:string-value="+2.7425625875809905e-04" calcext:value-type="string">
            <text:p>+2.7425625875809905e-04</text:p>
          </table:table-cell>
          <table:table-cell table:style-name="ce4" office:value-type="float" office:value="0.000274256258758099" calcext:value-type="float">
            <text:p>2.74E-04</text:p>
          </table:table-cell>
          <table:table-cell table:formula="of:=ABS([.L18]-[.M18])" office:value-type="float" office:value="0" calcext:value-type="float">
            <text:p>0</text:p>
          </table:table-cell>
          <table:table-cell/>
          <table:table-cell office:value-type="string" calcext:value-type="string">
            <text:p>d( 16) = +3.4418603999547136e-04</text:p>
          </table:table-cell>
          <table:table-cell table:formula="of:=RIGHT([.P18]; LEN([.P18])-9)" office:value-type="string" office:string-value="+3.4418603999547136e-04" calcext:value-type="string">
            <text:p>+3.4418603999547136e-04</text:p>
          </table:table-cell>
          <table:table-cell table:style-name="ce4" office:value-type="float" office:value="0.000344186039995471" calcext:value-type="float">
            <text:p>3.44E-04</text:p>
          </table:table-cell>
          <table:table-cell table:formula="of:=ABS([.Q18]-[.R1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7) = +3.4010062723564198e-05</text:p>
          </table:table-cell>
          <table:table-cell table:formula="of:=RIGHT([.A19]; LEN([.A19])-9)" office:value-type="string" office:string-value="+3.4010062723564198e-05" calcext:value-type="string">
            <text:p>+3.4010062723564198e-05</text:p>
          </table:table-cell>
          <table:table-cell table:style-name="ce4" office:value-type="float" office:value="0.0000340100627235642" calcext:value-type="float">
            <text:p>3.40E-05</text:p>
          </table:table-cell>
          <table:table-cell table:formula="of:=ABS([.B19]-[.C19])" office:value-type="float" office:value="0" calcext:value-type="float">
            <text:p>0</text:p>
          </table:table-cell>
          <table:table-cell/>
          <table:table-cell office:value-type="string" calcext:value-type="string">
            <text:p>d( 17) = +5.5103243139936157e-04</text:p>
          </table:table-cell>
          <table:table-cell table:formula="of:=RIGHT([.F19]; LEN([.F19])-9)" office:value-type="string" office:string-value="+5.5103243139936157e-04" calcext:value-type="string">
            <text:p>+5.5103243139936157e-04</text:p>
          </table:table-cell>
          <table:table-cell table:style-name="ce4" office:value-type="float" office:value="0.000551032431399362" calcext:value-type="float">
            <text:p>5.51E-04</text:p>
          </table:table-cell>
          <table:table-cell table:formula="of:=ABS([.G19]-[.H19])" office:value-type="float" office:value="0" calcext:value-type="float">
            <text:p>0</text:p>
          </table:table-cell>
          <table:table-cell/>
          <table:table-cell office:value-type="string" calcext:value-type="string">
            <text:p>d( 17) = +2.3557522211332966e-03</text:p>
          </table:table-cell>
          <table:table-cell table:formula="of:=RIGHT([.K19]; LEN([.K19])-9)" office:value-type="string" office:string-value="+2.3557522211332966e-03" calcext:value-type="string">
            <text:p>+2.3557522211332966e-03</text:p>
          </table:table-cell>
          <table:table-cell table:style-name="ce4" office:value-type="float" office:value="0.0023557522211333" calcext:value-type="float">
            <text:p>2.36E-03</text:p>
          </table:table-cell>
          <table:table-cell table:formula="of:=ABS([.L19]-[.M19])" office:value-type="float" office:value="0" calcext:value-type="float">
            <text:p>0</text:p>
          </table:table-cell>
          <table:table-cell/>
          <table:table-cell office:value-type="string" calcext:value-type="string">
            <text:p>d( 17) = +2.9059593308772432e-03</text:p>
          </table:table-cell>
          <table:table-cell table:formula="of:=RIGHT([.P19]; LEN([.P19])-9)" office:value-type="string" office:string-value="+2.9059593308772432e-03" calcext:value-type="string">
            <text:p>+2.9059593308772432e-03</text:p>
          </table:table-cell>
          <table:table-cell table:style-name="ce4" office:value-type="float" office:value="0.00290595933087724" calcext:value-type="float">
            <text:p>2.91E-03</text:p>
          </table:table-cell>
          <table:table-cell table:formula="of:=ABS([.Q19]-[.R1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8) = +3.7411068995920618e-04</text:p>
          </table:table-cell>
          <table:table-cell table:formula="of:=RIGHT([.A20]; LEN([.A20])-9)" office:value-type="string" office:string-value="+3.7411068995920618e-04" calcext:value-type="string">
            <text:p>+3.7411068995920618e-04</text:p>
          </table:table-cell>
          <table:table-cell office:value-type="float" office:value="0.000374110689959206" calcext:value-type="float">
            <text:p>0.000374110689959</text:p>
          </table:table-cell>
          <table:table-cell table:formula="of:=ABS([.B20]-[.C20])" office:value-type="float" office:value="0" calcext:value-type="float">
            <text:p>0</text:p>
          </table:table-cell>
          <table:table-cell/>
          <table:table-cell office:value-type="string" calcext:value-type="string">
            <text:p>d( 18) = +3.9396841556059671e-03</text:p>
          </table:table-cell>
          <table:table-cell table:formula="of:=RIGHT([.F20]; LEN([.F20])-9)" office:value-type="string" office:string-value="+3.9396841556059671e-03" calcext:value-type="string">
            <text:p>+3.9396841556059671e-03</text:p>
          </table:table-cell>
          <table:table-cell office:value-type="float" office:value="0.00393968415560597" calcext:value-type="float">
            <text:p>0.003939684155606</text:p>
          </table:table-cell>
          <table:table-cell table:formula="of:=ABS([.G20]-[.H20])" office:value-type="float" office:value="0" calcext:value-type="float">
            <text:p>0</text:p>
          </table:table-cell>
          <table:table-cell/>
          <table:table-cell office:value-type="string" calcext:value-type="string">
            <text:p>d( 18) = +1.2300180945053470e-02</text:p>
          </table:table-cell>
          <table:table-cell table:formula="of:=RIGHT([.K20]; LEN([.K20])-9)" office:value-type="string" office:string-value="+1.2300180945053470e-02" calcext:value-type="string">
            <text:p>+1.2300180945053470e-02</text:p>
          </table:table-cell>
          <table:table-cell office:value-type="float" office:value="0.0123001809450535" calcext:value-type="float">
            <text:p>0.012300180945054</text:p>
          </table:table-cell>
          <table:table-cell table:formula="of:=ABS([.L20]-[.M20])" office:value-type="float" office:value="0" calcext:value-type="float">
            <text:p>0</text:p>
          </table:table-cell>
          <table:table-cell/>
          <table:table-cell office:value-type="string" calcext:value-type="string">
            <text:p>d( 18) = +1.4495844954825546e-02</text:p>
          </table:table-cell>
          <table:table-cell table:formula="of:=RIGHT([.P20]; LEN([.P20])-9)" office:value-type="string" office:string-value="+1.4495844954825546e-02" calcext:value-type="string">
            <text:p>+1.4495844954825546e-02</text:p>
          </table:table-cell>
          <table:table-cell office:value-type="float" office:value="0.0144958449548255" calcext:value-type="float">
            <text:p>0.014495844954826</text:p>
          </table:table-cell>
          <table:table-cell table:formula="of:=ABS([.Q20]-[.R2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9) = +3.7070968368684972e-03</text:p>
          </table:table-cell>
          <table:table-cell table:formula="of:=RIGHT([.A21]; LEN([.A21])-9)" office:value-type="string" office:string-value="+3.7070968368684972e-03" calcext:value-type="string">
            <text:p>+3.7070968368684972e-03</text:p>
          </table:table-cell>
          <table:table-cell office:value-type="float" office:value="0.0037070968368685" calcext:value-type="float">
            <text:p>0.003707096836869</text:p>
          </table:table-cell>
          <table:table-cell table:formula="of:=ABS([.B21]-[.C21])" office:value-type="float" office:value="0" calcext:value-type="float">
            <text:p>0</text:p>
          </table:table-cell>
          <table:table-cell/>
          <table:table-cell office:value-type="string" calcext:value-type="string">
            <text:p>d( 19) = +1.5507410637003196e-02</text:p>
          </table:table-cell>
          <table:table-cell table:formula="of:=RIGHT([.F21]; LEN([.F21])-9)" office:value-type="string" office:string-value="+1.5507410637003196e-02" calcext:value-type="string">
            <text:p>+1.5507410637003196e-02</text:p>
          </table:table-cell>
          <table:table-cell office:value-type="float" office:value="0.0155074106370032" calcext:value-type="float">
            <text:p>0.015507410637003</text:p>
          </table:table-cell>
          <table:table-cell table:formula="of:=ABS([.G21]-[.H21])" office:value-type="float" office:value="0" calcext:value-type="float">
            <text:p>0</text:p>
          </table:table-cell>
          <table:table-cell/>
          <table:table-cell office:value-type="string" calcext:value-type="string">
            <text:p>d( 19) = +3.4325290534704532e-02</text:p>
          </table:table-cell>
          <table:table-cell table:formula="of:=RIGHT([.K21]; LEN([.K21])-9)" office:value-type="string" office:string-value="+3.4325290534704532e-02" calcext:value-type="string">
            <text:p>+3.4325290534704532e-02</text:p>
          </table:table-cell>
          <table:table-cell office:value-type="float" office:value="0.0343252905347045" calcext:value-type="float">
            <text:p>0.034325290534705</text:p>
          </table:table-cell>
          <table:table-cell table:formula="of:=ABS([.L21]-[.M21])" office:value-type="float" office:value="0" calcext:value-type="float">
            <text:p>0</text:p>
          </table:table-cell>
          <table:table-cell/>
          <table:table-cell office:value-type="string" calcext:value-type="string">
            <text:p>d( 19) = +3.8597685649005425e-02</text:p>
          </table:table-cell>
          <table:table-cell table:formula="of:=RIGHT([.P21]; LEN([.P21])-9)" office:value-type="string" office:string-value="+3.8597685649005425e-02" calcext:value-type="string">
            <text:p>+3.8597685649005425e-02</text:p>
          </table:table-cell>
          <table:table-cell office:value-type="float" office:value="0.0385976856490054" calcext:value-type="float">
            <text:p>0.038597685649005</text:p>
          </table:table-cell>
          <table:table-cell table:formula="of:=ABS([.Q21]-[.R2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0) = +3.7071318951559401e-03</text:p>
          </table:table-cell>
          <table:table-cell table:formula="of:=RIGHT([.A22]; LEN([.A22])-9)" office:value-type="string" office:string-value="+3.7071318951559401e-03" calcext:value-type="string">
            <text:p>+3.7071318951559401e-03</text:p>
          </table:table-cell>
          <table:table-cell office:value-type="float" office:value="0.00370713189515594" calcext:value-type="float">
            <text:p>0.003707131895156</text:p>
          </table:table-cell>
          <table:table-cell table:formula="of:=ABS([.B22]-[.C22])" office:value-type="float" office:value="0" calcext:value-type="float">
            <text:p>0</text:p>
          </table:table-cell>
          <table:table-cell/>
          <table:table-cell office:value-type="string" calcext:value-type="string">
            <text:p>d( 20) = +1.5508648208670296e-02</text:p>
          </table:table-cell>
          <table:table-cell table:formula="of:=RIGHT([.F22]; LEN([.F22])-9)" office:value-type="string" office:string-value="+1.5508648208670296e-02" calcext:value-type="string">
            <text:p>+1.5508648208670296e-02</text:p>
          </table:table-cell>
          <table:table-cell office:value-type="float" office:value="0.0155086482086703" calcext:value-type="float">
            <text:p>0.01550864820867</text:p>
          </table:table-cell>
          <table:table-cell table:formula="of:=ABS([.G22]-[.H22])" office:value-type="float" office:value="0" calcext:value-type="float">
            <text:p>0</text:p>
          </table:table-cell>
          <table:table-cell/>
          <table:table-cell office:value-type="string" calcext:value-type="string">
            <text:p>d( 20) = +3.4336120528535914e-02</text:p>
          </table:table-cell>
          <table:table-cell table:formula="of:=RIGHT([.K22]; LEN([.K22])-9)" office:value-type="string" office:string-value="+3.4336120528535914e-02" calcext:value-type="string">
            <text:p>+3.4336120528535914e-02</text:p>
          </table:table-cell>
          <table:table-cell office:value-type="float" office:value="0.0343361205285359" calcext:value-type="float">
            <text:p>0.034336120528536</text:p>
          </table:table-cell>
          <table:table-cell table:formula="of:=ABS([.L22]-[.M22])" office:value-type="float" office:value="0" calcext:value-type="float">
            <text:p>0</text:p>
          </table:table-cell>
          <table:table-cell/>
          <table:table-cell office:value-type="string" calcext:value-type="string">
            <text:p>d( 20) = +3.8612711425719475e-02</text:p>
          </table:table-cell>
          <table:table-cell table:formula="of:=RIGHT([.P22]; LEN([.P22])-9)" office:value-type="string" office:string-value="+3.8612711425719475e-02" calcext:value-type="string">
            <text:p>+3.8612711425719475e-02</text:p>
          </table:table-cell>
          <table:table-cell office:value-type="float" office:value="0.0386127114257195" calcext:value-type="float">
            <text:p>0.03861271142572</text:p>
          </table:table-cell>
          <table:table-cell table:formula="of:=ABS([.Q22]-[.R2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1) = +3.7449633112107998e-04</text:p>
          </table:table-cell>
          <table:table-cell table:formula="of:=RIGHT([.A23]; LEN([.A23])-9)" office:value-type="string" office:string-value="+3.7449633112107998e-04" calcext:value-type="string">
            <text:p>+3.7449633112107998e-04</text:p>
          </table:table-cell>
          <table:table-cell office:value-type="float" office:value="0.00037449633112108" calcext:value-type="float">
            <text:p>0.000374496331121</text:p>
          </table:table-cell>
          <table:table-cell table:formula="of:=ABS([.B23]-[.C23])" office:value-type="float" office:value="0" calcext:value-type="float">
            <text:p>0</text:p>
          </table:table-cell>
          <table:table-cell/>
          <table:table-cell office:value-type="string" calcext:value-type="string">
            <text:p>d( 21) = +3.9511103841156081e-03</text:p>
          </table:table-cell>
          <table:table-cell table:formula="of:=RIGHT([.F23]; LEN([.F23])-9)" office:value-type="string" office:string-value="+3.9511103841156081e-03" calcext:value-type="string">
            <text:p>+3.9511103841156081e-03</text:p>
          </table:table-cell>
          <table:table-cell office:value-type="float" office:value="0.00395111038411561" calcext:value-type="float">
            <text:p>0.003951110384116</text:p>
          </table:table-cell>
          <table:table-cell table:formula="of:=ABS([.G23]-[.H23])" office:value-type="float" office:value="0" calcext:value-type="float">
            <text:p>0</text:p>
          </table:table-cell>
          <table:table-cell/>
          <table:table-cell office:value-type="string" calcext:value-type="string">
            <text:p>d( 21) = +1.2385263206224469e-02</text:p>
          </table:table-cell>
          <table:table-cell table:formula="of:=RIGHT([.K23]; LEN([.K23])-9)" office:value-type="string" office:string-value="+1.2385263206224469e-02" calcext:value-type="string">
            <text:p>+1.2385263206224469e-02</text:p>
          </table:table-cell>
          <table:table-cell office:value-type="float" office:value="0.0123852632062245" calcext:value-type="float">
            <text:p>0.012385263206225</text:p>
          </table:table-cell>
          <table:table-cell table:formula="of:=ABS([.L23]-[.M23])" office:value-type="float" office:value="0" calcext:value-type="float">
            <text:p>0</text:p>
          </table:table-cell>
          <table:table-cell/>
          <table:table-cell office:value-type="string" calcext:value-type="string">
            <text:p>d( 21) = +1.4611190332877973e-02</text:p>
          </table:table-cell>
          <table:table-cell table:formula="of:=RIGHT([.P23]; LEN([.P23])-9)" office:value-type="string" office:string-value="+1.4611190332877973e-02" calcext:value-type="string">
            <text:p>+1.4611190332877973e-02</text:p>
          </table:table-cell>
          <table:table-cell office:value-type="float" office:value="0.014611190332878" calcext:value-type="float">
            <text:p>0.014611190332878</text:p>
          </table:table-cell>
          <table:table-cell table:formula="of:=ABS([.Q23]-[.R2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2) = +3.7831417880620702e-05</text:p>
          </table:table-cell>
          <table:table-cell table:formula="of:=RIGHT([.A24]; LEN([.A24])-9)" office:value-type="string" office:string-value="+3.7831417880620702e-05" calcext:value-type="string">
            <text:p>+3.7831417880620702e-05</text:p>
          </table:table-cell>
          <table:table-cell table:style-name="ce4" office:value-type="float" office:value="0.0000378314178806207" calcext:value-type="float">
            <text:p>3.78E-05</text:p>
          </table:table-cell>
          <table:table-cell table:formula="of:=ABS([.B24]-[.C24])" office:value-type="float" office:value="0" calcext:value-type="float">
            <text:p>0</text:p>
          </table:table-cell>
          <table:table-cell/>
          <table:table-cell office:value-type="string" calcext:value-type="string">
            <text:p>d( 22) = +6.3999945160836662e-04</text:p>
          </table:table-cell>
          <table:table-cell table:formula="of:=RIGHT([.F24]; LEN([.F24])-9)" office:value-type="string" office:string-value="+6.3999945160836662e-04" calcext:value-type="string">
            <text:p>+6.3999945160836662e-04</text:p>
          </table:table-cell>
          <table:table-cell table:style-name="ce4" office:value-type="float" office:value="0.000639999451608367" calcext:value-type="float">
            <text:p>6.40E-04</text:p>
          </table:table-cell>
          <table:table-cell table:formula="of:=ABS([.G24]-[.H24])" office:value-type="float" office:value="0" calcext:value-type="float">
            <text:p>0</text:p>
          </table:table-cell>
          <table:table-cell/>
          <table:table-cell office:value-type="string" calcext:value-type="string">
            <text:p>d( 22) = +2.8865978955998494e-03</text:p>
          </table:table-cell>
          <table:table-cell table:formula="of:=RIGHT([.K24]; LEN([.K24])-9)" office:value-type="string" office:string-value="+2.8865978955998494e-03" calcext:value-type="string">
            <text:p>+2.8865978955998494e-03</text:p>
          </table:table-cell>
          <table:table-cell table:style-name="ce4" office:value-type="float" office:value="0.00288659789559985" calcext:value-type="float">
            <text:p>2.89E-03</text:p>
          </table:table-cell>
          <table:table-cell table:formula="of:=ABS([.L24]-[.M24])" office:value-type="float" office:value="0" calcext:value-type="float">
            <text:p>0</text:p>
          </table:table-cell>
          <table:table-cell/>
          <table:table-cell office:value-type="string" calcext:value-type="string">
            <text:p>d( 22) = +3.6006166818740495e-03</text:p>
          </table:table-cell>
          <table:table-cell table:formula="of:=RIGHT([.P24]; LEN([.P24])-9)" office:value-type="string" office:string-value="+3.6006166818740495e-03" calcext:value-type="string">
            <text:p>+3.6006166818740495e-03</text:p>
          </table:table-cell>
          <table:table-cell table:style-name="ce4" office:value-type="float" office:value="0.00360061668187405" calcext:value-type="float">
            <text:p>3.60E-03</text:p>
          </table:table-cell>
          <table:table-cell table:formula="of:=ABS([.Q24]-[.R2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3) = +3.8178495108883278e-06</text:p>
          </table:table-cell>
          <table:table-cell table:formula="of:=RIGHT([.A25]; LEN([.A25])-9)" office:value-type="string" office:string-value="+3.8178495108883278e-06" calcext:value-type="string">
            <text:p>+3.8178495108883278e-06</text:p>
          </table:table-cell>
          <table:table-cell table:style-name="ce4" office:value-type="float" office:value="0.00000381784951088833" calcext:value-type="float">
            <text:p>3.82E-06</text:p>
          </table:table-cell>
          <table:table-cell table:formula="of:=ABS([.B25]-[.C25])" office:value-type="float" office:value="0" calcext:value-type="float">
            <text:p>0</text:p>
          </table:table-cell>
          <table:table-cell/>
          <table:table-cell office:value-type="string" calcext:value-type="string">
            <text:p>d( 23) = +8.8821394842575514e-05</text:p>
          </table:table-cell>
          <table:table-cell table:formula="of:=RIGHT([.F25]; LEN([.F25])-9)" office:value-type="string" office:string-value="+8.8821394842575514e-05" calcext:value-type="string">
            <text:p>+8.8821394842575514e-05</text:p>
          </table:table-cell>
          <table:table-cell table:style-name="ce4" office:value-type="float" office:value="0.0000888213948425755" calcext:value-type="float">
            <text:p>8.88E-05</text:p>
          </table:table-cell>
          <table:table-cell table:formula="of:=ABS([.G25]-[.H25])" office:value-type="float" office:value="0" calcext:value-type="float">
            <text:p>0</text:p>
          </table:table-cell>
          <table:table-cell/>
          <table:table-cell office:value-type="string" calcext:value-type="string">
            <text:p>d( 23) = +5.2935683691624814e-04</text:p>
          </table:table-cell>
          <table:table-cell table:formula="of:=RIGHT([.K25]; LEN([.K25])-9)" office:value-type="string" office:string-value="+5.2935683691624814e-04" calcext:value-type="string">
            <text:p>+5.2935683691624814e-04</text:p>
          </table:table-cell>
          <table:table-cell table:style-name="ce4" office:value-type="float" office:value="0.000529356836916248" calcext:value-type="float">
            <text:p>5.29E-04</text:p>
          </table:table-cell>
          <table:table-cell table:formula="of:=ABS([.L25]-[.M25])" office:value-type="float" office:value="0" calcext:value-type="float">
            <text:p>0</text:p>
          </table:table-cell>
          <table:table-cell/>
          <table:table-cell office:value-type="string" calcext:value-type="string">
            <text:p>d( 23) = +6.9254972012277520e-04</text:p>
          </table:table-cell>
          <table:table-cell table:formula="of:=RIGHT([.P25]; LEN([.P25])-9)" office:value-type="string" office:string-value="+6.9254972012277520e-04" calcext:value-type="string">
            <text:p>+6.9254972012277520e-04</text:p>
          </table:table-cell>
          <table:table-cell table:style-name="ce4" office:value-type="float" office:value="0.000692549720122775" calcext:value-type="float">
            <text:p>6.93E-04</text:p>
          </table:table-cell>
          <table:table-cell table:formula="of:=ABS([.Q25]-[.R2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4) = +3.4707722826257520e-07</text:p>
          </table:table-cell>
          <table:table-cell table:formula="of:=RIGHT([.A26]; LEN([.A26])-9)" office:value-type="string" office:string-value="+3.4707722826257520e-07" calcext:value-type="string">
            <text:p>+3.4707722826257520e-07</text:p>
          </table:table-cell>
          <table:table-cell table:style-name="ce4" office:value-type="float" office:value="0.000000347077228262575" calcext:value-type="float">
            <text:p>3.47E-07</text:p>
          </table:table-cell>
          <table:table-cell table:formula="of:=ABS([.B26]-[.C26])" office:value-type="float" office:value="0" calcext:value-type="float">
            <text:p>0</text:p>
          </table:table-cell>
          <table:table-cell/>
          <table:table-cell office:value-type="string" calcext:value-type="string">
            <text:p>d( 24) = +1.0043031476112453e-05</text:p>
          </table:table-cell>
          <table:table-cell table:formula="of:=RIGHT([.F26]; LEN([.F26])-9)" office:value-type="string" office:string-value="+1.0043031476112453e-05" calcext:value-type="string">
            <text:p>+1.0043031476112453e-05</text:p>
          </table:table-cell>
          <table:table-cell table:style-name="ce4" office:value-type="float" office:value="0.0000100430314761125" calcext:value-type="float">
            <text:p>1.00E-05</text:p>
          </table:table-cell>
          <table:table-cell table:formula="of:=ABS([.G26]-[.H26])" office:value-type="float" office:value="4.74338450462408E-020" calcext:value-type="float">
            <text:p>4.74338450462408E-20</text:p>
          </table:table-cell>
          <table:table-cell/>
          <table:table-cell office:value-type="string" calcext:value-type="string">
            <text:p>d( 24) = +7.2763429789314565e-05</text:p>
          </table:table-cell>
          <table:table-cell table:formula="of:=RIGHT([.K26]; LEN([.K26])-9)" office:value-type="string" office:string-value="+7.2763429789314565e-05" calcext:value-type="string">
            <text:p>+7.2763429789314565e-05</text:p>
          </table:table-cell>
          <table:table-cell table:style-name="ce4" office:value-type="float" office:value="0.0000727634297893146" calcext:value-type="float">
            <text:p>7.28E-05</text:p>
          </table:table-cell>
          <table:table-cell table:formula="of:=ABS([.L26]-[.M26])" office:value-type="float" office:value="0" calcext:value-type="float">
            <text:p>0</text:p>
          </table:table-cell>
          <table:table-cell/>
          <table:table-cell office:value-type="string" calcext:value-type="string">
            <text:p>d( 24) = +9.8211970464349884e-05</text:p>
          </table:table-cell>
          <table:table-cell table:formula="of:=RIGHT([.P26]; LEN([.P26])-9)" office:value-type="string" office:string-value="+9.8211970464349884e-05" calcext:value-type="string">
            <text:p>+9.8211970464349884e-05</text:p>
          </table:table-cell>
          <table:table-cell table:style-name="ce4" office:value-type="float" office:value="0.0000982119704643499" calcext:value-type="float">
            <text:p>9.82E-05</text:p>
          </table:table-cell>
          <table:table-cell table:formula="of:=ABS([.Q26]-[.R2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5) = +3.4357140320667458e-06</text:p>
          </table:table-cell>
          <table:table-cell table:formula="of:=RIGHT([.A27]; LEN([.A27])-9)" office:value-type="string" office:string-value="+3.4357140320667458e-06" calcext:value-type="string">
            <text:p>+3.4357140320667458e-06</text:p>
          </table:table-cell>
          <table:table-cell table:style-name="ce4" office:value-type="float" office:value="0.00000343571403206674" calcext:value-type="float">
            <text:p>3.44E-06</text:p>
          </table:table-cell>
          <table:table-cell table:formula="of:=ABS([.B27]-[.C27])" office:value-type="float" office:value="0" calcext:value-type="float">
            <text:p>0</text:p>
          </table:table-cell>
          <table:table-cell/>
          <table:table-cell office:value-type="string" calcext:value-type="string">
            <text:p>d( 25) = +7.7540794391491315e-05</text:p>
          </table:table-cell>
          <table:table-cell table:formula="of:=RIGHT([.F27]; LEN([.F27])-9)" office:value-type="string" office:string-value="+7.7540794391491315e-05" calcext:value-type="string">
            <text:p>+7.7540794391491315e-05</text:p>
          </table:table-cell>
          <table:table-cell table:style-name="ce4" office:value-type="float" office:value="0.0000775407943914913" calcext:value-type="float">
            <text:p>7.75E-05</text:p>
          </table:table-cell>
          <table:table-cell table:formula="of:=ABS([.G27]-[.H27])" office:value-type="float" office:value="0" calcext:value-type="float">
            <text:p>0</text:p>
          </table:table-cell>
          <table:table-cell/>
          <table:table-cell office:value-type="string" calcext:value-type="string">
            <text:p>d( 25) = +4.4576346080576308e-04</text:p>
          </table:table-cell>
          <table:table-cell table:formula="of:=RIGHT([.K27]; LEN([.K27])-9)" office:value-type="string" office:string-value="+4.4576346080576308e-04" calcext:value-type="string">
            <text:p>+4.4576346080576308e-04</text:p>
          </table:table-cell>
          <table:table-cell table:style-name="ce4" office:value-type="float" office:value="0.000445763460805763" calcext:value-type="float">
            <text:p>4.46E-04</text:p>
          </table:table-cell>
          <table:table-cell table:formula="of:=ABS([.L27]-[.M27])" office:value-type="float" office:value="0" calcext:value-type="float">
            <text:p>0</text:p>
          </table:table-cell>
          <table:table-cell/>
          <table:table-cell office:value-type="string" calcext:value-type="string">
            <text:p>d( 25) = +5.7931204375177804e-04</text:p>
          </table:table-cell>
          <table:table-cell table:formula="of:=RIGHT([.P27]; LEN([.P27])-9)" office:value-type="string" office:string-value="+5.7931204375177804e-04" calcext:value-type="string">
            <text:p>+5.7931204375177804e-04</text:p>
          </table:table-cell>
          <table:table-cell table:style-name="ce4" office:value-type="float" office:value="0.000579312043751778" calcext:value-type="float">
            <text:p>5.79E-04</text:p>
          </table:table-cell>
          <table:table-cell table:formula="of:=ABS([.Q27]-[.R2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6) = +3.7792854352734202e-05</text:p>
          </table:table-cell>
          <table:table-cell table:formula="of:=RIGHT([.A28]; LEN([.A28])-9)" office:value-type="string" office:string-value="+3.7792854352734202e-05" calcext:value-type="string">
            <text:p>+3.7792854352734202e-05</text:p>
          </table:table-cell>
          <table:table-cell table:style-name="ce4" office:value-type="float" office:value="0.0000377928543527342" calcext:value-type="float">
            <text:p>3.78E-05</text:p>
          </table:table-cell>
          <table:table-cell table:formula="of:=ABS([.B28]-[.C28])" office:value-type="float" office:value="0" calcext:value-type="float">
            <text:p>0</text:p>
          </table:table-cell>
          <table:table-cell/>
          <table:table-cell office:value-type="string" calcext:value-type="string">
            <text:p>d( 26) = +5.4884832155004451e-04</text:p>
          </table:table-cell>
          <table:table-cell table:formula="of:=RIGHT([.F28]; LEN([.F28])-9)" office:value-type="string" office:string-value="+5.4884832155004451e-04" calcext:value-type="string">
            <text:p>+5.4884832155004451e-04</text:p>
          </table:table-cell>
          <table:table-cell table:style-name="ce4" office:value-type="float" office:value="0.000548848321550045" calcext:value-type="float">
            <text:p>5.49E-04</text:p>
          </table:table-cell>
          <table:table-cell table:formula="of:=ABS([.G28]-[.H28])" office:value-type="float" office:value="0" calcext:value-type="float">
            <text:p>0</text:p>
          </table:table-cell>
          <table:table-cell/>
          <table:table-cell office:value-type="string" calcext:value-type="string">
            <text:p>d( 26) = +2.2546668283850604e-03</text:p>
          </table:table-cell>
          <table:table-cell table:formula="of:=RIGHT([.K28]; LEN([.K28])-9)" office:value-type="string" office:string-value="+2.2546668283850604e-03" calcext:value-type="string">
            <text:p>+2.2546668283850604e-03</text:p>
          </table:table-cell>
          <table:table-cell table:style-name="ce4" office:value-type="float" office:value="0.00225466682838506" calcext:value-type="float">
            <text:p>2.25E-03</text:p>
          </table:table-cell>
          <table:table-cell table:formula="of:=ABS([.L28]-[.M28])" office:value-type="float" office:value="0" calcext:value-type="float">
            <text:p>0</text:p>
          </table:table-cell>
          <table:table-cell/>
          <table:table-cell office:value-type="string" calcext:value-type="string">
            <text:p>d( 26) = +2.7876076268833253e-03</text:p>
          </table:table-cell>
          <table:table-cell table:formula="of:=RIGHT([.P28]; LEN([.P28])-9)" office:value-type="string" office:string-value="+2.7876076268833253e-03" calcext:value-type="string">
            <text:p>+2.7876076268833253e-03</text:p>
          </table:table-cell>
          <table:table-cell table:style-name="ce4" office:value-type="float" office:value="0.00278760762688333" calcext:value-type="float">
            <text:p>2.79E-03</text:p>
          </table:table-cell>
          <table:table-cell table:formula="of:=ABS([.Q28]-[.R2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7) = +3.7449282949527523e-04</text:p>
          </table:table-cell>
          <table:table-cell table:formula="of:=RIGHT([.A29]; LEN([.A29])-9)" office:value-type="string" office:string-value="+3.7449282949527523e-04" calcext:value-type="string">
            <text:p>+3.7449282949527523e-04</text:p>
          </table:table-cell>
          <table:table-cell office:value-type="float" office:value="0.000374492829495275" calcext:value-type="float">
            <text:p>0.000374492829495</text:p>
          </table:table-cell>
          <table:table-cell table:formula="of:=ABS([.B29]-[.C29])" office:value-type="float" office:value="0" calcext:value-type="float">
            <text:p>0</text:p>
          </table:table-cell>
          <table:table-cell/>
          <table:table-cell office:value-type="string" calcext:value-type="string">
            <text:p>d( 27) = +2.0658378367889958e-03</text:p>
          </table:table-cell>
          <table:table-cell table:formula="of:=RIGHT([.F29]; LEN([.F29])-9)" office:value-type="string" office:string-value="+2.0658378367889958e-03" calcext:value-type="string">
            <text:p>+2.0658378367889958e-03</text:p>
          </table:table-cell>
          <table:table-cell office:value-type="float" office:value="0.002065837836789" calcext:value-type="float">
            <text:p>0.002065837836789</text:p>
          </table:table-cell>
          <table:table-cell table:formula="of:=ABS([.G29]-[.H29])" office:value-type="float" office:value="0" calcext:value-type="float">
            <text:p>0</text:p>
          </table:table-cell>
          <table:table-cell/>
          <table:table-cell office:value-type="string" calcext:value-type="string">
            <text:p>d( 27) = +5.9053091584492642e-03</text:p>
          </table:table-cell>
          <table:table-cell table:formula="of:=RIGHT([.K29]; LEN([.K29])-9)" office:value-type="string" office:string-value="+5.9053091584492642e-03" calcext:value-type="string">
            <text:p>+5.9053091584492642e-03</text:p>
          </table:table-cell>
          <table:table-cell office:value-type="float" office:value="0.00590530915844926" calcext:value-type="float">
            <text:p>0.005905309158449</text:p>
          </table:table-cell>
          <table:table-cell table:formula="of:=ABS([.L29]-[.M29])" office:value-type="float" office:value="0" calcext:value-type="float">
            <text:p>0</text:p>
          </table:table-cell>
          <table:table-cell/>
          <table:table-cell office:value-type="string" calcext:value-type="string">
            <text:p>d( 27) = +6.9423228522524760e-03</text:p>
          </table:table-cell>
          <table:table-cell table:formula="of:=RIGHT([.P29]; LEN([.P29])-9)" office:value-type="string" office:string-value="+6.9423228522524760e-03" calcext:value-type="string">
            <text:p>+6.9423228522524760e-03</text:p>
          </table:table-cell>
          <table:table-cell office:value-type="float" office:value="0.00694232285225248" calcext:value-type="float">
            <text:p>0.006942322852252</text:p>
          </table:table-cell>
          <table:table-cell table:formula="of:=ABS([.Q29]-[.R2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8) = +3.7449637091895054e-04</text:p>
          </table:table-cell>
          <table:table-cell table:formula="of:=RIGHT([.A30]; LEN([.A30])-9)" office:value-type="string" office:string-value="+3.7449637091895054e-04" calcext:value-type="string">
            <text:p>+3.7449637091895054e-04</text:p>
          </table:table-cell>
          <table:table-cell office:value-type="float" office:value="0.000374496370918951" calcext:value-type="float">
            <text:p>0.000374496370919</text:p>
          </table:table-cell>
          <table:table-cell table:formula="of:=ABS([.B30]-[.C30])" office:value-type="float" office:value="0" calcext:value-type="float">
            <text:p>0</text:p>
          </table:table-cell>
          <table:table-cell/>
          <table:table-cell office:value-type="string" calcext:value-type="string">
            <text:p>d( 28) = +2.0660137274205385e-03</text:p>
          </table:table-cell>
          <table:table-cell table:formula="of:=RIGHT([.F30]; LEN([.F30])-9)" office:value-type="string" office:string-value="+2.0660137274205385e-03" calcext:value-type="string">
            <text:p>+2.0660137274205385e-03</text:p>
          </table:table-cell>
          <table:table-cell office:value-type="float" office:value="0.00206601372742054" calcext:value-type="float">
            <text:p>0.002066013727421</text:p>
          </table:table-cell>
          <table:table-cell table:formula="of:=ABS([.G30]-[.H30])" office:value-type="float" office:value="0" calcext:value-type="float">
            <text:p>0</text:p>
          </table:table-cell>
          <table:table-cell/>
          <table:table-cell office:value-type="string" calcext:value-type="string">
            <text:p>d( 28) = +5.9074421439709963e-03</text:p>
          </table:table-cell>
          <table:table-cell table:formula="of:=RIGHT([.K30]; LEN([.K30])-9)" office:value-type="string" office:string-value="+5.9074421439709963e-03" calcext:value-type="string">
            <text:p>+5.9074421439709963e-03</text:p>
          </table:table-cell>
          <table:table-cell office:value-type="float" office:value="0.005907442143971" calcext:value-type="float">
            <text:p>0.005907442143971</text:p>
          </table:table-cell>
          <table:table-cell table:formula="of:=ABS([.L30]-[.M30])" office:value-type="float" office:value="0" calcext:value-type="float">
            <text:p>0</text:p>
          </table:table-cell>
          <table:table-cell/>
          <table:table-cell office:value-type="string" calcext:value-type="string">
            <text:p>d( 28) = +6.9454742235514700e-03</text:p>
          </table:table-cell>
          <table:table-cell table:formula="of:=RIGHT([.P30]; LEN([.P30])-9)" office:value-type="string" office:string-value="+6.9454742235514700e-03" calcext:value-type="string">
            <text:p>+6.9454742235514700e-03</text:p>
          </table:table-cell>
          <table:table-cell office:value-type="float" office:value="0.00694547422355147" calcext:value-type="float">
            <text:p>0.006945474223551</text:p>
          </table:table-cell>
          <table:table-cell table:formula="of:=ABS([.Q30]-[.R3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9) = +3.7831810013163027e-05</text:p>
          </table:table-cell>
          <table:table-cell table:formula="of:=RIGHT([.A31]; LEN([.A31])-9)" office:value-type="string" office:string-value="+3.7831810013163027e-05" calcext:value-type="string">
            <text:p>+3.7831810013163027e-05</text:p>
          </table:table-cell>
          <table:table-cell table:style-name="ce4" office:value-type="float" office:value="0.000037831810013163" calcext:value-type="float">
            <text:p>3.78E-05</text:p>
          </table:table-cell>
          <table:table-cell table:formula="of:=ABS([.B31]-[.C31])" office:value-type="float" office:value="0" calcext:value-type="float">
            <text:p>0</text:p>
          </table:table-cell>
          <table:table-cell/>
          <table:table-cell office:value-type="string" calcext:value-type="string">
            <text:p>d( 29) = +5.5046970010667027e-04</text:p>
          </table:table-cell>
          <table:table-cell table:formula="of:=RIGHT([.F31]; LEN([.F31])-9)" office:value-type="string" office:string-value="+5.5046970010667027e-04" calcext:value-type="string">
            <text:p>+5.5046970010667027e-04</text:p>
          </table:table-cell>
          <table:table-cell table:style-name="ce4" office:value-type="float" office:value="0.00055046970010667" calcext:value-type="float">
            <text:p>5.50E-04</text:p>
          </table:table-cell>
          <table:table-cell table:formula="of:=ABS([.G31]-[.H31])" office:value-type="float" office:value="0" calcext:value-type="float">
            <text:p>0</text:p>
          </table:table-cell>
          <table:table-cell/>
          <table:table-cell office:value-type="string" calcext:value-type="string">
            <text:p>d( 29) = +2.2713162499256021e-03</text:p>
          </table:table-cell>
          <table:table-cell table:formula="of:=RIGHT([.K31]; LEN([.K31])-9)" office:value-type="string" office:string-value="+2.2713162499256021e-03" calcext:value-type="string">
            <text:p>+2.2713162499256021e-03</text:p>
          </table:table-cell>
          <table:table-cell table:style-name="ce4" office:value-type="float" office:value="0.0022713162499256" calcext:value-type="float">
            <text:p>2.27E-03</text:p>
          </table:table-cell>
          <table:table-cell table:formula="of:=ABS([.L31]-[.M31])" office:value-type="float" office:value="0" calcext:value-type="float">
            <text:p>0</text:p>
          </table:table-cell>
          <table:table-cell/>
          <table:table-cell office:value-type="string" calcext:value-type="string">
            <text:p>d( 29) = +2.8116025515733658e-03</text:p>
          </table:table-cell>
          <table:table-cell table:formula="of:=RIGHT([.P31]; LEN([.P31])-9)" office:value-type="string" office:string-value="+2.8116025515733658e-03" calcext:value-type="string">
            <text:p>+2.8116025515733658e-03</text:p>
          </table:table-cell>
          <table:table-cell table:style-name="ce4" office:value-type="float" office:value="0.00281160255157337" calcext:value-type="float">
            <text:p>2.81E-03</text:p>
          </table:table-cell>
          <table:table-cell table:formula="of:=ABS([.Q31]-[.R3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0) = +3.8217472858727799e-06</text:p>
          </table:table-cell>
          <table:table-cell table:formula="of:=RIGHT([.A32]; LEN([.A32])-9)" office:value-type="string" office:string-value="+3.8217472858727799e-06" calcext:value-type="string">
            <text:p>+3.8217472858727799e-06</text:p>
          </table:table-cell>
          <table:table-cell table:style-name="ce4" office:value-type="float" office:value="0.00000382174728587278" calcext:value-type="float">
            <text:p>3.82E-06</text:p>
          </table:table-cell>
          <table:table-cell table:formula="of:=ABS([.B32]-[.C32])" office:value-type="float" office:value="0" calcext:value-type="float">
            <text:p>0</text:p>
          </table:table-cell>
          <table:table-cell/>
          <table:table-cell office:value-type="string" calcext:value-type="string">
            <text:p>d( 30) = +9.0130769017936386e-05</text:p>
          </table:table-cell>
          <table:table-cell table:formula="of:=RIGHT([.F32]; LEN([.F32])-9)" office:value-type="string" office:string-value="+9.0130769017936386e-05" calcext:value-type="string">
            <text:p>+9.0130769017936386e-05</text:p>
          </table:table-cell>
          <table:table-cell table:style-name="ce4" office:value-type="float" office:value="0.0000901307690179364" calcext:value-type="float">
            <text:p>9.01E-05</text:p>
          </table:table-cell>
          <table:table-cell table:formula="of:=ABS([.G32]-[.H32])" office:value-type="float" office:value="0" calcext:value-type="float">
            <text:p>0</text:p>
          </table:table-cell>
          <table:table-cell/>
          <table:table-cell office:value-type="string" calcext:value-type="string">
            <text:p>d( 30) = +5.4851109594585327e-04</text:p>
          </table:table-cell>
          <table:table-cell table:formula="of:=RIGHT([.K32]; LEN([.K32])-9)" office:value-type="string" office:string-value="+5.4851109594585327e-04" calcext:value-type="string">
            <text:p>+5.4851109594585327e-04</text:p>
          </table:table-cell>
          <table:table-cell table:style-name="ce4" office:value-type="float" office:value="0.000548511095945853" calcext:value-type="float">
            <text:p>5.49E-04</text:p>
          </table:table-cell>
          <table:table-cell table:formula="of:=ABS([.L32]-[.M32])" office:value-type="float" office:value="0" calcext:value-type="float">
            <text:p>0</text:p>
          </table:table-cell>
          <table:table-cell/>
          <table:table-cell office:value-type="string" calcext:value-type="string">
            <text:p>d( 30) = +7.2182064720541900e-04</text:p>
          </table:table-cell>
          <table:table-cell table:formula="of:=RIGHT([.P32]; LEN([.P32])-9)" office:value-type="string" office:string-value="+7.2182064720541900e-04" calcext:value-type="string">
            <text:p>+7.2182064720541900e-04</text:p>
          </table:table-cell>
          <table:table-cell table:style-name="ce4" office:value-type="float" office:value="0.000721820647205419" calcext:value-type="float">
            <text:p>7.22E-04</text:p>
          </table:table-cell>
          <table:table-cell table:formula="of:=ABS([.Q32]-[.R3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1) = +3.8568091875780342e-07</text:p>
          </table:table-cell>
          <table:table-cell table:formula="of:=RIGHT([.A33]; LEN([.A33])-9)" office:value-type="string" office:string-value="+3.8568091875780342e-07" calcext:value-type="string">
            <text:p>+3.8568091875780342e-07</text:p>
          </table:table-cell>
          <table:table-cell table:style-name="ce4" office:value-type="float" office:value="0.000000385680918757803" calcext:value-type="float">
            <text:p>3.86E-07</text:p>
          </table:table-cell>
          <table:table-cell table:formula="of:=ABS([.B33]-[.C33])" office:value-type="float" office:value="0" calcext:value-type="float">
            <text:p>0</text:p>
          </table:table-cell>
          <table:table-cell/>
          <table:table-cell office:value-type="string" calcext:value-type="string">
            <text:p>d( 31) = +1.2569273351963277e-05</text:p>
          </table:table-cell>
          <table:table-cell table:formula="of:=RIGHT([.F33]; LEN([.F33])-9)" office:value-type="string" office:string-value="+1.2569273351963277e-05" calcext:value-type="string">
            <text:p>+1.2569273351963277e-05</text:p>
          </table:table-cell>
          <table:table-cell table:style-name="ce4" office:value-type="float" office:value="0.0000125692733519633" calcext:value-type="float">
            <text:p>1.26E-05</text:p>
          </table:table-cell>
          <table:table-cell table:formula="of:=ABS([.G33]-[.H33])" office:value-type="float" office:value="0" calcext:value-type="float">
            <text:p>0</text:p>
          </table:table-cell>
          <table:table-cell/>
          <table:table-cell office:value-type="string" calcext:value-type="string">
            <text:p>d( 31) = +1.0245300380678094e-04</text:p>
          </table:table-cell>
          <table:table-cell table:formula="of:=RIGHT([.K33]; LEN([.K33])-9)" office:value-type="string" office:string-value="+1.0245300380678094e-04" calcext:value-type="string">
            <text:p>+1.0245300380678094e-04</text:p>
          </table:table-cell>
          <table:table-cell table:style-name="ce4" office:value-type="float" office:value="0.000102453003806781" calcext:value-type="float">
            <text:p>1.02E-04</text:p>
          </table:table-cell>
          <table:table-cell table:formula="of:=ABS([.L33]-[.M33])" office:value-type="float" office:value="0" calcext:value-type="float">
            <text:p>0</text:p>
          </table:table-cell>
          <table:table-cell/>
          <table:table-cell office:value-type="string" calcext:value-type="string">
            <text:p>d( 31) = +1.4206381981033130e-04</text:p>
          </table:table-cell>
          <table:table-cell table:formula="of:=RIGHT([.P33]; LEN([.P33])-9)" office:value-type="string" office:string-value="+1.4206381981033130e-04" calcext:value-type="string">
            <text:p>+1.4206381981033130e-04</text:p>
          </table:table-cell>
          <table:table-cell table:style-name="ce4" office:value-type="float" office:value="0.000142063819810331" calcext:value-type="float">
            <text:p>1.42E-04</text:p>
          </table:table-cell>
          <table:table-cell table:formula="of:=ABS([.Q33]-[.R3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2) = +3.5061901705254857e-08</text:p>
          </table:table-cell>
          <table:table-cell table:formula="of:=RIGHT([.A34]; LEN([.A34])-9)" office:value-type="string" office:string-value="+3.5061901705254857e-08" calcext:value-type="string">
            <text:p>+3.5061901705254857e-08</text:p>
          </table:table-cell>
          <table:table-cell table:style-name="ce4" office:value-type="float" office:value="0.0000000350619017052549" calcext:value-type="float">
            <text:p>3.51E-08</text:p>
          </table:table-cell>
          <table:table-cell table:formula="of:=ABS([.B34]-[.C34])" office:value-type="float" office:value="0" calcext:value-type="float">
            <text:p>0</text:p>
          </table:table-cell>
          <table:table-cell/>
          <table:table-cell office:value-type="string" calcext:value-type="string">
            <text:p>d( 32) = +1.4247866506007579e-06</text:p>
          </table:table-cell>
          <table:table-cell table:formula="of:=RIGHT([.F34]; LEN([.F34])-9)" office:value-type="string" office:string-value="+1.4247866506007579e-06" calcext:value-type="string">
            <text:p>+1.4247866506007579e-06</text:p>
          </table:table-cell>
          <table:table-cell table:style-name="ce4" office:value-type="float" office:value="0.00000142478665060076" calcext:value-type="float">
            <text:p>1.42E-06</text:p>
          </table:table-cell>
          <table:table-cell table:formula="of:=ABS([.G34]-[.H34])" office:value-type="float" office:value="0" calcext:value-type="float">
            <text:p>0</text:p>
          </table:table-cell>
          <table:table-cell/>
          <table:table-cell office:value-type="string" calcext:value-type="string">
            <text:p>d( 32) = +1.4221804685501133e-05</text:p>
          </table:table-cell>
          <table:table-cell table:formula="of:=RIGHT([.K34]; LEN([.K34])-9)" office:value-type="string" office:string-value="+1.4221804685501133e-05" calcext:value-type="string">
            <text:p>+1.4221804685501133e-05</text:p>
          </table:table-cell>
          <table:table-cell table:style-name="ce4" office:value-type="float" office:value="0.0000142218046855011" calcext:value-type="float">
            <text:p>1.42E-05</text:p>
          </table:table-cell>
          <table:table-cell table:formula="of:=ABS([.L34]-[.M34])" office:value-type="float" office:value="0" calcext:value-type="float">
            <text:p>0</text:p>
          </table:table-cell>
          <table:table-cell/>
          <table:table-cell office:value-type="string" calcext:value-type="string">
            <text:p>d( 32) = +2.0398769747739060e-05</text:p>
          </table:table-cell>
          <table:table-cell table:formula="of:=RIGHT([.P34]; LEN([.P34])-9)" office:value-type="string" office:string-value="+2.0398769747739060e-05" calcext:value-type="string">
            <text:p>+2.0398769747739060e-05</text:p>
          </table:table-cell>
          <table:table-cell table:style-name="ce4" office:value-type="float" office:value="0.0000203987697477391" calcext:value-type="float">
            <text:p>2.04E-05</text:p>
          </table:table-cell>
          <table:table-cell table:formula="of:=ABS([.Q34]-[.R3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3) = +3.4707759710324932e-07</text:p>
          </table:table-cell>
          <table:table-cell table:formula="of:=RIGHT([.A35]; LEN([.A35])-9)" office:value-type="string" office:string-value="+3.4707759710324932e-07" calcext:value-type="string">
            <text:p>+3.4707759710324932e-07</text:p>
          </table:table-cell>
          <table:table-cell table:style-name="ce4" office:value-type="float" office:value="0.000000347077597103249" calcext:value-type="float">
            <text:p>3.47E-07</text:p>
          </table:table-cell>
          <table:table-cell table:formula="of:=ABS([.B35]-[.C35])" office:value-type="float" office:value="0" calcext:value-type="float">
            <text:p>0</text:p>
          </table:table-cell>
          <table:table-cell/>
          <table:table-cell office:value-type="string" calcext:value-type="string">
            <text:p>d( 33) = +1.0043056156037413e-05</text:p>
          </table:table-cell>
          <table:table-cell table:formula="of:=RIGHT([.F35]; LEN([.F35])-9)" office:value-type="string" office:string-value="+1.0043056156037413e-05" calcext:value-type="string">
            <text:p>+1.0043056156037413e-05</text:p>
          </table:table-cell>
          <table:table-cell table:style-name="ce4" office:value-type="float" office:value="0.0000100430561560374" calcext:value-type="float">
            <text:p>1.00E-05</text:p>
          </table:table-cell>
          <table:table-cell table:formula="of:=ABS([.G35]-[.H35])" office:value-type="float" office:value="0" calcext:value-type="float">
            <text:p>0</text:p>
          </table:table-cell>
          <table:table-cell/>
          <table:table-cell office:value-type="string" calcext:value-type="string">
            <text:p>d( 33) = +7.2763830333748706e-05</text:p>
          </table:table-cell>
          <table:table-cell table:formula="of:=RIGHT([.K35]; LEN([.K35])-9)" office:value-type="string" office:string-value="+7.2763830333748706e-05" calcext:value-type="string">
            <text:p>+7.2763830333748706e-05</text:p>
          </table:table-cell>
          <table:table-cell table:style-name="ce4" office:value-type="float" office:value="0.0000727638303337487" calcext:value-type="float">
            <text:p>7.28E-05</text:p>
          </table:table-cell>
          <table:table-cell table:formula="of:=ABS([.L35]-[.M35])" office:value-type="float" office:value="0" calcext:value-type="float">
            <text:p>0</text:p>
          </table:table-cell>
          <table:table-cell/>
          <table:table-cell office:value-type="string" calcext:value-type="string">
            <text:p>d( 33) = +9.8212563850141654e-05</text:p>
          </table:table-cell>
          <table:table-cell table:formula="of:=RIGHT([.P35]; LEN([.P35])-9)" office:value-type="string" office:string-value="+9.8212563850141654e-05" calcext:value-type="string">
            <text:p>+9.8212563850141654e-05</text:p>
          </table:table-cell>
          <table:table-cell table:style-name="ce4" office:value-type="float" office:value="0.0000982125638501416" calcext:value-type="float">
            <text:p>9.82E-05</text:p>
          </table:table-cell>
          <table:table-cell table:formula="of:=ABS([.Q35]-[.R3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4) = +3.8178535681357426e-06</text:p>
          </table:table-cell>
          <table:table-cell table:formula="of:=RIGHT([.A36]; LEN([.A36])-9)" office:value-type="string" office:string-value="+3.8178535681357426e-06" calcext:value-type="string">
            <text:p>+3.8178535681357426e-06</text:p>
          </table:table-cell>
          <table:table-cell table:style-name="ce4" office:value-type="float" office:value="0.00000381785356813574" calcext:value-type="float">
            <text:p>3.82E-06</text:p>
          </table:table-cell>
          <table:table-cell table:formula="of:=ABS([.B36]-[.C36])" office:value-type="float" office:value="0" calcext:value-type="float">
            <text:p>0</text:p>
          </table:table-cell>
          <table:table-cell/>
          <table:table-cell office:value-type="string" calcext:value-type="string">
            <text:p>d( 34) = +7.0684832148909529e-05</text:p>
          </table:table-cell>
          <table:table-cell table:formula="of:=RIGHT([.F36]; LEN([.F36])-9)" office:value-type="string" office:string-value="+7.0684832148909529e-05" calcext:value-type="string">
            <text:p>+7.0684832148909529e-05</text:p>
          </table:table-cell>
          <table:table-cell table:style-name="ce4" office:value-type="float" office:value="0.0000706848321489095" calcext:value-type="float">
            <text:p>7.07E-05</text:p>
          </table:table-cell>
          <table:table-cell table:formula="of:=ABS([.G36]-[.H36])" office:value-type="float" office:value="0" calcext:value-type="float">
            <text:p>0</text:p>
          </table:table-cell>
          <table:table-cell/>
          <table:table-cell office:value-type="string" calcext:value-type="string">
            <text:p>d( 34) = +3.6124340287756949e-04</text:p>
          </table:table-cell>
          <table:table-cell table:formula="of:=RIGHT([.K36]; LEN([.K36])-9)" office:value-type="string" office:string-value="+3.6124340287756949e-04" calcext:value-type="string">
            <text:p>+3.6124340287756949e-04</text:p>
          </table:table-cell>
          <table:table-cell table:style-name="ce4" office:value-type="float" office:value="0.00036124340287757" calcext:value-type="float">
            <text:p>3.61E-04</text:p>
          </table:table-cell>
          <table:table-cell table:formula="of:=ABS([.L36]-[.M36])" office:value-type="float" office:value="0" calcext:value-type="float">
            <text:p>0</text:p>
          </table:table-cell>
          <table:table-cell/>
          <table:table-cell office:value-type="string" calcext:value-type="string">
            <text:p>d( 34) = +4.6279945558764276e-04</text:p>
          </table:table-cell>
          <table:table-cell table:formula="of:=RIGHT([.P36]; LEN([.P36])-9)" office:value-type="string" office:string-value="+4.6279945558764276e-04" calcext:value-type="string">
            <text:p>+4.6279945558764276e-04</text:p>
          </table:table-cell>
          <table:table-cell table:style-name="ce4" office:value-type="float" office:value="0.000462799455587643" calcext:value-type="float">
            <text:p>4.63E-04</text:p>
          </table:table-cell>
          <table:table-cell table:formula="of:=ABS([.Q36]-[.R3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5) = +3.7831458084254174e-05</text:p>
          </table:table-cell>
          <table:table-cell table:formula="of:=RIGHT([.A37]; LEN([.A37])-9)" office:value-type="string" office:string-value="+3.7831458084254174e-05" calcext:value-type="string">
            <text:p>+3.7831458084254174e-05</text:p>
          </table:table-cell>
          <table:table-cell table:style-name="ce4" office:value-type="float" office:value="0.0000378314580842542" calcext:value-type="float">
            <text:p>3.78E-05</text:p>
          </table:table-cell>
          <table:table-cell table:formula="of:=ABS([.B37]-[.C37])" office:value-type="float" office:value="0" calcext:value-type="float">
            <text:p>0</text:p>
          </table:table-cell>
          <table:table-cell/>
          <table:table-cell office:value-type="string" calcext:value-type="string">
            <text:p>d( 35) = +2.5912862409053589e-04</text:p>
          </table:table-cell>
          <table:table-cell table:formula="of:=RIGHT([.F37]; LEN([.F37])-9)" office:value-type="string" office:string-value="+2.5912862409053589e-04" calcext:value-type="string">
            <text:p>+2.5912862409053589e-04</text:p>
          </table:table-cell>
          <table:table-cell table:style-name="ce4" office:value-type="float" office:value="0.000259128624090536" calcext:value-type="float">
            <text:p>2.59E-04</text:p>
          </table:table-cell>
          <table:table-cell table:formula="of:=ABS([.G37]-[.H37])" office:value-type="float" office:value="0" calcext:value-type="float">
            <text:p>0</text:p>
          </table:table-cell>
          <table:table-cell/>
          <table:table-cell office:value-type="string" calcext:value-type="string">
            <text:p>d( 35) = +9.1312028524598234e-04</text:p>
          </table:table-cell>
          <table:table-cell table:formula="of:=RIGHT([.K37]; LEN([.K37])-9)" office:value-type="string" office:string-value="+9.1312028524598234e-04" calcext:value-type="string">
            <text:p>+9.1312028524598234e-04</text:p>
          </table:table-cell>
          <table:table-cell table:style-name="ce4" office:value-type="float" office:value="0.000913120285245982" calcext:value-type="float">
            <text:p>9.13E-04</text:p>
          </table:table-cell>
          <table:table-cell table:formula="of:=ABS([.L37]-[.M37])" office:value-type="float" office:value="0" calcext:value-type="float">
            <text:p>0</text:p>
          </table:table-cell>
          <table:table-cell/>
          <table:table-cell office:value-type="string" calcext:value-type="string">
            <text:p>d( 35) = +1.1107313161306082e-03</text:p>
          </table:table-cell>
          <table:table-cell table:formula="of:=RIGHT([.P37]; LEN([.P37])-9)" office:value-type="string" office:string-value="+1.1107313161306082e-03" calcext:value-type="string">
            <text:p>+1.1107313161306082e-03</text:p>
          </table:table-cell>
          <table:table-cell table:style-name="ce4" office:value-type="float" office:value="0.00111073131613061" calcext:value-type="float">
            <text:p>1.11E-03</text:p>
          </table:table-cell>
          <table:table-cell table:formula="of:=ABS([.Q37]-[.R3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6) = +3.7831814033564586e-05</text:p>
          </table:table-cell>
          <table:table-cell table:formula="of:=RIGHT([.A38]; LEN([.A38])-9)" office:value-type="string" office:string-value="+3.7831814033564586e-05" calcext:value-type="string">
            <text:p>+3.7831814033564586e-05</text:p>
          </table:table-cell>
          <table:table-cell table:style-name="ce4" office:value-type="float" office:value="0.0000378318140335646" calcext:value-type="float">
            <text:p>3.78E-05</text:p>
          </table:table-cell>
          <table:table-cell table:formula="of:=ABS([.B38]-[.C38])" office:value-type="float" office:value="0" calcext:value-type="float">
            <text:p>0</text:p>
          </table:table-cell>
          <table:table-cell/>
          <table:table-cell office:value-type="string" calcext:value-type="string">
            <text:p>d( 36) = +2.5915146121181294e-04</text:p>
          </table:table-cell>
          <table:table-cell table:formula="of:=RIGHT([.F38]; LEN([.F38])-9)" office:value-type="string" office:string-value="+2.5915146121181294e-04" calcext:value-type="string">
            <text:p>+2.5915146121181294e-04</text:p>
          </table:table-cell>
          <table:table-cell table:style-name="ce4" office:value-type="float" office:value="0.000259151461211813" calcext:value-type="float">
            <text:p>2.59E-04</text:p>
          </table:table-cell>
          <table:table-cell table:formula="of:=ABS([.G38]-[.H38])" office:value-type="float" office:value="0" calcext:value-type="float">
            <text:p>0</text:p>
          </table:table-cell>
          <table:table-cell/>
          <table:table-cell office:value-type="string" calcext:value-type="string">
            <text:p>d( 36) = +9.1347584409905819e-04</text:p>
          </table:table-cell>
          <table:table-cell table:formula="of:=RIGHT([.K38]; LEN([.K38])-9)" office:value-type="string" office:string-value="+9.1347584409905819e-04" calcext:value-type="string">
            <text:p>+9.1347584409905819e-04</text:p>
          </table:table-cell>
          <table:table-cell table:style-name="ce4" office:value-type="float" office:value="0.000913475844099058" calcext:value-type="float">
            <text:p>9.13E-04</text:p>
          </table:table-cell>
          <table:table-cell table:formula="of:=ABS([.L38]-[.M38])" office:value-type="float" office:value="0" calcext:value-type="float">
            <text:p>0</text:p>
          </table:table-cell>
          <table:table-cell/>
          <table:table-cell office:value-type="string" calcext:value-type="string">
            <text:p>d( 36) = +1.1112806734298309e-03</text:p>
          </table:table-cell>
          <table:table-cell table:formula="of:=RIGHT([.P38]; LEN([.P38])-9)" office:value-type="string" office:string-value="+1.1112806734298309e-03" calcext:value-type="string">
            <text:p>+1.1112806734298309e-03</text:p>
          </table:table-cell>
          <table:table-cell table:style-name="ce4" office:value-type="float" office:value="0.00111128067342983" calcext:value-type="float">
            <text:p>1.11E-03</text:p>
          </table:table-cell>
          <table:table-cell table:formula="of:=ABS([.Q38]-[.R3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7) = +3.8217690105502686e-06</text:p>
          </table:table-cell>
          <table:table-cell table:formula="of:=RIGHT([.A39]; LEN([.A39])-9)" office:value-type="string" office:string-value="+3.8217690105502686e-06" calcext:value-type="string">
            <text:p>+3.8217690105502686e-06</text:p>
          </table:table-cell>
          <table:table-cell table:style-name="ce4" office:value-type="float" office:value="0.00000382176901055027" calcext:value-type="float">
            <text:p>3.82E-06</text:p>
          </table:table-cell>
          <table:table-cell table:formula="of:=ABS([.B39]-[.C39])" office:value-type="float" office:value="0" calcext:value-type="float">
            <text:p>0</text:p>
          </table:table-cell>
          <table:table-cell/>
          <table:table-cell office:value-type="string" calcext:value-type="string">
            <text:p>d( 37) = +7.0895520868793766e-05</text:p>
          </table:table-cell>
          <table:table-cell table:formula="of:=RIGHT([.F39]; LEN([.F39])-9)" office:value-type="string" office:string-value="+7.0895520868793766e-05" calcext:value-type="string">
            <text:p>+7.0895520868793766e-05</text:p>
          </table:table-cell>
          <table:table-cell table:style-name="ce4" office:value-type="float" office:value="0.0000708955208687938" calcext:value-type="float">
            <text:p>7.09E-05</text:p>
          </table:table-cell>
          <table:table-cell table:formula="of:=ABS([.G39]-[.H39])" office:value-type="float" office:value="0" calcext:value-type="float">
            <text:p>0</text:p>
          </table:table-cell>
          <table:table-cell/>
          <table:table-cell office:value-type="string" calcext:value-type="string">
            <text:p>d( 37) = +3.6401198070798115e-04</text:p>
          </table:table-cell>
          <table:table-cell table:formula="of:=RIGHT([.K39]; LEN([.K39])-9)" office:value-type="string" office:string-value="+3.6401198070798115e-04" calcext:value-type="string">
            <text:p>+3.6401198070798115e-04</text:p>
          </table:table-cell>
          <table:table-cell table:style-name="ce4" office:value-type="float" office:value="0.000364011980707981" calcext:value-type="float">
            <text:p>3.64E-04</text:p>
          </table:table-cell>
          <table:table-cell table:formula="of:=ABS([.L39]-[.M39])" office:value-type="float" office:value="0" calcext:value-type="float">
            <text:p>0</text:p>
          </table:table-cell>
          <table:table-cell/>
          <table:table-cell office:value-type="string" calcext:value-type="string">
            <text:p>d( 37) = +4.6696706152777066e-04</text:p>
          </table:table-cell>
          <table:table-cell table:formula="of:=RIGHT([.P39]; LEN([.P39])-9)" office:value-type="string" office:string-value="+4.6696706152777066e-04" calcext:value-type="string">
            <text:p>+4.6696706152777066e-04</text:p>
          </table:table-cell>
          <table:table-cell table:style-name="ce4" office:value-type="float" office:value="0.000466967061527771" calcext:value-type="float">
            <text:p>4.67E-04</text:p>
          </table:table-cell>
          <table:table-cell table:formula="of:=ABS([.Q39]-[.R3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8) = +3.8605497810709736e-07</text:p>
          </table:table-cell>
          <table:table-cell table:formula="of:=RIGHT([.A40]; LEN([.A40])-9)" office:value-type="string" office:string-value="+3.8605497810709736e-07" calcext:value-type="string">
            <text:p>+3.8605497810709736e-07</text:p>
          </table:table-cell>
          <table:table-cell table:style-name="ce4" office:value-type="float" office:value="0.000000386054978107097" calcext:value-type="float">
            <text:p>3.86E-07</text:p>
          </table:table-cell>
          <table:table-cell table:formula="of:=ABS([.B40]-[.C40])" office:value-type="float" office:value="0" calcext:value-type="float">
            <text:p>0</text:p>
          </table:table-cell>
          <table:table-cell/>
          <table:table-cell office:value-type="string" calcext:value-type="string">
            <text:p>d( 38) = +1.1678534612079638e-05</text:p>
          </table:table-cell>
          <table:table-cell table:formula="of:=RIGHT([.F40]; LEN([.F40])-9)" office:value-type="string" office:string-value="+1.1678534612079638e-05" calcext:value-type="string">
            <text:p>+1.1678534612079638e-05</text:p>
          </table:table-cell>
          <table:table-cell table:style-name="ce4" office:value-type="float" office:value="0.0000116785346120796" calcext:value-type="float">
            <text:p>1.17E-05</text:p>
          </table:table-cell>
          <table:table-cell table:formula="of:=ABS([.G40]-[.H40])" office:value-type="float" office:value="0" calcext:value-type="float">
            <text:p>0</text:p>
          </table:table-cell>
          <table:table-cell/>
          <table:table-cell office:value-type="string" calcext:value-type="string">
            <text:p>d( 38) = +8.9754276177903350e-05</text:p>
          </table:table-cell>
          <table:table-cell table:formula="of:=RIGHT([.K40]; LEN([.K40])-9)" office:value-type="string" office:string-value="+8.9754276177903350e-05" calcext:value-type="string">
            <text:p>+8.9754276177903350e-05</text:p>
          </table:table-cell>
          <table:table-cell table:style-name="ce4" office:value-type="float" office:value="0.0000897542761779033" calcext:value-type="float">
            <text:p>8.98E-05</text:p>
          </table:table-cell>
          <table:table-cell table:formula="of:=ABS([.L40]-[.M40])" office:value-type="float" office:value="0" calcext:value-type="float">
            <text:p>0</text:p>
          </table:table-cell>
          <table:table-cell/>
          <table:table-cell office:value-type="string" calcext:value-type="string">
            <text:p>d( 38) = +1.2277903764522455e-04</text:p>
          </table:table-cell>
          <table:table-cell table:formula="of:=RIGHT([.P40]; LEN([.P40])-9)" office:value-type="string" office:string-value="+1.2277903764522455e-04" calcext:value-type="string">
            <text:p>+1.2277903764522455e-04</text:p>
          </table:table-cell>
          <table:table-cell table:style-name="ce4" office:value-type="float" office:value="0.000122779037645225" calcext:value-type="float">
            <text:p>1.23E-04</text:p>
          </table:table-cell>
          <table:table-cell table:formula="of:=ABS([.Q40]-[.R40])" office:value-type="float" office:value="4.60785923306339E-019" calcext:value-type="float">
            <text:p>4.60785923306339E-19</text:p>
          </table:table-cell>
        </table:table-row>
        <table:table-row table:style-name="ro2">
          <table:table-cell office:value-type="string" calcext:value-type="string">
            <text:p>d( 39) = +3.8959676689707068e-08</text:p>
          </table:table-cell>
          <table:table-cell table:formula="of:=RIGHT([.A41]; LEN([.A41])-9)" office:value-type="string" office:string-value="+3.8959676689707068e-08" calcext:value-type="string">
            <text:p>+3.8959676689707068e-08</text:p>
          </table:table-cell>
          <table:table-cell table:style-name="ce4" office:value-type="float" office:value="0.0000000389596766897071" calcext:value-type="float">
            <text:p>3.90E-08</text:p>
          </table:table-cell>
          <table:table-cell table:formula="of:=ABS([.B41]-[.C41])" office:value-type="float" office:value="0" calcext:value-type="float">
            <text:p>0</text:p>
          </table:table-cell>
          <table:table-cell/>
          <table:table-cell office:value-type="string" calcext:value-type="string">
            <text:p>d( 39) = +1.6329895247030062e-06</text:p>
          </table:table-cell>
          <table:table-cell table:formula="of:=RIGHT([.F41]; LEN([.F41])-9)" office:value-type="string" office:string-value="+1.6329895247030062e-06" calcext:value-type="string">
            <text:p>+1.6329895247030062e-06</text:p>
          </table:table-cell>
          <table:table-cell table:style-name="ce4" office:value-type="float" office:value="0.00000163298952470301" calcext:value-type="float">
            <text:p>1.63E-06</text:p>
          </table:table-cell>
          <table:table-cell table:formula="of:=ABS([.G41]-[.H41])" office:value-type="float" office:value="0" calcext:value-type="float">
            <text:p>0</text:p>
          </table:table-cell>
          <table:table-cell/>
          <table:table-cell office:value-type="string" calcext:value-type="string">
            <text:p>d( 39) = +1.6942368739213051e-05</text:p>
          </table:table-cell>
          <table:table-cell table:formula="of:=RIGHT([.K41]; LEN([.K41])-9)" office:value-type="string" office:string-value="+1.6942368739213051e-05" calcext:value-type="string">
            <text:p>+1.6942368739213051e-05</text:p>
          </table:table-cell>
          <table:table-cell table:style-name="ce4" office:value-type="float" office:value="0.000016942368739213" calcext:value-type="float">
            <text:p>1.69E-05</text:p>
          </table:table-cell>
          <table:table-cell table:formula="of:=ABS([.L41]-[.M41])" office:value-type="float" office:value="0" calcext:value-type="float">
            <text:p>0</text:p>
          </table:table-cell>
          <table:table-cell/>
          <table:table-cell office:value-type="string" calcext:value-type="string">
            <text:p>d( 39) = +2.4490140822791173e-05</text:p>
          </table:table-cell>
          <table:table-cell table:formula="of:=RIGHT([.P41]; LEN([.P41])-9)" office:value-type="string" office:string-value="+2.4490140822791173e-05" calcext:value-type="string">
            <text:p>+2.4490140822791173e-05</text:p>
          </table:table-cell>
          <table:table-cell table:style-name="ce4" office:value-type="float" office:value="0.0000244901408227912" calcext:value-type="float">
            <text:p>2.45E-05</text:p>
          </table:table-cell>
          <table:table-cell table:formula="of:=ABS([.Q41]-[.R4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0) = +3.5417887899733696e-09</text:p>
          </table:table-cell>
          <table:table-cell table:formula="of:=RIGHT([.A42]; LEN([.A42])-9)" office:value-type="string" office:string-value="+3.5417887899733696e-09" calcext:value-type="string">
            <text:p>+3.5417887899733696e-09</text:p>
          </table:table-cell>
          <table:table-cell table:style-name="ce4" office:value-type="float" office:value="0.00000000354178878997337" calcext:value-type="float">
            <text:p>3.54E-09</text:p>
          </table:table-cell>
          <table:table-cell table:formula="of:=ABS([.B42]-[.C42])" office:value-type="float" office:value="0" calcext:value-type="float">
            <text:p>0</text:p>
          </table:table-cell>
          <table:table-cell/>
          <table:table-cell office:value-type="string" calcext:value-type="string">
            <text:p>d( 40) = +1.8536266726789746e-07</text:p>
          </table:table-cell>
          <table:table-cell table:formula="of:=RIGHT([.F42]; LEN([.F42])-9)" office:value-type="string" office:string-value="+1.8536266726789746e-07" calcext:value-type="string">
            <text:p>+1.8536266726789746e-07</text:p>
          </table:table-cell>
          <table:table-cell table:style-name="ce4" office:value-type="float" office:value="0.000000185362667267897" calcext:value-type="float">
            <text:p>1.85E-07</text:p>
          </table:table-cell>
          <table:table-cell table:formula="of:=ABS([.G42]-[.H42])" office:value-type="float" office:value="0" calcext:value-type="float">
            <text:p>0</text:p>
          </table:table-cell>
          <table:table-cell/>
          <table:table-cell office:value-type="string" calcext:value-type="string">
            <text:p>d( 40) = +2.3649418723939456e-06</text:p>
          </table:table-cell>
          <table:table-cell table:formula="of:=RIGHT([.K42]; LEN([.K42])-9)" office:value-type="string" office:string-value="+2.3649418723939456e-06" calcext:value-type="string">
            <text:p>+2.3649418723939456e-06</text:p>
          </table:table-cell>
          <table:table-cell table:style-name="ce4" office:value-type="float" office:value="0.00000236494187239395" calcext:value-type="float">
            <text:p>2.36E-06</text:p>
          </table:table-cell>
          <table:table-cell table:formula="of:=ABS([.L42]-[.M42])" office:value-type="float" office:value="0" calcext:value-type="float">
            <text:p>0</text:p>
          </table:table-cell>
          <table:table-cell/>
          <table:table-cell office:value-type="string" calcext:value-type="string">
            <text:p>d( 40) = +3.5419156686139799e-06</text:p>
          </table:table-cell>
          <table:table-cell table:formula="of:=RIGHT([.P42]; LEN([.P42])-9)" office:value-type="string" office:string-value="+3.5419156686139799e-06" calcext:value-type="string">
            <text:p>+3.5419156686139799e-06</text:p>
          </table:table-cell>
          <table:table-cell table:style-name="ce4" office:value-type="float" office:value="0.00000354191566861398" calcext:value-type="float">
            <text:p>3.54E-06</text:p>
          </table:table-cell>
          <table:table-cell table:formula="of:=ABS([.Q42]-[.R4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1) = +3.5061938965749108e-08</text:p>
          </table:table-cell>
          <table:table-cell table:formula="of:=RIGHT([.A43]; LEN([.A43])-9)" office:value-type="string" office:string-value="+3.5061938965749108e-08" calcext:value-type="string">
            <text:p>+3.5061938965749108e-08</text:p>
          </table:table-cell>
          <table:table-cell table:style-name="ce4" office:value-type="float" office:value="0.0000000350619389657491" calcext:value-type="float">
            <text:p>3.51E-08</text:p>
          </table:table-cell>
          <table:table-cell table:formula="of:=ABS([.B43]-[.C43])" office:value-type="float" office:value="0" calcext:value-type="float">
            <text:p>0</text:p>
          </table:table-cell>
          <table:table-cell/>
          <table:table-cell office:value-type="string" calcext:value-type="string">
            <text:p>d( 41) = +1.2377923811936809e-06</text:p>
          </table:table-cell>
          <table:table-cell table:formula="of:=RIGHT([.F43]; LEN([.F43])-9)" office:value-type="string" office:string-value="+1.2377923811936809e-06" calcext:value-type="string">
            <text:p>+1.2377923811936809e-06</text:p>
          </table:table-cell>
          <table:table-cell table:style-name="ce4" office:value-type="float" office:value="0.00000123779238119368" calcext:value-type="float">
            <text:p>1.24E-06</text:p>
          </table:table-cell>
          <table:table-cell table:formula="of:=ABS([.G43]-[.H43])" office:value-type="float" office:value="0" calcext:value-type="float">
            <text:p>0</text:p>
          </table:table-cell>
          <table:table-cell/>
          <table:table-cell office:value-type="string" calcext:value-type="string">
            <text:p>d( 41) = +1.0833237158619719e-05</text:p>
          </table:table-cell>
          <table:table-cell table:formula="of:=RIGHT([.K43]; LEN([.K43])-9)" office:value-type="string" office:string-value="+1.0833237158619719e-05" calcext:value-type="string">
            <text:p>+1.0833237158619719e-05</text:p>
          </table:table-cell>
          <table:table-cell table:style-name="ce4" office:value-type="float" office:value="0.0000108332371586197" calcext:value-type="float">
            <text:p>1.08E-05</text:p>
          </table:table-cell>
          <table:table-cell table:formula="of:=ABS([.L43]-[.M43])" office:value-type="float" office:value="0" calcext:value-type="float">
            <text:p>0</text:p>
          </table:table-cell>
          <table:table-cell/>
          <table:table-cell office:value-type="string" calcext:value-type="string">
            <text:p>d( 41) = +1.5030540504574104e-05</text:p>
          </table:table-cell>
          <table:table-cell table:formula="of:=RIGHT([.P43]; LEN([.P43])-9)" office:value-type="string" office:string-value="+1.5030540504574104e-05" calcext:value-type="string">
            <text:p>+1.5030540504574104e-05</text:p>
          </table:table-cell>
          <table:table-cell table:style-name="ce4" office:value-type="float" office:value="0.0000150305405045741" calcext:value-type="float">
            <text:p>1.50E-05</text:p>
          </table:table-cell>
          <table:table-cell table:formula="of:=ABS([.Q43]-[.R4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2) = +3.8568132862324017e-07</text:p>
          </table:table-cell>
          <table:table-cell table:formula="of:=RIGHT([.A44]; LEN([.A44])-9)" office:value-type="string" office:string-value="+3.8568132862324017e-07" calcext:value-type="string">
            <text:p>+3.8568132862324017e-07</text:p>
          </table:table-cell>
          <table:table-cell table:style-name="ce4" office:value-type="float" office:value="0.00000038568132862324" calcext:value-type="float">
            <text:p>3.86E-07</text:p>
          </table:table-cell>
          <table:table-cell table:formula="of:=ABS([.B44]-[.C44])" office:value-type="float" office:value="0" calcext:value-type="float">
            <text:p>0</text:p>
          </table:table-cell>
          <table:table-cell/>
          <table:table-cell office:value-type="string" calcext:value-type="string">
            <text:p>d( 42) = +8.6801421329021105e-06</text:p>
          </table:table-cell>
          <table:table-cell table:formula="of:=RIGHT([.F44]; LEN([.F44])-9)" office:value-type="string" office:string-value="+8.6801421329021105e-06" calcext:value-type="string">
            <text:p>+8.6801421329021105e-06</text:p>
          </table:table-cell>
          <table:table-cell table:style-name="ce4" office:value-type="float" office:value="0.00000868014213290211" calcext:value-type="float">
            <text:p>8.68E-06</text:p>
          </table:table-cell>
          <table:table-cell table:formula="of:=ABS([.G44]-[.H44])" office:value-type="float" office:value="0" calcext:value-type="float">
            <text:p>0</text:p>
          </table:table-cell>
          <table:table-cell/>
          <table:table-cell office:value-type="string" calcext:value-type="string">
            <text:p>d( 42) = +5.3131616407438238e-05</text:p>
          </table:table-cell>
          <table:table-cell table:formula="of:=RIGHT([.K44]; LEN([.K44])-9)" office:value-type="string" office:string-value="+5.3131616407438238e-05" calcext:value-type="string">
            <text:p>+5.3131616407438238e-05</text:p>
          </table:table-cell>
          <table:table-cell table:style-name="ce4" office:value-type="float" office:value="0.0000531316164074382" calcext:value-type="float">
            <text:p>5.31E-05</text:p>
          </table:table-cell>
          <table:table-cell table:formula="of:=ABS([.L44]-[.M44])" office:value-type="float" office:value="0" calcext:value-type="float">
            <text:p>0</text:p>
          </table:table-cell>
          <table:table-cell/>
          <table:table-cell office:value-type="string" calcext:value-type="string">
            <text:p>d( 42) = +6.9881345537978185e-05</text:p>
          </table:table-cell>
          <table:table-cell table:formula="of:=RIGHT([.P44]; LEN([.P44])-9)" office:value-type="string" office:string-value="+6.9881345537978185e-05" calcext:value-type="string">
            <text:p>+6.9881345537978185e-05</text:p>
          </table:table-cell>
          <table:table-cell table:style-name="ce4" office:value-type="float" office:value="0.0000698813455379782" calcext:value-type="float">
            <text:p>6.99E-05</text:p>
          </table:table-cell>
          <table:table-cell table:formula="of:=ABS([.Q44]-[.R4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3) = +3.8217513472666521e-06</text:p>
          </table:table-cell>
          <table:table-cell table:formula="of:=RIGHT([.A45]; LEN([.A45])-9)" office:value-type="string" office:string-value="+3.8217513472666521e-06" calcext:value-type="string">
            <text:p>+3.8217513472666521e-06</text:p>
          </table:table-cell>
          <table:table-cell table:style-name="ce4" office:value-type="float" office:value="0.00000382175134726665" calcext:value-type="float">
            <text:p>3.82E-06</text:p>
          </table:table-cell>
          <table:table-cell table:formula="of:=ABS([.B45]-[.C45])" office:value-type="float" office:value="0" calcext:value-type="float">
            <text:p>0</text:p>
          </table:table-cell>
          <table:table-cell/>
          <table:table-cell office:value-type="string" calcext:value-type="string">
            <text:p>d( 43) = +3.1272314285315256e-05</text:p>
          </table:table-cell>
          <table:table-cell table:formula="of:=RIGHT([.F45]; LEN([.F45])-9)" office:value-type="string" office:string-value="+3.1272314285315256e-05" calcext:value-type="string">
            <text:p>+3.1272314285315256e-05</text:p>
          </table:table-cell>
          <table:table-cell table:style-name="ce4" office:value-type="float" office:value="0.0000312723142853153" calcext:value-type="float">
            <text:p>3.13E-05</text:p>
          </table:table-cell>
          <table:table-cell table:formula="of:=ABS([.G45]-[.H45])" office:value-type="float" office:value="0" calcext:value-type="float">
            <text:p>0</text:p>
          </table:table-cell>
          <table:table-cell/>
          <table:table-cell office:value-type="string" calcext:value-type="string">
            <text:p>d( 43) = +1.3132301833655217e-04</text:p>
          </table:table-cell>
          <table:table-cell table:formula="of:=RIGHT([.K45]; LEN([.K45])-9)" office:value-type="string" office:string-value="+1.3132301833655217e-04" calcext:value-type="string">
            <text:p>+1.3132301833655217e-04</text:p>
          </table:table-cell>
          <table:table-cell table:style-name="ce4" office:value-type="float" office:value="0.000131323018336552" calcext:value-type="float">
            <text:p>1.31E-04</text:p>
          </table:table-cell>
          <table:table-cell table:formula="of:=ABS([.L45]-[.M45])" office:value-type="float" office:value="0" calcext:value-type="float">
            <text:p>0</text:p>
          </table:table-cell>
          <table:table-cell/>
          <table:table-cell office:value-type="string" calcext:value-type="string">
            <text:p>d( 43) = +1.6391463188087006e-04</text:p>
          </table:table-cell>
          <table:table-cell table:formula="of:=RIGHT([.P45]; LEN([.P45])-9)" office:value-type="string" office:string-value="+1.6391463188087006e-04" calcext:value-type="string">
            <text:p>+1.6391463188087006e-04</text:p>
          </table:table-cell>
          <table:table-cell table:style-name="ce4" office:value-type="float" office:value="0.00016391463188087" calcext:value-type="float">
            <text:p>1.64E-04</text:p>
          </table:table-cell>
          <table:table-cell table:formula="of:=ABS([.Q45]-[.R4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4) = +3.8217694166954170e-06</text:p>
          </table:table-cell>
          <table:table-cell table:formula="of:=RIGHT([.A46]; LEN([.A46])-9)" office:value-type="string" office:string-value="+3.8217694166954170e-06" calcext:value-type="string">
            <text:p>+3.8217694166954170e-06</text:p>
          </table:table-cell>
          <table:table-cell table:style-name="ce4" office:value-type="float" office:value="0.00000382176941669542" calcext:value-type="float">
            <text:p>3.82E-06</text:p>
          </table:table-cell>
          <table:table-cell table:formula="of:=ABS([.B46]-[.C46])" office:value-type="float" office:value="0" calcext:value-type="float">
            <text:p>0</text:p>
          </table:table-cell>
          <table:table-cell/>
          <table:table-cell office:value-type="string" calcext:value-type="string">
            <text:p>d( 44) = +3.1274501908865752e-05</text:p>
          </table:table-cell>
          <table:table-cell table:formula="of:=RIGHT([.F46]; LEN([.F46])-9)" office:value-type="string" office:string-value="+3.1274501908865752e-05" calcext:value-type="string">
            <text:p>+3.1274501908865752e-05</text:p>
          </table:table-cell>
          <table:table-cell table:style-name="ce4" office:value-type="float" office:value="0.0000312745019088658" calcext:value-type="float">
            <text:p>3.13E-05</text:p>
          </table:table-cell>
          <table:table-cell table:formula="of:=ABS([.G46]-[.H46])" office:value-type="float" office:value="0" calcext:value-type="float">
            <text:p>0</text:p>
          </table:table-cell>
          <table:table-cell/>
          <table:table-cell office:value-type="string" calcext:value-type="string">
            <text:p>d( 44) = +1.3137095114456405e-04</text:p>
          </table:table-cell>
          <table:table-cell table:formula="of:=RIGHT([.K46]; LEN([.K46])-9)" office:value-type="string" office:string-value="+1.3137095114456405e-04" calcext:value-type="string">
            <text:p>+1.3137095114456405e-04</text:p>
          </table:table-cell>
          <table:table-cell table:style-name="ce4" office:value-type="float" office:value="0.000131370951144564" calcext:value-type="float">
            <text:p>1.31E-04</text:p>
          </table:table-cell>
          <table:table-cell table:formula="of:=ABS([.L46]-[.M46])" office:value-type="float" office:value="0" calcext:value-type="float">
            <text:p>0</text:p>
          </table:table-cell>
          <table:table-cell/>
          <table:table-cell office:value-type="string" calcext:value-type="string">
            <text:p>d( 44) = +1.6399244004764368e-04</text:p>
          </table:table-cell>
          <table:table-cell table:formula="of:=RIGHT([.P46]; LEN([.P46])-9)" office:value-type="string" office:string-value="+1.6399244004764368e-04" calcext:value-type="string">
            <text:p>+1.6399244004764368e-04</text:p>
          </table:table-cell>
          <table:table-cell table:style-name="ce4" office:value-type="float" office:value="0.000163992440047644" calcext:value-type="float">
            <text:p>1.64E-04</text:p>
          </table:table-cell>
          <table:table-cell table:formula="of:=ABS([.Q46]-[.R4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5) = +3.8588009233966215e-07</text:p>
          </table:table-cell>
          <table:table-cell table:formula="of:=RIGHT([.A47]; LEN([.A47])-9)" office:value-type="string" office:string-value="+3.8588009233966215e-07" calcext:value-type="string">
            <text:p>+3.8588009233966215e-07</text:p>
          </table:table-cell>
          <table:table-cell table:style-name="ce4" office:value-type="float" office:value="0.000000385880092339662" calcext:value-type="float">
            <text:p>3.86E-07</text:p>
          </table:table-cell>
          <table:table-cell table:formula="of:=ABS([.B47]-[.C47])" office:value-type="float" office:value="0" calcext:value-type="float">
            <text:p>0</text:p>
          </table:table-cell>
          <table:table-cell/>
          <table:table-cell office:value-type="string" calcext:value-type="string">
            <text:p>d( 45) = +8.7035512641321492e-06</text:p>
          </table:table-cell>
          <table:table-cell table:formula="of:=RIGHT([.F47]; LEN([.F47])-9)" office:value-type="string" office:string-value="+8.7035512641321492e-06" calcext:value-type="string">
            <text:p>+8.7035512641321492e-06</text:p>
          </table:table-cell>
          <table:table-cell table:style-name="ce4" office:value-type="float" office:value="0.00000870355126413215" calcext:value-type="float">
            <text:p>8.70E-06</text:p>
          </table:table-cell>
          <table:table-cell table:formula="of:=ABS([.G47]-[.H47])" office:value-type="float" office:value="0" calcext:value-type="float">
            <text:p>0</text:p>
          </table:table-cell>
          <table:table-cell/>
          <table:table-cell office:value-type="string" calcext:value-type="string">
            <text:p>d( 45) = +5.3531025880766347e-05</text:p>
          </table:table-cell>
          <table:table-cell table:formula="of:=RIGHT([.K47]; LEN([.K47])-9)" office:value-type="string" office:string-value="+5.3531025880766347e-05" calcext:value-type="string">
            <text:p>+5.3531025880766347e-05</text:p>
          </table:table-cell>
          <table:table-cell table:style-name="ce4" office:value-type="float" office:value="0.0000535310258807663" calcext:value-type="float">
            <text:p>5.35E-05</text:p>
          </table:table-cell>
          <table:table-cell table:formula="of:=ABS([.L47]-[.M47])" office:value-type="float" office:value="0" calcext:value-type="float">
            <text:p>0</text:p>
          </table:table-cell>
          <table:table-cell/>
          <table:table-cell office:value-type="string" calcext:value-type="string">
            <text:p>d( 45) = +7.0505819160913841e-05</text:p>
          </table:table-cell>
          <table:table-cell table:formula="of:=RIGHT([.P47]; LEN([.P47])-9)" office:value-type="string" office:string-value="+7.0505819160913841e-05" calcext:value-type="string">
            <text:p>+7.0505819160913841e-05</text:p>
          </table:table-cell>
          <table:table-cell table:style-name="ce4" office:value-type="float" office:value="0.0000705058191609138" calcext:value-type="float">
            <text:p>7.05E-05</text:p>
          </table:table-cell>
          <table:table-cell table:formula="of:=ABS([.Q47]-[.R4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6) = +3.8802495198193978e-08</text:p>
          </table:table-cell>
          <table:table-cell table:formula="of:=RIGHT([.A48]; LEN([.A48])-9)" office:value-type="string" office:string-value="+3.8802495198193978e-08" calcext:value-type="string">
            <text:p>+3.8802495198193978e-08</text:p>
          </table:table-cell>
          <table:table-cell table:style-name="ce4" office:value-type="float" office:value="0.000000038802495198194" calcext:value-type="float">
            <text:p>3.88E-08</text:p>
          </table:table-cell>
          <table:table-cell table:formula="of:=ABS([.B48]-[.C48])" office:value-type="float" office:value="0" calcext:value-type="float">
            <text:p>0</text:p>
          </table:table-cell>
          <table:table-cell/>
          <table:table-cell office:value-type="string" calcext:value-type="string">
            <text:p>d( 46) = +1.4371159198059046e-06</text:p>
          </table:table-cell>
          <table:table-cell table:formula="of:=RIGHT([.F48]; LEN([.F48])-9)" office:value-type="string" office:string-value="+1.4371159198059046e-06" calcext:value-type="string">
            <text:p>+1.4371159198059046e-06</text:p>
          </table:table-cell>
          <table:table-cell table:style-name="ce4" office:value-type="float" office:value="0.0000014371159198059" calcext:value-type="float">
            <text:p>1.44E-06</text:p>
          </table:table-cell>
          <table:table-cell table:formula="of:=ABS([.G48]-[.H48])" office:value-type="float" office:value="0" calcext:value-type="float">
            <text:p>0</text:p>
          </table:table-cell>
          <table:table-cell/>
          <table:table-cell office:value-type="string" calcext:value-type="string">
            <text:p>d( 46) = +1.3366047685668921e-05</text:p>
          </table:table-cell>
          <table:table-cell table:formula="of:=RIGHT([.K48]; LEN([.K48])-9)" office:value-type="string" office:string-value="+1.3366047685668921e-05" calcext:value-type="string">
            <text:p>+1.3366047685668921e-05</text:p>
          </table:table-cell>
          <table:table-cell table:style-name="ce4" office:value-type="float" office:value="0.0000133660476856689" calcext:value-type="float">
            <text:p>1.34E-05</text:p>
          </table:table-cell>
          <table:table-cell table:formula="of:=ABS([.L48]-[.M48])" office:value-type="float" office:value="0" calcext:value-type="float">
            <text:p>0</text:p>
          </table:table-cell>
          <table:table-cell/>
          <table:table-cell office:value-type="string" calcext:value-type="string">
            <text:p>d( 46) = +1.8807022438485082e-05</text:p>
          </table:table-cell>
          <table:table-cell table:formula="of:=RIGHT([.P48]; LEN([.P48])-9)" office:value-type="string" office:string-value="+1.8807022438485082e-05" calcext:value-type="string">
            <text:p>+1.8807022438485082e-05</text:p>
          </table:table-cell>
          <table:table-cell table:style-name="ce4" office:value-type="float" office:value="0.0000188070224384851" calcext:value-type="float">
            <text:p>1.88E-05</text:p>
          </table:table-cell>
          <table:table-cell table:formula="of:=ABS([.Q48]-[.R4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7) = +3.9158481392672824e-09</text:p>
          </table:table-cell>
          <table:table-cell table:formula="of:=RIGHT([.A49]; LEN([.A49])-9)" office:value-type="string" office:string-value="+3.9158481392672824e-09" calcext:value-type="string">
            <text:p>+3.9158481392672824e-09</text:p>
          </table:table-cell>
          <table:table-cell table:style-name="ce4" office:value-type="float" office:value="0.00000000391584813926728" calcext:value-type="float">
            <text:p>3.92E-09</text:p>
          </table:table-cell>
          <table:table-cell table:formula="of:=ABS([.B49]-[.C49])" office:value-type="float" office:value="0" calcext:value-type="float">
            <text:p>0</text:p>
          </table:table-cell>
          <table:table-cell/>
          <table:table-cell office:value-type="string" calcext:value-type="string">
            <text:p>d( 47) = +2.0090427578198407e-07</text:p>
          </table:table-cell>
          <table:table-cell table:formula="of:=RIGHT([.F49]; LEN([.F49])-9)" office:value-type="string" office:string-value="+2.0090427578198407e-07" calcext:value-type="string">
            <text:p>+2.0090427578198407e-07</text:p>
          </table:table-cell>
          <table:table-cell table:style-name="ce4" office:value-type="float" office:value="0.000000200904275781984" calcext:value-type="float">
            <text:p>2.01E-07</text:p>
          </table:table-cell>
          <table:table-cell table:formula="of:=ABS([.G49]-[.H49])" office:value-type="float" office:value="0" calcext:value-type="float">
            <text:p>0</text:p>
          </table:table-cell>
          <table:table-cell/>
          <table:table-cell office:value-type="string" calcext:value-type="string">
            <text:p>d( 47) = +2.5360804045284209e-06</text:p>
          </table:table-cell>
          <table:table-cell table:formula="of:=RIGHT([.K49]; LEN([.K49])-9)" office:value-type="string" office:string-value="+2.5360804045284209e-06" calcext:value-type="string">
            <text:p>+2.5360804045284209e-06</text:p>
          </table:table-cell>
          <table:table-cell table:style-name="ce4" office:value-type="float" office:value="0.00000253608040452842" calcext:value-type="float">
            <text:p>2.54E-06</text:p>
          </table:table-cell>
          <table:table-cell table:formula="of:=ABS([.L49]-[.M49])" office:value-type="float" office:value="0" calcext:value-type="float">
            <text:p>0</text:p>
          </table:table-cell>
          <table:table-cell/>
          <table:table-cell office:value-type="string" calcext:value-type="string">
            <text:p>d( 47) = +3.7779249482406490e-06</text:p>
          </table:table-cell>
          <table:table-cell table:formula="of:=RIGHT([.P49]; LEN([.P49])-9)" office:value-type="string" office:string-value="+3.7779249482406490e-06" calcext:value-type="string">
            <text:p>+3.7779249482406490e-06</text:p>
          </table:table-cell>
          <table:table-cell table:style-name="ce4" office:value-type="float" office:value="0.00000377792494824065" calcext:value-type="float">
            <text:p>3.78E-06</text:p>
          </table:table-cell>
          <table:table-cell table:formula="of:=ABS([.Q49]-[.R4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8) = +3.5598619447884389e-10</text:p>
          </table:table-cell>
          <table:table-cell table:formula="of:=RIGHT([.A50]; LEN([.A50])-9)" office:value-type="string" office:string-value="+3.5598619447884389e-10" calcext:value-type="string">
            <text:p>+3.5598619447884389e-10</text:p>
          </table:table-cell>
          <table:table-cell table:style-name="ce4" office:value-type="float" office:value="0.000000000355986194478844" calcext:value-type="float">
            <text:p>3.56E-10</text:p>
          </table:table-cell>
          <table:table-cell table:formula="of:=ABS([.B50]-[.C50])" office:value-type="float" office:value="0" calcext:value-type="float">
            <text:p>0</text:p>
          </table:table-cell>
          <table:table-cell/>
          <table:table-cell office:value-type="string" calcext:value-type="string">
            <text:p>d( 48) = +2.2802244849309513e-08</text:p>
          </table:table-cell>
          <table:table-cell table:formula="of:=RIGHT([.F50]; LEN([.F50])-9)" office:value-type="string" office:string-value="+2.2802244849309513e-08" calcext:value-type="string">
            <text:p>+2.2802244849309513e-08</text:p>
          </table:table-cell>
          <table:table-cell table:style-name="ce4" office:value-type="float" office:value="0.0000000228022448493095" calcext:value-type="float">
            <text:p>2.28E-08</text:p>
          </table:table-cell>
          <table:table-cell table:formula="of:=ABS([.G50]-[.H50])" office:value-type="float" office:value="0" calcext:value-type="float">
            <text:p>0</text:p>
          </table:table-cell>
          <table:table-cell/>
          <table:table-cell office:value-type="string" calcext:value-type="string">
            <text:p>d( 48) = +3.5474654279544173e-07</text:p>
          </table:table-cell>
          <table:table-cell table:formula="of:=RIGHT([.K50]; LEN([.K50])-9)" office:value-type="string" office:string-value="+3.5474654279544173e-07" calcext:value-type="string">
            <text:p>+3.5474654279544173e-07</text:p>
          </table:table-cell>
          <table:table-cell table:style-name="ce4" office:value-type="float" office:value="0.000000354746542795442" calcext:value-type="float">
            <text:p>3.55E-07</text:p>
          </table:table-cell>
          <table:table-cell table:formula="of:=ABS([.L50]-[.M50])" office:value-type="float" office:value="0" calcext:value-type="float">
            <text:p>0</text:p>
          </table:table-cell>
          <table:table-cell/>
          <table:table-cell office:value-type="string" calcext:value-type="string">
            <text:p>d( 48) = +5.4810847049171799e-07</text:p>
          </table:table-cell>
          <table:table-cell table:formula="of:=RIGHT([.P50]; LEN([.P50])-9)" office:value-type="string" office:string-value="+5.4810847049171799e-07" calcext:value-type="string">
            <text:p>+5.4810847049171799e-07</text:p>
          </table:table-cell>
          <table:table-cell table:style-name="ce4" office:value-type="float" office:value="0.000000548108470491718" calcext:value-type="float">
            <text:p>5.48E-07</text:p>
          </table:table-cell>
          <table:table-cell table:formula="of:=ABS([.Q50]-[.R5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9) = +3.5417925542416714e-09</text:p>
          </table:table-cell>
          <table:table-cell table:formula="of:=RIGHT([.A51]; LEN([.A51])-9)" office:value-type="string" office:string-value="+3.5417925542416714e-09" calcext:value-type="string">
            <text:p>+3.5417925542416714e-09</text:p>
          </table:table-cell>
          <table:table-cell table:style-name="ce4" office:value-type="float" office:value="0.00000000354179255424167" calcext:value-type="float">
            <text:p>3.54E-09</text:p>
          </table:table-cell>
          <table:table-cell table:formula="of:=ABS([.B51]-[.C51])" office:value-type="float" office:value="0" calcext:value-type="float">
            <text:p>0</text:p>
          </table:table-cell>
          <table:table-cell/>
          <table:table-cell office:value-type="string" calcext:value-type="string">
            <text:p>d( 49) = +1.4757613852208903e-07</text:p>
          </table:table-cell>
          <table:table-cell table:formula="of:=RIGHT([.F51]; LEN([.F51])-9)" office:value-type="string" office:string-value="+1.4757613852208903e-07" calcext:value-type="string">
            <text:p>+1.4757613852208903e-07</text:p>
          </table:table-cell>
          <table:table-cell table:style-name="ce4" office:value-type="float" office:value="0.000000147576138522089" calcext:value-type="float">
            <text:p>1.48E-07</text:p>
          </table:table-cell>
          <table:table-cell table:formula="of:=ABS([.G51]-[.H51])" office:value-type="float" office:value="0" calcext:value-type="float">
            <text:p>0</text:p>
          </table:table-cell>
          <table:table-cell/>
          <table:table-cell office:value-type="string" calcext:value-type="string">
            <text:p>d( 49) = +1.5145698557451731e-06</text:p>
          </table:table-cell>
          <table:table-cell table:formula="of:=RIGHT([.K51]; LEN([.K51])-9)" office:value-type="string" office:string-value="+1.5145698557451731e-06" calcext:value-type="string">
            <text:p>+1.5145698557451731e-06</text:p>
          </table:table-cell>
          <table:table-cell table:style-name="ce4" office:value-type="float" office:value="0.00000151456985574517" calcext:value-type="float">
            <text:p>1.51E-06</text:p>
          </table:table-cell>
          <table:table-cell table:formula="of:=ABS([.L51]-[.M51])" office:value-type="float" office:value="0" calcext:value-type="float">
            <text:p>0</text:p>
          </table:table-cell>
          <table:table-cell/>
          <table:table-cell office:value-type="string" calcext:value-type="string">
            <text:p>d( 49) = +2.1450488017015556e-06</text:p>
          </table:table-cell>
          <table:table-cell table:formula="of:=RIGHT([.P51]; LEN([.P51])-9)" office:value-type="string" office:string-value="+2.1450488017015556e-06" calcext:value-type="string">
            <text:p>+2.1450488017015556e-06</text:p>
          </table:table-cell>
          <table:table-cell table:style-name="ce4" office:value-type="float" office:value="0.00000214504880170156" calcext:value-type="float">
            <text:p>2.15E-06</text:p>
          </table:table-cell>
          <table:table-cell table:formula="of:=ABS([.Q51]-[.R5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0) = +3.8959718096658386e-08</text:p>
          </table:table-cell>
          <table:table-cell table:formula="of:=RIGHT([.A52]; LEN([.A52])-9)" office:value-type="string" office:string-value="+3.8959718096658386e-08" calcext:value-type="string">
            <text:p>+3.8959718096658386e-08</text:p>
          </table:table-cell>
          <table:table-cell table:style-name="ce4" office:value-type="float" office:value="0.0000000389597180966584" calcext:value-type="float">
            <text:p>3.90E-08</text:p>
          </table:table-cell>
          <table:table-cell table:formula="of:=ABS([.B52]-[.C52])" office:value-type="float" office:value="0" calcext:value-type="float">
            <text:p>0</text:p>
          </table:table-cell>
          <table:table-cell/>
          <table:table-cell office:value-type="string" calcext:value-type="string">
            <text:p>d( 50) = +1.0322388641929681e-06</text:p>
          </table:table-cell>
          <table:table-cell table:formula="of:=RIGHT([.F52]; LEN([.F52])-9)" office:value-type="string" office:string-value="+1.0322388641929681e-06" calcext:value-type="string">
            <text:p>+1.0322388641929681e-06</text:p>
          </table:table-cell>
          <table:table-cell table:style-name="ce4" office:value-type="float" office:value="0.00000103223886419297" calcext:value-type="float">
            <text:p>1.03E-06</text:p>
          </table:table-cell>
          <table:table-cell table:formula="of:=ABS([.G52]-[.H52])" office:value-type="float" office:value="0" calcext:value-type="float">
            <text:p>0</text:p>
          </table:table-cell>
          <table:table-cell/>
          <table:table-cell office:value-type="string" calcext:value-type="string">
            <text:p>d( 50) = +7.3639325521995832e-06</text:p>
          </table:table-cell>
          <table:table-cell table:formula="of:=RIGHT([.K52]; LEN([.K52])-9)" office:value-type="string" office:string-value="+7.3639325521995832e-06" calcext:value-type="string">
            <text:p>+7.3639325521995832e-06</text:p>
          </table:table-cell>
          <table:table-cell table:style-name="ce4" office:value-type="float" office:value="0.00000736393255219958" calcext:value-type="float">
            <text:p>7.36E-06</text:p>
          </table:table-cell>
          <table:table-cell table:formula="of:=ABS([.L52]-[.M52])" office:value-type="float" office:value="0" calcext:value-type="float">
            <text:p>0</text:p>
          </table:table-cell>
          <table:table-cell/>
          <table:table-cell office:value-type="string" calcext:value-type="string">
            <text:p>d( 50) = +9.8792607188903989e-06</text:p>
          </table:table-cell>
          <table:table-cell table:formula="of:=RIGHT([.P52]; LEN([.P52])-9)" office:value-type="string" office:string-value="+9.8792607188903989e-06" calcext:value-type="string">
            <text:p>+9.8792607188903989e-06</text:p>
          </table:table-cell>
          <table:table-cell table:style-name="ce4" office:value-type="float" office:value="0.0000098792607188904" calcext:value-type="float">
            <text:p>9.88E-06</text:p>
          </table:table-cell>
          <table:table-cell table:formula="of:=ABS([.Q52]-[.R5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1) = +3.8605538841234215e-07</text:p>
          </table:table-cell>
          <table:table-cell table:formula="of:=RIGHT([.A53]; LEN([.A53])-9)" office:value-type="string" office:string-value="+3.8605538841234215e-07" calcext:value-type="string">
            <text:p>+3.8605538841234215e-07</text:p>
          </table:table-cell>
          <table:table-cell table:style-name="ce4" office:value-type="float" office:value="0.000000386055388412342" calcext:value-type="float">
            <text:p>3.86E-07</text:p>
          </table:table-cell>
          <table:table-cell table:formula="of:=ABS([.B53]-[.C53])" office:value-type="float" office:value="0" calcext:value-type="float">
            <text:p>0</text:p>
          </table:table-cell>
          <table:table-cell/>
          <table:table-cell office:value-type="string" calcext:value-type="string">
            <text:p>d( 51) = +3.6727272483574676e-06</text:p>
          </table:table-cell>
          <table:table-cell table:formula="of:=RIGHT([.F53]; LEN([.F53])-9)" office:value-type="string" office:string-value="+3.6727272483574676e-06" calcext:value-type="string">
            <text:p>+3.6727272483574676e-06</text:p>
          </table:table-cell>
          <table:table-cell table:style-name="ce4" office:value-type="float" office:value="0.00000367272724835747" calcext:value-type="float">
            <text:p>3.67E-06</text:p>
          </table:table-cell>
          <table:table-cell table:formula="of:=ABS([.G53]-[.H53])" office:value-type="float" office:value="0" calcext:value-type="float">
            <text:p>0</text:p>
          </table:table-cell>
          <table:table-cell/>
          <table:table-cell office:value-type="string" calcext:value-type="string">
            <text:p>d( 51) = +1.7915749565707419e-05</text:p>
          </table:table-cell>
          <table:table-cell table:formula="of:=RIGHT([.K53]; LEN([.K53])-9)" office:value-type="string" office:string-value="+1.7915749565707419e-05" calcext:value-type="string">
            <text:p>+1.7915749565707419e-05</text:p>
          </table:table-cell>
          <table:table-cell table:style-name="ce4" office:value-type="float" office:value="0.0000179157495657074" calcext:value-type="float">
            <text:p>1.79E-05</text:p>
          </table:table-cell>
          <table:table-cell table:formula="of:=ABS([.L53]-[.M53])" office:value-type="float" office:value="0" calcext:value-type="float">
            <text:p>0</text:p>
          </table:table-cell>
          <table:table-cell/>
          <table:table-cell office:value-type="string" calcext:value-type="string">
            <text:p>d( 51) = +2.2805849776854684e-05</text:p>
          </table:table-cell>
          <table:table-cell table:formula="of:=RIGHT([.P53]; LEN([.P53])-9)" office:value-type="string" office:string-value="+2.2805849776854684e-05" calcext:value-type="string">
            <text:p>+2.2805849776854684e-05</text:p>
          </table:table-cell>
          <table:table-cell table:style-name="ce4" office:value-type="float" office:value="0.0000228058497768547" calcext:value-type="float">
            <text:p>2.28E-05</text:p>
          </table:table-cell>
          <table:table-cell table:formula="of:=ABS([.Q53]-[.R5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2) = +3.8588013338958710e-07</text:p>
          </table:table-cell>
          <table:table-cell table:formula="of:=RIGHT([.A54]; LEN([.A54])-9)" office:value-type="string" office:string-value="+3.8588013338958710e-07" calcext:value-type="string">
            <text:p>+3.8588013338958710e-07</text:p>
          </table:table-cell>
          <table:table-cell table:style-name="ce4" office:value-type="float" office:value="0.000000385880133389587" calcext:value-type="float">
            <text:p>3.86E-07</text:p>
          </table:table-cell>
          <table:table-cell table:formula="of:=ABS([.B54]-[.C54])" office:value-type="float" office:value="0" calcext:value-type="float">
            <text:p>0</text:p>
          </table:table-cell>
          <table:table-cell/>
          <table:table-cell office:value-type="string" calcext:value-type="string">
            <text:p>d( 52) = +3.6673343128674062e-06</text:p>
          </table:table-cell>
          <table:table-cell table:formula="of:=RIGHT([.F54]; LEN([.F54])-9)" office:value-type="string" office:string-value="+3.6673343128674062e-06" calcext:value-type="string">
            <text:p>+3.6673343128674062e-06</text:p>
          </table:table-cell>
          <table:table-cell table:style-name="ce4" office:value-type="float" office:value="0.00000366733431286741" calcext:value-type="float">
            <text:p>3.67E-06</text:p>
          </table:table-cell>
          <table:table-cell table:formula="of:=ABS([.G54]-[.H54])" office:value-type="float" office:value="0" calcext:value-type="float">
            <text:p>0</text:p>
          </table:table-cell>
          <table:table-cell/>
          <table:table-cell office:value-type="string" calcext:value-type="string">
            <text:p>d( 52) = +1.7876163545973682e-05</text:p>
          </table:table-cell>
          <table:table-cell table:formula="of:=RIGHT([.K54]; LEN([.K54])-9)" office:value-type="string" office:string-value="+1.7876163545973682e-05" calcext:value-type="string">
            <text:p>+1.7876163545973682e-05</text:p>
          </table:table-cell>
          <table:table-cell table:style-name="ce4" office:value-type="float" office:value="0.0000178761635459737" calcext:value-type="float">
            <text:p>1.79E-05</text:p>
          </table:table-cell>
          <table:table-cell table:formula="of:=ABS([.L54]-[.M54])" office:value-type="float" office:value="0" calcext:value-type="float">
            <text:p>0</text:p>
          </table:table-cell>
          <table:table-cell/>
          <table:table-cell office:value-type="string" calcext:value-type="string">
            <text:p>d( 52) = +2.2754645994890873e-05</text:p>
          </table:table-cell>
          <table:table-cell table:formula="of:=RIGHT([.P54]; LEN([.P54])-9)" office:value-type="string" office:string-value="+2.2754645994890873e-05" calcext:value-type="string">
            <text:p>+2.2754645994890873e-05</text:p>
          </table:table-cell>
          <table:table-cell table:style-name="ce4" office:value-type="float" office:value="0.0000227546459948909" calcext:value-type="float">
            <text:p>2.28E-05</text:p>
          </table:table-cell>
          <table:table-cell table:formula="of:=ABS([.Q54]-[.R5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3) = +3.7031912846353589e-08</text:p>
          </table:table-cell>
          <table:table-cell table:formula="of:=RIGHT([.A55]; LEN([.A55])-9)" office:value-type="string" office:string-value="+3.7031912846353589e-08" calcext:value-type="string">
            <text:p>+3.7031912846353589e-08</text:p>
          </table:table-cell>
          <table:table-cell table:style-name="ce4" office:value-type="float" office:value="0.0000000370319128463536" calcext:value-type="float">
            <text:p>3.70E-08</text:p>
          </table:table-cell>
          <table:table-cell table:formula="of:=ABS([.B55]-[.C55])" office:value-type="float" office:value="0" calcext:value-type="float">
            <text:p>0</text:p>
          </table:table-cell>
          <table:table-cell/>
          <table:table-cell office:value-type="string" calcext:value-type="string">
            <text:p>d( 53) = +1.0115146834771194e-06</text:p>
          </table:table-cell>
          <table:table-cell table:formula="of:=RIGHT([.F55]; LEN([.F55])-9)" office:value-type="string" office:string-value="+1.0115146834771194e-06" calcext:value-type="string">
            <text:p>+1.0115146834771194e-06</text:p>
          </table:table-cell>
          <table:table-cell table:style-name="ce4" office:value-type="float" office:value="0.00000101151468347712" calcext:value-type="float">
            <text:p>1.01E-06</text:p>
          </table:table-cell>
          <table:table-cell table:formula="of:=ABS([.G55]-[.H55])" office:value-type="float" office:value="0" calcext:value-type="float">
            <text:p>0</text:p>
          </table:table-cell>
          <table:table-cell/>
          <table:table-cell office:value-type="string" calcext:value-type="string">
            <text:p>d( 53) = +7.2758107025257939e-06</text:p>
          </table:table-cell>
          <table:table-cell table:formula="of:=RIGHT([.K55]; LEN([.K55])-9)" office:value-type="string" office:string-value="+7.2758107025257939e-06" calcext:value-type="string">
            <text:p>+7.2758107025257939e-06</text:p>
          </table:table-cell>
          <table:table-cell table:style-name="ce4" office:value-type="float" office:value="0.00000727581070252579" calcext:value-type="float">
            <text:p>7.28E-06</text:p>
          </table:table-cell>
          <table:table-cell table:formula="of:=ABS([.L55]-[.M55])" office:value-type="float" office:value="0" calcext:value-type="float">
            <text:p>0</text:p>
          </table:table-cell>
          <table:table-cell/>
          <table:table-cell office:value-type="string" calcext:value-type="string">
            <text:p>d( 53) = +9.7811378566399592e-06</text:p>
          </table:table-cell>
          <table:table-cell table:formula="of:=RIGHT([.P55]; LEN([.P55])-9)" office:value-type="string" office:string-value="+9.7811378566399592e-06" calcext:value-type="string">
            <text:p>+9.7811378566399592e-06</text:p>
          </table:table-cell>
          <table:table-cell table:style-name="ce4" office:value-type="float" office:value="0.00000978113785663996" calcext:value-type="float">
            <text:p>9.78E-06</text:p>
          </table:table-cell>
          <table:table-cell table:formula="of:=ABS([.Q55]-[.R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4) = +1.9699738748425581e-09</text:p>
          </table:table-cell>
          <table:table-cell table:formula="of:=RIGHT([.A56]; LEN([.A56])-9)" office:value-type="string" office:string-value="+1.9699738748425581e-09" calcext:value-type="string">
            <text:p>+1.9699738748425581e-09</text:p>
          </table:table-cell>
          <table:table-cell table:style-name="ce4" office:value-type="float" office:value="0.00000000196997387484256" calcext:value-type="float">
            <text:p>1.97E-09</text:p>
          </table:table-cell>
          <table:table-cell table:formula="of:=ABS([.B56]-[.C56])" office:value-type="float" office:value="0" calcext:value-type="float">
            <text:p>0</text:p>
          </table:table-cell>
          <table:table-cell/>
          <table:table-cell office:value-type="string" calcext:value-type="string">
            <text:p>d( 54) = +1.4771671435602184e-07</text:p>
          </table:table-cell>
          <table:table-cell table:formula="of:=RIGHT([.F56]; LEN([.F56])-9)" office:value-type="string" office:string-value="+1.4771671435602184e-07" calcext:value-type="string">
            <text:p>+1.4771671435602184e-07</text:p>
          </table:table-cell>
          <table:table-cell table:style-name="ce4" office:value-type="float" office:value="0.000000147716714356022" calcext:value-type="float">
            <text:p>1.48E-07</text:p>
          </table:table-cell>
          <table:table-cell table:formula="of:=ABS([.G56]-[.H56])" office:value-type="float" office:value="0" calcext:value-type="float">
            <text:p>0</text:p>
          </table:table-cell>
          <table:table-cell/>
          <table:table-cell office:value-type="string" calcext:value-type="string">
            <text:p>d( 54) = +1.7238431533574223e-06</text:p>
          </table:table-cell>
          <table:table-cell table:formula="of:=RIGHT([.K56]; LEN([.K56])-9)" office:value-type="string" office:string-value="+1.7238431533574223e-06" calcext:value-type="string">
            <text:p>+1.7238431533574223e-06</text:p>
          </table:table-cell>
          <table:table-cell table:style-name="ce4" office:value-type="float" office:value="0.00000172384315335742" calcext:value-type="float">
            <text:p>1.72E-06</text:p>
          </table:table-cell>
          <table:table-cell table:formula="of:=ABS([.L56]-[.M56])" office:value-type="float" office:value="0" calcext:value-type="float">
            <text:p>0</text:p>
          </table:table-cell>
          <table:table-cell/>
          <table:table-cell office:value-type="string" calcext:value-type="string">
            <text:p>d( 54) = +2.4959695917610826e-06</text:p>
          </table:table-cell>
          <table:table-cell table:formula="of:=RIGHT([.P56]; LEN([.P56])-9)" office:value-type="string" office:string-value="+2.4959695917610826e-06" calcext:value-type="string">
            <text:p>+2.4959695917610826e-06</text:p>
          </table:table-cell>
          <table:table-cell table:style-name="ce4" office:value-type="float" office:value="0.00000249596959176108" calcext:value-type="float">
            <text:p>2.50E-06</text:p>
          </table:table-cell>
          <table:table-cell table:formula="of:=ABS([.Q56]-[.R5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5) = +1.9880470296576274e-10</text:p>
          </table:table-cell>
          <table:table-cell table:formula="of:=RIGHT([.A57]; LEN([.A57])-9)" office:value-type="string" office:string-value="+1.9880470296576274e-10" calcext:value-type="string">
            <text:p>+1.9880470296576274e-10</text:p>
          </table:table-cell>
          <table:table-cell table:style-name="ce4" office:value-type="float" office:value="0.000000000198804702965763" calcext:value-type="float">
            <text:p>1.99E-10</text:p>
          </table:table-cell>
          <table:table-cell table:formula="of:=ABS([.B57]-[.C57])" office:value-type="float" office:value="0" calcext:value-type="float">
            <text:p>0</text:p>
          </table:table-cell>
          <table:table-cell/>
          <table:table-cell office:value-type="string" calcext:value-type="string">
            <text:p>d( 55) = +1.7226192623068416e-08</text:p>
          </table:table-cell>
          <table:table-cell table:formula="of:=RIGHT([.F57]; LEN([.F57])-9)" office:value-type="string" office:string-value="+1.7226192623068416e-08" calcext:value-type="string">
            <text:p>+1.7226192623068416e-08</text:p>
          </table:table-cell>
          <table:table-cell table:style-name="ce4" office:value-type="float" office:value="0.0000000172261926230684" calcext:value-type="float">
            <text:p>1.72E-08</text:p>
          </table:table-cell>
          <table:table-cell table:formula="of:=ABS([.G57]-[.H57])" office:value-type="float" office:value="0" calcext:value-type="float">
            <text:p>0</text:p>
          </table:table-cell>
          <table:table-cell/>
          <table:table-cell office:value-type="string" calcext:value-type="string">
            <text:p>d( 55) = +2.9499302965159111e-07</text:p>
          </table:table-cell>
          <table:table-cell table:formula="of:=RIGHT([.K57]; LEN([.K57])-9)" office:value-type="string" office:string-value="+2.9499302965159111e-07" calcext:value-type="string">
            <text:p>+2.9499302965159111e-07</text:p>
          </table:table-cell>
          <table:table-cell table:style-name="ce4" office:value-type="float" office:value="0.000000294993029651591" calcext:value-type="float">
            <text:p>2.95E-07</text:p>
          </table:table-cell>
          <table:table-cell table:formula="of:=ABS([.L57]-[.M57])" office:value-type="float" office:value="0" calcext:value-type="float">
            <text:p>0</text:p>
          </table:table-cell>
          <table:table-cell/>
          <table:table-cell office:value-type="string" calcext:value-type="string">
            <text:p>d( 55) = +4.5821955741963697e-07</text:p>
          </table:table-cell>
          <table:table-cell table:formula="of:=RIGHT([.P57]; LEN([.P57])-9)" office:value-type="string" office:string-value="+4.5821955741963697e-07" calcext:value-type="string">
            <text:p>+4.5821955741963697e-07</text:p>
          </table:table-cell>
          <table:table-cell table:style-name="ce4" office:value-type="float" office:value="0.000000458219557419637" calcext:value-type="float">
            <text:p>4.58E-07</text:p>
          </table:table-cell>
          <table:table-cell table:formula="of:=ABS([.Q57]-[.R5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6) = +1.8073154815069338e-11</text:p>
          </table:table-cell>
          <table:table-cell table:formula="of:=RIGHT([.A58]; LEN([.A58])-9)" office:value-type="string" office:string-value="+1.8073154815069338e-11" calcext:value-type="string">
            <text:p>+1.8073154815069338e-11</text:p>
          </table:table-cell>
          <table:table-cell table:style-name="ce4" office:value-type="float" office:value="0.0000000000180731548150693" calcext:value-type="float">
            <text:p>1.81E-11</text:p>
          </table:table-cell>
          <table:table-cell table:formula="of:=ABS([.B58]-[.C58])" office:value-type="float" office:value="0" calcext:value-type="float">
            <text:p>0</text:p>
          </table:table-cell>
          <table:table-cell/>
          <table:table-cell office:value-type="string" calcext:value-type="string">
            <text:p>d( 56) = +1.7543715633476629e-09</text:p>
          </table:table-cell>
          <table:table-cell table:formula="of:=RIGHT([.F58]; LEN([.F58])-9)" office:value-type="string" office:string-value="+1.7543715633476629e-09" calcext:value-type="string">
            <text:p>+1.7543715633476629e-09</text:p>
          </table:table-cell>
          <table:table-cell table:style-name="ce4" office:value-type="float" office:value="0.00000000175437156334766" calcext:value-type="float">
            <text:p>1.75E-09</text:p>
          </table:table-cell>
          <table:table-cell table:formula="of:=ABS([.G58]-[.H58])" office:value-type="float" office:value="0" calcext:value-type="float">
            <text:p>0</text:p>
          </table:table-cell>
          <table:table-cell/>
          <table:table-cell office:value-type="string" calcext:value-type="string">
            <text:p>d( 56) = +3.7183902099284701e-08</text:p>
          </table:table-cell>
          <table:table-cell table:formula="of:=RIGHT([.K58]; LEN([.K58])-9)" office:value-type="string" office:string-value="+3.7183902099284701e-08" calcext:value-type="string">
            <text:p>+3.7183902099284701e-08</text:p>
          </table:table-cell>
          <table:table-cell table:style-name="ce4" office:value-type="float" office:value="0.0000000371839020992847" calcext:value-type="float">
            <text:p>3.72E-08</text:p>
          </table:table-cell>
          <table:table-cell table:formula="of:=ABS([.L58]-[.M58])" office:value-type="float" office:value="0" calcext:value-type="float">
            <text:p>0</text:p>
          </table:table-cell>
          <table:table-cell/>
          <table:table-cell office:value-type="string" calcext:value-type="string">
            <text:p>d( 56) = +6.0379687073481304e-08</text:p>
          </table:table-cell>
          <table:table-cell table:formula="of:=RIGHT([.P58]; LEN([.P58])-9)" office:value-type="string" office:string-value="+6.0379687073481304e-08" calcext:value-type="string">
            <text:p>+6.0379687073481304e-08</text:p>
          </table:table-cell>
          <table:table-cell table:style-name="ce4" office:value-type="float" office:value="0.0000000603796870734813" calcext:value-type="float">
            <text:p>6.04E-08</text:p>
          </table:table-cell>
          <table:table-cell table:formula="of:=ABS([.Q58]-[.R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7) = +3.5598657666760917e-10</text:p>
          </table:table-cell>
          <table:table-cell table:formula="of:=RIGHT([.A59]; LEN([.A59])-9)" office:value-type="string" office:string-value="+3.5598657666760917e-10" calcext:value-type="string">
            <text:p>+3.5598657666760917e-10</text:p>
          </table:table-cell>
          <table:table-cell table:style-name="ce4" office:value-type="float" office:value="0.000000000355986576667609" calcext:value-type="float">
            <text:p>3.56E-10</text:p>
          </table:table-cell>
          <table:table-cell table:formula="of:=ABS([.B59]-[.C59])" office:value-type="float" office:value="0" calcext:value-type="float">
            <text:p>0</text:p>
          </table:table-cell>
          <table:table-cell/>
          <table:table-cell office:value-type="string" calcext:value-type="string">
            <text:p>d( 57) = +1.7028617943283121e-08</text:p>
          </table:table-cell>
          <table:table-cell table:formula="of:=RIGHT([.F59]; LEN([.F59])-9)" office:value-type="string" office:string-value="+1.7028617943283121e-08" calcext:value-type="string">
            <text:p>+1.7028617943283121e-08</text:p>
          </table:table-cell>
          <table:table-cell table:style-name="ce4" office:value-type="float" office:value="0.0000000170286179432831" calcext:value-type="float">
            <text:p>1.70E-08</text:p>
          </table:table-cell>
          <table:table-cell table:formula="of:=ABS([.G59]-[.H59])" office:value-type="float" office:value="0" calcext:value-type="float">
            <text:p>0</text:p>
          </table:table-cell>
          <table:table-cell/>
          <table:table-cell office:value-type="string" calcext:value-type="string">
            <text:p>d( 57) = +1.9910961971154125e-07</text:p>
          </table:table-cell>
          <table:table-cell table:formula="of:=RIGHT([.K59]; LEN([.K59])-9)" office:value-type="string" office:string-value="+1.9910961971154125e-07" calcext:value-type="string">
            <text:p>+1.9910961971154125e-07</text:p>
          </table:table-cell>
          <table:table-cell table:style-name="ce4" office:value-type="float" office:value="0.000000199109619711541" calcext:value-type="float">
            <text:p>1.99E-07</text:p>
          </table:table-cell>
          <table:table-cell table:formula="of:=ABS([.L59]-[.M59])" office:value-type="float" office:value="0" calcext:value-type="float">
            <text:p>0</text:p>
          </table:table-cell>
          <table:table-cell/>
          <table:table-cell office:value-type="string" calcext:value-type="string">
            <text:p>d( 57) = +2.8594757365903121e-07</text:p>
          </table:table-cell>
          <table:table-cell table:formula="of:=RIGHT([.P59]; LEN([.P59])-9)" office:value-type="string" office:string-value="+2.8594757365903121e-07" calcext:value-type="string">
            <text:p>+2.8594757365903121e-07</text:p>
          </table:table-cell>
          <table:table-cell table:style-name="ce4" office:value-type="float" office:value="0.000000285947573659031" calcext:value-type="float">
            <text:p>2.86E-07</text:p>
          </table:table-cell>
          <table:table-cell table:formula="of:=ABS([.Q59]-[.R5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8) = +3.9158523433437010e-09</text:p>
          </table:table-cell>
          <table:table-cell table:formula="of:=RIGHT([.A60]; LEN([.A60])-9)" office:value-type="string" office:string-value="+3.9158523433437010e-09" calcext:value-type="string">
            <text:p>+3.9158523433437010e-09</text:p>
          </table:table-cell>
          <table:table-cell table:style-name="ce4" office:value-type="float" office:value="0.0000000039158523433437" calcext:value-type="float">
            <text:p>3.92E-09</text:p>
          </table:table-cell>
          <table:table-cell table:formula="of:=ABS([.B60]-[.C60])" office:value-type="float" office:value="0" calcext:value-type="float">
            <text:p>0</text:p>
          </table:table-cell>
          <table:table-cell/>
          <table:table-cell office:value-type="string" calcext:value-type="string">
            <text:p>d( 58) = +1.1860115599024730e-07</text:p>
          </table:table-cell>
          <table:table-cell table:formula="of:=RIGHT([.F60]; LEN([.F60])-9)" office:value-type="string" office:string-value="+1.1860115599024730e-07" calcext:value-type="string">
            <text:p>+1.1860115599024730e-07</text:p>
          </table:table-cell>
          <table:table-cell table:style-name="ce4" office:value-type="float" office:value="0.000000118601155990247" calcext:value-type="float">
            <text:p>1.19E-07</text:p>
          </table:table-cell>
          <table:table-cell table:formula="of:=ABS([.G60]-[.H60])" office:value-type="float" office:value="0" calcext:value-type="float">
            <text:p>0</text:p>
          </table:table-cell>
          <table:table-cell/>
          <table:table-cell office:value-type="string" calcext:value-type="string">
            <text:p>d( 58) = +9.5440516963008084e-07</text:p>
          </table:table-cell>
          <table:table-cell table:formula="of:=RIGHT([.K60]; LEN([.K60])-9)" office:value-type="string" office:string-value="+9.5440516963008084e-07" calcext:value-type="string">
            <text:p>+9.5440516963008084e-07</text:p>
          </table:table-cell>
          <table:table-cell table:style-name="ce4" office:value-type="float" office:value="0.000000954405169630081" calcext:value-type="float">
            <text:p>9.54E-07</text:p>
          </table:table-cell>
          <table:table-cell table:formula="of:=ABS([.L60]-[.M60])" office:value-type="float" office:value="0" calcext:value-type="float">
            <text:p>0</text:p>
          </table:table-cell>
          <table:table-cell/>
          <table:table-cell office:value-type="string" calcext:value-type="string">
            <text:p>d( 58) = +1.2959626830573577e-06</text:p>
          </table:table-cell>
          <table:table-cell table:formula="of:=RIGHT([.P60]; LEN([.P60])-9)" office:value-type="string" office:string-value="+1.2959626830573577e-06" calcext:value-type="string">
            <text:p>+1.2959626830573577e-06</text:p>
          </table:table-cell>
          <table:table-cell table:style-name="ce4" office:value-type="float" office:value="0.00000129596268305736" calcext:value-type="float">
            <text:p>1.30E-06</text:p>
          </table:table-cell>
          <table:table-cell table:formula="of:=ABS([.Q60]-[.R6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9) = +3.8802536856769397e-08</text:p>
          </table:table-cell>
          <table:table-cell table:formula="of:=RIGHT([.A61]; LEN([.A61])-9)" office:value-type="string" office:string-value="+3.8802536856769397e-08" calcext:value-type="string">
            <text:p>+3.8802536856769397e-08</text:p>
          </table:table-cell>
          <table:table-cell table:style-name="ce4" office:value-type="float" office:value="0.0000000388025368567694" calcext:value-type="float">
            <text:p>3.88E-08</text:p>
          </table:table-cell>
          <table:table-cell table:formula="of:=ABS([.B61]-[.C61])" office:value-type="float" office:value="0" calcext:value-type="float">
            <text:p>0</text:p>
          </table:table-cell>
          <table:table-cell/>
          <table:table-cell office:value-type="string" calcext:value-type="string">
            <text:p>d( 59) = +4.1313288671465280e-07</text:p>
          </table:table-cell>
          <table:table-cell table:formula="of:=RIGHT([.F61]; LEN([.F61])-9)" office:value-type="string" office:string-value="+4.1313288671465280e-07" calcext:value-type="string">
            <text:p>+4.1313288671465280e-07</text:p>
          </table:table-cell>
          <table:table-cell table:style-name="ce4" office:value-type="float" office:value="0.000000413132886714653" calcext:value-type="float">
            <text:p>4.13E-07</text:p>
          </table:table-cell>
          <table:table-cell table:formula="of:=ABS([.G61]-[.H61])" office:value-type="float" office:value="0" calcext:value-type="float">
            <text:p>0</text:p>
          </table:table-cell>
          <table:table-cell/>
          <table:table-cell office:value-type="string" calcext:value-type="string">
            <text:p>d( 59) = +2.2299369871124632e-06</text:p>
          </table:table-cell>
          <table:table-cell table:formula="of:=RIGHT([.K61]; LEN([.K61])-9)" office:value-type="string" office:string-value="+2.2299369871124632e-06" calcext:value-type="string">
            <text:p>+2.2299369871124632e-06</text:p>
          </table:table-cell>
          <table:table-cell table:style-name="ce4" office:value-type="float" office:value="0.00000222993698711246" calcext:value-type="float">
            <text:p>2.23E-06</text:p>
          </table:table-cell>
          <table:table-cell table:formula="of:=ABS([.L61]-[.M61])" office:value-type="float" office:value="0" calcext:value-type="float">
            <text:p>0</text:p>
          </table:table-cell>
          <table:table-cell/>
          <table:table-cell office:value-type="string" calcext:value-type="string">
            <text:p>d( 59) = +2.8625229230810352e-06</text:p>
          </table:table-cell>
          <table:table-cell table:formula="of:=RIGHT([.P61]; LEN([.P61])-9)" office:value-type="string" office:string-value="+2.8625229230810352e-06" calcext:value-type="string">
            <text:p>+2.8625229230810352e-06</text:p>
          </table:table-cell>
          <table:table-cell table:style-name="ce4" office:value-type="float" office:value="0.00000286252292308104" calcext:value-type="float">
            <text:p>2.86E-06</text:p>
          </table:table-cell>
          <table:table-cell table:formula="of:=ABS([.Q61]-[.R6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0) = +3.7031917200453941e-08</text:p>
          </table:table-cell>
          <table:table-cell table:formula="of:=RIGHT([.A62]; LEN([.A62])-9)" office:value-type="string" office:string-value="+3.7031917200453941e-08" calcext:value-type="string">
            <text:p>+3.7031917200453941e-08</text:p>
          </table:table-cell>
          <table:table-cell table:style-name="ce4" office:value-type="float" office:value="0.0000000370319172004539" calcext:value-type="float">
            <text:p>3.70E-08</text:p>
          </table:table-cell>
          <table:table-cell table:formula="of:=ABS([.B62]-[.C62])" office:value-type="float" office:value="0" calcext:value-type="float">
            <text:p>0</text:p>
          </table:table-cell>
          <table:table-cell/>
          <table:table-cell office:value-type="string" calcext:value-type="string">
            <text:p>d( 60) = +3.6298836876283137e-07</text:p>
          </table:table-cell>
          <table:table-cell table:formula="of:=RIGHT([.F62]; LEN([.F62])-9)" office:value-type="string" office:string-value="+3.6298836876283137e-07" calcext:value-type="string">
            <text:p>+3.6298836876283137e-07</text:p>
          </table:table-cell>
          <table:table-cell table:style-name="ce4" office:value-type="float" office:value="0.000000362988368762831" calcext:value-type="float">
            <text:p>3.63E-07</text:p>
          </table:table-cell>
          <table:table-cell table:formula="of:=ABS([.G62]-[.H62])" office:value-type="float" office:value="0" calcext:value-type="float">
            <text:p>0</text:p>
          </table:table-cell>
          <table:table-cell/>
          <table:table-cell office:value-type="string" calcext:value-type="string">
            <text:p>d( 60) = +1.8631215279360689e-06</text:p>
          </table:table-cell>
          <table:table-cell table:formula="of:=RIGHT([.K62]; LEN([.K62])-9)" office:value-type="string" office:string-value="+1.8631215279360689e-06" calcext:value-type="string">
            <text:p>+1.8631215279360689e-06</text:p>
          </table:table-cell>
          <table:table-cell table:style-name="ce4" office:value-type="float" office:value="0.00000186312152793607" calcext:value-type="float">
            <text:p>1.86E-06</text:p>
          </table:table-cell>
          <table:table-cell table:formula="of:=ABS([.L62]-[.M62])" office:value-type="float" office:value="0" calcext:value-type="float">
            <text:p>0</text:p>
          </table:table-cell>
          <table:table-cell/>
          <table:table-cell office:value-type="string" calcext:value-type="string">
            <text:p>d( 60) = +2.3742502653460170e-06</text:p>
          </table:table-cell>
          <table:table-cell table:formula="of:=RIGHT([.P62]; LEN([.P62])-9)" office:value-type="string" office:string-value="+2.3742502653460170e-06" calcext:value-type="string">
            <text:p>+2.3742502653460170e-06</text:p>
          </table:table-cell>
          <table:table-cell table:style-name="ce4" office:value-type="float" office:value="0.00000237425026534602" calcext:value-type="float">
            <text:p>2.37E-06</text:p>
          </table:table-cell>
          <table:table-cell table:formula="of:=ABS([.Q62]-[.R6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1) = -1.5560963876126263e-08</text:p>
          </table:table-cell>
          <table:table-cell table:formula="of:=RIGHT([.A63]; LEN([.A63])-9)" office:value-type="string" office:string-value="-1.5560963876126263e-08" calcext:value-type="string">
            <text:p>-1.5560963876126263e-08</text:p>
          </table:table-cell>
          <table:table-cell table:style-name="ce4" office:value-type="float" office:value="-0.0000000155609638761263" calcext:value-type="float">
            <text:p>-1.56E-08</text:p>
          </table:table-cell>
          <table:table-cell table:formula="of:=ABS([.B63]-[.C63])" office:value-type="float" office:value="0" calcext:value-type="float">
            <text:p>0</text:p>
          </table:table-cell>
          <table:table-cell/>
          <table:table-cell office:value-type="string" calcext:value-type="string">
            <text:p>d( 61) = -9.1218002731557088e-08</text:p>
          </table:table-cell>
          <table:table-cell table:formula="of:=RIGHT([.F63]; LEN([.F63])-9)" office:value-type="string" office:string-value="-9.1218002731557088e-08" calcext:value-type="string">
            <text:p>-9.1218002731557088e-08</text:p>
          </table:table-cell>
          <table:table-cell table:style-name="ce4" office:value-type="float" office:value="-0.0000000912180027315571" calcext:value-type="float">
            <text:p>-9.12E-08</text:p>
          </table:table-cell>
          <table:table-cell table:formula="of:=ABS([.G63]-[.H63])" office:value-type="float" office:value="0" calcext:value-type="float">
            <text:p>0</text:p>
          </table:table-cell>
          <table:table-cell/>
          <table:table-cell office:value-type="string" calcext:value-type="string">
            <text:p>d( 61) = -1.9179744103028298e-07</text:p>
          </table:table-cell>
          <table:table-cell table:formula="of:=RIGHT([.K63]; LEN([.K63])-9)" office:value-type="string" office:string-value="-1.9179744103028298e-07" calcext:value-type="string">
            <text:p>-1.9179744103028298e-07</text:p>
          </table:table-cell>
          <table:table-cell table:style-name="ce4" office:value-type="float" office:value="-0.000000191797441030283" calcext:value-type="float">
            <text:p>-1.92E-07</text:p>
          </table:table-cell>
          <table:table-cell table:formula="of:=ABS([.L63]-[.M63])" office:value-type="float" office:value="0" calcext:value-type="float">
            <text:p>0</text:p>
          </table:table-cell>
          <table:table-cell/>
          <table:table-cell office:value-type="string" calcext:value-type="string">
            <text:p>d( 61) = -1.7763930274471216e-07</text:p>
          </table:table-cell>
          <table:table-cell table:formula="of:=RIGHT([.P63]; LEN([.P63])-9)" office:value-type="string" office:string-value="-1.7763930274471216e-07" calcext:value-type="string">
            <text:p>-1.7763930274471216e-07</text:p>
          </table:table-cell>
          <table:table-cell table:style-name="ce4" office:value-type="float" office:value="-0.000000177639302744712" calcext:value-type="float">
            <text:p>-1.78E-07</text:p>
          </table:table-cell>
          <table:table-cell table:formula="of:=ABS([.Q63]-[.R6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2) = -1.9102756449768411e-08</text:p>
          </table:table-cell>
          <table:table-cell table:formula="of:=RIGHT([.A64]; LEN([.A64])-9)" office:value-type="string" office:string-value="-1.9102756449768411e-08" calcext:value-type="string">
            <text:p>-1.9102756449768411e-08</text:p>
          </table:table-cell>
          <table:table-cell table:style-name="ce4" office:value-type="float" office:value="-0.0000000191027564497684" calcext:value-type="float">
            <text:p>-1.91E-08</text:p>
          </table:table-cell>
          <table:table-cell table:formula="of:=ABS([.B64]-[.C64])" office:value-type="float" office:value="0" calcext:value-type="float">
            <text:p>0</text:p>
          </table:table-cell>
          <table:table-cell/>
          <table:table-cell office:value-type="string" calcext:value-type="string">
            <text:p>d( 62) = -1.9156630942543198e-07</text:p>
          </table:table-cell>
          <table:table-cell table:formula="of:=RIGHT([.F64]; LEN([.F64])-9)" office:value-type="string" office:string-value="-1.9156630942543198e-07" calcext:value-type="string">
            <text:p>-1.9156630942543198e-07</text:p>
          </table:table-cell>
          <table:table-cell table:style-name="ce4" office:value-type="float" office:value="-0.000000191566309425432" calcext:value-type="float">
            <text:p>-1.92E-07</text:p>
          </table:table-cell>
          <table:table-cell table:formula="of:=ABS([.G64]-[.H64])" office:value-type="float" office:value="0" calcext:value-type="float">
            <text:p>0</text:p>
          </table:table-cell>
          <table:table-cell/>
          <table:table-cell office:value-type="string" calcext:value-type="string">
            <text:p>d( 62) = -9.2696499514730956e-07</text:p>
          </table:table-cell>
          <table:table-cell table:formula="of:=RIGHT([.K64]; LEN([.K64])-9)" office:value-type="string" office:string-value="-9.2696499514730956e-07" calcext:value-type="string">
            <text:p>-9.2696499514730956e-07</text:p>
          </table:table-cell>
          <table:table-cell table:style-name="ce4" office:value-type="float" office:value="-0.00000092696499514731" calcext:value-type="float">
            <text:p>-9.27E-07</text:p>
          </table:table-cell>
          <table:table-cell table:formula="of:=ABS([.L64]-[.M64])" office:value-type="float" office:value="0" calcext:value-type="float">
            <text:p>0</text:p>
          </table:table-cell>
          <table:table-cell/>
          <table:table-cell office:value-type="string" calcext:value-type="string">
            <text:p>d( 62) = -1.1567380870521017e-06</text:p>
          </table:table-cell>
          <table:table-cell table:formula="of:=RIGHT([.P64]; LEN([.P64])-9)" office:value-type="string" office:string-value="-1.1567380870521017e-06" calcext:value-type="string">
            <text:p>-1.1567380870521017e-06</text:p>
          </table:table-cell>
          <table:table-cell table:style-name="ce4" office:value-type="float" office:value="-0.0000011567380870521" calcext:value-type="float">
            <text:p>-1.16E-06</text:p>
          </table:table-cell>
          <table:table-cell table:formula="of:=ABS([.Q64]-[.R6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3) = -1.9278011096096560e-09</text:p>
          </table:table-cell>
          <table:table-cell table:formula="of:=RIGHT([.A65]; LEN([.A65])-9)" office:value-type="string" office:string-value="-1.9278011096096560e-09" calcext:value-type="string">
            <text:p>-1.9278011096096560e-09</text:p>
          </table:table-cell>
          <table:table-cell table:style-name="ce4" office:value-type="float" office:value="-0.00000000192780110960966" calcext:value-type="float">
            <text:p>-1.93E-09</text:p>
          </table:table-cell>
          <table:table-cell table:formula="of:=ABS([.B65]-[.C65])" office:value-type="float" office:value="0" calcext:value-type="float">
            <text:p>0</text:p>
          </table:table-cell>
          <table:table-cell/>
          <table:table-cell office:value-type="string" calcext:value-type="string">
            <text:p>d( 63) = -5.7195135204157245e-08</text:p>
          </table:table-cell>
          <table:table-cell table:formula="of:=RIGHT([.F65]; LEN([.F65])-9)" office:value-type="string" office:string-value="-5.7195135204157245e-08" calcext:value-type="string">
            <text:p>-5.7195135204157245e-08</text:p>
          </table:table-cell>
          <table:table-cell table:style-name="ce4" office:value-type="float" office:value="-0.0000000571951352041572" calcext:value-type="float">
            <text:p>-5.72E-08</text:p>
          </table:table-cell>
          <table:table-cell table:formula="of:=ABS([.G65]-[.H65])" office:value-type="float" office:value="0" calcext:value-type="float">
            <text:p>0</text:p>
          </table:table-cell>
          <table:table-cell/>
          <table:table-cell office:value-type="string" calcext:value-type="string">
            <text:p>d( 63) = -4.4117291533758108e-07</text:p>
          </table:table-cell>
          <table:table-cell table:formula="of:=RIGHT([.K65]; LEN([.K65])-9)" office:value-type="string" office:string-value="-4.4117291533758108e-07" calcext:value-type="string">
            <text:p>-4.4117291533758108e-07</text:p>
          </table:table-cell>
          <table:table-cell table:style-name="ce4" office:value-type="float" office:value="-0.000000441172915337581" calcext:value-type="float">
            <text:p>-4.41E-07</text:p>
          </table:table-cell>
          <table:table-cell table:formula="of:=ABS([.L65]-[.M65])" office:value-type="float" office:value="0" calcext:value-type="float">
            <text:p>0</text:p>
          </table:table-cell>
          <table:table-cell/>
          <table:table-cell office:value-type="string" calcext:value-type="string">
            <text:p>d( 63) = -5.9217708266364979e-07</text:p>
          </table:table-cell>
          <table:table-cell table:formula="of:=RIGHT([.P65]; LEN([.P65])-9)" office:value-type="string" office:string-value="-5.9217708266364979e-07" calcext:value-type="string">
            <text:p>-5.9217708266364979e-07</text:p>
          </table:table-cell>
          <table:table-cell table:style-name="ce4" office:value-type="float" office:value="-0.00000059217708266365" calcext:value-type="float">
            <text:p>-5.92E-07</text:p>
          </table:table-cell>
          <table:table-cell table:formula="of:=ABS([.Q65]-[.R6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4) = -1.7525464632815053e-10</text:p>
          </table:table-cell>
          <table:table-cell table:formula="of:=RIGHT([.A66]; LEN([.A66])-9)" office:value-type="string" office:string-value="-1.7525464632815053e-10" calcext:value-type="string">
            <text:p>-1.7525464632815053e-10</text:p>
          </table:table-cell>
          <table:table-cell table:style-name="ce4" office:value-type="float" office:value="-0.000000000175254646328151" calcext:value-type="float">
            <text:p>-1.75E-10</text:p>
          </table:table-cell>
          <table:table-cell table:formula="of:=ABS([.B66]-[.C66])" office:value-type="float" office:value="0" calcext:value-type="float">
            <text:p>0</text:p>
          </table:table-cell>
          <table:table-cell/>
          <table:table-cell office:value-type="string" calcext:value-type="string">
            <text:p>d( 64) = -8.2748486054251660e-09</text:p>
          </table:table-cell>
          <table:table-cell table:formula="of:=RIGHT([.F66]; LEN([.F66])-9)" office:value-type="string" office:string-value="-8.2748486054251660e-09" calcext:value-type="string">
            <text:p>-8.2748486054251660e-09</text:p>
          </table:table-cell>
          <table:table-cell table:style-name="ce4" office:value-type="float" office:value="-0.00000000827484860542517" calcext:value-type="float">
            <text:p>-8.27E-09</text:p>
          </table:table-cell>
          <table:table-cell table:formula="of:=ABS([.G66]-[.H66])" office:value-type="float" office:value="0" calcext:value-type="float">
            <text:p>0</text:p>
          </table:table-cell>
          <table:table-cell/>
          <table:table-cell office:value-type="string" calcext:value-type="string">
            <text:p>d( 64) = -9.4485451962700111e-08</text:p>
          </table:table-cell>
          <table:table-cell table:formula="of:=RIGHT([.K66]; LEN([.K66])-9)" office:value-type="string" office:string-value="-9.4485451962700111e-08" calcext:value-type="string">
            <text:p>-9.4485451962700111e-08</text:p>
          </table:table-cell>
          <table:table-cell table:style-name="ce4" office:value-type="float" office:value="-0.0000000944854519627001" calcext:value-type="float">
            <text:p>-9.45E-08</text:p>
          </table:table-cell>
          <table:table-cell table:formula="of:=ABS([.L66]-[.M66])" office:value-type="float" office:value="0" calcext:value-type="float">
            <text:p>0</text:p>
          </table:table-cell>
          <table:table-cell/>
          <table:table-cell office:value-type="string" calcext:value-type="string">
            <text:p>d( 64) = -1.3482075001956866e-07</text:p>
          </table:table-cell>
          <table:table-cell table:formula="of:=RIGHT([.P66]; LEN([.P66])-9)" office:value-type="string" office:string-value="-1.3482075001956866e-07" calcext:value-type="string">
            <text:p>-1.3482075001956866e-07</text:p>
          </table:table-cell>
          <table:table-cell table:style-name="ce4" office:value-type="float" office:value="-0.000000134820750019569" calcext:value-type="float">
            <text:p>-1.35E-07</text:p>
          </table:table-cell>
          <table:table-cell table:formula="of:=ABS([.Q66]-[.R6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5) = +1.8073212434420641e-11</text:p>
          </table:table-cell>
          <table:table-cell table:formula="of:=RIGHT([.A67]; LEN([.A67])-9)" office:value-type="string" office:string-value="+1.8073212434420641e-11" calcext:value-type="string">
            <text:p>+1.8073212434420641e-11</text:p>
          </table:table-cell>
          <table:table-cell table:style-name="ce4" office:value-type="float" office:value="0.0000000000180732124344206" calcext:value-type="float">
            <text:p>1.81E-11</text:p>
          </table:table-cell>
          <table:table-cell table:formula="of:=ABS([.B67]-[.C67])" office:value-type="float" office:value="0" calcext:value-type="float">
            <text:p>0</text:p>
          </table:table-cell>
          <table:table-cell/>
          <table:table-cell office:value-type="string" calcext:value-type="string">
            <text:p>d( 65) = +5.9769744878465147e-10</text:p>
          </table:table-cell>
          <table:table-cell table:formula="of:=RIGHT([.F67]; LEN([.F67])-9)" office:value-type="string" office:string-value="+5.9769744878465147e-10" calcext:value-type="string">
            <text:p>+5.9769744878465147e-10</text:p>
          </table:table-cell>
          <table:table-cell table:style-name="ce4" office:value-type="float" office:value="0.000000000597697448784651" calcext:value-type="float">
            <text:p>5.98E-10</text:p>
          </table:table-cell>
          <table:table-cell table:formula="of:=ABS([.G67]-[.H67])" office:value-type="float" office:value="0" calcext:value-type="float">
            <text:p>0</text:p>
          </table:table-cell>
          <table:table-cell/>
          <table:table-cell office:value-type="string" calcext:value-type="string">
            <text:p>d( 65) = +1.0223511964401776e-09</text:p>
          </table:table-cell>
          <table:table-cell table:formula="of:=RIGHT([.K67]; LEN([.K67])-9)" office:value-type="string" office:string-value="+1.0223511964401776e-09" calcext:value-type="string">
            <text:p>+1.0223511964401776e-09</text:p>
          </table:table-cell>
          <table:table-cell table:style-name="ce4" office:value-type="float" office:value="0.00000000102235119644018" calcext:value-type="float">
            <text:p>1.02E-09</text:p>
          </table:table-cell>
          <table:table-cell table:formula="of:=ABS([.L67]-[.M67])" office:value-type="float" office:value="0" calcext:value-type="float">
            <text:p>0</text:p>
          </table:table-cell>
          <table:table-cell/>
          <table:table-cell office:value-type="string" calcext:value-type="string">
            <text:p>d( 65) = -1.6080424248036711e-09</text:p>
          </table:table-cell>
          <table:table-cell table:formula="of:=RIGHT([.P67]; LEN([.P67])-9)" office:value-type="string" office:string-value="-1.6080424248036711e-09" calcext:value-type="string">
            <text:p>-1.6080424248036711e-09</text:p>
          </table:table-cell>
          <table:table-cell table:style-name="ce4" office:value-type="float" office:value="-0.00000000160804242480367" calcext:value-type="float">
            <text:p>-1.61E-09</text:p>
          </table:table-cell>
          <table:table-cell table:formula="of:=ABS([.Q67]-[.R6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6) = +1.9880533677862705e-10</text:p>
          </table:table-cell>
          <table:table-cell table:formula="of:=RIGHT([.A68]; LEN([.A68])-9)" office:value-type="string" office:string-value="+1.9880533677862705e-10" calcext:value-type="string">
            <text:p>+1.9880533677862705e-10</text:p>
          </table:table-cell>
          <table:table-cell table:style-name="ce4" office:value-type="float" office:value="0.000000000198805336778627" calcext:value-type="float">
            <text:p>1.99E-10</text:p>
          </table:table-cell>
          <table:table-cell table:formula="of:=ABS([.B68]-[.C68])" office:value-type="float" office:value="0" calcext:value-type="float">
            <text:p>0</text:p>
          </table:table-cell>
          <table:table-cell/>
          <table:table-cell office:value-type="string" calcext:value-type="string">
            <text:p>d( 66) = +1.6694812548803012e-09</text:p>
          </table:table-cell>
          <table:table-cell table:formula="of:=RIGHT([.F68]; LEN([.F68])-9)" office:value-type="string" office:string-value="+1.6694812548803012e-09" calcext:value-type="string">
            <text:p>+1.6694812548803012e-09</text:p>
          </table:table-cell>
          <table:table-cell table:style-name="ce4" office:value-type="float" office:value="0.0000000016694812548803" calcext:value-type="float">
            <text:p>1.67E-09</text:p>
          </table:table-cell>
          <table:table-cell table:formula="of:=ABS([.G68]-[.H68])" office:value-type="float" office:value="0" calcext:value-type="float">
            <text:p>0</text:p>
          </table:table-cell>
          <table:table-cell/>
          <table:table-cell office:value-type="string" calcext:value-type="string">
            <text:p>d( 66) = -5.3181748268373242e-08</text:p>
          </table:table-cell>
          <table:table-cell table:formula="of:=RIGHT([.K68]; LEN([.K68])-9)" office:value-type="string" office:string-value="-5.3181748268373242e-08" calcext:value-type="string">
            <text:p>-5.3181748268373242e-08</text:p>
          </table:table-cell>
          <table:table-cell table:style-name="ce4" office:value-type="float" office:value="-0.0000000531817482683732" calcext:value-type="float">
            <text:p>-5.32E-08</text:p>
          </table:table-cell>
          <table:table-cell table:formula="of:=ABS([.L68]-[.M68])" office:value-type="float" office:value="0" calcext:value-type="float">
            <text:p>0</text:p>
          </table:table-cell>
          <table:table-cell/>
          <table:table-cell office:value-type="string" calcext:value-type="string">
            <text:p>d( 66) = -9.9009188650284879e-08</text:p>
          </table:table-cell>
          <table:table-cell table:formula="of:=RIGHT([.P68]; LEN([.P68])-9)" office:value-type="string" office:string-value="-9.9009188650284879e-08" calcext:value-type="string">
            <text:p>-9.9009188650284879e-08</text:p>
          </table:table-cell>
          <table:table-cell table:style-name="ce4" office:value-type="float" office:value="-0.0000000990091886502849" calcext:value-type="float">
            <text:p>-9.90E-08</text:p>
          </table:table-cell>
          <table:table-cell table:formula="of:=ABS([.Q68]-[.R6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7) = +1.9699801553518498e-09</text:p>
          </table:table-cell>
          <table:table-cell table:formula="of:=RIGHT([.A69]; LEN([.A69])-9)" office:value-type="string" office:string-value="+1.9699801553518498e-09" calcext:value-type="string">
            <text:p>+1.9699801553518498e-09</text:p>
          </table:table-cell>
          <table:table-cell table:style-name="ce4" office:value-type="float" office:value="0.00000000196998015535185" calcext:value-type="float">
            <text:p>1.97E-09</text:p>
          </table:table-cell>
          <table:table-cell table:formula="of:=ABS([.B69]-[.C69])" office:value-type="float" office:value="0" calcext:value-type="float">
            <text:p>0</text:p>
          </table:table-cell>
          <table:table-cell/>
          <table:table-cell office:value-type="string" calcext:value-type="string">
            <text:p>d( 67) = -3.7859982399241148e-08</text:p>
          </table:table-cell>
          <table:table-cell table:formula="of:=RIGHT([.F69]; LEN([.F69])-9)" office:value-type="string" office:string-value="-3.7859982399241148e-08" calcext:value-type="string">
            <text:p>-3.7859982399241148e-08</text:p>
          </table:table-cell>
          <table:table-cell table:style-name="ce4" office:value-type="float" office:value="-0.0000000378599823992412" calcext:value-type="float">
            <text:p>-3.79E-08</text:p>
          </table:table-cell>
          <table:table-cell table:formula="of:=ABS([.G69]-[.H69])" office:value-type="float" office:value="0" calcext:value-type="float">
            <text:p>0</text:p>
          </table:table-cell>
          <table:table-cell/>
          <table:table-cell office:value-type="string" calcext:value-type="string">
            <text:p>d( 67) = -6.3678280989224004e-07</text:p>
          </table:table-cell>
          <table:table-cell table:formula="of:=RIGHT([.K69]; LEN([.K69])-9)" office:value-type="string" office:string-value="-6.3678280989224004e-07" calcext:value-type="string">
            <text:p>-6.3678280989224004e-07</text:p>
          </table:table-cell>
          <table:table-cell table:style-name="ce4" office:value-type="float" office:value="-0.00000063678280989224" calcext:value-type="float">
            <text:p>-6.37E-07</text:p>
          </table:table-cell>
          <table:table-cell table:formula="of:=ABS([.L69]-[.M69])" office:value-type="float" office:value="0" calcext:value-type="float">
            <text:p>0</text:p>
          </table:table-cell>
          <table:table-cell/>
          <table:table-cell office:value-type="string" calcext:value-type="string">
            <text:p>d( 67) = -9.5321279885071064e-07</text:p>
          </table:table-cell>
          <table:table-cell table:formula="of:=RIGHT([.P69]; LEN([.P69])-9)" office:value-type="string" office:string-value="-9.5321279885071064e-07" calcext:value-type="string">
            <text:p>-9.5321279885071064e-07</text:p>
          </table:table-cell>
          <table:table-cell table:style-name="ce4" office:value-type="float" office:value="-0.000000953212798850711" calcext:value-type="float">
            <text:p>-9.53E-07</text:p>
          </table:table-cell>
          <table:table-cell table:formula="of:=ABS([.Q69]-[.R6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8) = -1.5560961385047685e-08</text:p>
          </table:table-cell>
          <table:table-cell table:formula="of:=RIGHT([.A70]; LEN([.A70])-9)" office:value-type="string" office:string-value="-1.5560961385047685e-08" calcext:value-type="string">
            <text:p>-1.5560961385047685e-08</text:p>
          </table:table-cell>
          <table:table-cell table:style-name="ce4" office:value-type="float" office:value="-0.0000000155609613850477" calcext:value-type="float">
            <text:p>-1.56E-08</text:p>
          </table:table-cell>
          <table:table-cell table:formula="of:=ABS([.B70]-[.C70])" office:value-type="float" office:value="0" calcext:value-type="float">
            <text:p>0</text:p>
          </table:table-cell>
          <table:table-cell/>
          <table:table-cell office:value-type="string" calcext:value-type="string">
            <text:p>d( 68) = -4.6975557171685671e-07</text:p>
          </table:table-cell>
          <table:table-cell table:formula="of:=RIGHT([.F70]; LEN([.F70])-9)" office:value-type="string" office:string-value="-4.6975557171685671e-07" calcext:value-type="string">
            <text:p>-4.6975557171685671e-07</text:p>
          </table:table-cell>
          <table:table-cell table:style-name="ce4" office:value-type="float" office:value="-0.000000469755571716857" calcext:value-type="float">
            <text:p>-4.70E-07</text:p>
          </table:table-cell>
          <table:table-cell table:formula="of:=ABS([.G70]-[.H70])" office:value-type="float" office:value="0" calcext:value-type="float">
            <text:p>0</text:p>
          </table:table-cell>
          <table:table-cell/>
          <table:table-cell office:value-type="string" calcext:value-type="string">
            <text:p>d( 68) = -3.4126667747441793e-06</text:p>
          </table:table-cell>
          <table:table-cell table:formula="of:=RIGHT([.K70]; LEN([.K70])-9)" office:value-type="string" office:string-value="-3.4126667747441793e-06" calcext:value-type="string">
            <text:p>-3.4126667747441793e-06</text:p>
          </table:table-cell>
          <table:table-cell table:style-name="ce4" office:value-type="float" office:value="-0.00000341266677474418" calcext:value-type="float">
            <text:p>-3.41E-06</text:p>
          </table:table-cell>
          <table:table-cell table:formula="of:=ABS([.L70]-[.M70])" office:value-type="float" office:value="0" calcext:value-type="float">
            <text:p>0</text:p>
          </table:table-cell>
          <table:table-cell/>
          <table:table-cell office:value-type="string" calcext:value-type="string">
            <text:p>d( 68) = -4.5956287369191889e-06</text:p>
          </table:table-cell>
          <table:table-cell table:formula="of:=RIGHT([.P70]; LEN([.P70])-9)" office:value-type="string" office:string-value="-4.5956287369191889e-06" calcext:value-type="string">
            <text:p>-4.5956287369191889e-06</text:p>
          </table:table-cell>
          <table:table-cell table:style-name="ce4" office:value-type="float" office:value="-0.00000459562873691919" calcext:value-type="float">
            <text:p>-4.60E-06</text:p>
          </table:table-cell>
          <table:table-cell table:formula="of:=ABS([.Q70]-[.R7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9) = -1.9264155160761625e-07</text:p>
          </table:table-cell>
          <table:table-cell table:formula="of:=RIGHT([.A71]; LEN([.A71])-9)" office:value-type="string" office:string-value="-1.9264155160761625e-07" calcext:value-type="string">
            <text:p>-1.9264155160761625e-07</text:p>
          </table:table-cell>
          <table:table-cell table:style-name="ce4" office:value-type="float" office:value="-0.000000192641551607616" calcext:value-type="float">
            <text:p>-1.93E-07</text:p>
          </table:table-cell>
          <table:table-cell table:formula="of:=ABS([.B71]-[.C71])" office:value-type="float" office:value="0" calcext:value-type="float">
            <text:p>0</text:p>
          </table:table-cell>
          <table:table-cell/>
          <table:table-cell office:value-type="string" calcext:value-type="string">
            <text:p>d( 69) = -1.8233533554481589e-06</text:p>
          </table:table-cell>
          <table:table-cell table:formula="of:=RIGHT([.F71]; LEN([.F71])-9)" office:value-type="string" office:string-value="-1.8233533554481589e-06" calcext:value-type="string">
            <text:p>-1.8233533554481589e-06</text:p>
          </table:table-cell>
          <table:table-cell table:style-name="ce4" office:value-type="float" office:value="-0.00000182335335544816" calcext:value-type="float">
            <text:p>-1.82E-06</text:p>
          </table:table-cell>
          <table:table-cell table:formula="of:=ABS([.G71]-[.H71])" office:value-type="float" office:value="0" calcext:value-type="float">
            <text:p>0</text:p>
          </table:table-cell>
          <table:table-cell/>
          <table:table-cell office:value-type="string" calcext:value-type="string">
            <text:p>d( 69) = -8.8429954585800102e-06</text:p>
          </table:table-cell>
          <table:table-cell table:formula="of:=RIGHT([.K71]; LEN([.K71])-9)" office:value-type="string" office:string-value="-8.8429954585800102e-06" calcext:value-type="string">
            <text:p>-8.8429954585800102e-06</text:p>
          </table:table-cell>
          <table:table-cell table:style-name="ce4" office:value-type="float" office:value="-0.00000884299545858001" calcext:value-type="float">
            <text:p>-8.84E-06</text:p>
          </table:table-cell>
          <table:table-cell table:formula="of:=ABS([.L71]-[.M71])" office:value-type="float" office:value="0" calcext:value-type="float">
            <text:p>0</text:p>
          </table:table-cell>
          <table:table-cell/>
          <table:table-cell office:value-type="string" calcext:value-type="string">
            <text:p>d( 69) = -1.1245957618791494e-05</text:p>
          </table:table-cell>
          <table:table-cell table:formula="of:=RIGHT([.P71]; LEN([.P71])-9)" office:value-type="string" office:string-value="-1.1245957618791494e-05" calcext:value-type="string">
            <text:p>-1.1245957618791494e-05</text:p>
          </table:table-cell>
          <table:table-cell table:style-name="ce4" office:value-type="float" office:value="-0.0000112459576187915" calcext:value-type="float">
            <text:p>-1.12E-05</text:p>
          </table:table-cell>
          <table:table-cell table:formula="of:=ABS([.Q71]-[.R7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0) = -1.9299753837252669e-07</text:p>
          </table:table-cell>
          <table:table-cell table:formula="of:=RIGHT([.A72]; LEN([.A72])-9)" office:value-type="string" office:string-value="-1.9299753837252669e-07" calcext:value-type="string">
            <text:p>-1.9299753837252669e-07</text:p>
          </table:table-cell>
          <table:table-cell table:style-name="ce4" office:value-type="float" office:value="-0.000000192997538372527" calcext:value-type="float">
            <text:p>-1.93E-07</text:p>
          </table:table-cell>
          <table:table-cell table:formula="of:=ABS([.B72]-[.C72])" office:value-type="float" office:value="0" calcext:value-type="float">
            <text:p>0</text:p>
          </table:table-cell>
          <table:table-cell/>
          <table:table-cell office:value-type="string" calcext:value-type="string">
            <text:p>d( 70) = -1.8346472687844149e-06</text:p>
          </table:table-cell>
          <table:table-cell table:formula="of:=RIGHT([.F72]; LEN([.F72])-9)" office:value-type="string" office:string-value="-1.8346472687844149e-06" calcext:value-type="string">
            <text:p>-1.8346472687844149e-06</text:p>
          </table:table-cell>
          <table:table-cell table:style-name="ce4" office:value-type="float" office:value="-0.00000183464726878442" calcext:value-type="float">
            <text:p>-1.83E-06</text:p>
          </table:table-cell>
          <table:table-cell table:formula="of:=ABS([.G72]-[.H72])" office:value-type="float" office:value="0" calcext:value-type="float">
            <text:p>0</text:p>
          </table:table-cell>
          <table:table-cell/>
          <table:table-cell office:value-type="string" calcext:value-type="string">
            <text:p>d( 70) = -8.9335776416289406e-06</text:p>
          </table:table-cell>
          <table:table-cell table:formula="of:=RIGHT([.K72]; LEN([.K72])-9)" office:value-type="string" office:string-value="-8.9335776416289406e-06" calcext:value-type="string">
            <text:p>-8.9335776416289406e-06</text:p>
          </table:table-cell>
          <table:table-cell table:style-name="ce4" office:value-type="float" office:value="-0.00000893357764162894" calcext:value-type="float">
            <text:p>-8.93E-06</text:p>
          </table:table-cell>
          <table:table-cell table:formula="of:=ABS([.L72]-[.M72])" office:value-type="float" office:value="0" calcext:value-type="float">
            <text:p>0</text:p>
          </table:table-cell>
          <table:table-cell/>
          <table:table-cell office:value-type="string" calcext:value-type="string">
            <text:p>d( 70) = -1.1366990378938570e-05</text:p>
          </table:table-cell>
          <table:table-cell table:formula="of:=RIGHT([.P72]; LEN([.P72])-9)" office:value-type="string" office:string-value="-1.1366990378938570e-05" calcext:value-type="string">
            <text:p>-1.1366990378938570e-05</text:p>
          </table:table-cell>
          <table:table-cell table:style-name="ce4" office:value-type="float" office:value="-0.0000113669903789386" calcext:value-type="float">
            <text:p>-1.14E-05</text:p>
          </table:table-cell>
          <table:table-cell table:formula="of:=ABS([.Q72]-[.R7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1) = -1.9476815799062325e-08</text:p>
          </table:table-cell>
          <table:table-cell table:formula="of:=RIGHT([.A73]; LEN([.A73])-9)" office:value-type="string" office:string-value="-1.9476815799062325e-08" calcext:value-type="string">
            <text:p>-1.9476815799062325e-08</text:p>
          </table:table-cell>
          <table:table-cell table:style-name="ce4" office:value-type="float" office:value="-0.0000000194768157990623" calcext:value-type="float">
            <text:p>-1.95E-08</text:p>
          </table:table-cell>
          <table:table-cell table:formula="of:=ABS([.B73]-[.C73])" office:value-type="float" office:value="0" calcext:value-type="float">
            <text:p>0</text:p>
          </table:table-cell>
          <table:table-cell/>
          <table:table-cell office:value-type="string" calcext:value-type="string">
            <text:p>d( 71) = -5.1587836069944822e-07</text:p>
          </table:table-cell>
          <table:table-cell table:formula="of:=RIGHT([.F73]; LEN([.F73])-9)" office:value-type="string" office:string-value="-5.1587836069944822e-07" calcext:value-type="string">
            <text:p>-5.1587836069944822e-07</text:p>
          </table:table-cell>
          <table:table-cell table:style-name="ce4" office:value-type="float" office:value="-0.000000515878360699448" calcext:value-type="float">
            <text:p>-5.16E-07</text:p>
          </table:table-cell>
          <table:table-cell table:formula="of:=ABS([.G73]-[.H73])" office:value-type="float" office:value="0" calcext:value-type="float">
            <text:p>0</text:p>
          </table:table-cell>
          <table:table-cell/>
          <table:table-cell office:value-type="string" calcext:value-type="string">
            <text:p>d( 71) = -3.6772973388078528e-06</text:p>
          </table:table-cell>
          <table:table-cell table:formula="of:=RIGHT([.K73]; LEN([.K73])-9)" office:value-type="string" office:string-value="-3.6772973388078528e-06" calcext:value-type="string">
            <text:p>-3.6772973388078528e-06</text:p>
          </table:table-cell>
          <table:table-cell table:style-name="ce4" office:value-type="float" office:value="-0.00000367729733880785" calcext:value-type="float">
            <text:p>-3.68E-06</text:p>
          </table:table-cell>
          <table:table-cell table:formula="of:=ABS([.L73]-[.M73])" office:value-type="float" office:value="0" calcext:value-type="float">
            <text:p>0</text:p>
          </table:table-cell>
          <table:table-cell/>
          <table:table-cell office:value-type="string" calcext:value-type="string">
            <text:p>d( 71) = -4.9323016381891556e-06</text:p>
          </table:table-cell>
          <table:table-cell table:formula="of:=RIGHT([.P73]; LEN([.P73])-9)" office:value-type="string" office:string-value="-4.9323016381891556e-06" calcext:value-type="string">
            <text:p>-4.9323016381891556e-06</text:p>
          </table:table-cell>
          <table:table-cell table:style-name="ce4" office:value-type="float" office:value="-0.00000493230163818916" calcext:value-type="float">
            <text:p>-4.93E-06</text:p>
          </table:table-cell>
          <table:table-cell table:formula="of:=ABS([.Q73]-[.R7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2) = -1.7706196180965747e-09</text:p>
          </table:table-cell>
          <table:table-cell table:formula="of:=RIGHT([.A74]; LEN([.A74])-9)" office:value-type="string" office:string-value="-1.7706196180965747e-09" calcext:value-type="string">
            <text:p>-1.7706196180965747e-09</text:p>
          </table:table-cell>
          <table:table-cell table:style-name="ce4" office:value-type="float" office:value="-0.00000000177061961809657" calcext:value-type="float">
            <text:p>-1.77E-09</text:p>
          </table:table-cell>
          <table:table-cell table:formula="of:=ABS([.B74]-[.C74])" office:value-type="float" office:value="0" calcext:value-type="float">
            <text:p>0</text:p>
          </table:table-cell>
          <table:table-cell/>
          <table:table-cell office:value-type="string" calcext:value-type="string">
            <text:p>d( 72) = -7.3760641851672110e-08</text:p>
          </table:table-cell>
          <table:table-cell table:formula="of:=RIGHT([.F74]; LEN([.F74])-9)" office:value-type="string" office:string-value="-7.3760641851672110e-08" calcext:value-type="string">
            <text:p>-7.3760641851672110e-08</text:p>
          </table:table-cell>
          <table:table-cell table:style-name="ce4" office:value-type="float" office:value="-0.0000000737606418516721" calcext:value-type="float">
            <text:p>-7.38E-08</text:p>
          </table:table-cell>
          <table:table-cell table:formula="of:=ABS([.G74]-[.H74])" office:value-type="float" office:value="0" calcext:value-type="float">
            <text:p>0</text:p>
          </table:table-cell>
          <table:table-cell/>
          <table:table-cell office:value-type="string" calcext:value-type="string">
            <text:p>d( 72) = -7.5662709144217227e-07</text:p>
          </table:table-cell>
          <table:table-cell table:formula="of:=RIGHT([.K74]; LEN([.K74])-9)" office:value-type="string" office:string-value="-7.5662709144217227e-07" calcext:value-type="string">
            <text:p>-7.5662709144217227e-07</text:p>
          </table:table-cell>
          <table:table-cell table:style-name="ce4" office:value-type="float" office:value="-0.000000756627091442172" calcext:value-type="float">
            <text:p>-7.57E-07</text:p>
          </table:table-cell>
          <table:table-cell table:formula="of:=ABS([.L74]-[.M74])" office:value-type="float" office:value="0" calcext:value-type="float">
            <text:p>0</text:p>
          </table:table-cell>
          <table:table-cell/>
          <table:table-cell office:value-type="string" calcext:value-type="string">
            <text:p>d( 72) = -1.0714517937481232e-06</text:p>
          </table:table-cell>
          <table:table-cell table:formula="of:=RIGHT([.P74]; LEN([.P74])-9)" office:value-type="string" office:string-value="-1.0714517937481232e-06" calcext:value-type="string">
            <text:p>-1.0714517937481232e-06</text:p>
          </table:table-cell>
          <table:table-cell table:style-name="ce4" office:value-type="float" office:value="-0.00000107145179374812" calcext:value-type="float">
            <text:p>-1.07E-06</text:p>
          </table:table-cell>
          <table:table-cell table:formula="of:=ABS([.Q74]-[.R7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3) = -1.7525445232340280e-10</text:p>
          </table:table-cell>
          <table:table-cell table:formula="of:=RIGHT([.A75]; LEN([.A75])-9)" office:value-type="string" office:string-value="-1.7525445232340280e-10" calcext:value-type="string">
            <text:p>-1.7525445232340280e-10</text:p>
          </table:table-cell>
          <table:table-cell table:style-name="ce4" office:value-type="float" office:value="-0.000000000175254452323403" calcext:value-type="float">
            <text:p>-1.75E-10</text:p>
          </table:table-cell>
          <table:table-cell table:formula="of:=ABS([.B75]-[.C75])" office:value-type="float" office:value="0" calcext:value-type="float">
            <text:p>0</text:p>
          </table:table-cell>
          <table:table-cell/>
          <table:table-cell office:value-type="string" calcext:value-type="string">
            <text:p>d( 73) = -1.1234691991085230e-08</text:p>
          </table:table-cell>
          <table:table-cell table:formula="of:=RIGHT([.F75]; LEN([.F75])-9)" office:value-type="string" office:string-value="-1.1234691991085230e-08" calcext:value-type="string">
            <text:p>-1.1234691991085230e-08</text:p>
          </table:table-cell>
          <table:table-cell table:style-name="ce4" office:value-type="float" office:value="-0.0000000112346919910852" calcext:value-type="float">
            <text:p>-1.12E-08</text:p>
          </table:table-cell>
          <table:table-cell table:formula="of:=ABS([.G75]-[.H75])" office:value-type="float" office:value="0" calcext:value-type="float">
            <text:p>0</text:p>
          </table:table-cell>
          <table:table-cell/>
          <table:table-cell office:value-type="string" calcext:value-type="string">
            <text:p>d( 73) = -1.7490700189685931e-07</text:p>
          </table:table-cell>
          <table:table-cell table:formula="of:=RIGHT([.K75]; LEN([.K75])-9)" office:value-type="string" office:string-value="-1.7490700189685931e-07" calcext:value-type="string">
            <text:p>-1.7490700189685931e-07</text:p>
          </table:table-cell>
          <table:table-cell table:style-name="ce4" office:value-type="float" office:value="-0.000000174907001896859" calcext:value-type="float">
            <text:p>-1.75E-07</text:p>
          </table:table-cell>
          <table:table-cell table:formula="of:=ABS([.L75]-[.M75])" office:value-type="float" office:value="0" calcext:value-type="float">
            <text:p>0</text:p>
          </table:table-cell>
          <table:table-cell/>
          <table:table-cell office:value-type="string" calcext:value-type="string">
            <text:p>d( 73) = -2.7042370240969093e-07</text:p>
          </table:table-cell>
          <table:table-cell table:formula="of:=RIGHT([.P75]; LEN([.P75])-9)" office:value-type="string" office:string-value="-2.7042370240969093e-07" calcext:value-type="string">
            <text:p>-2.7042370240969093e-07</text:p>
          </table:table-cell>
          <table:table-cell table:style-name="ce4" office:value-type="float" office:value="-0.000000270423702409691" calcext:value-type="float">
            <text:p>-2.70E-07</text:p>
          </table:table-cell>
          <table:table-cell table:formula="of:=ABS([.Q75]-[.R7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4) = -1.9277989755574308e-09</text:p>
          </table:table-cell>
          <table:table-cell table:formula="of:=RIGHT([.A76]; LEN([.A76])-9)" office:value-type="string" office:string-value="-1.9277989755574308e-09" calcext:value-type="string">
            <text:p>-1.9277989755574308e-09</text:p>
          </table:table-cell>
          <table:table-cell table:style-name="ce4" office:value-type="float" office:value="-0.00000000192779897555743" calcext:value-type="float">
            <text:p>-1.93E-09</text:p>
          </table:table-cell>
          <table:table-cell table:formula="of:=ABS([.B76]-[.C76])" office:value-type="float" office:value="0" calcext:value-type="float">
            <text:p>0</text:p>
          </table:table-cell>
          <table:table-cell/>
          <table:table-cell office:value-type="string" calcext:value-type="string">
            <text:p>d( 74) = -9.9293134950367484e-08</text:p>
          </table:table-cell>
          <table:table-cell table:formula="of:=RIGHT([.F76]; LEN([.F76])-9)" office:value-type="string" office:string-value="-9.9293134950367484e-08" calcext:value-type="string">
            <text:p>-9.9293134950367484e-08</text:p>
          </table:table-cell>
          <table:table-cell table:style-name="ce4" office:value-type="float" office:value="-0.0000000992931349503675" calcext:value-type="float">
            <text:p>-9.93E-08</text:p>
          </table:table-cell>
          <table:table-cell table:formula="of:=ABS([.G76]-[.H76])" office:value-type="float" office:value="0" calcext:value-type="float">
            <text:p>0</text:p>
          </table:table-cell>
          <table:table-cell/>
          <table:table-cell office:value-type="string" calcext:value-type="string">
            <text:p>d( 74) = -1.2562270261670410e-06</text:p>
          </table:table-cell>
          <table:table-cell table:formula="of:=RIGHT([.K76]; LEN([.K76])-9)" office:value-type="string" office:string-value="-1.2562270261670410e-06" calcext:value-type="string">
            <text:p>-1.2562270261670410e-06</text:p>
          </table:table-cell>
          <table:table-cell table:style-name="ce4" office:value-type="float" office:value="-0.00000125622702616704" calcext:value-type="float">
            <text:p>-1.26E-06</text:p>
          </table:table-cell>
          <table:table-cell table:formula="of:=ABS([.L76]-[.M76])" office:value-type="float" office:value="0" calcext:value-type="float">
            <text:p>0</text:p>
          </table:table-cell>
          <table:table-cell/>
          <table:table-cell office:value-type="string" calcext:value-type="string">
            <text:p>d( 74) = -1.8725031728492890e-06</text:p>
          </table:table-cell>
          <table:table-cell table:formula="of:=RIGHT([.P76]; LEN([.P76])-9)" office:value-type="string" office:string-value="-1.8725031728492890e-06" calcext:value-type="string">
            <text:p>-1.8725031728492890e-06</text:p>
          </table:table-cell>
          <table:table-cell table:style-name="ce4" office:value-type="float" office:value="-0.00000187250317284929" calcext:value-type="float">
            <text:p>-1.87E-06</text:p>
          </table:table-cell>
          <table:table-cell table:formula="of:=ABS([.Q76]-[.R7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5) = -1.9102735303250902e-08</text:p>
          </table:table-cell>
          <table:table-cell table:formula="of:=RIGHT([.A77]; LEN([.A77])-9)" office:value-type="string" office:string-value="-1.9102735303250902e-08" calcext:value-type="string">
            <text:p>-1.9102735303250902e-08</text:p>
          </table:table-cell>
          <table:table-cell table:style-name="ce4" office:value-type="float" office:value="-0.0000000191027353032509" calcext:value-type="float">
            <text:p>-1.91E-08</text:p>
          </table:table-cell>
          <table:table-cell table:formula="of:=ABS([.B77]-[.C77])" office:value-type="float" office:value="0" calcext:value-type="float">
            <text:p>0</text:p>
          </table:table-cell>
          <table:table-cell/>
          <table:table-cell office:value-type="string" calcext:value-type="string">
            <text:p>d( 75) = -7.1452341104531913e-07</text:p>
          </table:table-cell>
          <table:table-cell table:formula="of:=RIGHT([.F77]; LEN([.F77])-9)" office:value-type="string" office:string-value="-7.1452341104531913e-07" calcext:value-type="string">
            <text:p>-7.1452341104531913e-07</text:p>
          </table:table-cell>
          <table:table-cell table:style-name="ce4" office:value-type="float" office:value="-0.000000714523411045319" calcext:value-type="float">
            <text:p>-7.15E-07</text:p>
          </table:table-cell>
          <table:table-cell table:formula="of:=ABS([.G77]-[.H77])" office:value-type="float" office:value="0" calcext:value-type="float">
            <text:p>0</text:p>
          </table:table-cell>
          <table:table-cell/>
          <table:table-cell office:value-type="string" calcext:value-type="string">
            <text:p>d( 75) = -6.6550087870836602e-06</text:p>
          </table:table-cell>
          <table:table-cell table:formula="of:=RIGHT([.K77]; LEN([.K77])-9)" office:value-type="string" office:string-value="-6.6550087870836602e-06" calcext:value-type="string">
            <text:p>-6.6550087870836602e-06</text:p>
          </table:table-cell>
          <table:table-cell table:style-name="ce4" office:value-type="float" office:value="-0.00000665500878708366" calcext:value-type="float">
            <text:p>-6.66E-06</text:p>
          </table:table-cell>
          <table:table-cell table:formula="of:=ABS([.L77]-[.M77])" office:value-type="float" office:value="0" calcext:value-type="float">
            <text:p>0</text:p>
          </table:table-cell>
          <table:table-cell/>
          <table:table-cell office:value-type="string" calcext:value-type="string">
            <text:p>d( 75) = -9.3664555805929784e-06</text:p>
          </table:table-cell>
          <table:table-cell table:formula="of:=RIGHT([.P77]; LEN([.P77])-9)" office:value-type="string" office:string-value="-9.3664555805929784e-06" calcext:value-type="string">
            <text:p>-9.3664555805929784e-06</text:p>
          </table:table-cell>
          <table:table-cell table:style-name="ce4" office:value-type="float" office:value="-0.00000936645558059298" calcext:value-type="float">
            <text:p>-9.37E-06</text:p>
          </table:table-cell>
          <table:table-cell table:formula="of:=ABS([.Q77]-[.R7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6) = -1.9264153105093080e-07</text:p>
          </table:table-cell>
          <table:table-cell table:formula="of:=RIGHT([.A78]; LEN([.A78])-9)" office:value-type="string" office:string-value="-1.9264153105093080e-07" calcext:value-type="string">
            <text:p>-1.9264153105093080e-07</text:p>
          </table:table-cell>
          <table:table-cell table:style-name="ce4" office:value-type="float" office:value="-0.000000192641531050931" calcext:value-type="float">
            <text:p>-1.93E-07</text:p>
          </table:table-cell>
          <table:table-cell table:formula="of:=ABS([.B78]-[.C78])" office:value-type="float" office:value="0" calcext:value-type="float">
            <text:p>0</text:p>
          </table:table-cell>
          <table:table-cell/>
          <table:table-cell office:value-type="string" calcext:value-type="string">
            <text:p>d( 76) = -4.3477406996635506e-06</text:p>
          </table:table-cell>
          <table:table-cell table:formula="of:=RIGHT([.F78]; LEN([.F78])-9)" office:value-type="string" office:string-value="-4.3477406996635506e-06" calcext:value-type="string">
            <text:p>-4.3477406996635506e-06</text:p>
          </table:table-cell>
          <table:table-cell table:style-name="ce4" office:value-type="float" office:value="-0.00000434774069966355" calcext:value-type="float">
            <text:p>-4.35E-06</text:p>
          </table:table-cell>
          <table:table-cell table:formula="of:=ABS([.G78]-[.H78])" office:value-type="float" office:value="0" calcext:value-type="float">
            <text:p>0</text:p>
          </table:table-cell>
          <table:table-cell/>
          <table:table-cell office:value-type="string" calcext:value-type="string">
            <text:p>d( 76) = -2.6737485277001975e-05</text:p>
          </table:table-cell>
          <table:table-cell table:formula="of:=RIGHT([.K78]; LEN([.K78])-9)" office:value-type="string" office:string-value="-2.6737485277001975e-05" calcext:value-type="string">
            <text:p>-2.6737485277001975e-05</text:p>
          </table:table-cell>
          <table:table-cell table:style-name="ce4" office:value-type="float" office:value="-0.000026737485277002" calcext:value-type="float">
            <text:p>-2.67E-05</text:p>
          </table:table-cell>
          <table:table-cell table:formula="of:=ABS([.L78]-[.M78])" office:value-type="float" office:value="0" calcext:value-type="float">
            <text:p>0</text:p>
          </table:table-cell>
          <table:table-cell/>
          <table:table-cell office:value-type="string" calcext:value-type="string">
            <text:p>d( 76) = -3.5215832455700510e-05</text:p>
          </table:table-cell>
          <table:table-cell table:formula="of:=RIGHT([.P78]; LEN([.P78])-9)" office:value-type="string" office:string-value="-3.5215832455700510e-05" calcext:value-type="string">
            <text:p>-3.5215832455700510e-05</text:p>
          </table:table-cell>
          <table:table-cell table:style-name="ce4" office:value-type="float" office:value="-0.0000352158324557005" calcext:value-type="float">
            <text:p>-3.52E-05</text:p>
          </table:table-cell>
          <table:table-cell table:formula="of:=ABS([.Q78]-[.R7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7) = -1.9108545522000362e-06</text:p>
          </table:table-cell>
          <table:table-cell table:formula="of:=RIGHT([.A79]; LEN([.A79])-9)" office:value-type="string" office:string-value="-1.9108545522000362e-06" calcext:value-type="string">
            <text:p>-1.9108545522000362e-06</text:p>
          </table:table-cell>
          <table:table-cell table:style-name="ce4" office:value-type="float" office:value="-0.00000191085455220004" calcext:value-type="float">
            <text:p>-1.91E-06</text:p>
          </table:table-cell>
          <table:table-cell table:formula="of:=ABS([.B79]-[.C79])" office:value-type="float" office:value="0" calcext:value-type="float">
            <text:p>0</text:p>
          </table:table-cell>
          <table:table-cell/>
          <table:table-cell office:value-type="string" calcext:value-type="string">
            <text:p>d( 77) = -1.5636088424934110e-05</text:p>
          </table:table-cell>
          <table:table-cell table:formula="of:=RIGHT([.F79]; LEN([.F79])-9)" office:value-type="string" office:string-value="-1.5636088424934110e-05" calcext:value-type="string">
            <text:p>-1.5636088424934110e-05</text:p>
          </table:table-cell>
          <table:table-cell table:style-name="ce4" office:value-type="float" office:value="-0.0000156360884249341" calcext:value-type="float">
            <text:p>-1.56E-05</text:p>
          </table:table-cell>
          <table:table-cell table:formula="of:=ABS([.G79]-[.H79])" office:value-type="float" office:value="0" calcext:value-type="float">
            <text:p>0</text:p>
          </table:table-cell>
          <table:table-cell/>
          <table:table-cell office:value-type="string" calcext:value-type="string">
            <text:p>d( 77) = -6.5673565006254056e-05</text:p>
          </table:table-cell>
          <table:table-cell table:formula="of:=RIGHT([.K79]; LEN([.K79])-9)" office:value-type="string" office:string-value="-6.5673565006254056e-05" calcext:value-type="string">
            <text:p>-6.5673565006254056e-05</text:p>
          </table:table-cell>
          <table:table-cell table:style-name="ce4" office:value-type="float" office:value="-0.0000656735650062541" calcext:value-type="float">
            <text:p>-6.57E-05</text:p>
          </table:table-cell>
          <table:table-cell table:formula="of:=ABS([.L79]-[.M79])" office:value-type="float" office:value="0" calcext:value-type="float">
            <text:p>0</text:p>
          </table:table-cell>
          <table:table-cell/>
          <table:table-cell office:value-type="string" calcext:value-type="string">
            <text:p>d( 77) = -8.1979599294461396e-05</text:p>
          </table:table-cell>
          <table:table-cell table:formula="of:=RIGHT([.P79]; LEN([.P79])-9)" office:value-type="string" office:string-value="-8.1979599294461396e-05" calcext:value-type="string">
            <text:p>-8.1979599294461396e-05</text:p>
          </table:table-cell>
          <table:table-cell table:style-name="ce4" office:value-type="float" office:value="-0.0000819795992944614" calcext:value-type="float">
            <text:p>-8.20E-05</text:p>
          </table:table-cell>
          <table:table-cell table:formula="of:=ABS([.Q79]-[.R7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8) = -1.9108726272754984e-06</text:p>
          </table:table-cell>
          <table:table-cell table:formula="of:=RIGHT([.A80]; LEN([.A80])-9)" office:value-type="string" office:string-value="-1.9108726272754984e-06" calcext:value-type="string">
            <text:p>-1.9108726272754984e-06</text:p>
          </table:table-cell>
          <table:table-cell table:style-name="ce4" office:value-type="float" office:value="-0.0000019108726272755" calcext:value-type="float">
            <text:p>-1.91E-06</text:p>
          </table:table-cell>
          <table:table-cell table:formula="of:=ABS([.B80]-[.C80])" office:value-type="float" office:value="0" calcext:value-type="float">
            <text:p>0</text:p>
          </table:table-cell>
          <table:table-cell/>
          <table:table-cell office:value-type="string" calcext:value-type="string">
            <text:p>d( 78) = -1.5635963446979709e-05</text:p>
          </table:table-cell>
          <table:table-cell table:formula="of:=RIGHT([.F80]; LEN([.F80])-9)" office:value-type="string" office:string-value="-1.5635963446979709e-05" calcext:value-type="string">
            <text:p>-1.5635963446979709e-05</text:p>
          </table:table-cell>
          <table:table-cell table:style-name="ce4" office:value-type="float" office:value="-0.0000156359634469797" calcext:value-type="float">
            <text:p>-1.56E-05</text:p>
          </table:table-cell>
          <table:table-cell table:formula="of:=ABS([.G80]-[.H80])" office:value-type="float" office:value="0" calcext:value-type="float">
            <text:p>0</text:p>
          </table:table-cell>
          <table:table-cell/>
          <table:table-cell office:value-type="string" calcext:value-type="string">
            <text:p>d( 78) = -6.5658452526801622e-05</text:p>
          </table:table-cell>
          <table:table-cell table:formula="of:=RIGHT([.K80]; LEN([.K80])-9)" office:value-type="string" office:string-value="-6.5658452526801622e-05" calcext:value-type="string">
            <text:p>-6.5658452526801622e-05</text:p>
          </table:table-cell>
          <table:table-cell table:style-name="ce4" office:value-type="float" office:value="-0.0000656584525268016" calcext:value-type="float">
            <text:p>-6.57E-05</text:p>
          </table:table-cell>
          <table:table-cell table:formula="of:=ABS([.L80]-[.M80])" office:value-type="float" office:value="0" calcext:value-type="float">
            <text:p>0</text:p>
          </table:table-cell>
          <table:table-cell/>
          <table:table-cell office:value-type="string" calcext:value-type="string">
            <text:p>d( 78) = -8.1952748402623515e-05</text:p>
          </table:table-cell>
          <table:table-cell table:formula="of:=RIGHT([.P80]; LEN([.P80])-9)" office:value-type="string" office:string-value="-8.1952748402623515e-05" calcext:value-type="string">
            <text:p>-8.1952748402623515e-05</text:p>
          </table:table-cell>
          <table:table-cell table:style-name="ce4" office:value-type="float" office:value="-0.0000819527484026235" calcext:value-type="float">
            <text:p>-8.20E-05</text:p>
          </table:table-cell>
          <table:table-cell table:formula="of:=ABS([.Q80]-[.R8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9) = -1.9284035688101357e-07</text:p>
          </table:table-cell>
          <table:table-cell table:formula="of:=RIGHT([.A81]; LEN([.A81])-9)" office:value-type="string" office:string-value="-1.9284035688101357e-07" calcext:value-type="string">
            <text:p>-1.9284035688101357e-07</text:p>
          </table:table-cell>
          <table:table-cell table:style-name="ce4" office:value-type="float" office:value="-0.000000192840356881014" calcext:value-type="float">
            <text:p>-1.93E-07</text:p>
          </table:table-cell>
          <table:table-cell table:formula="of:=ABS([.B81]-[.C81])" office:value-type="float" office:value="0" calcext:value-type="float">
            <text:p>0</text:p>
          </table:table-cell>
          <table:table-cell/>
          <table:table-cell office:value-type="string" calcext:value-type="string">
            <text:p>d( 79) = -4.3400438464855430e-06</text:p>
          </table:table-cell>
          <table:table-cell table:formula="of:=RIGHT([.F81]; LEN([.F81])-9)" office:value-type="string" office:string-value="-4.3400438464855430e-06" calcext:value-type="string">
            <text:p>-4.3400438464855430e-06</text:p>
          </table:table-cell>
          <table:table-cell table:style-name="ce4" office:value-type="float" office:value="-0.00000434004384648554" calcext:value-type="float">
            <text:p>-4.34E-06</text:p>
          </table:table-cell>
          <table:table-cell table:formula="of:=ABS([.G81]-[.H81])" office:value-type="float" office:value="0" calcext:value-type="float">
            <text:p>0</text:p>
          </table:table-cell>
          <table:table-cell/>
          <table:table-cell office:value-type="string" calcext:value-type="string">
            <text:p>d( 79) = -2.6565219588762898e-05</text:p>
          </table:table-cell>
          <table:table-cell table:formula="of:=RIGHT([.K81]; LEN([.K81])-9)" office:value-type="string" office:string-value="-2.6565219588762898e-05" calcext:value-type="string">
            <text:p>-2.6565219588762898e-05</text:p>
          </table:table-cell>
          <table:table-cell table:style-name="ce4" office:value-type="float" office:value="-0.0000265652195887629" calcext:value-type="float">
            <text:p>-2.66E-05</text:p>
          </table:table-cell>
          <table:table-cell table:formula="of:=ABS([.L81]-[.M81])" office:value-type="float" office:value="0" calcext:value-type="float">
            <text:p>0</text:p>
          </table:table-cell>
          <table:table-cell/>
          <table:table-cell office:value-type="string" calcext:value-type="string">
            <text:p>d( 79) = -3.4939738830437577e-05</text:p>
          </table:table-cell>
          <table:table-cell table:formula="of:=RIGHT([.P81]; LEN([.P81])-9)" office:value-type="string" office:string-value="-3.4939738830437577e-05" calcext:value-type="string">
            <text:p>-3.4939738830437577e-05</text:p>
          </table:table-cell>
          <table:table-cell table:style-name="ce4" office:value-type="float" office:value="-0.0000349397388304376" calcext:value-type="float">
            <text:p>-3.49E-05</text:p>
          </table:table-cell>
          <table:table-cell table:formula="of:=ABS([.Q81]-[.R8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0) = -1.7530941534637599e-08</text:p>
          </table:table-cell>
          <table:table-cell table:formula="of:=RIGHT([.A82]; LEN([.A82])-9)" office:value-type="string" office:string-value="-1.7530941534637599e-08" calcext:value-type="string">
            <text:p>-1.7530941534637599e-08</text:p>
          </table:table-cell>
          <table:table-cell table:style-name="ce4" office:value-type="float" office:value="-0.0000000175309415346376" calcext:value-type="float">
            <text:p>-1.75E-08</text:p>
          </table:table-cell>
          <table:table-cell table:formula="of:=ABS([.B82]-[.C82])" office:value-type="float" office:value="0" calcext:value-type="float">
            <text:p>0</text:p>
          </table:table-cell>
          <table:table-cell/>
          <table:table-cell office:value-type="string" calcext:value-type="string">
            <text:p>d( 80) = -6.1889309286243195e-07</text:p>
          </table:table-cell>
          <table:table-cell table:formula="of:=RIGHT([.F82]; LEN([.F82])-9)" office:value-type="string" office:string-value="-6.1889309286243195e-07" calcext:value-type="string">
            <text:p>-6.1889309286243195e-07</text:p>
          </table:table-cell>
          <table:table-cell table:style-name="ce4" office:value-type="float" office:value="-0.000000618893092862432" calcext:value-type="float">
            <text:p>-6.19E-07</text:p>
          </table:table-cell>
          <table:table-cell table:formula="of:=ABS([.G82]-[.H82])" office:value-type="float" office:value="0" calcext:value-type="float">
            <text:p>0</text:p>
          </table:table-cell>
          <table:table-cell/>
          <table:table-cell office:value-type="string" calcext:value-type="string">
            <text:p>d( 80) = -5.4165355540268507e-06</text:p>
          </table:table-cell>
          <table:table-cell table:formula="of:=RIGHT([.K82]; LEN([.K82])-9)" office:value-type="string" office:string-value="-5.4165355540268507e-06" calcext:value-type="string">
            <text:p>-5.4165355540268507e-06</text:p>
          </table:table-cell>
          <table:table-cell table:style-name="ce4" office:value-type="float" office:value="-0.00000541653555402685" calcext:value-type="float">
            <text:p>-5.42E-06</text:p>
          </table:table-cell>
          <table:table-cell table:formula="of:=ABS([.L82]-[.M82])" office:value-type="float" office:value="0" calcext:value-type="float">
            <text:p>0</text:p>
          </table:table-cell>
          <table:table-cell/>
          <table:table-cell office:value-type="string" calcext:value-type="string">
            <text:p>d( 80) = -7.5151333767283486e-06</text:p>
          </table:table-cell>
          <table:table-cell table:formula="of:=RIGHT([.P82]; LEN([.P82])-9)" office:value-type="string" office:string-value="-7.5151333767283486e-06" calcext:value-type="string">
            <text:p>-7.5151333767283486e-06</text:p>
          </table:table-cell>
          <table:table-cell table:style-name="ce4" office:value-type="float" office:value="-0.00000751513337672835" calcext:value-type="float">
            <text:p>-7.52E-06</text:p>
          </table:table-cell>
          <table:table-cell table:formula="of:=ABS([.Q82]-[.R8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1) = -1.7706177356684481e-09</text:p>
          </table:table-cell>
          <table:table-cell table:formula="of:=RIGHT([.A83]; LEN([.A83])-9)" office:value-type="string" office:string-value="-1.7706177356684481e-09" calcext:value-type="string">
            <text:p>-1.7706177356684481e-09</text:p>
          </table:table-cell>
          <table:table-cell table:style-name="ce4" office:value-type="float" office:value="-0.00000000177061773566845" calcext:value-type="float">
            <text:p>-1.77E-09</text:p>
          </table:table-cell>
          <table:table-cell table:formula="of:=ABS([.B83]-[.C83])" office:value-type="float" office:value="0" calcext:value-type="float">
            <text:p>0</text:p>
          </table:table-cell>
          <table:table-cell/>
          <table:table-cell office:value-type="string" calcext:value-type="string">
            <text:p>d( 81) = -9.2662759254165682e-08</text:p>
          </table:table-cell>
          <table:table-cell table:formula="of:=RIGHT([.F83]; LEN([.F83])-9)" office:value-type="string" office:string-value="-9.2662759254165682e-08" calcext:value-type="string">
            <text:p>-9.2662759254165682e-08</text:p>
          </table:table-cell>
          <table:table-cell table:style-name="ce4" office:value-type="float" office:value="-0.0000000926627592541657" calcext:value-type="float">
            <text:p>-9.27E-08</text:p>
          </table:table-cell>
          <table:table-cell table:formula="of:=ABS([.G83]-[.H83])" office:value-type="float" office:value="0" calcext:value-type="float">
            <text:p>0</text:p>
          </table:table-cell>
          <table:table-cell/>
          <table:table-cell office:value-type="string" calcext:value-type="string">
            <text:p>d( 81) = -1.1821674411380402e-06</text:p>
          </table:table-cell>
          <table:table-cell table:formula="of:=RIGHT([.K83]; LEN([.K83])-9)" office:value-type="string" office:string-value="-1.1821674411380402e-06" calcext:value-type="string">
            <text:p>-1.1821674411380402e-06</text:p>
          </table:table-cell>
          <table:table-cell table:style-name="ce4" office:value-type="float" office:value="-0.00000118216744113804" calcext:value-type="float">
            <text:p>-1.18E-06</text:p>
          </table:table-cell>
          <table:table-cell table:formula="of:=ABS([.L83]-[.M83])" office:value-type="float" office:value="0" calcext:value-type="float">
            <text:p>0</text:p>
          </table:table-cell>
          <table:table-cell/>
          <table:table-cell office:value-type="string" calcext:value-type="string">
            <text:p>d( 81) = -1.7705073072836982e-06</text:p>
          </table:table-cell>
          <table:table-cell table:formula="of:=RIGHT([.P83]; LEN([.P83])-9)" office:value-type="string" office:string-value="-1.7705073072836982e-06" calcext:value-type="string">
            <text:p>-1.7705073072836982e-06</text:p>
          </table:table-cell>
          <table:table-cell table:style-name="ce4" office:value-type="float" office:value="-0.0000017705073072837" calcext:value-type="float">
            <text:p>-1.77E-06</text:p>
          </table:table-cell>
          <table:table-cell table:formula="of:=ABS([.Q83]-[.R8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2) = -1.9476795092352929e-08</text:p>
          </table:table-cell>
          <table:table-cell table:formula="of:=RIGHT([.A84]; LEN([.A84])-9)" office:value-type="string" office:string-value="-1.9476795092352929e-08" calcext:value-type="string">
            <text:p>-1.9476795092352929e-08</text:p>
          </table:table-cell>
          <table:table-cell table:style-name="ce4" office:value-type="float" office:value="-0.0000000194767950923529" calcext:value-type="float">
            <text:p>-1.95E-08</text:p>
          </table:table-cell>
          <table:table-cell table:formula="of:=ABS([.B84]-[.C84])" office:value-type="float" office:value="0" calcext:value-type="float">
            <text:p>0</text:p>
          </table:table-cell>
          <table:table-cell/>
          <table:table-cell office:value-type="string" calcext:value-type="string">
            <text:p>d( 82) = -8.1636553139316245e-07</text:p>
          </table:table-cell>
          <table:table-cell table:formula="of:=RIGHT([.F84]; LEN([.F84])-9)" office:value-type="string" office:string-value="-8.1636553139316245e-07" calcext:value-type="string">
            <text:p>-8.1636553139316245e-07</text:p>
          </table:table-cell>
          <table:table-cell table:style-name="ce4" office:value-type="float" office:value="-0.000000816365531393163" calcext:value-type="float">
            <text:p>-8.16E-07</text:p>
          </table:table-cell>
          <table:table-cell table:formula="of:=ABS([.G84]-[.H84])" office:value-type="float" office:value="0" calcext:value-type="float">
            <text:p>0</text:p>
          </table:table-cell>
          <table:table-cell/>
          <table:table-cell office:value-type="string" calcext:value-type="string">
            <text:p>d( 82) = -8.4697352227050605e-06</text:p>
          </table:table-cell>
          <table:table-cell table:formula="of:=RIGHT([.K84]; LEN([.K84])-9)" office:value-type="string" office:string-value="-8.4697352227050605e-06" calcext:value-type="string">
            <text:p>-8.4697352227050605e-06</text:p>
          </table:table-cell>
          <table:table-cell table:style-name="ce4" office:value-type="float" office:value="-0.00000846973522270506" calcext:value-type="float">
            <text:p>-8.47E-06</text:p>
          </table:table-cell>
          <table:table-cell table:formula="of:=ABS([.L84]-[.M84])" office:value-type="float" office:value="0" calcext:value-type="float">
            <text:p>0</text:p>
          </table:table-cell>
          <table:table-cell/>
          <table:table-cell office:value-type="string" calcext:value-type="string">
            <text:p>d( 82) = -1.2243034516728166e-05</text:p>
          </table:table-cell>
          <table:table-cell table:formula="of:=RIGHT([.P84]; LEN([.P84])-9)" office:value-type="string" office:string-value="-1.2243034516728166e-05" calcext:value-type="string">
            <text:p>-1.2243034516728166e-05</text:p>
          </table:table-cell>
          <table:table-cell table:style-name="ce4" office:value-type="float" office:value="-0.0000122430345167282" calcext:value-type="float">
            <text:p>-1.22E-05</text:p>
          </table:table-cell>
          <table:table-cell table:formula="of:=ABS([.Q84]-[.R8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3) = -1.9299733318786082e-07</text:p>
          </table:table-cell>
          <table:table-cell table:formula="of:=RIGHT([.A85]; LEN([.A85])-9)" office:value-type="string" office:string-value="-1.9299733318786082e-07" calcext:value-type="string">
            <text:p>-1.9299733318786082e-07</text:p>
          </table:table-cell>
          <table:table-cell table:style-name="ce4" office:value-type="float" office:value="-0.000000192997333187861" calcext:value-type="float">
            <text:p>-1.93E-07</text:p>
          </table:table-cell>
          <table:table-cell table:formula="of:=ABS([.B85]-[.C85])" office:value-type="float" office:value="0" calcext:value-type="float">
            <text:p>0</text:p>
          </table:table-cell>
          <table:table-cell/>
          <table:table-cell office:value-type="string" calcext:value-type="string">
            <text:p>d( 83) = -5.8388195302481961e-06</text:p>
          </table:table-cell>
          <table:table-cell table:formula="of:=RIGHT([.F85]; LEN([.F85])-9)" office:value-type="string" office:string-value="-5.8388195302481961e-06" calcext:value-type="string">
            <text:p>-5.8388195302481961e-06</text:p>
          </table:table-cell>
          <table:table-cell table:style-name="ce4" office:value-type="float" office:value="-0.0000058388195302482" calcext:value-type="float">
            <text:p>-5.84E-06</text:p>
          </table:table-cell>
          <table:table-cell table:formula="of:=ABS([.G85]-[.H85])" office:value-type="float" office:value="0" calcext:value-type="float">
            <text:p>0</text:p>
          </table:table-cell>
          <table:table-cell/>
          <table:table-cell office:value-type="string" calcext:value-type="string">
            <text:p>d( 83) = -4.4873719434715756e-05</text:p>
          </table:table-cell>
          <table:table-cell table:formula="of:=RIGHT([.K85]; LEN([.K85])-9)" office:value-type="string" office:string-value="-4.4873719434715756e-05" calcext:value-type="string">
            <text:p>-4.4873719434715756e-05</text:p>
          </table:table-cell>
          <table:table-cell table:style-name="ce4" office:value-type="float" office:value="-0.0000448737194347158" calcext:value-type="float">
            <text:p>-4.49E-05</text:p>
          </table:table-cell>
          <table:table-cell table:formula="of:=ABS([.L85]-[.M85])" office:value-type="float" office:value="0" calcext:value-type="float">
            <text:p>0</text:p>
          </table:table-cell>
          <table:table-cell/>
          <table:table-cell office:value-type="string" calcext:value-type="string">
            <text:p>d( 83) = -6.1384958455310039e-05</text:p>
          </table:table-cell>
          <table:table-cell table:formula="of:=RIGHT([.P85]; LEN([.P85])-9)" office:value-type="string" office:string-value="-6.1384958455310039e-05" calcext:value-type="string">
            <text:p>-6.1384958455310039e-05</text:p>
          </table:table-cell>
          <table:table-cell table:style-name="ce4" office:value-type="float" office:value="-0.0000613849584553101" calcext:value-type="float">
            <text:p>-6.14E-05</text:p>
          </table:table-cell>
          <table:table-cell table:formula="of:=ABS([.Q85]-[.R8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4) = -1.9108543491242598e-06</text:p>
          </table:table-cell>
          <table:table-cell table:formula="of:=RIGHT([.A86]; LEN([.A86])-9)" office:value-type="string" office:string-value="-1.9108543491242598e-06" calcext:value-type="string">
            <text:p>-1.9108543491242598e-06</text:p>
          </table:table-cell>
          <table:table-cell table:style-name="ce4" office:value-type="float" office:value="-0.00000191085434912426" calcext:value-type="float">
            <text:p>-1.91E-06</text:p>
          </table:table-cell>
          <table:table-cell table:formula="of:=ABS([.B86]-[.C86])" office:value-type="float" office:value="0" calcext:value-type="float">
            <text:p>0</text:p>
          </table:table-cell>
          <table:table-cell/>
          <table:table-cell office:value-type="string" calcext:value-type="string">
            <text:p>d( 84) = -3.5447312615762407e-05</text:p>
          </table:table-cell>
          <table:table-cell table:formula="of:=RIGHT([.F86]; LEN([.F86])-9)" office:value-type="string" office:string-value="-3.5447312615762407e-05" calcext:value-type="string">
            <text:p>-3.5447312615762407e-05</text:p>
          </table:table-cell>
          <table:table-cell table:style-name="ce4" office:value-type="float" office:value="-0.0000354473126157624" calcext:value-type="float">
            <text:p>-3.54E-05</text:p>
          </table:table-cell>
          <table:table-cell table:formula="of:=ABS([.G86]-[.H86])" office:value-type="float" office:value="0" calcext:value-type="float">
            <text:p>0</text:p>
          </table:table-cell>
          <table:table-cell/>
          <table:table-cell office:value-type="string" calcext:value-type="string">
            <text:p>d( 84) = -1.8200257014250378e-04</text:p>
          </table:table-cell>
          <table:table-cell table:formula="of:=RIGHT([.K86]; LEN([.K86])-9)" office:value-type="string" office:string-value="-1.8200257014250378e-04" calcext:value-type="string">
            <text:p>-1.8200257014250378e-04</text:p>
          </table:table-cell>
          <table:table-cell table:style-name="ce4" office:value-type="float" office:value="-0.000182002570142504" calcext:value-type="float">
            <text:p>-1.82E-04</text:p>
          </table:table-cell>
          <table:table-cell table:formula="of:=ABS([.L86]-[.M86])" office:value-type="float" office:value="0" calcext:value-type="float">
            <text:p>0</text:p>
          </table:table-cell>
          <table:table-cell/>
          <table:table-cell office:value-type="string" calcext:value-type="string">
            <text:p>d( 84) = -2.3347896771809131e-04</text:p>
          </table:table-cell>
          <table:table-cell table:formula="of:=RIGHT([.P86]; LEN([.P86])-9)" office:value-type="string" office:string-value="-2.3347896771809131e-04" calcext:value-type="string">
            <text:p>-2.3347896771809131e-04</text:p>
          </table:table-cell>
          <table:table-cell table:style-name="ce4" office:value-type="float" office:value="-0.000233478967718091" calcext:value-type="float">
            <text:p>-2.33E-04</text:p>
          </table:table-cell>
          <table:table-cell table:formula="of:=ABS([.Q86]-[.R8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5) = -1.8915903970392743e-05</text:p>
          </table:table-cell>
          <table:table-cell table:formula="of:=RIGHT([.A87]; LEN([.A87])-9)" office:value-type="string" office:string-value="-1.8915903970392743e-05" calcext:value-type="string">
            <text:p>-1.8915903970392743e-05</text:p>
          </table:table-cell>
          <table:table-cell table:style-name="ce4" office:value-type="float" office:value="-0.0000189159039703927" calcext:value-type="float">
            <text:p>-1.89E-05</text:p>
          </table:table-cell>
          <table:table-cell table:formula="of:=ABS([.B87]-[.C87])" office:value-type="float" office:value="0" calcext:value-type="float">
            <text:p>0</text:p>
          </table:table-cell>
          <table:table-cell/>
          <table:table-cell office:value-type="string" calcext:value-type="string">
            <text:p>d( 85) = -1.2957560098107824e-04</text:p>
          </table:table-cell>
          <table:table-cell table:formula="of:=RIGHT([.F87]; LEN([.F87])-9)" office:value-type="string" office:string-value="-1.2957560098107824e-04" calcext:value-type="string">
            <text:p>-1.2957560098107824e-04</text:p>
          </table:table-cell>
          <table:table-cell table:style-name="ce4" office:value-type="float" office:value="-0.000129575600981078" calcext:value-type="float">
            <text:p>-1.30E-04</text:p>
          </table:table-cell>
          <table:table-cell table:formula="of:=ABS([.G87]-[.H87])" office:value-type="float" office:value="0" calcext:value-type="float">
            <text:p>0</text:p>
          </table:table-cell>
          <table:table-cell/>
          <table:table-cell office:value-type="string" calcext:value-type="string">
            <text:p>d( 85) = -4.5673646088028512e-04</text:p>
          </table:table-cell>
          <table:table-cell table:formula="of:=RIGHT([.K87]; LEN([.K87])-9)" office:value-type="string" office:string-value="-4.5673646088028512e-04" calcext:value-type="string">
            <text:p>-4.5673646088028512e-04</text:p>
          </table:table-cell>
          <table:table-cell table:style-name="ce4" office:value-type="float" office:value="-0.000456736460880285" calcext:value-type="float">
            <text:p>-4.57E-04</text:p>
          </table:table-cell>
          <table:table-cell table:formula="of:=ABS([.L87]-[.M87])" office:value-type="float" office:value="0" calcext:value-type="float">
            <text:p>0</text:p>
          </table:table-cell>
          <table:table-cell/>
          <table:table-cell office:value-type="string" calcext:value-type="string">
            <text:p>d( 85) = -5.5563828071068344e-04</text:p>
          </table:table-cell>
          <table:table-cell table:formula="of:=RIGHT([.P87]; LEN([.P87])-9)" office:value-type="string" office:string-value="-5.5563828071068344e-04" calcext:value-type="string">
            <text:p>-5.5563828071068344e-04</text:p>
          </table:table-cell>
          <table:table-cell table:style-name="ce4" office:value-type="float" office:value="-0.000555638280710683" calcext:value-type="float">
            <text:p>-5.56E-04</text:p>
          </table:table-cell>
          <table:table-cell table:formula="of:=ABS([.Q87]-[.R8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6) = -1.8915728734382453e-05</text:p>
          </table:table-cell>
          <table:table-cell table:formula="of:=RIGHT([.A88]; LEN([.A88])-9)" office:value-type="string" office:string-value="-1.8915728734382453e-05" calcext:value-type="string">
            <text:p>-1.8915728734382453e-05</text:p>
          </table:table-cell>
          <table:table-cell table:style-name="ce4" office:value-type="float" office:value="-0.0000189157287343825" calcext:value-type="float">
            <text:p>-1.89E-05</text:p>
          </table:table-cell>
          <table:table-cell table:formula="of:=ABS([.B88]-[.C88])" office:value-type="float" office:value="0" calcext:value-type="float">
            <text:p>0</text:p>
          </table:table-cell>
          <table:table-cell/>
          <table:table-cell office:value-type="string" calcext:value-type="string">
            <text:p>d( 86) = -1.2956429042644847e-04</text:p>
          </table:table-cell>
          <table:table-cell table:formula="of:=RIGHT([.F88]; LEN([.F88])-9)" office:value-type="string" office:string-value="-1.2956429042644847e-04" calcext:value-type="string">
            <text:p>-1.2956429042644847e-04</text:p>
          </table:table-cell>
          <table:table-cell table:style-name="ce4" office:value-type="float" office:value="-0.000129564290426448" calcext:value-type="float">
            <text:p>-1.30E-04</text:p>
          </table:table-cell>
          <table:table-cell table:formula="of:=ABS([.G88]-[.H88])" office:value-type="float" office:value="4.60785923306339E-019" calcext:value-type="float">
            <text:p>4.60785923306339E-19</text:p>
          </table:table-cell>
          <table:table-cell/>
          <table:table-cell office:value-type="string" calcext:value-type="string">
            <text:p>d( 86) = -4.5655976632176276e-04</text:p>
          </table:table-cell>
          <table:table-cell table:formula="of:=RIGHT([.K88]; LEN([.K88])-9)" office:value-type="string" office:string-value="-4.5655976632176276e-04" calcext:value-type="string">
            <text:p>-4.5655976632176276e-04</text:p>
          </table:table-cell>
          <table:table-cell table:style-name="ce4" office:value-type="float" office:value="-0.000456559766321763" calcext:value-type="float">
            <text:p>-4.57E-04</text:p>
          </table:table-cell>
          <table:table-cell table:formula="of:=ABS([.L88]-[.M88])" office:value-type="float" office:value="0" calcext:value-type="float">
            <text:p>0</text:p>
          </table:table-cell>
          <table:table-cell/>
          <table:table-cell office:value-type="string" calcext:value-type="string">
            <text:p>d( 86) = -5.5536509095667919e-04</text:p>
          </table:table-cell>
          <table:table-cell table:formula="of:=RIGHT([.P88]; LEN([.P88])-9)" office:value-type="string" office:string-value="-5.5536509095667919e-04" calcext:value-type="string">
            <text:p>-5.5536509095667919e-04</text:p>
          </table:table-cell>
          <table:table-cell table:style-name="ce4" office:value-type="float" office:value="-0.000555365090956679" calcext:value-type="float">
            <text:p>-5.55E-04</text:p>
          </table:table-cell>
          <table:table-cell table:formula="of:=ABS([.Q88]-[.R8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7) = -1.9089267530110733e-06</text:p>
          </table:table-cell>
          <table:table-cell table:formula="of:=RIGHT([.A89]; LEN([.A89])-9)" office:value-type="string" office:string-value="-1.9089267530110733e-06" calcext:value-type="string">
            <text:p>-1.9089267530110733e-06</text:p>
          </table:table-cell>
          <table:table-cell table:style-name="ce4" office:value-type="float" office:value="-0.00000190892675301107" calcext:value-type="float">
            <text:p>-1.91E-06</text:p>
          </table:table-cell>
          <table:table-cell table:formula="of:=ABS([.B89]-[.C89])" office:value-type="float" office:value="0" calcext:value-type="float">
            <text:p>0</text:p>
          </table:table-cell>
          <table:table-cell/>
          <table:table-cell office:value-type="string" calcext:value-type="string">
            <text:p>d( 87) = -3.5342413035073335e-05</text:p>
          </table:table-cell>
          <table:table-cell table:formula="of:=RIGHT([.F89]; LEN([.F89])-9)" office:value-type="string" office:string-value="-3.5342413035073335e-05" calcext:value-type="string">
            <text:p>-3.5342413035073335e-05</text:p>
          </table:table-cell>
          <table:table-cell table:style-name="ce4" office:value-type="float" office:value="-0.0000353424130350733" calcext:value-type="float">
            <text:p>-3.53E-05</text:p>
          </table:table-cell>
          <table:table-cell table:formula="of:=ABS([.G89]-[.H89])" office:value-type="float" office:value="0" calcext:value-type="float">
            <text:p>0</text:p>
          </table:table-cell>
          <table:table-cell/>
          <table:table-cell office:value-type="string" calcext:value-type="string">
            <text:p>d( 87) = -1.8062162884973604e-04</text:p>
          </table:table-cell>
          <table:table-cell table:formula="of:=RIGHT([.K89]; LEN([.K89])-9)" office:value-type="string" office:string-value="-1.8062162884973604e-04" calcext:value-type="string">
            <text:p>-1.8062162884973604e-04</text:p>
          </table:table-cell>
          <table:table-cell table:style-name="ce4" office:value-type="float" office:value="-0.000180621628849736" calcext:value-type="float">
            <text:p>-1.81E-04</text:p>
          </table:table-cell>
          <table:table-cell table:formula="of:=ABS([.L89]-[.M89])" office:value-type="float" office:value="0" calcext:value-type="float">
            <text:p>0</text:p>
          </table:table-cell>
          <table:table-cell/>
          <table:table-cell office:value-type="string" calcext:value-type="string">
            <text:p>d( 87) = -2.3139961159470191e-04</text:p>
          </table:table-cell>
          <table:table-cell table:formula="of:=RIGHT([.P89]; LEN([.P89])-9)" office:value-type="string" office:string-value="-2.3139961159470191e-04" calcext:value-type="string">
            <text:p>-2.3139961159470191e-04</text:p>
          </table:table-cell>
          <table:table-cell table:style-name="ce4" office:value-type="float" office:value="-0.000231399611594702" calcext:value-type="float">
            <text:p>-2.31E-04</text:p>
          </table:table-cell>
          <table:table-cell table:formula="of:=ABS([.Q89]-[.R8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8) = -1.7353879572827938e-07</text:p>
          </table:table-cell>
          <table:table-cell table:formula="of:=RIGHT([.A90]; LEN([.A90])-9)" office:value-type="string" office:string-value="-1.7353879572827938e-07" calcext:value-type="string">
            <text:p>-1.7353879572827938e-07</text:p>
          </table:table-cell>
          <table:table-cell table:style-name="ce4" office:value-type="float" office:value="-0.000000173538795728279" calcext:value-type="float">
            <text:p>-1.74E-07</text:p>
          </table:table-cell>
          <table:table-cell table:formula="of:=ABS([.B90]-[.C90])" office:value-type="float" office:value="0" calcext:value-type="float">
            <text:p>0</text:p>
          </table:table-cell>
          <table:table-cell/>
          <table:table-cell office:value-type="string" calcext:value-type="string">
            <text:p>d( 88) = -5.0215277320499321e-06</text:p>
          </table:table-cell>
          <table:table-cell table:formula="of:=RIGHT([.F90]; LEN([.F90])-9)" office:value-type="string" office:string-value="-5.0215277320499321e-06" calcext:value-type="string">
            <text:p>-5.0215277320499321e-06</text:p>
          </table:table-cell>
          <table:table-cell table:style-name="ce4" office:value-type="float" office:value="-0.00000502152773204993" calcext:value-type="float">
            <text:p>-5.02E-06</text:p>
          </table:table-cell>
          <table:table-cell table:formula="of:=ABS([.G90]-[.H90])" office:value-type="float" office:value="0" calcext:value-type="float">
            <text:p>0</text:p>
          </table:table-cell>
          <table:table-cell/>
          <table:table-cell office:value-type="string" calcext:value-type="string">
            <text:p>d( 88) = -3.6381904918903424e-05</text:p>
          </table:table-cell>
          <table:table-cell table:formula="of:=RIGHT([.K90]; LEN([.K90])-9)" office:value-type="string" office:string-value="-3.6381904918903424e-05" calcext:value-type="string">
            <text:p>-3.6381904918903424e-05</text:p>
          </table:table-cell>
          <table:table-cell table:style-name="ce4" office:value-type="float" office:value="-0.0000363819049189034" calcext:value-type="float">
            <text:p>-3.64E-05</text:p>
          </table:table-cell>
          <table:table-cell table:formula="of:=ABS([.L90]-[.M90])" office:value-type="float" office:value="0" calcext:value-type="float">
            <text:p>0</text:p>
          </table:table-cell>
          <table:table-cell/>
          <table:table-cell office:value-type="string" calcext:value-type="string">
            <text:p>d( 88) = -4.9106264876480518e-05</text:p>
          </table:table-cell>
          <table:table-cell table:formula="of:=RIGHT([.P90]; LEN([.P90])-9)" office:value-type="string" office:string-value="-4.9106264876480518e-05" calcext:value-type="string">
            <text:p>-4.9106264876480518e-05</text:p>
          </table:table-cell>
          <table:table-cell table:style-name="ce4" office:value-type="float" office:value="-0.0000491062648764805" calcext:value-type="float">
            <text:p>-4.91E-05</text:p>
          </table:table-cell>
          <table:table-cell table:formula="of:=ABS([.Q90]-[.R9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9) = -1.7530922904361075e-08</text:p>
          </table:table-cell>
          <table:table-cell table:formula="of:=RIGHT([.A91]; LEN([.A91])-9)" office:value-type="string" office:string-value="-1.7530922904361075e-08" calcext:value-type="string">
            <text:p>-1.7530922904361075e-08</text:p>
          </table:table-cell>
          <table:table-cell table:style-name="ce4" office:value-type="float" office:value="-0.0000000175309229043611" calcext:value-type="float">
            <text:p>-1.75E-08</text:p>
          </table:table-cell>
          <table:table-cell table:formula="of:=ABS([.B91]-[.C91])" office:value-type="float" office:value="0" calcext:value-type="float">
            <text:p>0</text:p>
          </table:table-cell>
          <table:table-cell/>
          <table:table-cell office:value-type="string" calcext:value-type="string">
            <text:p>d( 89) = -7.1239127096021067e-07</text:p>
          </table:table-cell>
          <table:table-cell table:formula="of:=RIGHT([.F91]; LEN([.F91])-9)" office:value-type="string" office:string-value="-7.1239127096021067e-07" calcext:value-type="string">
            <text:p>-7.1239127096021067e-07</text:p>
          </table:table-cell>
          <table:table-cell table:style-name="ce4" office:value-type="float" office:value="-0.000000712391270960211" calcext:value-type="float">
            <text:p>-7.12E-07</text:p>
          </table:table-cell>
          <table:table-cell table:formula="of:=ABS([.G91]-[.H91])" office:value-type="float" office:value="0" calcext:value-type="float">
            <text:p>0</text:p>
          </table:table-cell>
          <table:table-cell/>
          <table:table-cell office:value-type="string" calcext:value-type="string">
            <text:p>d( 89) = -7.1108656500277629e-06</text:p>
          </table:table-cell>
          <table:table-cell table:formula="of:=RIGHT([.K91]; LEN([.K91])-9)" office:value-type="string" office:string-value="-7.1108656500277629e-06" calcext:value-type="string">
            <text:p>-7.1108656500277629e-06</text:p>
          </table:table-cell>
          <table:table-cell table:style-name="ce4" office:value-type="float" office:value="-0.00000711086565002776" calcext:value-type="float">
            <text:p>-7.11E-06</text:p>
          </table:table-cell>
          <table:table-cell table:formula="of:=ABS([.L91]-[.M91])" office:value-type="float" office:value="0" calcext:value-type="float">
            <text:p>0</text:p>
          </table:table-cell>
          <table:table-cell/>
          <table:table-cell office:value-type="string" calcext:value-type="string">
            <text:p>d( 89) = -1.0199330020984565e-05</text:p>
          </table:table-cell>
          <table:table-cell table:formula="of:=RIGHT([.P91]; LEN([.P91])-9)" office:value-type="string" office:string-value="-1.0199330020984565e-05" calcext:value-type="string">
            <text:p>-1.0199330020984565e-05</text:p>
          </table:table-cell>
          <table:table-cell table:style-name="ce4" office:value-type="float" office:value="-0.0000101993300209846" calcext:value-type="float">
            <text:p>-1.02E-05</text:p>
          </table:table-cell>
          <table:table-cell table:formula="of:=ABS([.Q91]-[.R9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0) = -1.9284015194797184e-07</text:p>
          </table:table-cell>
          <table:table-cell table:formula="of:=RIGHT([.A92]; LEN([.A92])-9)" office:value-type="string" office:string-value="-1.9284015194797184e-07" calcext:value-type="string">
            <text:p>-1.9284015194797184e-07</text:p>
          </table:table-cell>
          <table:table-cell table:style-name="ce4" office:value-type="float" office:value="-0.000000192840151947972" calcext:value-type="float">
            <text:p>-1.93E-07</text:p>
          </table:table-cell>
          <table:table-cell table:formula="of:=ABS([.B92]-[.C92])" office:value-type="float" office:value="0" calcext:value-type="float">
            <text:p>0</text:p>
          </table:table-cell>
          <table:table-cell/>
          <table:table-cell office:value-type="string" calcext:value-type="string">
            <text:p>d( 90) = -6.2846223938184076e-06</text:p>
          </table:table-cell>
          <table:table-cell table:formula="of:=RIGHT([.F92]; LEN([.F92])-9)" office:value-type="string" office:string-value="-6.2846223938184076e-06" calcext:value-type="string">
            <text:p>-6.2846223938184076e-06</text:p>
          </table:table-cell>
          <table:table-cell table:style-name="ce4" office:value-type="float" office:value="-0.00000628462239381841" calcext:value-type="float">
            <text:p>-6.28E-06</text:p>
          </table:table-cell>
          <table:table-cell table:formula="of:=ABS([.G92]-[.H92])" office:value-type="float" office:value="0" calcext:value-type="float">
            <text:p>0</text:p>
          </table:table-cell>
          <table:table-cell/>
          <table:table-cell office:value-type="string" calcext:value-type="string">
            <text:p>d( 90) = -5.1226327156379197e-05</text:p>
          </table:table-cell>
          <table:table-cell table:formula="of:=RIGHT([.K92]; LEN([.K92])-9)" office:value-type="string" office:string-value="-5.1226327156379197e-05" calcext:value-type="string">
            <text:p>-5.1226327156379197e-05</text:p>
          </table:table-cell>
          <table:table-cell table:style-name="ce4" office:value-type="float" office:value="-0.0000512263271563792" calcext:value-type="float">
            <text:p>-5.12E-05</text:p>
          </table:table-cell>
          <table:table-cell table:formula="of:=ABS([.L92]-[.M92])" office:value-type="float" office:value="0" calcext:value-type="float">
            <text:p>0</text:p>
          </table:table-cell>
          <table:table-cell/>
          <table:table-cell office:value-type="string" calcext:value-type="string">
            <text:p>d( 90) = -7.1031662687963130e-05</text:p>
          </table:table-cell>
          <table:table-cell table:formula="of:=RIGHT([.P92]; LEN([.P92])-9)" office:value-type="string" office:string-value="-7.1031662687963130e-05" calcext:value-type="string">
            <text:p>-7.1031662687963130e-05</text:p>
          </table:table-cell>
          <table:table-cell table:style-name="ce4" office:value-type="float" office:value="-0.0000710316626879631" calcext:value-type="float">
            <text:p>-7.10E-05</text:p>
          </table:table-cell>
          <table:table-cell table:formula="of:=ABS([.Q92]-[.R9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1) = -1.9108705965753571e-06</text:p>
          </table:table-cell>
          <table:table-cell table:formula="of:=RIGHT([.A93]; LEN([.A93])-9)" office:value-type="string" office:string-value="-1.9108705965753571e-06" calcext:value-type="string">
            <text:p>-1.9108705965753571e-06</text:p>
          </table:table-cell>
          <table:table-cell table:style-name="ce4" office:value-type="float" office:value="-0.00000191087059657536" calcext:value-type="float">
            <text:p>-1.91E-06</text:p>
          </table:table-cell>
          <table:table-cell table:formula="of:=ABS([.B93]-[.C93])" office:value-type="float" office:value="0" calcext:value-type="float">
            <text:p>0</text:p>
          </table:table-cell>
          <table:table-cell/>
          <table:table-cell office:value-type="string" calcext:value-type="string">
            <text:p>d( 91) = -4.5065335213040854e-05</text:p>
          </table:table-cell>
          <table:table-cell table:formula="of:=RIGHT([.F93]; LEN([.F93])-9)" office:value-type="string" office:string-value="-4.5065335213040854e-05" calcext:value-type="string">
            <text:p>-4.5065335213040854e-05</text:p>
          </table:table-cell>
          <table:table-cell table:style-name="ce4" office:value-type="float" office:value="-0.0000450653352130409" calcext:value-type="float">
            <text:p>-4.51E-05</text:p>
          </table:table-cell>
          <table:table-cell table:formula="of:=ABS([.G93]-[.H93])" office:value-type="float" office:value="0" calcext:value-type="float">
            <text:p>0</text:p>
          </table:table-cell>
          <table:table-cell/>
          <table:table-cell office:value-type="string" calcext:value-type="string">
            <text:p>d( 91) = -2.7425513750130423e-04</text:p>
          </table:table-cell>
          <table:table-cell table:formula="of:=RIGHT([.K93]; LEN([.K93])-9)" office:value-type="string" office:string-value="-2.7425513750130423e-04" calcext:value-type="string">
            <text:p>-2.7425513750130423e-04</text:p>
          </table:table-cell>
          <table:table-cell table:style-name="ce4" office:value-type="float" office:value="-0.000274255137501304" calcext:value-type="float">
            <text:p>-2.74E-04</text:p>
          </table:table-cell>
          <table:table-cell table:formula="of:=ABS([.L93]-[.M93])" office:value-type="float" office:value="0" calcext:value-type="float">
            <text:p>0</text:p>
          </table:table-cell>
          <table:table-cell/>
          <table:table-cell office:value-type="string" calcext:value-type="string">
            <text:p>d( 91) = -3.6090977211620970e-04</text:p>
          </table:table-cell>
          <table:table-cell table:formula="of:=RIGHT([.P93]; LEN([.P93])-9)" office:value-type="string" office:string-value="-3.6090977211620970e-04" calcext:value-type="string">
            <text:p>-3.6090977211620970e-04</text:p>
          </table:table-cell>
          <table:table-cell table:style-name="ce4" office:value-type="float" office:value="-0.00036090977211621" calcext:value-type="float">
            <text:p>-3.61E-04</text:p>
          </table:table-cell>
          <table:table-cell table:formula="of:=ABS([.Q93]-[.R9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2) = -1.8915901960191669e-05</text:p>
          </table:table-cell>
          <table:table-cell table:formula="of:=RIGHT([.A94]; LEN([.A94])-9)" office:value-type="string" office:string-value="-1.8915901960191669e-05" calcext:value-type="string">
            <text:p>-1.8915901960191669e-05</text:p>
          </table:table-cell>
          <table:table-cell table:style-name="ce4" office:value-type="float" office:value="-0.0000189159019601917" calcext:value-type="float">
            <text:p>-1.89E-05</text:p>
          </table:table-cell>
          <table:table-cell table:formula="of:=ABS([.B94]-[.C94])" office:value-type="float" office:value="0" calcext:value-type="float">
            <text:p>0</text:p>
          </table:table-cell>
          <table:table-cell/>
          <table:table-cell office:value-type="string" calcext:value-type="string">
            <text:p>d( 92) = -2.7523480075266596e-04</text:p>
          </table:table-cell>
          <table:table-cell table:formula="of:=RIGHT([.F94]; LEN([.F94])-9)" office:value-type="string" office:string-value="-2.7523480075266596e-04" calcext:value-type="string">
            <text:p>-2.7523480075266596e-04</text:p>
          </table:table-cell>
          <table:table-cell table:style-name="ce4" office:value-type="float" office:value="-0.000275234800752666" calcext:value-type="float">
            <text:p>-2.75E-04</text:p>
          </table:table-cell>
          <table:table-cell table:formula="of:=ABS([.G94]-[.H94])" office:value-type="float" office:value="0" calcext:value-type="float">
            <text:p>0</text:p>
          </table:table-cell>
          <table:table-cell/>
          <table:table-cell office:value-type="string" calcext:value-type="string">
            <text:p>d( 92) = -1.1356577143023271e-03</text:p>
          </table:table-cell>
          <table:table-cell table:formula="of:=RIGHT([.K94]; LEN([.K94])-9)" office:value-type="string" office:string-value="-1.1356577143023271e-03" calcext:value-type="string">
            <text:p>-1.1356577143023271e-03</text:p>
          </table:table-cell>
          <table:table-cell table:style-name="ce4" office:value-type="float" office:value="-0.00113565771430233" calcext:value-type="float">
            <text:p>-1.14E-03</text:p>
          </table:table-cell>
          <table:table-cell table:formula="of:=ABS([.L94]-[.M94])" office:value-type="float" office:value="0" calcext:value-type="float">
            <text:p>0</text:p>
          </table:table-cell>
          <table:table-cell/>
          <table:table-cell office:value-type="string" calcext:value-type="string">
            <text:p>d( 92) = -1.4058007239728457e-03</text:p>
          </table:table-cell>
          <table:table-cell table:formula="of:=RIGHT([.P94]; LEN([.P94])-9)" office:value-type="string" office:string-value="-1.4058007239728457e-03" calcext:value-type="string">
            <text:p>-1.4058007239728457e-03</text:p>
          </table:table-cell>
          <table:table-cell table:style-name="ce4" office:value-type="float" office:value="-0.00140580072397285" calcext:value-type="float">
            <text:p>-1.41E-03</text:p>
          </table:table-cell>
          <table:table-cell table:formula="of:=ABS([.Q94]-[.R9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3) = -1.8724818515172739e-04</text:p>
          </table:table-cell>
          <table:table-cell table:formula="of:=RIGHT([.A95]; LEN([.A95])-9)" office:value-type="string" office:string-value="-1.8724818515172739e-04" calcext:value-type="string">
            <text:p>-1.8724818515172739e-04</text:p>
          </table:table-cell>
          <table:table-cell office:value-type="float" office:value="-0.000187248185151727" calcext:value-type="float">
            <text:p>-0.000187248185152</text:p>
          </table:table-cell>
          <table:table-cell table:formula="of:=ABS([.B95]-[.C95])" office:value-type="float" office:value="0" calcext:value-type="float">
            <text:p>0</text:p>
          </table:table-cell>
          <table:table-cell/>
          <table:table-cell office:value-type="string" calcext:value-type="string">
            <text:p>d( 93) = -1.0330068493845175e-03</text:p>
          </table:table-cell>
          <table:table-cell table:formula="of:=RIGHT([.F95]; LEN([.F95])-9)" office:value-type="string" office:string-value="-1.0330068493845175e-03" calcext:value-type="string">
            <text:p>-1.0330068493845175e-03</text:p>
          </table:table-cell>
          <table:table-cell office:value-type="float" office:value="-0.00103300684938452" calcext:value-type="float">
            <text:p>-0.001033006849385</text:p>
          </table:table-cell>
          <table:table-cell table:formula="of:=ABS([.G95]-[.H95])" office:value-type="float" office:value="0" calcext:value-type="float">
            <text:p>0</text:p>
          </table:table-cell>
          <table:table-cell/>
          <table:table-cell office:value-type="string" calcext:value-type="string">
            <text:p>d( 93) = -2.9537208957812013e-03</text:p>
          </table:table-cell>
          <table:table-cell table:formula="of:=RIGHT([.K95]; LEN([.K95])-9)" office:value-type="string" office:string-value="-2.9537208957812013e-03" calcext:value-type="string">
            <text:p>-2.9537208957812013e-03</text:p>
          </table:table-cell>
          <table:table-cell office:value-type="float" office:value="-0.0029537208957812" calcext:value-type="float">
            <text:p>-0.002953720895781</text:p>
          </table:table-cell>
          <table:table-cell table:formula="of:=ABS([.L95]-[.M95])" office:value-type="float" office:value="0" calcext:value-type="float">
            <text:p>0</text:p>
          </table:table-cell>
          <table:table-cell/>
          <table:table-cell office:value-type="string" calcext:value-type="string">
            <text:p>d( 93) = -3.4727368621023814e-03</text:p>
          </table:table-cell>
          <table:table-cell table:formula="of:=RIGHT([.P95]; LEN([.P95])-9)" office:value-type="string" office:string-value="-3.4727368621023814e-03" calcext:value-type="string">
            <text:p>-3.4727368621023814e-03</text:p>
          </table:table-cell>
          <table:table-cell office:value-type="float" office:value="-0.00347273686210238" calcext:value-type="float">
            <text:p>-0.003472736862102</text:p>
          </table:table-cell>
          <table:table-cell table:formula="of:=ABS([.Q95]-[.R9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4) = -1.8724641471654907e-04</text:p>
          </table:table-cell>
          <table:table-cell table:formula="of:=RIGHT([.A96]; LEN([.A96])-9)" office:value-type="string" office:string-value="-1.8724641471654907e-04" calcext:value-type="string">
            <text:p>-1.8724641471654907e-04</text:p>
          </table:table-cell>
          <table:table-cell office:value-type="float" office:value="-0.000187246414716549" calcext:value-type="float">
            <text:p>-0.000187246414717</text:p>
          </table:table-cell>
          <table:table-cell table:formula="of:=ABS([.B96]-[.C96])" office:value-type="float" office:value="0" calcext:value-type="float">
            <text:p>0</text:p>
          </table:table-cell>
          <table:table-cell/>
          <table:table-cell office:value-type="string" calcext:value-type="string">
            <text:p>d( 94) = -1.0329189160033017e-03</text:p>
          </table:table-cell>
          <table:table-cell table:formula="of:=RIGHT([.F96]; LEN([.F96])-9)" office:value-type="string" office:string-value="-1.0329189160033017e-03" calcext:value-type="string">
            <text:p>-1.0329189160033017e-03</text:p>
          </table:table-cell>
          <table:table-cell office:value-type="float" office:value="-0.0010329189160033" calcext:value-type="float">
            <text:p>-0.001032918916003</text:p>
          </table:table-cell>
          <table:table-cell table:formula="of:=ABS([.G96]-[.H96])" office:value-type="float" office:value="0" calcext:value-type="float">
            <text:p>0</text:p>
          </table:table-cell>
          <table:table-cell/>
          <table:table-cell office:value-type="string" calcext:value-type="string">
            <text:p>d( 94) = -2.9526545337139804e-03</text:p>
          </table:table-cell>
          <table:table-cell table:formula="of:=RIGHT([.K96]; LEN([.K96])-9)" office:value-type="string" office:string-value="-2.9526545337139804e-03" calcext:value-type="string">
            <text:p>-2.9526545337139804e-03</text:p>
          </table:table-cell>
          <table:table-cell office:value-type="float" office:value="-0.00295265453371398" calcext:value-type="float">
            <text:p>-0.002952654533714</text:p>
          </table:table-cell>
          <table:table-cell table:formula="of:=ABS([.L96]-[.M96])" office:value-type="float" office:value="0" calcext:value-type="float">
            <text:p>0</text:p>
          </table:table-cell>
          <table:table-cell/>
          <table:table-cell office:value-type="string" calcext:value-type="string">
            <text:p>d( 94) = -3.4711613570486484e-03</text:p>
          </table:table-cell>
          <table:table-cell table:formula="of:=RIGHT([.P96]; LEN([.P96])-9)" office:value-type="string" office:string-value="-3.4711613570486484e-03" calcext:value-type="string">
            <text:p>-3.4711613570486484e-03</text:p>
          </table:table-cell>
          <table:table-cell office:value-type="float" office:value="-0.00347116135704865" calcext:value-type="float">
            <text:p>-0.003471161357049</text:p>
          </table:table-cell>
          <table:table-cell table:formula="of:=ABS([.Q96]-[.R9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5) = -1.8896427173229722e-05</text:p>
          </table:table-cell>
          <table:table-cell table:formula="of:=RIGHT([.A97]; LEN([.A97])-9)" office:value-type="string" office:string-value="-1.8896427173229722e-05" calcext:value-type="string">
            <text:p>-1.8896427173229722e-05</text:p>
          </table:table-cell>
          <table:table-cell table:style-name="ce4" office:value-type="float" office:value="-0.0000188964271732297" calcext:value-type="float">
            <text:p>-1.89E-05</text:p>
          </table:table-cell>
          <table:table-cell table:formula="of:=ABS([.B97]-[.C97])" office:value-type="float" office:value="0" calcext:value-type="float">
            <text:p>0</text:p>
          </table:table-cell>
          <table:table-cell/>
          <table:table-cell office:value-type="string" calcext:value-type="string">
            <text:p>d( 95) = -2.7442416043872622e-04</text:p>
          </table:table-cell>
          <table:table-cell table:formula="of:=RIGHT([.F97]; LEN([.F97])-9)" office:value-type="string" office:string-value="-2.7442416043872622e-04" calcext:value-type="string">
            <text:p>-2.7442416043872622e-04</text:p>
          </table:table-cell>
          <table:table-cell table:style-name="ce4" office:value-type="float" office:value="-0.000274424160438726" calcext:value-type="float">
            <text:p>-2.74E-04</text:p>
          </table:table-cell>
          <table:table-cell table:formula="of:=ABS([.G97]-[.H97])" office:value-type="float" office:value="0" calcext:value-type="float">
            <text:p>0</text:p>
          </table:table-cell>
          <table:table-cell/>
          <table:table-cell office:value-type="string" calcext:value-type="string">
            <text:p>d( 95) = -1.1273334054009406e-03</text:p>
          </table:table-cell>
          <table:table-cell table:formula="of:=RIGHT([.K97]; LEN([.K97])-9)" office:value-type="string" office:string-value="-1.1273334054009406e-03" calcext:value-type="string">
            <text:p>-1.1273334054009406e-03</text:p>
          </table:table-cell>
          <table:table-cell table:style-name="ce4" office:value-type="float" office:value="-0.00112733340540094" calcext:value-type="float">
            <text:p>-1.13E-03</text:p>
          </table:table-cell>
          <table:table-cell table:formula="of:=ABS([.L97]-[.M97])" office:value-type="float" office:value="0" calcext:value-type="float">
            <text:p>0</text:p>
          </table:table-cell>
          <table:table-cell/>
          <table:table-cell office:value-type="string" calcext:value-type="string">
            <text:p>d( 95) = -1.3938037992637208e-03</text:p>
          </table:table-cell>
          <table:table-cell table:formula="of:=RIGHT([.P97]; LEN([.P97])-9)" office:value-type="string" office:string-value="-1.3938037992637208e-03" calcext:value-type="string">
            <text:p>-1.3938037992637208e-03</text:p>
          </table:table-cell>
          <table:table-cell table:style-name="ce4" office:value-type="float" office:value="-0.00139380379926372" calcext:value-type="float">
            <text:p>-1.39E-03</text:p>
          </table:table-cell>
          <table:table-cell table:formula="of:=ABS([.Q97]-[.R9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6) = -1.7178570157481562e-06</text:p>
          </table:table-cell>
          <table:table-cell table:formula="of:=RIGHT([.A98]; LEN([.A98])-9)" office:value-type="string" office:string-value="-1.7178570157481562e-06" calcext:value-type="string">
            <text:p>-1.7178570157481562e-06</text:p>
          </table:table-cell>
          <table:table-cell table:style-name="ce4" office:value-type="float" office:value="-0.00000171785701574816" calcext:value-type="float">
            <text:p>-1.72E-06</text:p>
          </table:table-cell>
          <table:table-cell table:formula="of:=ABS([.B98]-[.C98])" office:value-type="float" office:value="0" calcext:value-type="float">
            <text:p>0</text:p>
          </table:table-cell>
          <table:table-cell/>
          <table:table-cell office:value-type="string" calcext:value-type="string">
            <text:p>d( 96) = -3.8770397157458596e-05</text:p>
          </table:table-cell>
          <table:table-cell table:formula="of:=RIGHT([.F98]; LEN([.F98])-9)" office:value-type="string" office:string-value="-3.8770397157458596e-05" calcext:value-type="string">
            <text:p>-3.8770397157458596e-05</text:p>
          </table:table-cell>
          <table:table-cell table:style-name="ce4" office:value-type="float" office:value="-0.0000387703971574586" calcext:value-type="float">
            <text:p>-3.88E-05</text:p>
          </table:table-cell>
          <table:table-cell table:formula="of:=ABS([.G98]-[.H98])" office:value-type="float" office:value="0" calcext:value-type="float">
            <text:p>0</text:p>
          </table:table-cell>
          <table:table-cell/>
          <table:table-cell office:value-type="string" calcext:value-type="string">
            <text:p>d( 96) = -2.2288172916078809e-04</text:p>
          </table:table-cell>
          <table:table-cell table:formula="of:=RIGHT([.K98]; LEN([.K98])-9)" office:value-type="string" office:string-value="-2.2288172916078809e-04" calcext:value-type="string">
            <text:p>-2.2288172916078809e-04</text:p>
          </table:table-cell>
          <table:table-cell table:style-name="ce4" office:value-type="float" office:value="-0.000222881729160788" calcext:value-type="float">
            <text:p>-2.23E-04</text:p>
          </table:table-cell>
          <table:table-cell table:formula="of:=ABS([.L98]-[.M98])" office:value-type="float" office:value="0" calcext:value-type="float">
            <text:p>0</text:p>
          </table:table-cell>
          <table:table-cell/>
          <table:table-cell office:value-type="string" calcext:value-type="string">
            <text:p>d( 96) = -2.8965601979383975e-04</text:p>
          </table:table-cell>
          <table:table-cell table:formula="of:=RIGHT([.P98]; LEN([.P98])-9)" office:value-type="string" office:string-value="-2.8965601979383975e-04" calcext:value-type="string">
            <text:p>-2.8965601979383975e-04</text:p>
          </table:table-cell>
          <table:table-cell table:style-name="ce4" office:value-type="float" office:value="-0.00028965601979384" calcext:value-type="float">
            <text:p>-2.90E-04</text:p>
          </table:table-cell>
          <table:table-cell table:formula="of:=ABS([.Q98]-[.R9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7) = -1.7353861130794232e-07</text:p>
          </table:table-cell>
          <table:table-cell table:formula="of:=RIGHT([.A99]; LEN([.A99])-9)" office:value-type="string" office:string-value="-1.7353861130794232e-07" calcext:value-type="string">
            <text:p>-1.7353861130794232e-07</text:p>
          </table:table-cell>
          <table:table-cell table:style-name="ce4" office:value-type="float" office:value="-0.000000173538611307942" calcext:value-type="float">
            <text:p>-1.74E-07</text:p>
          </table:table-cell>
          <table:table-cell table:formula="of:=ABS([.B99]-[.C99])" office:value-type="float" office:value="0" calcext:value-type="float">
            <text:p>0</text:p>
          </table:table-cell>
          <table:table-cell/>
          <table:table-cell office:value-type="string" calcext:value-type="string">
            <text:p>d( 97) = -5.0215155125497994e-06</text:p>
          </table:table-cell>
          <table:table-cell table:formula="of:=RIGHT([.F99]; LEN([.F99])-9)" office:value-type="string" office:string-value="-5.0215155125497994e-06" calcext:value-type="string">
            <text:p>-5.0215155125497994e-06</text:p>
          </table:table-cell>
          <table:table-cell table:style-name="ce4" office:value-type="float" office:value="-0.0000050215155125498" calcext:value-type="float">
            <text:p>-5.02E-06</text:p>
          </table:table-cell>
          <table:table-cell table:formula="of:=ABS([.G99]-[.H99])" office:value-type="float" office:value="0" calcext:value-type="float">
            <text:p>0</text:p>
          </table:table-cell>
          <table:table-cell/>
          <table:table-cell office:value-type="string" calcext:value-type="string">
            <text:p>d( 97) = -3.6381710523597921e-05</text:p>
          </table:table-cell>
          <table:table-cell table:formula="of:=RIGHT([.K99]; LEN([.K99])-9)" office:value-type="string" office:string-value="-3.6381710523597921e-05" calcext:value-type="string">
            <text:p>-3.6381710523597921e-05</text:p>
          </table:table-cell>
          <table:table-cell table:style-name="ce4" office:value-type="float" office:value="-0.0000363817105235979" calcext:value-type="float">
            <text:p>-3.64E-05</text:p>
          </table:table-cell>
          <table:table-cell table:formula="of:=ABS([.L99]-[.M99])" office:value-type="float" office:value="0" calcext:value-type="float">
            <text:p>0</text:p>
          </table:table-cell>
          <table:table-cell/>
          <table:table-cell office:value-type="string" calcext:value-type="string">
            <text:p>d( 97) = -4.9105978658648565e-05</text:p>
          </table:table-cell>
          <table:table-cell table:formula="of:=RIGHT([.P99]; LEN([.P99])-9)" office:value-type="string" office:string-value="-4.9105978658648565e-05" calcext:value-type="string">
            <text:p>-4.9105978658648565e-05</text:p>
          </table:table-cell>
          <table:table-cell table:style-name="ce4" office:value-type="float" office:value="-0.0000491059786586486" calcext:value-type="float">
            <text:p>-4.91E-05</text:p>
          </table:table-cell>
          <table:table-cell table:formula="of:=ABS([.Q99]-[.R9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8) = -1.9089247243873655e-06</text:p>
          </table:table-cell>
          <table:table-cell table:formula="of:=RIGHT([.A100]; LEN([.A100])-9)" office:value-type="string" office:string-value="-1.9089247243873655e-06" calcext:value-type="string">
            <text:p>-1.9089247243873655e-06</text:p>
          </table:table-cell>
          <table:table-cell table:style-name="ce4" office:value-type="float" office:value="-0.00000190892472438737" calcext:value-type="float">
            <text:p>-1.91E-06</text:p>
          </table:table-cell>
          <table:table-cell table:formula="of:=ABS([.B100]-[.C100])" office:value-type="float" office:value="0" calcext:value-type="float">
            <text:p>0</text:p>
          </table:table-cell>
          <table:table-cell/>
          <table:table-cell office:value-type="string" calcext:value-type="string">
            <text:p>d( 98) = -4.4410695854527798e-05</text:p>
          </table:table-cell>
          <table:table-cell table:formula="of:=RIGHT([.F100]; LEN([.F100])-9)" office:value-type="string" office:string-value="-4.4410695854527798e-05" calcext:value-type="string">
            <text:p>-4.4410695854527798e-05</text:p>
          </table:table-cell>
          <table:table-cell table:style-name="ce4" office:value-type="float" office:value="-0.0000444106958545278" calcext:value-type="float">
            <text:p>-4.44E-05</text:p>
          </table:table-cell>
          <table:table-cell table:formula="of:=ABS([.G100]-[.H100])" office:value-type="float" office:value="0" calcext:value-type="float">
            <text:p>0</text:p>
          </table:table-cell>
          <table:table-cell/>
          <table:table-cell office:value-type="string" calcext:value-type="string">
            <text:p>d( 98) = -2.6467839768678613e-04</text:p>
          </table:table-cell>
          <table:table-cell table:formula="of:=RIGHT([.K100]; LEN([.K100])-9)" office:value-type="string" office:string-value="-2.6467839768678613e-04" calcext:value-type="string">
            <text:p>-2.6467839768678613e-04</text:p>
          </table:table-cell>
          <table:table-cell table:style-name="ce4" office:value-type="float" office:value="-0.000264678397686786" calcext:value-type="float">
            <text:p>-2.65E-04</text:p>
          </table:table-cell>
          <table:table-cell table:formula="of:=ABS([.L100]-[.M100])" office:value-type="float" office:value="0" calcext:value-type="float">
            <text:p>0</text:p>
          </table:table-cell>
          <table:table-cell/>
          <table:table-cell office:value-type="string" calcext:value-type="string">
            <text:p>d( 98) = -3.4627483050085476e-04</text:p>
          </table:table-cell>
          <table:table-cell table:formula="of:=RIGHT([.P100]; LEN([.P100])-9)" office:value-type="string" office:string-value="-3.4627483050085476e-04" calcext:value-type="string">
            <text:p>-3.4627483050085476e-04</text:p>
          </table:table-cell>
          <table:table-cell table:style-name="ce4" office:value-type="float" office:value="-0.000346274830500855" calcext:value-type="float">
            <text:p>-3.46E-04</text:p>
          </table:table-cell>
          <table:table-cell table:formula="of:=ABS([.Q100]-[.R10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9) = -1.8915708632565710e-05</text:p>
          </table:table-cell>
          <table:table-cell table:formula="of:=RIGHT([.A101]; LEN([.A101])-9)" office:value-type="string" office:string-value="-1.8915708632565710e-05" calcext:value-type="string">
            <text:p>-1.8915708632565710e-05</text:p>
          </table:table-cell>
          <table:table-cell table:style-name="ce4" office:value-type="float" office:value="-0.0000189157086325657" calcext:value-type="float">
            <text:p>-1.89E-05</text:p>
          </table:table-cell>
          <table:table-cell table:formula="of:=ABS([.B101]-[.C101])" office:value-type="float" office:value="0" calcext:value-type="float">
            <text:p>0</text:p>
          </table:table-cell>
          <table:table-cell/>
          <table:table-cell office:value-type="string" calcext:value-type="string">
            <text:p>d( 99) = -3.1999972041400824e-04</text:p>
          </table:table-cell>
          <table:table-cell table:formula="of:=RIGHT([.F101]; LEN([.F101])-9)" office:value-type="string" office:string-value="-3.1999972041400824e-04" calcext:value-type="string">
            <text:p>-3.1999972041400824e-04</text:p>
          </table:table-cell>
          <table:table-cell table:style-name="ce4" office:value-type="float" office:value="-0.000319999720414008" calcext:value-type="float">
            <text:p>-3.20E-04</text:p>
          </table:table-cell>
          <table:table-cell table:formula="of:=ABS([.G101]-[.H101])" office:value-type="float" office:value="0" calcext:value-type="float">
            <text:p>0</text:p>
          </table:table-cell>
          <table:table-cell/>
          <table:table-cell office:value-type="string" calcext:value-type="string">
            <text:p>d( 99) = -1.4432988991839161e-03</text:p>
          </table:table-cell>
          <table:table-cell table:formula="of:=RIGHT([.K101]; LEN([.K101])-9)" office:value-type="string" office:string-value="-1.4432988991839161e-03" calcext:value-type="string">
            <text:p>-1.4432988991839161e-03</text:p>
          </table:table-cell>
          <table:table-cell table:style-name="ce4" office:value-type="float" office:value="-0.00144329889918392" calcext:value-type="float">
            <text:p>-1.44E-03</text:p>
          </table:table-cell>
          <table:table-cell table:formula="of:=ABS([.L101]-[.M101])" office:value-type="float" office:value="0" calcext:value-type="float">
            <text:p>0</text:p>
          </table:table-cell>
          <table:table-cell/>
          <table:table-cell office:value-type="string" calcext:value-type="string">
            <text:p>d( 99) = -1.8003082752187122e-03</text:p>
          </table:table-cell>
          <table:table-cell table:formula="of:=RIGHT([.P101]; LEN([.P101])-9)" office:value-type="string" office:string-value="-1.8003082752187122e-03" calcext:value-type="string">
            <text:p>-1.8003082752187122e-03</text:p>
          </table:table-cell>
          <table:table-cell table:style-name="ce4" office:value-type="float" office:value="-0.00180030827521871" calcext:value-type="float">
            <text:p>-1.80E-03</text:p>
          </table:table-cell>
          <table:table-cell table:formula="of:=ABS([.Q101]-[.R10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0) = -1.8724816525279243e-04</text:p>
          </table:table-cell>
          <table:table-cell table:formula="of:=RIGHT([.A102]; LEN([.A102])-9)" office:value-type="string" office:string-value="-1.8724816525279243e-04" calcext:value-type="string">
            <text:p>-1.8724816525279243e-04</text:p>
          </table:table-cell>
          <table:table-cell office:value-type="float" office:value="-0.000187248165252792" calcext:value-type="float">
            <text:p>-0.000187248165253</text:p>
          </table:table-cell>
          <table:table-cell table:formula="of:=ABS([.B102]-[.C102])" office:value-type="float" office:value="0" calcext:value-type="float">
            <text:p>0</text:p>
          </table:table-cell>
          <table:table-cell/>
          <table:table-cell office:value-type="string" calcext:value-type="string">
            <text:p>d(100) = -1.9755551866671084e-03</text:p>
          </table:table-cell>
          <table:table-cell table:formula="of:=RIGHT([.F102]; LEN([.F102])-9)" office:value-type="string" office:string-value="-1.9755551866671084e-03" calcext:value-type="string">
            <text:p>-1.9755551866671084e-03</text:p>
          </table:table-cell>
          <table:table-cell office:value-type="float" office:value="-0.00197555518666711" calcext:value-type="float">
            <text:p>-0.001975555186667</text:p>
          </table:table-cell>
          <table:table-cell table:formula="of:=ABS([.G102]-[.H102])" office:value-type="float" office:value="0" calcext:value-type="float">
            <text:p>0</text:p>
          </table:table-cell>
          <table:table-cell/>
          <table:table-cell office:value-type="string" calcext:value-type="string">
            <text:p>d(100) = -6.1926315544736706e-03</text:p>
          </table:table-cell>
          <table:table-cell table:formula="of:=RIGHT([.K102]; LEN([.K102])-9)" office:value-type="string" office:string-value="-6.1926315544736706e-03" calcext:value-type="string">
            <text:p>-6.1926315544736706e-03</text:p>
          </table:table-cell>
          <table:table-cell office:value-type="float" office:value="-0.00619263155447367" calcext:value-type="float">
            <text:p>-0.006192631554474</text:p>
          </table:table-cell>
          <table:table-cell table:formula="of:=ABS([.L102]-[.M102])" office:value-type="float" office:value="0" calcext:value-type="float">
            <text:p>0</text:p>
          </table:table-cell>
          <table:table-cell/>
          <table:table-cell office:value-type="string" calcext:value-type="string">
            <text:p>d(100) = -7.3055951006813251e-03</text:p>
          </table:table-cell>
          <table:table-cell table:formula="of:=RIGHT([.P102]; LEN([.P102])-9)" office:value-type="string" office:string-value="-7.3055951006813251e-03" calcext:value-type="string">
            <text:p>-7.3055951006813251e-03</text:p>
          </table:table-cell>
          <table:table-cell office:value-type="float" office:value="-0.00730559510068132" calcext:value-type="float">
            <text:p>-0.007305595100681</text:p>
          </table:table-cell>
          <table:table-cell table:formula="of:=ABS([.Q102]-[.R10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1) = -1.8535659475468812e-03</text:p>
          </table:table-cell>
          <table:table-cell table:formula="of:=RIGHT([.A103]; LEN([.A103])-9)" office:value-type="string" office:string-value="-1.8535659475468812e-03" calcext:value-type="string">
            <text:p>-1.8535659475468812e-03</text:p>
          </table:table-cell>
          <table:table-cell office:value-type="float" office:value="-0.00185356594754688" calcext:value-type="float">
            <text:p>-0.001853565947547</text:p>
          </table:table-cell>
          <table:table-cell table:formula="of:=ABS([.B103]-[.C103])" office:value-type="float" office:value="0" calcext:value-type="float">
            <text:p>0</text:p>
          </table:table-cell>
          <table:table-cell/>
          <table:table-cell office:value-type="string" calcext:value-type="string">
            <text:p>d(101) = -7.7543241027636014e-03</text:p>
          </table:table-cell>
          <table:table-cell table:formula="of:=RIGHT([.F103]; LEN([.F103])-9)" office:value-type="string" office:string-value="-7.7543241027636014e-03" calcext:value-type="string">
            <text:p>-7.7543241027636014e-03</text:p>
          </table:table-cell>
          <table:table-cell office:value-type="float" office:value="-0.0077543241027636" calcext:value-type="float">
            <text:p>-0.007754324102764</text:p>
          </table:table-cell>
          <table:table-cell table:formula="of:=ABS([.G103]-[.H103])" office:value-type="float" office:value="0" calcext:value-type="float">
            <text:p>0</text:p>
          </table:table-cell>
          <table:table-cell/>
          <table:table-cell office:value-type="string" calcext:value-type="string">
            <text:p>d(101) = -1.7168060243322642e-02</text:p>
          </table:table-cell>
          <table:table-cell table:formula="of:=RIGHT([.K103]; LEN([.K103])-9)" office:value-type="string" office:string-value="-1.7168060243322642e-02" calcext:value-type="string">
            <text:p>-1.7168060243322642e-02</text:p>
          </table:table-cell>
          <table:table-cell office:value-type="float" office:value="-0.0171680602433226" calcext:value-type="float">
            <text:p>-0.017168060243323</text:p>
          </table:table-cell>
          <table:table-cell table:formula="of:=ABS([.L103]-[.M103])" office:value-type="float" office:value="0" calcext:value-type="float">
            <text:p>0</text:p>
          </table:table-cell>
          <table:table-cell/>
          <table:table-cell office:value-type="string" calcext:value-type="string">
            <text:p>d(101) = -1.9306355683004092e-02</text:p>
          </table:table-cell>
          <table:table-cell table:formula="of:=RIGHT([.P103]; LEN([.P103])-9)" office:value-type="string" office:string-value="-1.9306355683004092e-02" calcext:value-type="string">
            <text:p>-1.9306355683004092e-02</text:p>
          </table:table-cell>
          <table:table-cell office:value-type="float" office:value="-0.0193063556830041" calcext:value-type="float">
            <text:p>-0.019306355683004</text:p>
          </table:table-cell>
          <table:table-cell table:formula="of:=ABS([.Q103]-[.R10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2) = -1.8535484184311081e-03</text:p>
          </table:table-cell>
          <table:table-cell table:formula="of:=RIGHT([.A104]; LEN([.A104])-9)" office:value-type="string" office:string-value="-1.8535484184311081e-03" calcext:value-type="string">
            <text:p>-1.8535484184311081e-03</text:p>
          </table:table-cell>
          <table:table-cell office:value-type="float" office:value="-0.00185354841843111" calcext:value-type="float">
            <text:p>-0.001853548418431</text:p>
          </table:table-cell>
          <table:table-cell table:formula="of:=ABS([.B104]-[.C104])" office:value-type="float" office:value="0" calcext:value-type="float">
            <text:p>0</text:p>
          </table:table-cell>
          <table:table-cell/>
          <table:table-cell office:value-type="string" calcext:value-type="string">
            <text:p>d(102) = -7.7537053182391057e-03</text:p>
          </table:table-cell>
          <table:table-cell table:formula="of:=RIGHT([.F104]; LEN([.F104])-9)" office:value-type="string" office:string-value="-7.7537053182391057e-03" calcext:value-type="string">
            <text:p>-7.7537053182391057e-03</text:p>
          </table:table-cell>
          <table:table-cell office:value-type="float" office:value="-0.00775370531823911" calcext:value-type="float">
            <text:p>-0.007753705318239</text:p>
          </table:table-cell>
          <table:table-cell table:formula="of:=ABS([.G104]-[.H104])" office:value-type="float" office:value="0" calcext:value-type="float">
            <text:p>0</text:p>
          </table:table-cell>
          <table:table-cell/>
          <table:table-cell office:value-type="string" calcext:value-type="string">
            <text:p>d(102) = -1.7162645261929205e-02</text:p>
          </table:table-cell>
          <table:table-cell table:formula="of:=RIGHT([.K104]; LEN([.K104])-9)" office:value-type="string" office:string-value="-1.7162645261929205e-02" calcext:value-type="string">
            <text:p>-1.7162645261929205e-02</text:p>
          </table:table-cell>
          <table:table-cell office:value-type="float" office:value="-0.0171626452619292" calcext:value-type="float">
            <text:p>-0.017162645261929</text:p>
          </table:table-cell>
          <table:table-cell table:formula="of:=ABS([.L104]-[.M104])" office:value-type="float" office:value="0" calcext:value-type="float">
            <text:p>0</text:p>
          </table:table-cell>
          <table:table-cell/>
          <table:table-cell office:value-type="string" calcext:value-type="string">
            <text:p>d(102) = -1.9298842816221455e-02</text:p>
          </table:table-cell>
          <table:table-cell table:formula="of:=RIGHT([.P104]; LEN([.P104])-9)" office:value-type="string" office:string-value="-1.9298842816221455e-02" calcext:value-type="string">
            <text:p>-1.9298842816221455e-02</text:p>
          </table:table-cell>
          <table:table-cell office:value-type="float" office:value="-0.0192988428162215" calcext:value-type="float">
            <text:p>-0.019298842816222</text:p>
          </table:table-cell>
          <table:table-cell table:formula="of:=ABS([.Q104]-[.R10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3) = -1.8705534497928612e-04</text:p>
          </table:table-cell>
          <table:table-cell table:formula="of:=RIGHT([.A105]; LEN([.A105])-9)" office:value-type="string" office:string-value="-1.8705534497928612e-04" calcext:value-type="string">
            <text:p>-1.8705534497928612e-04</text:p>
          </table:table-cell>
          <table:table-cell office:value-type="float" office:value="-0.000187055344979286" calcext:value-type="float">
            <text:p>-0.000187055344979</text:p>
          </table:table-cell>
          <table:table-cell table:formula="of:=ABS([.B105]-[.C105])" office:value-type="float" office:value="0" calcext:value-type="float">
            <text:p>0</text:p>
          </table:table-cell>
          <table:table-cell/>
          <table:table-cell office:value-type="string" calcext:value-type="string">
            <text:p>d(103) = -1.9698420777660556e-03</text:p>
          </table:table-cell>
          <table:table-cell table:formula="of:=RIGHT([.F105]; LEN([.F105])-9)" office:value-type="string" office:string-value="-1.9698420777660556e-03" calcext:value-type="string">
            <text:p>-1.9698420777660556e-03</text:p>
          </table:table-cell>
          <table:table-cell office:value-type="float" office:value="-0.00196984207776606" calcext:value-type="float">
            <text:p>-0.001969842077766</text:p>
          </table:table-cell>
          <table:table-cell table:formula="of:=ABS([.G105]-[.H105])" office:value-type="float" office:value="0" calcext:value-type="float">
            <text:p>0</text:p>
          </table:table-cell>
          <table:table-cell/>
          <table:table-cell office:value-type="string" calcext:value-type="string">
            <text:p>d(103) = -6.1500904714778693e-03</text:p>
          </table:table-cell>
          <table:table-cell table:formula="of:=RIGHT([.K105]; LEN([.K105])-9)" office:value-type="string" office:string-value="-6.1500904714778693e-03" calcext:value-type="string">
            <text:p>-6.1500904714778693e-03</text:p>
          </table:table-cell>
          <table:table-cell office:value-type="float" office:value="-0.00615009047147787" calcext:value-type="float">
            <text:p>-0.006150090471478</text:p>
          </table:table-cell>
          <table:table-cell table:formula="of:=ABS([.L105]-[.M105])" office:value-type="float" office:value="0" calcext:value-type="float">
            <text:p>0</text:p>
          </table:table-cell>
          <table:table-cell/>
          <table:table-cell office:value-type="string" calcext:value-type="string">
            <text:p>d(103) = -7.2479224757106544e-03</text:p>
          </table:table-cell>
          <table:table-cell table:formula="of:=RIGHT([.P105]; LEN([.P105])-9)" office:value-type="string" office:string-value="-7.2479224757106544e-03" calcext:value-type="string">
            <text:p>-7.2479224757106544e-03</text:p>
          </table:table-cell>
          <table:table-cell office:value-type="float" office:value="-0.00724792247571065" calcext:value-type="float">
            <text:p>-0.007247922475711</text:p>
          </table:table-cell>
          <table:table-cell table:formula="of:=ABS([.Q105]-[.R10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4) = -1.7005031361753280e-05</text:p>
          </table:table-cell>
          <table:table-cell table:formula="of:=RIGHT([.A106]; LEN([.A106])-9)" office:value-type="string" office:string-value="-1.7005031361753280e-05" calcext:value-type="string">
            <text:p>-1.7005031361753280e-05</text:p>
          </table:table-cell>
          <table:table-cell table:style-name="ce4" office:value-type="float" office:value="-0.0000170050313617533" calcext:value-type="float">
            <text:p>-1.70E-05</text:p>
          </table:table-cell>
          <table:table-cell table:formula="of:=ABS([.B106]-[.C106])" office:value-type="float" office:value="0" calcext:value-type="float">
            <text:p>0</text:p>
          </table:table-cell>
          <table:table-cell/>
          <table:table-cell office:value-type="string" calcext:value-type="string">
            <text:p>d(104) = -2.7551621569547592e-04</text:p>
          </table:table-cell>
          <table:table-cell table:formula="of:=RIGHT([.F106]; LEN([.F106])-9)" office:value-type="string" office:string-value="-2.7551621569547592e-04" calcext:value-type="string">
            <text:p>-2.7551621569547592e-04</text:p>
          </table:table-cell>
          <table:table-cell table:style-name="ce4" office:value-type="float" office:value="-0.000275516215695476" calcext:value-type="float">
            <text:p>-2.76E-04</text:p>
          </table:table-cell>
          <table:table-cell table:formula="of:=ABS([.G106]-[.H106])" office:value-type="float" office:value="0" calcext:value-type="float">
            <text:p>0</text:p>
          </table:table-cell>
          <table:table-cell/>
          <table:table-cell office:value-type="string" calcext:value-type="string">
            <text:p>d(104) = -1.1778761104183709e-03</text:p>
          </table:table-cell>
          <table:table-cell table:formula="of:=RIGHT([.K106]; LEN([.K106])-9)" office:value-type="string" office:string-value="-1.1778761104183709e-03" calcext:value-type="string">
            <text:p>-1.1778761104183709e-03</text:p>
          </table:table-cell>
          <table:table-cell table:style-name="ce4" office:value-type="float" office:value="-0.00117787611041837" calcext:value-type="float">
            <text:p>-1.18E-03</text:p>
          </table:table-cell>
          <table:table-cell table:formula="of:=ABS([.L106]-[.M106])" office:value-type="float" office:value="0" calcext:value-type="float">
            <text:p>0</text:p>
          </table:table-cell>
          <table:table-cell/>
          <table:table-cell office:value-type="string" calcext:value-type="string">
            <text:p>d(104) = -1.4529796651884740e-03</text:p>
          </table:table-cell>
          <table:table-cell table:formula="of:=RIGHT([.P106]; LEN([.P106])-9)" office:value-type="string" office:string-value="-1.4529796651884740e-03" calcext:value-type="string">
            <text:p>-1.4529796651884740e-03</text:p>
          </table:table-cell>
          <table:table-cell table:style-name="ce4" office:value-type="float" office:value="-0.00145297966518847" calcext:value-type="float">
            <text:p>-1.45E-03</text:p>
          </table:table-cell>
          <table:table-cell table:formula="of:=ABS([.Q106]-[.R10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5) = -1.7178551901750622e-06</text:p>
          </table:table-cell>
          <table:table-cell table:formula="of:=RIGHT([.A107]; LEN([.A107])-9)" office:value-type="string" office:string-value="-1.7178551901750622e-06" calcext:value-type="string">
            <text:p>-1.7178551901750622e-06</text:p>
          </table:table-cell>
          <table:table-cell table:style-name="ce4" office:value-type="float" office:value="-0.00000171785519017506" calcext:value-type="float">
            <text:p>-1.72E-06</text:p>
          </table:table-cell>
          <table:table-cell table:formula="of:=ABS([.B107]-[.C107])" office:value-type="float" office:value="0" calcext:value-type="float">
            <text:p>0</text:p>
          </table:table-cell>
          <table:table-cell/>
          <table:table-cell office:value-type="string" calcext:value-type="string">
            <text:p>d(105) = -2.9608421106146744e-05</text:p>
          </table:table-cell>
          <table:table-cell table:formula="of:=RIGHT([.F107]; LEN([.F107])-9)" office:value-type="string" office:string-value="-2.9608421106146744e-05" calcext:value-type="string">
            <text:p>-2.9608421106146744e-05</text:p>
          </table:table-cell>
          <table:table-cell table:style-name="ce4" office:value-type="float" office:value="-0.0000296084211061468" calcext:value-type="float">
            <text:p>-2.96E-05</text:p>
          </table:table-cell>
          <table:table-cell table:formula="of:=ABS([.G107]-[.H107])" office:value-type="float" office:value="0" calcext:value-type="float">
            <text:p>0</text:p>
          </table:table-cell>
          <table:table-cell/>
          <table:table-cell office:value-type="string" calcext:value-type="string">
            <text:p>d(105) = -1.3712812886491790e-04</text:p>
          </table:table-cell>
          <table:table-cell table:formula="of:=RIGHT([.K107]; LEN([.K107])-9)" office:value-type="string" office:string-value="-1.3712812886491790e-04" calcext:value-type="string">
            <text:p>-1.3712812886491790e-04</text:p>
          </table:table-cell>
          <table:table-cell table:style-name="ce4" office:value-type="float" office:value="-0.000137128128864918" calcext:value-type="float">
            <text:p>-1.37E-04</text:p>
          </table:table-cell>
          <table:table-cell table:formula="of:=ABS([.L107]-[.M107])" office:value-type="float" office:value="0" calcext:value-type="float">
            <text:p>0</text:p>
          </table:table-cell>
          <table:table-cell/>
          <table:table-cell office:value-type="string" calcext:value-type="string">
            <text:p>d(105) = -1.7209301922056896e-04</text:p>
          </table:table-cell>
          <table:table-cell table:formula="of:=RIGHT([.P107]; LEN([.P107])-9)" office:value-type="string" office:string-value="-1.7209301922056896e-04" calcext:value-type="string">
            <text:p>-1.7209301922056896e-04</text:p>
          </table:table-cell>
          <table:table-cell table:style-name="ce4" office:value-type="float" office:value="-0.000172093019220569" calcext:value-type="float">
            <text:p>-1.72E-04</text:p>
          </table:table-cell>
          <table:table-cell table:formula="of:=ABS([.Q107]-[.R10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6) = -1.8896407091925684e-05</text:p>
          </table:table-cell>
          <table:table-cell table:formula="of:=RIGHT([.A108]; LEN([.A108])-9)" office:value-type="string" office:string-value="-1.8896407091925684e-05" calcext:value-type="string">
            <text:p>-1.8896407091925684e-05</text:p>
          </table:table-cell>
          <table:table-cell table:style-name="ce4" office:value-type="float" office:value="-0.0000188964070919257" calcext:value-type="float">
            <text:p>-1.89E-05</text:p>
          </table:table-cell>
          <table:table-cell table:formula="of:=ABS([.B108]-[.C108])" office:value-type="float" office:value="0" calcext:value-type="float">
            <text:p>0</text:p>
          </table:table-cell>
          <table:table-cell/>
          <table:table-cell office:value-type="string" calcext:value-type="string">
            <text:p>d(106) = -2.6341045041399142e-04</text:p>
          </table:table-cell>
          <table:table-cell table:formula="of:=RIGHT([.F108]; LEN([.F108])-9)" office:value-type="string" office:string-value="-2.6341045041399142e-04" calcext:value-type="string">
            <text:p>-2.6341045041399142e-04</text:p>
          </table:table-cell>
          <table:table-cell table:style-name="ce4" office:value-type="float" office:value="-0.000263410450413992" calcext:value-type="float">
            <text:p>-2.63E-04</text:p>
          </table:table-cell>
          <table:table-cell table:formula="of:=ABS([.G108]-[.H108])" office:value-type="float" office:value="0" calcext:value-type="float">
            <text:p>0</text:p>
          </table:table-cell>
          <table:table-cell/>
          <table:table-cell office:value-type="string" calcext:value-type="string">
            <text:p>d(106) = -1.0186072069771188e-03</text:p>
          </table:table-cell>
          <table:table-cell table:formula="of:=RIGHT([.K108]; LEN([.K108])-9)" office:value-type="string" office:string-value="-1.0186072069771188e-03" calcext:value-type="string">
            <text:p>-1.0186072069771188e-03</text:p>
          </table:table-cell>
          <table:table-cell table:style-name="ce4" office:value-type="float" office:value="-0.00101860720697712" calcext:value-type="float">
            <text:p>-1.02E-03</text:p>
          </table:table-cell>
          <table:table-cell table:formula="of:=ABS([.L108]-[.M108])" office:value-type="float" office:value="0" calcext:value-type="float">
            <text:p>0</text:p>
          </table:table-cell>
          <table:table-cell/>
          <table:table-cell office:value-type="string" calcext:value-type="string">
            <text:p>d(106) = -1.2428252176784984e-03</text:p>
          </table:table-cell>
          <table:table-cell table:formula="of:=RIGHT([.P108]; LEN([.P108])-9)" office:value-type="string" office:string-value="-1.2428252176784984e-03" calcext:value-type="string">
            <text:p>-1.2428252176784984e-03</text:p>
          </table:table-cell>
          <table:table-cell table:style-name="ce4" office:value-type="float" office:value="-0.0012428252176785" calcext:value-type="float">
            <text:p>-1.24E-03</text:p>
          </table:table-cell>
          <table:table-cell table:formula="of:=ABS([.Q108]-[.R10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7) = -1.8724621572908178e-04</text:p>
          </table:table-cell>
          <table:table-cell table:formula="of:=RIGHT([.A109]; LEN([.A109])-9)" office:value-type="string" office:string-value="-1.8724621572908178e-04" calcext:value-type="string">
            <text:p>-1.8724621572908178e-04</text:p>
          </table:table-cell>
          <table:table-cell office:value-type="float" office:value="-0.000187246215729082" calcext:value-type="float">
            <text:p>-0.000187246215729</text:p>
          </table:table-cell>
          <table:table-cell table:formula="of:=ABS([.B109]-[.C109])" office:value-type="float" office:value="0" calcext:value-type="float">
            <text:p>0</text:p>
          </table:table-cell>
          <table:table-cell/>
          <table:table-cell office:value-type="string" calcext:value-type="string">
            <text:p>d(107) = -1.9193920837439163e-03</text:p>
          </table:table-cell>
          <table:table-cell table:formula="of:=RIGHT([.F109]; LEN([.F109])-9)" office:value-type="string" office:string-value="-1.9193920837439163e-03" calcext:value-type="string">
            <text:p>-1.9193920837439163e-03</text:p>
          </table:table-cell>
          <table:table-cell office:value-type="float" office:value="-0.00191939208374392" calcext:value-type="float">
            <text:p>-0.001919392083744</text:p>
          </table:table-cell>
          <table:table-cell table:formula="of:=ABS([.G109]-[.H109])" office:value-type="float" office:value="0" calcext:value-type="float">
            <text:p>0</text:p>
          </table:table-cell>
          <table:table-cell/>
          <table:table-cell office:value-type="string" calcext:value-type="string">
            <text:p>d(107) = -5.7706686722185279e-03</text:p>
          </table:table-cell>
          <table:table-cell table:formula="of:=RIGHT([.K109]; LEN([.K109])-9)" office:value-type="string" office:string-value="-5.7706686722185279e-03" calcext:value-type="string">
            <text:p>-5.7706686722185279e-03</text:p>
          </table:table-cell>
          <table:table-cell office:value-type="float" office:value="-0.00577066867221853" calcext:value-type="float">
            <text:p>-0.005770668672219</text:p>
          </table:table-cell>
          <table:table-cell table:formula="of:=ABS([.L109]-[.M109])" office:value-type="float" office:value="0" calcext:value-type="float">
            <text:p>0</text:p>
          </table:table-cell>
          <table:table-cell/>
          <table:table-cell office:value-type="string" calcext:value-type="string">
            <text:p>d(107) = -6.7516910432876146e-03</text:p>
          </table:table-cell>
          <table:table-cell table:formula="of:=RIGHT([.P109]; LEN([.P109])-9)" office:value-type="string" office:string-value="-6.7516910432876146e-03" calcext:value-type="string">
            <text:p>-6.7516910432876146e-03</text:p>
          </table:table-cell>
          <table:table-cell office:value-type="float" office:value="-0.00675169104328762" calcext:value-type="float">
            <text:p>-0.006751691043288</text:p>
          </table:table-cell>
          <table:table-cell table:formula="of:=ABS([.Q109]-[.R10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8) = -1.8535657505677325e-03</text:p>
          </table:table-cell>
          <table:table-cell table:formula="of:=RIGHT([.A110]; LEN([.A110])-9)" office:value-type="string" office:string-value="-1.8535657505677325e-03" calcext:value-type="string">
            <text:p>-1.8535657505677325e-03</text:p>
          </table:table-cell>
          <table:table-cell office:value-type="float" office:value="-0.00185356575056773" calcext:value-type="float">
            <text:p>-0.001853565750568</text:p>
          </table:table-cell>
          <table:table-cell table:formula="of:=ABS([.B110]-[.C110])" office:value-type="float" office:value="0" calcext:value-type="float">
            <text:p>0</text:p>
          </table:table-cell>
          <table:table-cell/>
          <table:table-cell office:value-type="string" calcext:value-type="string">
            <text:p>d(108) = -1.2141752568185820e-02</text:p>
          </table:table-cell>
          <table:table-cell table:formula="of:=RIGHT([.F110]; LEN([.F110])-9)" office:value-type="string" office:string-value="-1.2141752568185820e-02" calcext:value-type="string">
            <text:p>-1.2141752568185820e-02</text:p>
          </table:table-cell>
          <table:table-cell office:value-type="float" office:value="-0.0121417525681858" calcext:value-type="float">
            <text:p>-0.012141752568186</text:p>
          </table:table-cell>
          <table:table-cell table:formula="of:=ABS([.G110]-[.H110])" office:value-type="float" office:value="0" calcext:value-type="float">
            <text:p>0</text:p>
          </table:table-cell>
          <table:table-cell/>
          <table:table-cell office:value-type="string" calcext:value-type="string">
            <text:p>d(108) = -2.6600168637497628e-02</text:p>
          </table:table-cell>
          <table:table-cell table:formula="of:=RIGHT([.K110]; LEN([.K110])-9)" office:value-type="string" office:string-value="-2.6600168637497628e-02" calcext:value-type="string">
            <text:p>-2.6600168637497628e-02</text:p>
          </table:table-cell>
          <table:table-cell office:value-type="float" office:value="-0.0266001686374976" calcext:value-type="float">
            <text:p>-0.026600168637498</text:p>
          </table:table-cell>
          <table:table-cell table:formula="of:=ABS([.L110]-[.M110])" office:value-type="float" office:value="0" calcext:value-type="float">
            <text:p>0</text:p>
          </table:table-cell>
          <table:table-cell/>
          <table:table-cell office:value-type="string" calcext:value-type="string">
            <text:p>d(108) = -2.9658469525424610e-02</text:p>
          </table:table-cell>
          <table:table-cell table:formula="of:=RIGHT([.P110]; LEN([.P110])-9)" office:value-type="string" office:string-value="-2.9658469525424610e-02" calcext:value-type="string">
            <text:p>-2.9658469525424610e-02</text:p>
          </table:table-cell>
          <table:table-cell office:value-type="float" office:value="-0.0296584695254246" calcext:value-type="float">
            <text:p>-0.029658469525425</text:p>
          </table:table-cell>
          <table:table-cell table:formula="of:=ABS([.Q110]-[.R11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9) = -1.8348411290317085e-02</text:p>
          </table:table-cell>
          <table:table-cell table:formula="of:=RIGHT([.A111]; LEN([.A111])-9)" office:value-type="string" office:string-value="-1.8348411290317085e-02" calcext:value-type="string">
            <text:p>-1.8348411290317085e-02</text:p>
          </table:table-cell>
          <table:table-cell office:value-type="float" office:value="-0.0183484112903171" calcext:value-type="float">
            <text:p>-0.018348411290317</text:p>
          </table:table-cell>
          <table:table-cell table:formula="of:=ABS([.B111]-[.C111])" office:value-type="float" office:value="0" calcext:value-type="float">
            <text:p>0</text:p>
          </table:table-cell>
          <table:table-cell/>
          <table:table-cell office:value-type="string" calcext:value-type="string">
            <text:p>d(109) = -5.2295659349247889e-02</text:p>
          </table:table-cell>
          <table:table-cell table:formula="of:=RIGHT([.F111]; LEN([.F111])-9)" office:value-type="string" office:string-value="-5.2295659349247889e-02" calcext:value-type="string">
            <text:p>-5.2295659349247889e-02</text:p>
          </table:table-cell>
          <table:table-cell office:value-type="float" office:value="-0.0522956593492479" calcext:value-type="float">
            <text:p>-0.052295659349248</text:p>
          </table:table-cell>
          <table:table-cell table:formula="of:=ABS([.G111]-[.H111])" office:value-type="float" office:value="0" calcext:value-type="float">
            <text:p>0</text:p>
          </table:table-cell>
          <table:table-cell/>
          <table:table-cell office:value-type="string" calcext:value-type="string">
            <text:p>d(109) = -8.4571032280498865e-02</text:p>
          </table:table-cell>
          <table:table-cell table:formula="of:=RIGHT([.K111]; LEN([.K111])-9)" office:value-type="string" office:string-value="-8.4571032280498865e-02" calcext:value-type="string">
            <text:p>-8.4571032280498865e-02</text:p>
          </table:table-cell>
          <table:table-cell office:value-type="float" office:value="-0.0845710322804989" calcext:value-type="float">
            <text:p>-0.084571032280499</text:p>
          </table:table-cell>
          <table:table-cell table:formula="of:=ABS([.L111]-[.M111])" office:value-type="float" office:value="0" calcext:value-type="float">
            <text:p>0</text:p>
          </table:table-cell>
          <table:table-cell/>
          <table:table-cell office:value-type="string" calcext:value-type="string">
            <text:p>d(109) = -9.0446831870321029e-02</text:p>
          </table:table-cell>
          <table:table-cell table:formula="of:=RIGHT([.P111]; LEN([.P111])-9)" office:value-type="string" office:string-value="-9.0446831870321029e-02" calcext:value-type="string">
            <text:p>-9.0446831870321029e-02</text:p>
          </table:table-cell>
          <table:table-cell office:value-type="float" office:value="-0.090446831870321" calcext:value-type="float">
            <text:p>-0.090446831870321</text:p>
          </table:table-cell>
          <table:table-cell table:formula="of:=ABS([.Q111]-[.R11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0) = -1.8348237769594530e-02</text:p>
          </table:table-cell>
          <table:table-cell table:formula="of:=RIGHT([.A112]; LEN([.A112])-9)" office:value-type="string" office:string-value="-1.8348237769594530e-02" calcext:value-type="string">
            <text:p>-1.8348237769594530e-02</text:p>
          </table:table-cell>
          <table:table-cell office:value-type="float" office:value="-0.0183482377695945" calcext:value-type="float">
            <text:p>-0.018348237769595</text:p>
          </table:table-cell>
          <table:table-cell table:formula="of:=ABS([.B112]-[.C112])" office:value-type="float" office:value="0" calcext:value-type="float">
            <text:p>0</text:p>
          </table:table-cell>
          <table:table-cell/>
          <table:table-cell office:value-type="string" calcext:value-type="string">
            <text:p>d(110) = -5.2292026777527298e-02</text:p>
          </table:table-cell>
          <table:table-cell table:formula="of:=RIGHT([.F112]; LEN([.F112])-9)" office:value-type="string" office:string-value="-5.2292026777527298e-02" calcext:value-type="string">
            <text:p>-5.2292026777527298e-02</text:p>
          </table:table-cell>
          <table:table-cell office:value-type="float" office:value="-0.0522920267775273" calcext:value-type="float">
            <text:p>-0.052292026777527</text:p>
          </table:table-cell>
          <table:table-cell table:formula="of:=ABS([.G112]-[.H112])" office:value-type="float" office:value="0" calcext:value-type="float">
            <text:p>0</text:p>
          </table:table-cell>
          <table:table-cell/>
          <table:table-cell office:value-type="string" calcext:value-type="string">
            <text:p>d(110) = -8.4550955692241483e-02</text:p>
          </table:table-cell>
          <table:table-cell table:formula="of:=RIGHT([.K112]; LEN([.K112])-9)" office:value-type="string" office:string-value="-8.4550955692241483e-02" calcext:value-type="string">
            <text:p>-8.4550955692241483e-02</text:p>
          </table:table-cell>
          <table:table-cell office:value-type="float" office:value="-0.0845509556922415" calcext:value-type="float">
            <text:p>-0.084550955692242</text:p>
          </table:table-cell>
          <table:table-cell table:formula="of:=ABS([.L112]-[.M112])" office:value-type="float" office:value="0" calcext:value-type="float">
            <text:p>0</text:p>
          </table:table-cell>
          <table:table-cell/>
          <table:table-cell office:value-type="string" calcext:value-type="string">
            <text:p>d(110) = -9.0420990503647519e-02</text:p>
          </table:table-cell>
          <table:table-cell table:formula="of:=RIGHT([.P112]; LEN([.P112])-9)" office:value-type="string" office:string-value="-9.0420990503647519e-02" calcext:value-type="string">
            <text:p>-9.0420990503647519e-02</text:p>
          </table:table-cell>
          <table:table-cell office:value-type="float" office:value="-0.0904209905036475" calcext:value-type="float">
            <text:p>-0.090420990503648</text:p>
          </table:table-cell>
          <table:table-cell table:formula="of:=ABS([.Q112]-[.R11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1) = -1.8516570226196317e-03</text:p>
          </table:table-cell>
          <table:table-cell table:formula="of:=RIGHT([.A113]; LEN([.A113])-9)" office:value-type="string" office:string-value="-1.8516570226196317e-03" calcext:value-type="string">
            <text:p>-1.8516570226196317e-03</text:p>
          </table:table-cell>
          <table:table-cell office:value-type="float" office:value="-0.00185165702261963" calcext:value-type="float">
            <text:p>-0.00185165702262</text:p>
          </table:table-cell>
          <table:table-cell table:formula="of:=ABS([.B113]-[.C113])" office:value-type="float" office:value="0" calcext:value-type="float">
            <text:p>0</text:p>
          </table:table-cell>
          <table:table-cell/>
          <table:table-cell office:value-type="string" calcext:value-type="string">
            <text:p>d(111) = -1.2108085407426018e-02</text:p>
          </table:table-cell>
          <table:table-cell table:formula="of:=RIGHT([.F113]; LEN([.F113])-9)" office:value-type="string" office:string-value="-1.2108085407426018e-02" calcext:value-type="string">
            <text:p>-1.2108085407426018e-02</text:p>
          </table:table-cell>
          <table:table-cell office:value-type="float" office:value="-0.012108085407426" calcext:value-type="float">
            <text:p>-0.012108085407426</text:p>
          </table:table-cell>
          <table:table-cell table:formula="of:=ABS([.G113]-[.H113])" office:value-type="float" office:value="0" calcext:value-type="float">
            <text:p>0</text:p>
          </table:table-cell>
          <table:table-cell/>
          <table:table-cell office:value-type="string" calcext:value-type="string">
            <text:p>d(111) = -2.6440235100425029e-02</text:p>
          </table:table-cell>
          <table:table-cell table:formula="of:=RIGHT([.K113]; LEN([.K113])-9)" office:value-type="string" office:string-value="-2.6440235100425029e-02" calcext:value-type="string">
            <text:p>-2.6440235100425029e-02</text:p>
          </table:table-cell>
          <table:table-cell office:value-type="float" office:value="-0.026440235100425" calcext:value-type="float">
            <text:p>-0.026440235100425</text:p>
          </table:table-cell>
          <table:table-cell table:formula="of:=ABS([.L113]-[.M113])" office:value-type="float" office:value="0" calcext:value-type="float">
            <text:p>0</text:p>
          </table:table-cell>
          <table:table-cell/>
          <table:table-cell office:value-type="string" calcext:value-type="string">
            <text:p>d(111) = -2.9456956125532171e-02</text:p>
          </table:table-cell>
          <table:table-cell table:formula="of:=RIGHT([.P113]; LEN([.P113])-9)" office:value-type="string" office:string-value="-2.9456956125532171e-02" calcext:value-type="string">
            <text:p>-2.9456956125532171e-02</text:p>
          </table:table-cell>
          <table:table-cell office:value-type="float" office:value="-0.0294569561255322" calcext:value-type="float">
            <text:p>-0.029456956125532</text:p>
          </table:table-cell>
          <table:table-cell table:formula="of:=ABS([.Q113]-[.R11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2) = -1.6833245660178469e-04</text:p>
          </table:table-cell>
          <table:table-cell table:formula="of:=RIGHT([.A114]; LEN([.A114])-9)" office:value-type="string" office:string-value="-1.6833245660178469e-04" calcext:value-type="string">
            <text:p>-1.6833245660178469e-04</text:p>
          </table:table-cell>
          <table:table-cell office:value-type="float" office:value="-0.000168332456601785" calcext:value-type="float">
            <text:p>-0.000168332456602</text:p>
          </table:table-cell>
          <table:table-cell table:formula="of:=ABS([.B114]-[.C114])" office:value-type="float" office:value="0" calcext:value-type="float">
            <text:p>0</text:p>
          </table:table-cell>
          <table:table-cell/>
          <table:table-cell office:value-type="string" calcext:value-type="string">
            <text:p>d(112) = -1.6555554653968775e-03</text:p>
          </table:table-cell>
          <table:table-cell table:formula="of:=RIGHT([.F114]; LEN([.F114])-9)" office:value-type="string" office:string-value="-1.6555554653968775e-03" calcext:value-type="string">
            <text:p>-1.6555554653968775e-03</text:p>
          </table:table-cell>
          <table:table-cell office:value-type="float" office:value="-0.00165555546539688" calcext:value-type="float">
            <text:p>-0.001655555465397</text:p>
          </table:table-cell>
          <table:table-cell table:formula="of:=ABS([.G114]-[.H114])" office:value-type="float" office:value="0" calcext:value-type="float">
            <text:p>0</text:p>
          </table:table-cell>
          <table:table-cell/>
          <table:table-cell office:value-type="string" calcext:value-type="string">
            <text:p>d(112) = -4.7493326452911228e-03</text:p>
          </table:table-cell>
          <table:table-cell table:formula="of:=RIGHT([.K114]; LEN([.K114])-9)" office:value-type="string" office:string-value="-4.7493326452911228e-03" calcext:value-type="string">
            <text:p>-4.7493326452911228e-03</text:p>
          </table:table-cell>
          <table:table-cell office:value-type="float" office:value="-0.00474933264529112" calcext:value-type="float">
            <text:p>-0.004749332645291</text:p>
          </table:table-cell>
          <table:table-cell table:formula="of:=ABS([.L114]-[.M114])" office:value-type="float" office:value="0" calcext:value-type="float">
            <text:p>0</text:p>
          </table:table-cell>
          <table:table-cell/>
          <table:table-cell office:value-type="string" calcext:value-type="string">
            <text:p>d(112) = -5.5052868116107516e-03</text:p>
          </table:table-cell>
          <table:table-cell table:formula="of:=RIGHT([.P114]; LEN([.P114])-9)" office:value-type="string" office:string-value="-5.5052868116107516e-03" calcext:value-type="string">
            <text:p>-5.5052868116107516e-03</text:p>
          </table:table-cell>
          <table:table-cell office:value-type="float" office:value="-0.00550528681161075" calcext:value-type="float">
            <text:p>-0.005505286811611</text:p>
          </table:table-cell>
          <table:table-cell table:formula="of:=ABS([.Q114]-[.R11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3) = -1.7005013290442678e-05</text:p>
          </table:table-cell>
          <table:table-cell table:formula="of:=RIGHT([.A115]; LEN([.A115])-9)" office:value-type="string" office:string-value="-1.7005013290442678e-05" calcext:value-type="string">
            <text:p>-1.7005013290442678e-05</text:p>
          </table:table-cell>
          <table:table-cell table:style-name="ce4" office:value-type="float" office:value="-0.0000170050132904427" calcext:value-type="float">
            <text:p>-1.70E-05</text:p>
          </table:table-cell>
          <table:table-cell table:formula="of:=ABS([.B115]-[.C115])" office:value-type="float" office:value="0" calcext:value-type="float">
            <text:p>0</text:p>
          </table:table-cell>
          <table:table-cell/>
          <table:table-cell office:value-type="string" calcext:value-type="string">
            <text:p>d(113) = -9.4129002502805464e-05</text:p>
          </table:table-cell>
          <table:table-cell table:formula="of:=RIGHT([.F115]; LEN([.F115])-9)" office:value-type="string" office:string-value="-9.4129002502805464e-05" calcext:value-type="string">
            <text:p>-9.4129002502805464e-05</text:p>
          </table:table-cell>
          <table:table-cell table:style-name="ce4" office:value-type="float" office:value="-0.0000941290025028055" calcext:value-type="float">
            <text:p>-9.41E-05</text:p>
          </table:table-cell>
          <table:table-cell table:formula="of:=ABS([.G115]-[.H115])" office:value-type="float" office:value="0" calcext:value-type="float">
            <text:p>0</text:p>
          </table:table-cell>
          <table:table-cell/>
          <table:table-cell office:value-type="string" calcext:value-type="string">
            <text:p>d(113) = -2.7475466407007144e-04</text:p>
          </table:table-cell>
          <table:table-cell table:formula="of:=RIGHT([.K115]; LEN([.K115])-9)" office:value-type="string" office:string-value="-2.7475466407007144e-04" calcext:value-type="string">
            <text:p>-2.7475466407007144e-04</text:p>
          </table:table-cell>
          <table:table-cell table:style-name="ce4" office:value-type="float" office:value="-0.000274754664070071" calcext:value-type="float">
            <text:p>-2.75E-04</text:p>
          </table:table-cell>
          <table:table-cell table:formula="of:=ABS([.L115]-[.M115])" office:value-type="float" office:value="0" calcext:value-type="float">
            <text:p>0</text:p>
          </table:table-cell>
          <table:table-cell/>
          <table:table-cell office:value-type="string" calcext:value-type="string">
            <text:p>d(113) = -3.2219330083137540e-04</text:p>
          </table:table-cell>
          <table:table-cell table:formula="of:=RIGHT([.P115]; LEN([.P115])-9)" office:value-type="string" office:string-value="-3.2219330083137540e-04" calcext:value-type="string">
            <text:p>-3.2219330083137540e-04</text:p>
          </table:table-cell>
          <table:table-cell table:style-name="ce4" office:value-type="float" office:value="-0.000322193300831375" calcext:value-type="float">
            <text:p>-3.22E-04</text:p>
          </table:table-cell>
          <table:table-cell table:formula="of:=ABS([.Q115]-[.R11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4) = -1.8705514619486946e-04</text:p>
          </table:table-cell>
          <table:table-cell table:formula="of:=RIGHT([.A116]; LEN([.A116])-9)" office:value-type="string" office:string-value="-1.8705514619486946e-04" calcext:value-type="string">
            <text:p>-1.8705514619486946e-04</text:p>
          </table:table-cell>
          <table:table-cell office:value-type="float" office:value="-0.00018705514619487" calcext:value-type="float">
            <text:p>-0.000187055146195</text:p>
          </table:table-cell>
          <table:table-cell table:formula="of:=ABS([.B116]-[.C116])" office:value-type="float" office:value="0" calcext:value-type="float">
            <text:p>0</text:p>
          </table:table-cell>
          <table:table-cell/>
          <table:table-cell office:value-type="string" calcext:value-type="string">
            <text:p>d(114) = -8.6319411346296804e-04</text:p>
          </table:table-cell>
          <table:table-cell table:formula="of:=RIGHT([.F116]; LEN([.F116])-9)" office:value-type="string" office:string-value="-8.6319411346296804e-04" calcext:value-type="string">
            <text:p>-8.6319411346296804e-04</text:p>
          </table:table-cell>
          <table:table-cell office:value-type="float" office:value="-0.000863194113462968" calcext:value-type="float">
            <text:p>-0.000863194113463</text:p>
          </table:table-cell>
          <table:table-cell table:formula="of:=ABS([.G116]-[.H116])" office:value-type="float" office:value="0" calcext:value-type="float">
            <text:p>0</text:p>
          </table:table-cell>
          <table:table-cell/>
          <table:table-cell office:value-type="string" calcext:value-type="string">
            <text:p>d(114) = -2.1318723525364184e-03</text:p>
          </table:table-cell>
          <table:table-cell table:formula="of:=RIGHT([.K116]; LEN([.K116])-9)" office:value-type="string" office:string-value="-2.1318723525364184e-03" calcext:value-type="string">
            <text:p>-2.1318723525364184e-03</text:p>
          </table:table-cell>
          <table:table-cell office:value-type="float" office:value="-0.00213187235253642" calcext:value-type="float">
            <text:p>-0.002131872352536</text:p>
          </table:table-cell>
          <table:table-cell table:formula="of:=ABS([.L116]-[.M116])" office:value-type="float" office:value="0" calcext:value-type="float">
            <text:p>0</text:p>
          </table:table-cell>
          <table:table-cell/>
          <table:table-cell office:value-type="string" calcext:value-type="string">
            <text:p>d(114) = -2.4360802771136803e-03</text:p>
          </table:table-cell>
          <table:table-cell table:formula="of:=RIGHT([.P116]; LEN([.P116])-9)" office:value-type="string" office:string-value="-2.4360802771136803e-03" calcext:value-type="string">
            <text:p>-2.4360802771136803e-03</text:p>
          </table:table-cell>
          <table:table-cell office:value-type="float" office:value="-0.00243608027711368" calcext:value-type="float">
            <text:p>-0.002436080277114</text:p>
          </table:table-cell>
          <table:table-cell table:formula="of:=ABS([.Q116]-[.R11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5) = -1.8535464486582518e-03</text:p>
          </table:table-cell>
          <table:table-cell table:formula="of:=RIGHT([.A117]; LEN([.A117])-9)" office:value-type="string" office:string-value="-1.8535464486582518e-03" calcext:value-type="string">
            <text:p>-1.8535464486582518e-03</text:p>
          </table:table-cell>
          <table:table-cell office:value-type="float" office:value="-0.00185354644865825" calcext:value-type="float">
            <text:p>-0.001853546448658</text:p>
          </table:table-cell>
          <table:table-cell table:formula="of:=ABS([.B117]-[.C117])" office:value-type="float" office:value="0" calcext:value-type="float">
            <text:p>0</text:p>
          </table:table-cell>
          <table:table-cell/>
          <table:table-cell office:value-type="string" calcext:value-type="string">
            <text:p>d(115) = -6.6433380773800611e-03</text:p>
          </table:table-cell>
          <table:table-cell table:formula="of:=RIGHT([.F117]; LEN([.F117])-9)" office:value-type="string" office:string-value="-6.6433380773800611e-03" calcext:value-type="string">
            <text:p>-6.6433380773800611e-03</text:p>
          </table:table-cell>
          <table:table-cell office:value-type="float" office:value="-0.00664333807738006" calcext:value-type="float">
            <text:p>-0.00664333807738</text:p>
          </table:table-cell>
          <table:table-cell table:formula="of:=ABS([.G117]-[.H117])" office:value-type="float" office:value="0" calcext:value-type="float">
            <text:p>0</text:p>
          </table:table-cell>
          <table:table-cell/>
          <table:table-cell office:value-type="string" calcext:value-type="string">
            <text:p>d(115) = -1.3113215957295529e-02</text:p>
          </table:table-cell>
          <table:table-cell table:formula="of:=RIGHT([.K117]; LEN([.K117])-9)" office:value-type="string" office:string-value="-1.3113215957295529e-02" calcext:value-type="string">
            <text:p>-1.3113215957295529e-02</text:p>
          </table:table-cell>
          <table:table-cell office:value-type="float" office:value="-0.0131132159572955" calcext:value-type="float">
            <text:p>-0.013113215957296</text:p>
          </table:table-cell>
          <table:table-cell table:formula="of:=ABS([.L117]-[.M117])" office:value-type="float" office:value="0" calcext:value-type="float">
            <text:p>0</text:p>
          </table:table-cell>
          <table:table-cell/>
          <table:table-cell office:value-type="string" calcext:value-type="string">
            <text:p>d(115) = -1.4444218661260264e-02</text:p>
          </table:table-cell>
          <table:table-cell table:formula="of:=RIGHT([.P117]; LEN([.P117])-9)" office:value-type="string" office:string-value="-1.4444218661260264e-02" calcext:value-type="string">
            <text:p>-1.4444218661260264e-02</text:p>
          </table:table-cell>
          <table:table-cell office:value-type="float" office:value="-0.0144442186612603" calcext:value-type="float">
            <text:p>-0.01444421866126</text:p>
          </table:table-cell>
          <table:table-cell table:formula="of:=ABS([.Q117]-[.R11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6) = -1.8348409340424532e-02</text:p>
          </table:table-cell>
          <table:table-cell table:formula="of:=RIGHT([.A118]; LEN([.A118])-9)" office:value-type="string" office:string-value="-1.8348409340424532e-02" calcext:value-type="string">
            <text:p>-1.8348409340424532e-02</text:p>
          </table:table-cell>
          <table:table-cell office:value-type="float" office:value="-0.0183484093404245" calcext:value-type="float">
            <text:p>-0.018348409340425</text:p>
          </table:table-cell>
          <table:table-cell table:formula="of:=ABS([.B118]-[.C118])" office:value-type="float" office:value="0" calcext:value-type="float">
            <text:p>0</text:p>
          </table:table-cell>
          <table:table-cell/>
          <table:table-cell office:value-type="string" calcext:value-type="string">
            <text:p>d(116) = -4.6797671026108940e-02</text:p>
          </table:table-cell>
          <table:table-cell table:formula="of:=RIGHT([.F118]; LEN([.F118])-9)" office:value-type="string" office:string-value="-4.6797671026108940e-02" calcext:value-type="string">
            <text:p>-4.6797671026108940e-02</text:p>
          </table:table-cell>
          <table:table-cell office:value-type="float" office:value="-0.0467976710261089" calcext:value-type="float">
            <text:p>-0.046797671026109</text:p>
          </table:table-cell>
          <table:table-cell table:formula="of:=ABS([.G118]-[.H118])" office:value-type="float" office:value="0" calcext:value-type="float">
            <text:p>0</text:p>
          </table:table-cell>
          <table:table-cell/>
          <table:table-cell office:value-type="string" calcext:value-type="string">
            <text:p>d(116) = -7.1086808418230105e-02</text:p>
          </table:table-cell>
          <table:table-cell table:formula="of:=RIGHT([.K118]; LEN([.K118])-9)" office:value-type="string" office:string-value="-7.1086808418230105e-02" calcext:value-type="string">
            <text:p>-7.1086808418230105e-02</text:p>
          </table:table-cell>
          <table:table-cell office:value-type="float" office:value="-0.0710868084182301" calcext:value-type="float">
            <text:p>-0.07108680841823</text:p>
          </table:table-cell>
          <table:table-cell table:formula="of:=ABS([.L118]-[.M118])" office:value-type="float" office:value="0" calcext:value-type="float">
            <text:p>0</text:p>
          </table:table-cell>
          <table:table-cell/>
          <table:table-cell office:value-type="string" calcext:value-type="string">
            <text:p>d(116) = -7.5236160017540507e-02</text:p>
          </table:table-cell>
          <table:table-cell table:formula="of:=RIGHT([.P118]; LEN([.P118])-9)" office:value-type="string" office:string-value="-7.5236160017540507e-02" calcext:value-type="string">
            <text:p>-7.5236160017540507e-02</text:p>
          </table:table-cell>
          <table:table-cell office:value-type="float" office:value="-0.0752361600175405" calcext:value-type="float">
            <text:p>-0.075236160017541</text:p>
          </table:table-cell>
          <table:table-cell table:formula="of:=ABS([.Q118]-[.R11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7) = -1.8163054695562394e-01</text:p>
          </table:table-cell>
          <table:table-cell table:formula="of:=RIGHT([.A119]; LEN([.A119])-9)" office:value-type="string" office:string-value="-1.8163054695562394e-01" calcext:value-type="string">
            <text:p>-1.8163054695562394e-01</text:p>
          </table:table-cell>
          <table:table-cell office:value-type="float" office:value="-0.181630546955624" calcext:value-type="float">
            <text:p>-0.181630546955624</text:p>
          </table:table-cell>
          <table:table-cell table:formula="of:=ABS([.B119]-[.C119])" office:value-type="float" office:value="0" calcext:value-type="float">
            <text:p>0</text:p>
          </table:table-cell>
          <table:table-cell/>
          <table:table-cell office:value-type="string" calcext:value-type="string">
            <text:p>d(117) = -2.7550268988977977e-01</text:p>
          </table:table-cell>
          <table:table-cell table:formula="of:=RIGHT([.F119]; LEN([.F119])-9)" office:value-type="string" office:string-value="-2.7550268988977977e-01" calcext:value-type="string">
            <text:p>-2.7550268988977977e-01</text:p>
          </table:table-cell>
          <table:table-cell office:value-type="float" office:value="-0.27550268988978" calcext:value-type="float">
            <text:p>-0.27550268988978</text:p>
          </table:table-cell>
          <table:table-cell table:formula="of:=ABS([.G119]-[.H119])" office:value-type="float" office:value="0" calcext:value-type="float">
            <text:p>0</text:p>
          </table:table-cell>
          <table:table-cell/>
          <table:table-cell office:value-type="string" calcext:value-type="string">
            <text:p>d(117) = -3.2972308052428095e-01</text:p>
          </table:table-cell>
          <table:table-cell table:formula="of:=RIGHT([.K119]; LEN([.K119])-9)" office:value-type="string" office:string-value="-3.2972308052428095e-01" calcext:value-type="string">
            <text:p>-3.2972308052428095e-01</text:p>
          </table:table-cell>
          <table:table-cell office:value-type="float" office:value="-0.329723080524281" calcext:value-type="float">
            <text:p>-0.329723080524281</text:p>
          </table:table-cell>
          <table:table-cell table:formula="of:=ABS([.L119]-[.M119])" office:value-type="float" office:value="0" calcext:value-type="float">
            <text:p>0</text:p>
          </table:table-cell>
          <table:table-cell/>
          <table:table-cell office:value-type="string" calcext:value-type="string">
            <text:p>d(117) = -3.3769507520505826e-01</text:p>
          </table:table-cell>
          <table:table-cell table:formula="of:=RIGHT([.P119]; LEN([.P119])-9)" office:value-type="string" office:string-value="-3.3769507520505826e-01" calcext:value-type="string">
            <text:p>-3.3769507520505826e-01</text:p>
          </table:table-cell>
          <table:table-cell office:value-type="float" office:value="-0.337695075205058" calcext:value-type="float">
            <text:p>-0.337695075205058</text:p>
          </table:table-cell>
          <table:table-cell table:formula="of:=ABS([.Q119]-[.R11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8) = -1.8162882927751417e-01</text:p>
          </table:table-cell>
          <table:table-cell table:formula="of:=RIGHT([.A120]; LEN([.A120])-9)" office:value-type="string" office:string-value="-1.8162882927751417e-01" calcext:value-type="string">
            <text:p>-1.8162882927751417e-01</text:p>
          </table:table-cell>
          <table:table-cell office:value-type="float" office:value="-0.181628829277514" calcext:value-type="float">
            <text:p>-0.181628829277514</text:p>
          </table:table-cell>
          <table:table-cell table:formula="of:=ABS([.B120]-[.C120])" office:value-type="float" office:value="0" calcext:value-type="float">
            <text:p>0</text:p>
          </table:table-cell>
          <table:table-cell/>
          <table:table-cell office:value-type="string" calcext:value-type="string">
            <text:p>d(118) = -2.7549140711979681e-01</text:p>
          </table:table-cell>
          <table:table-cell table:formula="of:=RIGHT([.F120]; LEN([.F120])-9)" office:value-type="string" office:string-value="-2.7549140711979681e-01" calcext:value-type="string">
            <text:p>-2.7549140711979681e-01</text:p>
          </table:table-cell>
          <table:table-cell office:value-type="float" office:value="-0.275491407119797" calcext:value-type="float">
            <text:p>-0.275491407119797</text:p>
          </table:table-cell>
          <table:table-cell table:formula="of:=ABS([.G120]-[.H120])" office:value-type="float" office:value="0" calcext:value-type="float">
            <text:p>0</text:p>
          </table:table-cell>
          <table:table-cell/>
          <table:table-cell office:value-type="string" calcext:value-type="string">
            <text:p>d(118) = -3.2968417294218316e-01</text:p>
          </table:table-cell>
          <table:table-cell table:formula="of:=RIGHT([.K120]; LEN([.K120])-9)" office:value-type="string" office:string-value="-3.2968417294218316e-01" calcext:value-type="string">
            <text:p>-3.2968417294218316e-01</text:p>
          </table:table-cell>
          <table:table-cell office:value-type="float" office:value="-0.329684172942183" calcext:value-type="float">
            <text:p>-0.329684172942183</text:p>
          </table:table-cell>
          <table:table-cell table:formula="of:=ABS([.L120]-[.M120])" office:value-type="float" office:value="0" calcext:value-type="float">
            <text:p>0</text:p>
          </table:table-cell>
          <table:table-cell/>
          <table:table-cell office:value-type="string" calcext:value-type="string">
            <text:p>d(118) = -3.3764834625513124e-01</text:p>
          </table:table-cell>
          <table:table-cell table:formula="of:=RIGHT([.P120]; LEN([.P120])-9)" office:value-type="string" office:string-value="-3.3764834625513124e-01" calcext:value-type="string">
            <text:p>-3.3764834625513124e-01</text:p>
          </table:table-cell>
          <table:table-cell office:value-type="float" office:value="-0.337648346255131" calcext:value-type="float">
            <text:p>-0.337648346255131</text:p>
          </table:table-cell>
          <table:table-cell table:formula="of:=ABS([.Q120]-[.R12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9) = -1.8329514881217025e-02</text:p>
          </table:table-cell>
          <table:table-cell table:formula="of:=RIGHT([.A121]; LEN([.A121])-9)" office:value-type="string" office:string-value="-1.8329514881217025e-02" calcext:value-type="string">
            <text:p>-1.8329514881217025e-02</text:p>
          </table:table-cell>
          <table:table-cell office:value-type="float" office:value="-0.018329514881217" calcext:value-type="float">
            <text:p>-0.018329514881217</text:p>
          </table:table-cell>
          <table:table-cell table:formula="of:=ABS([.B121]-[.C121])" office:value-type="float" office:value="0" calcext:value-type="float">
            <text:p>0</text:p>
          </table:table-cell>
          <table:table-cell/>
          <table:table-cell office:value-type="string" calcext:value-type="string">
            <text:p>d(119) = -4.6690957012122135e-02</text:p>
          </table:table-cell>
          <table:table-cell table:formula="of:=RIGHT([.F121]; LEN([.F121])-9)" office:value-type="string" office:string-value="-4.6690957012122135e-02" calcext:value-type="string">
            <text:p>-4.6690957012122135e-02</text:p>
          </table:table-cell>
          <table:table-cell office:value-type="float" office:value="-0.0466909570121221" calcext:value-type="float">
            <text:p>-0.046690957012122</text:p>
          </table:table-cell>
          <table:table-cell table:formula="of:=ABS([.G121]-[.H121])" office:value-type="float" office:value="0" calcext:value-type="float">
            <text:p>0</text:p>
          </table:table-cell>
          <table:table-cell/>
          <table:table-cell office:value-type="string" calcext:value-type="string">
            <text:p>d(119) = -7.0767975628807461e-02</text:p>
          </table:table-cell>
          <table:table-cell table:formula="of:=RIGHT([.K121]; LEN([.K121])-9)" office:value-type="string" office:string-value="-7.0767975628807461e-02" calcext:value-type="string">
            <text:p>-7.0767975628807461e-02</text:p>
          </table:table-cell>
          <table:table-cell office:value-type="float" office:value="-0.0707679756288075" calcext:value-type="float">
            <text:p>-0.070767975628808</text:p>
          </table:table-cell>
          <table:table-cell table:formula="of:=ABS([.L121]-[.M121])" office:value-type="float" office:value="0" calcext:value-type="float">
            <text:p>0</text:p>
          </table:table-cell>
          <table:table-cell/>
          <table:table-cell office:value-type="string" calcext:value-type="string">
            <text:p>d(119) = -7.4860913720611905e-02</text:p>
          </table:table-cell>
          <table:table-cell table:formula="of:=RIGHT([.P121]; LEN([.P121])-9)" office:value-type="string" office:string-value="-7.4860913720611905e-02" calcext:value-type="string">
            <text:p>-7.4860913720611905e-02</text:p>
          </table:table-cell>
          <table:table-cell office:value-type="float" office:value="-0.0748609137206119" calcext:value-type="float">
            <text:p>-0.074860913720612</text:p>
          </table:table-cell>
          <table:table-cell table:formula="of:=ABS([.Q121]-[.R12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20) = -1.6663195346560929e-03</text:p>
          </table:table-cell>
          <table:table-cell table:formula="of:=RIGHT([.A122]; LEN([.A122])-9)" office:value-type="string" office:string-value="-1.6663195346560929e-03" calcext:value-type="string">
            <text:p>-1.6663195346560929e-03</text:p>
          </table:table-cell>
          <table:table-cell office:value-type="float" office:value="-0.00166631953465609" calcext:value-type="float">
            <text:p>-0.001666319534656</text:p>
          </table:table-cell>
          <table:table-cell table:formula="of:=ABS([.B122]-[.C122])" office:value-type="float" office:value="0" calcext:value-type="float">
            <text:p>0</text:p>
          </table:table-cell>
          <table:table-cell/>
          <table:table-cell office:value-type="string" calcext:value-type="string">
            <text:p>d(120) = -5.7788417224161311e-03</text:p>
          </table:table-cell>
          <table:table-cell table:formula="of:=RIGHT([.F122]; LEN([.F122])-9)" office:value-type="string" office:string-value="-5.7788417224161311e-03" calcext:value-type="string">
            <text:p>-5.7788417224161311e-03</text:p>
          </table:table-cell>
          <table:table-cell office:value-type="float" office:value="-0.00577884172241613" calcext:value-type="float">
            <text:p>-0.005778841722416</text:p>
          </table:table-cell>
          <table:table-cell table:formula="of:=ABS([.G122]-[.H122])" office:value-type="float" office:value="0" calcext:value-type="float">
            <text:p>0</text:p>
          </table:table-cell>
          <table:table-cell/>
          <table:table-cell office:value-type="string" calcext:value-type="string">
            <text:p>d(120) = -1.0976173061504354e-02</text:p>
          </table:table-cell>
          <table:table-cell table:formula="of:=RIGHT([.K122]; LEN([.K122])-9)" office:value-type="string" office:string-value="-1.0976173061504354e-02" calcext:value-type="string">
            <text:p>-1.0976173061504354e-02</text:p>
          </table:table-cell>
          <table:table-cell office:value-type="float" office:value="-0.0109761730615044" calcext:value-type="float">
            <text:p>-0.010976173061504</text:p>
          </table:table-cell>
          <table:table-cell table:formula="of:=ABS([.L122]-[.M122])" office:value-type="float" office:value="4.68375338513738E-017" calcext:value-type="float">
            <text:p>4.68375338513738E-17</text:p>
          </table:table-cell>
          <table:table-cell/>
          <table:table-cell office:value-type="string" calcext:value-type="string">
            <text:p>d(120) = -1.2001814337976431e-02</text:p>
          </table:table-cell>
          <table:table-cell table:formula="of:=RIGHT([.P122]; LEN([.P122])-9)" office:value-type="string" office:string-value="-1.2001814337976431e-02" calcext:value-type="string">
            <text:p>-1.2001814337976431e-02</text:p>
          </table:table-cell>
          <table:table-cell office:value-type="float" office:value="-0.0120018143379764" calcext:value-type="float">
            <text:p>-0.012001814337976</text:p>
          </table:table-cell>
          <table:table-cell table:formula="of:=ABS([.Q122]-[.R122])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style-name="Default"/>
          <table:table-cell table:number-columns-repeated="3"/>
          <table:table-cell table:style-name="ce3"/>
          <table:table-cell table:style-name="Default"/>
          <table:table-cell table:number-columns-repeated="3"/>
          <table:table-cell table:style-name="ce3"/>
          <table:table-cell table:style-name="Default"/>
          <table:table-cell table:number-columns-repeated="3"/>
          <table:table-cell table:style-name="ce3"/>
          <table:table-cell table:style-name="Default"/>
          <table:table-cell table:number-columns-repeated="2"/>
        </table:table-row>
        <table:table-row table:style-name="ro1" table:number-rows-repeated="48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1" table:default-cell-style-name="ce2"/>
        <table:table-column table:style-name="co1" table:default-cell-style-name="ce8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8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8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8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_v t=0.03125</text:p>
          </table:table-cell>
          <table:covered-table-cell table:number-columns-repeated="2" table:style-name="Default"/>
          <table:covered-table-cell/>
          <table:table-cell/>
          <table:table-cell table:style-name="ce1" office:value-type="string" calcext:value-type="string" table:number-columns-spanned="4" table:number-rows-spanned="1">
            <text:p>d_v t=0.06250</text:p>
          </table:table-cell>
          <table:covered-table-cell table:number-columns-repeated="2" table:style-name="Default"/>
          <table:covered-table-cell/>
          <table:table-cell/>
          <table:table-cell table:style-name="ce1" office:value-type="string" calcext:value-type="string" table:number-columns-spanned="4" table:number-rows-spanned="1">
            <text:p>d_v t=0.09375</text:p>
          </table:table-cell>
          <table:covered-table-cell table:number-columns-repeated="2" table:style-name="Default"/>
          <table:covered-table-cell/>
          <table:table-cell/>
          <table:table-cell table:style-name="ce1" office:value-type="string" calcext:value-type="string" table:number-columns-spanned="4" table:number-rows-spanned="1">
            <text:p>d_v t=0.1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_matlab</text:p>
          </table:table-cell>
          <table:table-cell office:value-type="string" calcext:value-type="string">
            <text:p>differenc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_matlab</text:p>
          </table:table-cell>
          <table:table-cell office:value-type="string" calcext:value-type="string">
            <text:p>differenc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_matlab</text:p>
          </table:table-cell>
          <table:table-cell office:value-type="string" calcext:value-type="string">
            <text:p>differenc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_matlab</text:p>
          </table:table-cell>
          <table:table-cell office:value-type="string" calcext:value-type="string">
            <text:p>difference</text:p>
          </table:table-cell>
        </table:table-row>
        <table:table-row table:style-name="ro2">
          <table:table-cell office:value-type="string" calcext:value-type="string">
            <text:p>d( <text:s/>1) = -1.7529153037616429e-09</text:p>
          </table:table-cell>
          <table:table-cell table:formula="of:=RIGHT([.A3]; LEN([.A3])-9)" office:value-type="string" office:string-value="-1.7529153037616429e-09" calcext:value-type="string">
            <text:p>-1.7529153037616429e-09</text:p>
          </table:table-cell>
          <table:table-cell office:value-type="float" office:value="-0.00000000175291530376164" calcext:value-type="float">
            <text:p>-1.75E-09</text:p>
          </table:table-cell>
          <table:table-cell table:formula="of:=ABS([.B3]-[.C3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1) = -7.2813956166937282e-08</text:p>
          </table:table-cell>
          <table:table-cell table:formula="of:=RIGHT([.F3]; LEN([.F3])-9)" office:value-type="string" office:string-value="-7.2813956166937282e-08" calcext:value-type="string">
            <text:p>-7.2813956166937282e-08</text:p>
          </table:table-cell>
          <table:table-cell office:value-type="float" office:value="-0.0000000728139561669373" calcext:value-type="float">
            <text:p>-7.28E-08</text:p>
          </table:table-cell>
          <table:table-cell table:formula="of:=ABS([.G3]-[.H3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1) = -7.4442800120807804e-07</text:p>
          </table:table-cell>
          <table:table-cell table:formula="of:=RIGHT([.K3]; LEN([.K3])-9)" office:value-type="string" office:string-value="-7.4442800120807804e-07" calcext:value-type="string">
            <text:p>-7.4442800120807804e-07</text:p>
          </table:table-cell>
          <table:table-cell office:value-type="float" office:value="-0.000000744428001208078" calcext:value-type="float">
            <text:p>-7.44E-07</text:p>
          </table:table-cell>
          <table:table-cell table:formula="of:=ABS([.L3]-[.M3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1) = -1.0538273979567857e-06</text:p>
          </table:table-cell>
          <table:table-cell table:formula="of:=RIGHT([.P3]; LEN([.P3])-9)" office:value-type="string" office:string-value="-1.0538273979567857e-06" calcext:value-type="string">
            <text:p>-1.0538273979567857e-06</text:p>
          </table:table-cell>
          <table:table-cell office:value-type="float" office:value="-0.00000105382739795679" calcext:value-type="float">
            <text:p>-1.05E-06</text:p>
          </table:table-cell>
          <table:table-cell table:formula="of:=ABS([.Q3]-[.R3])" office:value-type="float" office:value="4.44692297308508E-021" calcext:value-type="float">
            <text:p>4.44692297308508E-21</text:p>
          </table:table-cell>
        </table:table-row>
        <table:table-row table:style-name="ro2">
          <table:table-cell office:value-type="string" calcext:value-type="string">
            <text:p>d( <text:s/>2) = -1.7529153037616429e-08</text:p>
          </table:table-cell>
          <table:table-cell table:formula="of:=RIGHT([.A4]; LEN([.A4])-9)" office:value-type="string" office:string-value="-1.7529153037616429e-08" calcext:value-type="string">
            <text:p>-1.7529153037616429e-08</text:p>
          </table:table-cell>
          <table:table-cell office:value-type="float" office:value="-0.0000000175291530376164" calcext:value-type="float">
            <text:p>-1.75E-08</text:p>
          </table:table-cell>
          <table:table-cell table:formula="of:=ABS([.B4]-[.C4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2) = -6.1878626987599519e-07</text:p>
          </table:table-cell>
          <table:table-cell table:formula="of:=RIGHT([.F4]; LEN([.F4])-9)" office:value-type="string" office:string-value="-6.1878626987599519e-07" calcext:value-type="string">
            <text:p>-6.1878626987599519e-07</text:p>
          </table:table-cell>
          <table:table-cell office:value-type="float" office:value="-0.000000618786269875995" calcext:value-type="float">
            <text:p>-6.19E-07</text:p>
          </table:table-cell>
          <table:table-cell table:formula="of:=ABS([.G4]-[.H4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2) = -5.4150020883654538e-06</text:p>
          </table:table-cell>
          <table:table-cell table:formula="of:=RIGHT([.K4]; LEN([.K4])-9)" office:value-type="string" office:string-value="-5.4150020883654538e-06" calcext:value-type="string">
            <text:p>-5.4150020883654538e-06</text:p>
          </table:table-cell>
          <table:table-cell office:value-type="float" office:value="-0.00000541500208836545" calcext:value-type="float">
            <text:p>-5.42E-06</text:p>
          </table:table-cell>
          <table:table-cell table:formula="of:=ABS([.L4]-[.M4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2) = -7.5128955461807164e-06</text:p>
          </table:table-cell>
          <table:table-cell table:formula="of:=RIGHT([.P4]; LEN([.P4])-9)" office:value-type="string" office:string-value="-7.5128955461807164e-06" calcext:value-type="string">
            <text:p>-7.5128955461807164e-06</text:p>
          </table:table-cell>
          <table:table-cell office:value-type="float" office:value="-0.00000751289554618072" calcext:value-type="float">
            <text:p>-7.51E-06</text:p>
          </table:table-cell>
          <table:table-cell table:formula="of:=ABS([.Q4]-[.R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3) = -1.7353861507240264e-07</text:p>
          </table:table-cell>
          <table:table-cell table:formula="of:=RIGHT([.A5]; LEN([.A5])-9)" office:value-type="string" office:string-value="-1.7353861507240264e-07" calcext:value-type="string">
            <text:p>-1.7353861507240264e-07</text:p>
          </table:table-cell>
          <table:table-cell office:value-type="float" office:value="-0.000000173538615072403" calcext:value-type="float">
            <text:p>-1.74E-07</text:p>
          </table:table-cell>
          <table:table-cell table:formula="of:=ABS([.B5]-[.C5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3) = -5.0215158132214252e-06</text:p>
          </table:table-cell>
          <table:table-cell table:formula="of:=RIGHT([.F5]; LEN([.F5])-9)" office:value-type="string" office:string-value="-5.0215158132214252e-06" calcext:value-type="string">
            <text:p>-5.0215158132214252e-06</text:p>
          </table:table-cell>
          <table:table-cell office:value-type="float" office:value="-0.00000502151581322143" calcext:value-type="float">
            <text:p>-5.02E-06</text:p>
          </table:table-cell>
          <table:table-cell table:formula="of:=ABS([.G5]-[.H5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3) = -3.6381716351436255e-05</text:p>
          </table:table-cell>
          <table:table-cell table:formula="of:=RIGHT([.K5]; LEN([.K5])-9)" office:value-type="string" office:string-value="-3.6381716351436255e-05" calcext:value-type="string">
            <text:p>-3.6381716351436255e-05</text:p>
          </table:table-cell>
          <table:table-cell office:value-type="float" office:value="-0.0000363817163514363" calcext:value-type="float">
            <text:p>-3.64E-05</text:p>
          </table:table-cell>
          <table:table-cell table:formula="of:=ABS([.L5]-[.M5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3) = -4.9105987422925968e-05</text:p>
          </table:table-cell>
          <table:table-cell table:formula="of:=RIGHT([.P5]; LEN([.P5])-9)" office:value-type="string" office:string-value="-4.9105987422925968e-05" calcext:value-type="string">
            <text:p>-4.9105987422925968e-05</text:p>
          </table:table-cell>
          <table:table-cell office:value-type="float" office:value="-0.000049105987422926" calcext:value-type="float">
            <text:p>-4.91E-05</text:p>
          </table:table-cell>
          <table:table-cell table:formula="of:=ABS([.Q5]-[.R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4) = -1.7178569976864099e-06</text:p>
          </table:table-cell>
          <table:table-cell table:formula="of:=RIGHT([.A6]; LEN([.A6])-9)" office:value-type="string" office:string-value="-1.7178569976864099e-06" calcext:value-type="string">
            <text:p>-1.7178569976864099e-06</text:p>
          </table:table-cell>
          <table:table-cell office:value-type="float" office:value="-0.00000171785699768641" calcext:value-type="float">
            <text:p>-1.72E-06</text:p>
          </table:table-cell>
          <table:table-cell table:formula="of:=ABS([.B6]-[.C6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4) = -3.8770395860415740e-05</text:p>
          </table:table-cell>
          <table:table-cell table:formula="of:=RIGHT([.F6]; LEN([.F6])-9)" office:value-type="string" office:string-value="-3.8770395860415740e-05" calcext:value-type="string">
            <text:p>-3.8770395860415740e-05</text:p>
          </table:table-cell>
          <table:table-cell office:value-type="float" office:value="-0.0000387703958604157" calcext:value-type="float">
            <text:p>-3.88E-05</text:p>
          </table:table-cell>
          <table:table-cell table:formula="of:=ABS([.G6]-[.H6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4) = -2.2288170694041644e-04</text:p>
          </table:table-cell>
          <table:table-cell table:formula="of:=RIGHT([.K6]; LEN([.K6])-9)" office:value-type="string" office:string-value="-2.2288170694041644e-04" calcext:value-type="string">
            <text:p>-2.2288170694041644e-04</text:p>
          </table:table-cell>
          <table:table-cell table:style-name="Default" office:value-type="float" office:value="-0.000222881706940417" calcext:value-type="float">
            <text:p>-0.00022288170694</text:p>
          </table:table-cell>
          <table:table-cell table:formula="of:=ABS([.L6]-[.M6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4) = -2.8965598694299894e-04</text:p>
          </table:table-cell>
          <table:table-cell table:formula="of:=RIGHT([.P6]; LEN([.P6])-9)" office:value-type="string" office:string-value="-2.8965598694299894e-04" calcext:value-type="string">
            <text:p>-2.8965598694299894e-04</text:p>
          </table:table-cell>
          <table:table-cell table:style-name="Default" office:value-type="float" office:value="-0.000289655986942999" calcext:value-type="float">
            <text:p>-0.000289655986943</text:p>
          </table:table-cell>
          <table:table-cell table:formula="of:=ABS([.Q6]-[.R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5) = -1.7005031361791698e-05</text:p>
          </table:table-cell>
          <table:table-cell table:formula="of:=RIGHT([.A7]; LEN([.A7])-9)" office:value-type="string" office:string-value="-1.7005031361791698e-05" calcext:value-type="string">
            <text:p>-1.7005031361791698e-05</text:p>
          </table:table-cell>
          <table:table-cell office:value-type="float" office:value="-0.0000170050313617917" calcext:value-type="float">
            <text:p>-1.70E-05</text:p>
          </table:table-cell>
          <table:table-cell table:formula="of:=ABS([.B7]-[.C7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5) = -2.7551621570108238e-04</text:p>
          </table:table-cell>
          <table:table-cell table:formula="of:=RIGHT([.F7]; LEN([.F7])-9)" office:value-type="string" office:string-value="-2.7551621570108238e-04" calcext:value-type="string">
            <text:p>-2.7551621570108238e-04</text:p>
          </table:table-cell>
          <table:table-cell office:value-type="float" office:value="-0.000275516215701082" calcext:value-type="float">
            <text:p>-2.76E-04</text:p>
          </table:table-cell>
          <table:table-cell table:formula="of:=ABS([.G7]-[.H7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5) = -1.1778761106160693e-03</text:p>
          </table:table-cell>
          <table:table-cell table:formula="of:=RIGHT([.K7]; LEN([.K7])-9)" office:value-type="string" office:string-value="-1.1778761106160693e-03" calcext:value-type="string">
            <text:p>-1.1778761106160693e-03</text:p>
          </table:table-cell>
          <table:table-cell office:value-type="float" office:value="-0.00117787611061607" calcext:value-type="float">
            <text:p>-1.18E-03</text:p>
          </table:table-cell>
          <table:table-cell table:formula="of:=ABS([.L7]-[.M7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5) = -1.4529796655219946e-03</text:p>
          </table:table-cell>
          <table:table-cell table:formula="of:=RIGHT([.P7]; LEN([.P7])-9)" office:value-type="string" office:string-value="-1.4529796655219946e-03" calcext:value-type="string">
            <text:p>-1.4529796655219946e-03</text:p>
          </table:table-cell>
          <table:table-cell table:style-name="Default" office:value-type="float" office:value="-0.00145297966552199" calcext:value-type="float">
            <text:p>-0.001452979665522</text:p>
          </table:table-cell>
          <table:table-cell table:formula="of:=ABS([.Q7]-[.R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6) = -1.6833245662023057e-04</text:p>
          </table:table-cell>
          <table:table-cell table:formula="of:=RIGHT([.A8]; LEN([.A8])-9)" office:value-type="string" office:string-value="-1.6833245662023057e-04" calcext:value-type="string">
            <text:p>-1.6833245662023057e-04</text:p>
          </table:table-cell>
          <table:table-cell table:style-name="Default" office:value-type="float" office:value="-0.000168332456620231" calcext:value-type="float">
            <text:p>-0.00016833245662</text:p>
          </table:table-cell>
          <table:table-cell table:formula="of:=ABS([.B8]-[.C8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6) = -1.6555554662537946e-03</text:p>
          </table:table-cell>
          <table:table-cell table:formula="of:=RIGHT([.F8]; LEN([.F8])-9)" office:value-type="string" office:string-value="-1.6555554662537946e-03" calcext:value-type="string">
            <text:p>-1.6555554662537946e-03</text:p>
          </table:table-cell>
          <table:table-cell table:style-name="Default" office:value-type="float" office:value="-0.00165555546625379" calcext:value-type="float">
            <text:p>-0.001655555466254</text:p>
          </table:table-cell>
          <table:table-cell table:formula="of:=ABS([.G8]-[.H8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6) = -4.7493326553198281e-03</text:p>
          </table:table-cell>
          <table:table-cell table:formula="of:=RIGHT([.K8]; LEN([.K8])-9)" office:value-type="string" office:string-value="-4.7493326553198281e-03" calcext:value-type="string">
            <text:p>-4.7493326553198281e-03</text:p>
          </table:table-cell>
          <table:table-cell table:style-name="Default" office:value-type="float" office:value="-0.00474933265531983" calcext:value-type="float">
            <text:p>-0.00474933265532</text:p>
          </table:table-cell>
          <table:table-cell table:formula="of:=ABS([.L8]-[.M8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6) = -5.5052868255150780e-03</text:p>
          </table:table-cell>
          <table:table-cell table:formula="of:=RIGHT([.P8]; LEN([.P8])-9)" office:value-type="string" office:string-value="-5.5052868255150780e-03" calcext:value-type="string">
            <text:p>-5.5052868255150780e-03</text:p>
          </table:table-cell>
          <table:table-cell table:style-name="Default" office:value-type="float" office:value="-0.00550528682551508" calcext:value-type="float">
            <text:p>-0.005505286825515</text:p>
          </table:table-cell>
          <table:table-cell table:formula="of:=ABS([.Q8]-[.R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7) = -1.6663195348405142e-03</text:p>
          </table:table-cell>
          <table:table-cell table:formula="of:=RIGHT([.A9]; LEN([.A9])-9)" office:value-type="string" office:string-value="-1.6663195348405142e-03" calcext:value-type="string">
            <text:p>-1.6663195348405142e-03</text:p>
          </table:table-cell>
          <table:table-cell table:style-name="Default" office:value-type="float" office:value="-0.00166631953484051" calcext:value-type="float">
            <text:p>-0.001666319534841</text:p>
          </table:table-cell>
          <table:table-cell table:formula="of:=ABS([.B9]-[.C9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7) = -5.7788417249605801e-03</text:p>
          </table:table-cell>
          <table:table-cell table:formula="of:=RIGHT([.F9]; LEN([.F9])-9)" office:value-type="string" office:string-value="-5.7788417249605801e-03" calcext:value-type="string">
            <text:p>-5.7788417249605801e-03</text:p>
          </table:table-cell>
          <table:table-cell table:style-name="Default" office:value-type="float" office:value="-0.00577884172496058" calcext:value-type="float">
            <text:p>-0.005778841724961</text:p>
          </table:table-cell>
          <table:table-cell table:formula="of:=ABS([.G9]-[.H9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7) = -1.0976173079931928e-02</text:p>
          </table:table-cell>
          <table:table-cell table:formula="of:=RIGHT([.K9]; LEN([.K9])-9)" office:value-type="string" office:string-value="-1.0976173079931928e-02" calcext:value-type="string">
            <text:p>-1.0976173079931928e-02</text:p>
          </table:table-cell>
          <table:table-cell table:style-name="Default" office:value-type="float" office:value="-0.0109761730799319" calcext:value-type="float">
            <text:p>-0.010976173079932</text:p>
          </table:table-cell>
          <table:table-cell table:formula="of:=ABS([.L9]-[.M9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7) = -1.2001814361859648e-02</text:p>
          </table:table-cell>
          <table:table-cell table:formula="of:=RIGHT([.P9]; LEN([.P9])-9)" office:value-type="string" office:string-value="-1.2001814361859648e-02" calcext:value-type="string">
            <text:p>-1.2001814361859648e-02</text:p>
          </table:table-cell>
          <table:table-cell table:style-name="Default" office:value-type="float" office:value="-0.0120018143618597" calcext:value-type="float">
            <text:p>-0.01200181436186</text:p>
          </table:table-cell>
          <table:table-cell table:formula="of:=ABS([.Q9]-[.R9])" office:value-type="float" office:value="5.03069808033274E-017" calcext:value-type="float">
            <text:p>5.03069808033274E-17</text:p>
          </table:table-cell>
        </table:table-row>
        <table:table-row table:style-name="ro2">
          <table:table-cell office:value-type="string" calcext:value-type="string">
            <text:p>d( <text:s/>8) = -1.9282068341378069e-08</text:p>
          </table:table-cell>
          <table:table-cell table:formula="of:=RIGHT([.A10]; LEN([.A10])-9)" office:value-type="string" office:string-value="-1.9282068341378069e-08" calcext:value-type="string">
            <text:p>-1.9282068341378069e-08</text:p>
          </table:table-cell>
          <table:table-cell office:value-type="float" office:value="-0.0000000192820683413781" calcext:value-type="float">
            <text:p>-1.93E-08</text:p>
          </table:table-cell>
          <table:table-cell table:formula="of:=ABS([.B10]-[.C10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8) = -5.0934473663942624e-07</text:p>
          </table:table-cell>
          <table:table-cell table:formula="of:=RIGHT([.F10]; LEN([.F10])-9)" office:value-type="string" office:string-value="-5.0934473663942624e-07" calcext:value-type="string">
            <text:p>-5.0934473663942624e-07</text:p>
          </table:table-cell>
          <table:table-cell office:value-type="float" office:value="-0.000000509344736639426" calcext:value-type="float">
            <text:p>-5.09E-07</text:p>
          </table:table-cell>
          <table:table-cell table:formula="of:=ABS([.G10]-[.H10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8) = -3.6206460317964667e-06</text:p>
          </table:table-cell>
          <table:table-cell table:formula="of:=RIGHT([.K10]; LEN([.K10])-9)" office:value-type="string" office:string-value="-3.6206460317964667e-06" calcext:value-type="string">
            <text:p>-3.6206460317964667e-06</text:p>
          </table:table-cell>
          <table:table-cell office:value-type="float" office:value="-0.00000362064603179647" calcext:value-type="float">
            <text:p>-3.62E-06</text:p>
          </table:table-cell>
          <table:table-cell table:formula="of:=ABS([.L10]-[.M10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8) = -4.8553394857020504e-06</text:p>
          </table:table-cell>
          <table:table-cell table:formula="of:=RIGHT([.P10]; LEN([.P10])-9)" office:value-type="string" office:string-value="-4.8553394857020504e-06" calcext:value-type="string">
            <text:p>-4.8553394857020504e-06</text:p>
          </table:table-cell>
          <table:table-cell office:value-type="float" office:value="-0.00000485533948570205" calcext:value-type="float">
            <text:p>-4.86E-06</text:p>
          </table:table-cell>
          <table:table-cell table:formula="of:=ABS([.Q10]-[.R1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9) = -1.9282068341378069e-07</text:p>
          </table:table-cell>
          <table:table-cell table:formula="of:=RIGHT([.A11]; LEN([.A11])-9)" office:value-type="string" office:string-value="-1.9282068341378069e-07" calcext:value-type="string">
            <text:p>-1.9282068341378069e-07</text:p>
          </table:table-cell>
          <table:table-cell office:value-type="float" office:value="-0.000000192820683413781" calcext:value-type="float">
            <text:p>-1.93E-07</text:p>
          </table:table-cell>
          <table:table-cell table:formula="of:=ABS([.B11]-[.C11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9) = -4.3393074744300885e-06</text:p>
          </table:table-cell>
          <table:table-cell table:formula="of:=RIGHT([.F11]; LEN([.F11])-9)" office:value-type="string" office:string-value="-4.3393074744300885e-06" calcext:value-type="string">
            <text:p>-4.3393074744300885e-06</text:p>
          </table:table-cell>
          <table:table-cell office:value-type="float" office:value="-0.00000433930747443009" calcext:value-type="float">
            <text:p>-4.34E-06</text:p>
          </table:table-cell>
          <table:table-cell table:formula="of:=ABS([.G11]-[.H11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9) = -2.6558129085750815e-05</text:p>
          </table:table-cell>
          <table:table-cell table:formula="of:=RIGHT([.K11]; LEN([.K11])-9)" office:value-type="string" office:string-value="-2.6558129085750815e-05" calcext:value-type="string">
            <text:p>-2.6558129085750815e-05</text:p>
          </table:table-cell>
          <table:table-cell office:value-type="float" office:value="-0.0000265581290857508" calcext:value-type="float">
            <text:p>-2.66E-05</text:p>
          </table:table-cell>
          <table:table-cell table:formula="of:=ABS([.L11]-[.M11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9) = -3.4930011437398411e-05</text:p>
          </table:table-cell>
          <table:table-cell table:formula="of:=RIGHT([.P11]; LEN([.P11])-9)" office:value-type="string" office:string-value="-3.4930011437398411e-05" calcext:value-type="string">
            <text:p>-3.4930011437398411e-05</text:p>
          </table:table-cell>
          <table:table-cell office:value-type="float" office:value="-0.0000349300114373984" calcext:value-type="float">
            <text:p>-3.49E-05</text:p>
          </table:table-cell>
          <table:table-cell table:formula="of:=ABS([.Q11]-[.R1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0) = -1.9089247657964291e-06</text:p>
          </table:table-cell>
          <table:table-cell table:formula="of:=RIGHT([.A12]; LEN([.A12])-9)" office:value-type="string" office:string-value="-1.9089247657964291e-06" calcext:value-type="string">
            <text:p>-1.9089247657964291e-06</text:p>
          </table:table-cell>
          <table:table-cell office:value-type="float" office:value="-0.00000190892476579643" calcext:value-type="float">
            <text:p>-1.91E-06</text:p>
          </table:table-cell>
          <table:table-cell table:formula="of:=ABS([.B12]-[.C12])" office:value-type="float" office:value="0" calcext:value-type="float">
            <text:p>0</text:p>
          </table:table-cell>
          <table:table-cell/>
          <table:table-cell office:value-type="string" calcext:value-type="string">
            <text:p>d( 10) = -3.5342330962203784e-05</text:p>
          </table:table-cell>
          <table:table-cell table:formula="of:=RIGHT([.F12]; LEN([.F12])-9)" office:value-type="string" office:string-value="-3.5342330962203784e-05" calcext:value-type="string">
            <text:p>-3.5342330962203784e-05</text:p>
          </table:table-cell>
          <table:table-cell office:value-type="float" office:value="-0.0000353423309622038" calcext:value-type="float">
            <text:p>-3.53E-05</text:p>
          </table:table-cell>
          <table:table-cell table:formula="of:=ABS([.G12]-[.H12])" office:value-type="float" office:value="0" calcext:value-type="float">
            <text:p>0</text:p>
          </table:table-cell>
          <table:table-cell/>
          <table:table-cell office:value-type="string" calcext:value-type="string">
            <text:p>d( 10) = -1.8062076047324491e-04</text:p>
          </table:table-cell>
          <table:table-cell table:formula="of:=RIGHT([.K12]; LEN([.K12])-9)" office:value-type="string" office:string-value="-1.8062076047324491e-04" calcext:value-type="string">
            <text:p>-1.8062076047324491e-04</text:p>
          </table:table-cell>
          <table:table-cell table:style-name="Default" office:value-type="float" office:value="-0.000180620760473245" calcext:value-type="float">
            <text:p>-0.000180620760473</text:p>
          </table:table-cell>
          <table:table-cell table:formula="of:=ABS([.L12]-[.M12])" office:value-type="float" office:value="0" calcext:value-type="float">
            <text:p>0</text:p>
          </table:table-cell>
          <table:table-cell/>
          <table:table-cell office:value-type="string" calcext:value-type="string">
            <text:p>d( 10) = -2.3139841083385683e-04</text:p>
          </table:table-cell>
          <table:table-cell table:formula="of:=RIGHT([.P12]; LEN([.P12])-9)" office:value-type="string" office:string-value="-2.3139841083385683e-04" calcext:value-type="string">
            <text:p>-2.3139841083385683e-04</text:p>
          </table:table-cell>
          <table:table-cell table:style-name="Default" office:value-type="float" office:value="-0.000231398410833857" calcext:value-type="float">
            <text:p>-0.000231398410834</text:p>
          </table:table-cell>
          <table:table-cell table:formula="of:=ABS([.Q12]-[.R1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1) = -1.8896426974550510e-05</text:p>
          </table:table-cell>
          <table:table-cell table:formula="of:=RIGHT([.A13]; LEN([.A13])-9)" office:value-type="string" office:string-value="-1.8896426974550510e-05" calcext:value-type="string">
            <text:p>-1.8896426974550510e-05</text:p>
          </table:table-cell>
          <table:table-cell office:value-type="float" office:value="-0.0000188964269745505" calcext:value-type="float">
            <text:p>-1.89E-05</text:p>
          </table:table-cell>
          <table:table-cell table:formula="of:=ABS([.B13]-[.C13])" office:value-type="float" office:value="0" calcext:value-type="float">
            <text:p>0</text:p>
          </table:table-cell>
          <table:table-cell/>
          <table:table-cell office:value-type="string" calcext:value-type="string">
            <text:p>d( 11) = -2.7442415158499521e-04</text:p>
          </table:table-cell>
          <table:table-cell table:formula="of:=RIGHT([.F13]; LEN([.F13])-9)" office:value-type="string" office:string-value="-2.7442415158499521e-04" calcext:value-type="string">
            <text:p>-2.7442415158499521e-04</text:p>
          </table:table-cell>
          <table:table-cell table:style-name="Default" office:value-type="float" office:value="-0.000274424151584995" calcext:value-type="float">
            <text:p>-0.000274424151585</text:p>
          </table:table-cell>
          <table:table-cell table:formula="of:=ABS([.G13]-[.H13])" office:value-type="float" office:value="0" calcext:value-type="float">
            <text:p>0</text:p>
          </table:table-cell>
          <table:table-cell/>
          <table:table-cell office:value-type="string" calcext:value-type="string">
            <text:p>d( 11) = -1.1273333061860608e-03</text:p>
          </table:table-cell>
          <table:table-cell table:formula="of:=RIGHT([.K13]; LEN([.K13])-9)" office:value-type="string" office:string-value="-1.1273333061860608e-03" calcext:value-type="string">
            <text:p>-1.1273333061860608e-03</text:p>
          </table:table-cell>
          <table:table-cell table:style-name="Default" office:value-type="float" office:value="-0.00112733330618606" calcext:value-type="float">
            <text:p>-0.001127333306186</text:p>
          </table:table-cell>
          <table:table-cell table:formula="of:=ABS([.L13]-[.M13])" office:value-type="float" office:value="0" calcext:value-type="float">
            <text:p>0</text:p>
          </table:table-cell>
          <table:table-cell/>
          <table:table-cell office:value-type="string" calcext:value-type="string">
            <text:p>d( 11) = -1.3938036622544361e-03</text:p>
          </table:table-cell>
          <table:table-cell table:formula="of:=RIGHT([.P13]; LEN([.P13])-9)" office:value-type="string" office:string-value="-1.3938036622544361e-03" calcext:value-type="string">
            <text:p>-1.3938036622544361e-03</text:p>
          </table:table-cell>
          <table:table-cell table:style-name="Default" office:value-type="float" office:value="-0.00139380366225444" calcext:value-type="float">
            <text:p>-0.001393803662254</text:p>
          </table:table-cell>
          <table:table-cell table:formula="of:=ABS([.Q13]-[.R1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2) = -1.8705534497970866e-04</text:p>
          </table:table-cell>
          <table:table-cell table:formula="of:=RIGHT([.A14]; LEN([.A14])-9)" office:value-type="string" office:string-value="-1.8705534497970866e-04" calcext:value-type="string">
            <text:p>-1.8705534497970866e-04</text:p>
          </table:table-cell>
          <table:table-cell table:style-name="Default" office:value-type="float" office:value="-0.000187055344979709" calcext:value-type="float">
            <text:p>-0.00018705534498</text:p>
          </table:table-cell>
          <table:table-cell table:formula="of:=ABS([.B14]-[.C14])" office:value-type="float" office:value="0" calcext:value-type="float">
            <text:p>0</text:p>
          </table:table-cell>
          <table:table-cell/>
          <table:table-cell office:value-type="string" calcext:value-type="string">
            <text:p>d( 12) = -1.9698420783070794e-03</text:p>
          </table:table-cell>
          <table:table-cell table:formula="of:=RIGHT([.F14]; LEN([.F14])-9)" office:value-type="string" office:string-value="-1.9698420783070794e-03" calcext:value-type="string">
            <text:p>-1.9698420783070794e-03</text:p>
          </table:table-cell>
          <table:table-cell table:style-name="Default" office:value-type="float" office:value="-0.00196984207830708" calcext:value-type="float">
            <text:p>-0.001969842078307</text:p>
          </table:table-cell>
          <table:table-cell table:formula="of:=ABS([.G14]-[.H14])" office:value-type="float" office:value="0" calcext:value-type="float">
            <text:p>0</text:p>
          </table:table-cell>
          <table:table-cell/>
          <table:table-cell office:value-type="string" calcext:value-type="string">
            <text:p>d( 12) = -6.1500904867473546e-03</text:p>
          </table:table-cell>
          <table:table-cell table:formula="of:=RIGHT([.K14]; LEN([.K14])-9)" office:value-type="string" office:string-value="-6.1500904867473546e-03" calcext:value-type="string">
            <text:p>-6.1500904867473546e-03</text:p>
          </table:table-cell>
          <table:table-cell table:style-name="Default" office:value-type="float" office:value="-0.00615009048674736" calcext:value-type="float">
            <text:p>-0.006150090486747</text:p>
          </table:table-cell>
          <table:table-cell table:formula="of:=ABS([.L14]-[.M14])" office:value-type="float" office:value="0" calcext:value-type="float">
            <text:p>0</text:p>
          </table:table-cell>
          <table:table-cell/>
          <table:table-cell office:value-type="string" calcext:value-type="string">
            <text:p>d( 12) = -7.2479224997420814e-03</text:p>
          </table:table-cell>
          <table:table-cell table:formula="of:=RIGHT([.P14]; LEN([.P14])-9)" office:value-type="string" office:string-value="-7.2479224997420814e-03" calcext:value-type="string">
            <text:p>-7.2479224997420814e-03</text:p>
          </table:table-cell>
          <table:table-cell table:style-name="Default" office:value-type="float" office:value="-0.00724792249974208" calcext:value-type="float">
            <text:p>-0.007247922499742</text:p>
          </table:table-cell>
          <table:table-cell table:formula="of:=ABS([.Q14]-[.R1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3) = -1.8516570228225362e-03</text:p>
          </table:table-cell>
          <table:table-cell table:formula="of:=RIGHT([.A15]; LEN([.A15])-9)" office:value-type="string" office:string-value="-1.8516570228225362e-03" calcext:value-type="string">
            <text:p>-1.8516570228225362e-03</text:p>
          </table:table-cell>
          <table:table-cell table:style-name="Default" office:value-type="float" office:value="-0.00185165702282254" calcext:value-type="float">
            <text:p>-0.001851657022823</text:p>
          </table:table-cell>
          <table:table-cell table:formula="of:=ABS([.B15]-[.C15])" office:value-type="float" office:value="0" calcext:value-type="float">
            <text:p>0</text:p>
          </table:table-cell>
          <table:table-cell/>
          <table:table-cell office:value-type="string" calcext:value-type="string">
            <text:p>d( 13) = -1.2108085416241723e-02</text:p>
          </table:table-cell>
          <table:table-cell table:formula="of:=RIGHT([.F15]; LEN([.F15])-9)" office:value-type="string" office:string-value="-1.2108085416241723e-02" calcext:value-type="string">
            <text:p>-1.2108085416241723e-02</text:p>
          </table:table-cell>
          <table:table-cell table:style-name="Default" office:value-type="float" office:value="-0.0121080854162417" calcext:value-type="float">
            <text:p>-0.012108085416242</text:p>
          </table:table-cell>
          <table:table-cell table:formula="of:=ABS([.G15]-[.H15])" office:value-type="float" office:value="0" calcext:value-type="float">
            <text:p>0</text:p>
          </table:table-cell>
          <table:table-cell/>
          <table:table-cell office:value-type="string" calcext:value-type="string">
            <text:p>d( 13) = -2.6440235197655287e-02</text:p>
          </table:table-cell>
          <table:table-cell table:formula="of:=RIGHT([.K15]; LEN([.K15])-9)" office:value-type="string" office:string-value="-2.6440235197655287e-02" calcext:value-type="string">
            <text:p>-2.6440235197655287e-02</text:p>
          </table:table-cell>
          <table:table-cell table:style-name="Default" office:value-type="float" office:value="-0.0264402351976553" calcext:value-type="float">
            <text:p>-0.026440235197655</text:p>
          </table:table-cell>
          <table:table-cell table:formula="of:=ABS([.L15]-[.M15])" office:value-type="float" office:value="0" calcext:value-type="float">
            <text:p>0</text:p>
          </table:table-cell>
          <table:table-cell/>
          <table:table-cell office:value-type="string" calcext:value-type="string">
            <text:p>d( 13) = -2.9456956259951358e-02</text:p>
          </table:table-cell>
          <table:table-cell table:formula="of:=RIGHT([.P15]; LEN([.P15])-9)" office:value-type="string" office:string-value="-2.9456956259951358e-02" calcext:value-type="string">
            <text:p>-2.9456956259951358e-02</text:p>
          </table:table-cell>
          <table:table-cell table:style-name="Default" office:value-type="float" office:value="-0.0294569562599514" calcext:value-type="float">
            <text:p>-0.029456956259951</text:p>
          </table:table-cell>
          <table:table-cell table:formula="of:=ABS([.Q15]-[.R1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4) = -1.8329514883245655e-02</text:p>
          </table:table-cell>
          <table:table-cell table:formula="of:=RIGHT([.A16]; LEN([.A16])-9)" office:value-type="string" office:string-value="-1.8329514883245655e-02" calcext:value-type="string">
            <text:p>-1.8329514883245655e-02</text:p>
          </table:table-cell>
          <table:table-cell table:style-name="Default" office:value-type="float" office:value="-0.0183295148832457" calcext:value-type="float">
            <text:p>-0.018329514883246</text:p>
          </table:table-cell>
          <table:table-cell table:formula="of:=ABS([.B16]-[.C16])" office:value-type="float" office:value="0" calcext:value-type="float">
            <text:p>0</text:p>
          </table:table-cell>
          <table:table-cell/>
          <table:table-cell office:value-type="string" calcext:value-type="string">
            <text:p>d( 14) = -4.6690957038250075e-02</text:p>
          </table:table-cell>
          <table:table-cell table:formula="of:=RIGHT([.F16]; LEN([.F16])-9)" office:value-type="string" office:string-value="-4.6690957038250075e-02" calcext:value-type="string">
            <text:p>-4.6690957038250075e-02</text:p>
          </table:table-cell>
          <table:table-cell table:style-name="Default" office:value-type="float" office:value="-0.0466909570382501" calcext:value-type="float">
            <text:p>-0.04669095703825</text:p>
          </table:table-cell>
          <table:table-cell table:formula="of:=ABS([.G16]-[.H16])" office:value-type="float" office:value="0" calcext:value-type="float">
            <text:p>0</text:p>
          </table:table-cell>
          <table:table-cell/>
          <table:table-cell office:value-type="string" calcext:value-type="string">
            <text:p>d( 14) = -7.0767975805582070e-02</text:p>
          </table:table-cell>
          <table:table-cell table:formula="of:=RIGHT([.K16]; LEN([.K16])-9)" office:value-type="string" office:string-value="-7.0767975805582070e-02" calcext:value-type="string">
            <text:p>-7.0767975805582070e-02</text:p>
          </table:table-cell>
          <table:table-cell table:style-name="Default" office:value-type="float" office:value="-0.0707679758055821" calcext:value-type="float">
            <text:p>-0.070767975805582</text:p>
          </table:table-cell>
          <table:table-cell table:formula="of:=ABS([.L16]-[.M16])" office:value-type="float" office:value="0" calcext:value-type="float">
            <text:p>0</text:p>
          </table:table-cell>
          <table:table-cell/>
          <table:table-cell office:value-type="string" calcext:value-type="string">
            <text:p>d( 14) = -7.4860913948581603e-02</text:p>
          </table:table-cell>
          <table:table-cell table:formula="of:=RIGHT([.P16]; LEN([.P16])-9)" office:value-type="string" office:string-value="-7.4860913948581603e-02" calcext:value-type="string">
            <text:p>-7.4860913948581603e-02</text:p>
          </table:table-cell>
          <table:table-cell table:style-name="Default" office:value-type="float" office:value="-0.0748609139485816" calcext:value-type="float">
            <text:p>-0.074860913948582</text:p>
          </table:table-cell>
          <table:table-cell table:formula="of:=ABS([.Q16]-[.R1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5) = -1.9106776811001900e-07</text:p>
          </table:table-cell>
          <table:table-cell table:formula="of:=RIGHT([.A17]; LEN([.A17])-9)" office:value-type="string" office:string-value="-1.9106776811001900e-07" calcext:value-type="string">
            <text:p>-1.9106776811001900e-07</text:p>
          </table:table-cell>
          <table:table-cell office:value-type="float" office:value="-0.000000191067768110019" calcext:value-type="float">
            <text:p>-1.91E-07</text:p>
          </table:table-cell>
          <table:table-cell table:formula="of:=ABS([.B17]-[.C17])" office:value-type="float" office:value="0" calcext:value-type="float">
            <text:p>0</text:p>
          </table:table-cell>
          <table:table-cell/>
          <table:table-cell office:value-type="string" calcext:value-type="string">
            <text:p>d( 15) = -1.8129368170616029e-06</text:p>
          </table:table-cell>
          <table:table-cell table:formula="of:=RIGHT([.F17]; LEN([.F17])-9)" office:value-type="string" office:string-value="-1.8129368170616029e-06" calcext:value-type="string">
            <text:p>-1.8129368170616029e-06</text:p>
          </table:table-cell>
          <table:table-cell office:value-type="float" office:value="-0.0000018129368170616" calcext:value-type="float">
            <text:p>-1.81E-06</text:p>
          </table:table-cell>
          <table:table-cell table:formula="of:=ABS([.G17]-[.H17])" office:value-type="float" office:value="0" calcext:value-type="float">
            <text:p>0</text:p>
          </table:table-cell>
          <table:table-cell/>
          <table:table-cell office:value-type="string" calcext:value-type="string">
            <text:p>d( 15) = -8.8158808469661604e-06</text:p>
          </table:table-cell>
          <table:table-cell table:formula="of:=RIGHT([.K17]; LEN([.K17])-9)" office:value-type="string" office:string-value="-8.8158808469661604e-06" calcext:value-type="string">
            <text:p>-8.8158808469661604e-06</text:p>
          </table:table-cell>
          <table:table-cell office:value-type="float" office:value="-0.00000881588084696616" calcext:value-type="float">
            <text:p>-8.82E-06</text:p>
          </table:table-cell>
          <table:table-cell table:formula="of:=ABS([.L17]-[.M17])" office:value-type="float" office:value="0" calcext:value-type="float">
            <text:p>0</text:p>
          </table:table-cell>
          <table:table-cell/>
          <table:table-cell office:value-type="string" calcext:value-type="string">
            <text:p>d( 15) = -1.1218387806121119e-05</text:p>
          </table:table-cell>
          <table:table-cell table:formula="of:=RIGHT([.P17]; LEN([.P17])-9)" office:value-type="string" office:string-value="-1.1218387806121119e-05" calcext:value-type="string">
            <text:p>-1.1218387806121119e-05</text:p>
          </table:table-cell>
          <table:table-cell office:value-type="float" office:value="-0.0000112183878061211" calcext:value-type="float">
            <text:p>-1.12E-05</text:p>
          </table:table-cell>
          <table:table-cell table:formula="of:=ABS([.Q17]-[.R1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6) = -1.9106776811001900e-06</text:p>
          </table:table-cell>
          <table:table-cell table:formula="of:=RIGHT([.A18]; LEN([.A18])-9)" office:value-type="string" office:string-value="-1.9106776811001900e-06" calcext:value-type="string">
            <text:p>-1.9106776811001900e-06</text:p>
          </table:table-cell>
          <table:table-cell office:value-type="float" office:value="-0.00000191067768110019" calcext:value-type="float">
            <text:p>-1.91E-06</text:p>
          </table:table-cell>
          <table:table-cell table:formula="of:=ABS([.B18]-[.C18])" office:value-type="float" office:value="0" calcext:value-type="float">
            <text:p>0</text:p>
          </table:table-cell>
          <table:table-cell/>
          <table:table-cell office:value-type="string" calcext:value-type="string">
            <text:p>d( 16) = -1.5633532038160453e-05</text:p>
          </table:table-cell>
          <table:table-cell table:formula="of:=RIGHT([.F18]; LEN([.F18])-9)" office:value-type="string" office:string-value="-1.5633532038160453e-05" calcext:value-type="string">
            <text:p>-1.5633532038160453e-05</text:p>
          </table:table-cell>
          <table:table-cell office:value-type="float" office:value="-0.0000156335320381605" calcext:value-type="float">
            <text:p>-1.56E-05</text:p>
          </table:table-cell>
          <table:table-cell table:formula="of:=ABS([.G18]-[.H18])" office:value-type="float" office:value="0" calcext:value-type="float">
            <text:p>0</text:p>
          </table:table-cell>
          <table:table-cell/>
          <table:table-cell office:value-type="string" calcext:value-type="string">
            <text:p>d( 16) = -6.5643852384246012e-05</text:p>
          </table:table-cell>
          <table:table-cell table:formula="of:=RIGHT([.K18]; LEN([.K18])-9)" office:value-type="string" office:string-value="-6.5643852384246012e-05" calcext:value-type="string">
            <text:p>-6.5643852384246012e-05</text:p>
          </table:table-cell>
          <table:table-cell office:value-type="float" office:value="-0.000065643852384246" calcext:value-type="float">
            <text:p>-6.56E-05</text:p>
          </table:table-cell>
          <table:table-cell table:formula="of:=ABS([.L18]-[.M18])" office:value-type="float" office:value="0" calcext:value-type="float">
            <text:p>0</text:p>
          </table:table-cell>
          <table:table-cell/>
          <table:table-cell office:value-type="string" calcext:value-type="string">
            <text:p>d( 16) = -8.1934136493269559e-05</text:p>
          </table:table-cell>
          <table:table-cell table:formula="of:=RIGHT([.P18]; LEN([.P18])-9)" office:value-type="string" office:string-value="-8.1934136493269559e-05" calcext:value-type="string">
            <text:p>-8.1934136493269559e-05</text:p>
          </table:table-cell>
          <table:table-cell office:value-type="float" office:value="-0.0000819341364932696" calcext:value-type="float">
            <text:p>-8.19E-05</text:p>
          </table:table-cell>
          <table:table-cell table:formula="of:=ABS([.Q18]-[.R1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7) = -1.8915709042891882e-05</text:p>
          </table:table-cell>
          <table:table-cell table:formula="of:=RIGHT([.A19]; LEN([.A19])-9)" office:value-type="string" office:string-value="-1.8915709042891882e-05" calcext:value-type="string">
            <text:p>-1.8915709042891882e-05</text:p>
          </table:table-cell>
          <table:table-cell office:value-type="float" office:value="-0.0000189157090428919" calcext:value-type="float">
            <text:p>-1.89E-05</text:p>
          </table:table-cell>
          <table:table-cell table:formula="of:=ABS([.B19]-[.C19])" office:value-type="float" office:value="0" calcext:value-type="float">
            <text:p>0</text:p>
          </table:table-cell>
          <table:table-cell/>
          <table:table-cell office:value-type="string" calcext:value-type="string">
            <text:p>d( 17) = -1.2956402099326559e-04</text:p>
          </table:table-cell>
          <table:table-cell table:formula="of:=RIGHT([.F19]; LEN([.F19])-9)" office:value-type="string" office:string-value="-1.2956402099326559e-04" calcext:value-type="string">
            <text:p>-1.2956402099326559e-04</text:p>
          </table:table-cell>
          <table:table-cell office:value-type="float" office:value="-0.000129564020993266" calcext:value-type="float">
            <text:p>-1.30E-04</text:p>
          </table:table-cell>
          <table:table-cell table:formula="of:=ABS([.G19]-[.H19])" office:value-type="float" office:value="0" calcext:value-type="float">
            <text:p>0</text:p>
          </table:table-cell>
          <table:table-cell/>
          <table:table-cell office:value-type="string" calcext:value-type="string">
            <text:p>d( 17) = -4.5655799670231304e-04</text:p>
          </table:table-cell>
          <table:table-cell table:formula="of:=RIGHT([.K19]; LEN([.K19])-9)" office:value-type="string" office:string-value="-4.5655799670231304e-04" calcext:value-type="string">
            <text:p>-4.5655799670231304e-04</text:p>
          </table:table-cell>
          <table:table-cell office:value-type="float" office:value="-0.000456557996702313" calcext:value-type="float">
            <text:p>-4.57E-04</text:p>
          </table:table-cell>
          <table:table-cell table:formula="of:=ABS([.L19]-[.M19])" office:value-type="float" office:value="0" calcext:value-type="float">
            <text:p>0</text:p>
          </table:table-cell>
          <table:table-cell/>
          <table:table-cell office:value-type="string" calcext:value-type="string">
            <text:p>d( 17) = -5.5536281975750049e-04</text:p>
          </table:table-cell>
          <table:table-cell table:formula="of:=RIGHT([.P19]; LEN([.P19])-9)" office:value-type="string" office:string-value="-5.5536281975750049e-04" calcext:value-type="string">
            <text:p>-5.5536281975750049e-04</text:p>
          </table:table-cell>
          <table:table-cell office:value-type="float" office:value="-0.000555362819757501" calcext:value-type="float">
            <text:p>-5.55E-04</text:p>
          </table:table-cell>
          <table:table-cell table:formula="of:=ABS([.Q19]-[.R1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8) = -1.8724641274781866e-04</text:p>
          </table:table-cell>
          <table:table-cell table:formula="of:=RIGHT([.A20]; LEN([.A20])-9)" office:value-type="string" office:string-value="-1.8724641274781866e-04" calcext:value-type="string">
            <text:p>-1.8724641274781866e-04</text:p>
          </table:table-cell>
          <table:table-cell table:style-name="Default" office:value-type="float" office:value="-0.000187246412747819" calcext:value-type="float">
            <text:p>-0.000187246412748</text:p>
          </table:table-cell>
          <table:table-cell table:formula="of:=ABS([.B20]-[.C20])" office:value-type="float" office:value="0" calcext:value-type="float">
            <text:p>0</text:p>
          </table:table-cell>
          <table:table-cell/>
          <table:table-cell office:value-type="string" calcext:value-type="string">
            <text:p>d( 18) = -1.0329188883141777e-03</text:p>
          </table:table-cell>
          <table:table-cell table:formula="of:=RIGHT([.F20]; LEN([.F20])-9)" office:value-type="string" office:string-value="-1.0329188883141777e-03" calcext:value-type="string">
            <text:p>-1.0329188883141777e-03</text:p>
          </table:table-cell>
          <table:table-cell table:style-name="Default" office:value-type="float" office:value="-0.00103291888831418" calcext:value-type="float">
            <text:p>-0.001032918888314</text:p>
          </table:table-cell>
          <table:table-cell table:formula="of:=ABS([.G20]-[.H20])" office:value-type="float" office:value="0" calcext:value-type="float">
            <text:p>0</text:p>
          </table:table-cell>
          <table:table-cell/>
          <table:table-cell office:value-type="string" calcext:value-type="string">
            <text:p>d( 18) = -2.9526543668355284e-03</text:p>
          </table:table-cell>
          <table:table-cell table:formula="of:=RIGHT([.K20]; LEN([.K20])-9)" office:value-type="string" office:string-value="-2.9526543668355284e-03" calcext:value-type="string">
            <text:p>-2.9526543668355284e-03</text:p>
          </table:table-cell>
          <table:table-cell table:style-name="Default" office:value-type="float" office:value="-0.00295265436683553" calcext:value-type="float">
            <text:p>-0.002952654366836</text:p>
          </table:table-cell>
          <table:table-cell table:formula="of:=ABS([.L20]-[.M20])" office:value-type="float" office:value="0" calcext:value-type="float">
            <text:p>0</text:p>
          </table:table-cell>
          <table:table-cell/>
          <table:table-cell office:value-type="string" calcext:value-type="string">
            <text:p>d( 18) = -3.4711611547146347e-03</text:p>
          </table:table-cell>
          <table:table-cell table:formula="of:=RIGHT([.P20]; LEN([.P20])-9)" office:value-type="string" office:string-value="-3.4711611547146347e-03" calcext:value-type="string">
            <text:p>-3.4711611547146347e-03</text:p>
          </table:table-cell>
          <table:table-cell table:style-name="Default" office:value-type="float" office:value="-0.00347116115471464" calcext:value-type="float">
            <text:p>-0.003471161154715</text:p>
          </table:table-cell>
          <table:table-cell table:formula="of:=ABS([.Q20]-[.R2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9) = -1.8535484184352949e-03</text:p>
          </table:table-cell>
          <table:table-cell table:formula="of:=RIGHT([.A21]; LEN([.A21])-9)" office:value-type="string" office:string-value="-1.8535484184352949e-03" calcext:value-type="string">
            <text:p>-1.8535484184352949e-03</text:p>
          </table:table-cell>
          <table:table-cell table:style-name="Default" office:value-type="float" office:value="-0.0018535484184353" calcext:value-type="float">
            <text:p>-0.001853548418435</text:p>
          </table:table-cell>
          <table:table-cell table:formula="of:=ABS([.B21]-[.C21])" office:value-type="float" office:value="0" calcext:value-type="float">
            <text:p>0</text:p>
          </table:table-cell>
          <table:table-cell/>
          <table:table-cell office:value-type="string" calcext:value-type="string">
            <text:p>d( 19) = -7.7537053289166106e-03</text:p>
          </table:table-cell>
          <table:table-cell table:formula="of:=RIGHT([.F21]; LEN([.F21])-9)" office:value-type="string" office:string-value="-7.7537053289166106e-03" calcext:value-type="string">
            <text:p>-7.7537053289166106e-03</text:p>
          </table:table-cell>
          <table:table-cell table:style-name="Default" office:value-type="float" office:value="-0.00775370532891661" calcext:value-type="float">
            <text:p>-0.007753705328917</text:p>
          </table:table-cell>
          <table:table-cell table:formula="of:=ABS([.G21]-[.H21])" office:value-type="float" office:value="0" calcext:value-type="float">
            <text:p>0</text:p>
          </table:table-cell>
          <table:table-cell/>
          <table:table-cell office:value-type="string" calcext:value-type="string">
            <text:p>d( 19) = -1.7162645466836837e-02</text:p>
          </table:table-cell>
          <table:table-cell table:formula="of:=RIGHT([.K21]; LEN([.K21])-9)" office:value-type="string" office:string-value="-1.7162645466836837e-02" calcext:value-type="string">
            <text:p>-1.7162645466836837e-02</text:p>
          </table:table-cell>
          <table:table-cell table:style-name="Default" office:value-type="float" office:value="-0.0171626454668368" calcext:value-type="float">
            <text:p>-0.017162645466837</text:p>
          </table:table-cell>
          <table:table-cell table:formula="of:=ABS([.L21]-[.M21])" office:value-type="float" office:value="0" calcext:value-type="float">
            <text:p>0</text:p>
          </table:table-cell>
          <table:table-cell/>
          <table:table-cell office:value-type="string" calcext:value-type="string">
            <text:p>d( 19) = -1.9298843125330228e-02</text:p>
          </table:table-cell>
          <table:table-cell table:formula="of:=RIGHT([.P21]; LEN([.P21])-9)" office:value-type="string" office:string-value="-1.9298843125330228e-02" calcext:value-type="string">
            <text:p>-1.9298843125330228e-02</text:p>
          </table:table-cell>
          <table:table-cell table:style-name="Default" office:value-type="float" office:value="-0.0192988431253302" calcext:value-type="float">
            <text:p>-0.01929884312533</text:p>
          </table:table-cell>
          <table:table-cell table:formula="of:=ABS([.Q21]-[.R2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0) = -1.8348237771605130e-02</text:p>
          </table:table-cell>
          <table:table-cell table:formula="of:=RIGHT([.A22]; LEN([.A22])-9)" office:value-type="string" office:string-value="-1.8348237771605130e-02" calcext:value-type="string">
            <text:p>-1.8348237771605130e-02</text:p>
          </table:table-cell>
          <table:table-cell table:style-name="Default" office:value-type="float" office:value="-0.0183482377716051" calcext:value-type="float">
            <text:p>-0.018348237771605</text:p>
          </table:table-cell>
          <table:table-cell table:formula="of:=ABS([.B22]-[.C22])" office:value-type="float" office:value="0" calcext:value-type="float">
            <text:p>0</text:p>
          </table:table-cell>
          <table:table-cell/>
          <table:table-cell office:value-type="string" calcext:value-type="string">
            <text:p>d( 20) = -5.2292026858113239e-02</text:p>
          </table:table-cell>
          <table:table-cell table:formula="of:=RIGHT([.F22]; LEN([.F22])-9)" office:value-type="string" office:string-value="-5.2292026858113239e-02" calcext:value-type="string">
            <text:p>-5.2292026858113239e-02</text:p>
          </table:table-cell>
          <table:table-cell table:style-name="Default" office:value-type="float" office:value="-0.0522920268581133" calcext:value-type="float">
            <text:p>-0.052292026858113</text:p>
          </table:table-cell>
          <table:table-cell table:formula="of:=ABS([.G22]-[.H22])" office:value-type="float" office:value="0" calcext:value-type="float">
            <text:p>0</text:p>
          </table:table-cell>
          <table:table-cell/>
          <table:table-cell office:value-type="string" calcext:value-type="string">
            <text:p>d( 20) = -8.4550956511374342e-02</text:p>
          </table:table-cell>
          <table:table-cell table:formula="of:=RIGHT([.K22]; LEN([.K22])-9)" office:value-type="string" office:string-value="-8.4550956511374342e-02" calcext:value-type="string">
            <text:p>-8.4550956511374342e-02</text:p>
          </table:table-cell>
          <table:table-cell table:style-name="Default" office:value-type="float" office:value="-0.0845509565113744" calcext:value-type="float">
            <text:p>-0.084550956511374</text:p>
          </table:table-cell>
          <table:table-cell table:formula="of:=ABS([.L22]-[.M22])" office:value-type="float" office:value="0" calcext:value-type="float">
            <text:p>0</text:p>
          </table:table-cell>
          <table:table-cell/>
          <table:table-cell office:value-type="string" calcext:value-type="string">
            <text:p>d( 20) = -9.0420991629066291e-02</text:p>
          </table:table-cell>
          <table:table-cell table:formula="of:=RIGHT([.P22]; LEN([.P22])-9)" office:value-type="string" office:string-value="-9.0420991629066291e-02" calcext:value-type="string">
            <text:p>-9.0420991629066291e-02</text:p>
          </table:table-cell>
          <table:table-cell table:style-name="Default" office:value-type="float" office:value="-0.0904209916290663" calcext:value-type="float">
            <text:p>-0.090420991629066</text:p>
          </table:table-cell>
          <table:table-cell table:formula="of:=ABS([.Q22]-[.R2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1) = -1.8162882929761603e-01</text:p>
          </table:table-cell>
          <table:table-cell table:formula="of:=RIGHT([.A23]; LEN([.A23])-9)" office:value-type="string" office:string-value="-1.8162882929761603e-01" calcext:value-type="string">
            <text:p>-1.8162882929761603e-01</text:p>
          </table:table-cell>
          <table:table-cell table:style-name="Default" office:value-type="float" office:value="-0.181628829297616" calcext:value-type="float">
            <text:p>-0.181628829297616</text:p>
          </table:table-cell>
          <table:table-cell table:formula="of:=ABS([.B23]-[.C23])" office:value-type="float" office:value="0" calcext:value-type="float">
            <text:p>0</text:p>
          </table:table-cell>
          <table:table-cell/>
          <table:table-cell office:value-type="string" calcext:value-type="string">
            <text:p>d( 21) = -2.7549140735806077e-01</text:p>
          </table:table-cell>
          <table:table-cell table:formula="of:=RIGHT([.F23]; LEN([.F23])-9)" office:value-type="string" office:string-value="-2.7549140735806077e-01" calcext:value-type="string">
            <text:p>-2.7549140735806077e-01</text:p>
          </table:table-cell>
          <table:table-cell table:style-name="Default" office:value-type="float" office:value="-0.275491407358061" calcext:value-type="float">
            <text:p>-0.275491407358061</text:p>
          </table:table-cell>
          <table:table-cell table:formula="of:=ABS([.G23]-[.H23])" office:value-type="float" office:value="0" calcext:value-type="float">
            <text:p>0</text:p>
          </table:table-cell>
          <table:table-cell/>
          <table:table-cell office:value-type="string" calcext:value-type="string">
            <text:p>d( 21) = -3.2968417442520803e-01</text:p>
          </table:table-cell>
          <table:table-cell table:formula="of:=RIGHT([.K23]; LEN([.K23])-9)" office:value-type="string" office:string-value="-3.2968417442520803e-01" calcext:value-type="string">
            <text:p>-3.2968417442520803e-01</text:p>
          </table:table-cell>
          <table:table-cell table:style-name="Default" office:value-type="float" office:value="-0.329684174425208" calcext:value-type="float">
            <text:p>-0.329684174425208</text:p>
          </table:table-cell>
          <table:table-cell table:formula="of:=ABS([.L23]-[.M23])" office:value-type="float" office:value="0" calcext:value-type="float">
            <text:p>0</text:p>
          </table:table-cell>
          <table:table-cell/>
          <table:table-cell office:value-type="string" calcext:value-type="string">
            <text:p>d( 21) = -3.3764834815483413e-01</text:p>
          </table:table-cell>
          <table:table-cell table:formula="of:=RIGHT([.P23]; LEN([.P23])-9)" office:value-type="string" office:string-value="-3.3764834815483413e-01" calcext:value-type="string">
            <text:p>-3.3764834815483413e-01</text:p>
          </table:table-cell>
          <table:table-cell table:style-name="Default" office:value-type="float" office:value="-0.337648348154834" calcext:value-type="float">
            <text:p>-0.337648348154834</text:p>
          </table:table-cell>
          <table:table-cell table:formula="of:=ABS([.Q23]-[.R2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2) = -1.9106957524111883e-07</text:p>
          </table:table-cell>
          <table:table-cell table:formula="of:=RIGHT([.A24]; LEN([.A24])-9)" office:value-type="string" office:string-value="-1.9106957524111883e-07" calcext:value-type="string">
            <text:p>-1.9106957524111883e-07</text:p>
          </table:table-cell>
          <table:table-cell office:value-type="float" office:value="-0.000000191069575241119" calcext:value-type="float">
            <text:p>-1.91E-07</text:p>
          </table:table-cell>
          <table:table-cell table:formula="of:=ABS([.B24]-[.C24])" office:value-type="float" office:value="0" calcext:value-type="float">
            <text:p>0</text:p>
          </table:table-cell>
          <table:table-cell/>
          <table:table-cell office:value-type="string" calcext:value-type="string">
            <text:p>d( 22) = -1.8131038168140949e-06</text:p>
          </table:table-cell>
          <table:table-cell table:formula="of:=RIGHT([.F24]; LEN([.F24])-9)" office:value-type="string" office:string-value="-1.8131038168140949e-06" calcext:value-type="string">
            <text:p>-1.8131038168140949e-06</text:p>
          </table:table-cell>
          <table:table-cell office:value-type="float" office:value="-0.0000018131038168141" calcext:value-type="float">
            <text:p>-1.81E-06</text:p>
          </table:table-cell>
          <table:table-cell table:formula="of:=ABS([.G24]-[.H24])" office:value-type="float" office:value="0" calcext:value-type="float">
            <text:p>0</text:p>
          </table:table-cell>
          <table:table-cell/>
          <table:table-cell office:value-type="string" calcext:value-type="string">
            <text:p>d( 22) = -8.8196133308554771e-06</text:p>
          </table:table-cell>
          <table:table-cell table:formula="of:=RIGHT([.K24]; LEN([.K24])-9)" office:value-type="string" office:string-value="-8.8196133308554771e-06" calcext:value-type="string">
            <text:p>-8.8196133308554771e-06</text:p>
          </table:table-cell>
          <table:table-cell office:value-type="float" office:value="-0.00000881961333085548" calcext:value-type="float">
            <text:p>-8.82E-06</text:p>
          </table:table-cell>
          <table:table-cell table:formula="of:=ABS([.L24]-[.M24])" office:value-type="float" office:value="0" calcext:value-type="float">
            <text:p>0</text:p>
          </table:table-cell>
          <table:table-cell/>
          <table:table-cell office:value-type="string" calcext:value-type="string">
            <text:p>d( 22) = -1.1224478076425920e-05</text:p>
          </table:table-cell>
          <table:table-cell table:formula="of:=RIGHT([.P24]; LEN([.P24])-9)" office:value-type="string" office:string-value="-1.1224478076425920e-05" calcext:value-type="string">
            <text:p>-1.1224478076425920e-05</text:p>
          </table:table-cell>
          <table:table-cell office:value-type="float" office:value="-0.0000112244780764259" calcext:value-type="float">
            <text:p>-1.12E-05</text:p>
          </table:table-cell>
          <table:table-cell table:formula="of:=ABS([.Q24]-[.R2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3) = -1.9106957524111884e-06</text:p>
          </table:table-cell>
          <table:table-cell table:formula="of:=RIGHT([.A25]; LEN([.A25])-9)" office:value-type="string" office:string-value="-1.9106957524111884e-06" calcext:value-type="string">
            <text:p>-1.9106957524111884e-06</text:p>
          </table:table-cell>
          <table:table-cell office:value-type="float" office:value="-0.00000191069575241119" calcext:value-type="float">
            <text:p>-1.91E-06</text:p>
          </table:table-cell>
          <table:table-cell table:formula="of:=ABS([.B25]-[.C25])" office:value-type="float" office:value="0" calcext:value-type="float">
            <text:p>0</text:p>
          </table:table-cell>
          <table:table-cell/>
          <table:table-cell office:value-type="string" calcext:value-type="string">
            <text:p>d( 23) = -1.5634948771431143e-05</text:p>
          </table:table-cell>
          <table:table-cell table:formula="of:=RIGHT([.F25]; LEN([.F25])-9)" office:value-type="string" office:string-value="-1.5634948771431143e-05" calcext:value-type="string">
            <text:p>-1.5634948771431143e-05</text:p>
          </table:table-cell>
          <table:table-cell office:value-type="float" office:value="-0.0000156349487714311" calcext:value-type="float">
            <text:p>-1.56E-05</text:p>
          </table:table-cell>
          <table:table-cell table:formula="of:=ABS([.G25]-[.H25])" office:value-type="float" office:value="0" calcext:value-type="float">
            <text:p>0</text:p>
          </table:table-cell>
          <table:table-cell/>
          <table:table-cell office:value-type="string" calcext:value-type="string">
            <text:p>d( 23) = -6.5670768896375402e-05</text:p>
          </table:table-cell>
          <table:table-cell table:formula="of:=RIGHT([.K25]; LEN([.K25])-9)" office:value-type="string" office:string-value="-6.5670768896375402e-05" calcext:value-type="string">
            <text:p>-6.5670768896375402e-05</text:p>
          </table:table-cell>
          <table:table-cell office:value-type="float" office:value="-0.0000656707688963754" calcext:value-type="float">
            <text:p>-6.57E-05</text:p>
          </table:table-cell>
          <table:table-cell table:formula="of:=ABS([.L25]-[.M25])" office:value-type="float" office:value="0" calcext:value-type="float">
            <text:p>0</text:p>
          </table:table-cell>
          <table:table-cell/>
          <table:table-cell office:value-type="string" calcext:value-type="string">
            <text:p>d( 23) = -8.1977056275031745e-05</text:p>
          </table:table-cell>
          <table:table-cell table:formula="of:=RIGHT([.P25]; LEN([.P25])-9)" office:value-type="string" office:string-value="-8.1977056275031745e-05" calcext:value-type="string">
            <text:p>-8.1977056275031745e-05</text:p>
          </table:table-cell>
          <table:table-cell office:value-type="float" office:value="-0.0000819770562750317" calcext:value-type="float">
            <text:p>-8.20E-05</text:p>
          </table:table-cell>
          <table:table-cell table:formula="of:=ABS([.Q25]-[.R2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4) = -1.8915887948870767e-05</text:p>
          </table:table-cell>
          <table:table-cell table:formula="of:=RIGHT([.A26]; LEN([.A26])-9)" office:value-type="string" office:string-value="-1.8915887948870767e-05" calcext:value-type="string">
            <text:p>-1.8915887948870767e-05</text:p>
          </table:table-cell>
          <table:table-cell office:value-type="float" office:value="-0.0000189158879488708" calcext:value-type="float">
            <text:p>-1.89E-05</text:p>
          </table:table-cell>
          <table:table-cell table:formula="of:=ABS([.B26]-[.C26])" office:value-type="float" office:value="0" calcext:value-type="float">
            <text:p>0</text:p>
          </table:table-cell>
          <table:table-cell/>
          <table:table-cell office:value-type="string" calcext:value-type="string">
            <text:p>d( 24) = -1.2957547758899940e-04</text:p>
          </table:table-cell>
          <table:table-cell table:formula="of:=RIGHT([.F26]; LEN([.F26])-9)" office:value-type="string" office:string-value="-1.2957547758899940e-04" calcext:value-type="string">
            <text:p>-1.2957547758899940e-04</text:p>
          </table:table-cell>
          <table:table-cell office:value-type="float" office:value="-0.000129575477588999" calcext:value-type="float">
            <text:p>-1.30E-04</text:p>
          </table:table-cell>
          <table:table-cell table:formula="of:=ABS([.G26]-[.H26])" office:value-type="float" office:value="0" calcext:value-type="float">
            <text:p>0</text:p>
          </table:table-cell>
          <table:table-cell/>
          <table:table-cell office:value-type="string" calcext:value-type="string">
            <text:p>d( 24) = -4.5673619186911956e-04</text:p>
          </table:table-cell>
          <table:table-cell table:formula="of:=RIGHT([.K26]; LEN([.K26])-9)" office:value-type="string" office:string-value="-4.5673619186911956e-04" calcext:value-type="string">
            <text:p>-4.5673619186911956e-04</text:p>
          </table:table-cell>
          <table:table-cell office:value-type="float" office:value="-0.00045673619186912" calcext:value-type="float">
            <text:p>-4.57E-04</text:p>
          </table:table-cell>
          <table:table-cell table:formula="of:=ABS([.L26]-[.M26])" office:value-type="float" office:value="0" calcext:value-type="float">
            <text:p>0</text:p>
          </table:table-cell>
          <table:table-cell/>
          <table:table-cell office:value-type="string" calcext:value-type="string">
            <text:p>d( 24) = -5.5563808382039768e-04</text:p>
          </table:table-cell>
          <table:table-cell table:formula="of:=RIGHT([.P26]; LEN([.P26])-9)" office:value-type="string" office:string-value="-5.5563808382039768e-04" calcext:value-type="string">
            <text:p>-5.5563808382039768e-04</text:p>
          </table:table-cell>
          <table:table-cell office:value-type="float" office:value="-0.000555638083820398" calcext:value-type="float">
            <text:p>-5.56E-04</text:p>
          </table:table-cell>
          <table:table-cell table:formula="of:=ABS([.Q26]-[.R2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5) = -1.8724818373629649e-04</text:p>
          </table:table-cell>
          <table:table-cell table:formula="of:=RIGHT([.A27]; LEN([.A27])-9)" office:value-type="string" office:string-value="-1.8724818373629649e-04" calcext:value-type="string">
            <text:p>-1.8724818373629649e-04</text:p>
          </table:table-cell>
          <table:table-cell office:value-type="float" office:value="-0.000187248183736297" calcext:value-type="float">
            <text:p>-1.87E-04</text:p>
          </table:table-cell>
          <table:table-cell table:formula="of:=ABS([.B27]-[.C27])" office:value-type="float" office:value="0" calcext:value-type="float">
            <text:p>0</text:p>
          </table:table-cell>
          <table:table-cell/>
          <table:table-cell office:value-type="string" calcext:value-type="string">
            <text:p>d( 25) = -1.0330068534302930e-03</text:p>
          </table:table-cell>
          <table:table-cell table:formula="of:=RIGHT([.F27]; LEN([.F27])-9)" office:value-type="string" office:string-value="-1.0330068534302930e-03" calcext:value-type="string">
            <text:p>-1.0330068534302930e-03</text:p>
          </table:table-cell>
          <table:table-cell office:value-type="float" office:value="-0.00103300685343029" calcext:value-type="float">
            <text:p>-1.03E-03</text:p>
          </table:table-cell>
          <table:table-cell table:formula="of:=ABS([.G27]-[.H27])" office:value-type="float" office:value="0" calcext:value-type="float">
            <text:p>0</text:p>
          </table:table-cell>
          <table:table-cell/>
          <table:table-cell office:value-type="string" calcext:value-type="string">
            <text:p>d( 25) = -2.9537212316618549e-03</text:p>
          </table:table-cell>
          <table:table-cell table:formula="of:=RIGHT([.K27]; LEN([.K27])-9)" office:value-type="string" office:string-value="-2.9537212316618549e-03" calcext:value-type="string">
            <text:p>-2.9537212316618549e-03</text:p>
          </table:table-cell>
          <table:table-cell office:value-type="float" office:value="-0.00295372123166186" calcext:value-type="float">
            <text:p>-2.95E-03</text:p>
          </table:table-cell>
          <table:table-cell table:formula="of:=ABS([.L27]-[.M27])" office:value-type="float" office:value="0" calcext:value-type="float">
            <text:p>0</text:p>
          </table:table-cell>
          <table:table-cell/>
          <table:table-cell office:value-type="string" calcext:value-type="string">
            <text:p>d( 25) = -3.4727374173440834e-03</text:p>
          </table:table-cell>
          <table:table-cell table:formula="of:=RIGHT([.P27]; LEN([.P27])-9)" office:value-type="string" office:string-value="-3.4727374173440834e-03" calcext:value-type="string">
            <text:p>-3.4727374173440834e-03</text:p>
          </table:table-cell>
          <table:table-cell office:value-type="float" office:value="-0.00347273741734408" calcext:value-type="float">
            <text:p>-3.47E-03</text:p>
          </table:table-cell>
          <table:table-cell table:formula="of:=ABS([.Q27]-[.R2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6) = -1.8535659494140942e-03</text:p>
          </table:table-cell>
          <table:table-cell table:formula="of:=RIGHT([.A28]; LEN([.A28])-9)" office:value-type="string" office:string-value="-1.8535659494140942e-03" calcext:value-type="string">
            <text:p>-1.8535659494140942e-03</text:p>
          </table:table-cell>
          <table:table-cell office:value-type="float" office:value="-0.00185356594941409" calcext:value-type="float">
            <text:p>-1.85E-03</text:p>
          </table:table-cell>
          <table:table-cell table:formula="of:=ABS([.B28]-[.C28])" office:value-type="float" office:value="0" calcext:value-type="float">
            <text:p>0</text:p>
          </table:table-cell>
          <table:table-cell/>
          <table:table-cell office:value-type="string" calcext:value-type="string">
            <text:p>d( 26) = -7.7543242261397293e-03</text:p>
          </table:table-cell>
          <table:table-cell table:formula="of:=RIGHT([.F28]; LEN([.F28])-9)" office:value-type="string" office:string-value="-7.7543242261397293e-03" calcext:value-type="string">
            <text:p>-7.7543242261397293e-03</text:p>
          </table:table-cell>
          <table:table-cell office:value-type="float" office:value="-0.00775432422613973" calcext:value-type="float">
            <text:p>-7.75E-03</text:p>
          </table:table-cell>
          <table:table-cell table:formula="of:=ABS([.G28]-[.H28])" office:value-type="float" office:value="0" calcext:value-type="float">
            <text:p>0</text:p>
          </table:table-cell>
          <table:table-cell/>
          <table:table-cell office:value-type="string" calcext:value-type="string">
            <text:p>d( 26) = -1.7168062113087509e-02</text:p>
          </table:table-cell>
          <table:table-cell table:formula="of:=RIGHT([.K28]; LEN([.K28])-9)" office:value-type="string" office:string-value="-1.7168062113087509e-02" calcext:value-type="string">
            <text:p>-1.7168062113087509e-02</text:p>
          </table:table-cell>
          <table:table-cell office:value-type="float" office:value="-0.0171680621130875" calcext:value-type="float">
            <text:p>-1.72E-02</text:p>
          </table:table-cell>
          <table:table-cell table:formula="of:=ABS([.L28]-[.M28])" office:value-type="float" office:value="0" calcext:value-type="float">
            <text:p>0</text:p>
          </table:table-cell>
          <table:table-cell/>
          <table:table-cell office:value-type="string" calcext:value-type="string">
            <text:p>d( 26) = -1.9306358441200683e-02</text:p>
          </table:table-cell>
          <table:table-cell table:formula="of:=RIGHT([.P28]; LEN([.P28])-9)" office:value-type="string" office:string-value="-1.9306358441200683e-02" calcext:value-type="string">
            <text:p>-1.9306358441200683e-02</text:p>
          </table:table-cell>
          <table:table-cell office:value-type="float" office:value="-0.0193063584412007" calcext:value-type="float">
            <text:p>-1.93E-02</text:p>
          </table:table-cell>
          <table:table-cell table:formula="of:=ABS([.Q28]-[.R2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7) = -1.8348411310404645e-02</text:p>
          </table:table-cell>
          <table:table-cell table:formula="of:=RIGHT([.A29]; LEN([.A29])-9)" office:value-type="string" office:string-value="-1.8348411310404645e-02" calcext:value-type="string">
            <text:p>-1.8348411310404645e-02</text:p>
          </table:table-cell>
          <table:table-cell table:style-name="Default" office:value-type="float" office:value="-0.0183484113104046" calcext:value-type="float">
            <text:p>-0.018348411310405</text:p>
          </table:table-cell>
          <table:table-cell table:formula="of:=ABS([.B29]-[.C29])" office:value-type="float" office:value="0" calcext:value-type="float">
            <text:p>0</text:p>
          </table:table-cell>
          <table:table-cell/>
          <table:table-cell office:value-type="string" calcext:value-type="string">
            <text:p>d( 27) = -5.2295660075913263e-02</text:p>
          </table:table-cell>
          <table:table-cell table:formula="of:=RIGHT([.F29]; LEN([.F29])-9)" office:value-type="string" office:string-value="-5.2295660075913263e-02" calcext:value-type="string">
            <text:p>-5.2295660075913263e-02</text:p>
          </table:table-cell>
          <table:table-cell table:style-name="Default" office:value-type="float" office:value="-0.0522956600759133" calcext:value-type="float">
            <text:p>-0.052295660075913</text:p>
          </table:table-cell>
          <table:table-cell table:formula="of:=ABS([.G29]-[.H29])" office:value-type="float" office:value="0" calcext:value-type="float">
            <text:p>0</text:p>
          </table:table-cell>
          <table:table-cell/>
          <table:table-cell office:value-type="string" calcext:value-type="string">
            <text:p>d( 27) = -8.4571039004673984e-02</text:p>
          </table:table-cell>
          <table:table-cell table:formula="of:=RIGHT([.K29]; LEN([.K29])-9)" office:value-type="string" office:string-value="-8.4571039004673984e-02" calcext:value-type="string">
            <text:p>-8.4571039004673984e-02</text:p>
          </table:table-cell>
          <table:table-cell table:style-name="Default" office:value-type="float" office:value="-0.084571039004674" calcext:value-type="float">
            <text:p>-0.084571039004674</text:p>
          </table:table-cell>
          <table:table-cell table:formula="of:=ABS([.L29]-[.M29])" office:value-type="float" office:value="0" calcext:value-type="float">
            <text:p>0</text:p>
          </table:table-cell>
          <table:table-cell/>
          <table:table-cell office:value-type="string" calcext:value-type="string">
            <text:p>d( 27) = -9.0446841034588693e-02</text:p>
          </table:table-cell>
          <table:table-cell table:formula="of:=RIGHT([.P29]; LEN([.P29])-9)" office:value-type="string" office:string-value="-9.0446841034588693e-02" calcext:value-type="string">
            <text:p>-9.0446841034588693e-02</text:p>
          </table:table-cell>
          <table:table-cell table:style-name="Default" office:value-type="float" office:value="-0.0904468410345887" calcext:value-type="float">
            <text:p>-0.090446841034589</text:p>
          </table:table-cell>
          <table:table-cell table:formula="of:=ABS([.Q29]-[.R2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8) = -1.8163054715463237e-01</text:p>
          </table:table-cell>
          <table:table-cell table:formula="of:=RIGHT([.A30]; LEN([.A30])-9)" office:value-type="string" office:string-value="-1.8163054715463237e-01" calcext:value-type="string">
            <text:p>-1.8163054715463237e-01</text:p>
          </table:table-cell>
          <table:table-cell table:style-name="Default" office:value-type="float" office:value="-0.181630547154632" calcext:value-type="float">
            <text:p>-0.181630547154632</text:p>
          </table:table-cell>
          <table:table-cell table:formula="of:=ABS([.B30]-[.C30])" office:value-type="float" office:value="0" calcext:value-type="float">
            <text:p>0</text:p>
          </table:table-cell>
          <table:table-cell/>
          <table:table-cell office:value-type="string" calcext:value-type="string">
            <text:p>d( 28) = -2.7550269204302968e-01</text:p>
          </table:table-cell>
          <table:table-cell table:formula="of:=RIGHT([.F30]; LEN([.F30])-9)" office:value-type="string" office:string-value="-2.7550269204302968e-01" calcext:value-type="string">
            <text:p>-2.7550269204302968e-01</text:p>
          </table:table-cell>
          <table:table-cell table:style-name="Default" office:value-type="float" office:value="-0.27550269204303" calcext:value-type="float">
            <text:p>-0.27550269204303</text:p>
          </table:table-cell>
          <table:table-cell table:formula="of:=ABS([.G30]-[.H30])" office:value-type="float" office:value="0" calcext:value-type="float">
            <text:p>0</text:p>
          </table:table-cell>
          <table:table-cell/>
          <table:table-cell office:value-type="string" calcext:value-type="string">
            <text:p>d( 28) = -3.2972309275348688e-01</text:p>
          </table:table-cell>
          <table:table-cell table:formula="of:=RIGHT([.K30]; LEN([.K30])-9)" office:value-type="string" office:string-value="-3.2972309275348688e-01" calcext:value-type="string">
            <text:p>-3.2972309275348688e-01</text:p>
          </table:table-cell>
          <table:table-cell table:style-name="Default" office:value-type="float" office:value="-0.329723092753487" calcext:value-type="float">
            <text:p>-0.329723092753487</text:p>
          </table:table-cell>
          <table:table-cell table:formula="of:=ABS([.L30]-[.M30])" office:value-type="float" office:value="0" calcext:value-type="float">
            <text:p>0</text:p>
          </table:table-cell>
          <table:table-cell/>
          <table:table-cell office:value-type="string" calcext:value-type="string">
            <text:p>d( 28) = -3.3769509074479254e-01</text:p>
          </table:table-cell>
          <table:table-cell table:formula="of:=RIGHT([.P30]; LEN([.P30])-9)" office:value-type="string" office:string-value="-3.3769509074479254e-01" calcext:value-type="string">
            <text:p>-3.3769509074479254e-01</text:p>
          </table:table-cell>
          <table:table-cell table:style-name="Default" office:value-type="float" office:value="-0.337695090744793" calcext:value-type="float">
            <text:p>-0.337695090744793</text:p>
          </table:table-cell>
          <table:table-cell table:formula="of:=ABS([.Q30]-[.R3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9) = -1.9301946783475637e-08</text:p>
          </table:table-cell>
          <table:table-cell table:formula="of:=RIGHT([.A31]; LEN([.A31])-9)" office:value-type="string" office:string-value="-1.9301946783475637e-08" calcext:value-type="string">
            <text:p>-1.9301946783475637e-08</text:p>
          </table:table-cell>
          <table:table-cell office:value-type="float" office:value="-0.0000000193019467834756" calcext:value-type="float">
            <text:p>-1.93E-08</text:p>
          </table:table-cell>
          <table:table-cell table:formula="of:=ABS([.B31]-[.C31])" office:value-type="float" office:value="0" calcext:value-type="float">
            <text:p>0</text:p>
          </table:table-cell>
          <table:table-cell/>
          <table:table-cell office:value-type="string" calcext:value-type="string">
            <text:p>d( 29) = -5.1088110598784055e-07</text:p>
          </table:table-cell>
          <table:table-cell table:formula="of:=RIGHT([.F31]; LEN([.F31])-9)" office:value-type="string" office:string-value="-5.1088110598784055e-07" calcext:value-type="string">
            <text:p>-5.1088110598784055e-07</text:p>
          </table:table-cell>
          <table:table-cell office:value-type="float" office:value="-0.000000510881105987841" calcext:value-type="float">
            <text:p>-5.11E-07</text:p>
          </table:table-cell>
          <table:table-cell table:formula="of:=ABS([.G31]-[.H31])" office:value-type="float" office:value="0" calcext:value-type="float">
            <text:p>0</text:p>
          </table:table-cell>
          <table:table-cell/>
          <table:table-cell office:value-type="string" calcext:value-type="string">
            <text:p>d( 29) = -3.6495449109244865e-06</text:p>
          </table:table-cell>
          <table:table-cell table:formula="of:=RIGHT([.K31]; LEN([.K31])-9)" office:value-type="string" office:string-value="-3.6495449109244865e-06" calcext:value-type="string">
            <text:p>-3.6495449109244865e-06</text:p>
          </table:table-cell>
          <table:table-cell office:value-type="float" office:value="-0.00000364954491092449" calcext:value-type="float">
            <text:p>-3.65E-06</text:p>
          </table:table-cell>
          <table:table-cell table:formula="of:=ABS([.L31]-[.M31])" office:value-type="float" office:value="0" calcext:value-type="float">
            <text:p>0</text:p>
          </table:table-cell>
          <table:table-cell/>
          <table:table-cell office:value-type="string" calcext:value-type="string">
            <text:p>d( 29) = -4.9012197073636602e-06</text:p>
          </table:table-cell>
          <table:table-cell table:formula="of:=RIGHT([.P31]; LEN([.P31])-9)" office:value-type="string" office:string-value="-4.9012197073636602e-06" calcext:value-type="string">
            <text:p>-4.9012197073636602e-06</text:p>
          </table:table-cell>
          <table:table-cell office:value-type="float" office:value="-0.00000490121970736366" calcext:value-type="float">
            <text:p>-4.90E-06</text:p>
          </table:table-cell>
          <table:table-cell table:formula="of:=ABS([.Q31]-[.R3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0) = -1.9301946783475636e-07</text:p>
          </table:table-cell>
          <table:table-cell table:formula="of:=RIGHT([.A32]; LEN([.A32])-9)" office:value-type="string" office:string-value="-1.9301946783475636e-07" calcext:value-type="string">
            <text:p>-1.9301946783475636e-07</text:p>
          </table:table-cell>
          <table:table-cell office:value-type="float" office:value="-0.000000193019467834756" calcext:value-type="float">
            <text:p>-1.93E-07</text:p>
          </table:table-cell>
          <table:table-cell table:formula="of:=ABS([.B32]-[.C32])" office:value-type="float" office:value="0" calcext:value-type="float">
            <text:p>0</text:p>
          </table:table-cell>
          <table:table-cell/>
          <table:table-cell office:value-type="string" calcext:value-type="string">
            <text:p>d( 30) = -4.3523478866792375e-06</text:p>
          </table:table-cell>
          <table:table-cell table:formula="of:=RIGHT([.F32]; LEN([.F32])-9)" office:value-type="string" office:string-value="-4.3523478866792375e-06" calcext:value-type="string">
            <text:p>-4.3523478866792375e-06</text:p>
          </table:table-cell>
          <table:table-cell office:value-type="float" office:value="-0.00000435234788667924" calcext:value-type="float">
            <text:p>-4.35E-06</text:p>
          </table:table-cell>
          <table:table-cell table:formula="of:=ABS([.G32]-[.H32])" office:value-type="float" office:value="0" calcext:value-type="float">
            <text:p>0</text:p>
          </table:table-cell>
          <table:table-cell/>
          <table:table-cell office:value-type="string" calcext:value-type="string">
            <text:p>d( 30) = -2.6766978569897410e-05</text:p>
          </table:table-cell>
          <table:table-cell table:formula="of:=RIGHT([.K32]; LEN([.K32])-9)" office:value-type="string" office:string-value="-2.6766978569897410e-05" calcext:value-type="string">
            <text:p>-2.6766978569897410e-05</text:p>
          </table:table-cell>
          <table:table-cell office:value-type="float" office:value="-0.0000267669785698974" calcext:value-type="float">
            <text:p>-2.68E-05</text:p>
          </table:table-cell>
          <table:table-cell table:formula="of:=ABS([.L32]-[.M32])" office:value-type="float" office:value="0" calcext:value-type="float">
            <text:p>0</text:p>
          </table:table-cell>
          <table:table-cell/>
          <table:table-cell office:value-type="string" calcext:value-type="string">
            <text:p>d( 30) = -3.5254293380669888e-05</text:p>
          </table:table-cell>
          <table:table-cell table:formula="of:=RIGHT([.P32]; LEN([.P32])-9)" office:value-type="string" office:string-value="-3.5254293380669888e-05" calcext:value-type="string">
            <text:p>-3.5254293380669888e-05</text:p>
          </table:table-cell>
          <table:table-cell office:value-type="float" office:value="-0.0000352542933806699" calcext:value-type="float">
            <text:p>-3.53E-05</text:p>
          </table:table-cell>
          <table:table-cell table:formula="of:=ABS([.Q32]-[.R3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1) = -1.9108927315640881e-06</text:p>
          </table:table-cell>
          <table:table-cell table:formula="of:=RIGHT([.A33]; LEN([.A33])-9)" office:value-type="string" office:string-value="-1.9108927315640881e-06" calcext:value-type="string">
            <text:p>-1.9108927315640881e-06</text:p>
          </table:table-cell>
          <table:table-cell office:value-type="float" office:value="-0.00000191089273156409" calcext:value-type="float">
            <text:p>-1.91E-06</text:p>
          </table:table-cell>
          <table:table-cell table:formula="of:=ABS([.B33]-[.C33])" office:value-type="float" office:value="0" calcext:value-type="float">
            <text:p>0</text:p>
          </table:table-cell>
          <table:table-cell/>
          <table:table-cell office:value-type="string" calcext:value-type="string">
            <text:p>d( 31) = -3.5447843861535507e-05</text:p>
          </table:table-cell>
          <table:table-cell table:formula="of:=RIGHT([.F33]; LEN([.F33])-9)" office:value-type="string" office:string-value="-3.5447843861535507e-05" calcext:value-type="string">
            <text:p>-3.5447843861535507e-05</text:p>
          </table:table-cell>
          <table:table-cell office:value-type="float" office:value="-0.0000354478438615355" calcext:value-type="float">
            <text:p>-3.54E-05</text:p>
          </table:table-cell>
          <table:table-cell table:formula="of:=ABS([.G33]-[.H33])" office:value-type="float" office:value="0" calcext:value-type="float">
            <text:p>0</text:p>
          </table:table-cell>
          <table:table-cell/>
          <table:table-cell office:value-type="string" calcext:value-type="string">
            <text:p>d( 31) = -1.8200665597673226e-04</text:p>
          </table:table-cell>
          <table:table-cell table:formula="of:=RIGHT([.K33]; LEN([.K33])-9)" office:value-type="string" office:string-value="-1.8200665597673226e-04" calcext:value-type="string">
            <text:p>-1.8200665597673226e-04</text:p>
          </table:table-cell>
          <table:table-cell office:value-type="float" office:value="-0.000182006655976732" calcext:value-type="float">
            <text:p>-1.82E-04</text:p>
          </table:table-cell>
          <table:table-cell table:formula="of:=ABS([.L33]-[.M33])" office:value-type="float" office:value="0" calcext:value-type="float">
            <text:p>0</text:p>
          </table:table-cell>
          <table:table-cell/>
          <table:table-cell office:value-type="string" calcext:value-type="string">
            <text:p>d( 31) = -2.3348449660460664e-04</text:p>
          </table:table-cell>
          <table:table-cell table:formula="of:=RIGHT([.P33]; LEN([.P33])-9)" office:value-type="string" office:string-value="-2.3348449660460664e-04" calcext:value-type="string">
            <text:p>-2.3348449660460664e-04</text:p>
          </table:table-cell>
          <table:table-cell office:value-type="float" office:value="-0.000233484496604607" calcext:value-type="float">
            <text:p>-2.33E-04</text:p>
          </table:table-cell>
          <table:table-cell table:formula="of:=ABS([.Q33]-[.R3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2) = -1.8915907847806124e-05</text:p>
          </table:table-cell>
          <table:table-cell table:formula="of:=RIGHT([.A34]; LEN([.A34])-9)" office:value-type="string" office:string-value="-1.8915907847806124e-05" calcext:value-type="string">
            <text:p>-1.8915907847806124e-05</text:p>
          </table:table-cell>
          <table:table-cell office:value-type="float" office:value="-0.0000189159078478061" calcext:value-type="float">
            <text:p>-1.89E-05</text:p>
          </table:table-cell>
          <table:table-cell table:formula="of:=ABS([.B34]-[.C34])" office:value-type="float" office:value="0" calcext:value-type="float">
            <text:p>0</text:p>
          </table:table-cell>
          <table:table-cell/>
          <table:table-cell office:value-type="string" calcext:value-type="string">
            <text:p>d( 32) = -2.7523501490918481e-04</text:p>
          </table:table-cell>
          <table:table-cell table:formula="of:=RIGHT([.F34]; LEN([.F34])-9)" office:value-type="string" office:string-value="-2.7523501490918481e-04" calcext:value-type="string">
            <text:p>-2.7523501490918481e-04</text:p>
          </table:table-cell>
          <table:table-cell office:value-type="float" office:value="-0.000275235014909185" calcext:value-type="float">
            <text:p>-2.75E-04</text:p>
          </table:table-cell>
          <table:table-cell table:formula="of:=ABS([.G34]-[.H34])" office:value-type="float" office:value="0" calcext:value-type="float">
            <text:p>0</text:p>
          </table:table-cell>
          <table:table-cell/>
          <table:table-cell office:value-type="string" calcext:value-type="string">
            <text:p>d( 32) = -1.1356611263624568e-03</text:p>
          </table:table-cell>
          <table:table-cell table:formula="of:=RIGHT([.K34]; LEN([.K34])-9)" office:value-type="string" office:string-value="-1.1356611263624568e-03" calcext:value-type="string">
            <text:p>-1.1356611263624568e-03</text:p>
          </table:table-cell>
          <table:table-cell office:value-type="float" office:value="-0.00113566112636246" calcext:value-type="float">
            <text:p>-1.14E-03</text:p>
          </table:table-cell>
          <table:table-cell table:formula="of:=ABS([.L34]-[.M34])" office:value-type="float" office:value="0" calcext:value-type="float">
            <text:p>0</text:p>
          </table:table-cell>
          <table:table-cell/>
          <table:table-cell office:value-type="string" calcext:value-type="string">
            <text:p>d( 32) = -1.4058059416186533e-03</text:p>
          </table:table-cell>
          <table:table-cell table:formula="of:=RIGHT([.P34]; LEN([.P34])-9)" office:value-type="string" office:string-value="-1.4058059416186533e-03" calcext:value-type="string">
            <text:p>-1.4058059416186533e-03</text:p>
          </table:table-cell>
          <table:table-cell office:value-type="float" office:value="-0.00140580594161865" calcext:value-type="float">
            <text:p>-1.41E-03</text:p>
          </table:table-cell>
          <table:table-cell table:formula="of:=ABS([.Q34]-[.R3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3) = -1.8724818574649717e-04</text:p>
          </table:table-cell>
          <table:table-cell table:formula="of:=RIGHT([.A35]; LEN([.A35])-9)" office:value-type="string" office:string-value="-1.8724818574649717e-04" calcext:value-type="string">
            <text:p>-1.8724818574649717e-04</text:p>
          </table:table-cell>
          <table:table-cell office:value-type="float" office:value="-0.000187248185746497" calcext:value-type="float">
            <text:p>-1.87E-04</text:p>
          </table:table-cell>
          <table:table-cell table:formula="of:=ABS([.B35]-[.C35])" office:value-type="float" office:value="0" calcext:value-type="float">
            <text:p>0</text:p>
          </table:table-cell>
          <table:table-cell/>
          <table:table-cell office:value-type="string" calcext:value-type="string">
            <text:p>d( 33) = -1.9755563009346711e-03</text:p>
          </table:table-cell>
          <table:table-cell table:formula="of:=RIGHT([.F35]; LEN([.F35])-9)" office:value-type="string" office:string-value="-1.9755563009346711e-03" calcext:value-type="string">
            <text:p>-1.9755563009346711e-03</text:p>
          </table:table-cell>
          <table:table-cell office:value-type="float" office:value="-0.00197555630093467" calcext:value-type="float">
            <text:p>-1.98E-03</text:p>
          </table:table-cell>
          <table:table-cell table:formula="of:=ABS([.G35]-[.H35])" office:value-type="float" office:value="0" calcext:value-type="float">
            <text:p>0</text:p>
          </table:table-cell>
          <table:table-cell/>
          <table:table-cell office:value-type="string" calcext:value-type="string">
            <text:p>d( 33) = -6.1926465557539563e-03</text:p>
          </table:table-cell>
          <table:table-cell table:formula="of:=RIGHT([.K35]; LEN([.K35])-9)" office:value-type="string" office:string-value="-6.1926465557539563e-03" calcext:value-type="string">
            <text:p>-6.1926465557539563e-03</text:p>
          </table:table-cell>
          <table:table-cell office:value-type="float" office:value="-0.00619264655575396" calcext:value-type="float">
            <text:p>-6.19E-03</text:p>
          </table:table-cell>
          <table:table-cell table:formula="of:=ABS([.L35]-[.M35])" office:value-type="float" office:value="0" calcext:value-type="float">
            <text:p>0</text:p>
          </table:table-cell>
          <table:table-cell/>
          <table:table-cell office:value-type="string" calcext:value-type="string">
            <text:p>d( 33) = -7.3056169850933767e-03</text:p>
          </table:table-cell>
          <table:table-cell table:formula="of:=RIGHT([.P35]; LEN([.P35])-9)" office:value-type="string" office:string-value="-7.3056169850933767e-03" calcext:value-type="string">
            <text:p>-7.3056169850933767e-03</text:p>
          </table:table-cell>
          <table:table-cell office:value-type="float" office:value="-0.00730561698509338" calcext:value-type="float">
            <text:p>-7.31E-03</text:p>
          </table:table-cell>
          <table:table-cell table:formula="of:=ABS([.Q35]-[.R3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4) = -1.8535659496171657e-03</text:p>
          </table:table-cell>
          <table:table-cell table:formula="of:=RIGHT([.A36]; LEN([.A36])-9)" office:value-type="string" office:string-value="-1.8535659496171657e-03" calcext:value-type="string">
            <text:p>-1.8535659496171657e-03</text:p>
          </table:table-cell>
          <table:table-cell office:value-type="float" office:value="-0.00185356594961717" calcext:value-type="float">
            <text:p>-1.85E-03</text:p>
          </table:table-cell>
          <table:table-cell table:formula="of:=ABS([.B36]-[.C36])" office:value-type="float" office:value="0" calcext:value-type="float">
            <text:p>0</text:p>
          </table:table-cell>
          <table:table-cell/>
          <table:table-cell office:value-type="string" calcext:value-type="string">
            <text:p>d( 34) = -1.2141759027300600e-02</text:p>
          </table:table-cell>
          <table:table-cell table:formula="of:=RIGHT([.F36]; LEN([.F36])-9)" office:value-type="string" office:string-value="-1.2141759027300600e-02" calcext:value-type="string">
            <text:p>-1.2141759027300600e-02</text:p>
          </table:table-cell>
          <table:table-cell office:value-type="float" office:value="-0.0121417590273006" calcext:value-type="float">
            <text:p>-1.21E-02</text:p>
          </table:table-cell>
          <table:table-cell table:formula="of:=ABS([.G36]-[.H36])" office:value-type="float" office:value="0" calcext:value-type="float">
            <text:p>0</text:p>
          </table:table-cell>
          <table:table-cell/>
          <table:table-cell office:value-type="string" calcext:value-type="string">
            <text:p>d( 34) = -2.6600222560779284e-02</text:p>
          </table:table-cell>
          <table:table-cell table:formula="of:=RIGHT([.K36]; LEN([.K36])-9)" office:value-type="string" office:string-value="-2.6600222560779284e-02" calcext:value-type="string">
            <text:p>-2.6600222560779284e-02</text:p>
          </table:table-cell>
          <table:table-cell office:value-type="float" office:value="-0.0266002225607793" calcext:value-type="float">
            <text:p>-2.66E-02</text:p>
          </table:table-cell>
          <table:table-cell table:formula="of:=ABS([.L36]-[.M36])" office:value-type="float" office:value="0" calcext:value-type="float">
            <text:p>0</text:p>
          </table:table-cell>
          <table:table-cell/>
          <table:table-cell office:value-type="string" calcext:value-type="string">
            <text:p>d( 34) = -2.9658542318497023e-02</text:p>
          </table:table-cell>
          <table:table-cell table:formula="of:=RIGHT([.P36]; LEN([.P36])-9)" office:value-type="string" office:string-value="-2.9658542318497023e-02" calcext:value-type="string">
            <text:p>-2.9658542318497023e-02</text:p>
          </table:table-cell>
          <table:table-cell office:value-type="float" office:value="-0.029658542318497" calcext:value-type="float">
            <text:p>-2.97E-02</text:p>
          </table:table-cell>
          <table:table-cell table:formula="of:=ABS([.Q36]-[.R3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5) = -1.8348411310425160e-02</text:p>
          </table:table-cell>
          <table:table-cell table:formula="of:=RIGHT([.A37]; LEN([.A37])-9)" office:value-type="string" office:string-value="-1.8348411310425160e-02" calcext:value-type="string">
            <text:p>-1.8348411310425160e-02</text:p>
          </table:table-cell>
          <table:table-cell office:value-type="float" office:value="-0.0183484113104252" calcext:value-type="float">
            <text:p>-1.83E-02</text:p>
          </table:table-cell>
          <table:table-cell table:formula="of:=ABS([.B37]-[.C37])" office:value-type="float" office:value="0" calcext:value-type="float">
            <text:p>0</text:p>
          </table:table-cell>
          <table:table-cell/>
          <table:table-cell office:value-type="string" calcext:value-type="string">
            <text:p>d( 35) = -4.6797690304997690e-02</text:p>
          </table:table-cell>
          <table:table-cell table:formula="of:=RIGHT([.F37]; LEN([.F37])-9)" office:value-type="string" office:string-value="-4.6797690304997690e-02" calcext:value-type="string">
            <text:p>-4.6797690304997690e-02</text:p>
          </table:table-cell>
          <table:table-cell office:value-type="float" office:value="-0.0467976903049977" calcext:value-type="float">
            <text:p>-4.68E-02</text:p>
          </table:table-cell>
          <table:table-cell table:formula="of:=ABS([.G37]-[.H37])" office:value-type="float" office:value="0" calcext:value-type="float">
            <text:p>0</text:p>
          </table:table-cell>
          <table:table-cell/>
          <table:table-cell office:value-type="string" calcext:value-type="string">
            <text:p>d( 35) = -7.1086907425370313e-02</text:p>
          </table:table-cell>
          <table:table-cell table:formula="of:=RIGHT([.K37]; LEN([.K37])-9)" office:value-type="string" office:string-value="-7.1086907425370313e-02" calcext:value-type="string">
            <text:p>-7.1086907425370313e-02</text:p>
          </table:table-cell>
          <table:table-cell office:value-type="float" office:value="-0.0710869074253703" calcext:value-type="float">
            <text:p>-7.11E-02</text:p>
          </table:table-cell>
          <table:table-cell table:formula="of:=ABS([.L37]-[.M37])" office:value-type="float" office:value="0" calcext:value-type="float">
            <text:p>0</text:p>
          </table:table-cell>
          <table:table-cell/>
          <table:table-cell office:value-type="string" calcext:value-type="string">
            <text:p>d( 35) = -7.5236284623784705e-02</text:p>
          </table:table-cell>
          <table:table-cell table:formula="of:=RIGHT([.P37]; LEN([.P37])-9)" office:value-type="string" office:string-value="-7.5236284623784705e-02" calcext:value-type="string">
            <text:p>-7.5236284623784705e-02</text:p>
          </table:table-cell>
          <table:table-cell office:value-type="float" office:value="-0.0752362846237847" calcext:value-type="float">
            <text:p>-7.52E-02</text:p>
          </table:table-cell>
          <table:table-cell table:formula="of:=ABS([.Q37]-[.R3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6) = -1.9498925936375242e-09</text:p>
          </table:table-cell>
          <table:table-cell table:formula="of:=RIGHT([.A38]; LEN([.A38])-9)" office:value-type="string" office:string-value="-1.9498925936375242e-09" calcext:value-type="string">
            <text:p>-1.9498925936375242e-09</text:p>
          </table:table-cell>
          <table:table-cell office:value-type="float" office:value="-0.00000000194989259363752" calcext:value-type="float">
            <text:p>-1.95E-09</text:p>
          </table:table-cell>
          <table:table-cell table:formula="of:=ABS([.B38]-[.C38])" office:value-type="float" office:value="0" calcext:value-type="float">
            <text:p>0</text:p>
          </table:table-cell>
          <table:table-cell/>
          <table:table-cell office:value-type="string" calcext:value-type="string">
            <text:p>d( 36) = -8.4703742679668666e-08</text:p>
          </table:table-cell>
          <table:table-cell table:formula="of:=RIGHT([.F38]; LEN([.F38])-9)" office:value-type="string" office:string-value="-8.4703742679668666e-08" calcext:value-type="string">
            <text:p>-8.4703742679668666e-08</text:p>
          </table:table-cell>
          <table:table-cell office:value-type="float" office:value="-0.0000000847037426796687" calcext:value-type="float">
            <text:p>-8.47E-08</text:p>
          </table:table-cell>
          <table:table-cell table:formula="of:=ABS([.G38]-[.H38])" office:value-type="float" office:value="0" calcext:value-type="float">
            <text:p>0</text:p>
          </table:table-cell>
          <table:table-cell/>
          <table:table-cell office:value-type="string" calcext:value-type="string">
            <text:p>d( 36) = -9.2027395975257203e-07</text:p>
          </table:table-cell>
          <table:table-cell table:formula="of:=RIGHT([.K38]; LEN([.K38])-9)" office:value-type="string" office:string-value="-9.2027395975257203e-07" calcext:value-type="string">
            <text:p>-9.2027395975257203e-07</text:p>
          </table:table-cell>
          <table:table-cell office:value-type="float" office:value="-0.000000920273959752572" calcext:value-type="float">
            <text:p>-9.20E-07</text:p>
          </table:table-cell>
          <table:table-cell table:formula="of:=ABS([.L38]-[.M38])" office:value-type="float" office:value="0" calcext:value-type="float">
            <text:p>0</text:p>
          </table:table-cell>
          <table:table-cell/>
          <table:table-cell office:value-type="string" calcext:value-type="string">
            <text:p>d( 36) = -1.3206763449722448e-06</text:p>
          </table:table-cell>
          <table:table-cell table:formula="of:=RIGHT([.P38]; LEN([.P38])-9)" office:value-type="string" office:string-value="-1.3206763449722448e-06" calcext:value-type="string">
            <text:p>-1.3206763449722448e-06</text:p>
          </table:table-cell>
          <table:table-cell office:value-type="float" office:value="-0.00000132067634497224" calcext:value-type="float">
            <text:p>-1.32E-06</text:p>
          </table:table-cell>
          <table:table-cell table:formula="of:=ABS([.Q38]-[.R3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7) = -1.9498925936375244e-08</text:p>
          </table:table-cell>
          <table:table-cell table:formula="of:=RIGHT([.A39]; LEN([.A39])-9)" office:value-type="string" office:string-value="-1.9498925936375244e-08" calcext:value-type="string">
            <text:p>-1.9498925936375244e-08</text:p>
          </table:table-cell>
          <table:table-cell office:value-type="float" office:value="-0.0000000194989259363752" calcext:value-type="float">
            <text:p>-1.95E-08</text:p>
          </table:table-cell>
          <table:table-cell table:formula="of:=ABS([.B39]-[.C39])" office:value-type="float" office:value="0" calcext:value-type="float">
            <text:p>0</text:p>
          </table:table-cell>
          <table:table-cell/>
          <table:table-cell office:value-type="string" calcext:value-type="string">
            <text:p>d( 37) = -7.1979346808458407e-07</text:p>
          </table:table-cell>
          <table:table-cell table:formula="of:=RIGHT([.F39]; LEN([.F39])-9)" office:value-type="string" office:string-value="-7.1979346808458407e-07" calcext:value-type="string">
            <text:p>-7.1979346808458407e-07</text:p>
          </table:table-cell>
          <table:table-cell office:value-type="float" office:value="-0.000000719793468084584" calcext:value-type="float">
            <text:p>-7.20E-07</text:p>
          </table:table-cell>
          <table:table-cell table:formula="of:=ABS([.G39]-[.H39])" office:value-type="float" office:value="0" calcext:value-type="float">
            <text:p>0</text:p>
          </table:table-cell>
          <table:table-cell/>
          <table:table-cell office:value-type="string" calcext:value-type="string">
            <text:p>d( 37) = -6.6907933483465233e-06</text:p>
          </table:table-cell>
          <table:table-cell table:formula="of:=RIGHT([.K39]; LEN([.K39])-9)" office:value-type="string" office:string-value="-6.6907933483465233e-06" calcext:value-type="string">
            <text:p>-6.6907933483465233e-06</text:p>
          </table:table-cell>
          <table:table-cell office:value-type="float" office:value="-0.00000669079334834652" calcext:value-type="float">
            <text:p>-6.69E-06</text:p>
          </table:table-cell>
          <table:table-cell table:formula="of:=ABS([.L39]-[.M39])" office:value-type="float" office:value="0" calcext:value-type="float">
            <text:p>0</text:p>
          </table:table-cell>
          <table:table-cell/>
          <table:table-cell office:value-type="string" calcext:value-type="string">
            <text:p>d( 37) = -9.4135039412190287e-06</text:p>
          </table:table-cell>
          <table:table-cell table:formula="of:=RIGHT([.P39]; LEN([.P39])-9)" office:value-type="string" office:string-value="-9.4135039412190287e-06" calcext:value-type="string">
            <text:p>-9.4135039412190287e-06</text:p>
          </table:table-cell>
          <table:table-cell office:value-type="float" office:value="-0.00000941350394121903" calcext:value-type="float">
            <text:p>-9.41E-06</text:p>
          </table:table-cell>
          <table:table-cell table:formula="of:=ABS([.Q39]-[.R3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8) = -1.9303936677011493e-07</text:p>
          </table:table-cell>
          <table:table-cell table:formula="of:=RIGHT([.A40]; LEN([.A40])-9)" office:value-type="string" office:string-value="-1.9303936677011493e-07" calcext:value-type="string">
            <text:p>-1.9303936677011493e-07</text:p>
          </table:table-cell>
          <table:table-cell office:value-type="float" office:value="-0.000000193039366770115" calcext:value-type="float">
            <text:p>-1.93E-07</text:p>
          </table:table-cell>
          <table:table-cell table:formula="of:=ABS([.B40]-[.C40])" office:value-type="float" office:value="0" calcext:value-type="float">
            <text:p>0</text:p>
          </table:table-cell>
          <table:table-cell/>
          <table:table-cell office:value-type="string" calcext:value-type="string">
            <text:p>d( 38) = -5.8395820196715134e-06</text:p>
          </table:table-cell>
          <table:table-cell table:formula="of:=RIGHT([.F40]; LEN([.F40])-9)" office:value-type="string" office:string-value="-5.8395820196715134e-06" calcext:value-type="string">
            <text:p>-5.8395820196715134e-06</text:p>
          </table:table-cell>
          <table:table-cell office:value-type="float" office:value="-0.00000583958201967151" calcext:value-type="float">
            <text:p>-5.84E-06</text:p>
          </table:table-cell>
          <table:table-cell table:formula="of:=ABS([.G40]-[.H40])" office:value-type="float" office:value="0" calcext:value-type="float">
            <text:p>0</text:p>
          </table:table-cell>
          <table:table-cell/>
          <table:table-cell office:value-type="string" calcext:value-type="string">
            <text:p>d( 38) = -4.4881889505169431e-05</text:p>
          </table:table-cell>
          <table:table-cell table:formula="of:=RIGHT([.K40]; LEN([.K40])-9)" office:value-type="string" office:string-value="-4.4881889505169431e-05" calcext:value-type="string">
            <text:p>-4.4881889505169431e-05</text:p>
          </table:table-cell>
          <table:table-cell office:value-type="float" office:value="-0.0000448818895051694" calcext:value-type="float">
            <text:p>-4.49E-05</text:p>
          </table:table-cell>
          <table:table-cell table:formula="of:=ABS([.L40]-[.M40])" office:value-type="float" office:value="0" calcext:value-type="float">
            <text:p>0</text:p>
          </table:table-cell>
          <table:table-cell/>
          <table:table-cell office:value-type="string" calcext:value-type="string">
            <text:p>d( 38) = -6.1396875068969238e-05</text:p>
          </table:table-cell>
          <table:table-cell table:formula="of:=RIGHT([.P40]; LEN([.P40])-9)" office:value-type="string" office:string-value="-6.1396875068969238e-05" calcext:value-type="string">
            <text:p>-6.1396875068969238e-05</text:p>
          </table:table-cell>
          <table:table-cell office:value-type="float" office:value="-0.0000613968750689692" calcext:value-type="float">
            <text:p>-6.14E-05</text:p>
          </table:table-cell>
          <table:table-cell table:formula="of:=ABS([.Q40]-[.R4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9) = -1.9108947417647743e-06</text:p>
          </table:table-cell>
          <table:table-cell table:formula="of:=RIGHT([.A41]; LEN([.A41])-9)" office:value-type="string" office:string-value="-1.9108947417647743e-06" calcext:value-type="string">
            <text:p>-1.9108947417647743e-06</text:p>
          </table:table-cell>
          <table:table-cell office:value-type="float" office:value="-0.00000191089474176477" calcext:value-type="float">
            <text:p>-1.91E-06</text:p>
          </table:table-cell>
          <table:table-cell table:formula="of:=ABS([.B41]-[.C41])" office:value-type="float" office:value="0" calcext:value-type="float">
            <text:p>0</text:p>
          </table:table-cell>
          <table:table-cell/>
          <table:table-cell office:value-type="string" calcext:value-type="string">
            <text:p>d( 39) = -4.5066781502396066e-05</text:p>
          </table:table-cell>
          <table:table-cell table:formula="of:=RIGHT([.F41]; LEN([.F41])-9)" office:value-type="string" office:string-value="-4.5066781502396066e-05" calcext:value-type="string">
            <text:p>-4.5066781502396066e-05</text:p>
          </table:table-cell>
          <table:table-cell office:value-type="float" office:value="-0.0000450667815023961" calcext:value-type="float">
            <text:p>-4.51E-05</text:p>
          </table:table-cell>
          <table:table-cell table:formula="of:=ABS([.G41]-[.H41])" office:value-type="float" office:value="0" calcext:value-type="float">
            <text:p>0</text:p>
          </table:table-cell>
          <table:table-cell/>
          <table:table-cell office:value-type="string" calcext:value-type="string">
            <text:p>d( 39) = -2.7427876210132186e-04</text:p>
          </table:table-cell>
          <table:table-cell table:formula="of:=RIGHT([.K41]; LEN([.K41])-9)" office:value-type="string" office:string-value="-2.7427876210132186e-04" calcext:value-type="string">
            <text:p>-2.7427876210132186e-04</text:p>
          </table:table-cell>
          <table:table-cell office:value-type="float" office:value="-0.000274278762101322" calcext:value-type="float">
            <text:p>-2.74E-04</text:p>
          </table:table-cell>
          <table:table-cell table:formula="of:=ABS([.L41]-[.M41])" office:value-type="float" office:value="0" calcext:value-type="float">
            <text:p>0</text:p>
          </table:table-cell>
          <table:table-cell/>
          <table:table-cell office:value-type="string" calcext:value-type="string">
            <text:p>d( 39) = -3.6094602130025232e-04</text:p>
          </table:table-cell>
          <table:table-cell table:formula="of:=RIGHT([.P41]; LEN([.P41])-9)" office:value-type="string" office:string-value="-3.6094602130025232e-04" calcext:value-type="string">
            <text:p>-3.6094602130025232e-04</text:p>
          </table:table-cell>
          <table:table-cell office:value-type="float" office:value="-0.000360946021300252" calcext:value-type="float">
            <text:p>-3.61E-04</text:p>
          </table:table-cell>
          <table:table-cell table:formula="of:=ABS([.Q41]-[.R4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0) = -1.8915908050877628e-05</text:p>
          </table:table-cell>
          <table:table-cell table:formula="of:=RIGHT([.A42]; LEN([.A42])-9)" office:value-type="string" office:string-value="-1.8915908050877628e-05" calcext:value-type="string">
            <text:p>-1.8915908050877628e-05</text:p>
          </table:table-cell>
          <table:table-cell office:value-type="float" office:value="-0.0000189159080508776" calcext:value-type="float">
            <text:p>-1.89E-05</text:p>
          </table:table-cell>
          <table:table-cell table:formula="of:=ABS([.B42]-[.C42])" office:value-type="float" office:value="0" calcext:value-type="float">
            <text:p>0</text:p>
          </table:table-cell>
          <table:table-cell/>
          <table:table-cell office:value-type="string" calcext:value-type="string">
            <text:p>d( 40) = -3.2000942966043885e-04</text:p>
          </table:table-cell>
          <table:table-cell table:formula="of:=RIGHT([.F42]; LEN([.F42])-9)" office:value-type="string" office:string-value="-3.2000942966043885e-04" calcext:value-type="string">
            <text:p>-3.2000942966043885e-04</text:p>
          </table:table-cell>
          <table:table-cell office:value-type="float" office:value="-0.000320009429660439" calcext:value-type="float">
            <text:p>-3.20E-04</text:p>
          </table:table-cell>
          <table:table-cell table:formula="of:=ABS([.G42]-[.H42])" office:value-type="float" office:value="0" calcext:value-type="float">
            <text:p>0</text:p>
          </table:table-cell>
          <table:table-cell/>
          <table:table-cell office:value-type="string" calcext:value-type="string">
            <text:p>d( 40) = -1.4434151547440348e-03</text:p>
          </table:table-cell>
          <table:table-cell table:formula="of:=RIGHT([.K42]; LEN([.K42])-9)" office:value-type="string" office:string-value="-1.4434151547440348e-03" calcext:value-type="string">
            <text:p>-1.4434151547440348e-03</text:p>
          </table:table-cell>
          <table:table-cell office:value-type="float" office:value="-0.00144341515474403" calcext:value-type="float">
            <text:p>-1.44E-03</text:p>
          </table:table-cell>
          <table:table-cell table:formula="of:=ABS([.L42]-[.M42])" office:value-type="float" office:value="0" calcext:value-type="float">
            <text:p>0</text:p>
          </table:table-cell>
          <table:table-cell/>
          <table:table-cell office:value-type="string" calcext:value-type="string">
            <text:p>d( 40) = -1.8004758643437612e-03</text:p>
          </table:table-cell>
          <table:table-cell table:formula="of:=RIGHT([.P42]; LEN([.P42])-9)" office:value-type="string" office:string-value="-1.8004758643437612e-03" calcext:value-type="string">
            <text:p>-1.8004758643437612e-03</text:p>
          </table:table-cell>
          <table:table-cell office:value-type="float" office:value="-0.00180047586434376" calcext:value-type="float">
            <text:p>-1.80E-03</text:p>
          </table:table-cell>
          <table:table-cell table:formula="of:=ABS([.Q42]-[.R4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1) = -1.8724818576701152e-04</text:p>
          </table:table-cell>
          <table:table-cell table:formula="of:=RIGHT([.A43]; LEN([.A43])-9)" office:value-type="string" office:string-value="-1.8724818576701152e-04" calcext:value-type="string">
            <text:p>-1.8724818576701152e-04</text:p>
          </table:table-cell>
          <table:table-cell office:value-type="float" office:value="-0.000187248185767012" calcext:value-type="float">
            <text:p>-1.87E-04</text:p>
          </table:table-cell>
          <table:table-cell table:formula="of:=ABS([.B43]-[.C43])" office:value-type="float" office:value="0" calcext:value-type="float">
            <text:p>0</text:p>
          </table:table-cell>
          <table:table-cell/>
          <table:table-cell office:value-type="string" calcext:value-type="string">
            <text:p>d( 41) = -1.9194487268897244e-03</text:p>
          </table:table-cell>
          <table:table-cell table:formula="of:=RIGHT([.F43]; LEN([.F43])-9)" office:value-type="string" office:string-value="-1.9194487268897244e-03" calcext:value-type="string">
            <text:p>-1.9194487268897244e-03</text:p>
          </table:table-cell>
          <table:table-cell office:value-type="float" office:value="-0.00191944872688972" calcext:value-type="float">
            <text:p>-1.92E-03</text:p>
          </table:table-cell>
          <table:table-cell table:formula="of:=ABS([.G43]-[.H43])" office:value-type="float" office:value="0" calcext:value-type="float">
            <text:p>0</text:p>
          </table:table-cell>
          <table:table-cell/>
          <table:table-cell office:value-type="string" calcext:value-type="string">
            <text:p>d( 41) = -5.7710904353436938e-03</text:p>
          </table:table-cell>
          <table:table-cell table:formula="of:=RIGHT([.K43]; LEN([.K43])-9)" office:value-type="string" office:string-value="-5.7710904353436938e-03" calcext:value-type="string">
            <text:p>-5.7710904353436938e-03</text:p>
          </table:table-cell>
          <table:table-cell office:value-type="float" office:value="-0.00577109043534369" calcext:value-type="float">
            <text:p>-5.77E-03</text:p>
          </table:table-cell>
          <table:table-cell table:formula="of:=ABS([.L43]-[.M43])" office:value-type="float" office:value="0" calcext:value-type="float">
            <text:p>0</text:p>
          </table:table-cell>
          <table:table-cell/>
          <table:table-cell office:value-type="string" calcext:value-type="string">
            <text:p>d( 41) = -6.7522538112569459e-03</text:p>
          </table:table-cell>
          <table:table-cell table:formula="of:=RIGHT([.P43]; LEN([.P43])-9)" office:value-type="string" office:string-value="-6.7522538112569459e-03" calcext:value-type="string">
            <text:p>-6.7522538112569459e-03</text:p>
          </table:table-cell>
          <table:table-cell office:value-type="float" office:value="-0.00675225381125695" calcext:value-type="float">
            <text:p>-6.75E-03</text:p>
          </table:table-cell>
          <table:table-cell table:formula="of:=ABS([.Q43]-[.R4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2) = -1.8535659496192378e-03</text:p>
          </table:table-cell>
          <table:table-cell table:formula="of:=RIGHT([.A44]; LEN([.A44])-9)" office:value-type="string" office:string-value="-1.8535659496192378e-03" calcext:value-type="string">
            <text:p>-1.8535659496192378e-03</text:p>
          </table:table-cell>
          <table:table-cell office:value-type="float" office:value="-0.00185356594961924" calcext:value-type="float">
            <text:p>-1.85E-03</text:p>
          </table:table-cell>
          <table:table-cell table:formula="of:=ABS([.B44]-[.C44])" office:value-type="float" office:value="0" calcext:value-type="float">
            <text:p>0</text:p>
          </table:table-cell>
          <table:table-cell/>
          <table:table-cell office:value-type="string" calcext:value-type="string">
            <text:p>d( 42) = -6.6435087604579781e-03</text:p>
          </table:table-cell>
          <table:table-cell table:formula="of:=RIGHT([.F44]; LEN([.F44])-9)" office:value-type="string" office:string-value="-6.6435087604579781e-03" calcext:value-type="string">
            <text:p>-6.6435087604579781e-03</text:p>
          </table:table-cell>
          <table:table-cell office:value-type="float" office:value="-0.00664350876045798" calcext:value-type="float">
            <text:p>-6.64E-03</text:p>
          </table:table-cell>
          <table:table-cell table:formula="of:=ABS([.G44]-[.H44])" office:value-type="float" office:value="0" calcext:value-type="float">
            <text:p>0</text:p>
          </table:table-cell>
          <table:table-cell/>
          <table:table-cell office:value-type="string" calcext:value-type="string">
            <text:p>d( 42) = -1.3114000006693834e-02</text:p>
          </table:table-cell>
          <table:table-cell table:formula="of:=RIGHT([.K44]; LEN([.K44])-9)" office:value-type="string" office:string-value="-1.3114000006693834e-02" calcext:value-type="string">
            <text:p>-1.3114000006693834e-02</text:p>
          </table:table-cell>
          <table:table-cell office:value-type="float" office:value="-0.0131140000066938" calcext:value-type="float">
            <text:p>-1.31E-02</text:p>
          </table:table-cell>
          <table:table-cell table:formula="of:=ABS([.L44]-[.M44])" office:value-type="float" office:value="0" calcext:value-type="float">
            <text:p>0</text:p>
          </table:table-cell>
          <table:table-cell/>
          <table:table-cell office:value-type="string" calcext:value-type="string">
            <text:p>d( 42) = -1.4445194016015310e-02</text:p>
          </table:table-cell>
          <table:table-cell table:formula="of:=RIGHT([.P44]; LEN([.P44])-9)" office:value-type="string" office:string-value="-1.4445194016015310e-02" calcext:value-type="string">
            <text:p>-1.4445194016015310e-02</text:p>
          </table:table-cell>
          <table:table-cell office:value-type="float" office:value="-0.0144451940160153" calcext:value-type="float">
            <text:p>-1.44E-02</text:p>
          </table:table-cell>
          <table:table-cell table:formula="of:=ABS([.Q44]-[.R4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3) = -1.5116642334530519e-10</text:p>
          </table:table-cell>
          <table:table-cell table:formula="of:=RIGHT([.A45]; LEN([.A45])-9)" office:value-type="string" office:string-value="-1.5116642334530519e-10" calcext:value-type="string">
            <text:p>-1.5116642334530519e-10</text:p>
          </table:table-cell>
          <table:table-cell office:value-type="float" office:value="-0.000000000151166423345305" calcext:value-type="float">
            <text:p>-1.51E-10</text:p>
          </table:table-cell>
          <table:table-cell table:formula="of:=ABS([.B45]-[.C45])" office:value-type="float" office:value="0" calcext:value-type="float">
            <text:p>0</text:p>
          </table:table-cell>
          <table:table-cell/>
          <table:table-cell office:value-type="string" calcext:value-type="string">
            <text:p>d( 43) = -9.7767456259109633e-09</text:p>
          </table:table-cell>
          <table:table-cell table:formula="of:=RIGHT([.F45]; LEN([.F45])-9)" office:value-type="string" office:string-value="-9.7767456259109633e-09" calcext:value-type="string">
            <text:p>-9.7767456259109633e-09</text:p>
          </table:table-cell>
          <table:table-cell office:value-type="float" office:value="-0.00000000977674562591096" calcext:value-type="float">
            <text:p>-9.78E-09</text:p>
          </table:table-cell>
          <table:table-cell table:formula="of:=ABS([.G45]-[.H45])" office:value-type="float" office:value="0" calcext:value-type="float">
            <text:p>0</text:p>
          </table:table-cell>
          <table:table-cell/>
          <table:table-cell office:value-type="string" calcext:value-type="string">
            <text:p>d( 43) = -1.5175445427828696e-07</text:p>
          </table:table-cell>
          <table:table-cell table:formula="of:=RIGHT([.K45]; LEN([.K45])-9)" office:value-type="string" office:string-value="-1.5175445427828696e-07" calcext:value-type="string">
            <text:p>-1.5175445427828696e-07</text:p>
          </table:table-cell>
          <table:table-cell office:value-type="float" office:value="-0.000000151754454278287" calcext:value-type="float">
            <text:p>-1.52E-07</text:p>
          </table:table-cell>
          <table:table-cell table:formula="of:=ABS([.L45]-[.M45])" office:value-type="float" office:value="0" calcext:value-type="float">
            <text:p>0</text:p>
          </table:table-cell>
          <table:table-cell/>
          <table:table-cell office:value-type="string" calcext:value-type="string">
            <text:p>d( 43) = -2.3558948016683584e-07</text:p>
          </table:table-cell>
          <table:table-cell table:formula="of:=RIGHT([.P45]; LEN([.P45])-9)" office:value-type="string" office:string-value="-2.3558948016683584e-07" calcext:value-type="string">
            <text:p>-2.3558948016683584e-07</text:p>
          </table:table-cell>
          <table:table-cell office:value-type="float" office:value="-0.000000235589480166836" calcext:value-type="float">
            <text:p>-2.36E-07</text:p>
          </table:table-cell>
          <table:table-cell table:formula="of:=ABS([.Q45]-[.R4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4) = -1.9651635034889673e-09</text:p>
          </table:table-cell>
          <table:table-cell table:formula="of:=RIGHT([.A46]; LEN([.A46])-9)" office:value-type="string" office:string-value="-1.9651635034889673e-09" calcext:value-type="string">
            <text:p>-1.9651635034889673e-09</text:p>
          </table:table-cell>
          <table:table-cell office:value-type="float" office:value="-0.00000000196516350348897" calcext:value-type="float">
            <text:p>-1.97E-09</text:p>
          </table:table-cell>
          <table:table-cell table:formula="of:=ABS([.B46]-[.C46])" office:value-type="float" office:value="0" calcext:value-type="float">
            <text:p>0</text:p>
          </table:table-cell>
          <table:table-cell/>
          <table:table-cell office:value-type="string" calcext:value-type="string">
            <text:p>d( 44) = -1.0079232270155930e-07</text:p>
          </table:table-cell>
          <table:table-cell table:formula="of:=RIGHT([.F46]; LEN([.F46])-9)" office:value-type="string" office:string-value="-1.0079232270155930e-07" calcext:value-type="string">
            <text:p>-1.0079232270155930e-07</text:p>
          </table:table-cell>
          <table:table-cell office:value-type="float" office:value="-0.000000100792322701559" calcext:value-type="float">
            <text:p>-1.01E-07</text:p>
          </table:table-cell>
          <table:table-cell table:formula="of:=ABS([.G46]-[.H46])" office:value-type="float" office:value="0" calcext:value-type="float">
            <text:p>0</text:p>
          </table:table-cell>
          <table:table-cell/>
          <table:table-cell office:value-type="string" calcext:value-type="string">
            <text:p>d( 44) = -1.2732516029103132e-06</text:p>
          </table:table-cell>
          <table:table-cell table:formula="of:=RIGHT([.K46]; LEN([.K46])-9)" office:value-type="string" office:string-value="-1.2732516029103132e-06" calcext:value-type="string">
            <text:p>-1.2732516029103132e-06</text:p>
          </table:table-cell>
          <table:table-cell office:value-type="float" office:value="-0.00000127325160291031" calcext:value-type="float">
            <text:p>-1.27E-06</text:p>
          </table:table-cell>
          <table:table-cell table:formula="of:=ABS([.L46]-[.M46])" office:value-type="float" office:value="0" calcext:value-type="float">
            <text:p>0</text:p>
          </table:table-cell>
          <table:table-cell/>
          <table:table-cell office:value-type="string" calcext:value-type="string">
            <text:p>d( 44) = -1.8974091460165535e-06</text:p>
          </table:table-cell>
          <table:table-cell table:formula="of:=RIGHT([.P46]; LEN([.P46])-9)" office:value-type="string" office:string-value="-1.8974091460165535e-06" calcext:value-type="string">
            <text:p>-1.8974091460165535e-06</text:p>
          </table:table-cell>
          <table:table-cell office:value-type="float" office:value="-0.00000189740914601655" calcext:value-type="float">
            <text:p>-1.90E-06</text:p>
          </table:table-cell>
          <table:table-cell table:formula="of:=ABS([.Q46]-[.R4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5) = -1.9500468611544367e-08</text:p>
          </table:table-cell>
          <table:table-cell table:formula="of:=RIGHT([.A47]; LEN([.A47])-9)" office:value-type="string" office:string-value="-1.9500468611544367e-08" calcext:value-type="string">
            <text:p>-1.9500468611544367e-08</text:p>
          </table:table-cell>
          <table:table-cell office:value-type="float" office:value="-0.0000000195004686115444" calcext:value-type="float">
            <text:p>-1.95E-08</text:p>
          </table:table-cell>
          <table:table-cell table:formula="of:=ABS([.B47]-[.C47])" office:value-type="float" office:value="0" calcext:value-type="float">
            <text:p>0</text:p>
          </table:table-cell>
          <table:table-cell/>
          <table:table-cell office:value-type="string" calcext:value-type="string">
            <text:p>d( 45) = -8.1806218701606483e-07</text:p>
          </table:table-cell>
          <table:table-cell table:formula="of:=RIGHT([.F47]; LEN([.F47])-9)" office:value-type="string" office:string-value="-8.1806218701606483e-07" calcext:value-type="string">
            <text:p>-8.1806218701606483e-07</text:p>
          </table:table-cell>
          <table:table-cell office:value-type="float" office:value="-0.000000818062187016065" calcext:value-type="float">
            <text:p>-8.18E-07</text:p>
          </table:table-cell>
          <table:table-cell table:formula="of:=ABS([.G47]-[.H47])" office:value-type="float" office:value="0" calcext:value-type="float">
            <text:p>0</text:p>
          </table:table-cell>
          <table:table-cell/>
          <table:table-cell office:value-type="string" calcext:value-type="string">
            <text:p>d( 45) = -8.5003307823121162e-06</text:p>
          </table:table-cell>
          <table:table-cell table:formula="of:=RIGHT([.K47]; LEN([.K47])-9)" office:value-type="string" office:string-value="-8.5003307823121162e-06" calcext:value-type="string">
            <text:p>-8.5003307823121162e-06</text:p>
          </table:table-cell>
          <table:table-cell office:value-type="float" office:value="-0.00000850033078231212" calcext:value-type="float">
            <text:p>-8.50E-06</text:p>
          </table:table-cell>
          <table:table-cell table:formula="of:=ABS([.L47]-[.M47])" office:value-type="float" office:value="0" calcext:value-type="float">
            <text:p>0</text:p>
          </table:table-cell>
          <table:table-cell/>
          <table:table-cell office:value-type="string" calcext:value-type="string">
            <text:p>d( 45) = -1.2291246774229824e-05</text:p>
          </table:table-cell>
          <table:table-cell table:formula="of:=RIGHT([.P47]; LEN([.P47])-9)" office:value-type="string" office:string-value="-1.2291246774229824e-05" calcext:value-type="string">
            <text:p>-1.2291246774229824e-05</text:p>
          </table:table-cell>
          <table:table-cell office:value-type="float" office:value="-0.0000122912467742298" calcext:value-type="float">
            <text:p>-1.23E-05</text:p>
          </table:table-cell>
          <table:table-cell table:formula="of:=ABS([.Q47]-[.R4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6) = -1.9303952261195470e-07</text:p>
          </table:table-cell>
          <table:table-cell table:formula="of:=RIGHT([.A48]; LEN([.A48])-9)" office:value-type="string" office:string-value="-1.9303952261195470e-07" calcext:value-type="string">
            <text:p>-1.9303952261195470e-07</text:p>
          </table:table-cell>
          <table:table-cell office:value-type="float" office:value="-0.000000193039522611955" calcext:value-type="float">
            <text:p>-1.93E-07</text:p>
          </table:table-cell>
          <table:table-cell table:formula="of:=ABS([.B48]-[.C48])" office:value-type="float" office:value="0" calcext:value-type="float">
            <text:p>0</text:p>
          </table:table-cell>
          <table:table-cell/>
          <table:table-cell office:value-type="string" calcext:value-type="string">
            <text:p>d( 46) = -6.2965235173464401e-06</text:p>
          </table:table-cell>
          <table:table-cell table:formula="of:=RIGHT([.F48]; LEN([.F48])-9)" office:value-type="string" office:string-value="-6.2965235173464401e-06" calcext:value-type="string">
            <text:p>-6.2965235173464401e-06</text:p>
          </table:table-cell>
          <table:table-cell office:value-type="float" office:value="-0.00000629652351734644" calcext:value-type="float">
            <text:p>-6.30E-06</text:p>
          </table:table-cell>
          <table:table-cell table:formula="of:=ABS([.G48]-[.H48])" office:value-type="float" office:value="0" calcext:value-type="float">
            <text:p>0</text:p>
          </table:table-cell>
          <table:table-cell/>
          <table:table-cell office:value-type="string" calcext:value-type="string">
            <text:p>d( 46) = -5.1399632493199783e-05</text:p>
          </table:table-cell>
          <table:table-cell table:formula="of:=RIGHT([.K48]; LEN([.K48])-9)" office:value-type="string" office:string-value="-5.1399632493199783e-05" calcext:value-type="string">
            <text:p>-5.1399632493199783e-05</text:p>
          </table:table-cell>
          <table:table-cell office:value-type="float" office:value="-0.0000513996324931998" calcext:value-type="float">
            <text:p>-5.14E-05</text:p>
          </table:table-cell>
          <table:table-cell table:formula="of:=ABS([.L48]-[.M48])" office:value-type="float" office:value="0" calcext:value-type="float">
            <text:p>0</text:p>
          </table:table-cell>
          <table:table-cell/>
          <table:table-cell office:value-type="string" calcext:value-type="string">
            <text:p>d( 46) = -7.1294054670057664e-05</text:p>
          </table:table-cell>
          <table:table-cell table:formula="of:=RIGHT([.P48]; LEN([.P48])-9)" office:value-type="string" office:string-value="-7.1294054670057664e-05" calcext:value-type="string">
            <text:p>-7.1294054670057664e-05</text:p>
          </table:table-cell>
          <table:table-cell office:value-type="float" office:value="-0.0000712940546700577" calcext:value-type="float">
            <text:p>-7.13E-05</text:p>
          </table:table-cell>
          <table:table-cell table:formula="of:=ABS([.Q48]-[.R4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7) = -1.9108947575080026e-06</text:p>
          </table:table-cell>
          <table:table-cell table:formula="of:=RIGHT([.A49]; LEN([.A49])-9)" office:value-type="string" office:string-value="-1.9108947575080026e-06" calcext:value-type="string">
            <text:p>-1.9108947575080026e-06</text:p>
          </table:table-cell>
          <table:table-cell office:value-type="float" office:value="-0.000001910894757508" calcext:value-type="float">
            <text:p>-1.91E-06</text:p>
          </table:table-cell>
          <table:table-cell table:formula="of:=ABS([.B49]-[.C49])" office:value-type="float" office:value="0" calcext:value-type="float">
            <text:p>0</text:p>
          </table:table-cell>
          <table:table-cell/>
          <table:table-cell office:value-type="string" calcext:value-type="string">
            <text:p>d( 47) = -4.4494196979695458e-05</text:p>
          </table:table-cell>
          <table:table-cell table:formula="of:=RIGHT([.F49]; LEN([.F49])-9)" office:value-type="string" office:string-value="-4.4494196979695458e-05" calcext:value-type="string">
            <text:p>-4.4494196979695458e-05</text:p>
          </table:table-cell>
          <table:table-cell office:value-type="float" office:value="-0.0000444941969796955" calcext:value-type="float">
            <text:p>-4.45E-05</text:p>
          </table:table-cell>
          <table:table-cell table:formula="of:=ABS([.G49]-[.H49])" office:value-type="float" office:value="0" calcext:value-type="float">
            <text:p>0</text:p>
          </table:table-cell>
          <table:table-cell/>
          <table:table-cell office:value-type="string" calcext:value-type="string">
            <text:p>d( 47) = -2.6555211709244675e-04</text:p>
          </table:table-cell>
          <table:table-cell table:formula="of:=RIGHT([.K49]; LEN([.K49])-9)" office:value-type="string" office:string-value="-2.6555211709244675e-04" calcext:value-type="string">
            <text:p>-2.6555211709244675e-04</text:p>
          </table:table-cell>
          <table:table-cell office:value-type="float" office:value="-0.000265552117092447" calcext:value-type="float">
            <text:p>-2.66E-04</text:p>
          </table:table-cell>
          <table:table-cell table:formula="of:=ABS([.L49]-[.M49])" office:value-type="float" office:value="0" calcext:value-type="float">
            <text:p>0</text:p>
          </table:table-cell>
          <table:table-cell/>
          <table:table-cell office:value-type="string" calcext:value-type="string">
            <text:p>d( 47) = -3.4751524924241518e-04</text:p>
          </table:table-cell>
          <table:table-cell table:formula="of:=RIGHT([.P49]; LEN([.P49])-9)" office:value-type="string" office:string-value="-3.4751524924241518e-04" calcext:value-type="string">
            <text:p>-3.4751524924241518e-04</text:p>
          </table:table-cell>
          <table:table-cell office:value-type="float" office:value="-0.000347515249242415" calcext:value-type="float">
            <text:p>-3.48E-04</text:p>
          </table:table-cell>
          <table:table-cell table:formula="of:=ABS([.Q49]-[.R4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8) = -1.8915908052468072e-05</text:p>
          </table:table-cell>
          <table:table-cell table:formula="of:=RIGHT([.A50]; LEN([.A50])-9)" office:value-type="string" office:string-value="-1.8915908052468072e-05" calcext:value-type="string">
            <text:p>-1.8915908052468072e-05</text:p>
          </table:table-cell>
          <table:table-cell office:value-type="float" office:value="-0.0000189159080524681" calcext:value-type="float">
            <text:p>-1.89E-05</text:p>
          </table:table-cell>
          <table:table-cell table:formula="of:=ABS([.B50]-[.C50])" office:value-type="float" office:value="0" calcext:value-type="float">
            <text:p>0</text:p>
          </table:table-cell>
          <table:table-cell/>
          <table:table-cell office:value-type="string" calcext:value-type="string">
            <text:p>d( 48) = -2.6389899224219204e-04</text:p>
          </table:table-cell>
          <table:table-cell table:formula="of:=RIGHT([.F50]; LEN([.F50])-9)" office:value-type="string" office:string-value="-2.6389899224219204e-04" calcext:value-type="string">
            <text:p>-2.6389899224219204e-04</text:p>
          </table:table-cell>
          <table:table-cell office:value-type="float" office:value="-0.000263898992242192" calcext:value-type="float">
            <text:p>-2.64E-04</text:p>
          </table:table-cell>
          <table:table-cell table:formula="of:=ABS([.G50]-[.H50])" office:value-type="float" office:value="0" calcext:value-type="float">
            <text:p>0</text:p>
          </table:table-cell>
          <table:table-cell/>
          <table:table-cell office:value-type="string" calcext:value-type="string">
            <text:p>d( 48) = -1.0218049724598347e-03</text:p>
          </table:table-cell>
          <table:table-cell table:formula="of:=RIGHT([.K50]; LEN([.K50])-9)" office:value-type="string" office:string-value="-1.0218049724598347e-03" calcext:value-type="string">
            <text:p>-1.0218049724598347e-03</text:p>
          </table:table-cell>
          <table:table-cell office:value-type="float" office:value="-0.00102180497245983" calcext:value-type="float">
            <text:p>-1.02E-03</text:p>
          </table:table-cell>
          <table:table-cell table:formula="of:=ABS([.L50]-[.M50])" office:value-type="float" office:value="4.33680868994202E-018" calcext:value-type="float">
            <text:p>4.33680868994202E-18</text:p>
          </table:table-cell>
          <table:table-cell/>
          <table:table-cell office:value-type="string" calcext:value-type="string">
            <text:p>d( 48) = -1.2470306058806236e-03</text:p>
          </table:table-cell>
          <table:table-cell table:formula="of:=RIGHT([.P50]; LEN([.P50])-9)" office:value-type="string" office:string-value="-1.2470306058806236e-03" calcext:value-type="string">
            <text:p>-1.2470306058806236e-03</text:p>
          </table:table-cell>
          <table:table-cell office:value-type="float" office:value="-0.00124703060588062" calcext:value-type="float">
            <text:p>-1.25E-03</text:p>
          </table:table-cell>
          <table:table-cell table:formula="of:=ABS([.Q50]-[.R5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9) = -1.8724818576717272e-04</text:p>
          </table:table-cell>
          <table:table-cell table:formula="of:=RIGHT([.A51]; LEN([.A51])-9)" office:value-type="string" office:string-value="-1.8724818576717272e-04" calcext:value-type="string">
            <text:p>-1.8724818576717272e-04</text:p>
          </table:table-cell>
          <table:table-cell office:value-type="float" office:value="-0.000187248185767173" calcext:value-type="float">
            <text:p>-1.87E-04</text:p>
          </table:table-cell>
          <table:table-cell table:formula="of:=ABS([.B51]-[.C51])" office:value-type="float" office:value="0" calcext:value-type="float">
            <text:p>0</text:p>
          </table:table-cell>
          <table:table-cell/>
          <table:table-cell office:value-type="string" calcext:value-type="string">
            <text:p>d( 49) = -8.6468416107481657e-04</text:p>
          </table:table-cell>
          <table:table-cell table:formula="of:=RIGHT([.F51]; LEN([.F51])-9)" office:value-type="string" office:string-value="-8.6468416107481657e-04" calcext:value-type="string">
            <text:p>-8.6468416107481657e-04</text:p>
          </table:table-cell>
          <table:table-cell office:value-type="float" office:value="-0.000864684161074817" calcext:value-type="float">
            <text:p>-8.65E-04</text:p>
          </table:table-cell>
          <table:table-cell table:formula="of:=ABS([.G51]-[.H51])" office:value-type="float" office:value="0" calcext:value-type="float">
            <text:p>0</text:p>
          </table:table-cell>
          <table:table-cell/>
          <table:table-cell office:value-type="string" calcext:value-type="string">
            <text:p>d( 49) = -2.1379137041679132e-03</text:p>
          </table:table-cell>
          <table:table-cell table:formula="of:=RIGHT([.K51]; LEN([.K51])-9)" office:value-type="string" office:string-value="-2.1379137041679132e-03" calcext:value-type="string">
            <text:p>-2.1379137041679132e-03</text:p>
          </table:table-cell>
          <table:table-cell office:value-type="float" office:value="-0.00213791370416791" calcext:value-type="float">
            <text:p>-2.14E-03</text:p>
          </table:table-cell>
          <table:table-cell table:formula="of:=ABS([.L51]-[.M51])" office:value-type="float" office:value="0" calcext:value-type="float">
            <text:p>0</text:p>
          </table:table-cell>
          <table:table-cell/>
          <table:table-cell office:value-type="string" calcext:value-type="string">
            <text:p>d( 49) = -2.4434887199756557e-03</text:p>
          </table:table-cell>
          <table:table-cell table:formula="of:=RIGHT([.P51]; LEN([.P51])-9)" office:value-type="string" office:string-value="-2.4434887199756557e-03" calcext:value-type="string">
            <text:p>-2.4434887199756557e-03</text:p>
          </table:table-cell>
          <table:table-cell office:value-type="float" office:value="-0.00244348871997566" calcext:value-type="float">
            <text:p>-2.44E-03</text:p>
          </table:table-cell>
          <table:table-cell table:formula="of:=ABS([.Q51]-[.R5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0) = -1.5270909851436712e-11</text:p>
          </table:table-cell>
          <table:table-cell table:formula="of:=RIGHT([.A52]; LEN([.A52])-9)" office:value-type="string" office:string-value="-1.5270909851436712e-11" calcext:value-type="string">
            <text:p>-1.5270909851436712e-11</text:p>
          </table:table-cell>
          <table:table-cell office:value-type="float" office:value="-0.0000000000152709098514367" calcext:value-type="float">
            <text:p>-1.53E-11</text:p>
          </table:table-cell>
          <table:table-cell table:formula="of:=ABS([.B52]-[.C52])" office:value-type="float" office:value="0" calcext:value-type="float">
            <text:p>0</text:p>
          </table:table-cell>
          <table:table-cell/>
          <table:table-cell office:value-type="string" calcext:value-type="string">
            <text:p>d( 50) = -1.2529269836674996e-09</text:p>
          </table:table-cell>
          <table:table-cell table:formula="of:=RIGHT([.F52]; LEN([.F52])-9)" office:value-type="string" office:string-value="-1.2529269836674996e-09" calcext:value-type="string">
            <text:p>-1.2529269836674996e-09</text:p>
          </table:table-cell>
          <table:table-cell office:value-type="float" office:value="-0.0000000012529269836675" calcext:value-type="float">
            <text:p>-1.25E-09</text:p>
          </table:table-cell>
          <table:table-cell table:formula="of:=ABS([.G52]-[.H52])" office:value-type="float" office:value="0" calcext:value-type="float">
            <text:p>0</text:p>
          </table:table-cell>
          <table:table-cell/>
          <table:table-cell office:value-type="string" calcext:value-type="string">
            <text:p>d( 50) = -2.4436949391202318e-08</text:p>
          </table:table-cell>
          <table:table-cell table:formula="of:=RIGHT([.K52]; LEN([.K52])-9)" office:value-type="string" office:string-value="-2.4436949391202318e-08" calcext:value-type="string">
            <text:p>-2.4436949391202318e-08</text:p>
          </table:table-cell>
          <table:table-cell office:value-type="float" office:value="-0.0000000244369493912023" calcext:value-type="float">
            <text:p>-2.44E-08</text:p>
          </table:table-cell>
          <table:table-cell table:formula="of:=ABS([.L52]-[.M52])" office:value-type="float" office:value="0" calcext:value-type="float">
            <text:p>0</text:p>
          </table:table-cell>
          <table:table-cell/>
          <table:table-cell office:value-type="string" calcext:value-type="string">
            <text:p>d( 50) = -3.8878535194082500e-08</text:p>
          </table:table-cell>
          <table:table-cell table:formula="of:=RIGHT([.P52]; LEN([.P52])-9)" office:value-type="string" office:string-value="-3.8878535194082500e-08" calcext:value-type="string">
            <text:p>-3.8878535194082500e-08</text:p>
          </table:table-cell>
          <table:table-cell office:value-type="float" office:value="-0.0000000388785351940825" calcext:value-type="float">
            <text:p>-3.89E-08</text:p>
          </table:table-cell>
          <table:table-cell table:formula="of:=ABS([.Q52]-[.R5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1) = -1.9852182806867724e-10</text:p>
          </table:table-cell>
          <table:table-cell table:formula="of:=RIGHT([.A53]; LEN([.A53])-9)" office:value-type="string" office:string-value="-1.9852182806867724e-10" calcext:value-type="string">
            <text:p>-1.9852182806867724e-10</text:p>
          </table:table-cell>
          <table:table-cell office:value-type="float" office:value="-0.000000000198521828068677" calcext:value-type="float">
            <text:p>-1.99E-10</text:p>
          </table:table-cell>
          <table:table-cell table:formula="of:=ABS([.B53]-[.C53])" office:value-type="float" office:value="0" calcext:value-type="float">
            <text:p>0</text:p>
          </table:table-cell>
          <table:table-cell/>
          <table:table-cell office:value-type="string" calcext:value-type="string">
            <text:p>d( 51) = -1.3032173548458491e-08</text:p>
          </table:table-cell>
          <table:table-cell table:formula="of:=RIGHT([.F53]; LEN([.F53])-9)" office:value-type="string" office:string-value="-1.3032173548458491e-08" calcext:value-type="string">
            <text:p>-1.3032173548458491e-08</text:p>
          </table:table-cell>
          <table:table-cell office:value-type="float" office:value="-0.0000000130321735484585" calcext:value-type="float">
            <text:p>-1.30E-08</text:p>
          </table:table-cell>
          <table:table-cell table:formula="of:=ABS([.G53]-[.H53])" office:value-type="float" office:value="0" calcext:value-type="float">
            <text:p>0</text:p>
          </table:table-cell>
          <table:table-cell/>
          <table:table-cell office:value-type="string" calcext:value-type="string">
            <text:p>d( 51) = -2.0889409291243083e-07</text:p>
          </table:table-cell>
          <table:table-cell table:formula="of:=RIGHT([.K53]; LEN([.K53])-9)" office:value-type="string" office:string-value="-2.0889409291243083e-07" calcext:value-type="string">
            <text:p>-2.0889409291243083e-07</text:p>
          </table:table-cell>
          <table:table-cell office:value-type="float" office:value="-0.000000208894092912431" calcext:value-type="float">
            <text:p>-2.09E-07</text:p>
          </table:table-cell>
          <table:table-cell table:formula="of:=ABS([.L53]-[.M53])" office:value-type="float" office:value="0" calcext:value-type="float">
            <text:p>0</text:p>
          </table:table-cell>
          <table:table-cell/>
          <table:table-cell office:value-type="string" calcext:value-type="string">
            <text:p>d( 51) = -3.2440765144505936e-07</text:p>
          </table:table-cell>
          <table:table-cell table:formula="of:=RIGHT([.P53]; LEN([.P53])-9)" office:value-type="string" office:string-value="-3.2440765144505936e-07" calcext:value-type="string">
            <text:p>-3.2440765144505936e-07</text:p>
          </table:table-cell>
          <table:table-cell office:value-type="float" office:value="-0.000000324407651445059" calcext:value-type="float">
            <text:p>-3.24E-07</text:p>
          </table:table-cell>
          <table:table-cell table:formula="of:=ABS([.Q53]-[.R5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2) = -1.9699473708353357e-09</text:p>
          </table:table-cell>
          <table:table-cell table:formula="of:=RIGHT([.A54]; LEN([.A54])-9)" office:value-type="string" office:string-value="-1.9699473708353357e-09" calcext:value-type="string">
            <text:p>-1.9699473708353357e-09</text:p>
          </table:table-cell>
          <table:table-cell office:value-type="float" office:value="-0.00000000196994737083534" calcext:value-type="float">
            <text:p>-1.97E-09</text:p>
          </table:table-cell>
          <table:table-cell table:formula="of:=ABS([.B54]-[.C54])" office:value-type="float" office:value="0" calcext:value-type="float">
            <text:p>0</text:p>
          </table:table-cell>
          <table:table-cell/>
          <table:table-cell office:value-type="string" calcext:value-type="string">
            <text:p>d( 52) = -1.0568964382544902e-07</text:p>
          </table:table-cell>
          <table:table-cell table:formula="of:=RIGHT([.F54]; LEN([.F54])-9)" office:value-type="string" office:string-value="-1.0568964382544902e-07" calcext:value-type="string">
            <text:p>-1.0568964382544902e-07</text:p>
          </table:table-cell>
          <table:table-cell office:value-type="float" office:value="-0.000000105689643825449" calcext:value-type="float">
            <text:p>-1.06E-07</text:p>
          </table:table-cell>
          <table:table-cell table:formula="of:=ABS([.G54]-[.H54])" office:value-type="float" office:value="0" calcext:value-type="float">
            <text:p>0</text:p>
          </table:table-cell>
          <table:table-cell/>
          <table:table-cell office:value-type="string" calcext:value-type="string">
            <text:p>d( 52) = -1.3897054692155865e-06</text:p>
          </table:table-cell>
          <table:table-cell table:formula="of:=RIGHT([.K54]; LEN([.K54])-9)" office:value-type="string" office:string-value="-1.3897054692155865e-06" calcext:value-type="string">
            <text:p>-1.3897054692155865e-06</text:p>
          </table:table-cell>
          <table:table-cell office:value-type="float" office:value="-0.00000138970546921559" calcext:value-type="float">
            <text:p>-1.39E-06</text:p>
          </table:table-cell>
          <table:table-cell table:formula="of:=ABS([.L54]-[.M54])" office:value-type="float" office:value="0" calcext:value-type="float">
            <text:p>0</text:p>
          </table:table-cell>
          <table:table-cell/>
          <table:table-cell office:value-type="string" calcext:value-type="string">
            <text:p>d( 52) = -2.0922282985132935e-06</text:p>
          </table:table-cell>
          <table:table-cell table:formula="of:=RIGHT([.P54]; LEN([.P54])-9)" office:value-type="string" office:string-value="-2.0922282985132935e-06" calcext:value-type="string">
            <text:p>-2.0922282985132935e-06</text:p>
          </table:table-cell>
          <table:table-cell office:value-type="float" office:value="-0.00000209222829851329" calcext:value-type="float">
            <text:p>-2.09E-06</text:p>
          </table:table-cell>
          <table:table-cell table:formula="of:=ABS([.Q54]-[.R5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3) = -1.9500951880284679e-08</text:p>
          </table:table-cell>
          <table:table-cell table:formula="of:=RIGHT([.A55]; LEN([.A55])-9)" office:value-type="string" office:string-value="-1.9500951880284679e-08" calcext:value-type="string">
            <text:p>-1.9500951880284679e-08</text:p>
          </table:table-cell>
          <table:table-cell office:value-type="float" office:value="-0.0000000195009518802847" calcext:value-type="float">
            <text:p>-1.95E-08</text:p>
          </table:table-cell>
          <table:table-cell table:formula="of:=ABS([.B55]-[.C55])" office:value-type="float" office:value="0" calcext:value-type="float">
            <text:p>0</text:p>
          </table:table-cell>
          <table:table-cell/>
          <table:table-cell office:value-type="string" calcext:value-type="string">
            <text:p>d( 53) = -8.1224320277749350e-07</text:p>
          </table:table-cell>
          <table:table-cell table:formula="of:=RIGHT([.F55]; LEN([.F55])-9)" office:value-type="string" office:string-value="-8.1224320277749350e-07" calcext:value-type="string">
            <text:p>-8.1224320277749350e-07</text:p>
          </table:table-cell>
          <table:table-cell office:value-type="float" office:value="-0.000000812243202777494" calcext:value-type="float">
            <text:p>-8.12E-07</text:p>
          </table:table-cell>
          <table:table-cell table:formula="of:=ABS([.G55]-[.H55])" office:value-type="float" office:value="0" calcext:value-type="float">
            <text:p>0</text:p>
          </table:table-cell>
          <table:table-cell/>
          <table:table-cell office:value-type="string" calcext:value-type="string">
            <text:p>d( 53) = -8.3508770318133094e-06</text:p>
          </table:table-cell>
          <table:table-cell table:formula="of:=RIGHT([.K55]; LEN([.K55])-9)" office:value-type="string" office:string-value="-8.3508770318133094e-06" calcext:value-type="string">
            <text:p>-8.3508770318133094e-06</text:p>
          </table:table-cell>
          <table:table-cell office:value-type="float" office:value="-0.00000835087703181331" calcext:value-type="float">
            <text:p>-8.35E-06</text:p>
          </table:table-cell>
          <table:table-cell table:formula="of:=ABS([.L55]-[.M55])" office:value-type="float" office:value="0" calcext:value-type="float">
            <text:p>0</text:p>
          </table:table-cell>
          <table:table-cell/>
          <table:table-cell office:value-type="string" calcext:value-type="string">
            <text:p>d( 53) = -1.2037759986969486e-05</text:p>
          </table:table-cell>
          <table:table-cell table:formula="of:=RIGHT([.P55]; LEN([.P55])-9)" office:value-type="string" office:string-value="-1.2037759986969486e-05" calcext:value-type="string">
            <text:p>-1.2037759986969486e-05</text:p>
          </table:table-cell>
          <table:table-cell office:value-type="float" office:value="-0.0000120377599869695" calcext:value-type="float">
            <text:p>-1.20E-05</text:p>
          </table:table-cell>
          <table:table-cell table:formula="of:=ABS([.Q55]-[.R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4) = -1.9303957143201147e-07</text:p>
          </table:table-cell>
          <table:table-cell table:formula="of:=RIGHT([.A56]; LEN([.A56])-9)" office:value-type="string" office:string-value="-1.9303957143201147e-07" calcext:value-type="string">
            <text:p>-1.9303957143201147e-07</text:p>
          </table:table-cell>
          <table:table-cell office:value-type="float" office:value="-0.000000193039571432011" calcext:value-type="float">
            <text:p>-1.93E-07</text:p>
          </table:table-cell>
          <table:table-cell table:formula="of:=ABS([.B56]-[.C56])" office:value-type="float" office:value="0" calcext:value-type="float">
            <text:p>0</text:p>
          </table:table-cell>
          <table:table-cell/>
          <table:table-cell office:value-type="string" calcext:value-type="string">
            <text:p>d( 54) = -5.7239109293395743e-06</text:p>
          </table:table-cell>
          <table:table-cell table:formula="of:=RIGHT([.F56]; LEN([.F56])-9)" office:value-type="string" office:string-value="-5.7239109293395743e-06" calcext:value-type="string">
            <text:p>-5.7239109293395743e-06</text:p>
          </table:table-cell>
          <table:table-cell office:value-type="float" office:value="-0.00000572391092933957" calcext:value-type="float">
            <text:p>-5.72E-06</text:p>
          </table:table-cell>
          <table:table-cell table:formula="of:=ABS([.G56]-[.H56])" office:value-type="float" office:value="0" calcext:value-type="float">
            <text:p>0</text:p>
          </table:table-cell>
          <table:table-cell/>
          <table:table-cell office:value-type="string" calcext:value-type="string">
            <text:p>d( 54) = -4.2672033149599833e-05</text:p>
          </table:table-cell>
          <table:table-cell table:formula="of:=RIGHT([.K56]; LEN([.K56])-9)" office:value-type="string" office:string-value="-4.2672033149599833e-05" calcext:value-type="string">
            <text:p>-4.2672033149599833e-05</text:p>
          </table:table-cell>
          <table:table-cell office:value-type="float" office:value="-0.0000426720331495998" calcext:value-type="float">
            <text:p>-4.27E-05</text:p>
          </table:table-cell>
          <table:table-cell table:formula="of:=ABS([.L56]-[.M56])" office:value-type="float" office:value="0" calcext:value-type="float">
            <text:p>0</text:p>
          </table:table-cell>
          <table:table-cell/>
          <table:table-cell office:value-type="string" calcext:value-type="string">
            <text:p>d( 54) = -5.7861650417968583e-05</text:p>
          </table:table-cell>
          <table:table-cell table:formula="of:=RIGHT([.P56]; LEN([.P56])-9)" office:value-type="string" office:string-value="-5.7861650417968583e-05" calcext:value-type="string">
            <text:p>-5.7861650417968583e-05</text:p>
          </table:table-cell>
          <table:table-cell office:value-type="float" office:value="-0.0000578616504179686" calcext:value-type="float">
            <text:p>-5.79E-05</text:p>
          </table:table-cell>
          <table:table-cell table:formula="of:=ABS([.Q56]-[.R5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5) = -1.9108947624398300e-06</text:p>
          </table:table-cell>
          <table:table-cell table:formula="of:=RIGHT([.A57]; LEN([.A57])-9)" office:value-type="string" office:string-value="-1.9108947624398300e-06" calcext:value-type="string">
            <text:p>-1.9108947624398300e-06</text:p>
          </table:table-cell>
          <table:table-cell office:value-type="float" office:value="-0.00000191089476243983" calcext:value-type="float">
            <text:p>-1.91E-06</text:p>
          </table:table-cell>
          <table:table-cell table:formula="of:=ABS([.B57]-[.C57])" office:value-type="float" office:value="0" calcext:value-type="float">
            <text:p>0</text:p>
          </table:table-cell>
          <table:table-cell/>
          <table:table-cell office:value-type="string" calcext:value-type="string">
            <text:p>d( 55) = -3.3730172606447660e-05</text:p>
          </table:table-cell>
          <table:table-cell table:formula="of:=RIGHT([.F57]; LEN([.F57])-9)" office:value-type="string" office:string-value="-3.3730172606447660e-05" calcext:value-type="string">
            <text:p>-3.3730172606447660e-05</text:p>
          </table:table-cell>
          <table:table-cell office:value-type="float" office:value="-0.0000337301726064477" calcext:value-type="float">
            <text:p>-3.37E-05</text:p>
          </table:table-cell>
          <table:table-cell table:formula="of:=ABS([.G57]-[.H57])" office:value-type="float" office:value="0" calcext:value-type="float">
            <text:p>0</text:p>
          </table:table-cell>
          <table:table-cell/>
          <table:table-cell office:value-type="string" calcext:value-type="string">
            <text:p>d( 55) = -1.6040829831146905e-04</text:p>
          </table:table-cell>
          <table:table-cell table:formula="of:=RIGHT([.K57]; LEN([.K57])-9)" office:value-type="string" office:string-value="-1.6040829831146905e-04" calcext:value-type="string">
            <text:p>-1.6040829831146905e-04</text:p>
          </table:table-cell>
          <table:table-cell office:value-type="float" office:value="-0.000160408298311469" calcext:value-type="float">
            <text:p>-1.60E-04</text:p>
          </table:table-cell>
          <table:table-cell table:formula="of:=ABS([.L57]-[.M57])" office:value-type="float" office:value="0" calcext:value-type="float">
            <text:p>0</text:p>
          </table:table-cell>
          <table:table-cell/>
          <table:table-cell office:value-type="string" calcext:value-type="string">
            <text:p>d( 55) = -2.0214768941174258e-04</text:p>
          </table:table-cell>
          <table:table-cell table:formula="of:=RIGHT([.P57]; LEN([.P57])-9)" office:value-type="string" office:string-value="-2.0214768941174258e-04" calcext:value-type="string">
            <text:p>-2.0214768941174258e-04</text:p>
          </table:table-cell>
          <table:table-cell office:value-type="float" office:value="-0.000202147689411743" calcext:value-type="float">
            <text:p>-2.02E-04</text:p>
          </table:table-cell>
          <table:table-cell table:formula="of:=ABS([.Q57]-[.R5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6) = -1.8915908052966290e-05</text:p>
          </table:table-cell>
          <table:table-cell table:formula="of:=RIGHT([.A58]; LEN([.A58])-9)" office:value-type="string" office:string-value="-1.8915908052966290e-05" calcext:value-type="string">
            <text:p>-1.8915908052966290e-05</text:p>
          </table:table-cell>
          <table:table-cell office:value-type="float" office:value="-0.0000189159080529663" calcext:value-type="float">
            <text:p>-1.89E-05</text:p>
          </table:table-cell>
          <table:table-cell table:formula="of:=ABS([.B58]-[.C58])" office:value-type="float" office:value="0" calcext:value-type="float">
            <text:p>0</text:p>
          </table:table-cell>
          <table:table-cell/>
          <table:table-cell office:value-type="string" calcext:value-type="string">
            <text:p>d( 56) = -1.0690371174804103e-04</text:p>
          </table:table-cell>
          <table:table-cell table:formula="of:=RIGHT([.F58]; LEN([.F58])-9)" office:value-type="string" office:string-value="-1.0690371174804103e-04" calcext:value-type="string">
            <text:p>-1.0690371174804103e-04</text:p>
          </table:table-cell>
          <table:table-cell office:value-type="float" office:value="-0.000106903711748041" calcext:value-type="float">
            <text:p>-1.07E-04</text:p>
          </table:table-cell>
          <table:table-cell table:formula="of:=ABS([.G58]-[.H58])" office:value-type="float" office:value="0" calcext:value-type="float">
            <text:p>0</text:p>
          </table:table-cell>
          <table:table-cell/>
          <table:table-cell office:value-type="string" calcext:value-type="string">
            <text:p>d( 56) = -3.1971418740309101e-04</text:p>
          </table:table-cell>
          <table:table-cell table:formula="of:=RIGHT([.K58]; LEN([.K58])-9)" office:value-type="string" office:string-value="-3.1971418740309101e-04" calcext:value-type="string">
            <text:p>-3.1971418740309101e-04</text:p>
          </table:table-cell>
          <table:table-cell office:value-type="float" office:value="-0.000319714187403091" calcext:value-type="float">
            <text:p>-3.20E-04</text:p>
          </table:table-cell>
          <table:table-cell table:formula="of:=ABS([.L58]-[.M58])" office:value-type="float" office:value="0" calcext:value-type="float">
            <text:p>0</text:p>
          </table:table-cell>
          <table:table-cell/>
          <table:table-cell office:value-type="string" calcext:value-type="string">
            <text:p>d( 56) = -3.7634413182895858e-04</text:p>
          </table:table-cell>
          <table:table-cell table:formula="of:=RIGHT([.P58]; LEN([.P58])-9)" office:value-type="string" office:string-value="-3.7634413182895858e-04" calcext:value-type="string">
            <text:p>-3.7634413182895858e-04</text:p>
          </table:table-cell>
          <table:table-cell office:value-type="float" office:value="-0.000376344131828959" calcext:value-type="float">
            <text:p>-3.76E-04</text:p>
          </table:table-cell>
          <table:table-cell table:formula="of:=ABS([.Q58]-[.R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7) = -1.5426751690619338e-12</text:p>
          </table:table-cell>
          <table:table-cell table:formula="of:=RIGHT([.A59]; LEN([.A59])-9)" office:value-type="string" office:string-value="-1.5426751690619338e-12" calcext:value-type="string">
            <text:p>-1.5426751690619338e-12</text:p>
          </table:table-cell>
          <table:table-cell office:value-type="float" office:value="-0.00000000000154267516906193" calcext:value-type="float">
            <text:p>-1.54E-12</text:p>
          </table:table-cell>
          <table:table-cell table:formula="of:=ABS([.B59]-[.C59])" office:value-type="float" office:value="0" calcext:value-type="float">
            <text:p>0</text:p>
          </table:table-cell>
          <table:table-cell/>
          <table:table-cell office:value-type="string" calcext:value-type="string">
            <text:p>d( 57) = -1.5336970405886863e-10</text:p>
          </table:table-cell>
          <table:table-cell table:formula="of:=RIGHT([.F59]; LEN([.F59])-9)" office:value-type="string" office:string-value="-1.5336970405886863e-10" calcext:value-type="string">
            <text:p>-1.5336970405886863e-10</text:p>
          </table:table-cell>
          <table:table-cell office:value-type="float" office:value="-0.000000000153369704058869" calcext:value-type="float">
            <text:p>-1.53E-10</text:p>
          </table:table-cell>
          <table:table-cell table:formula="of:=ABS([.G59]-[.H59])" office:value-type="float" office:value="0" calcext:value-type="float">
            <text:p>0</text:p>
          </table:table-cell>
          <table:table-cell/>
          <table:table-cell office:value-type="string" calcext:value-type="string">
            <text:p>d( 57) = -3.6160972396208333e-09</text:p>
          </table:table-cell>
          <table:table-cell table:formula="of:=RIGHT([.K59]; LEN([.K59])-9)" office:value-type="string" office:string-value="-3.6160972396208333e-09" calcext:value-type="string">
            <text:p>-3.6160972396208333e-09</text:p>
          </table:table-cell>
          <table:table-cell office:value-type="float" office:value="-0.00000000361609723962083" calcext:value-type="float">
            <text:p>-3.62E-09</text:p>
          </table:table-cell>
          <table:table-cell table:formula="of:=ABS([.L59]-[.M59])" office:value-type="float" office:value="0" calcext:value-type="float">
            <text:p>0</text:p>
          </table:table-cell>
          <table:table-cell/>
          <table:table-cell office:value-type="string" calcext:value-type="string">
            <text:p>d( 57) = -5.9204313320711824e-09</text:p>
          </table:table-cell>
          <table:table-cell table:formula="of:=RIGHT([.P59]; LEN([.P59])-9)" office:value-type="string" office:string-value="-5.9204313320711824e-09" calcext:value-type="string">
            <text:p>-5.9204313320711824e-09</text:p>
          </table:table-cell>
          <table:table-cell office:value-type="float" office:value="-0.00000000592043133207118" calcext:value-type="float">
            <text:p>-5.92E-09</text:p>
          </table:table-cell>
          <table:table-cell table:formula="of:=ABS([.Q59]-[.R5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8) = -2.0054777197805137e-11</text:p>
          </table:table-cell>
          <table:table-cell table:formula="of:=RIGHT([.A60]; LEN([.A60])-9)" office:value-type="string" office:string-value="-2.0054777197805137e-11" calcext:value-type="string">
            <text:p>-2.0054777197805137e-11</text:p>
          </table:table-cell>
          <table:table-cell office:value-type="float" office:value="-0.0000000000200547771978051" calcext:value-type="float">
            <text:p>-2.01E-11</text:p>
          </table:table-cell>
          <table:table-cell table:formula="of:=ABS([.B60]-[.C60])" office:value-type="float" office:value="0" calcext:value-type="float">
            <text:p>0</text:p>
          </table:table-cell>
          <table:table-cell/>
          <table:table-cell office:value-type="string" calcext:value-type="string">
            <text:p>d( 58) = -1.6044335788101843e-09</text:p>
          </table:table-cell>
          <table:table-cell table:formula="of:=RIGHT([.F60]; LEN([.F60])-9)" office:value-type="string" office:string-value="-1.6044335788101843e-09" calcext:value-type="string">
            <text:p>-1.6044335788101843e-09</text:p>
          </table:table-cell>
          <table:table-cell office:value-type="float" office:value="-0.00000000160443357881018" calcext:value-type="float">
            <text:p>-1.60E-09</text:p>
          </table:table-cell>
          <table:table-cell table:formula="of:=ABS([.G60]-[.H60])" office:value-type="float" office:value="0" calcext:value-type="float">
            <text:p>0</text:p>
          </table:table-cell>
          <table:table-cell/>
          <table:table-cell office:value-type="string" calcext:value-type="string">
            <text:p>d( 58) = -3.1217322213338699e-08</text:p>
          </table:table-cell>
          <table:table-cell table:formula="of:=RIGHT([.K60]; LEN([.K60])-9)" office:value-type="string" office:string-value="-3.1217322213338699e-08" calcext:value-type="string">
            <text:p>-3.1217322213338699e-08</text:p>
          </table:table-cell>
          <table:table-cell office:value-type="float" office:value="-0.0000000312173222133387" calcext:value-type="float">
            <text:p>-3.12E-08</text:p>
          </table:table-cell>
          <table:table-cell table:formula="of:=ABS([.L60]-[.M60])" office:value-type="float" office:value="0" calcext:value-type="float">
            <text:p>0</text:p>
          </table:table-cell>
          <table:table-cell/>
          <table:table-cell office:value-type="string" calcext:value-type="string">
            <text:p>d( 58) = -4.9957179298117768e-08</text:p>
          </table:table-cell>
          <table:table-cell table:formula="of:=RIGHT([.P60]; LEN([.P60])-9)" office:value-type="string" office:string-value="-4.9957179298117768e-08" calcext:value-type="string">
            <text:p>-4.9957179298117768e-08</text:p>
          </table:table-cell>
          <table:table-cell office:value-type="float" office:value="-0.0000000499571792981178" calcext:value-type="float">
            <text:p>-5.00E-08</text:p>
          </table:table-cell>
          <table:table-cell table:formula="of:=ABS([.Q60]-[.R6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9) = -1.9900509680898944e-10</text:p>
          </table:table-cell>
          <table:table-cell table:formula="of:=RIGHT([.A61]; LEN([.A61])-9)" office:value-type="string" office:string-value="-1.9900509680898944e-10" calcext:value-type="string">
            <text:p>-1.9900509680898944e-10</text:p>
          </table:table-cell>
          <table:table-cell office:value-type="float" office:value="-0.000000000199005096808989" calcext:value-type="float">
            <text:p>-1.99E-10</text:p>
          </table:table-cell>
          <table:table-cell table:formula="of:=ABS([.B61]-[.C61])" office:value-type="float" office:value="0" calcext:value-type="float">
            <text:p>0</text:p>
          </table:table-cell>
          <table:table-cell/>
          <table:table-cell office:value-type="string" calcext:value-type="string">
            <text:p>d( 59) = -1.3005201688557387e-08</text:p>
          </table:table-cell>
          <table:table-cell table:formula="of:=RIGHT([.F61]; LEN([.F61])-9)" office:value-type="string" office:string-value="-1.3005201688557387e-08" calcext:value-type="string">
            <text:p>-1.3005201688557387e-08</text:p>
          </table:table-cell>
          <table:table-cell office:value-type="float" office:value="-0.0000000130052016885574" calcext:value-type="float">
            <text:p>-1.30E-08</text:p>
          </table:table-cell>
          <table:table-cell table:formula="of:=ABS([.G61]-[.H61])" office:value-type="float" office:value="0" calcext:value-type="float">
            <text:p>0</text:p>
          </table:table-cell>
          <table:table-cell/>
          <table:table-cell office:value-type="string" calcext:value-type="string">
            <text:p>d( 59) = -2.0719452654731245e-07</text:p>
          </table:table-cell>
          <table:table-cell table:formula="of:=RIGHT([.K61]; LEN([.K61])-9)" office:value-type="string" office:string-value="-2.0719452654731245e-07" calcext:value-type="string">
            <text:p>-2.0719452654731245e-07</text:p>
          </table:table-cell>
          <table:table-cell office:value-type="float" office:value="-0.000000207194526547312" calcext:value-type="float">
            <text:p>-2.07E-07</text:p>
          </table:table-cell>
          <table:table-cell table:formula="of:=ABS([.L61]-[.M61])" office:value-type="float" office:value="0" calcext:value-type="float">
            <text:p>0</text:p>
          </table:table-cell>
          <table:table-cell/>
          <table:table-cell office:value-type="string" calcext:value-type="string">
            <text:p>d( 59) = -3.2121593179687110e-07</text:p>
          </table:table-cell>
          <table:table-cell table:formula="of:=RIGHT([.P61]; LEN([.P61])-9)" office:value-type="string" office:string-value="-3.2121593179687110e-07" calcext:value-type="string">
            <text:p>-3.2121593179687110e-07</text:p>
          </table:table-cell>
          <table:table-cell office:value-type="float" office:value="-0.000000321215931796871" calcext:value-type="float">
            <text:p>-3.21E-07</text:p>
          </table:table-cell>
          <table:table-cell table:formula="of:=ABS([.Q61]-[.R6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0) = -1.9699961908920893e-09</text:p>
          </table:table-cell>
          <table:table-cell table:formula="of:=RIGHT([.A62]; LEN([.A62])-9)" office:value-type="string" office:string-value="-1.9699961908920893e-09" calcext:value-type="string">
            <text:p>-1.9699961908920893e-09</text:p>
          </table:table-cell>
          <table:table-cell office:value-type="float" office:value="-0.00000000196999619089209" calcext:value-type="float">
            <text:p>-1.97E-09</text:p>
          </table:table-cell>
          <table:table-cell table:formula="of:=ABS([.B62]-[.C62])" office:value-type="float" office:value="0" calcext:value-type="float">
            <text:p>0</text:p>
          </table:table-cell>
          <table:table-cell/>
          <table:table-cell office:value-type="string" calcext:value-type="string">
            <text:p>d( 60) = -9.9849521067877852e-08</text:p>
          </table:table-cell>
          <table:table-cell table:formula="of:=RIGHT([.F62]; LEN([.F62])-9)" office:value-type="string" office:string-value="-9.9849521067877852e-08" calcext:value-type="string">
            <text:p>-9.9849521067877852e-08</text:p>
          </table:table-cell>
          <table:table-cell office:value-type="float" office:value="-0.0000000998495210678779" calcext:value-type="float">
            <text:p>-9.98E-08</text:p>
          </table:table-cell>
          <table:table-cell table:formula="of:=ABS([.G62]-[.H62])" office:value-type="float" office:value="0" calcext:value-type="float">
            <text:p>0</text:p>
          </table:table-cell>
          <table:table-cell/>
          <table:table-cell office:value-type="string" calcext:value-type="string">
            <text:p>d( 60) = -1.2399695585639114e-06</text:p>
          </table:table-cell>
          <table:table-cell table:formula="of:=RIGHT([.K62]; LEN([.K62])-9)" office:value-type="string" office:string-value="-1.2399695585639114e-06" calcext:value-type="string">
            <text:p>-1.2399695585639114e-06</text:p>
          </table:table-cell>
          <table:table-cell office:value-type="float" office:value="-0.00000123996955856391" calcext:value-type="float">
            <text:p>-1.24E-06</text:p>
          </table:table-cell>
          <table:table-cell table:formula="of:=ABS([.L62]-[.M62])" office:value-type="float" office:value="0" calcext:value-type="float">
            <text:p>0</text:p>
          </table:table-cell>
          <table:table-cell/>
          <table:table-cell office:value-type="string" calcext:value-type="string">
            <text:p>d( 60) = -1.8383678941423365e-06</text:p>
          </table:table-cell>
          <table:table-cell table:formula="of:=RIGHT([.P62]; LEN([.P62])-9)" office:value-type="string" office:string-value="-1.8383678941423365e-06" calcext:value-type="string">
            <text:p>-1.8383678941423365e-06</text:p>
          </table:table-cell>
          <table:table-cell office:value-type="float" office:value="-0.00000183836789414234" calcext:value-type="float">
            <text:p>-1.84E-06</text:p>
          </table:table-cell>
          <table:table-cell table:formula="of:=ABS([.Q62]-[.R6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1) = -1.9500956812111906e-08</text:p>
          </table:table-cell>
          <table:table-cell table:formula="of:=RIGHT([.A63]; LEN([.A63])-9)" office:value-type="string" office:string-value="-1.9500956812111906e-08" calcext:value-type="string">
            <text:p>-1.9500956812111906e-08</text:p>
          </table:table-cell>
          <table:table-cell office:value-type="float" office:value="-0.0000000195009568121119" calcext:value-type="float">
            <text:p>-1.95E-08</text:p>
          </table:table-cell>
          <table:table-cell table:formula="of:=ABS([.B63]-[.C63])" office:value-type="float" office:value="0" calcext:value-type="float">
            <text:p>0</text:p>
          </table:table-cell>
          <table:table-cell/>
          <table:table-cell office:value-type="string" calcext:value-type="string">
            <text:p>d( 61) = -7.0239515099684843e-07</text:p>
          </table:table-cell>
          <table:table-cell table:formula="of:=RIGHT([.F63]; LEN([.F63])-9)" office:value-type="string" office:string-value="-7.0239515099684843e-07" calcext:value-type="string">
            <text:p>-7.0239515099684843e-07</text:p>
          </table:table-cell>
          <table:table-cell office:value-type="float" office:value="-0.000000702395150996848" calcext:value-type="float">
            <text:p>-7.02E-07</text:p>
          </table:table-cell>
          <table:table-cell table:formula="of:=ABS([.G63]-[.H63])" office:value-type="float" office:value="0" calcext:value-type="float">
            <text:p>0</text:p>
          </table:table-cell>
          <table:table-cell/>
          <table:table-cell office:value-type="string" calcext:value-type="string">
            <text:p>d( 61) = -6.2903176120166379e-06</text:p>
          </table:table-cell>
          <table:table-cell table:formula="of:=RIGHT([.K63]; LEN([.K63])-9)" office:value-type="string" office:string-value="-6.2903176120166379e-06" calcext:value-type="string">
            <text:p>-6.2903176120166379e-06</text:p>
          </table:table-cell>
          <table:table-cell office:value-type="float" office:value="-0.00000629031761201664" calcext:value-type="float">
            <text:p>-6.29E-06</text:p>
          </table:table-cell>
          <table:table-cell table:formula="of:=ABS([.L63]-[.M63])" office:value-type="float" office:value="0" calcext:value-type="float">
            <text:p>0</text:p>
          </table:table-cell>
          <table:table-cell/>
          <table:table-cell office:value-type="string" calcext:value-type="string">
            <text:p>d( 61) = -8.7556642597788992e-06</text:p>
          </table:table-cell>
          <table:table-cell table:formula="of:=RIGHT([.P63]; LEN([.P63])-9)" office:value-type="string" office:string-value="-8.7556642597788992e-06" calcext:value-type="string">
            <text:p>-8.7556642597788992e-06</text:p>
          </table:table-cell>
          <table:table-cell office:value-type="float" office:value="-0.0000087556642597789" calcext:value-type="float">
            <text:p>-8.76E-06</text:p>
          </table:table-cell>
          <table:table-cell table:formula="of:=ABS([.Q63]-[.R6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2) = -1.9303957193022695e-07</text:p>
          </table:table-cell>
          <table:table-cell table:formula="of:=RIGHT([.A64]; LEN([.A64])-9)" office:value-type="string" office:string-value="-1.9303957193022695e-07" calcext:value-type="string">
            <text:p>-1.9303957193022695e-07</text:p>
          </table:table-cell>
          <table:table-cell office:value-type="float" office:value="-0.000000193039571930227" calcext:value-type="float">
            <text:p>-1.93E-07</text:p>
          </table:table-cell>
          <table:table-cell table:formula="of:=ABS([.B64]-[.C64])" office:value-type="float" office:value="0" calcext:value-type="float">
            <text:p>0</text:p>
          </table:table-cell>
          <table:table-cell/>
          <table:table-cell office:value-type="string" calcext:value-type="string">
            <text:p>d( 62) = -4.1217514712057654e-06</text:p>
          </table:table-cell>
          <table:table-cell table:formula="of:=RIGHT([.F64]; LEN([.F64])-9)" office:value-type="string" office:string-value="-4.1217514712057654e-06" calcext:value-type="string">
            <text:p>-4.1217514712057654e-06</text:p>
          </table:table-cell>
          <table:table-cell office:value-type="float" office:value="-0.00000412175147120577" calcext:value-type="float">
            <text:p>-4.12E-06</text:p>
          </table:table-cell>
          <table:table-cell table:formula="of:=ABS([.G64]-[.H64])" office:value-type="float" office:value="0" calcext:value-type="float">
            <text:p>0</text:p>
          </table:table-cell>
          <table:table-cell/>
          <table:table-cell office:value-type="string" calcext:value-type="string">
            <text:p>d( 62) = -2.3280168853417126e-05</text:p>
          </table:table-cell>
          <table:table-cell table:formula="of:=RIGHT([.K64]; LEN([.K64])-9)" office:value-type="string" office:string-value="-2.3280168853417126e-05" calcext:value-type="string">
            <text:p>-2.3280168853417126e-05</text:p>
          </table:table-cell>
          <table:table-cell office:value-type="float" office:value="-0.0000232801688534171" calcext:value-type="float">
            <text:p>-2.33E-05</text:p>
          </table:table-cell>
          <table:table-cell table:formula="of:=ABS([.L64]-[.M64])" office:value-type="float" office:value="0" calcext:value-type="float">
            <text:p>0</text:p>
          </table:table-cell>
          <table:table-cell/>
          <table:table-cell office:value-type="string" calcext:value-type="string">
            <text:p>d( 62) = -3.0054669298200345e-05</text:p>
          </table:table-cell>
          <table:table-cell table:formula="of:=RIGHT([.P64]; LEN([.P64])-9)" office:value-type="string" office:string-value="-3.0054669298200345e-05" calcext:value-type="string">
            <text:p>-3.0054669298200345e-05</text:p>
          </table:table-cell>
          <table:table-cell office:value-type="float" office:value="-0.0000300546692982003" calcext:value-type="float">
            <text:p>-3.01E-05</text:p>
          </table:table-cell>
          <table:table-cell table:formula="of:=ABS([.Q64]-[.R6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3) = -1.9108947624901577e-06</text:p>
          </table:table-cell>
          <table:table-cell table:formula="of:=RIGHT([.A65]; LEN([.A65])-9)" office:value-type="string" office:string-value="-1.9108947624901577e-06" calcext:value-type="string">
            <text:p>-1.9108947624901577e-06</text:p>
          </table:table-cell>
          <table:table-cell office:value-type="float" office:value="-0.00000191089476249016" calcext:value-type="float">
            <text:p>-1.91E-06</text:p>
          </table:table-cell>
          <table:table-cell table:formula="of:=ABS([.B65]-[.C65])" office:value-type="float" office:value="0" calcext:value-type="float">
            <text:p>0</text:p>
          </table:table-cell>
          <table:table-cell/>
          <table:table-cell office:value-type="string" calcext:value-type="string">
            <text:p>d( 63) = -1.2774709242105762e-05</text:p>
          </table:table-cell>
          <table:table-cell table:formula="of:=RIGHT([.F65]; LEN([.F65])-9)" office:value-type="string" office:string-value="-1.2774709242105762e-05" calcext:value-type="string">
            <text:p>-1.2774709242105762e-05</text:p>
          </table:table-cell>
          <table:table-cell office:value-type="float" office:value="-0.0000127747092421058" calcext:value-type="float">
            <text:p>-1.28E-05</text:p>
          </table:table-cell>
          <table:table-cell table:formula="of:=ABS([.G65]-[.H65])" office:value-type="float" office:value="0" calcext:value-type="float">
            <text:p>0</text:p>
          </table:table-cell>
          <table:table-cell/>
          <table:table-cell office:value-type="string" calcext:value-type="string">
            <text:p>d( 63) = -4.4959523264543709e-05</text:p>
          </table:table-cell>
          <table:table-cell table:formula="of:=RIGHT([.K65]; LEN([.K65])-9)" office:value-type="string" office:string-value="-4.4959523264543709e-05" calcext:value-type="string">
            <text:p>-4.4959523264543709e-05</text:p>
          </table:table-cell>
          <table:table-cell office:value-type="float" office:value="-0.0000449595232645437" calcext:value-type="float">
            <text:p>-4.50E-05</text:p>
          </table:table-cell>
          <table:table-cell table:formula="of:=ABS([.L65]-[.M65])" office:value-type="float" office:value="0" calcext:value-type="float">
            <text:p>0</text:p>
          </table:table-cell>
          <table:table-cell/>
          <table:table-cell office:value-type="string" calcext:value-type="string">
            <text:p>d( 63) = -5.4150830893929562e-05</text:p>
          </table:table-cell>
          <table:table-cell table:formula="of:=RIGHT([.P65]; LEN([.P65])-9)" office:value-type="string" office:string-value="-5.4150830893929562e-05" calcext:value-type="string">
            <text:p>-5.4150830893929562e-05</text:p>
          </table:table-cell>
          <table:table-cell office:value-type="float" office:value="-0.0000541508308939296" calcext:value-type="float">
            <text:p>-5.42E-05</text:p>
          </table:table-cell>
          <table:table-cell table:formula="of:=ABS([.Q65]-[.R6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4) = -1.5584183918262738e-13</text:p>
          </table:table-cell>
          <table:table-cell table:formula="of:=RIGHT([.A66]; LEN([.A66])-9)" office:value-type="string" office:string-value="-1.5584183918262738e-13" calcext:value-type="string">
            <text:p>-1.5584183918262738e-13</text:p>
          </table:table-cell>
          <table:table-cell office:value-type="float" office:value="-0.000000000000155841839182627" calcext:value-type="float">
            <text:p>-1.56E-13</text:p>
          </table:table-cell>
          <table:table-cell table:formula="of:=ABS([.B66]-[.C66])" office:value-type="float" office:value="0" calcext:value-type="float">
            <text:p>0</text:p>
          </table:table-cell>
          <table:table-cell/>
          <table:table-cell office:value-type="string" calcext:value-type="string">
            <text:p>d( 64) = -1.8202131561307701e-11</text:p>
          </table:table-cell>
          <table:table-cell table:formula="of:=RIGHT([.F66]; LEN([.F66])-9)" office:value-type="string" office:string-value="-1.8202131561307701e-11" calcext:value-type="string">
            <text:p>-1.8202131561307701e-11</text:p>
          </table:table-cell>
          <table:table-cell office:value-type="float" office:value="-0.0000000000182021315613077" calcext:value-type="float">
            <text:p>-1.82E-11</text:p>
          </table:table-cell>
          <table:table-cell table:formula="of:=ABS([.G66]-[.H66])" office:value-type="float" office:value="0" calcext:value-type="float">
            <text:p>0</text:p>
          </table:table-cell>
          <table:table-cell/>
          <table:table-cell office:value-type="string" calcext:value-type="string">
            <text:p>d( 64) = -5.0434257185515095e-10</text:p>
          </table:table-cell>
          <table:table-cell table:formula="of:=RIGHT([.K66]; LEN([.K66])-9)" office:value-type="string" office:string-value="-5.0434257185515095e-10" calcext:value-type="string">
            <text:p>-5.0434257185515095e-10</text:p>
          </table:table-cell>
          <table:table-cell office:value-type="float" office:value="-0.000000000504342571855151" calcext:value-type="float">
            <text:p>-5.04E-10</text:p>
          </table:table-cell>
          <table:table-cell table:formula="of:=ABS([.L66]-[.M66])" office:value-type="float" office:value="0" calcext:value-type="float">
            <text:p>0</text:p>
          </table:table-cell>
          <table:table-cell/>
          <table:table-cell office:value-type="string" calcext:value-type="string">
            <text:p>d( 64) = -8.4538913106409151e-10</text:p>
          </table:table-cell>
          <table:table-cell table:formula="of:=RIGHT([.P66]; LEN([.P66])-9)" office:value-type="string" office:string-value="-8.4538913106409151e-10" calcext:value-type="string">
            <text:p>-8.4538913106409151e-10</text:p>
          </table:table-cell>
          <table:table-cell office:value-type="float" office:value="-0.000000000845389131064092" calcext:value-type="float">
            <text:p>-8.45E-10</text:p>
          </table:table-cell>
          <table:table-cell table:formula="of:=ABS([.Q66]-[.R6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5) = -2.0259439093741555e-12</text:p>
          </table:table-cell>
          <table:table-cell table:formula="of:=RIGHT([.A67]; LEN([.A67])-9)" office:value-type="string" office:string-value="-2.0259439093741555e-12" calcext:value-type="string">
            <text:p>-2.0259439093741555e-12</text:p>
          </table:table-cell>
          <table:table-cell office:value-type="float" office:value="-0.00000000000202594390937416" calcext:value-type="float">
            <text:p>-2.03E-12</text:p>
          </table:table-cell>
          <table:table-cell table:formula="of:=ABS([.B67]-[.C67])" office:value-type="float" office:value="0" calcext:value-type="float">
            <text:p>0</text:p>
          </table:table-cell>
          <table:table-cell/>
          <table:table-cell office:value-type="string" calcext:value-type="string">
            <text:p>d( 65) = -1.9116647488470551e-10</text:p>
          </table:table-cell>
          <table:table-cell table:formula="of:=RIGHT([.F67]; LEN([.F67])-9)" office:value-type="string" office:string-value="-1.9116647488470551e-10" calcext:value-type="string">
            <text:p>-1.9116647488470551e-10</text:p>
          </table:table-cell>
          <table:table-cell office:value-type="float" office:value="-0.000000000191166474884706" calcext:value-type="float">
            <text:p>-1.91E-10</text:p>
          </table:table-cell>
          <table:table-cell table:formula="of:=ABS([.G67]-[.H67])" office:value-type="float" office:value="0" calcext:value-type="float">
            <text:p>0</text:p>
          </table:table-cell>
          <table:table-cell/>
          <table:table-cell office:value-type="string" calcext:value-type="string">
            <text:p>d( 65) = -4.3780458216014736e-09</text:p>
          </table:table-cell>
          <table:table-cell table:formula="of:=RIGHT([.K67]; LEN([.K67])-9)" office:value-type="string" office:string-value="-4.3780458216014736e-09" calcext:value-type="string">
            <text:p>-4.3780458216014736e-09</text:p>
          </table:table-cell>
          <table:table-cell office:value-type="float" office:value="-0.00000000437804582160147" calcext:value-type="float">
            <text:p>-4.38E-09</text:p>
          </table:table-cell>
          <table:table-cell table:formula="of:=ABS([.L67]-[.M67])" office:value-type="float" office:value="0" calcext:value-type="float">
            <text:p>0</text:p>
          </table:table-cell>
          <table:table-cell/>
          <table:table-cell office:value-type="string" calcext:value-type="string">
            <text:p>d( 65) = -7.1648100346692908e-09</text:p>
          </table:table-cell>
          <table:table-cell table:formula="of:=RIGHT([.P67]; LEN([.P67])-9)" office:value-type="string" office:string-value="-7.1648100346692908e-09" calcext:value-type="string">
            <text:p>-7.1648100346692908e-09</text:p>
          </table:table-cell>
          <table:table-cell office:value-type="float" office:value="-0.00000000716481003466929" calcext:value-type="float">
            <text:p>-7.16E-09</text:p>
          </table:table-cell>
          <table:table-cell table:formula="of:=ABS([.Q67]-[.R6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6) = -2.0103597254558929e-11</text:p>
          </table:table-cell>
          <table:table-cell table:formula="of:=RIGHT([.A68]; LEN([.A68])-9)" office:value-type="string" office:string-value="-2.0103597254558929e-11" calcext:value-type="string">
            <text:p>-2.0103597254558929e-11</text:p>
          </table:table-cell>
          <table:table-cell office:value-type="float" office:value="-0.0000000000201035972545589" calcext:value-type="float">
            <text:p>-2.01E-11</text:p>
          </table:table-cell>
          <table:table-cell table:formula="of:=ABS([.B68]-[.C68])" office:value-type="float" office:value="0" calcext:value-type="float">
            <text:p>0</text:p>
          </table:table-cell>
          <table:table-cell/>
          <table:table-cell office:value-type="string" calcext:value-type="string">
            <text:p>d( 66) = -1.5490063005363742e-09</text:p>
          </table:table-cell>
          <table:table-cell table:formula="of:=RIGHT([.F68]; LEN([.F68])-9)" office:value-type="string" office:string-value="-1.5490063005363742e-09" calcext:value-type="string">
            <text:p>-1.5490063005363742e-09</text:p>
          </table:table-cell>
          <table:table-cell office:value-type="float" office:value="-0.00000000154900630053637" calcext:value-type="float">
            <text:p>-1.55E-09</text:p>
          </table:table-cell>
          <table:table-cell table:formula="of:=ABS([.G68]-[.H68])" office:value-type="float" office:value="0" calcext:value-type="float">
            <text:p>0</text:p>
          </table:table-cell>
          <table:table-cell/>
          <table:table-cell office:value-type="string" calcext:value-type="string">
            <text:p>d( 66) = -2.9009499271279644e-08</text:p>
          </table:table-cell>
          <table:table-cell table:formula="of:=RIGHT([.K68]; LEN([.K68])-9)" office:value-type="string" office:string-value="-2.9009499271279644e-08" calcext:value-type="string">
            <text:p>-2.9009499271279644e-08</text:p>
          </table:table-cell>
          <table:table-cell office:value-type="float" office:value="-0.0000000290094992712796" calcext:value-type="float">
            <text:p>-2.90E-08</text:p>
          </table:table-cell>
          <table:table-cell table:formula="of:=ABS([.L68]-[.M68])" office:value-type="float" office:value="0" calcext:value-type="float">
            <text:p>0</text:p>
          </table:table-cell>
          <table:table-cell/>
          <table:table-cell office:value-type="string" calcext:value-type="string">
            <text:p>d( 66) = -4.5968641153745315e-08</text:p>
          </table:table-cell>
          <table:table-cell table:formula="of:=RIGHT([.P68]; LEN([.P68])-9)" office:value-type="string" office:string-value="-4.5968641153745315e-08" calcext:value-type="string">
            <text:p>-4.5968641153745315e-08</text:p>
          </table:table-cell>
          <table:table-cell office:value-type="float" office:value="-0.0000000459686411537453" calcext:value-type="float">
            <text:p>-4.60E-08</text:p>
          </table:table-cell>
          <table:table-cell table:formula="of:=ABS([.Q68]-[.R6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7) = -1.9901002863621512e-10</text:p>
          </table:table-cell>
          <table:table-cell table:formula="of:=RIGHT([.A69]; LEN([.A69])-9)" office:value-type="string" office:string-value="-1.9901002863621512e-10" calcext:value-type="string">
            <text:p>-1.9901002863621512e-10</text:p>
          </table:table-cell>
          <table:table-cell office:value-type="float" office:value="-0.000000000199010028636215" calcext:value-type="float">
            <text:p>-1.99E-10</text:p>
          </table:table-cell>
          <table:table-cell table:formula="of:=ABS([.B69]-[.C69])" office:value-type="float" office:value="0" calcext:value-type="float">
            <text:p>0</text:p>
          </table:table-cell>
          <table:table-cell/>
          <table:table-cell office:value-type="string" calcext:value-type="string">
            <text:p>d( 67) = -1.1884640853260166e-08</text:p>
          </table:table-cell>
          <table:table-cell table:formula="of:=RIGHT([.F69]; LEN([.F69])-9)" office:value-type="string" office:string-value="-1.1884640853260166e-08" calcext:value-type="string">
            <text:p>-1.1884640853260166e-08</text:p>
          </table:table-cell>
          <table:table-cell office:value-type="float" office:value="-0.0000000118846408532602" calcext:value-type="float">
            <text:p>-1.19E-08</text:p>
          </table:table-cell>
          <table:table-cell table:formula="of:=ABS([.G69]-[.H69])" office:value-type="float" office:value="0" calcext:value-type="float">
            <text:p>0</text:p>
          </table:table-cell>
          <table:table-cell/>
          <table:table-cell office:value-type="string" calcext:value-type="string">
            <text:p>d( 67) = -1.7311074044077904e-07</text:p>
          </table:table-cell>
          <table:table-cell table:formula="of:=RIGHT([.K69]; LEN([.K69])-9)" office:value-type="string" office:string-value="-1.7311074044077904e-07" calcext:value-type="string">
            <text:p>-1.7311074044077904e-07</text:p>
          </table:table-cell>
          <table:table-cell office:value-type="float" office:value="-0.000000173110740440779" calcext:value-type="float">
            <text:p>-1.73E-07</text:p>
          </table:table-cell>
          <table:table-cell table:formula="of:=ABS([.L69]-[.M69])" office:value-type="float" office:value="0" calcext:value-type="float">
            <text:p>0</text:p>
          </table:table-cell>
          <table:table-cell/>
          <table:table-cell office:value-type="string" calcext:value-type="string">
            <text:p>d( 67) = -2.6211492972863865e-07</text:p>
          </table:table-cell>
          <table:table-cell table:formula="of:=RIGHT([.P69]; LEN([.P69])-9)" office:value-type="string" office:string-value="-2.6211492972863865e-07" calcext:value-type="string">
            <text:p>-2.6211492972863865e-07</text:p>
          </table:table-cell>
          <table:table-cell office:value-type="float" office:value="-0.000000262114929728639" calcext:value-type="float">
            <text:p>-2.62E-07</text:p>
          </table:table-cell>
          <table:table-cell table:formula="of:=ABS([.Q69]-[.R6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8) = -1.9699966891075924e-09</text:p>
          </table:table-cell>
          <table:table-cell table:formula="of:=RIGHT([.A70]; LEN([.A70])-9)" office:value-type="string" office:string-value="-1.9699966891075924e-09" calcext:value-type="string">
            <text:p>-1.9699966891075924e-09</text:p>
          </table:table-cell>
          <table:table-cell office:value-type="float" office:value="-0.00000000196999668910759" calcext:value-type="float">
            <text:p>-1.97E-09</text:p>
          </table:table-cell>
          <table:table-cell table:formula="of:=ABS([.B70]-[.C70])" office:value-type="float" office:value="0" calcext:value-type="float">
            <text:p>0</text:p>
          </table:table-cell>
          <table:table-cell/>
          <table:table-cell office:value-type="string" calcext:value-type="string">
            <text:p>d( 68) = -8.3499301776625973e-08</text:p>
          </table:table-cell>
          <table:table-cell table:formula="of:=RIGHT([.F70]; LEN([.F70])-9)" office:value-type="string" office:string-value="-8.3499301776625973e-08" calcext:value-type="string">
            <text:p>-8.3499301776625973e-08</text:p>
          </table:table-cell>
          <table:table-cell office:value-type="float" office:value="-0.000000083499301776626" calcext:value-type="float">
            <text:p>-8.35E-08</text:p>
          </table:table-cell>
          <table:table-cell table:formula="of:=ABS([.G70]-[.H70])" office:value-type="float" office:value="0" calcext:value-type="float">
            <text:p>0</text:p>
          </table:table-cell>
          <table:table-cell/>
          <table:table-cell office:value-type="string" calcext:value-type="string">
            <text:p>d( 68) = -8.7369595128531227e-07</text:p>
          </table:table-cell>
          <table:table-cell table:formula="of:=RIGHT([.K70]; LEN([.K70])-9)" office:value-type="string" office:string-value="-8.7369595128531227e-07" calcext:value-type="string">
            <text:p>-8.7369595128531227e-07</text:p>
          </table:table-cell>
          <table:table-cell office:value-type="float" office:value="-0.000000873695951285312" calcext:value-type="float">
            <text:p>-8.74E-07</text:p>
          </table:table-cell>
          <table:table-cell table:formula="of:=ABS([.L70]-[.M70])" office:value-type="float" office:value="0" calcext:value-type="float">
            <text:p>0</text:p>
          </table:table-cell>
          <table:table-cell/>
          <table:table-cell office:value-type="string" calcext:value-type="string">
            <text:p>d( 68) = -1.2403851695330841e-06</text:p>
          </table:table-cell>
          <table:table-cell table:formula="of:=RIGHT([.P70]; LEN([.P70])-9)" office:value-type="string" office:string-value="-1.2403851695330841e-06" calcext:value-type="string">
            <text:p>-1.2403851695330841e-06</text:p>
          </table:table-cell>
          <table:table-cell office:value-type="float" office:value="-0.00000124038516953308" calcext:value-type="float">
            <text:p>-1.24E-06</text:p>
          </table:table-cell>
          <table:table-cell table:formula="of:=ABS([.Q70]-[.R7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9) = -1.9500956862439709e-08</text:p>
          </table:table-cell>
          <table:table-cell table:formula="of:=RIGHT([.A71]; LEN([.A71])-9)" office:value-type="string" office:string-value="-1.9500956862439709e-08" calcext:value-type="string">
            <text:p>-1.9500956862439709e-08</text:p>
          </table:table-cell>
          <table:table-cell office:value-type="float" office:value="-0.0000000195009568624397" calcext:value-type="float">
            <text:p>-1.95E-08</text:p>
          </table:table-cell>
          <table:table-cell table:formula="of:=ABS([.B71]-[.C71])" office:value-type="float" office:value="0" calcext:value-type="float">
            <text:p>0</text:p>
          </table:table-cell>
          <table:table-cell/>
          <table:table-cell office:value-type="string" calcext:value-type="string">
            <text:p>d( 69) = -4.8854162803582535e-07</text:p>
          </table:table-cell>
          <table:table-cell table:formula="of:=RIGHT([.F71]; LEN([.F71])-9)" office:value-type="string" office:string-value="-4.8854162803582535e-07" calcext:value-type="string">
            <text:p>-4.8854162803582535e-07</text:p>
          </table:table-cell>
          <table:table-cell office:value-type="float" office:value="-0.000000488541628035825" calcext:value-type="float">
            <text:p>-4.89E-07</text:p>
          </table:table-cell>
          <table:table-cell table:formula="of:=ABS([.G71]-[.H71])" office:value-type="float" office:value="0" calcext:value-type="float">
            <text:p>0</text:p>
          </table:table-cell>
          <table:table-cell/>
          <table:table-cell office:value-type="string" calcext:value-type="string">
            <text:p>d( 69) = -3.1977626976148767e-06</text:p>
          </table:table-cell>
          <table:table-cell table:formula="of:=RIGHT([.K71]; LEN([.K71])-9)" office:value-type="string" office:string-value="-3.1977626976148767e-06" calcext:value-type="string">
            <text:p>-3.1977626976148767e-06</text:p>
          </table:table-cell>
          <table:table-cell office:value-type="float" office:value="-0.00000319776269761488" calcext:value-type="float">
            <text:p>-3.20E-06</text:p>
          </table:table-cell>
          <table:table-cell table:formula="of:=ABS([.L71]-[.M71])" office:value-type="float" office:value="0" calcext:value-type="float">
            <text:p>0</text:p>
          </table:table-cell>
          <table:table-cell/>
          <table:table-cell office:value-type="string" calcext:value-type="string">
            <text:p>d( 69) = -4.2053841973238611e-06</text:p>
          </table:table-cell>
          <table:table-cell table:formula="of:=RIGHT([.P71]; LEN([.P71])-9)" office:value-type="string" office:string-value="-4.2053841973238611e-06" calcext:value-type="string">
            <text:p>-4.2053841973238611e-06</text:p>
          </table:table-cell>
          <table:table-cell office:value-type="float" office:value="-0.00000420538419732386" calcext:value-type="float">
            <text:p>-4.21E-06</text:p>
          </table:table-cell>
          <table:table-cell table:formula="of:=ABS([.Q71]-[.R7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0) = -1.9303957193528951e-07</text:p>
          </table:table-cell>
          <table:table-cell table:formula="of:=RIGHT([.A72]; LEN([.A72])-9)" office:value-type="string" office:string-value="-1.9303957193528951e-07" calcext:value-type="string">
            <text:p>-1.9303957193528951e-07</text:p>
          </table:table-cell>
          <table:table-cell office:value-type="float" office:value="-0.00000019303957193529" calcext:value-type="float">
            <text:p>-1.93E-07</text:p>
          </table:table-cell>
          <table:table-cell table:formula="of:=ABS([.B72]-[.C72])" office:value-type="float" office:value="0" calcext:value-type="float">
            <text:p>0</text:p>
          </table:table-cell>
          <table:table-cell/>
          <table:table-cell office:value-type="string" calcext:value-type="string">
            <text:p>d( 70) = -1.4900475902653246e-06</text:p>
          </table:table-cell>
          <table:table-cell table:formula="of:=RIGHT([.F72]; LEN([.F72])-9)" office:value-type="string" office:string-value="-1.4900475902653246e-06" calcext:value-type="string">
            <text:p>-1.4900475902653246e-06</text:p>
          </table:table-cell>
          <table:table-cell office:value-type="float" office:value="-0.00000149004759026532" calcext:value-type="float">
            <text:p>-1.49E-06</text:p>
          </table:table-cell>
          <table:table-cell table:formula="of:=ABS([.G72]-[.H72])" office:value-type="float" office:value="0" calcext:value-type="float">
            <text:p>0</text:p>
          </table:table-cell>
          <table:table-cell/>
          <table:table-cell office:value-type="string" calcext:value-type="string">
            <text:p>d( 70) = -6.0413513091009322e-06</text:p>
          </table:table-cell>
          <table:table-cell table:formula="of:=RIGHT([.K72]; LEN([.K72])-9)" office:value-type="string" office:string-value="-6.0413513091009322e-06" calcext:value-type="string">
            <text:p>-6.0413513091009322e-06</text:p>
          </table:table-cell>
          <table:table-cell office:value-type="float" office:value="-0.00000604135130910093" calcext:value-type="float">
            <text:p>-6.04E-06</text:p>
          </table:table-cell>
          <table:table-cell table:formula="of:=ABS([.L72]-[.M72])" office:value-type="float" office:value="0" calcext:value-type="float">
            <text:p>0</text:p>
          </table:table-cell>
          <table:table-cell/>
          <table:table-cell office:value-type="string" calcext:value-type="string">
            <text:p>d( 70) = -7.4084423965902008e-06</text:p>
          </table:table-cell>
          <table:table-cell table:formula="of:=RIGHT([.P72]; LEN([.P72])-9)" office:value-type="string" office:string-value="-7.4084423965902008e-06" calcext:value-type="string">
            <text:p>-7.4084423965902008e-06</text:p>
          </table:table-cell>
          <table:table-cell office:value-type="float" office:value="-0.0000074084423965902" calcext:value-type="float">
            <text:p>-7.41E-06</text:p>
          </table:table-cell>
          <table:table-cell table:formula="of:=ABS([.Q72]-[.R7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1) = -2.0514388151831138e-14</text:p>
          </table:table-cell>
          <table:table-cell table:formula="of:=RIGHT([.A73]; LEN([.A73])-9)" office:value-type="string" office:string-value="-2.0514388151831138e-14" calcext:value-type="string">
            <text:p>-2.0514388151831138e-14</text:p>
          </table:table-cell>
          <table:table-cell office:value-type="float" office:value="-0.0000000000000205143881518311" calcext:value-type="float">
            <text:p>-2.05E-14</text:p>
          </table:table-cell>
          <table:table-cell table:formula="of:=ABS([.B73]-[.C73])" office:value-type="float" office:value="0" calcext:value-type="float">
            <text:p>0</text:p>
          </table:table-cell>
          <table:table-cell/>
          <table:table-cell office:value-type="string" calcext:value-type="string">
            <text:p>d( 71) = -2.5819247290515253e-12</text:p>
          </table:table-cell>
          <table:table-cell table:formula="of:=RIGHT([.F73]; LEN([.F73])-9)" office:value-type="string" office:string-value="-2.5819247290515253e-12" calcext:value-type="string">
            <text:p>-2.5819247290515253e-12</text:p>
          </table:table-cell>
          <table:table-cell office:value-type="float" office:value="-0.00000000000258192472905153" calcext:value-type="float">
            <text:p>-2.58E-12</text:p>
          </table:table-cell>
          <table:table-cell table:formula="of:=ABS([.G73]-[.H73])" office:value-type="float" office:value="0" calcext:value-type="float">
            <text:p>0</text:p>
          </table:table-cell>
          <table:table-cell/>
          <table:table-cell office:value-type="string" calcext:value-type="string">
            <text:p>d( 71) = -7.8468590449094231e-11</text:p>
          </table:table-cell>
          <table:table-cell table:formula="of:=RIGHT([.K73]; LEN([.K73])-9)" office:value-type="string" office:string-value="-7.8468590449094231e-11" calcext:value-type="string">
            <text:p>-7.8468590449094231e-11</text:p>
          </table:table-cell>
          <table:table-cell office:value-type="float" office:value="-0.0000000000784685904490942" calcext:value-type="float">
            <text:p>-7.85E-11</text:p>
          </table:table-cell>
          <table:table-cell table:formula="of:=ABS([.L73]-[.M73])" office:value-type="float" office:value="0" calcext:value-type="float">
            <text:p>0</text:p>
          </table:table-cell>
          <table:table-cell/>
          <table:table-cell office:value-type="string" calcext:value-type="string">
            <text:p>d( 71) = -1.3047194001269417e-10</text:p>
          </table:table-cell>
          <table:table-cell table:formula="of:=RIGHT([.P73]; LEN([.P73])-9)" office:value-type="string" office:string-value="-1.3047194001269417e-10" calcext:value-type="string">
            <text:p>-1.3047194001269417e-10</text:p>
          </table:table-cell>
          <table:table-cell office:value-type="float" office:value="-0.000000000130471940012694" calcext:value-type="float">
            <text:p>-1.30E-10</text:p>
          </table:table-cell>
          <table:table-cell table:formula="of:=ABS([.Q73]-[.R7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2) = -2.0514388151831138e-13</text:p>
          </table:table-cell>
          <table:table-cell table:formula="of:=RIGHT([.A74]; LEN([.A74])-9)" office:value-type="string" office:string-value="-2.0514388151831138e-13" calcext:value-type="string">
            <text:p>-2.0514388151831138e-13</text:p>
          </table:table-cell>
          <table:table-cell office:value-type="float" office:value="-0.000000000000205143881518311" calcext:value-type="float">
            <text:p>-2.05E-13</text:p>
          </table:table-cell>
          <table:table-cell table:formula="of:=ABS([.B74]-[.C74])" office:value-type="float" office:value="0" calcext:value-type="float">
            <text:p>0</text:p>
          </table:table-cell>
          <table:table-cell/>
          <table:table-cell office:value-type="string" calcext:value-type="string">
            <text:p>d( 72) = -2.2297909988909390e-11</text:p>
          </table:table-cell>
          <table:table-cell table:formula="of:=RIGHT([.F74]; LEN([.F74])-9)" office:value-type="string" office:string-value="-2.2297909988909390e-11" calcext:value-type="string">
            <text:p>-2.2297909988909390e-11</text:p>
          </table:table-cell>
          <table:table-cell office:value-type="float" office:value="-0.0000000000222979099889094" calcext:value-type="float">
            <text:p>-2.23E-11</text:p>
          </table:table-cell>
          <table:table-cell table:formula="of:=ABS([.G74]-[.H74])" office:value-type="float" office:value="0" calcext:value-type="float">
            <text:p>0</text:p>
          </table:table-cell>
          <table:table-cell/>
          <table:table-cell office:value-type="string" calcext:value-type="string">
            <text:p>d( 72) = -5.8761245111384456e-10</text:p>
          </table:table-cell>
          <table:table-cell table:formula="of:=RIGHT([.K74]; LEN([.K74])-9)" office:value-type="string" office:string-value="-5.8761245111384456e-10" calcext:value-type="string">
            <text:p>-5.8761245111384456e-10</text:p>
          </table:table-cell>
          <table:table-cell office:value-type="float" office:value="-0.000000000587612451113845" calcext:value-type="float">
            <text:p>-5.88E-10</text:p>
          </table:table-cell>
          <table:table-cell table:formula="of:=ABS([.L74]-[.M74])" office:value-type="float" office:value="0" calcext:value-type="float">
            <text:p>0</text:p>
          </table:table-cell>
          <table:table-cell/>
          <table:table-cell office:value-type="string" calcext:value-type="string">
            <text:p>d( 72) = -9.7793790151608722e-10</text:p>
          </table:table-cell>
          <table:table-cell table:formula="of:=RIGHT([.P74]; LEN([.P74])-9)" office:value-type="string" office:string-value="-9.7793790151608722e-10" calcext:value-type="string">
            <text:p>-9.7793790151608722e-10</text:p>
          </table:table-cell>
          <table:table-cell office:value-type="float" office:value="-0.000000000977937901516087" calcext:value-type="float">
            <text:p>-9.78E-10</text:p>
          </table:table-cell>
          <table:table-cell table:formula="of:=ABS([.Q74]-[.R7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3) = -2.0309244270312827e-12</text:p>
          </table:table-cell>
          <table:table-cell table:formula="of:=RIGHT([.A75]; LEN([.A75])-9)" office:value-type="string" office:string-value="-2.0309244270312827e-12" calcext:value-type="string">
            <text:p>-2.0309244270312827e-12</text:p>
          </table:table-cell>
          <table:table-cell office:value-type="float" office:value="-0.00000000000203092442703128" calcext:value-type="float">
            <text:p>-2.03E-12</text:p>
          </table:table-cell>
          <table:table-cell table:formula="of:=ABS([.B75]-[.C75])" office:value-type="float" office:value="0" calcext:value-type="float">
            <text:p>0</text:p>
          </table:table-cell>
          <table:table-cell/>
          <table:table-cell office:value-type="string" calcext:value-type="string">
            <text:p>d( 73) = -1.8024775572099505e-10</text:p>
          </table:table-cell>
          <table:table-cell table:formula="of:=RIGHT([.F75]; LEN([.F75])-9)" office:value-type="string" office:string-value="-1.8024775572099505e-10" calcext:value-type="string">
            <text:p>-1.8024775572099505e-10</text:p>
          </table:table-cell>
          <table:table-cell office:value-type="float" office:value="-0.000000000180247755720995" calcext:value-type="float">
            <text:p>-1.80E-10</text:p>
          </table:table-cell>
          <table:table-cell table:formula="of:=ABS([.G75]-[.H75])" office:value-type="float" office:value="0" calcext:value-type="float">
            <text:p>0</text:p>
          </table:table-cell>
          <table:table-cell/>
          <table:table-cell office:value-type="string" calcext:value-type="string">
            <text:p>d( 73) = -3.8811242326400011e-09</text:p>
          </table:table-cell>
          <table:table-cell table:formula="of:=RIGHT([.K75]; LEN([.K75])-9)" office:value-type="string" office:string-value="-3.8811242326400011e-09" calcext:value-type="string">
            <text:p>-3.8811242326400011e-09</text:p>
          </table:table-cell>
          <table:table-cell office:value-type="float" office:value="-0.00000000388112423264" calcext:value-type="float">
            <text:p>-3.88E-09</text:p>
          </table:table-cell>
          <table:table-cell table:formula="of:=ABS([.L75]-[.M75])" office:value-type="float" office:value="0" calcext:value-type="float">
            <text:p>0</text:p>
          </table:table-cell>
          <table:table-cell/>
          <table:table-cell office:value-type="string" calcext:value-type="string">
            <text:p>d( 73) = -6.2543484119089279e-09</text:p>
          </table:table-cell>
          <table:table-cell table:formula="of:=RIGHT([.P75]; LEN([.P75])-9)" office:value-type="string" office:string-value="-6.2543484119089279e-09" calcext:value-type="string">
            <text:p>-6.2543484119089279e-09</text:p>
          </table:table-cell>
          <table:table-cell office:value-type="float" office:value="-0.00000000625434841190893" calcext:value-type="float">
            <text:p>-6.25E-09</text:p>
          </table:table-cell>
          <table:table-cell table:formula="of:=ABS([.Q75]-[.R7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4) = -2.0104100388794516e-11</text:p>
          </table:table-cell>
          <table:table-cell table:formula="of:=RIGHT([.A76]; LEN([.A76])-9)" office:value-type="string" office:string-value="-2.0104100388794516e-11" calcext:value-type="string">
            <text:p>-2.0104100388794516e-11</text:p>
          </table:table-cell>
          <table:table-cell office:value-type="float" office:value="-0.0000000000201041003887945" calcext:value-type="float">
            <text:p>-2.01E-11</text:p>
          </table:table-cell>
          <table:table-cell table:formula="of:=ABS([.B76]-[.C76])" office:value-type="float" office:value="0" calcext:value-type="float">
            <text:p>0</text:p>
          </table:table-cell>
          <table:table-cell/>
          <table:table-cell office:value-type="string" calcext:value-type="string">
            <text:p>d( 74) = -1.3822067901321740e-09</text:p>
          </table:table-cell>
          <table:table-cell table:formula="of:=RIGHT([.F76]; LEN([.F76])-9)" office:value-type="string" office:string-value="-1.3822067901321740e-09" calcext:value-type="string">
            <text:p>-1.3822067901321740e-09</text:p>
          </table:table-cell>
          <table:table-cell office:value-type="float" office:value="-0.00000000138220679013217" calcext:value-type="float">
            <text:p>-1.38E-09</text:p>
          </table:table-cell>
          <table:table-cell table:formula="of:=ABS([.G76]-[.H76])" office:value-type="float" office:value="0" calcext:value-type="float">
            <text:p>0</text:p>
          </table:table-cell>
          <table:table-cell/>
          <table:table-cell office:value-type="string" calcext:value-type="string">
            <text:p>d( 74) = -2.3110176867659400e-08</text:p>
          </table:table-cell>
          <table:table-cell table:formula="of:=RIGHT([.K76]; LEN([.K76])-9)" office:value-type="string" office:string-value="-2.3110176867659400e-08" calcext:value-type="string">
            <text:p>-2.3110176867659400e-08</text:p>
          </table:table-cell>
          <table:table-cell office:value-type="float" office:value="-0.0000000231101768676594" calcext:value-type="float">
            <text:p>-2.31E-08</text:p>
          </table:table-cell>
          <table:table-cell table:formula="of:=ABS([.L76]-[.M76])" office:value-type="float" office:value="0" calcext:value-type="float">
            <text:p>0</text:p>
          </table:table-cell>
          <table:table-cell/>
          <table:table-cell office:value-type="string" calcext:value-type="string">
            <text:p>d( 74) = -3.5565057711493299e-08</text:p>
          </table:table-cell>
          <table:table-cell table:formula="of:=RIGHT([.P76]; LEN([.P76])-9)" office:value-type="string" office:string-value="-3.5565057711493299e-08" calcext:value-type="string">
            <text:p>-3.5565057711493299e-08</text:p>
          </table:table-cell>
          <table:table-cell office:value-type="float" office:value="-0.0000000355650577114933" calcext:value-type="float">
            <text:p>-3.56E-08</text:p>
          </table:table-cell>
          <table:table-cell table:formula="of:=ABS([.Q76]-[.R7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5) = -1.9901007946091387e-10</text:p>
          </table:table-cell>
          <table:table-cell table:formula="of:=RIGHT([.A77]; LEN([.A77])-9)" office:value-type="string" office:string-value="-1.9901007946091387e-10" calcext:value-type="string">
            <text:p>-1.9901007946091387e-10</text:p>
          </table:table-cell>
          <table:table-cell office:value-type="float" office:value="-0.000000000199010079460914" calcext:value-type="float">
            <text:p>-1.99E-10</text:p>
          </table:table-cell>
          <table:table-cell table:formula="of:=ABS([.B77]-[.C77])" office:value-type="float" office:value="0" calcext:value-type="float">
            <text:p>0</text:p>
          </table:table-cell>
          <table:table-cell/>
          <table:table-cell office:value-type="string" calcext:value-type="string">
            <text:p>d( 75) = -9.7022409941511189e-09</text:p>
          </table:table-cell>
          <table:table-cell table:formula="of:=RIGHT([.F77]; LEN([.F77])-9)" office:value-type="string" office:string-value="-9.7022409941511189e-09" calcext:value-type="string">
            <text:p>-9.7022409941511189e-09</text:p>
          </table:table-cell>
          <table:table-cell office:value-type="float" office:value="-0.00000000970224099415112" calcext:value-type="float">
            <text:p>-9.70E-09</text:p>
          </table:table-cell>
          <table:table-cell table:formula="of:=ABS([.G77]-[.H77])" office:value-type="float" office:value="0" calcext:value-type="float">
            <text:p>0</text:p>
          </table:table-cell>
          <table:table-cell/>
          <table:table-cell office:value-type="string" calcext:value-type="string">
            <text:p>d( 75) = -1.1619468077081062e-07</text:p>
          </table:table-cell>
          <table:table-cell table:formula="of:=RIGHT([.K77]; LEN([.K77])-9)" office:value-type="string" office:string-value="-1.1619468077081062e-07" calcext:value-type="string">
            <text:p>-1.1619468077081062e-07</text:p>
          </table:table-cell>
          <table:table-cell office:value-type="float" office:value="-0.000000116194680770811" calcext:value-type="float">
            <text:p>-1.16E-07</text:p>
          </table:table-cell>
          <table:table-cell table:formula="of:=ABS([.L77]-[.M77])" office:value-type="float" office:value="0" calcext:value-type="float">
            <text:p>0</text:p>
          </table:table-cell>
          <table:table-cell/>
          <table:table-cell office:value-type="string" calcext:value-type="string">
            <text:p>d( 75) = -1.6750765300400120e-07</text:p>
          </table:table-cell>
          <table:table-cell table:formula="of:=RIGHT([.P77]; LEN([.P77])-9)" office:value-type="string" office:string-value="-1.6750765300400120e-07" calcext:value-type="string">
            <text:p>-1.6750765300400120e-07</text:p>
          </table:table-cell>
          <table:table-cell office:value-type="float" office:value="-0.000000167507653004001" calcext:value-type="float">
            <text:p>-1.68E-07</text:p>
          </table:table-cell>
          <table:table-cell table:formula="of:=ABS([.Q77]-[.R7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6) = -1.9699966942203441e-09</text:p>
          </table:table-cell>
          <table:table-cell table:formula="of:=RIGHT([.A78]; LEN([.A78])-9)" office:value-type="string" office:string-value="-1.9699966942203441e-09" calcext:value-type="string">
            <text:p>-1.9699966942203441e-09</text:p>
          </table:table-cell>
          <table:table-cell office:value-type="float" office:value="-0.00000000196999669422034" calcext:value-type="float">
            <text:p>-1.97E-09</text:p>
          </table:table-cell>
          <table:table-cell table:formula="of:=ABS([.B78]-[.C78])" office:value-type="float" office:value="0" calcext:value-type="float">
            <text:p>0</text:p>
          </table:table-cell>
          <table:table-cell/>
          <table:table-cell office:value-type="string" calcext:value-type="string">
            <text:p>d( 76) = -5.6642384493971604e-08</text:p>
          </table:table-cell>
          <table:table-cell table:formula="of:=RIGHT([.F78]; LEN([.F78])-9)" office:value-type="string" office:string-value="-5.6642384493971604e-08" calcext:value-type="string">
            <text:p>-5.6642384493971604e-08</text:p>
          </table:table-cell>
          <table:table-cell office:value-type="float" office:value="-0.0000000566423844939716" calcext:value-type="float">
            <text:p>-5.66E-08</text:p>
          </table:table-cell>
          <table:table-cell table:formula="of:=ABS([.G78]-[.H78])" office:value-type="float" office:value="0" calcext:value-type="float">
            <text:p>0</text:p>
          </table:table-cell>
          <table:table-cell/>
          <table:table-cell office:value-type="string" calcext:value-type="string">
            <text:p>d( 76) = -4.2175600384789945e-07</text:p>
          </table:table-cell>
          <table:table-cell table:formula="of:=RIGHT([.K78]; LEN([.K78])-9)" office:value-type="string" office:string-value="-4.2175600384789945e-07" calcext:value-type="string">
            <text:p>-4.2175600384789945e-07</text:p>
          </table:table-cell>
          <table:table-cell office:value-type="float" office:value="-0.000000421756003847899" calcext:value-type="float">
            <text:p>-4.22E-07</text:p>
          </table:table-cell>
          <table:table-cell table:formula="of:=ABS([.L78]-[.M78])" office:value-type="float" office:value="0" calcext:value-type="float">
            <text:p>0</text:p>
          </table:table-cell>
          <table:table-cell/>
          <table:table-cell office:value-type="string" calcext:value-type="string">
            <text:p>d( 76) = -5.6275838739884872e-07</text:p>
          </table:table-cell>
          <table:table-cell table:formula="of:=RIGHT([.P78]; LEN([.P78])-9)" office:value-type="string" office:string-value="-5.6275838739884872e-07" calcext:value-type="string">
            <text:p>-5.6275838739884872e-07</text:p>
          </table:table-cell>
          <table:table-cell office:value-type="float" office:value="-0.000000562758387398849" calcext:value-type="float">
            <text:p>-5.63E-07</text:p>
          </table:table-cell>
          <table:table-cell table:formula="of:=ABS([.Q78]-[.R7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7) = -1.9500956862742526e-08</text:p>
          </table:table-cell>
          <table:table-cell table:formula="of:=RIGHT([.A79]; LEN([.A79])-9)" office:value-type="string" office:string-value="-1.9500956862742526e-08" calcext:value-type="string">
            <text:p>-1.9500956862742526e-08</text:p>
          </table:table-cell>
          <table:table-cell office:value-type="float" office:value="-0.0000000195009568627425" calcext:value-type="float">
            <text:p>-1.95E-08</text:p>
          </table:table-cell>
          <table:table-cell table:formula="of:=ABS([.B79]-[.C79])" office:value-type="float" office:value="0" calcext:value-type="float">
            <text:p>0</text:p>
          </table:table-cell>
          <table:table-cell/>
          <table:table-cell office:value-type="string" calcext:value-type="string">
            <text:p>d( 77) = -1.7068299652294041e-07</text:p>
          </table:table-cell>
          <table:table-cell table:formula="of:=RIGHT([.F79]; LEN([.F79])-9)" office:value-type="string" office:string-value="-1.7068299652294041e-07" calcext:value-type="string">
            <text:p>-1.7068299652294041e-07</text:p>
          </table:table-cell>
          <table:table-cell office:value-type="float" office:value="-0.00000017068299652294" calcext:value-type="float">
            <text:p>-1.71E-07</text:p>
          </table:table-cell>
          <table:table-cell table:formula="of:=ABS([.G79]-[.H79])" office:value-type="float" office:value="0" calcext:value-type="float">
            <text:p>0</text:p>
          </table:table-cell>
          <table:table-cell/>
          <table:table-cell office:value-type="string" calcext:value-type="string">
            <text:p>d( 77) = -7.8404858405337725e-07</text:p>
          </table:table-cell>
          <table:table-cell table:formula="of:=RIGHT([.K79]; LEN([.K79])-9)" office:value-type="string" office:string-value="-7.8404858405337725e-07" calcext:value-type="string">
            <text:p>-7.8404858405337725e-07</text:p>
          </table:table-cell>
          <table:table-cell office:value-type="float" office:value="-0.000000784048584053377" calcext:value-type="float">
            <text:p>-7.84E-07</text:p>
          </table:table-cell>
          <table:table-cell table:formula="of:=ABS([.L79]-[.M79])" office:value-type="float" office:value="0" calcext:value-type="float">
            <text:p>0</text:p>
          </table:table-cell>
          <table:table-cell/>
          <table:table-cell office:value-type="string" calcext:value-type="string">
            <text:p>d( 77) = -9.7535365435718938e-07</text:p>
          </table:table-cell>
          <table:table-cell table:formula="of:=RIGHT([.P79]; LEN([.P79])-9)" office:value-type="string" office:string-value="-9.7535365435718938e-07" calcext:value-type="string">
            <text:p>-9.7535365435718938e-07</text:p>
          </table:table-cell>
          <table:table-cell office:value-type="float" office:value="-0.000000975353654357189" calcext:value-type="float">
            <text:p>-9.75E-07</text:p>
          </table:table-cell>
          <table:table-cell table:formula="of:=ABS([.Q79]-[.R7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8) = -2.0723740421419296e-15</text:p>
          </table:table-cell>
          <table:table-cell table:formula="of:=RIGHT([.A80]; LEN([.A80])-9)" office:value-type="string" office:string-value="-2.0723740421419296e-15" calcext:value-type="string">
            <text:p>-2.0723740421419296e-15</text:p>
          </table:table-cell>
          <table:table-cell office:value-type="float" office:value="-2.07237404214193E-015" calcext:value-type="float">
            <text:p>-2.07E-15</text:p>
          </table:table-cell>
          <table:table-cell table:formula="of:=ABS([.B80]-[.C80])" office:value-type="float" office:value="0" calcext:value-type="float">
            <text:p>0</text:p>
          </table:table-cell>
          <table:table-cell/>
          <table:table-cell office:value-type="string" calcext:value-type="string">
            <text:p>d( 78) = -2.9601354959224287e-13</text:p>
          </table:table-cell>
          <table:table-cell table:formula="of:=RIGHT([.F80]; LEN([.F80])-9)" office:value-type="string" office:string-value="-2.9601354959224287e-13" calcext:value-type="string">
            <text:p>-2.9601354959224287e-13</text:p>
          </table:table-cell>
          <table:table-cell office:value-type="float" office:value="-0.000000000000296013549592243" calcext:value-type="float">
            <text:p>-2.96E-13</text:p>
          </table:table-cell>
          <table:table-cell table:formula="of:=ABS([.G80]-[.H80])" office:value-type="float" office:value="0" calcext:value-type="float">
            <text:p>0</text:p>
          </table:table-cell>
          <table:table-cell/>
          <table:table-cell office:value-type="string" calcext:value-type="string">
            <text:p>d( 78) = -1.0252329662270392e-11</text:p>
          </table:table-cell>
          <table:table-cell table:formula="of:=RIGHT([.K80]; LEN([.K80])-9)" office:value-type="string" office:string-value="-1.0252329662270392e-11" calcext:value-type="string">
            <text:p>-1.0252329662270392e-11</text:p>
          </table:table-cell>
          <table:table-cell office:value-type="float" office:value="-0.0000000000102523296622704" calcext:value-type="float">
            <text:p>-1.03E-11</text:p>
          </table:table-cell>
          <table:table-cell table:formula="of:=ABS([.L80]-[.M80])" office:value-type="float" office:value="0" calcext:value-type="float">
            <text:p>0</text:p>
          </table:table-cell>
          <table:table-cell/>
          <table:table-cell office:value-type="string" calcext:value-type="string">
            <text:p>d( 78) = -1.7740799378446230e-11</text:p>
          </table:table-cell>
          <table:table-cell table:formula="of:=RIGHT([.P80]; LEN([.P80])-9)" office:value-type="string" office:string-value="-1.7740799378446230e-11" calcext:value-type="string">
            <text:p>-1.7740799378446230e-11</text:p>
          </table:table-cell>
          <table:table-cell office:value-type="float" office:value="-0.0000000000177407993784462" calcext:value-type="float">
            <text:p>-1.77E-11</text:p>
          </table:table-cell>
          <table:table-cell table:formula="of:=ABS([.Q80]-[.R8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9) = -2.0723740421419297e-14</text:p>
          </table:table-cell>
          <table:table-cell table:formula="of:=RIGHT([.A81]; LEN([.A81])-9)" office:value-type="string" office:string-value="-2.0723740421419297e-14" calcext:value-type="string">
            <text:p>-2.0723740421419297e-14</text:p>
          </table:table-cell>
          <table:table-cell office:value-type="float" office:value="-0.0000000000000207237404214193" calcext:value-type="float">
            <text:p>-2.07E-14</text:p>
          </table:table-cell>
          <table:table-cell table:formula="of:=ABS([.B81]-[.C81])" office:value-type="float" office:value="0" calcext:value-type="float">
            <text:p>0</text:p>
          </table:table-cell>
          <table:table-cell/>
          <table:table-cell office:value-type="string" calcext:value-type="string">
            <text:p>d( 79) = -2.5502614288989115e-12</text:p>
          </table:table-cell>
          <table:table-cell table:formula="of:=RIGHT([.F81]; LEN([.F81])-9)" office:value-type="string" office:string-value="-2.5502614288989115e-12" calcext:value-type="string">
            <text:p>-2.5502614288989115e-12</text:p>
          </table:table-cell>
          <table:table-cell office:value-type="float" office:value="-0.00000000000255026142889891" calcext:value-type="float">
            <text:p>-2.55E-12</text:p>
          </table:table-cell>
          <table:table-cell table:formula="of:=ABS([.G81]-[.H81])" office:value-type="float" office:value="0" calcext:value-type="float">
            <text:p>0</text:p>
          </table:table-cell>
          <table:table-cell/>
          <table:table-cell office:value-type="string" calcext:value-type="string">
            <text:p>d( 79) = -7.6050212140542643e-11</text:p>
          </table:table-cell>
          <table:table-cell table:formula="of:=RIGHT([.K81]; LEN([.K81])-9)" office:value-type="string" office:string-value="-7.6050212140542643e-11" calcext:value-type="string">
            <text:p>-7.6050212140542643e-11</text:p>
          </table:table-cell>
          <table:table-cell office:value-type="float" office:value="-0.0000000000760502121405427" calcext:value-type="float">
            <text:p>-7.61E-11</text:p>
          </table:table-cell>
          <table:table-cell table:formula="of:=ABS([.L81]-[.M81])" office:value-type="float" office:value="0" calcext:value-type="float">
            <text:p>0</text:p>
          </table:table-cell>
          <table:table-cell/>
          <table:table-cell office:value-type="string" calcext:value-type="string">
            <text:p>d( 79) = -1.2834942616676749e-10</text:p>
          </table:table-cell>
          <table:table-cell table:formula="of:=RIGHT([.P81]; LEN([.P81])-9)" office:value-type="string" office:string-value="-1.2834942616676749e-10" calcext:value-type="string">
            <text:p>-1.2834942616676749e-10</text:p>
          </table:table-cell>
          <table:table-cell office:value-type="float" office:value="-0.000000000128349426166767" calcext:value-type="float">
            <text:p>-1.28E-10</text:p>
          </table:table-cell>
          <table:table-cell table:formula="of:=ABS([.Q81]-[.R81])" office:value-type="float" office:value="4.9113848870336E-025" calcext:value-type="float">
            <text:p>4.9113848870336E-25</text:p>
          </table:table-cell>
        </table:table-row>
        <table:table-row table:style-name="ro2">
          <table:table-cell office:value-type="string" calcext:value-type="string">
            <text:p>d( 80) = -2.0516503017205107e-13</text:p>
          </table:table-cell>
          <table:table-cell table:formula="of:=RIGHT([.A82]; LEN([.A82])-9)" office:value-type="string" office:string-value="-2.0516503017205107e-13" calcext:value-type="string">
            <text:p>-2.0516503017205107e-13</text:p>
          </table:table-cell>
          <table:table-cell office:value-type="float" office:value="-0.000000000000205165030172051" calcext:value-type="float">
            <text:p>-2.05E-13</text:p>
          </table:table-cell>
          <table:table-cell table:formula="of:=ABS([.B82]-[.C82])" office:value-type="float" office:value="0" calcext:value-type="float">
            <text:p>0</text:p>
          </table:table-cell>
          <table:table-cell/>
          <table:table-cell office:value-type="string" calcext:value-type="string">
            <text:p>d( 80) = -2.0609218120783819e-11</text:p>
          </table:table-cell>
          <table:table-cell table:formula="of:=RIGHT([.F82]; LEN([.F82])-9)" office:value-type="string" office:string-value="-2.0609218120783819e-11" calcext:value-type="string">
            <text:p>-2.0609218120783819e-11</text:p>
          </table:table-cell>
          <table:table-cell office:value-type="float" office:value="-0.0000000000206092181207838" calcext:value-type="float">
            <text:p>-2.06E-11</text:p>
          </table:table-cell>
          <table:table-cell table:formula="of:=ABS([.G82]-[.H82])" office:value-type="float" office:value="0" calcext:value-type="float">
            <text:p>0</text:p>
          </table:table-cell>
          <table:table-cell/>
          <table:table-cell office:value-type="string" calcext:value-type="string">
            <text:p>d( 80) = -5.0166620808029563e-10</text:p>
          </table:table-cell>
          <table:table-cell table:formula="of:=RIGHT([.K82]; LEN([.K82])-9)" office:value-type="string" office:string-value="-5.0166620808029563e-10" calcext:value-type="string">
            <text:p>-5.0166620808029563e-10</text:p>
          </table:table-cell>
          <table:table-cell office:value-type="float" office:value="-0.000000000501666208080296" calcext:value-type="float">
            <text:p>-5.02E-10</text:p>
          </table:table-cell>
          <table:table-cell table:formula="of:=ABS([.L82]-[.M82])" office:value-type="float" office:value="0" calcext:value-type="float">
            <text:p>0</text:p>
          </table:table-cell>
          <table:table-cell/>
          <table:table-cell office:value-type="string" calcext:value-type="string">
            <text:p>d( 80) = -8.1923912610911208e-10</text:p>
          </table:table-cell>
          <table:table-cell table:formula="of:=RIGHT([.P82]; LEN([.P82])-9)" office:value-type="string" office:string-value="-8.1923912610911208e-10" calcext:value-type="string">
            <text:p>-8.1923912610911208e-10</text:p>
          </table:table-cell>
          <table:table-cell office:value-type="float" office:value="-0.000000000819239126109112" calcext:value-type="float">
            <text:p>-8.19E-10</text:p>
          </table:table-cell>
          <table:table-cell table:formula="of:=ABS([.Q82]-[.R8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1) = -2.0309265612990914e-12</text:p>
          </table:table-cell>
          <table:table-cell table:formula="of:=RIGHT([.A83]; LEN([.A83])-9)" office:value-type="string" office:string-value="-2.0309265612990914e-12" calcext:value-type="string">
            <text:p>-2.0309265612990914e-12</text:p>
          </table:table-cell>
          <table:table-cell office:value-type="float" office:value="-0.00000000000203092656129909" calcext:value-type="float">
            <text:p>-2.03E-12</text:p>
          </table:table-cell>
          <table:table-cell table:formula="of:=ABS([.B83]-[.C83])" office:value-type="float" office:value="0" calcext:value-type="float">
            <text:p>0</text:p>
          </table:table-cell>
          <table:table-cell/>
          <table:table-cell office:value-type="string" calcext:value-type="string">
            <text:p>d( 81) = -1.5797796765983223e-10</text:p>
          </table:table-cell>
          <table:table-cell table:formula="of:=RIGHT([.F83]; LEN([.F83])-9)" office:value-type="string" office:string-value="-1.5797796765983223e-10" calcext:value-type="string">
            <text:p>-1.5797796765983223e-10</text:p>
          </table:table-cell>
          <table:table-cell office:value-type="float" office:value="-0.000000000157977967659832" calcext:value-type="float">
            <text:p>-1.58E-10</text:p>
          </table:table-cell>
          <table:table-cell table:formula="of:=ABS([.G83]-[.H83])" office:value-type="float" office:value="0" calcext:value-type="float">
            <text:p>0</text:p>
          </table:table-cell>
          <table:table-cell/>
          <table:table-cell office:value-type="string" calcext:value-type="string">
            <text:p>d( 81) = -2.9822643186695327e-09</text:p>
          </table:table-cell>
          <table:table-cell table:formula="of:=RIGHT([.K83]; LEN([.K83])-9)" office:value-type="string" office:string-value="-2.9822643186695327e-09" calcext:value-type="string">
            <text:p>-2.9822643186695327e-09</text:p>
          </table:table-cell>
          <table:table-cell office:value-type="float" office:value="-0.00000000298226431866953" calcext:value-type="float">
            <text:p>-2.98E-09</text:p>
          </table:table-cell>
          <table:table-cell table:formula="of:=ABS([.L83]-[.M83])" office:value-type="float" office:value="0" calcext:value-type="float">
            <text:p>0</text:p>
          </table:table-cell>
          <table:table-cell/>
          <table:table-cell office:value-type="string" calcext:value-type="string">
            <text:p>d( 81) = -4.6488747578717441e-09</text:p>
          </table:table-cell>
          <table:table-cell table:formula="of:=RIGHT([.P83]; LEN([.P83])-9)" office:value-type="string" office:string-value="-4.6488747578717441e-09" calcext:value-type="string">
            <text:p>-4.6488747578717441e-09</text:p>
          </table:table-cell>
          <table:table-cell office:value-type="float" office:value="-0.00000000464887475787175" calcext:value-type="float">
            <text:p>-4.65E-09</text:p>
          </table:table-cell>
          <table:table-cell table:formula="of:=ABS([.Q83]-[.R8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2) = -2.0104100582818863e-11</text:p>
          </table:table-cell>
          <table:table-cell table:formula="of:=RIGHT([.A84]; LEN([.A84])-9)" office:value-type="string" office:string-value="-2.0104100582818863e-11" calcext:value-type="string">
            <text:p>-2.0104100582818863e-11</text:p>
          </table:table-cell>
          <table:table-cell office:value-type="float" office:value="-0.0000000000201041005828189" calcext:value-type="float">
            <text:p>-2.01E-11</text:p>
          </table:table-cell>
          <table:table-cell table:formula="of:=ABS([.B84]-[.C84])" office:value-type="float" office:value="0" calcext:value-type="float">
            <text:p>0</text:p>
          </table:table-cell>
          <table:table-cell/>
          <table:table-cell office:value-type="string" calcext:value-type="string">
            <text:p>d( 82) = -1.1081283199050812e-09</text:p>
          </table:table-cell>
          <table:table-cell table:formula="of:=RIGHT([.F84]; LEN([.F84])-9)" office:value-type="string" office:string-value="-1.1081283199050812e-09" calcext:value-type="string">
            <text:p>-1.1081283199050812e-09</text:p>
          </table:table-cell>
          <table:table-cell office:value-type="float" office:value="-0.00000000110812831990508" calcext:value-type="float">
            <text:p>-1.11E-09</text:p>
          </table:table-cell>
          <table:table-cell table:formula="of:=ABS([.G84]-[.H84])" office:value-type="float" office:value="0" calcext:value-type="float">
            <text:p>0</text:p>
          </table:table-cell>
          <table:table-cell/>
          <table:table-cell office:value-type="string" calcext:value-type="string">
            <text:p>d( 82) = -1.4950429583078773e-08</text:p>
          </table:table-cell>
          <table:table-cell table:formula="of:=RIGHT([.K84]; LEN([.K84])-9)" office:value-type="string" office:string-value="-1.4950429583078773e-08" calcext:value-type="string">
            <text:p>-1.4950429583078773e-08</text:p>
          </table:table-cell>
          <table:table-cell office:value-type="float" office:value="-0.0000000149504295830788" calcext:value-type="float">
            <text:p>-1.50E-08</text:p>
          </table:table-cell>
          <table:table-cell table:formula="of:=ABS([.L84]-[.M84])" office:value-type="float" office:value="0" calcext:value-type="float">
            <text:p>0</text:p>
          </table:table-cell>
          <table:table-cell/>
          <table:table-cell office:value-type="string" calcext:value-type="string">
            <text:p>d( 82) = -2.1816709252675427e-08</text:p>
          </table:table-cell>
          <table:table-cell table:formula="of:=RIGHT([.P84]; LEN([.P84])-9)" office:value-type="string" office:string-value="-2.1816709252675427e-08" calcext:value-type="string">
            <text:p>-2.1816709252675427e-08</text:p>
          </table:table-cell>
          <table:table-cell office:value-type="float" office:value="-0.0000000218167092526754" calcext:value-type="float">
            <text:p>-2.18E-08</text:p>
          </table:table-cell>
          <table:table-cell table:formula="of:=ABS([.Q84]-[.R8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3) = -1.9901007926688953e-10</text:p>
          </table:table-cell>
          <table:table-cell table:formula="of:=RIGHT([.A85]; LEN([.A85])-9)" office:value-type="string" office:string-value="-1.9901007926688953e-10" calcext:value-type="string">
            <text:p>-1.9901007926688953e-10</text:p>
          </table:table-cell>
          <table:table-cell office:value-type="float" office:value="-0.00000000019901007926689" calcext:value-type="float">
            <text:p>-1.99E-10</text:p>
          </table:table-cell>
          <table:table-cell table:formula="of:=ABS([.B85]-[.C85])" office:value-type="float" office:value="0" calcext:value-type="float">
            <text:p>0</text:p>
          </table:table-cell>
          <table:table-cell/>
          <table:table-cell office:value-type="string" calcext:value-type="string">
            <text:p>d( 83) = -6.4584477977855129e-09</text:p>
          </table:table-cell>
          <table:table-cell table:formula="of:=RIGHT([.F85]; LEN([.F85])-9)" office:value-type="string" office:string-value="-6.4584477977855129e-09" calcext:value-type="string">
            <text:p>-6.4584477977855129e-09</text:p>
          </table:table-cell>
          <table:table-cell office:value-type="float" office:value="-0.00000000645844779778551" calcext:value-type="float">
            <text:p>-6.46E-09</text:p>
          </table:table-cell>
          <table:table-cell table:formula="of:=ABS([.G85]-[.H85])" office:value-type="float" office:value="0" calcext:value-type="float">
            <text:p>0</text:p>
          </table:table-cell>
          <table:table-cell/>
          <table:table-cell office:value-type="string" calcext:value-type="string">
            <text:p>d( 83) = -5.3917335111891712e-08</text:p>
          </table:table-cell>
          <table:table-cell table:formula="of:=RIGHT([.K85]; LEN([.K85])-9)" office:value-type="string" office:string-value="-5.3917335111891712e-08" calcext:value-type="string">
            <text:p>-5.3917335111891712e-08</text:p>
          </table:table-cell>
          <table:table-cell office:value-type="float" office:value="-0.0000000539173351118917" calcext:value-type="float">
            <text:p>-5.39E-08</text:p>
          </table:table-cell>
          <table:table-cell table:formula="of:=ABS([.L85]-[.M85])" office:value-type="float" office:value="0" calcext:value-type="float">
            <text:p>0</text:p>
          </table:table-cell>
          <table:table-cell/>
          <table:table-cell office:value-type="string" calcext:value-type="string">
            <text:p>d( 83) = -7.2785113494620693e-08</text:p>
          </table:table-cell>
          <table:table-cell table:formula="of:=RIGHT([.P85]; LEN([.P85])-9)" office:value-type="string" office:string-value="-7.2785113494620693e-08" calcext:value-type="string">
            <text:p>-7.2785113494620693e-08</text:p>
          </table:table-cell>
          <table:table-cell office:value-type="float" office:value="-0.0000000727851134946207" calcext:value-type="float">
            <text:p>-7.28E-08</text:p>
          </table:table-cell>
          <table:table-cell table:formula="of:=ABS([.Q85]-[.R8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4) = -1.9699966920860767e-09</text:p>
          </table:table-cell>
          <table:table-cell table:formula="of:=RIGHT([.A86]; LEN([.A86])-9)" office:value-type="string" office:string-value="-1.9699966920860767e-09" calcext:value-type="string">
            <text:p>-1.9699966920860767e-09</text:p>
          </table:table-cell>
          <table:table-cell office:value-type="float" office:value="-0.00000000196999669208608" calcext:value-type="float">
            <text:p>-1.97E-09</text:p>
          </table:table-cell>
          <table:table-cell table:formula="of:=ABS([.B86]-[.C86])" office:value-type="float" office:value="0" calcext:value-type="float">
            <text:p>0</text:p>
          </table:table-cell>
          <table:table-cell/>
          <table:table-cell office:value-type="string" calcext:value-type="string">
            <text:p>d( 84) = -1.9278817460467827e-08</text:p>
          </table:table-cell>
          <table:table-cell table:formula="of:=RIGHT([.F86]; LEN([.F86])-9)" office:value-type="string" office:string-value="-1.9278817460467827e-08" calcext:value-type="string">
            <text:p>-1.9278817460467827e-08</text:p>
          </table:table-cell>
          <table:table-cell office:value-type="float" office:value="-0.0000000192788174604678" calcext:value-type="float">
            <text:p>-1.93E-08</text:p>
          </table:table-cell>
          <table:table-cell table:formula="of:=ABS([.G86]-[.H86])" office:value-type="float" office:value="0" calcext:value-type="float">
            <text:p>0</text:p>
          </table:table-cell>
          <table:table-cell/>
          <table:table-cell office:value-type="string" calcext:value-type="string">
            <text:p>d( 84) = -9.9006460459812968e-08</text:p>
          </table:table-cell>
          <table:table-cell table:formula="of:=RIGHT([.K86]; LEN([.K86])-9)" office:value-type="string" office:string-value="-9.9006460459812968e-08" calcext:value-type="string">
            <text:p>-9.9006460459812968e-08</text:p>
          </table:table-cell>
          <table:table-cell office:value-type="float" office:value="-0.000000099006460459813" calcext:value-type="float">
            <text:p>-9.90E-08</text:p>
          </table:table-cell>
          <table:table-cell table:formula="of:=ABS([.L86]-[.M86])" office:value-type="float" office:value="0" calcext:value-type="float">
            <text:p>0</text:p>
          </table:table-cell>
          <table:table-cell/>
          <table:table-cell office:value-type="string" calcext:value-type="string">
            <text:p>d( 84) = -1.2460533033400818e-07</text:p>
          </table:table-cell>
          <table:table-cell table:formula="of:=RIGHT([.P86]; LEN([.P86])-9)" office:value-type="string" office:string-value="-1.2460533033400818e-07" calcext:value-type="string">
            <text:p>-1.2460533033400818e-07</text:p>
          </table:table-cell>
          <table:table-cell office:value-type="float" office:value="-0.000000124605330334008" calcext:value-type="float">
            <text:p>-1.25E-07</text:p>
          </table:table-cell>
          <table:table-cell table:formula="of:=ABS([.Q86]-[.R8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5) = -2.0935226958816050e-16</text:p>
          </table:table-cell>
          <table:table-cell table:formula="of:=RIGHT([.A87]; LEN([.A87])-9)" office:value-type="string" office:string-value="-2.0935226958816050e-16" calcext:value-type="string">
            <text:p>-2.0935226958816050e-16</text:p>
          </table:table-cell>
          <table:table-cell office:value-type="float" office:value="-2.09352269588161E-016" calcext:value-type="float">
            <text:p>-2.09E-16</text:p>
          </table:table-cell>
          <table:table-cell table:formula="of:=ABS([.B87]-[.C87])" office:value-type="float" office:value="0" calcext:value-type="float">
            <text:p>0</text:p>
          </table:table-cell>
          <table:table-cell/>
          <table:table-cell office:value-type="string" calcext:value-type="string">
            <text:p>d( 85) = -3.3457961463687509e-14</text:p>
          </table:table-cell>
          <table:table-cell table:formula="of:=RIGHT([.F87]; LEN([.F87])-9)" office:value-type="string" office:string-value="-3.3457961463687509e-14" calcext:value-type="string">
            <text:p>-3.3457961463687509e-14</text:p>
          </table:table-cell>
          <table:table-cell office:value-type="float" office:value="-0.0000000000000334579614636875" calcext:value-type="float">
            <text:p>-3.35E-14</text:p>
          </table:table-cell>
          <table:table-cell table:formula="of:=ABS([.G87]-[.H87])" office:value-type="float" office:value="0" calcext:value-type="float">
            <text:p>0</text:p>
          </table:table-cell>
          <table:table-cell/>
          <table:table-cell office:value-type="string" calcext:value-type="string">
            <text:p>d( 85) = -1.2999707748467963e-12</text:p>
          </table:table-cell>
          <table:table-cell table:formula="of:=RIGHT([.K87]; LEN([.K87])-9)" office:value-type="string" office:string-value="-1.2999707748467963e-12" calcext:value-type="string">
            <text:p>-1.2999707748467963e-12</text:p>
          </table:table-cell>
          <table:table-cell office:value-type="float" office:value="-0.0000000000012999707748468" calcext:value-type="float">
            <text:p>-1.30E-12</text:p>
          </table:table-cell>
          <table:table-cell table:formula="of:=ABS([.L87]-[.M87])" office:value-type="float" office:value="0" calcext:value-type="float">
            <text:p>0</text:p>
          </table:table-cell>
          <table:table-cell/>
          <table:table-cell office:value-type="string" calcext:value-type="string">
            <text:p>d( 85) = -2.2830184639361520e-12</text:p>
          </table:table-cell>
          <table:table-cell table:formula="of:=RIGHT([.P87]; LEN([.P87])-9)" office:value-type="string" office:string-value="-2.2830184639361520e-12" calcext:value-type="string">
            <text:p>-2.2830184639361520e-12</text:p>
          </table:table-cell>
          <table:table-cell office:value-type="float" office:value="-0.00000000000228301846393615" calcext:value-type="float">
            <text:p>-2.28E-12</text:p>
          </table:table-cell>
          <table:table-cell table:formula="of:=ABS([.Q87]-[.R8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6) = -2.0935226958816050e-15</text:p>
          </table:table-cell>
          <table:table-cell table:formula="of:=RIGHT([.A88]; LEN([.A88])-9)" office:value-type="string" office:string-value="-2.0935226958816050e-15" calcext:value-type="string">
            <text:p>-2.0935226958816050e-15</text:p>
          </table:table-cell>
          <table:table-cell office:value-type="float" office:value="-2.09352269588161E-015" calcext:value-type="float">
            <text:p>-2.09E-15</text:p>
          </table:table-cell>
          <table:table-cell table:formula="of:=ABS([.B88]-[.C88])" office:value-type="float" office:value="0" calcext:value-type="float">
            <text:p>0</text:p>
          </table:table-cell>
          <table:table-cell/>
          <table:table-cell office:value-type="string" calcext:value-type="string">
            <text:p>d( 86) = -2.8770400079590251e-13</text:p>
          </table:table-cell>
          <table:table-cell table:formula="of:=RIGHT([.F88]; LEN([.F88])-9)" office:value-type="string" office:string-value="-2.8770400079590251e-13" calcext:value-type="string">
            <text:p>-2.8770400079590251e-13</text:p>
          </table:table-cell>
          <table:table-cell office:value-type="float" office:value="-0.000000000000287704000795903" calcext:value-type="float">
            <text:p>-2.88E-13</text:p>
          </table:table-cell>
          <table:table-cell table:formula="of:=ABS([.G88]-[.H88])" office:value-type="float" office:value="0" calcext:value-type="float">
            <text:p>0</text:p>
          </table:table-cell>
          <table:table-cell/>
          <table:table-cell office:value-type="string" calcext:value-type="string">
            <text:p>d( 86) = -9.5782827954637915e-12</text:p>
          </table:table-cell>
          <table:table-cell table:formula="of:=RIGHT([.K88]; LEN([.K88])-9)" office:value-type="string" office:string-value="-9.5782827954637915e-12" calcext:value-type="string">
            <text:p>-9.5782827954637915e-12</text:p>
          </table:table-cell>
          <table:table-cell office:value-type="float" office:value="-0.00000000000957828279546379" calcext:value-type="float">
            <text:p>-9.58E-12</text:p>
          </table:table-cell>
          <table:table-cell table:formula="of:=ABS([.L88]-[.M88])" office:value-type="float" office:value="0" calcext:value-type="float">
            <text:p>0</text:p>
          </table:table-cell>
          <table:table-cell/>
          <table:table-cell office:value-type="string" calcext:value-type="string">
            <text:p>d( 86) = -1.6344304005620542e-11</text:p>
          </table:table-cell>
          <table:table-cell table:formula="of:=RIGHT([.P88]; LEN([.P88])-9)" office:value-type="string" office:string-value="-1.6344304005620542e-11" calcext:value-type="string">
            <text:p>-1.6344304005620542e-11</text:p>
          </table:table-cell>
          <table:table-cell office:value-type="float" office:value="-0.0000000000163443040056205" calcext:value-type="float">
            <text:p>-1.63E-11</text:p>
          </table:table-cell>
          <table:table-cell table:formula="of:=ABS([.Q88]-[.R8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7) = -2.0725874689227888e-14</text:p>
          </table:table-cell>
          <table:table-cell table:formula="of:=RIGHT([.A89]; LEN([.A89])-9)" office:value-type="string" office:string-value="-2.0725874689227888e-14" calcext:value-type="string">
            <text:p>-2.0725874689227888e-14</text:p>
          </table:table-cell>
          <table:table-cell office:value-type="float" office:value="-0.0000000000000207258746892279" calcext:value-type="float">
            <text:p>-2.07E-14</text:p>
          </table:table-cell>
          <table:table-cell table:formula="of:=ABS([.B89]-[.C89])" office:value-type="float" office:value="0" calcext:value-type="float">
            <text:p>0</text:p>
          </table:table-cell>
          <table:table-cell/>
          <table:table-cell office:value-type="string" calcext:value-type="string">
            <text:p>d( 87) = -2.3244528472954481e-12</text:p>
          </table:table-cell>
          <table:table-cell table:formula="of:=RIGHT([.F89]; LEN([.F89])-9)" office:value-type="string" office:string-value="-2.3244528472954481e-12" calcext:value-type="string">
            <text:p>-2.3244528472954481e-12</text:p>
          </table:table-cell>
          <table:table-cell office:value-type="float" office:value="-0.00000000000232445284729545" calcext:value-type="float">
            <text:p>-2.32E-12</text:p>
          </table:table-cell>
          <table:table-cell table:formula="of:=ABS([.G89]-[.H89])" office:value-type="float" office:value="0" calcext:value-type="float">
            <text:p>0</text:p>
          </table:table-cell>
          <table:table-cell/>
          <table:table-cell office:value-type="string" calcext:value-type="string">
            <text:p>d( 87) = -6.3120785260191450e-11</text:p>
          </table:table-cell>
          <table:table-cell table:formula="of:=RIGHT([.K89]; LEN([.K89])-9)" office:value-type="string" office:string-value="-6.3120785260191450e-11" calcext:value-type="string">
            <text:p>-6.3120785260191450e-11</text:p>
          </table:table-cell>
          <table:table-cell office:value-type="float" office:value="-0.0000000000631207852601915" calcext:value-type="float">
            <text:p>-6.31E-11</text:p>
          </table:table-cell>
          <table:table-cell table:formula="of:=ABS([.L89]-[.M89])" office:value-type="float" office:value="0" calcext:value-type="float">
            <text:p>0</text:p>
          </table:table-cell>
          <table:table-cell/>
          <table:table-cell office:value-type="string" calcext:value-type="string">
            <text:p>d( 87) = -1.0419060666481442e-10</text:p>
          </table:table-cell>
          <table:table-cell table:formula="of:=RIGHT([.P89]; LEN([.P89])-9)" office:value-type="string" office:string-value="-1.0419060666481442e-10" calcext:value-type="string">
            <text:p>-1.0419060666481442e-10</text:p>
          </table:table-cell>
          <table:table-cell office:value-type="float" office:value="-0.000000000104190606664814" calcext:value-type="float">
            <text:p>-1.04E-10</text:p>
          </table:table-cell>
          <table:table-cell table:formula="of:=ABS([.Q89]-[.R89])" office:value-type="float" office:value="4.26515003347655E-025" calcext:value-type="float">
            <text:p>4.26515003347655E-25</text:p>
          </table:table-cell>
        </table:table-row>
        <table:table-row table:style-name="ro2">
          <table:table-cell office:value-type="string" calcext:value-type="string">
            <text:p>d( 88) = -2.0516522419639728e-13</text:p>
          </table:table-cell>
          <table:table-cell table:formula="of:=RIGHT([.A90]; LEN([.A90])-9)" office:value-type="string" office:string-value="-2.0516522419639728e-13" calcext:value-type="string">
            <text:p>-2.0516522419639728e-13</text:p>
          </table:table-cell>
          <table:table-cell office:value-type="float" office:value="-0.000000000000205165224196397" calcext:value-type="float">
            <text:p>-2.05E-13</text:p>
          </table:table-cell>
          <table:table-cell table:formula="of:=ABS([.B90]-[.C90])" office:value-type="float" office:value="0" calcext:value-type="float">
            <text:p>0</text:p>
          </table:table-cell>
          <table:table-cell/>
          <table:table-cell office:value-type="string" calcext:value-type="string">
            <text:p>d( 88) = -1.7812408094000651e-11</text:p>
          </table:table-cell>
          <table:table-cell table:formula="of:=RIGHT([.F90]; LEN([.F90])-9)" office:value-type="string" office:string-value="-1.7812408094000651e-11" calcext:value-type="string">
            <text:p>-1.7812408094000651e-11</text:p>
          </table:table-cell>
          <table:table-cell office:value-type="float" office:value="-0.0000000000178124080940007" calcext:value-type="float">
            <text:p>-1.78E-11</text:p>
          </table:table-cell>
          <table:table-cell table:formula="of:=ABS([.G90]-[.H90])" office:value-type="float" office:value="0" calcext:value-type="float">
            <text:p>0</text:p>
          </table:table-cell>
          <table:table-cell/>
          <table:table-cell office:value-type="string" calcext:value-type="string">
            <text:p>d( 88) = -3.7474636801064007e-10</text:p>
          </table:table-cell>
          <table:table-cell table:formula="of:=RIGHT([.K90]; LEN([.K90])-9)" office:value-type="string" office:string-value="-3.7474636801064007e-10" calcext:value-type="string">
            <text:p>-3.7474636801064007e-10</text:p>
          </table:table-cell>
          <table:table-cell office:value-type="float" office:value="-0.00000000037474636801064" calcext:value-type="float">
            <text:p>-3.75E-10</text:p>
          </table:table-cell>
          <table:table-cell table:formula="of:=ABS([.L90]-[.M90])" office:value-type="float" office:value="0" calcext:value-type="float">
            <text:p>0</text:p>
          </table:table-cell>
          <table:table-cell/>
          <table:table-cell office:value-type="string" calcext:value-type="string">
            <text:p>d( 88) = -5.9027742474282754e-10</text:p>
          </table:table-cell>
          <table:table-cell table:formula="of:=RIGHT([.P90]; LEN([.P90])-9)" office:value-type="string" office:string-value="-5.9027742474282754e-10" calcext:value-type="string">
            <text:p>-5.9027742474282754e-10</text:p>
          </table:table-cell>
          <table:table-cell office:value-type="float" office:value="-0.000000000590277424742828" calcext:value-type="float">
            <text:p>-5.90E-10</text:p>
          </table:table-cell>
          <table:table-cell table:formula="of:=ABS([.Q90]-[.R9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9) = -2.0309263672747450e-12</text:p>
          </table:table-cell>
          <table:table-cell table:formula="of:=RIGHT([.A91]; LEN([.A91])-9)" office:value-type="string" office:string-value="-2.0309263672747450e-12" calcext:value-type="string">
            <text:p>-2.0309263672747450e-12</text:p>
          </table:table-cell>
          <table:table-cell office:value-type="float" office:value="-0.00000000000203092636727475" calcext:value-type="float">
            <text:p>-2.03E-12</text:p>
          </table:table-cell>
          <table:table-cell table:formula="of:=ABS([.B91]-[.C91])" office:value-type="float" office:value="0" calcext:value-type="float">
            <text:p>0</text:p>
          </table:table-cell>
          <table:table-cell/>
          <table:table-cell office:value-type="string" calcext:value-type="string">
            <text:p>d( 89) = -1.2487459351033168e-10</text:p>
          </table:table-cell>
          <table:table-cell table:formula="of:=RIGHT([.F91]; LEN([.F91])-9)" office:value-type="string" office:string-value="-1.2487459351033168e-10" calcext:value-type="string">
            <text:p>-1.2487459351033168e-10</text:p>
          </table:table-cell>
          <table:table-cell office:value-type="float" office:value="-0.000000000124874593510332" calcext:value-type="float">
            <text:p>-1.25E-10</text:p>
          </table:table-cell>
          <table:table-cell table:formula="of:=ABS([.G91]-[.H91])" office:value-type="float" office:value="0" calcext:value-type="float">
            <text:p>0</text:p>
          </table:table-cell>
          <table:table-cell/>
          <table:table-cell office:value-type="string" calcext:value-type="string">
            <text:p>d( 89) = -1.8742676621229122e-09</text:p>
          </table:table-cell>
          <table:table-cell table:formula="of:=RIGHT([.K91]; LEN([.K91])-9)" office:value-type="string" office:string-value="-1.8742676621229122e-09" calcext:value-type="string">
            <text:p>-1.8742676621229122e-09</text:p>
          </table:table-cell>
          <table:table-cell office:value-type="float" office:value="-0.00000000187426766212291" calcext:value-type="float">
            <text:p>-1.87E-09</text:p>
          </table:table-cell>
          <table:table-cell table:formula="of:=ABS([.L91]-[.M91])" office:value-type="float" office:value="0" calcext:value-type="float">
            <text:p>0</text:p>
          </table:table-cell>
          <table:table-cell/>
          <table:table-cell office:value-type="string" calcext:value-type="string">
            <text:p>d( 89) = -2.7622353516831106e-09</text:p>
          </table:table-cell>
          <table:table-cell table:formula="of:=RIGHT([.P91]; LEN([.P91])-9)" office:value-type="string" office:string-value="-2.7622353516831106e-09" calcext:value-type="string">
            <text:p>-2.7622353516831106e-09</text:p>
          </table:table-cell>
          <table:table-cell office:value-type="float" office:value="-0.00000000276223535168311" calcext:value-type="float">
            <text:p>-2.76E-09</text:p>
          </table:table-cell>
          <table:table-cell table:formula="of:=ABS([.Q91]-[.R9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0) = -2.0104098448551054e-11</text:p>
          </table:table-cell>
          <table:table-cell table:formula="of:=RIGHT([.A92]; LEN([.A92])-9)" office:value-type="string" office:string-value="-2.0104098448551054e-11" calcext:value-type="string">
            <text:p>-2.0104098448551054e-11</text:p>
          </table:table-cell>
          <table:table-cell office:value-type="float" office:value="-0.0000000000201040984485511" calcext:value-type="float">
            <text:p>-2.01E-11</text:p>
          </table:table-cell>
          <table:table-cell table:formula="of:=ABS([.B92]-[.C92])" office:value-type="float" office:value="0" calcext:value-type="float">
            <text:p>0</text:p>
          </table:table-cell>
          <table:table-cell/>
          <table:table-cell office:value-type="string" calcext:value-type="string">
            <text:p>d( 90) = -7.2682759756368025e-10</text:p>
          </table:table-cell>
          <table:table-cell table:formula="of:=RIGHT([.F92]; LEN([.F92])-9)" office:value-type="string" office:string-value="-7.2682759756368025e-10" calcext:value-type="string">
            <text:p>-7.2682759756368025e-10</text:p>
          </table:table-cell>
          <table:table-cell office:value-type="float" office:value="-0.00000000072682759756368" calcext:value-type="float">
            <text:p>-7.27E-10</text:p>
          </table:table-cell>
          <table:table-cell table:formula="of:=ABS([.G92]-[.H92])" office:value-type="float" office:value="0" calcext:value-type="float">
            <text:p>0</text:p>
          </table:table-cell>
          <table:table-cell/>
          <table:table-cell office:value-type="string" calcext:value-type="string">
            <text:p>d( 90) = -6.7246921684862345e-09</text:p>
          </table:table-cell>
          <table:table-cell table:formula="of:=RIGHT([.K92]; LEN([.K92])-9)" office:value-type="string" office:string-value="-6.7246921684862345e-09" calcext:value-type="string">
            <text:p>-6.7246921684862345e-09</text:p>
          </table:table-cell>
          <table:table-cell office:value-type="float" office:value="-0.00000000672469216848623" calcext:value-type="float">
            <text:p>-6.72E-09</text:p>
          </table:table-cell>
          <table:table-cell table:formula="of:=ABS([.L92]-[.M92])" office:value-type="float" office:value="0" calcext:value-type="float">
            <text:p>0</text:p>
          </table:table-cell>
          <table:table-cell/>
          <table:table-cell office:value-type="string" calcext:value-type="string">
            <text:p>d( 90) = -9.1647293194977582e-09</text:p>
          </table:table-cell>
          <table:table-cell table:formula="of:=RIGHT([.P92]; LEN([.P92])-9)" office:value-type="string" office:string-value="-9.1647293194977582e-09" calcext:value-type="string">
            <text:p>-9.1647293194977582e-09</text:p>
          </table:table-cell>
          <table:table-cell office:value-type="float" office:value="-0.00000000916472931949776" calcext:value-type="float">
            <text:p>-9.16E-09</text:p>
          </table:table-cell>
          <table:table-cell table:formula="of:=ABS([.Q92]-[.R9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1) = -1.9901005811823581e-10</text:p>
          </table:table-cell>
          <table:table-cell table:formula="of:=RIGHT([.A93]; LEN([.A93])-9)" office:value-type="string" office:string-value="-1.9901005811823581e-10" calcext:value-type="string">
            <text:p>-1.9901005811823581e-10</text:p>
          </table:table-cell>
          <table:table-cell office:value-type="float" office:value="-0.000000000199010058118236" calcext:value-type="float">
            <text:p>-1.99E-10</text:p>
          </table:table-cell>
          <table:table-cell table:formula="of:=ABS([.B93]-[.C93])" office:value-type="float" office:value="0" calcext:value-type="float">
            <text:p>0</text:p>
          </table:table-cell>
          <table:table-cell/>
          <table:table-cell office:value-type="string" calcext:value-type="string">
            <text:p>d( 91) = -2.1532671222524917e-09</text:p>
          </table:table-cell>
          <table:table-cell table:formula="of:=RIGHT([.F93]; LEN([.F93])-9)" office:value-type="string" office:string-value="-2.1532671222524917e-09" calcext:value-type="string">
            <text:p>-2.1532671222524917e-09</text:p>
          </table:table-cell>
          <table:table-cell office:value-type="float" office:value="-0.00000000215326712225249" calcext:value-type="float">
            <text:p>-2.15E-09</text:p>
          </table:table-cell>
          <table:table-cell table:formula="of:=ABS([.G93]-[.H93])" office:value-type="float" office:value="0" calcext:value-type="float">
            <text:p>0</text:p>
          </table:table-cell>
          <table:table-cell/>
          <table:table-cell office:value-type="string" calcext:value-type="string">
            <text:p>d( 91) = -1.2229264101874189e-08</text:p>
          </table:table-cell>
          <table:table-cell table:formula="of:=RIGHT([.K93]; LEN([.K93])-9)" office:value-type="string" office:string-value="-1.2229264101874189e-08" calcext:value-type="string">
            <text:p>-1.2229264101874189e-08</text:p>
          </table:table-cell>
          <table:table-cell office:value-type="float" office:value="-0.0000000122292641018742" calcext:value-type="float">
            <text:p>-1.22E-08</text:p>
          </table:table-cell>
          <table:table-cell table:formula="of:=ABS([.L93]-[.M93])" office:value-type="float" office:value="0" calcext:value-type="float">
            <text:p>0</text:p>
          </table:table-cell>
          <table:table-cell/>
          <table:table-cell office:value-type="string" calcext:value-type="string">
            <text:p>d( 91) = -1.5539785999879311e-08</text:p>
          </table:table-cell>
          <table:table-cell table:formula="of:=RIGHT([.P93]; LEN([.P93])-9)" office:value-type="string" office:string-value="-1.5539785999879311e-08" calcext:value-type="string">
            <text:p>-1.5539785999879311e-08</text:p>
          </table:table-cell>
          <table:table-cell office:value-type="float" office:value="-0.0000000155397859998793" calcext:value-type="float">
            <text:p>-1.55E-08</text:p>
          </table:table-cell>
          <table:table-cell table:formula="of:=ABS([.Q93]-[.R9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2) = -2.1148653739675162e-17</text:p>
          </table:table-cell>
          <table:table-cell table:formula="of:=RIGHT([.A94]; LEN([.A94])-9)" office:value-type="string" office:string-value="-2.1148653739675162e-17" calcext:value-type="string">
            <text:p>-2.1148653739675162e-17</text:p>
          </table:table-cell>
          <table:table-cell office:value-type="float" office:value="-2.11486537396752E-017" calcext:value-type="float">
            <text:p>-2.11E-17</text:p>
          </table:table-cell>
          <table:table-cell table:formula="of:=ABS([.B94]-[.C94])" office:value-type="float" office:value="0" calcext:value-type="float">
            <text:p>0</text:p>
          </table:table-cell>
          <table:table-cell/>
          <table:table-cell office:value-type="string" calcext:value-type="string">
            <text:p>d( 92) = -3.7389629910430758e-15</text:p>
          </table:table-cell>
          <table:table-cell table:formula="of:=RIGHT([.F94]; LEN([.F94])-9)" office:value-type="string" office:string-value="-3.7389629910430758e-15" calcext:value-type="string">
            <text:p>-3.7389629910430758e-15</text:p>
          </table:table-cell>
          <table:table-cell office:value-type="float" office:value="-3.73896299104308E-015" calcext:value-type="float">
            <text:p>-3.74E-15</text:p>
          </table:table-cell>
          <table:table-cell table:formula="of:=ABS([.G94]-[.H94])" office:value-type="float" office:value="0" calcext:value-type="float">
            <text:p>0</text:p>
          </table:table-cell>
          <table:table-cell/>
          <table:table-cell office:value-type="string" calcext:value-type="string">
            <text:p>d( 92) = -1.6098358287583400e-13</text:p>
          </table:table-cell>
          <table:table-cell table:formula="of:=RIGHT([.K94]; LEN([.K94])-9)" office:value-type="string" office:string-value="-1.6098358287583400e-13" calcext:value-type="string">
            <text:p>-1.6098358287583400e-13</text:p>
          </table:table-cell>
          <table:table-cell office:value-type="float" office:value="-0.000000000000160983582875834" calcext:value-type="float">
            <text:p>-1.61E-13</text:p>
          </table:table-cell>
          <table:table-cell table:formula="of:=ABS([.L94]-[.M94])" office:value-type="float" office:value="0" calcext:value-type="float">
            <text:p>0</text:p>
          </table:table-cell>
          <table:table-cell/>
          <table:table-cell office:value-type="string" calcext:value-type="string">
            <text:p>d( 92) = -2.8530851708831676e-13</text:p>
          </table:table-cell>
          <table:table-cell table:formula="of:=RIGHT([.P94]; LEN([.P94])-9)" office:value-type="string" office:string-value="-2.8530851708831676e-13" calcext:value-type="string">
            <text:p>-2.8530851708831676e-13</text:p>
          </table:table-cell>
          <table:table-cell office:value-type="float" office:value="-0.000000000000285308517088317" calcext:value-type="float">
            <text:p>-2.85E-13</text:p>
          </table:table-cell>
          <table:table-cell table:formula="of:=ABS([.Q94]-[.R9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3) = -2.1148653739675161e-16</text:p>
          </table:table-cell>
          <table:table-cell table:formula="of:=RIGHT([.A95]; LEN([.A95])-9)" office:value-type="string" office:string-value="-2.1148653739675161e-16" calcext:value-type="string">
            <text:p>-2.1148653739675161e-16</text:p>
          </table:table-cell>
          <table:table-cell office:value-type="float" office:value="-2.11486537396752E-016" calcext:value-type="float">
            <text:p>-2.11E-16</text:p>
          </table:table-cell>
          <table:table-cell table:formula="of:=ABS([.B95]-[.C95])" office:value-type="float" office:value="0" calcext:value-type="float">
            <text:p>0</text:p>
          </table:table-cell>
          <table:table-cell/>
          <table:table-cell office:value-type="string" calcext:value-type="string">
            <text:p>d( 93) = -3.2101739538790780e-14</text:p>
          </table:table-cell>
          <table:table-cell table:formula="of:=RIGHT([.F95]; LEN([.F95])-9)" office:value-type="string" office:string-value="-3.2101739538790780e-14" calcext:value-type="string">
            <text:p>-3.2101739538790780e-14</text:p>
          </table:table-cell>
          <table:table-cell office:value-type="float" office:value="-0.0000000000000321017395387908" calcext:value-type="float">
            <text:p>-3.21E-14</text:p>
          </table:table-cell>
          <table:table-cell table:formula="of:=ABS([.G95]-[.H95])" office:value-type="float" office:value="0" calcext:value-type="float">
            <text:p>0</text:p>
          </table:table-cell>
          <table:table-cell/>
          <table:table-cell office:value-type="string" calcext:value-type="string">
            <text:p>d( 93) = -1.1802596422834854e-12</text:p>
          </table:table-cell>
          <table:table-cell table:formula="of:=RIGHT([.K95]; LEN([.K95])-9)" office:value-type="string" office:string-value="-1.1802596422834854e-12" calcext:value-type="string">
            <text:p>-1.1802596422834854e-12</text:p>
          </table:table-cell>
          <table:table-cell office:value-type="float" office:value="-0.00000000000118025964228349" calcext:value-type="float">
            <text:p>-1.18E-12</text:p>
          </table:table-cell>
          <table:table-cell table:formula="of:=ABS([.L95]-[.M95])" office:value-type="float" office:value="4.44286461820474E-027" calcext:value-type="float">
            <text:p>4.44286461820474E-27</text:p>
          </table:table-cell>
          <table:table-cell/>
          <table:table-cell office:value-type="string" calcext:value-type="string">
            <text:p>d( 93) = -2.0322235031566004e-12</text:p>
          </table:table-cell>
          <table:table-cell table:formula="of:=RIGHT([.P95]; LEN([.P95])-9)" office:value-type="string" office:string-value="-2.0322235031566004e-12" calcext:value-type="string">
            <text:p>-2.0322235031566004e-12</text:p>
          </table:table-cell>
          <table:table-cell office:value-type="float" office:value="-0.0000000000020322235031566" calcext:value-type="float">
            <text:p>-2.03E-12</text:p>
          </table:table-cell>
          <table:table-cell table:formula="of:=ABS([.Q95]-[.R9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4) = -2.0937167202278410e-15</text:p>
          </table:table-cell>
          <table:table-cell table:formula="of:=RIGHT([.A96]; LEN([.A96])-9)" office:value-type="string" office:string-value="-2.0937167202278410e-15" calcext:value-type="string">
            <text:p>-2.0937167202278410e-15</text:p>
          </table:table-cell>
          <table:table-cell office:value-type="float" office:value="-2.09371672022784E-015" calcext:value-type="float">
            <text:p>-2.09E-15</text:p>
          </table:table-cell>
          <table:table-cell table:formula="of:=ABS([.B96]-[.C96])" office:value-type="float" office:value="0" calcext:value-type="float">
            <text:p>0</text:p>
          </table:table-cell>
          <table:table-cell/>
          <table:table-cell office:value-type="string" calcext:value-type="string">
            <text:p>d( 94) = -2.5931086915671344e-13</text:p>
          </table:table-cell>
          <table:table-cell table:formula="of:=RIGHT([.F96]; LEN([.F96])-9)" office:value-type="string" office:string-value="-2.5931086915671344e-13" calcext:value-type="string">
            <text:p>-2.5931086915671344e-13</text:p>
          </table:table-cell>
          <table:table-cell office:value-type="float" office:value="-0.000000000000259310869156713" calcext:value-type="float">
            <text:p>-2.59E-13</text:p>
          </table:table-cell>
          <table:table-cell table:formula="of:=ABS([.G96]-[.H96])" office:value-type="float" office:value="0" calcext:value-type="float">
            <text:p>0</text:p>
          </table:table-cell>
          <table:table-cell/>
          <table:table-cell office:value-type="string" calcext:value-type="string">
            <text:p>d( 94) = -7.7717467011802086e-12</text:p>
          </table:table-cell>
          <table:table-cell table:formula="of:=RIGHT([.K96]; LEN([.K96])-9)" office:value-type="string" office:string-value="-7.7717467011802086e-12" calcext:value-type="string">
            <text:p>-7.7717467011802086e-12</text:p>
          </table:table-cell>
          <table:table-cell office:value-type="float" office:value="-0.00000000000777174670118021" calcext:value-type="float">
            <text:p>-7.77E-12</text:p>
          </table:table-cell>
          <table:table-cell table:formula="of:=ABS([.L96]-[.M96])" office:value-type="float" office:value="0" calcext:value-type="float">
            <text:p>0</text:p>
          </table:table-cell>
          <table:table-cell/>
          <table:table-cell office:value-type="string" calcext:value-type="string">
            <text:p>d( 94) = -1.2942323380247024e-11</text:p>
          </table:table-cell>
          <table:table-cell table:formula="of:=RIGHT([.P96]; LEN([.P96])-9)" office:value-type="string" office:string-value="-1.2942323380247024e-11" calcext:value-type="string">
            <text:p>-1.2942323380247024e-11</text:p>
          </table:table-cell>
          <table:table-cell office:value-type="float" office:value="-0.000000000012942323380247" calcext:value-type="float">
            <text:p>-1.29E-11</text:p>
          </table:table-cell>
          <table:table-cell table:formula="of:=ABS([.Q96]-[.R9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5) = -2.0725680664881659e-14</text:p>
          </table:table-cell>
          <table:table-cell table:formula="of:=RIGHT([.A97]; LEN([.A97])-9)" office:value-type="string" office:string-value="-2.0725680664881659e-14" calcext:value-type="string">
            <text:p>-2.0725680664881659e-14</text:p>
          </table:table-cell>
          <table:table-cell office:value-type="float" office:value="-0.0000000000000207256806648817" calcext:value-type="float">
            <text:p>-2.07E-14</text:p>
          </table:table-cell>
          <table:table-cell table:formula="of:=ABS([.B97]-[.C97])" office:value-type="float" office:value="0" calcext:value-type="float">
            <text:p>0</text:p>
          </table:table-cell>
          <table:table-cell/>
          <table:table-cell office:value-type="string" calcext:value-type="string">
            <text:p>d( 95) = -1.9866192099984711e-12</text:p>
          </table:table-cell>
          <table:table-cell table:formula="of:=RIGHT([.F97]; LEN([.F97])-9)" office:value-type="string" office:string-value="-1.9866192099984711e-12" calcext:value-type="string">
            <text:p>-1.9866192099984711e-12</text:p>
          </table:table-cell>
          <table:table-cell office:value-type="float" office:value="-0.00000000000198661920999847" calcext:value-type="float">
            <text:p>-1.99E-12</text:p>
          </table:table-cell>
          <table:table-cell table:formula="of:=ABS([.G97]-[.H97])" office:value-type="float" office:value="0" calcext:value-type="float">
            <text:p>0</text:p>
          </table:table-cell>
          <table:table-cell/>
          <table:table-cell office:value-type="string" calcext:value-type="string">
            <text:p>d( 95) = -4.6091838453620110e-11</text:p>
          </table:table-cell>
          <table:table-cell table:formula="of:=RIGHT([.K97]; LEN([.K97])-9)" office:value-type="string" office:string-value="-4.6091838453620110e-11" calcext:value-type="string">
            <text:p>-4.6091838453620110e-11</text:p>
          </table:table-cell>
          <table:table-cell office:value-type="float" office:value="-0.0000000000460918384536201" calcext:value-type="float">
            <text:p>-4.61E-11</text:p>
          </table:table-cell>
          <table:table-cell table:formula="of:=ABS([.L97]-[.M97])" office:value-type="float" office:value="0" calcext:value-type="float">
            <text:p>0</text:p>
          </table:table-cell>
          <table:table-cell/>
          <table:table-cell office:value-type="string" calcext:value-type="string">
            <text:p>d( 95) = -7.3226478664134407e-11</text:p>
          </table:table-cell>
          <table:table-cell table:formula="of:=RIGHT([.P97]; LEN([.P97])-9)" office:value-type="string" office:string-value="-7.3226478664134407e-11" calcext:value-type="string">
            <text:p>-7.3226478664134407e-11</text:p>
          </table:table-cell>
          <table:table-cell office:value-type="float" office:value="-0.0000000000732264786641344" calcext:value-type="float">
            <text:p>-7.32E-11</text:p>
          </table:table-cell>
          <table:table-cell table:formula="of:=ABS([.Q97]-[.R9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6) = -2.0516308992858877e-13</text:p>
          </table:table-cell>
          <table:table-cell table:formula="of:=RIGHT([.A98]; LEN([.A98])-9)" office:value-type="string" office:string-value="-2.0516308992858877e-13" calcext:value-type="string">
            <text:p>-2.0516308992858877e-13</text:p>
          </table:table-cell>
          <table:table-cell office:value-type="float" office:value="-0.000000000000205163089928589" calcext:value-type="float">
            <text:p>-2.05E-13</text:p>
          </table:table-cell>
          <table:table-cell table:formula="of:=ABS([.B98]-[.C98])" office:value-type="float" office:value="0" calcext:value-type="float">
            <text:p>0</text:p>
          </table:table-cell>
          <table:table-cell/>
          <table:table-cell office:value-type="string" calcext:value-type="string">
            <text:p>d( 96) = -1.3920971373769420e-11</text:p>
          </table:table-cell>
          <table:table-cell table:formula="of:=RIGHT([.F98]; LEN([.F98])-9)" office:value-type="string" office:string-value="-1.3920971373769420e-11" calcext:value-type="string">
            <text:p>-1.3920971373769420e-11</text:p>
          </table:table-cell>
          <table:table-cell office:value-type="float" office:value="-0.0000000000139209713737694" calcext:value-type="float">
            <text:p>-1.39E-11</text:p>
          </table:table-cell>
          <table:table-cell table:formula="of:=ABS([.G98]-[.H98])" office:value-type="float" office:value="0" calcext:value-type="float">
            <text:p>0</text:p>
          </table:table-cell>
          <table:table-cell/>
          <table:table-cell office:value-type="string" calcext:value-type="string">
            <text:p>d( 96) = -2.3008801715587429e-10</text:p>
          </table:table-cell>
          <table:table-cell table:formula="of:=RIGHT([.K98]; LEN([.K98])-9)" office:value-type="string" office:string-value="-2.3008801715587429e-10" calcext:value-type="string">
            <text:p>-2.3008801715587429e-10</text:p>
          </table:table-cell>
          <table:table-cell office:value-type="float" office:value="-0.000000000230088017155874" calcext:value-type="float">
            <text:p>-2.30E-10</text:p>
          </table:table-cell>
          <table:table-cell table:formula="of:=ABS([.L98]-[.M98])" office:value-type="float" office:value="0" calcext:value-type="float">
            <text:p>0</text:p>
          </table:table-cell>
          <table:table-cell/>
          <table:table-cell office:value-type="string" calcext:value-type="string">
            <text:p>d( 96) = -3.4188017022577419e-10</text:p>
          </table:table-cell>
          <table:table-cell table:formula="of:=RIGHT([.P98]; LEN([.P98])-9)" office:value-type="string" office:string-value="-3.4188017022577419e-10" calcext:value-type="string">
            <text:p>-3.4188017022577419e-10</text:p>
          </table:table-cell>
          <table:table-cell office:value-type="float" office:value="-0.000000000341880170225774" calcext:value-type="float">
            <text:p>-3.42E-10</text:p>
          </table:table-cell>
          <table:table-cell table:formula="of:=ABS([.Q98]-[.R9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7) = -2.0309052186210060e-12</text:p>
          </table:table-cell>
          <table:table-cell table:formula="of:=RIGHT([.A99]; LEN([.A99])-9)" office:value-type="string" office:string-value="-2.0309052186210060e-12" calcext:value-type="string">
            <text:p>-2.0309052186210060e-12</text:p>
          </table:table-cell>
          <table:table-cell office:value-type="float" office:value="-0.00000000000203090521862101" calcext:value-type="float">
            <text:p>-2.03E-12</text:p>
          </table:table-cell>
          <table:table-cell table:formula="of:=ABS([.B99]-[.C99])" office:value-type="float" office:value="0" calcext:value-type="float">
            <text:p>0</text:p>
          </table:table-cell>
          <table:table-cell/>
          <table:table-cell office:value-type="string" calcext:value-type="string">
            <text:p>d( 97) = -8.0938383699139811e-11</text:p>
          </table:table-cell>
          <table:table-cell table:formula="of:=RIGHT([.F99]; LEN([.F99])-9)" office:value-type="string" office:string-value="-8.0938383699139811e-11" calcext:value-type="string">
            <text:p>-8.0938383699139811e-11</text:p>
          </table:table-cell>
          <table:table-cell office:value-type="float" office:value="-0.0000000000809383836991398" calcext:value-type="float">
            <text:p>-8.09E-11</text:p>
          </table:table-cell>
          <table:table-cell table:formula="of:=ABS([.G99]-[.H99])" office:value-type="float" office:value="0" calcext:value-type="float">
            <text:p>0</text:p>
          </table:table-cell>
          <table:table-cell/>
          <table:table-cell office:value-type="string" calcext:value-type="string">
            <text:p>d( 97) = -8.2207580235473673e-10</text:p>
          </table:table-cell>
          <table:table-cell table:formula="of:=RIGHT([.K99]; LEN([.K99])-9)" office:value-type="string" office:string-value="-8.2207580235473673e-10" calcext:value-type="string">
            <text:p>-8.2207580235473673e-10</text:p>
          </table:table-cell>
          <table:table-cell office:value-type="float" office:value="-0.000000000822075802354737" calcext:value-type="float">
            <text:p>-8.22E-10</text:p>
          </table:table-cell>
          <table:table-cell table:formula="of:=ABS([.L99]-[.M99])" office:value-type="float" office:value="0" calcext:value-type="float">
            <text:p>0</text:p>
          </table:table-cell>
          <table:table-cell/>
          <table:table-cell office:value-type="string" calcext:value-type="string">
            <text:p>d( 97) = -1.1292682924453349e-09</text:p>
          </table:table-cell>
          <table:table-cell table:formula="of:=RIGHT([.P99]; LEN([.P99])-9)" office:value-type="string" office:string-value="-1.1292682924453349e-09" calcext:value-type="string">
            <text:p>-1.1292682924453349e-09</text:p>
          </table:table-cell>
          <table:table-cell office:value-type="float" office:value="-0.00000000112926829244534" calcext:value-type="float">
            <text:p>-1.13E-09</text:p>
          </table:table-cell>
          <table:table-cell table:formula="of:=ABS([.Q99]-[.R99])" office:value-type="float" office:value="5.16987882845642E-024" calcext:value-type="float">
            <text:p>5.16987882845642E-24</text:p>
          </table:table-cell>
        </table:table-row>
        <table:table-row table:style-name="ro2">
          <table:table-cell office:value-type="string" calcext:value-type="string">
            <text:p>d( 98) = -2.0103889096281471e-11</text:p>
          </table:table-cell>
          <table:table-cell table:formula="of:=RIGHT([.A100]; LEN([.A100])-9)" office:value-type="string" office:string-value="-2.0103889096281471e-11" calcext:value-type="string">
            <text:p>-2.0103889096281471e-11</text:p>
          </table:table-cell>
          <table:table-cell office:value-type="float" office:value="-0.0000000000201038890962815" calcext:value-type="float">
            <text:p>-2.01E-11</text:p>
          </table:table-cell>
          <table:table-cell table:formula="of:=ABS([.B100]-[.C100])" office:value-type="float" office:value="0" calcext:value-type="float">
            <text:p>0</text:p>
          </table:table-cell>
          <table:table-cell/>
          <table:table-cell office:value-type="string" calcext:value-type="string">
            <text:p>d( 98) = -2.3830166718912829e-10</text:p>
          </table:table-cell>
          <table:table-cell table:formula="of:=RIGHT([.F100]; LEN([.F100])-9)" office:value-type="string" office:string-value="-2.3830166718912829e-10" calcext:value-type="string">
            <text:p>-2.3830166718912829e-10</text:p>
          </table:table-cell>
          <table:table-cell office:value-type="float" office:value="-0.000000000238301667189128" calcext:value-type="float">
            <text:p>-2.38E-10</text:p>
          </table:table-cell>
          <table:table-cell table:formula="of:=ABS([.G100]-[.H100])" office:value-type="float" office:value="0" calcext:value-type="float">
            <text:p>0</text:p>
          </table:table-cell>
          <table:table-cell/>
          <table:table-cell office:value-type="string" calcext:value-type="string">
            <text:p>d( 98) = -1.4833611884775291e-09</text:p>
          </table:table-cell>
          <table:table-cell table:formula="of:=RIGHT([.K100]; LEN([.K100])-9)" office:value-type="string" office:string-value="-1.4833611884775291e-09" calcext:value-type="string">
            <text:p>-1.4833611884775291e-09</text:p>
          </table:table-cell>
          <table:table-cell office:value-type="float" office:value="-0.00000000148336118847753" calcext:value-type="float">
            <text:p>-1.48E-09</text:p>
          </table:table-cell>
          <table:table-cell table:formula="of:=ABS([.L100]-[.M100])" office:value-type="float" office:value="0" calcext:value-type="float">
            <text:p>0</text:p>
          </table:table-cell>
          <table:table-cell/>
          <table:table-cell office:value-type="string" calcext:value-type="string">
            <text:p>d( 98) = -1.9001447873529878e-09</text:p>
          </table:table-cell>
          <table:table-cell table:formula="of:=RIGHT([.P100]; LEN([.P100])-9)" office:value-type="string" office:string-value="-1.9001447873529878e-09" calcext:value-type="string">
            <text:p>-1.9001447873529878e-09</text:p>
          </table:table-cell>
          <table:table-cell office:value-type="float" office:value="-0.00000000190014478735299" calcext:value-type="float">
            <text:p>-1.90E-09</text:p>
          </table:table-cell>
          <table:table-cell table:formula="of:=ABS([.Q100]-[.R10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9) = -2.1342678085910709e-18</text:p>
          </table:table-cell>
          <table:table-cell table:formula="of:=RIGHT([.A101]; LEN([.A101])-9)" office:value-type="string" office:string-value="-2.1342678085910709e-18" calcext:value-type="string">
            <text:p>-2.1342678085910709e-18</text:p>
          </table:table-cell>
          <table:table-cell office:value-type="float" office:value="-2.13426780859107E-018" calcext:value-type="float">
            <text:p>-2.13E-18</text:p>
          </table:table-cell>
          <table:table-cell table:formula="of:=ABS([.B101]-[.C101])" office:value-type="float" office:value="0" calcext:value-type="float">
            <text:p>0</text:p>
          </table:table-cell>
          <table:table-cell/>
          <table:table-cell office:value-type="string" calcext:value-type="string">
            <text:p>d( 99) = -4.1345331806742695e-16</text:p>
          </table:table-cell>
          <table:table-cell table:formula="of:=RIGHT([.F101]; LEN([.F101])-9)" office:value-type="string" office:string-value="-4.1345331806742695e-16" calcext:value-type="string">
            <text:p>-4.1345331806742695e-16</text:p>
          </table:table-cell>
          <table:table-cell office:value-type="float" office:value="-4.13453318067427E-016" calcext:value-type="float">
            <text:p>-4.13E-16</text:p>
          </table:table-cell>
          <table:table-cell table:formula="of:=ABS([.G101]-[.H101])" office:value-type="float" office:value="0" calcext:value-type="float">
            <text:p>0</text:p>
          </table:table-cell>
          <table:table-cell/>
          <table:table-cell office:value-type="string" calcext:value-type="string">
            <text:p>d( 99) = -1.9527090723183457e-14</text:p>
          </table:table-cell>
          <table:table-cell table:formula="of:=RIGHT([.K101]; LEN([.K101])-9)" office:value-type="string" office:string-value="-1.9527090723183457e-14" calcext:value-type="string">
            <text:p>-1.9527090723183457e-14</text:p>
          </table:table-cell>
          <table:table-cell office:value-type="float" office:value="-0.0000000000000195270907231835" calcext:value-type="float">
            <text:p>-1.95E-14</text:p>
          </table:table-cell>
          <table:table-cell table:formula="of:=ABS([.L101]-[.M101])" office:value-type="float" office:value="0" calcext:value-type="float">
            <text:p>0</text:p>
          </table:table-cell>
          <table:table-cell/>
          <table:table-cell office:value-type="string" calcext:value-type="string">
            <text:p>d( 99) = -3.4852537447835984e-14</text:p>
          </table:table-cell>
          <table:table-cell table:formula="of:=RIGHT([.P101]; LEN([.P101])-9)" office:value-type="string" office:string-value="-3.4852537447835984e-14" calcext:value-type="string">
            <text:p>-3.4852537447835984e-14</text:p>
          </table:table-cell>
          <table:table-cell office:value-type="float" office:value="-0.000000000000034852537447836" calcext:value-type="float">
            <text:p>-3.49E-14</text:p>
          </table:table-cell>
          <table:table-cell table:formula="of:=ABS([.Q101]-[.R10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0) = -2.1342678085910710e-17</text:p>
          </table:table-cell>
          <table:table-cell table:formula="of:=RIGHT([.A102]; LEN([.A102])-9)" office:value-type="string" office:string-value="-2.1342678085910710e-17" calcext:value-type="string">
            <text:p>-2.1342678085910710e-17</text:p>
          </table:table-cell>
          <table:table-cell office:value-type="float" office:value="-2.13426780859107E-017" calcext:value-type="float">
            <text:p>-2.13E-17</text:p>
          </table:table-cell>
          <table:table-cell table:formula="of:=ABS([.B102]-[.C102])" office:value-type="float" office:value="0" calcext:value-type="float">
            <text:p>0</text:p>
          </table:table-cell>
          <table:table-cell/>
          <table:table-cell office:value-type="string" calcext:value-type="string">
            <text:p>d(100) = -3.5452986626039152e-15</text:p>
          </table:table-cell>
          <table:table-cell table:formula="of:=RIGHT([.F102]; LEN([.F102])-9)" office:value-type="string" office:string-value="-3.5452986626039152e-15" calcext:value-type="string">
            <text:p>-3.5452986626039152e-15</text:p>
          </table:table-cell>
          <table:table-cell office:value-type="float" office:value="-3.54529866260392E-015" calcext:value-type="float">
            <text:p>-3.55E-15</text:p>
          </table:table-cell>
          <table:table-cell table:formula="of:=ABS([.G102]-[.H102])" office:value-type="float" office:value="0" calcext:value-type="float">
            <text:p>0</text:p>
          </table:table-cell>
          <table:table-cell/>
          <table:table-cell office:value-type="string" calcext:value-type="string">
            <text:p>d(100) = -1.4262488854679078e-13</text:p>
          </table:table-cell>
          <table:table-cell table:formula="of:=RIGHT([.K102]; LEN([.K102])-9)" office:value-type="string" office:string-value="-1.4262488854679078e-13" calcext:value-type="string">
            <text:p>-1.4262488854679078e-13</text:p>
          </table:table-cell>
          <table:table-cell office:value-type="float" office:value="-0.000000000000142624888546791" calcext:value-type="float">
            <text:p>-1.43E-13</text:p>
          </table:table-cell>
          <table:table-cell table:formula="of:=ABS([.L102]-[.M102])" office:value-type="float" office:value="0" calcext:value-type="float">
            <text:p>0</text:p>
          </table:table-cell>
          <table:table-cell/>
          <table:table-cell office:value-type="string" calcext:value-type="string">
            <text:p>d(100) = -2.4742769644018337e-13</text:p>
          </table:table-cell>
          <table:table-cell table:formula="of:=RIGHT([.P102]; LEN([.P102])-9)" office:value-type="string" office:string-value="-2.4742769644018337e-13" calcext:value-type="string">
            <text:p>-2.4742769644018337e-13</text:p>
          </table:table-cell>
          <table:table-cell office:value-type="float" office:value="-0.000000000000247427696440183" calcext:value-type="float">
            <text:p>-2.47E-13</text:p>
          </table:table-cell>
          <table:table-cell table:formula="of:=ABS([.Q102]-[.R10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1) = -2.1129251305051604e-16</text:p>
          </table:table-cell>
          <table:table-cell table:formula="of:=RIGHT([.A103]; LEN([.A103])-9)" office:value-type="string" office:string-value="-2.1129251305051604e-16" calcext:value-type="string">
            <text:p>-2.1129251305051604e-16</text:p>
          </table:table-cell>
          <table:table-cell office:value-type="float" office:value="-2.11292513050516E-016" calcext:value-type="float">
            <text:p>-2.11E-16</text:p>
          </table:table-cell>
          <table:table-cell table:formula="of:=ABS([.B103]-[.C103])" office:value-type="float" office:value="0" calcext:value-type="float">
            <text:p>0</text:p>
          </table:table-cell>
          <table:table-cell/>
          <table:table-cell office:value-type="string" calcext:value-type="string">
            <text:p>d(101) = -2.8633653679917124e-14</text:p>
          </table:table-cell>
          <table:table-cell table:formula="of:=RIGHT([.F103]; LEN([.F103])-9)" office:value-type="string" office:string-value="-2.8633653679917124e-14" calcext:value-type="string">
            <text:p>-2.8633653679917124e-14</text:p>
          </table:table-cell>
          <table:table-cell office:value-type="float" office:value="-0.0000000000000286336536799171" calcext:value-type="float">
            <text:p>-2.86E-14</text:p>
          </table:table-cell>
          <table:table-cell table:formula="of:=ABS([.G103]-[.H103])" office:value-type="float" office:value="0" calcext:value-type="float">
            <text:p>0</text:p>
          </table:table-cell>
          <table:table-cell/>
          <table:table-cell office:value-type="string" calcext:value-type="string">
            <text:p>d(101) = -9.3854765534743784e-13</text:p>
          </table:table-cell>
          <table:table-cell table:formula="of:=RIGHT([.K103]; LEN([.K103])-9)" office:value-type="string" office:string-value="-9.3854765534743784e-13" calcext:value-type="string">
            <text:p>-9.3854765534743784e-13</text:p>
          </table:table-cell>
          <table:table-cell office:value-type="float" office:value="-0.000000000000938547655347438" calcext:value-type="float">
            <text:p>-9.39E-13</text:p>
          </table:table-cell>
          <table:table-cell table:formula="of:=ABS([.L103]-[.M103])" office:value-type="float" office:value="0" calcext:value-type="float">
            <text:p>0</text:p>
          </table:table-cell>
          <table:table-cell/>
          <table:table-cell office:value-type="string" calcext:value-type="string">
            <text:p>d(101) = -1.5745309651882943e-12</text:p>
          </table:table-cell>
          <table:table-cell table:formula="of:=RIGHT([.P103]; LEN([.P103])-9)" office:value-type="string" office:string-value="-1.5745309651882943e-12" calcext:value-type="string">
            <text:p>-1.5745309651882943e-12</text:p>
          </table:table-cell>
          <table:table-cell office:value-type="float" office:value="-0.00000000000157453096518829" calcext:value-type="float">
            <text:p>-1.57E-12</text:p>
          </table:table-cell>
          <table:table-cell table:formula="of:=ABS([.Q103]-[.R10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2) = -2.0915824524192497e-15</text:p>
          </table:table-cell>
          <table:table-cell table:formula="of:=RIGHT([.A104]; LEN([.A104])-9)" office:value-type="string" office:string-value="-2.0915824524192497e-15" calcext:value-type="string">
            <text:p>-2.0915824524192497e-15</text:p>
          </table:table-cell>
          <table:table-cell office:value-type="float" office:value="-2.09158245241925E-015" calcext:value-type="float">
            <text:p>-2.09E-15</text:p>
          </table:table-cell>
          <table:table-cell table:formula="of:=ABS([.B104]-[.C104])" office:value-type="float" office:value="0" calcext:value-type="float">
            <text:p>0</text:p>
          </table:table-cell>
          <table:table-cell/>
          <table:table-cell office:value-type="string" calcext:value-type="string">
            <text:p>d(102) = -2.1932167637409167e-13</text:p>
          </table:table-cell>
          <table:table-cell table:formula="of:=RIGHT([.F104]; LEN([.F104])-9)" office:value-type="string" office:string-value="-2.1932167637409167e-13" calcext:value-type="string">
            <text:p>-2.1932167637409167e-13</text:p>
          </table:table-cell>
          <table:table-cell office:value-type="float" office:value="-0.000000000000219321676374092" calcext:value-type="float">
            <text:p>-2.19E-13</text:p>
          </table:table-cell>
          <table:table-cell table:formula="of:=ABS([.G104]-[.H104])" office:value-type="float" office:value="0" calcext:value-type="float">
            <text:p>0</text:p>
          </table:table-cell>
          <table:table-cell/>
          <table:table-cell office:value-type="string" calcext:value-type="string">
            <text:p>d(102) = -5.5613793643040469e-12</text:p>
          </table:table-cell>
          <table:table-cell table:formula="of:=RIGHT([.K104]; LEN([.K104])-9)" office:value-type="string" office:string-value="-5.5613793643040469e-12" calcext:value-type="string">
            <text:p>-5.5613793643040469e-12</text:p>
          </table:table-cell>
          <table:table-cell office:value-type="float" office:value="-0.00000000000556137936430405" calcext:value-type="float">
            <text:p>-5.56E-12</text:p>
          </table:table-cell>
          <table:table-cell table:formula="of:=ABS([.L104]-[.M104])" office:value-type="float" office:value="0" calcext:value-type="float">
            <text:p>0</text:p>
          </table:table-cell>
          <table:table-cell/>
          <table:table-cell office:value-type="string" calcext:value-type="string">
            <text:p>d(102) = -8.8989422836923941e-12</text:p>
          </table:table-cell>
          <table:table-cell table:formula="of:=RIGHT([.P104]; LEN([.P104])-9)" office:value-type="string" office:string-value="-8.8989422836923941e-12" calcext:value-type="string">
            <text:p>-8.8989422836923941e-12</text:p>
          </table:table-cell>
          <table:table-cell office:value-type="float" office:value="-0.00000000000889894228369239" calcext:value-type="float">
            <text:p>-8.90E-12</text:p>
          </table:table-cell>
          <table:table-cell table:formula="of:=ABS([.Q104]-[.R10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3) = -2.0704532011141983e-14</text:p>
          </table:table-cell>
          <table:table-cell table:formula="of:=RIGHT([.A105]; LEN([.A105])-9)" office:value-type="string" office:string-value="-2.0704532011141983e-14" calcext:value-type="string">
            <text:p>-2.0704532011141983e-14</text:p>
          </table:table-cell>
          <table:table-cell office:value-type="float" office:value="-0.000000000000020704532011142" calcext:value-type="float">
            <text:p>-2.07E-14</text:p>
          </table:table-cell>
          <table:table-cell table:formula="of:=ABS([.B105]-[.C105])" office:value-type="float" office:value="0" calcext:value-type="float">
            <text:p>0</text:p>
          </table:table-cell>
          <table:table-cell/>
          <table:table-cell office:value-type="string" calcext:value-type="string">
            <text:p>d(103) = -1.5362933720642975e-12</text:p>
          </table:table-cell>
          <table:table-cell table:formula="of:=RIGHT([.F105]; LEN([.F105])-9)" office:value-type="string" office:string-value="-1.5362933720642975e-12" calcext:value-type="string">
            <text:p>-1.5362933720642975e-12</text:p>
          </table:table-cell>
          <table:table-cell office:value-type="float" office:value="-0.0000000000015362933720643" calcext:value-type="float">
            <text:p>-1.54E-12</text:p>
          </table:table-cell>
          <table:table-cell table:formula="of:=ABS([.G105]-[.H105])" office:value-type="float" office:value="0" calcext:value-type="float">
            <text:p>0</text:p>
          </table:table-cell>
          <table:table-cell/>
          <table:table-cell office:value-type="string" calcext:value-type="string">
            <text:p>d(103) = -2.7718608942646638e-11</text:p>
          </table:table-cell>
          <table:table-cell table:formula="of:=RIGHT([.K105]; LEN([.K105])-9)" office:value-type="string" office:string-value="-2.7718608942646638e-11" calcext:value-type="string">
            <text:p>-2.7718608942646638e-11</text:p>
          </table:table-cell>
          <table:table-cell office:value-type="float" office:value="-0.0000000000277186089426466" calcext:value-type="float">
            <text:p>-2.77E-11</text:p>
          </table:table-cell>
          <table:table-cell table:formula="of:=ABS([.L105]-[.M105])" office:value-type="float" office:value="0" calcext:value-type="float">
            <text:p>0</text:p>
          </table:table-cell>
          <table:table-cell/>
          <table:table-cell office:value-type="string" calcext:value-type="string">
            <text:p>d(103) = -4.1469051545038936e-11</text:p>
          </table:table-cell>
          <table:table-cell table:formula="of:=RIGHT([.P105]; LEN([.P105])-9)" office:value-type="string" office:string-value="-4.1469051545038936e-11" calcext:value-type="string">
            <text:p>-4.1469051545038936e-11</text:p>
          </table:table-cell>
          <table:table-cell office:value-type="float" office:value="-0.0000000000414690515450389" calcext:value-type="float">
            <text:p>-4.15E-11</text:p>
          </table:table-cell>
          <table:table-cell table:formula="of:=ABS([.Q105]-[.R10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4) = -2.0495373765900057e-13</text:p>
          </table:table-cell>
          <table:table-cell table:formula="of:=RIGHT([.A106]; LEN([.A106])-9)" office:value-type="string" office:string-value="-2.0495373765900057e-13" calcext:value-type="string">
            <text:p>-2.0495373765900057e-13</text:p>
          </table:table-cell>
          <table:table-cell office:value-type="float" office:value="-0.000000000000204953737659001" calcext:value-type="float">
            <text:p>-2.05E-13</text:p>
          </table:table-cell>
          <table:table-cell table:formula="of:=ABS([.B106]-[.C106])" office:value-type="float" office:value="0" calcext:value-type="float">
            <text:p>0</text:p>
          </table:table-cell>
          <table:table-cell/>
          <table:table-cell office:value-type="string" calcext:value-type="string">
            <text:p>d(104) = -8.9241842260643367e-12</text:p>
          </table:table-cell>
          <table:table-cell table:formula="of:=RIGHT([.F106]; LEN([.F106])-9)" office:value-type="string" office:string-value="-8.9241842260643367e-12" calcext:value-type="string">
            <text:p>-8.9241842260643367e-12</text:p>
          </table:table-cell>
          <table:table-cell office:value-type="float" office:value="-0.00000000000892418422606434" calcext:value-type="float">
            <text:p>-8.92E-12</text:p>
          </table:table-cell>
          <table:table-cell table:formula="of:=ABS([.G106]-[.H106])" office:value-type="float" office:value="0" calcext:value-type="float">
            <text:p>0</text:p>
          </table:table-cell>
          <table:table-cell/>
          <table:table-cell office:value-type="string" calcext:value-type="string">
            <text:p>d(104) = -9.8691307055574914e-11</text:p>
          </table:table-cell>
          <table:table-cell table:formula="of:=RIGHT([.K106]; LEN([.K106])-9)" office:value-type="string" office:string-value="-9.8691307055574914e-11" calcext:value-type="string">
            <text:p>-9.8691307055574914e-11</text:p>
          </table:table-cell>
          <table:table-cell office:value-type="float" office:value="-0.0000000000986913070555749" calcext:value-type="float">
            <text:p>-9.87E-11</text:p>
          </table:table-cell>
          <table:table-cell table:formula="of:=ABS([.L106]-[.M106])" office:value-type="float" office:value="0" calcext:value-type="float">
            <text:p>0</text:p>
          </table:table-cell>
          <table:table-cell/>
          <table:table-cell office:value-type="string" calcext:value-type="string">
            <text:p>d(104) = -1.3647600459829950e-10</text:p>
          </table:table-cell>
          <table:table-cell table:formula="of:=RIGHT([.P106]; LEN([.P106])-9)" office:value-type="string" office:string-value="-1.3647600459829950e-10" calcext:value-type="string">
            <text:p>-1.3647600459829950e-10</text:p>
          </table:table-cell>
          <table:table-cell office:value-type="float" office:value="-0.0000000001364760045983" calcext:value-type="float">
            <text:p>-1.36E-10</text:p>
          </table:table-cell>
          <table:table-cell table:formula="of:=ABS([.Q106]-[.R106])" office:value-type="float" office:value="5.16987882845642E-025" calcext:value-type="float">
            <text:p>5.16987882845642E-25</text:p>
          </table:table-cell>
        </table:table-row>
        <table:table-row table:style-name="ro2">
          <table:table-cell office:value-type="string" calcext:value-type="string">
            <text:p>d(105) = -2.0288328445788638e-12</text:p>
          </table:table-cell>
          <table:table-cell table:formula="of:=RIGHT([.A107]; LEN([.A107])-9)" office:value-type="string" office:string-value="-2.0288328445788638e-12" calcext:value-type="string">
            <text:p>-2.0288328445788638e-12</text:p>
          </table:table-cell>
          <table:table-cell office:value-type="float" office:value="-0.00000000000202883284457886" calcext:value-type="float">
            <text:p>-2.03E-12</text:p>
          </table:table-cell>
          <table:table-cell table:formula="of:=ABS([.B107]-[.C107])" office:value-type="float" office:value="0" calcext:value-type="float">
            <text:p>0</text:p>
          </table:table-cell>
          <table:table-cell/>
          <table:table-cell office:value-type="string" calcext:value-type="string">
            <text:p>d(105) = -2.6139560444530313e-11</text:p>
          </table:table-cell>
          <table:table-cell table:formula="of:=RIGHT([.F107]; LEN([.F107])-9)" office:value-type="string" office:string-value="-2.6139560444530313e-11" calcext:value-type="string">
            <text:p>-2.6139560444530313e-11</text:p>
          </table:table-cell>
          <table:table-cell office:value-type="float" office:value="-0.0000000000261395604445303" calcext:value-type="float">
            <text:p>-2.61E-11</text:p>
          </table:table-cell>
          <table:table-cell table:formula="of:=ABS([.G107]-[.H107])" office:value-type="float" office:value="0" calcext:value-type="float">
            <text:p>0</text:p>
          </table:table-cell>
          <table:table-cell/>
          <table:table-cell office:value-type="string" calcext:value-type="string">
            <text:p>d(105) = -1.7694210820301330e-10</text:p>
          </table:table-cell>
          <table:table-cell table:formula="of:=RIGHT([.K107]; LEN([.K107])-9)" office:value-type="string" office:string-value="-1.7694210820301330e-10" calcext:value-type="string">
            <text:p>-1.7694210820301330e-10</text:p>
          </table:table-cell>
          <table:table-cell office:value-type="float" office:value="-0.000000000176942108203013" calcext:value-type="float">
            <text:p>-1.77E-10</text:p>
          </table:table-cell>
          <table:table-cell table:formula="of:=ABS([.L107]-[.M107])" office:value-type="float" office:value="0" calcext:value-type="float">
            <text:p>0</text:p>
          </table:table-cell>
          <table:table-cell/>
          <table:table-cell office:value-type="string" calcext:value-type="string">
            <text:p>d(105) = -2.2820651970531007e-10</text:p>
          </table:table-cell>
          <table:table-cell table:formula="of:=RIGHT([.P107]; LEN([.P107])-9)" office:value-type="string" office:string-value="-2.2820651970531007e-10" calcext:value-type="string">
            <text:p>-2.2820651970531007e-10</text:p>
          </table:table-cell>
          <table:table-cell office:value-type="float" office:value="-0.00000000022820651970531" calcext:value-type="float">
            <text:p>-2.28E-10</text:p>
          </table:table-cell>
          <table:table-cell table:formula="of:=ABS([.Q107]-[.R10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6) = -1.9402434623555193e-19</text:p>
          </table:table-cell>
          <table:table-cell table:formula="of:=RIGHT([.A108]; LEN([.A108])-9)" office:value-type="string" office:string-value="-1.9402434623555193e-19" calcext:value-type="string">
            <text:p>-1.9402434623555193e-19</text:p>
          </table:table-cell>
          <table:table-cell office:value-type="float" office:value="-1.94024346235552E-019" calcext:value-type="float">
            <text:p>-1.94E-19</text:p>
          </table:table-cell>
          <table:table-cell table:formula="of:=ABS([.B108]-[.C108])" office:value-type="float" office:value="0" calcext:value-type="float">
            <text:p>0</text:p>
          </table:table-cell>
          <table:table-cell/>
          <table:table-cell office:value-type="string" calcext:value-type="string">
            <text:p>d(106) = -4.0520956462072864e-17</text:p>
          </table:table-cell>
          <table:table-cell table:formula="of:=RIGHT([.F108]; LEN([.F108])-9)" office:value-type="string" office:string-value="-4.0520956462072864e-17" calcext:value-type="string">
            <text:p>-4.0520956462072864e-17</text:p>
          </table:table-cell>
          <table:table-cell office:value-type="float" office:value="-4.05209564620729E-017" calcext:value-type="float">
            <text:p>-4.05E-17</text:p>
          </table:table-cell>
          <table:table-cell table:formula="of:=ABS([.G108]-[.H108])" office:value-type="float" office:value="0" calcext:value-type="float">
            <text:p>0</text:p>
          </table:table-cell>
          <table:table-cell/>
          <table:table-cell office:value-type="string" calcext:value-type="string">
            <text:p>d(106) = -2.0630967839442648e-15</text:p>
          </table:table-cell>
          <table:table-cell table:formula="of:=RIGHT([.K108]; LEN([.K108])-9)" office:value-type="string" office:string-value="-2.0630967839442648e-15" calcext:value-type="string">
            <text:p>-2.0630967839442648e-15</text:p>
          </table:table-cell>
          <table:table-cell office:value-type="float" office:value="-2.06309678394427E-015" calcext:value-type="float">
            <text:p>-2.06E-15</text:p>
          </table:table-cell>
          <table:table-cell table:formula="of:=ABS([.L108]-[.M108])" office:value-type="float" office:value="0" calcext:value-type="float">
            <text:p>0</text:p>
          </table:table-cell>
          <table:table-cell/>
          <table:table-cell office:value-type="string" calcext:value-type="string">
            <text:p>d(106) = -3.7017210220237528e-15</text:p>
          </table:table-cell>
          <table:table-cell table:formula="of:=RIGHT([.P108]; LEN([.P108])-9)" office:value-type="string" office:string-value="-3.7017210220237528e-15" calcext:value-type="string">
            <text:p>-3.7017210220237528e-15</text:p>
          </table:table-cell>
          <table:table-cell office:value-type="float" office:value="-3.70172102202375E-015" calcext:value-type="float">
            <text:p>-3.70E-15</text:p>
          </table:table-cell>
          <table:table-cell table:formula="of:=ABS([.Q108]-[.R10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7) = -1.9402434623555193e-18</text:p>
          </table:table-cell>
          <table:table-cell table:formula="of:=RIGHT([.A109]; LEN([.A109])-9)" office:value-type="string" office:string-value="-1.9402434623555193e-18" calcext:value-type="string">
            <text:p>-1.9402434623555193e-18</text:p>
          </table:table-cell>
          <table:table-cell office:value-type="float" office:value="-1.94024346235552E-018" calcext:value-type="float">
            <text:p>-1.94E-18</text:p>
          </table:table-cell>
          <table:table-cell table:formula="of:=ABS([.B109]-[.C109])" office:value-type="float" office:value="0" calcext:value-type="float">
            <text:p>0</text:p>
          </table:table-cell>
          <table:table-cell/>
          <table:table-cell office:value-type="string" calcext:value-type="string">
            <text:p>d(107) = -3.4712731455648729e-16</text:p>
          </table:table-cell>
          <table:table-cell table:formula="of:=RIGHT([.F109]; LEN([.F109])-9)" office:value-type="string" office:string-value="-3.4712731455648729e-16" calcext:value-type="string">
            <text:p>-3.4712731455648729e-16</text:p>
          </table:table-cell>
          <table:table-cell office:value-type="float" office:value="-3.47127314556487E-016" calcext:value-type="float">
            <text:p>-3.47E-16</text:p>
          </table:table-cell>
          <table:table-cell table:formula="of:=ABS([.G109]-[.H109])" office:value-type="float" office:value="0" calcext:value-type="float">
            <text:p>0</text:p>
          </table:table-cell>
          <table:table-cell/>
          <table:table-cell office:value-type="string" calcext:value-type="string">
            <text:p>d(107) = -1.5028849428288384e-14</text:p>
          </table:table-cell>
          <table:table-cell table:formula="of:=RIGHT([.K109]; LEN([.K109])-9)" office:value-type="string" office:string-value="-1.5028849428288384e-14" calcext:value-type="string">
            <text:p>-1.5028849428288384e-14</text:p>
          </table:table-cell>
          <table:table-cell office:value-type="float" office:value="-0.0000000000000150288494282884" calcext:value-type="float">
            <text:p>-1.50E-14</text:p>
          </table:table-cell>
          <table:table-cell table:formula="of:=ABS([.L109]-[.M109])" office:value-type="float" office:value="0" calcext:value-type="float">
            <text:p>0</text:p>
          </table:table-cell>
          <table:table-cell/>
          <table:table-cell office:value-type="string" calcext:value-type="string">
            <text:p>d(107) = -2.6220777821067379e-14</text:p>
          </table:table-cell>
          <table:table-cell table:formula="of:=RIGHT([.P109]; LEN([.P109])-9)" office:value-type="string" office:string-value="-2.6220777821067379e-14" calcext:value-type="string">
            <text:p>-2.6220777821067379e-14</text:p>
          </table:table-cell>
          <table:table-cell office:value-type="float" office:value="-0.0000000000000262207778210674" calcext:value-type="float">
            <text:p>-2.62E-14</text:p>
          </table:table-cell>
          <table:table-cell table:formula="of:=ABS([.Q109]-[.R10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8) = -1.9208410277319640e-17</text:p>
          </table:table-cell>
          <table:table-cell table:formula="of:=RIGHT([.A110]; LEN([.A110])-9)" office:value-type="string" office:string-value="-1.9208410277319640e-17" calcext:value-type="string">
            <text:p>-1.9208410277319640e-17</text:p>
          </table:table-cell>
          <table:table-cell office:value-type="float" office:value="-1.92084102773196E-017" calcext:value-type="float">
            <text:p>-1.92E-17</text:p>
          </table:table-cell>
          <table:table-cell table:formula="of:=ABS([.B110]-[.C110])" office:value-type="float" office:value="0" calcext:value-type="float">
            <text:p>0</text:p>
          </table:table-cell>
          <table:table-cell/>
          <table:table-cell office:value-type="string" calcext:value-type="string">
            <text:p>d(108) = -2.8032447387011990e-15</text:p>
          </table:table-cell>
          <table:table-cell table:formula="of:=RIGHT([.F110]; LEN([.F110])-9)" office:value-type="string" office:string-value="-2.8032447387011990e-15" calcext:value-type="string">
            <text:p>-2.8032447387011990e-15</text:p>
          </table:table-cell>
          <table:table-cell office:value-type="float" office:value="-2.8032447387012E-015" calcext:value-type="float">
            <text:p>-2.80E-15</text:p>
          </table:table-cell>
          <table:table-cell table:formula="of:=ABS([.G110]-[.H110])" office:value-type="float" office:value="0" calcext:value-type="float">
            <text:p>0</text:p>
          </table:table-cell>
          <table:table-cell/>
          <table:table-cell office:value-type="string" calcext:value-type="string">
            <text:p>d(108) = -9.8850335109539092e-14</text:p>
          </table:table-cell>
          <table:table-cell table:formula="of:=RIGHT([.K110]; LEN([.K110])-9)" office:value-type="string" office:string-value="-9.8850335109539092e-14" calcext:value-type="string">
            <text:p>-9.8850335109539092e-14</text:p>
          </table:table-cell>
          <table:table-cell office:value-type="float" office:value="-0.0000000000000988503351095391" calcext:value-type="float">
            <text:p>-9.89E-14</text:p>
          </table:table-cell>
          <table:table-cell table:formula="of:=ABS([.L110]-[.M110])" office:value-type="float" office:value="0" calcext:value-type="float">
            <text:p>0</text:p>
          </table:table-cell>
          <table:table-cell/>
          <table:table-cell office:value-type="string" calcext:value-type="string">
            <text:p>d(108) = -1.6676258618530369e-13</text:p>
          </table:table-cell>
          <table:table-cell table:formula="of:=RIGHT([.P110]; LEN([.P110])-9)" office:value-type="string" office:string-value="-1.6676258618530369e-13" calcext:value-type="string">
            <text:p>-1.6676258618530369e-13</text:p>
          </table:table-cell>
          <table:table-cell office:value-type="float" office:value="-0.000000000000166762586185304" calcext:value-type="float">
            <text:p>-1.67E-13</text:p>
          </table:table-cell>
          <table:table-cell table:formula="of:=ABS([.Q110]-[.R11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9) = -1.9014385931084090e-16</text:p>
          </table:table-cell>
          <table:table-cell table:formula="of:=RIGHT([.A111]; LEN([.A111])-9)" office:value-type="string" office:string-value="-1.9014385931084090e-16" calcext:value-type="string">
            <text:p>-1.9014385931084090e-16</text:p>
          </table:table-cell>
          <table:table-cell office:value-type="float" office:value="-1.90143859310841E-016" calcext:value-type="float">
            <text:p>-1.90E-16</text:p>
          </table:table-cell>
          <table:table-cell table:formula="of:=ABS([.B111]-[.C111])" office:value-type="float" office:value="0" calcext:value-type="float">
            <text:p>0</text:p>
          </table:table-cell>
          <table:table-cell/>
          <table:table-cell office:value-type="string" calcext:value-type="string">
            <text:p>d(109) = -2.1468327818503727e-14</text:p>
          </table:table-cell>
          <table:table-cell table:formula="of:=RIGHT([.F111]; LEN([.F111])-9)" office:value-type="string" office:string-value="-2.1468327818503727e-14" calcext:value-type="string">
            <text:p>-2.1468327818503727e-14</text:p>
          </table:table-cell>
          <table:table-cell office:value-type="float" office:value="-0.0000000000000214683278185037" calcext:value-type="float">
            <text:p>-2.15E-14</text:p>
          </table:table-cell>
          <table:table-cell table:formula="of:=ABS([.G111]-[.H111])" office:value-type="float" office:value="0" calcext:value-type="float">
            <text:p>0</text:p>
          </table:table-cell>
          <table:table-cell/>
          <table:table-cell office:value-type="string" calcext:value-type="string">
            <text:p>d(109) = -5.8535488207018655e-13</text:p>
          </table:table-cell>
          <table:table-cell table:formula="of:=RIGHT([.K111]; LEN([.K111])-9)" office:value-type="string" office:string-value="-5.8535488207018655e-13" calcext:value-type="string">
            <text:p>-5.8535488207018655e-13</text:p>
          </table:table-cell>
          <table:table-cell office:value-type="float" office:value="-0.000000000000585354882070187" calcext:value-type="float">
            <text:p>-5.85E-13</text:p>
          </table:table-cell>
          <table:table-cell table:formula="of:=ABS([.L111]-[.M111])" office:value-type="float" office:value="0" calcext:value-type="float">
            <text:p>0</text:p>
          </table:table-cell>
          <table:table-cell/>
          <table:table-cell office:value-type="string" calcext:value-type="string">
            <text:p>d(109) = -9.4174935490855007e-13</text:p>
          </table:table-cell>
          <table:table-cell table:formula="of:=RIGHT([.P111]; LEN([.P111])-9)" office:value-type="string" office:string-value="-9.4174935490855007e-13" calcext:value-type="string">
            <text:p>-9.4174935490855007e-13</text:p>
          </table:table-cell>
          <table:table-cell office:value-type="float" office:value="-0.00000000000094174935490855" calcext:value-type="float">
            <text:p>-9.42E-13</text:p>
          </table:table-cell>
          <table:table-cell table:formula="of:=ABS([.Q111]-[.R11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0) = -1.8822301828310894e-15</text:p>
          </table:table-cell>
          <table:table-cell table:formula="of:=RIGHT([.A112]; LEN([.A112])-9)" office:value-type="string" office:string-value="-1.8822301828310894e-15" calcext:value-type="string">
            <text:p>-1.8822301828310894e-15</text:p>
          </table:table-cell>
          <table:table-cell office:value-type="float" office:value="-1.88223018283109E-015" calcext:value-type="float">
            <text:p>-1.88E-15</text:p>
          </table:table-cell>
          <table:table-cell table:formula="of:=ABS([.B112]-[.C112])" office:value-type="float" office:value="0" calcext:value-type="float">
            <text:p>0</text:p>
          </table:table-cell>
          <table:table-cell/>
          <table:table-cell office:value-type="string" calcext:value-type="string">
            <text:p>d(110) = -1.5033761835721993e-13</text:p>
          </table:table-cell>
          <table:table-cell table:formula="of:=RIGHT([.F112]; LEN([.F112])-9)" office:value-type="string" office:string-value="-1.5033761835721993e-13" calcext:value-type="string">
            <text:p>-1.5033761835721993e-13</text:p>
          </table:table-cell>
          <table:table-cell office:value-type="float" office:value="-0.00000000000015033761835722" calcext:value-type="float">
            <text:p>-1.50E-13</text:p>
          </table:table-cell>
          <table:table-cell table:formula="of:=ABS([.G112]-[.H112])" office:value-type="float" office:value="0" calcext:value-type="float">
            <text:p>0</text:p>
          </table:table-cell>
          <table:table-cell/>
          <table:table-cell office:value-type="string" calcext:value-type="string">
            <text:p>d(110) = -2.9140395511314293e-12</text:p>
          </table:table-cell>
          <table:table-cell table:formula="of:=RIGHT([.K112]; LEN([.K112])-9)" office:value-type="string" office:string-value="-2.9140395511314293e-12" calcext:value-type="string">
            <text:p>-2.9140395511314293e-12</text:p>
          </table:table-cell>
          <table:table-cell office:value-type="float" office:value="-0.00000000000291403955113143" calcext:value-type="float">
            <text:p>-2.91E-12</text:p>
          </table:table-cell>
          <table:table-cell table:formula="of:=ABS([.L112]-[.M112])" office:value-type="float" office:value="0" calcext:value-type="float">
            <text:p>0</text:p>
          </table:table-cell>
          <table:table-cell/>
          <table:table-cell office:value-type="string" calcext:value-type="string">
            <text:p>d(110) = -4.3823508821133263e-12</text:p>
          </table:table-cell>
          <table:table-cell table:formula="of:=RIGHT([.P112]; LEN([.P112])-9)" office:value-type="string" office:string-value="-4.3823508821133263e-12" calcext:value-type="string">
            <text:p>-4.3823508821133263e-12</text:p>
          </table:table-cell>
          <table:table-cell office:value-type="float" office:value="-0.00000000000438235088211333" calcext:value-type="float">
            <text:p>-4.38E-12</text:p>
          </table:table-cell>
          <table:table-cell table:formula="of:=ABS([.Q112]-[.R11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1) = -1.8632157969000052e-14</text:p>
          </table:table-cell>
          <table:table-cell table:formula="of:=RIGHT([.A113]; LEN([.A113])-9)" office:value-type="string" office:string-value="-1.8632157969000052e-14" calcext:value-type="string">
            <text:p>-1.8632157969000052e-14</text:p>
          </table:table-cell>
          <table:table-cell office:value-type="float" office:value="-0.0000000000000186321579690001" calcext:value-type="float">
            <text:p>-1.86E-14</text:p>
          </table:table-cell>
          <table:table-cell table:formula="of:=ABS([.B113]-[.C113])" office:value-type="float" office:value="0" calcext:value-type="float">
            <text:p>0</text:p>
          </table:table-cell>
          <table:table-cell/>
          <table:table-cell office:value-type="string" calcext:value-type="string">
            <text:p>d(111) = -8.7270069711648585e-13</text:p>
          </table:table-cell>
          <table:table-cell table:formula="of:=RIGHT([.F113]; LEN([.F113])-9)" office:value-type="string" office:string-value="-8.7270069711648585e-13" calcext:value-type="string">
            <text:p>-8.7270069711648585e-13</text:p>
          </table:table-cell>
          <table:table-cell office:value-type="float" office:value="-0.000000000000872700697116486" calcext:value-type="float">
            <text:p>-8.73E-13</text:p>
          </table:table-cell>
          <table:table-cell table:formula="of:=ABS([.G113]-[.H113])" office:value-type="float" office:value="0" calcext:value-type="float">
            <text:p>0</text:p>
          </table:table-cell>
          <table:table-cell/>
          <table:table-cell office:value-type="string" calcext:value-type="string">
            <text:p>d(111) = -1.0348164009534730e-11</text:p>
          </table:table-cell>
          <table:table-cell table:formula="of:=RIGHT([.K113]; LEN([.K113])-9)" office:value-type="string" office:string-value="-1.0348164009534730e-11" calcext:value-type="string">
            <text:p>-1.0348164009534730e-11</text:p>
          </table:table-cell>
          <table:table-cell office:value-type="float" office:value="-0.0000000000103481640095347" calcext:value-type="float">
            <text:p>-1.03E-11</text:p>
          </table:table-cell>
          <table:table-cell table:formula="of:=ABS([.L113]-[.M113])" office:value-type="float" office:value="0" calcext:value-type="float">
            <text:p>0</text:p>
          </table:table-cell>
          <table:table-cell/>
          <table:table-cell office:value-type="string" calcext:value-type="string">
            <text:p>d(111) = -1.4382921365240301e-11</text:p>
          </table:table-cell>
          <table:table-cell table:formula="of:=RIGHT([.P113]; LEN([.P113])-9)" office:value-type="string" office:string-value="-1.4382921365240301e-11" calcext:value-type="string">
            <text:p>-1.4382921365240301e-11</text:p>
          </table:table-cell>
          <table:table-cell office:value-type="float" office:value="-0.0000000000143829213652403" calcext:value-type="float">
            <text:p>-1.44E-11</text:p>
          </table:table-cell>
          <table:table-cell table:formula="of:=ABS([.Q113]-[.R11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2) = -1.8443934950716943e-13</text:p>
          </table:table-cell>
          <table:table-cell table:formula="of:=RIGHT([.A114]; LEN([.A114])-9)" office:value-type="string" office:string-value="-1.8443934950716943e-13" calcext:value-type="string">
            <text:p>-1.8443934950716943e-13</text:p>
          </table:table-cell>
          <table:table-cell office:value-type="float" office:value="-0.000000000000184439349507169" calcext:value-type="float">
            <text:p>-1.84E-13</text:p>
          </table:table-cell>
          <table:table-cell table:formula="of:=ABS([.B114]-[.C114])" office:value-type="float" office:value="0" calcext:value-type="float">
            <text:p>0</text:p>
          </table:table-cell>
          <table:table-cell/>
          <table:table-cell office:value-type="string" calcext:value-type="string">
            <text:p>d(112) = -2.5461401815246581e-12</text:p>
          </table:table-cell>
          <table:table-cell table:formula="of:=RIGHT([.F114]; LEN([.F114])-9)" office:value-type="string" office:string-value="-2.5461401815246581e-12" calcext:value-type="string">
            <text:p>-2.5461401815246581e-12</text:p>
          </table:table-cell>
          <table:table-cell office:value-type="float" office:value="-0.00000000000254614018152466" calcext:value-type="float">
            <text:p>-2.55E-12</text:p>
          </table:table-cell>
          <table:table-cell table:formula="of:=ABS([.G114]-[.H114])" office:value-type="float" office:value="0" calcext:value-type="float">
            <text:p>0</text:p>
          </table:table-cell>
          <table:table-cell/>
          <table:table-cell office:value-type="string" calcext:value-type="string">
            <text:p>d(112) = -1.8464262135490987e-11</text:p>
          </table:table-cell>
          <table:table-cell table:formula="of:=RIGHT([.K114]; LEN([.K114])-9)" office:value-type="string" office:string-value="-1.8464262135490987e-11" calcext:value-type="string">
            <text:p>-1.8464262135490987e-11</text:p>
          </table:table-cell>
          <table:table-cell office:value-type="float" office:value="-0.000000000018464262135491" calcext:value-type="float">
            <text:p>-1.85E-11</text:p>
          </table:table-cell>
          <table:table-cell table:formula="of:=ABS([.L114]-[.M114])" office:value-type="float" office:value="0" calcext:value-type="float">
            <text:p>0</text:p>
          </table:table-cell>
          <table:table-cell/>
          <table:table-cell office:value-type="string" calcext:value-type="string">
            <text:p>d(112) = -2.3938421645267585e-11</text:p>
          </table:table-cell>
          <table:table-cell table:formula="of:=RIGHT([.P114]; LEN([.P114])-9)" office:value-type="string" office:string-value="-2.3938421645267585e-11" calcext:value-type="string">
            <text:p>-2.3938421645267585e-11</text:p>
          </table:table-cell>
          <table:table-cell office:value-type="float" office:value="-0.0000000000239384216452676" calcext:value-type="float">
            <text:p>-2.39E-11</text:p>
          </table:table-cell>
          <table:table-cell table:formula="of:=ABS([.Q114]-[.R114])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9"/>
          <table:table-cell table:style-name="Default"/>
          <table:table-cell/>
        </table:table-row>
      </table:table>
      <table:table table:name="Sheet3" table:style-name="ta1">
        <table:table-column table:style-name="co1" table:default-cell-style-name="ce2"/>
        <table:table-column table:style-name="co1" table:default-cell-style-name="ce8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8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8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8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_Y t=0.03125</text:p>
          </table:table-cell>
          <table:covered-table-cell table:number-columns-repeated="2" table:style-name="Default"/>
          <table:covered-table-cell/>
          <table:table-cell/>
          <table:table-cell table:style-name="ce1" office:value-type="string" calcext:value-type="string" table:number-columns-spanned="4" table:number-rows-spanned="1">
            <text:p>d_Y t=0.06250</text:p>
          </table:table-cell>
          <table:covered-table-cell table:number-columns-repeated="2" table:style-name="Default"/>
          <table:covered-table-cell/>
          <table:table-cell/>
          <table:table-cell table:style-name="ce1" office:value-type="string" calcext:value-type="string" table:number-columns-spanned="4" table:number-rows-spanned="1">
            <text:p>d_Y t=0.09375</text:p>
          </table:table-cell>
          <table:covered-table-cell table:number-columns-repeated="2" table:style-name="Default"/>
          <table:covered-table-cell/>
          <table:table-cell/>
          <table:table-cell table:style-name="ce1" office:value-type="string" calcext:value-type="string" table:number-columns-spanned="4" table:number-rows-spanned="1">
            <text:p>d_Y t=0.1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_matlab</text:p>
          </table:table-cell>
          <table:table-cell office:value-type="string" calcext:value-type="string">
            <text:p>differenc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_matlab</text:p>
          </table:table-cell>
          <table:table-cell office:value-type="string" calcext:value-type="string">
            <text:p>differenc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_matlab</text:p>
          </table:table-cell>
          <table:table-cell office:value-type="string" calcext:value-type="string">
            <text:p>differenc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_matlab</text:p>
          </table:table-cell>
          <table:table-cell office:value-type="string" calcext:value-type="string">
            <text:p>difference</text:p>
          </table:table-cell>
        </table:table-row>
        <table:table-row table:style-name="ro2">
          <table:table-cell office:value-type="string" calcext:value-type="string">
            <text:p>d( <text:s/>1) = +5.6332548808002286e-02</text:p>
          </table:table-cell>
          <table:table-cell table:formula="of:=RIGHT([.A3]; LEN([.A3])-9)" office:value-type="string" office:string-value="+5.6332548808002286e-02" calcext:value-type="string">
            <text:p>+5.6332548808002286e-02</text:p>
          </table:table-cell>
          <table:table-cell office:value-type="float" office:value="0.0563325488080023" calcext:value-type="float">
            <text:p>5.63E-02</text:p>
          </table:table-cell>
          <table:table-cell table:formula="of:=ABS([.B3]-[.C3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1) = +1.4066343050408700e-01</text:p>
          </table:table-cell>
          <table:table-cell table:formula="of:=RIGHT([.F3]; LEN([.F3])-9)" office:value-type="string" office:string-value="+1.4066343050408700e-01" calcext:value-type="string">
            <text:p>+1.4066343050408700e-01</text:p>
          </table:table-cell>
          <table:table-cell office:value-type="float" office:value="0.140663430504087" calcext:value-type="float">
            <text:p>1.41E-01</text:p>
          </table:table-cell>
          <table:table-cell table:formula="of:=ABS([.G3]-[.H3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1) = +2.2406929036144674e-01</text:p>
          </table:table-cell>
          <table:table-cell table:formula="of:=RIGHT([.K3]; LEN([.K3])-9)" office:value-type="string" office:string-value="+2.2406929036144674e-01" calcext:value-type="string">
            <text:p>+2.2406929036144674e-01</text:p>
          </table:table-cell>
          <table:table-cell office:value-type="float" office:value="0.224069290361447" calcext:value-type="float">
            <text:p>2.24E-01</text:p>
          </table:table-cell>
          <table:table-cell table:formula="of:=ABS([.L3]-[.M3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1) = +2.3741662465674090e-01</text:p>
          </table:table-cell>
          <table:table-cell table:formula="of:=RIGHT([.P3]; LEN([.P3])-9)" office:value-type="string" office:string-value="+2.3741662465674090e-01" calcext:value-type="string">
            <text:p>+2.3741662465674090e-01</text:p>
          </table:table-cell>
          <table:table-cell office:value-type="float" office:value="0.237416624656741" calcext:value-type="float">
            <text:p>2.37E-01</text:p>
          </table:table-cell>
          <table:table-cell table:formula="of:=ABS([.Q3]-[.R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2) = +1.6899764642400686e-01</text:p>
          </table:table-cell>
          <table:table-cell table:formula="of:=RIGHT([.A4]; LEN([.A4])-9)" office:value-type="string" office:string-value="+1.6899764642400686e-01" calcext:value-type="string">
            <text:p>+1.6899764642400686e-01</text:p>
          </table:table-cell>
          <table:table-cell office:value-type="float" office:value="0.168997646424007" calcext:value-type="float">
            <text:p>1.69E-01</text:p>
          </table:table-cell>
          <table:table-cell table:formula="of:=ABS([.B4]-[.C4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2) = +2.9189584935817936e-01</text:p>
          </table:table-cell>
          <table:table-cell table:formula="of:=RIGHT([.F4]; LEN([.F4])-9)" office:value-type="string" office:string-value="+2.9189584935817936e-01" calcext:value-type="string">
            <text:p>+2.9189584935817936e-01</text:p>
          </table:table-cell>
          <table:table-cell office:value-type="float" office:value="0.291895849358179" calcext:value-type="float">
            <text:p>2.92E-01</text:p>
          </table:table-cell>
          <table:table-cell table:formula="of:=ABS([.G4]-[.H4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2) = +3.5482737789169883e-01</text:p>
          </table:table-cell>
          <table:table-cell table:formula="of:=RIGHT([.K4]; LEN([.K4])-9)" office:value-type="string" office:string-value="+3.5482737789169883e-01" calcext:value-type="string">
            <text:p>+3.5482737789169883e-01</text:p>
          </table:table-cell>
          <table:table-cell office:value-type="float" office:value="0.354827377891699" calcext:value-type="float">
            <text:p>3.55E-01</text:p>
          </table:table-cell>
          <table:table-cell table:formula="of:=ABS([.L4]-[.M4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2) = +3.6604380550355231e-01</text:p>
          </table:table-cell>
          <table:table-cell table:formula="of:=RIGHT([.P4]; LEN([.P4])-9)" office:value-type="string" office:string-value="+3.6604380550355231e-01" calcext:value-type="string">
            <text:p>+3.6604380550355231e-01</text:p>
          </table:table-cell>
          <table:table-cell office:value-type="float" office:value="0.366043805503552" calcext:value-type="float">
            <text:p>3.66E-01</text:p>
          </table:table-cell>
          <table:table-cell table:formula="of:=ABS([.Q4]-[.R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3) = +6.1965803688802512e-01</text:p>
          </table:table-cell>
          <table:table-cell table:formula="of:=RIGHT([.A5]; LEN([.A5])-9)" office:value-type="string" office:string-value="+6.1965803688802512e-01" calcext:value-type="string">
            <text:p>+6.1965803688802512e-01</text:p>
          </table:table-cell>
          <table:table-cell office:value-type="float" office:value="0.619658036888025" calcext:value-type="float">
            <text:p>6.20E-01</text:p>
          </table:table-cell>
          <table:table-cell table:formula="of:=ABS([.B5]-[.C5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3) = +6.3663664046638579e-01</text:p>
          </table:table-cell>
          <table:table-cell table:formula="of:=RIGHT([.F5]; LEN([.F5])-9)" office:value-type="string" office:string-value="+6.3663664046638579e-01" calcext:value-type="string">
            <text:p>+6.3663664046638579e-01</text:p>
          </table:table-cell>
          <table:table-cell office:value-type="float" office:value="0.636636640466386" calcext:value-type="float">
            <text:p>6.37E-01</text:p>
          </table:table-cell>
          <table:table-cell table:formula="of:=ABS([.G5]-[.H5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3) = +6.7051995100192130e-01</text:p>
          </table:table-cell>
          <table:table-cell table:formula="of:=RIGHT([.K5]; LEN([.K5])-9)" office:value-type="string" office:string-value="+6.7051995100192130e-01" calcext:value-type="string">
            <text:p>+6.7051995100192130e-01</text:p>
          </table:table-cell>
          <table:table-cell office:value-type="float" office:value="0.670519951001921" calcext:value-type="float">
            <text:p>6.71E-01</text:p>
          </table:table-cell>
          <table:table-cell table:formula="of:=ABS([.L5]-[.M5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3) = +6.7263501282450855e-01</text:p>
          </table:table-cell>
          <table:table-cell table:formula="of:=RIGHT([.P5]; LEN([.P5])-9)" office:value-type="string" office:string-value="+6.7263501282450855e-01" calcext:value-type="string">
            <text:p>+6.7263501282450855e-01</text:p>
          </table:table-cell>
          <table:table-cell office:value-type="float" office:value="0.672635012824509" calcext:value-type="float">
            <text:p>6.73E-01</text:p>
          </table:table-cell>
          <table:table-cell table:formula="of:=ABS([.Q5]-[.R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4) = +6.1903557788659680e-01</text:p>
          </table:table-cell>
          <table:table-cell table:formula="of:=RIGHT([.A6]; LEN([.A6])-9)" office:value-type="string" office:string-value="+6.1903557788659680e-01" calcext:value-type="string">
            <text:p>+6.1903557788659680e-01</text:p>
          </table:table-cell>
          <table:table-cell office:value-type="float" office:value="0.619035577886597" calcext:value-type="float">
            <text:p>6.19E-01</text:p>
          </table:table-cell>
          <table:table-cell table:formula="of:=ABS([.B6]-[.C6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4) = +6.3443612062914156e-01</text:p>
          </table:table-cell>
          <table:table-cell table:formula="of:=RIGHT([.F6]; LEN([.F6])-9)" office:value-type="string" office:string-value="+6.3443612062914156e-01" calcext:value-type="string">
            <text:p>+6.3443612062914156e-01</text:p>
          </table:table-cell>
          <table:table-cell office:value-type="float" office:value="0.634436120629142" calcext:value-type="float">
            <text:p>6.34E-01</text:p>
          </table:table-cell>
          <table:table-cell table:formula="of:=ABS([.G6]-[.H6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4) = +6.6547985406599897e-01</text:p>
          </table:table-cell>
          <table:table-cell table:formula="of:=RIGHT([.K6]; LEN([.K6])-9)" office:value-type="string" office:string-value="+6.6547985406599897e-01" calcext:value-type="string">
            <text:p>+6.6547985406599897e-01</text:p>
          </table:table-cell>
          <table:table-cell table:style-name="Default" office:value-type="float" office:value="0.665479854065999" calcext:value-type="float">
            <text:p>0.665479854065999</text:p>
          </table:table-cell>
          <table:table-cell table:formula="of:=ABS([.L6]-[.M6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4) = +6.6738912140890361e-01</text:p>
          </table:table-cell>
          <table:table-cell table:formula="of:=RIGHT([.P6]; LEN([.P6])-9)" office:value-type="string" office:string-value="+6.6738912140890361e-01" calcext:value-type="string">
            <text:p>+6.6738912140890361e-01</text:p>
          </table:table-cell>
          <table:table-cell table:style-name="Default" office:value-type="float" office:value="0.667389121408904" calcext:value-type="float">
            <text:p>0.667389121408904</text:p>
          </table:table-cell>
          <table:table-cell table:formula="of:=ABS([.Q6]-[.R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5) = +1.6588535141686475e-01</text:p>
          </table:table-cell>
          <table:table-cell table:formula="of:=RIGHT([.A7]; LEN([.A7])-9)" office:value-type="string" office:string-value="+1.6588535141686475e-01" calcext:value-type="string">
            <text:p>+1.6588535141686475e-01</text:p>
          </table:table-cell>
          <table:table-cell office:value-type="float" office:value="0.165885351416865" calcext:value-type="float">
            <text:p>1.66E-01</text:p>
          </table:table-cell>
          <table:table-cell table:formula="of:=ABS([.B7]-[.C7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5) = +2.8067098337771579e-01</text:p>
          </table:table-cell>
          <table:table-cell table:formula="of:=RIGHT([.F7]; LEN([.F7])-9)" office:value-type="string" office:string-value="+2.8067098337771579e-01" calcext:value-type="string">
            <text:p>+2.8067098337771579e-01</text:p>
          </table:table-cell>
          <table:table-cell office:value-type="float" office:value="0.280670983377716" calcext:value-type="float">
            <text:p>2.81E-01</text:p>
          </table:table-cell>
          <table:table-cell table:formula="of:=ABS([.G7]-[.H7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5) = +3.2981687358749545e-01</text:p>
          </table:table-cell>
          <table:table-cell table:formula="of:=RIGHT([.K7]; LEN([.K7])-9)" office:value-type="string" office:string-value="+3.2981687358749545e-01" calcext:value-type="string">
            <text:p>+3.2981687358749545e-01</text:p>
          </table:table-cell>
          <table:table-cell office:value-type="float" office:value="0.329816873587495" calcext:value-type="float">
            <text:p>3.30E-01</text:p>
          </table:table-cell>
          <table:table-cell table:formula="of:=ABS([.L7]-[.M7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5) = +3.3801574318426131e-01</text:p>
          </table:table-cell>
          <table:table-cell table:formula="of:=RIGHT([.P7]; LEN([.P7])-9)" office:value-type="string" office:string-value="+3.3801574318426131e-01" calcext:value-type="string">
            <text:p>+3.3801574318426131e-01</text:p>
          </table:table-cell>
          <table:table-cell table:style-name="Default" office:value-type="float" office:value="0.338015743184261" calcext:value-type="float">
            <text:p>0.338015743184261</text:p>
          </table:table-cell>
          <table:table-cell table:formula="of:=ABS([.Q7]-[.R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6) = +4.4505826368749939e-02</text:p>
          </table:table-cell>
          <table:table-cell table:formula="of:=RIGHT([.A8]; LEN([.A8])-9)" office:value-type="string" office:string-value="+4.4505826368749939e-02" calcext:value-type="string">
            <text:p>+4.4505826368749939e-02</text:p>
          </table:table-cell>
          <table:table-cell table:style-name="Default" office:value-type="float" office:value="0.0445058263687499" calcext:value-type="float">
            <text:p>0.04450582636875</text:p>
          </table:table-cell>
          <table:table-cell table:formula="of:=ABS([.B8]-[.C8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6) = +1.0515305645432065e-01</text:p>
          </table:table-cell>
          <table:table-cell table:formula="of:=RIGHT([.F8]; LEN([.F8])-9)" office:value-type="string" office:string-value="+1.0515305645432065e-01" calcext:value-type="string">
            <text:p>+1.0515305645432065e-01</text:p>
          </table:table-cell>
          <table:table-cell table:style-name="Default" office:value-type="float" office:value="0.105153056454321" calcext:value-type="float">
            <text:p>0.105153056454321</text:p>
          </table:table-cell>
          <table:table-cell table:formula="of:=ABS([.G8]-[.H8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6) = +1.5806118398726712e-01</text:p>
          </table:table-cell>
          <table:table-cell table:formula="of:=RIGHT([.K8]; LEN([.K8])-9)" office:value-type="string" office:string-value="+1.5806118398726712e-01" calcext:value-type="string">
            <text:p>+1.5806118398726712e-01</text:p>
          </table:table-cell>
          <table:table-cell table:style-name="Default" office:value-type="float" office:value="0.158061183987267" calcext:value-type="float">
            <text:p>0.158061183987267</text:p>
          </table:table-cell>
          <table:table-cell table:formula="of:=ABS([.L8]-[.M8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6) = +1.6580227495421074e-01</text:p>
          </table:table-cell>
          <table:table-cell table:formula="of:=RIGHT([.P8]; LEN([.P8])-9)" office:value-type="string" office:string-value="+1.6580227495421074e-01" calcext:value-type="string">
            <text:p>+1.6580227495421074e-01</text:p>
          </table:table-cell>
          <table:table-cell table:style-name="Default" office:value-type="float" office:value="0.165802274954211" calcext:value-type="float">
            <text:p>0.165802274954211</text:p>
          </table:table-cell>
          <table:table-cell table:formula="of:=ABS([.Q8]-[.R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7) = +1.2137952646022710e-02</text:p>
          </table:table-cell>
          <table:table-cell table:formula="of:=RIGHT([.A9]; LEN([.A9])-9)" office:value-type="string" office:string-value="+1.2137952646022710e-02" calcext:value-type="string">
            <text:p>+1.2137952646022710e-02</text:p>
          </table:table-cell>
          <table:table-cell table:style-name="Default" office:value-type="float" office:value="0.0121379526460227" calcext:value-type="float">
            <text:p>0.012137952646023</text:p>
          </table:table-cell>
          <table:table-cell table:formula="of:=ABS([.B9]-[.C9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7) = +3.7163399890429077e-02</text:p>
          </table:table-cell>
          <table:table-cell table:formula="of:=RIGHT([.F9]; LEN([.F9])-9)" office:value-type="string" office:string-value="+3.7163399890429077e-02" calcext:value-type="string">
            <text:p>+3.7163399890429077e-02</text:p>
          </table:table-cell>
          <table:table-cell table:style-name="Default" office:value-type="float" office:value="0.0371633998904291" calcext:value-type="float">
            <text:p>0.037163399890429</text:p>
          </table:table-cell>
          <table:table-cell table:formula="of:=ABS([.G9]-[.H9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7) = +7.1423231473136950e-02</text:p>
          </table:table-cell>
          <table:table-cell table:formula="of:=RIGHT([.K9]; LEN([.K9])-9)" office:value-type="string" office:string-value="+7.1423231473136950e-02" calcext:value-type="string">
            <text:p>+7.1423231473136950e-02</text:p>
          </table:table-cell>
          <table:table-cell table:style-name="Default" office:value-type="float" office:value="0.071423231473137" calcext:value-type="float">
            <text:p>0.071423231473137</text:p>
          </table:table-cell>
          <table:table-cell table:formula="of:=ABS([.L9]-[.M9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7) = +7.8051340085499396e-02</text:p>
          </table:table-cell>
          <table:table-cell table:formula="of:=RIGHT([.P9]; LEN([.P9])-9)" office:value-type="string" office:string-value="+7.8051340085499396e-02" calcext:value-type="string">
            <text:p>+7.8051340085499396e-02</text:p>
          </table:table-cell>
          <table:table-cell table:style-name="Default" office:value-type="float" office:value="0.0780513400854994" calcext:value-type="float">
            <text:p>0.078051340085499</text:p>
          </table:table-cell>
          <table:table-cell table:formula="of:=ABS([.Q9]-[.R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8) = +4.0459842153409038e-03</text:p>
          </table:table-cell>
          <table:table-cell table:formula="of:=RIGHT([.A10]; LEN([.A10])-9)" office:value-type="string" office:string-value="+4.0459842153409038e-03" calcext:value-type="string">
            <text:p>+4.0459842153409038e-03</text:p>
          </table:table-cell>
          <table:table-cell office:value-type="float" office:value="0.0040459842153409" calcext:value-type="float">
            <text:p>4.05E-03</text:p>
          </table:table-cell>
          <table:table-cell table:formula="of:=ABS([.B10]-[.C10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8) = +1.5483957875115079e-02</text:p>
          </table:table-cell>
          <table:table-cell table:formula="of:=RIGHT([.F10]; LEN([.F10])-9)" office:value-type="string" office:string-value="+1.5483957875115079e-02" calcext:value-type="string">
            <text:p>+1.5483957875115079e-02</text:p>
          </table:table-cell>
          <table:table-cell office:value-type="float" office:value="0.0154839578751151" calcext:value-type="float">
            <text:p>1.55E-02</text:p>
          </table:table-cell>
          <table:table-cell table:formula="of:=ABS([.G10]-[.H10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8) = +3.6995085731203227e-02</text:p>
          </table:table-cell>
          <table:table-cell table:formula="of:=RIGHT([.K10]; LEN([.K10])-9)" office:value-type="string" office:string-value="+3.6995085731203227e-02" calcext:value-type="string">
            <text:p>+3.6995085731203227e-02</text:p>
          </table:table-cell>
          <table:table-cell office:value-type="float" office:value="0.0369950857312032" calcext:value-type="float">
            <text:p>3.70E-02</text:p>
          </table:table-cell>
          <table:table-cell table:formula="of:=ABS([.L10]-[.M10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8) = +4.2022658106458194e-02</text:p>
          </table:table-cell>
          <table:table-cell table:formula="of:=RIGHT([.P10]; LEN([.P10])-9)" office:value-type="string" office:string-value="+4.2022658106458194e-02" calcext:value-type="string">
            <text:p>+4.2022658106458194e-02</text:p>
          </table:table-cell>
          <table:table-cell office:value-type="float" office:value="0.0420226581064582" calcext:value-type="float">
            <text:p>4.20E-02</text:p>
          </table:table-cell>
          <table:table-cell table:formula="of:=ABS([.Q10]-[.R1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<text:s/>9) = +1.5094260969923994e-02</text:p>
          </table:table-cell>
          <table:table-cell table:formula="of:=RIGHT([.A11]; LEN([.A11])-9)" office:value-type="string" office:string-value="+1.5094260969923994e-02" calcext:value-type="string">
            <text:p>+1.5094260969923994e-02</text:p>
          </table:table-cell>
          <table:table-cell office:value-type="float" office:value="0.015094260969924" calcext:value-type="float">
            <text:p>1.51E-02</text:p>
          </table:table-cell>
          <table:table-cell table:formula="of:=ABS([.B11]-[.C11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9) = +9.2258250653517407e-02</text:p>
          </table:table-cell>
          <table:table-cell table:formula="of:=RIGHT([.F11]; LEN([.F11])-9)" office:value-type="string" office:string-value="+9.2258250653517407e-02" calcext:value-type="string">
            <text:p>+9.2258250653517407e-02</text:p>
          </table:table-cell>
          <table:table-cell office:value-type="float" office:value="0.0922582506535174" calcext:value-type="float">
            <text:p>9.23E-02</text:p>
          </table:table-cell>
          <table:table-cell table:formula="of:=ABS([.G11]-[.H11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9) = +1.6163514523892711e-01</text:p>
          </table:table-cell>
          <table:table-cell table:formula="of:=RIGHT([.K11]; LEN([.K11])-9)" office:value-type="string" office:string-value="+1.6163514523892711e-01" calcext:value-type="string">
            <text:p>+1.6163514523892711e-01</text:p>
          </table:table-cell>
          <table:table-cell office:value-type="float" office:value="0.161635145238927" calcext:value-type="float">
            <text:p>1.62E-01</text:p>
          </table:table-cell>
          <table:table-cell table:formula="of:=ABS([.L11]-[.M11])" office:value-type="float" office:value="0" calcext:value-type="float">
            <text:p>0</text:p>
          </table:table-cell>
          <table:table-cell/>
          <table:table-cell office:value-type="string" calcext:value-type="string">
            <text:p>d( <text:s/>9) = +1.7403209496714406e-01</text:p>
          </table:table-cell>
          <table:table-cell table:formula="of:=RIGHT([.P11]; LEN([.P11])-9)" office:value-type="string" office:string-value="+1.7403209496714406e-01" calcext:value-type="string">
            <text:p>+1.7403209496714406e-01</text:p>
          </table:table-cell>
          <table:table-cell office:value-type="float" office:value="0.174032094967144" calcext:value-type="float">
            <text:p>1.74E-01</text:p>
          </table:table-cell>
          <table:table-cell table:formula="of:=ABS([.Q11]-[.R1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0) = +4.5282782909771981e-02</text:p>
          </table:table-cell>
          <table:table-cell table:formula="of:=RIGHT([.A12]; LEN([.A12])-9)" office:value-type="string" office:string-value="+4.5282782909771981e-02" calcext:value-type="string">
            <text:p>+4.5282782909771981e-02</text:p>
          </table:table-cell>
          <table:table-cell office:value-type="float" office:value="0.045282782909772" calcext:value-type="float">
            <text:p>4.53E-02</text:p>
          </table:table-cell>
          <table:table-cell table:formula="of:=ABS([.B12]-[.C12])" office:value-type="float" office:value="0" calcext:value-type="float">
            <text:p>0</text:p>
          </table:table-cell>
          <table:table-cell/>
          <table:table-cell office:value-type="string" calcext:value-type="string">
            <text:p>d( 10) = +1.7219866461001263e-01</text:p>
          </table:table-cell>
          <table:table-cell table:formula="of:=RIGHT([.F12]; LEN([.F12])-9)" office:value-type="string" office:string-value="+1.7219866461001263e-01" calcext:value-type="string">
            <text:p>+1.7219866461001263e-01</text:p>
          </table:table-cell>
          <table:table-cell office:value-type="float" office:value="0.172198664610013" calcext:value-type="float">
            <text:p>1.72E-01</text:p>
          </table:table-cell>
          <table:table-cell table:formula="of:=ABS([.G12]-[.H12])" office:value-type="float" office:value="0" calcext:value-type="float">
            <text:p>0</text:p>
          </table:table-cell>
          <table:table-cell/>
          <table:table-cell office:value-type="string" calcext:value-type="string">
            <text:p>d( 10) = +2.2978015126465379e-01</text:p>
          </table:table-cell>
          <table:table-cell table:formula="of:=RIGHT([.K12]; LEN([.K12])-9)" office:value-type="string" office:string-value="+2.2978015126465379e-01" calcext:value-type="string">
            <text:p>+2.2978015126465379e-01</text:p>
          </table:table-cell>
          <table:table-cell table:style-name="Default" office:value-type="float" office:value="0.229780151264654" calcext:value-type="float">
            <text:p>0.229780151264654</text:p>
          </table:table-cell>
          <table:table-cell table:formula="of:=ABS([.L12]-[.M12])" office:value-type="float" office:value="0" calcext:value-type="float">
            <text:p>0</text:p>
          </table:table-cell>
          <table:table-cell/>
          <table:table-cell office:value-type="string" calcext:value-type="string">
            <text:p>d( 10) = +2.4097870042948352e-01</text:p>
          </table:table-cell>
          <table:table-cell table:formula="of:=RIGHT([.P12]; LEN([.P12])-9)" office:value-type="string" office:string-value="+2.4097870042948352e-01" calcext:value-type="string">
            <text:p>+2.4097870042948352e-01</text:p>
          </table:table-cell>
          <table:table-cell table:style-name="Default" office:value-type="float" office:value="0.240978700429484" calcext:value-type="float">
            <text:p>0.240978700429484</text:p>
          </table:table-cell>
          <table:table-cell table:formula="of:=ABS([.Q12]-[.R1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1) = +1.6603687066916392e-01</text:p>
          </table:table-cell>
          <table:table-cell table:formula="of:=RIGHT([.A13]; LEN([.A13])-9)" office:value-type="string" office:string-value="+1.6603687066916392e-01" calcext:value-type="string">
            <text:p>+1.6603687066916392e-01</text:p>
          </table:table-cell>
          <table:table-cell office:value-type="float" office:value="0.166036870669164" calcext:value-type="float">
            <text:p>1.66E-01</text:p>
          </table:table-cell>
          <table:table-cell table:formula="of:=ABS([.B13]-[.C13])" office:value-type="float" office:value="0" calcext:value-type="float">
            <text:p>0</text:p>
          </table:table-cell>
          <table:table-cell/>
          <table:table-cell office:value-type="string" calcext:value-type="string">
            <text:p>d( 11) = +2.8280814573491425e-01</text:p>
          </table:table-cell>
          <table:table-cell table:formula="of:=RIGHT([.F13]; LEN([.F13])-9)" office:value-type="string" office:string-value="+2.8280814573491425e-01" calcext:value-type="string">
            <text:p>+2.8280814573491425e-01</text:p>
          </table:table-cell>
          <table:table-cell table:style-name="Default" office:value-type="float" office:value="0.282808145734914" calcext:value-type="float">
            <text:p>0.282808145734914</text:p>
          </table:table-cell>
          <table:table-cell table:formula="of:=ABS([.G13]-[.H13])" office:value-type="float" office:value="0" calcext:value-type="float">
            <text:p>0</text:p>
          </table:table-cell>
          <table:table-cell/>
          <table:table-cell office:value-type="string" calcext:value-type="string">
            <text:p>d( 11) = +3.3569111656831097e-01</text:p>
          </table:table-cell>
          <table:table-cell table:formula="of:=RIGHT([.K13]; LEN([.K13])-9)" office:value-type="string" office:string-value="+3.3569111656831097e-01" calcext:value-type="string">
            <text:p>+3.3569111656831097e-01</text:p>
          </table:table-cell>
          <table:table-cell table:style-name="Default" office:value-type="float" office:value="0.335691116568311" calcext:value-type="float">
            <text:p>0.335691116568311</text:p>
          </table:table-cell>
          <table:table-cell table:formula="of:=ABS([.L13]-[.M13])" office:value-type="float" office:value="0" calcext:value-type="float">
            <text:p>0</text:p>
          </table:table-cell>
          <table:table-cell/>
          <table:table-cell office:value-type="string" calcext:value-type="string">
            <text:p>d( 11) = +3.4493984840858727e-01</text:p>
          </table:table-cell>
          <table:table-cell table:formula="of:=RIGHT([.P13]; LEN([.P13])-9)" office:value-type="string" office:string-value="+3.4493984840858727e-01" calcext:value-type="string">
            <text:p>+3.4493984840858727e-01</text:p>
          </table:table-cell>
          <table:table-cell table:style-name="Default" office:value-type="float" office:value="0.344939848408587" calcext:value-type="float">
            <text:p>0.344939848408587</text:p>
          </table:table-cell>
          <table:table-cell table:formula="of:=ABS([.Q13]-[.R1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2) = +1.6587008355939892e-01</text:p>
          </table:table-cell>
          <table:table-cell table:formula="of:=RIGHT([.A14]; LEN([.A14])-9)" office:value-type="string" office:string-value="+1.6587008355939892e-01" calcext:value-type="string">
            <text:p>+1.6587008355939892e-01</text:p>
          </table:table-cell>
          <table:table-cell table:style-name="Default" office:value-type="float" office:value="0.165870083559399" calcext:value-type="float">
            <text:p>0.165870083559399</text:p>
          </table:table-cell>
          <table:table-cell table:formula="of:=ABS([.B14]-[.C14])" office:value-type="float" office:value="0" calcext:value-type="float">
            <text:p>0</text:p>
          </table:table-cell>
          <table:table-cell/>
          <table:table-cell office:value-type="string" calcext:value-type="string">
            <text:p>d( 12) = +2.8108060109710253e-01</text:p>
          </table:table-cell>
          <table:table-cell table:formula="of:=RIGHT([.F14]; LEN([.F14])-9)" office:value-type="string" office:string-value="+2.8108060109710253e-01" calcext:value-type="string">
            <text:p>+2.8108060109710253e-01</text:p>
          </table:table-cell>
          <table:table-cell table:style-name="Default" office:value-type="float" office:value="0.281080601097103" calcext:value-type="float">
            <text:p>0.281080601097103</text:p>
          </table:table-cell>
          <table:table-cell table:formula="of:=ABS([.G14]-[.H14])" office:value-type="float" office:value="0" calcext:value-type="float">
            <text:p>0</text:p>
          </table:table-cell>
          <table:table-cell/>
          <table:table-cell office:value-type="string" calcext:value-type="string">
            <text:p>d( 12) = +3.3106875047844830e-01</text:p>
          </table:table-cell>
          <table:table-cell table:formula="of:=RIGHT([.K14]; LEN([.K14])-9)" office:value-type="string" office:string-value="+3.3106875047844830e-01" calcext:value-type="string">
            <text:p>+3.3106875047844830e-01</text:p>
          </table:table-cell>
          <table:table-cell table:style-name="Default" office:value-type="float" office:value="0.331068750478448" calcext:value-type="float">
            <text:p>0.331068750478448</text:p>
          </table:table-cell>
          <table:table-cell table:formula="of:=ABS([.L14]-[.M14])" office:value-type="float" office:value="0" calcext:value-type="float">
            <text:p>0</text:p>
          </table:table-cell>
          <table:table-cell/>
          <table:table-cell office:value-type="string" calcext:value-type="string">
            <text:p>d( 12) = +3.3951124381321052e-01</text:p>
          </table:table-cell>
          <table:table-cell table:formula="of:=RIGHT([.P14]; LEN([.P14])-9)" office:value-type="string" office:string-value="+3.3951124381321052e-01" calcext:value-type="string">
            <text:p>+3.3951124381321052e-01</text:p>
          </table:table-cell>
          <table:table-cell table:style-name="Default" office:value-type="float" office:value="0.339511243813211" calcext:value-type="float">
            <text:p>0.339511243813211</text:p>
          </table:table-cell>
          <table:table-cell table:formula="of:=ABS([.Q14]-[.R1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3) = +4.4448847360946890e-02</text:p>
          </table:table-cell>
          <table:table-cell table:formula="of:=RIGHT([.A15]; LEN([.A15])-9)" office:value-type="string" office:string-value="+4.4448847360946890e-02" calcext:value-type="string">
            <text:p>+4.4448847360946890e-02</text:p>
          </table:table-cell>
          <table:table-cell table:style-name="Default" office:value-type="float" office:value="0.0444488473609469" calcext:value-type="float">
            <text:p>0.044448847360947</text:p>
          </table:table-cell>
          <table:table-cell table:formula="of:=ABS([.B15]-[.C15])" office:value-type="float" office:value="0" calcext:value-type="float">
            <text:p>0</text:p>
          </table:table-cell>
          <table:table-cell/>
          <table:table-cell office:value-type="string" calcext:value-type="string">
            <text:p>d( 13) = +1.6427229501639246e-01</text:p>
          </table:table-cell>
          <table:table-cell table:formula="of:=RIGHT([.F15]; LEN([.F15])-9)" office:value-type="string" office:string-value="+1.6427229501639246e-01" calcext:value-type="string">
            <text:p>+1.6427229501639246e-01</text:p>
          </table:table-cell>
          <table:table-cell table:style-name="Default" office:value-type="float" office:value="0.164272295016392" calcext:value-type="float">
            <text:p>0.164272295016392</text:p>
          </table:table-cell>
          <table:table-cell table:formula="of:=ABS([.G15]-[.H15])" office:value-type="float" office:value="0" calcext:value-type="float">
            <text:p>0</text:p>
          </table:table-cell>
          <table:table-cell/>
          <table:table-cell office:value-type="string" calcext:value-type="string">
            <text:p>d( 13) = +2.1044374387979228e-01</text:p>
          </table:table-cell>
          <table:table-cell table:formula="of:=RIGHT([.K15]; LEN([.K15])-9)" office:value-type="string" office:string-value="+2.1044374387979228e-01" calcext:value-type="string">
            <text:p>+2.1044374387979228e-01</text:p>
          </table:table-cell>
          <table:table-cell table:style-name="Default" office:value-type="float" office:value="0.210443743879792" calcext:value-type="float">
            <text:p>0.210443743879792</text:p>
          </table:table-cell>
          <table:table-cell table:formula="of:=ABS([.L15]-[.M15])" office:value-type="float" office:value="0" calcext:value-type="float">
            <text:p>0</text:p>
          </table:table-cell>
          <table:table-cell/>
          <table:table-cell office:value-type="string" calcext:value-type="string">
            <text:p>d( 13) = +2.1886642977252280e-01</text:p>
          </table:table-cell>
          <table:table-cell table:formula="of:=RIGHT([.P15]; LEN([.P15])-9)" office:value-type="string" office:string-value="+2.1886642977252280e-01" calcext:value-type="string">
            <text:p>+2.1886642977252280e-01</text:p>
          </table:table-cell>
          <table:table-cell table:style-name="Default" office:value-type="float" office:value="0.218866429772523" calcext:value-type="float">
            <text:p>0.218866429772523</text:p>
          </table:table-cell>
          <table:table-cell table:formula="of:=ABS([.Q15]-[.R1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4) = +1.1925301648051747e-02</text:p>
          </table:table-cell>
          <table:table-cell table:formula="of:=RIGHT([.A16]; LEN([.A16])-9)" office:value-type="string" office:string-value="+1.1925301648051747e-02" calcext:value-type="string">
            <text:p>+1.1925301648051747e-02</text:p>
          </table:table-cell>
          <table:table-cell table:style-name="Default" office:value-type="float" office:value="0.0119253016480517" calcext:value-type="float">
            <text:p>0.011925301648052</text:p>
          </table:table-cell>
          <table:table-cell table:formula="of:=ABS([.B16]-[.C16])" office:value-type="float" office:value="4.68375338513738E-017" calcext:value-type="float">
            <text:p>4.68375338513738E-17</text:p>
          </table:table-cell>
          <table:table-cell/>
          <table:table-cell office:value-type="string" calcext:value-type="string">
            <text:p>d( 14) = +6.8061099149061527e-02</text:p>
          </table:table-cell>
          <table:table-cell table:formula="of:=RIGHT([.F16]; LEN([.F16])-9)" office:value-type="string" office:string-value="+6.8061099149061527e-02" calcext:value-type="string">
            <text:p>+6.8061099149061527e-02</text:p>
          </table:table-cell>
          <table:table-cell table:style-name="Default" office:value-type="float" office:value="0.0680610991490615" calcext:value-type="float">
            <text:p>0.068061099149062</text:p>
          </table:table-cell>
          <table:table-cell table:formula="of:=ABS([.G16]-[.H16])" office:value-type="float" office:value="0" calcext:value-type="float">
            <text:p>0</text:p>
          </table:table-cell>
          <table:table-cell/>
          <table:table-cell office:value-type="string" calcext:value-type="string">
            <text:p>d( 14) = +1.1225773348020021e-01</text:p>
          </table:table-cell>
          <table:table-cell table:formula="of:=RIGHT([.K16]; LEN([.K16])-9)" office:value-type="string" office:string-value="+1.1225773348020021e-01" calcext:value-type="string">
            <text:p>+1.1225773348020021e-01</text:p>
          </table:table-cell>
          <table:table-cell table:style-name="Default" office:value-type="float" office:value="0.1122577334802" calcext:value-type="float">
            <text:p>0.1122577334802</text:p>
          </table:table-cell>
          <table:table-cell table:formula="of:=ABS([.L16]-[.M16])" office:value-type="float" office:value="0" calcext:value-type="float">
            <text:p>0</text:p>
          </table:table-cell>
          <table:table-cell/>
          <table:table-cell office:value-type="string" calcext:value-type="string">
            <text:p>d( 14) = +1.1947384890487758e-01</text:p>
          </table:table-cell>
          <table:table-cell table:formula="of:=RIGHT([.P16]; LEN([.P16])-9)" office:value-type="string" office:string-value="+1.1947384890487758e-01" calcext:value-type="string">
            <text:p>+1.1947384890487758e-01</text:p>
          </table:table-cell>
          <table:table-cell table:style-name="Default" office:value-type="float" office:value="0.119473848904878" calcext:value-type="float">
            <text:p>0.119473848904878</text:p>
          </table:table-cell>
          <table:table-cell table:formula="of:=ABS([.Q16]-[.R16])" office:value-type="float" office:value="4.30211422042248E-016" calcext:value-type="float">
            <text:p>4.30211422042248E-16</text:p>
          </table:table-cell>
        </table:table-row>
        <table:table-row table:style-name="ro2">
          <table:table-cell office:value-type="string" calcext:value-type="string">
            <text:p>d( 15) = +3.2523549949232031e-03</text:p>
          </table:table-cell>
          <table:table-cell table:formula="of:=RIGHT([.A17]; LEN([.A17])-9)" office:value-type="string" office:string-value="+3.2523549949232031e-03" calcext:value-type="string">
            <text:p>+3.2523549949232031e-03</text:p>
          </table:table-cell>
          <table:table-cell office:value-type="float" office:value="0.0032523549949232" calcext:value-type="float">
            <text:p>3.25E-03</text:p>
          </table:table-cell>
          <table:table-cell table:formula="of:=ABS([.B17]-[.C17])" office:value-type="float" office:value="0" calcext:value-type="float">
            <text:p>0</text:p>
          </table:table-cell>
          <table:table-cell/>
          <table:table-cell office:value-type="string" calcext:value-type="string">
            <text:p>d( 15) = +2.5363080351198115e-02</text:p>
          </table:table-cell>
          <table:table-cell table:formula="of:=RIGHT([.F17]; LEN([.F17])-9)" office:value-type="string" office:string-value="+2.5363080351198115e-02" calcext:value-type="string">
            <text:p>+2.5363080351198115e-02</text:p>
          </table:table-cell>
          <table:table-cell office:value-type="float" office:value="0.0253630803511981" calcext:value-type="float">
            <text:p>2.54E-02</text:p>
          </table:table-cell>
          <table:table-cell table:formula="of:=ABS([.G17]-[.H17])" office:value-type="float" office:value="0" calcext:value-type="float">
            <text:p>0</text:p>
          </table:table-cell>
          <table:table-cell/>
          <table:table-cell office:value-type="string" calcext:value-type="string">
            <text:p>d( 15) = +5.3043056011435427e-02</text:p>
          </table:table-cell>
          <table:table-cell table:formula="of:=RIGHT([.K17]; LEN([.K17])-9)" office:value-type="string" office:string-value="+5.3043056011435427e-02" calcext:value-type="string">
            <text:p>+5.3043056011435427e-02</text:p>
          </table:table-cell>
          <table:table-cell office:value-type="float" office:value="0.0530430560114354" calcext:value-type="float">
            <text:p>5.30E-02</text:p>
          </table:table-cell>
          <table:table-cell table:formula="of:=ABS([.L17]-[.M17])" office:value-type="float" office:value="0" calcext:value-type="float">
            <text:p>0</text:p>
          </table:table-cell>
          <table:table-cell/>
          <table:table-cell office:value-type="string" calcext:value-type="string">
            <text:p>d( 15) = +5.8772239459316811e-02</text:p>
          </table:table-cell>
          <table:table-cell table:formula="of:=RIGHT([.P17]; LEN([.P17])-9)" office:value-type="string" office:string-value="+5.8772239459316811e-02" calcext:value-type="string">
            <text:p>+5.8772239459316811e-02</text:p>
          </table:table-cell>
          <table:table-cell office:value-type="float" office:value="0.0587722394593168" calcext:value-type="float">
            <text:p>5.88E-02</text:p>
          </table:table-cell>
          <table:table-cell table:formula="of:=ABS([.Q17]-[.R1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6) = +1.0841183316410677e-03</text:p>
          </table:table-cell>
          <table:table-cell table:formula="of:=RIGHT([.A18]; LEN([.A18])-9)" office:value-type="string" office:string-value="+1.0841183316410677e-03" calcext:value-type="string">
            <text:p>+1.0841183316410677e-03</text:p>
          </table:table-cell>
          <table:table-cell office:value-type="float" office:value="0.00108411833164107" calcext:value-type="float">
            <text:p>1.08E-03</text:p>
          </table:table-cell>
          <table:table-cell table:formula="of:=ABS([.B18]-[.C18])" office:value-type="float" office:value="0" calcext:value-type="float">
            <text:p>0</text:p>
          </table:table-cell>
          <table:table-cell/>
          <table:table-cell office:value-type="string" calcext:value-type="string">
            <text:p>d( 16) = +1.0902697122672908e-02</text:p>
          </table:table-cell>
          <table:table-cell table:formula="of:=RIGHT([.F18]; LEN([.F18])-9)" office:value-type="string" office:string-value="+1.0902697122672908e-02" calcext:value-type="string">
            <text:p>+1.0902697122672908e-02</text:p>
          </table:table-cell>
          <table:table-cell office:value-type="float" office:value="0.0109026971226729" calcext:value-type="float">
            <text:p>1.09E-02</text:p>
          </table:table-cell>
          <table:table-cell table:formula="of:=ABS([.G18]-[.H18])" office:value-type="float" office:value="0" calcext:value-type="float">
            <text:p>0</text:p>
          </table:table-cell>
          <table:table-cell/>
          <table:table-cell office:value-type="string" calcext:value-type="string">
            <text:p>d( 16) = +2.7605332644479483e-02</text:p>
          </table:table-cell>
          <table:table-cell table:formula="of:=RIGHT([.K18]; LEN([.K18])-9)" office:value-type="string" office:string-value="+2.7605332644479483e-02" calcext:value-type="string">
            <text:p>+2.7605332644479483e-02</text:p>
          </table:table-cell>
          <table:table-cell office:value-type="float" office:value="0.0276053326444795" calcext:value-type="float">
            <text:p>2.76E-02</text:p>
          </table:table-cell>
          <table:table-cell table:formula="of:=ABS([.L18]-[.M18])" office:value-type="float" office:value="0" calcext:value-type="float">
            <text:p>0</text:p>
          </table:table-cell>
          <table:table-cell/>
          <table:table-cell office:value-type="string" calcext:value-type="string">
            <text:p>d( 16) = +3.1277004736620026e-02</text:p>
          </table:table-cell>
          <table:table-cell table:formula="of:=RIGHT([.P18]; LEN([.P18])-9)" office:value-type="string" office:string-value="+3.1277004736620026e-02" calcext:value-type="string">
            <text:p>+3.1277004736620026e-02</text:p>
          </table:table-cell>
          <table:table-cell office:value-type="float" office:value="0.03127700473662" calcext:value-type="float">
            <text:p>3.13E-02</text:p>
          </table:table-cell>
          <table:table-cell table:formula="of:=ABS([.Q18]-[.R1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7) = +4.0444796341047298e-03</text:p>
          </table:table-cell>
          <table:table-cell table:formula="of:=RIGHT([.A19]; LEN([.A19])-9)" office:value-type="string" office:string-value="+4.0444796341047298e-03" calcext:value-type="string">
            <text:p>+4.0444796341047298e-03</text:p>
          </table:table-cell>
          <table:table-cell office:value-type="float" office:value="0.00404447963410473" calcext:value-type="float">
            <text:p>4.04E-03</text:p>
          </table:table-cell>
          <table:table-cell table:formula="of:=ABS([.B19]-[.C19])" office:value-type="float" office:value="0" calcext:value-type="float">
            <text:p>0</text:p>
          </table:table-cell>
          <table:table-cell/>
          <table:table-cell office:value-type="string" calcext:value-type="string">
            <text:p>d( 17) = +3.9341609415614050e-02</text:p>
          </table:table-cell>
          <table:table-cell table:formula="of:=RIGHT([.F19]; LEN([.F19])-9)" office:value-type="string" office:string-value="+3.9341609415614050e-02" calcext:value-type="string">
            <text:p>+3.9341609415614050e-02</text:p>
          </table:table-cell>
          <table:table-cell office:value-type="float" office:value="0.0393416094156141" calcext:value-type="float">
            <text:p>3.93E-02</text:p>
          </table:table-cell>
          <table:table-cell table:formula="of:=ABS([.G19]-[.H19])" office:value-type="float" office:value="0" calcext:value-type="float">
            <text:p>0</text:p>
          </table:table-cell>
          <table:table-cell/>
          <table:table-cell office:value-type="string" calcext:value-type="string">
            <text:p>d( 17) = +9.4628805555064255e-02</text:p>
          </table:table-cell>
          <table:table-cell table:formula="of:=RIGHT([.K19]; LEN([.K19])-9)" office:value-type="string" office:string-value="+9.4628805555064255e-02" calcext:value-type="string">
            <text:p>+9.4628805555064255e-02</text:p>
          </table:table-cell>
          <table:table-cell office:value-type="float" office:value="0.0946288055550643" calcext:value-type="float">
            <text:p>9.46E-02</text:p>
          </table:table-cell>
          <table:table-cell table:formula="of:=ABS([.L19]-[.M19])" office:value-type="float" office:value="0" calcext:value-type="float">
            <text:p>0</text:p>
          </table:table-cell>
          <table:table-cell/>
          <table:table-cell office:value-type="string" calcext:value-type="string">
            <text:p>d( 17) = +1.0410346937028418e-01</text:p>
          </table:table-cell>
          <table:table-cell table:formula="of:=RIGHT([.P19]; LEN([.P19])-9)" office:value-type="string" office:string-value="+1.0410346937028418e-01" calcext:value-type="string">
            <text:p>+1.0410346937028418e-01</text:p>
          </table:table-cell>
          <table:table-cell office:value-type="float" office:value="0.104103469370284" calcext:value-type="float">
            <text:p>1.04E-01</text:p>
          </table:table-cell>
          <table:table-cell table:formula="of:=ABS([.Q19]-[.R1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18) = +1.2133438902314189e-02</text:p>
          </table:table-cell>
          <table:table-cell table:formula="of:=RIGHT([.A20]; LEN([.A20])-9)" office:value-type="string" office:string-value="+1.2133438902314189e-02" calcext:value-type="string">
            <text:p>+1.2133438902314189e-02</text:p>
          </table:table-cell>
          <table:table-cell table:style-name="Default" office:value-type="float" office:value="0.0121334389023142" calcext:value-type="float">
            <text:p>0.012133438902314</text:p>
          </table:table-cell>
          <table:table-cell table:formula="of:=ABS([.B20]-[.C20])" office:value-type="float" office:value="0" calcext:value-type="float">
            <text:p>0</text:p>
          </table:table-cell>
          <table:table-cell/>
          <table:table-cell office:value-type="string" calcext:value-type="string">
            <text:p>d( 18) = +7.1323034767193302e-02</text:p>
          </table:table-cell>
          <table:table-cell table:formula="of:=RIGHT([.F20]; LEN([.F20])-9)" office:value-type="string" office:string-value="+7.1323034767193302e-02" calcext:value-type="string">
            <text:p>+7.1323034767193302e-02</text:p>
          </table:table-cell>
          <table:table-cell table:style-name="Default" office:value-type="float" office:value="0.0713230347671933" calcext:value-type="float">
            <text:p>0.071323034767193</text:p>
          </table:table-cell>
          <table:table-cell table:formula="of:=ABS([.G20]-[.H20])" office:value-type="float" office:value="0" calcext:value-type="float">
            <text:p>0</text:p>
          </table:table-cell>
          <table:table-cell/>
          <table:table-cell office:value-type="string" calcext:value-type="string">
            <text:p>d( 18) = +1.2398969609439747e-01</text:p>
          </table:table-cell>
          <table:table-cell table:formula="of:=RIGHT([.K20]; LEN([.K20])-9)" office:value-type="string" office:string-value="+1.2398969609439747e-01" calcext:value-type="string">
            <text:p>+1.2398969609439747e-01</text:p>
          </table:table-cell>
          <table:table-cell table:style-name="Default" office:value-type="float" office:value="0.123989696094397" calcext:value-type="float">
            <text:p>0.123989696094397</text:p>
          </table:table-cell>
          <table:table-cell table:formula="of:=ABS([.L20]-[.M20])" office:value-type="float" office:value="4.57966997657877E-016" calcext:value-type="float">
            <text:p>4.57966997657877E-16</text:p>
          </table:table-cell>
          <table:table-cell/>
          <table:table-cell office:value-type="string" calcext:value-type="string">
            <text:p>d( 18) = +1.3325670283919250e-01</text:p>
          </table:table-cell>
          <table:table-cell table:formula="of:=RIGHT([.P20]; LEN([.P20])-9)" office:value-type="string" office:string-value="+1.3325670283919250e-01" calcext:value-type="string">
            <text:p>+1.3325670283919250e-01</text:p>
          </table:table-cell>
          <table:table-cell table:style-name="Default" office:value-type="float" office:value="0.133256702839193" calcext:value-type="float">
            <text:p>0.133256702839193</text:p>
          </table:table-cell>
          <table:table-cell table:formula="of:=ABS([.Q20]-[.R20])" office:value-type="float" office:value="4.9960036108132E-016" calcext:value-type="float">
            <text:p>4.9960036108132E-16</text:p>
          </table:table-cell>
        </table:table-row>
        <table:table-row table:style-name="ro2">
          <table:table-cell office:value-type="string" calcext:value-type="string">
            <text:p>d( 19) = +4.4489275975152023e-02</text:p>
          </table:table-cell>
          <table:table-cell table:formula="of:=RIGHT([.A21]; LEN([.A21])-9)" office:value-type="string" office:string-value="+4.4489275975152023e-02" calcext:value-type="string">
            <text:p>+4.4489275975152023e-02</text:p>
          </table:table-cell>
          <table:table-cell table:style-name="Default" office:value-type="float" office:value="0.044489275975152" calcext:value-type="float">
            <text:p>0.044489275975152</text:p>
          </table:table-cell>
          <table:table-cell table:formula="of:=ABS([.B21]-[.C21])" office:value-type="float" office:value="0" calcext:value-type="float">
            <text:p>0</text:p>
          </table:table-cell>
          <table:table-cell/>
          <table:table-cell office:value-type="string" calcext:value-type="string">
            <text:p>d( 19) = +1.0584514921421263e-01</text:p>
          </table:table-cell>
          <table:table-cell table:formula="of:=RIGHT([.F21]; LEN([.F21])-9)" office:value-type="string" office:string-value="+1.0584514921421263e-01" calcext:value-type="string">
            <text:p>+1.0584514921421263e-01</text:p>
          </table:table-cell>
          <table:table-cell table:style-name="Default" office:value-type="float" office:value="0.105845149214213" calcext:value-type="float">
            <text:p>0.105845149214213</text:p>
          </table:table-cell>
          <table:table-cell table:formula="of:=ABS([.G21]-[.H21])" office:value-type="float" office:value="3.88578058618805E-016" calcext:value-type="float">
            <text:p>3.88578058618805E-16</text:p>
          </table:table-cell>
          <table:table-cell/>
          <table:table-cell office:value-type="string" calcext:value-type="string">
            <text:p>d( 19) = +1.6135970562074431e-01</text:p>
          </table:table-cell>
          <table:table-cell table:formula="of:=RIGHT([.K21]; LEN([.K21])-9)" office:value-type="string" office:string-value="+1.6135970562074431e-01" calcext:value-type="string">
            <text:p>+1.6135970562074431e-01</text:p>
          </table:table-cell>
          <table:table-cell table:style-name="Default" office:value-type="float" office:value="0.161359705620744" calcext:value-type="float">
            <text:p>0.161359705620744</text:p>
          </table:table-cell>
          <table:table-cell table:formula="of:=ABS([.L21]-[.M21])" office:value-type="float" office:value="0" calcext:value-type="float">
            <text:p>0</text:p>
          </table:table-cell>
          <table:table-cell/>
          <table:table-cell office:value-type="string" calcext:value-type="string">
            <text:p>d( 19) = +1.6983557174824579e-01</text:p>
          </table:table-cell>
          <table:table-cell table:formula="of:=RIGHT([.P21]; LEN([.P21])-9)" office:value-type="string" office:string-value="+1.6983557174824579e-01" calcext:value-type="string">
            <text:p>+1.6983557174824579e-01</text:p>
          </table:table-cell>
          <table:table-cell table:style-name="Default" office:value-type="float" office:value="0.169835571748246" calcext:value-type="float">
            <text:p>0.169835571748246</text:p>
          </table:table-cell>
          <table:table-cell table:formula="of:=ABS([.Q21]-[.R2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0) = +4.4444123409851953e-02</text:p>
          </table:table-cell>
          <table:table-cell table:formula="of:=RIGHT([.A22]; LEN([.A22])-9)" office:value-type="string" office:string-value="+4.4444123409851953e-02" calcext:value-type="string">
            <text:p>+4.4444123409851953e-02</text:p>
          </table:table-cell>
          <table:table-cell table:style-name="Default" office:value-type="float" office:value="0.044444123409852" calcext:value-type="float">
            <text:p>0.044444123409852</text:p>
          </table:table-cell>
          <table:table-cell table:formula="of:=ABS([.B22]-[.C22])" office:value-type="float" office:value="0" calcext:value-type="float">
            <text:p>0</text:p>
          </table:table-cell>
          <table:table-cell/>
          <table:table-cell office:value-type="string" calcext:value-type="string">
            <text:p>d( 20) = +1.0506967166048164e-01</text:p>
          </table:table-cell>
          <table:table-cell table:formula="of:=RIGHT([.F22]; LEN([.F22])-9)" office:value-type="string" office:string-value="+1.0506967166048164e-01" calcext:value-type="string">
            <text:p>+1.0506967166048164e-01</text:p>
          </table:table-cell>
          <table:table-cell table:style-name="Default" office:value-type="float" office:value="0.105069671660482" calcext:value-type="float">
            <text:p>0.105069671660482</text:p>
          </table:table-cell>
          <table:table-cell table:formula="of:=ABS([.G22]-[.H22])" office:value-type="float" office:value="0" calcext:value-type="float">
            <text:p>0</text:p>
          </table:table-cell>
          <table:table-cell/>
          <table:table-cell office:value-type="string" calcext:value-type="string">
            <text:p>d( 20) = +1.5828411673299558e-01</text:p>
          </table:table-cell>
          <table:table-cell table:formula="of:=RIGHT([.K22]; LEN([.K22])-9)" office:value-type="string" office:string-value="+1.5828411673299558e-01" calcext:value-type="string">
            <text:p>+1.5828411673299558e-01</text:p>
          </table:table-cell>
          <table:table-cell table:style-name="Default" office:value-type="float" office:value="0.158284116732996" calcext:value-type="float">
            <text:p>0.158284116732996</text:p>
          </table:table-cell>
          <table:table-cell table:formula="of:=ABS([.L22]-[.M22])" office:value-type="float" office:value="0" calcext:value-type="float">
            <text:p>0</text:p>
          </table:table-cell>
          <table:table-cell/>
          <table:table-cell office:value-type="string" calcext:value-type="string">
            <text:p>d( 20) = +1.6613951728030002e-01</text:p>
          </table:table-cell>
          <table:table-cell table:formula="of:=RIGHT([.P22]; LEN([.P22])-9)" office:value-type="string" office:string-value="+1.6613951728030002e-01" calcext:value-type="string">
            <text:p>+1.6613951728030002e-01</text:p>
          </table:table-cell>
          <table:table-cell table:style-name="Default" office:value-type="float" office:value="0.1661395172803" calcext:value-type="float">
            <text:p>0.1661395172803</text:p>
          </table:table-cell>
          <table:table-cell table:formula="of:=ABS([.Q22]-[.R2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1) = +1.1907676075813823e-02</text:p>
          </table:table-cell>
          <table:table-cell table:formula="of:=RIGHT([.A23]; LEN([.A23])-9)" office:value-type="string" office:string-value="+1.1907676075813823e-02" calcext:value-type="string">
            <text:p>+1.1907676075813823e-02</text:p>
          </table:table-cell>
          <table:table-cell table:style-name="Default" office:value-type="float" office:value="0.0119076760758138" calcext:value-type="float">
            <text:p>0.011907676075814</text:p>
          </table:table-cell>
          <table:table-cell table:formula="of:=ABS([.B23]-[.C23])" office:value-type="float" office:value="0" calcext:value-type="float">
            <text:p>0</text:p>
          </table:table-cell>
          <table:table-cell/>
          <table:table-cell office:value-type="string" calcext:value-type="string">
            <text:p>d( 21) = +6.7842881907620778e-02</text:p>
          </table:table-cell>
          <table:table-cell table:formula="of:=RIGHT([.F23]; LEN([.F23])-9)" office:value-type="string" office:string-value="+6.7842881907620778e-02" calcext:value-type="string">
            <text:p>+6.7842881907620778e-02</text:p>
          </table:table-cell>
          <table:table-cell table:style-name="Default" office:value-type="float" office:value="0.0678428819076208" calcext:value-type="float">
            <text:p>0.067842881907621</text:p>
          </table:table-cell>
          <table:table-cell table:formula="of:=ABS([.G23]-[.H23])" office:value-type="float" office:value="0" calcext:value-type="float">
            <text:p>0</text:p>
          </table:table-cell>
          <table:table-cell/>
          <table:table-cell office:value-type="string" calcext:value-type="string">
            <text:p>d( 21) = +1.1179444208899293e-01</text:p>
          </table:table-cell>
          <table:table-cell table:formula="of:=RIGHT([.K23]; LEN([.K23])-9)" office:value-type="string" office:string-value="+1.1179444208899293e-01" calcext:value-type="string">
            <text:p>+1.1179444208899293e-01</text:p>
          </table:table-cell>
          <table:table-cell table:style-name="Default" office:value-type="float" office:value="0.111794442088993" calcext:value-type="float">
            <text:p>0.111794442088993</text:p>
          </table:table-cell>
          <table:table-cell table:formula="of:=ABS([.L23]-[.M23])" office:value-type="float" office:value="0" calcext:value-type="float">
            <text:p>0</text:p>
          </table:table-cell>
          <table:table-cell/>
          <table:table-cell office:value-type="string" calcext:value-type="string">
            <text:p>d( 21) = +1.1899521848105778e-01</text:p>
          </table:table-cell>
          <table:table-cell table:formula="of:=RIGHT([.P23]; LEN([.P23])-9)" office:value-type="string" office:string-value="+1.1899521848105778e-01" calcext:value-type="string">
            <text:p>+1.1899521848105778e-01</text:p>
          </table:table-cell>
          <table:table-cell table:style-name="Default" office:value-type="float" office:value="0.118995218481058" calcext:value-type="float">
            <text:p>0.118995218481058</text:p>
          </table:table-cell>
          <table:table-cell table:formula="of:=ABS([.Q23]-[.R2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2) = +3.1865653601680678e-03</text:p>
          </table:table-cell>
          <table:table-cell table:formula="of:=RIGHT([.A24]; LEN([.A24])-9)" office:value-type="string" office:string-value="+3.1865653601680678e-03" calcext:value-type="string">
            <text:p>+3.1865653601680678e-03</text:p>
          </table:table-cell>
          <table:table-cell office:value-type="float" office:value="0.00318656536016807" calcext:value-type="float">
            <text:p>3.19E-03</text:p>
          </table:table-cell>
          <table:table-cell table:formula="of:=ABS([.B24]-[.C24])" office:value-type="float" office:value="0" calcext:value-type="float">
            <text:p>0</text:p>
          </table:table-cell>
          <table:table-cell/>
          <table:table-cell office:value-type="string" calcext:value-type="string">
            <text:p>d( 22) = +2.8778786145146215e-02</text:p>
          </table:table-cell>
          <table:table-cell table:formula="of:=RIGHT([.F24]; LEN([.F24])-9)" office:value-type="string" office:string-value="+2.8778786145146215e-02" calcext:value-type="string">
            <text:p>+2.8778786145146215e-02</text:p>
          </table:table-cell>
          <table:table-cell office:value-type="float" office:value="0.0287787861451462" calcext:value-type="float">
            <text:p>2.88E-02</text:p>
          </table:table-cell>
          <table:table-cell table:formula="of:=ABS([.G24]-[.H24])" office:value-type="float" office:value="0" calcext:value-type="float">
            <text:p>0</text:p>
          </table:table-cell>
          <table:table-cell/>
          <table:table-cell office:value-type="string" calcext:value-type="string">
            <text:p>d( 22) = +6.4263776566699155e-02</text:p>
          </table:table-cell>
          <table:table-cell table:formula="of:=RIGHT([.K24]; LEN([.K24])-9)" office:value-type="string" office:string-value="+6.4263776566699155e-02" calcext:value-type="string">
            <text:p>+6.4263776566699155e-02</text:p>
          </table:table-cell>
          <table:table-cell office:value-type="float" office:value="0.0642637765666992" calcext:value-type="float">
            <text:p>6.43E-02</text:p>
          </table:table-cell>
          <table:table-cell table:formula="of:=ABS([.L24]-[.M24])" office:value-type="float" office:value="0" calcext:value-type="float">
            <text:p>0</text:p>
          </table:table-cell>
          <table:table-cell/>
          <table:table-cell office:value-type="string" calcext:value-type="string">
            <text:p>d( 22) = +6.9846788454943340e-02</text:p>
          </table:table-cell>
          <table:table-cell table:formula="of:=RIGHT([.P24]; LEN([.P24])-9)" office:value-type="string" office:string-value="+6.9846788454943340e-02" calcext:value-type="string">
            <text:p>+6.9846788454943340e-02</text:p>
          </table:table-cell>
          <table:table-cell office:value-type="float" office:value="0.0698467884549433" calcext:value-type="float">
            <text:p>6.98E-02</text:p>
          </table:table-cell>
          <table:table-cell table:formula="of:=ABS([.Q24]-[.R2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3) = +8.3856983162317587e-04</text:p>
          </table:table-cell>
          <table:table-cell table:formula="of:=RIGHT([.A25]; LEN([.A25])-9)" office:value-type="string" office:string-value="+8.3856983162317587e-04" calcext:value-type="string">
            <text:p>+8.3856983162317587e-04</text:p>
          </table:table-cell>
          <table:table-cell office:value-type="float" office:value="0.000838569831623176" calcext:value-type="float">
            <text:p>8.39E-04</text:p>
          </table:table-cell>
          <table:table-cell table:formula="of:=ABS([.B25]-[.C25])" office:value-type="float" office:value="0" calcext:value-type="float">
            <text:p>0</text:p>
          </table:table-cell>
          <table:table-cell/>
          <table:table-cell office:value-type="string" calcext:value-type="string">
            <text:p>d( 23) = +1.0383570277803945e-02</text:p>
          </table:table-cell>
          <table:table-cell table:formula="of:=RIGHT([.F25]; LEN([.F25])-9)" office:value-type="string" office:string-value="+1.0383570277803945e-02" calcext:value-type="string">
            <text:p>+1.0383570277803945e-02</text:p>
          </table:table-cell>
          <table:table-cell office:value-type="float" office:value="0.0103835702778039" calcext:value-type="float">
            <text:p>1.04E-02</text:p>
          </table:table-cell>
          <table:table-cell table:formula="of:=ABS([.G25]-[.H25])" office:value-type="float" office:value="4.5102810375397E-017" calcext:value-type="float">
            <text:p>4.5102810375397E-17</text:p>
          </table:table-cell>
          <table:table-cell/>
          <table:table-cell office:value-type="string" calcext:value-type="string">
            <text:p>d( 23) = +3.0149594401517064e-02</text:p>
          </table:table-cell>
          <table:table-cell table:formula="of:=RIGHT([.K25]; LEN([.K25])-9)" office:value-type="string" office:string-value="+3.0149594401517064e-02" calcext:value-type="string">
            <text:p>+3.0149594401517064e-02</text:p>
          </table:table-cell>
          <table:table-cell office:value-type="float" office:value="0.0301495944015171" calcext:value-type="float">
            <text:p>3.01E-02</text:p>
          </table:table-cell>
          <table:table-cell table:formula="of:=ABS([.L25]-[.M25])" office:value-type="float" office:value="0" calcext:value-type="float">
            <text:p>0</text:p>
          </table:table-cell>
          <table:table-cell/>
          <table:table-cell office:value-type="string" calcext:value-type="string">
            <text:p>d( 23) = +3.4329415484242953e-02</text:p>
          </table:table-cell>
          <table:table-cell table:formula="of:=RIGHT([.P25]; LEN([.P25])-9)" office:value-type="string" office:string-value="+3.4329415484242953e-02" calcext:value-type="string">
            <text:p>+3.4329415484242953e-02</text:p>
          </table:table-cell>
          <table:table-cell office:value-type="float" office:value="0.034329415484243" calcext:value-type="float">
            <text:p>3.43E-02</text:p>
          </table:table-cell>
          <table:table-cell table:formula="of:=ABS([.Q25]-[.R2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4) = +1.6771396632463516e-04</text:p>
          </table:table-cell>
          <table:table-cell table:formula="of:=RIGHT([.A26]; LEN([.A26])-9)" office:value-type="string" office:string-value="+1.6771396632463516e-04" calcext:value-type="string">
            <text:p>+1.6771396632463516e-04</text:p>
          </table:table-cell>
          <table:table-cell office:value-type="float" office:value="0.000167713966324635" calcext:value-type="float">
            <text:p>1.68E-04</text:p>
          </table:table-cell>
          <table:table-cell table:formula="of:=ABS([.B26]-[.C26])" office:value-type="float" office:value="0" calcext:value-type="float">
            <text:p>0</text:p>
          </table:table-cell>
          <table:table-cell/>
          <table:table-cell office:value-type="string" calcext:value-type="string">
            <text:p>d( 24) = +2.7240695767016066e-03</text:p>
          </table:table-cell>
          <table:table-cell table:formula="of:=RIGHT([.F26]; LEN([.F26])-9)" office:value-type="string" office:string-value="+2.7240695767016066e-03" calcext:value-type="string">
            <text:p>+2.7240695767016066e-03</text:p>
          </table:table-cell>
          <table:table-cell office:value-type="float" office:value="0.00272406957670161" calcext:value-type="float">
            <text:p>2.72E-03</text:p>
          </table:table-cell>
          <table:table-cell table:formula="of:=ABS([.G26]-[.H26])" office:value-type="float" office:value="0" calcext:value-type="float">
            <text:p>0</text:p>
          </table:table-cell>
          <table:table-cell/>
          <table:table-cell office:value-type="string" calcext:value-type="string">
            <text:p>d( 24) = +9.8744955804819824e-03</text:p>
          </table:table-cell>
          <table:table-cell table:formula="of:=RIGHT([.K26]; LEN([.K26])-9)" office:value-type="string" office:string-value="+9.8744955804819824e-03" calcext:value-type="string">
            <text:p>+9.8744955804819824e-03</text:p>
          </table:table-cell>
          <table:table-cell office:value-type="float" office:value="0.00987449558048198" calcext:value-type="float">
            <text:p>9.87E-03</text:p>
          </table:table-cell>
          <table:table-cell table:formula="of:=ABS([.L26]-[.M26])" office:value-type="float" office:value="0" calcext:value-type="float">
            <text:p>0</text:p>
          </table:table-cell>
          <table:table-cell/>
          <table:table-cell office:value-type="string" calcext:value-type="string">
            <text:p>d( 24) = +1.2142369469837070e-02</text:p>
          </table:table-cell>
          <table:table-cell table:formula="of:=RIGHT([.P26]; LEN([.P26])-9)" office:value-type="string" office:string-value="+1.2142369469837070e-02" calcext:value-type="string">
            <text:p>+1.2142369469837070e-02</text:p>
          </table:table-cell>
          <table:table-cell office:value-type="float" office:value="0.0121423694698371" calcext:value-type="float">
            <text:p>1.21E-02</text:p>
          </table:table-cell>
          <table:table-cell table:formula="of:=ABS([.Q26]-[.R2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5) = +1.0837151802660712e-03</text:p>
          </table:table-cell>
          <table:table-cell table:formula="of:=RIGHT([.A27]; LEN([.A27])-9)" office:value-type="string" office:string-value="+1.0837151802660712e-03" calcext:value-type="string">
            <text:p>+1.0837151802660712e-03</text:p>
          </table:table-cell>
          <table:table-cell office:value-type="float" office:value="0.00108371518026607" calcext:value-type="float">
            <text:p>1.08E-03</text:p>
          </table:table-cell>
          <table:table-cell table:formula="of:=ABS([.B27]-[.C27])" office:value-type="float" office:value="0" calcext:value-type="float">
            <text:p>0</text:p>
          </table:table-cell>
          <table:table-cell/>
          <table:table-cell office:value-type="string" calcext:value-type="string">
            <text:p>d( 25) = +1.4459276234628058e-02</text:p>
          </table:table-cell>
          <table:table-cell table:formula="of:=RIGHT([.F27]; LEN([.F27])-9)" office:value-type="string" office:string-value="+1.4459276234628058e-02" calcext:value-type="string">
            <text:p>+1.4459276234628058e-02</text:p>
          </table:table-cell>
          <table:table-cell office:value-type="float" office:value="0.0144592762346281" calcext:value-type="float">
            <text:p>1.45E-02</text:p>
          </table:table-cell>
          <table:table-cell table:formula="of:=ABS([.G27]-[.H27])" office:value-type="float" office:value="0" calcext:value-type="float">
            <text:p>0</text:p>
          </table:table-cell>
          <table:table-cell/>
          <table:table-cell office:value-type="string" calcext:value-type="string">
            <text:p>d( 25) = +4.5563002159841381e-02</text:p>
          </table:table-cell>
          <table:table-cell table:formula="of:=RIGHT([.K27]; LEN([.K27])-9)" office:value-type="string" office:string-value="+4.5563002159841381e-02" calcext:value-type="string">
            <text:p>+4.5563002159841381e-02</text:p>
          </table:table-cell>
          <table:table-cell office:value-type="float" office:value="0.0455630021598414" calcext:value-type="float">
            <text:p>4.56E-02</text:p>
          </table:table-cell>
          <table:table-cell table:formula="of:=ABS([.L27]-[.M27])" office:value-type="float" office:value="0" calcext:value-type="float">
            <text:p>0</text:p>
          </table:table-cell>
          <table:table-cell/>
          <table:table-cell office:value-type="string" calcext:value-type="string">
            <text:p>d( 25) = +5.2401346306957544e-02</text:p>
          </table:table-cell>
          <table:table-cell table:formula="of:=RIGHT([.P27]; LEN([.P27])-9)" office:value-type="string" office:string-value="+5.2401346306957544e-02" calcext:value-type="string">
            <text:p>+5.2401346306957544e-02</text:p>
          </table:table-cell>
          <table:table-cell office:value-type="float" office:value="0.0524013463069575" calcext:value-type="float">
            <text:p>5.24E-02</text:p>
          </table:table-cell>
          <table:table-cell table:formula="of:=ABS([.Q27]-[.R2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6) = +3.2511455407982135e-03</text:p>
          </table:table-cell>
          <table:table-cell table:formula="of:=RIGHT([.A28]; LEN([.A28])-9)" office:value-type="string" office:string-value="+3.2511455407982135e-03" calcext:value-type="string">
            <text:p>+3.2511455407982135e-03</text:p>
          </table:table-cell>
          <table:table-cell office:value-type="float" office:value="0.00325114554079821" calcext:value-type="float">
            <text:p>3.25E-03</text:p>
          </table:table-cell>
          <table:table-cell table:formula="of:=ABS([.B28]-[.C28])" office:value-type="float" office:value="0" calcext:value-type="float">
            <text:p>0</text:p>
          </table:table-cell>
          <table:table-cell/>
          <table:table-cell office:value-type="string" calcext:value-type="string">
            <text:p>d( 26) = +2.5858646736588664e-02</text:p>
          </table:table-cell>
          <table:table-cell table:formula="of:=RIGHT([.F28]; LEN([.F28])-9)" office:value-type="string" office:string-value="+2.5858646736588664e-02" calcext:value-type="string">
            <text:p>+2.5858646736588664e-02</text:p>
          </table:table-cell>
          <table:table-cell office:value-type="float" office:value="0.0258586467365887" calcext:value-type="float">
            <text:p>2.59E-02</text:p>
          </table:table-cell>
          <table:table-cell table:formula="of:=ABS([.G28]-[.H28])" office:value-type="float" office:value="0" calcext:value-type="float">
            <text:p>0</text:p>
          </table:table-cell>
          <table:table-cell/>
          <table:table-cell office:value-type="string" calcext:value-type="string">
            <text:p>d( 26) = +5.7002246883217339e-02</text:p>
          </table:table-cell>
          <table:table-cell table:formula="of:=RIGHT([.K28]; LEN([.K28])-9)" office:value-type="string" office:string-value="+5.7002246883217339e-02" calcext:value-type="string">
            <text:p>+5.7002246883217339e-02</text:p>
          </table:table-cell>
          <table:table-cell office:value-type="float" office:value="0.0570022468832173" calcext:value-type="float">
            <text:p>5.70E-02</text:p>
          </table:table-cell>
          <table:table-cell table:formula="of:=ABS([.L28]-[.M28])" office:value-type="float" office:value="0" calcext:value-type="float">
            <text:p>0</text:p>
          </table:table-cell>
          <table:table-cell/>
          <table:table-cell office:value-type="string" calcext:value-type="string">
            <text:p>d( 26) = +6.3968924235027286e-02</text:p>
          </table:table-cell>
          <table:table-cell table:formula="of:=RIGHT([.P28]; LEN([.P28])-9)" office:value-type="string" office:string-value="+6.3968924235027286e-02" calcext:value-type="string">
            <text:p>+6.3968924235027286e-02</text:p>
          </table:table-cell>
          <table:table-cell office:value-type="float" office:value="0.0639689242350273" calcext:value-type="float">
            <text:p>6.40E-02</text:p>
          </table:table-cell>
          <table:table-cell table:formula="of:=ABS([.Q28]-[.R2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7) = +1.1920866982926782e-02</text:p>
          </table:table-cell>
          <table:table-cell table:formula="of:=RIGHT([.A29]; LEN([.A29])-9)" office:value-type="string" office:string-value="+1.1920866982926782e-02" calcext:value-type="string">
            <text:p>+1.1920866982926782e-02</text:p>
          </table:table-cell>
          <table:table-cell table:style-name="Default" office:value-type="float" office:value="0.0119208669829268" calcext:value-type="float">
            <text:p>0.011920866982927</text:p>
          </table:table-cell>
          <table:table-cell table:formula="of:=ABS([.B29]-[.C29])" office:value-type="float" office:value="0" calcext:value-type="float">
            <text:p>0</text:p>
          </table:table-cell>
          <table:table-cell/>
          <table:table-cell office:value-type="string" calcext:value-type="string">
            <text:p>d( 27) = +3.6417764809840082e-02</text:p>
          </table:table-cell>
          <table:table-cell table:formula="of:=RIGHT([.F29]; LEN([.F29])-9)" office:value-type="string" office:string-value="+3.6417764809840082e-02" calcext:value-type="string">
            <text:p>+3.6417764809840082e-02</text:p>
          </table:table-cell>
          <table:table-cell table:style-name="Default" office:value-type="float" office:value="0.0364177648098401" calcext:value-type="float">
            <text:p>0.03641776480984</text:p>
          </table:table-cell>
          <table:table-cell table:formula="of:=ABS([.G29]-[.H29])" office:value-type="float" office:value="0" calcext:value-type="float">
            <text:p>0</text:p>
          </table:table-cell>
          <table:table-cell/>
          <table:table-cell office:value-type="string" calcext:value-type="string">
            <text:p>d( 27) = +7.0302673250179540e-02</text:p>
          </table:table-cell>
          <table:table-cell table:formula="of:=RIGHT([.K29]; LEN([.K29])-9)" office:value-type="string" office:string-value="+7.0302673250179540e-02" calcext:value-type="string">
            <text:p>+7.0302673250179540e-02</text:p>
          </table:table-cell>
          <table:table-cell table:style-name="Default" office:value-type="float" office:value="0.0703026732501795" calcext:value-type="float">
            <text:p>0.07030267325018</text:p>
          </table:table-cell>
          <table:table-cell table:formula="of:=ABS([.L29]-[.M29])" office:value-type="float" office:value="0" calcext:value-type="float">
            <text:p>0</text:p>
          </table:table-cell>
          <table:table-cell/>
          <table:table-cell office:value-type="string" calcext:value-type="string">
            <text:p>d( 27) = +7.7001252718215896e-02</text:p>
          </table:table-cell>
          <table:table-cell table:formula="of:=RIGHT([.P29]; LEN([.P29])-9)" office:value-type="string" office:string-value="+7.7001252718215896e-02" calcext:value-type="string">
            <text:p>+7.7001252718215896e-02</text:p>
          </table:table-cell>
          <table:table-cell table:style-name="Default" office:value-type="float" office:value="0.0770012527182159" calcext:value-type="float">
            <text:p>0.077001252718216</text:p>
          </table:table-cell>
          <table:table-cell table:formula="of:=ABS([.Q29]-[.R2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8) = +1.1908772244625870e-02</text:p>
          </table:table-cell>
          <table:table-cell table:formula="of:=RIGHT([.A30]; LEN([.A30])-9)" office:value-type="string" office:string-value="+1.1908772244625870e-02" calcext:value-type="string">
            <text:p>+1.1908772244625870e-02</text:p>
          </table:table-cell>
          <table:table-cell table:style-name="Default" office:value-type="float" office:value="0.0119087722446259" calcext:value-type="float">
            <text:p>0.011908772244626</text:p>
          </table:table-cell>
          <table:table-cell table:formula="of:=ABS([.B30]-[.C30])" office:value-type="float" office:value="0" calcext:value-type="float">
            <text:p>0</text:p>
          </table:table-cell>
          <table:table-cell/>
          <table:table-cell office:value-type="string" calcext:value-type="string">
            <text:p>d( 28) = +3.6126952273205962e-02</text:p>
          </table:table-cell>
          <table:table-cell table:formula="of:=RIGHT([.F30]; LEN([.F30])-9)" office:value-type="string" office:string-value="+3.6126952273205962e-02" calcext:value-type="string">
            <text:p>+3.6126952273205962e-02</text:p>
          </table:table-cell>
          <table:table-cell table:style-name="Default" office:value-type="float" office:value="0.036126952273206" calcext:value-type="float">
            <text:p>0.036126952273206</text:p>
          </table:table-cell>
          <table:table-cell table:formula="of:=ABS([.G30]-[.H30])" office:value-type="float" office:value="0" calcext:value-type="float">
            <text:p>0</text:p>
          </table:table-cell>
          <table:table-cell/>
          <table:table-cell office:value-type="string" calcext:value-type="string">
            <text:p>d( 28) = +6.8728836742216137e-02</text:p>
          </table:table-cell>
          <table:table-cell table:formula="of:=RIGHT([.K30]; LEN([.K30])-9)" office:value-type="string" office:string-value="+6.8728836742216137e-02" calcext:value-type="string">
            <text:p>+6.8728836742216137e-02</text:p>
          </table:table-cell>
          <table:table-cell table:style-name="Default" office:value-type="float" office:value="0.0687288367422161" calcext:value-type="float">
            <text:p>0.068728836742216</text:p>
          </table:table-cell>
          <table:table-cell table:formula="of:=ABS([.L30]-[.M30])" office:value-type="float" office:value="0" calcext:value-type="float">
            <text:p>0</text:p>
          </table:table-cell>
          <table:table-cell/>
          <table:table-cell office:value-type="string" calcext:value-type="string">
            <text:p>d( 28) = +7.5008620993674432e-02</text:p>
          </table:table-cell>
          <table:table-cell table:formula="of:=RIGHT([.P30]; LEN([.P30])-9)" office:value-type="string" office:string-value="+7.5008620993674432e-02" calcext:value-type="string">
            <text:p>+7.5008620993674432e-02</text:p>
          </table:table-cell>
          <table:table-cell table:style-name="Default" office:value-type="float" office:value="0.0750086209936744" calcext:value-type="float">
            <text:p>0.075008620993674</text:p>
          </table:table-cell>
          <table:table-cell table:formula="of:=ABS([.Q30]-[.R3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29) = +3.1906718492936388e-03</text:p>
          </table:table-cell>
          <table:table-cell table:formula="of:=RIGHT([.A31]; LEN([.A31])-9)" office:value-type="string" office:string-value="+3.1906718492936388e-03" calcext:value-type="string">
            <text:p>+3.1906718492936388e-03</text:p>
          </table:table-cell>
          <table:table-cell office:value-type="float" office:value="0.00319067184929364" calcext:value-type="float">
            <text:p>3.19E-03</text:p>
          </table:table-cell>
          <table:table-cell table:formula="of:=ABS([.B31]-[.C31])" office:value-type="float" office:value="0" calcext:value-type="float">
            <text:p>0</text:p>
          </table:table-cell>
          <table:table-cell/>
          <table:table-cell office:value-type="string" calcext:value-type="string">
            <text:p>d( 29) = +2.4566642702046115e-02</text:p>
          </table:table-cell>
          <table:table-cell table:formula="of:=RIGHT([.F31]; LEN([.F31])-9)" office:value-type="string" office:string-value="+2.4566642702046115e-02" calcext:value-type="string">
            <text:p>+2.4566642702046115e-02</text:p>
          </table:table-cell>
          <table:table-cell office:value-type="float" office:value="0.0245666427020461" calcext:value-type="float">
            <text:p>2.46E-02</text:p>
          </table:table-cell>
          <table:table-cell table:formula="of:=ABS([.G31]-[.H31])" office:value-type="float" office:value="0" calcext:value-type="float">
            <text:p>0</text:p>
          </table:table-cell>
          <table:table-cell/>
          <table:table-cell office:value-type="string" calcext:value-type="string">
            <text:p>d( 29) = +5.0888386558587816e-02</text:p>
          </table:table-cell>
          <table:table-cell table:formula="of:=RIGHT([.K31]; LEN([.K31])-9)" office:value-type="string" office:string-value="+5.0888386558587816e-02" calcext:value-type="string">
            <text:p>+5.0888386558587816e-02</text:p>
          </table:table-cell>
          <table:table-cell office:value-type="float" office:value="0.0508883865585878" calcext:value-type="float">
            <text:p>5.09E-02</text:p>
          </table:table-cell>
          <table:table-cell table:formula="of:=ABS([.L31]-[.M31])" office:value-type="float" office:value="0" calcext:value-type="float">
            <text:p>0</text:p>
          </table:table-cell>
          <table:table-cell/>
          <table:table-cell office:value-type="string" calcext:value-type="string">
            <text:p>d( 29) = +5.6433111783531123e-02</text:p>
          </table:table-cell>
          <table:table-cell table:formula="of:=RIGHT([.P31]; LEN([.P31])-9)" office:value-type="string" office:string-value="+5.6433111783531123e-02" calcext:value-type="string">
            <text:p>+5.6433111783531123e-02</text:p>
          </table:table-cell>
          <table:table-cell office:value-type="float" office:value="0.0564331117835311" calcext:value-type="float">
            <text:p>5.64E-02</text:p>
          </table:table-cell>
          <table:table-cell table:formula="of:=ABS([.Q31]-[.R3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0) = +8.5385725594449126e-04</text:p>
          </table:table-cell>
          <table:table-cell table:formula="of:=RIGHT([.A32]; LEN([.A32])-9)" office:value-type="string" office:string-value="+8.5385725594449126e-04" calcext:value-type="string">
            <text:p>+8.5385725594449126e-04</text:p>
          </table:table-cell>
          <table:table-cell office:value-type="float" office:value="0.000853857255944491" calcext:value-type="float">
            <text:p>8.54E-04</text:p>
          </table:table-cell>
          <table:table-cell table:formula="of:=ABS([.B32]-[.C32])" office:value-type="float" office:value="0" calcext:value-type="float">
            <text:p>0</text:p>
          </table:table-cell>
          <table:table-cell/>
          <table:table-cell office:value-type="string" calcext:value-type="string">
            <text:p>d( 30) = +1.0552833762984316e-02</text:p>
          </table:table-cell>
          <table:table-cell table:formula="of:=RIGHT([.F32]; LEN([.F32])-9)" office:value-type="string" office:string-value="+1.0552833762984316e-02" calcext:value-type="string">
            <text:p>+1.0552833762984316e-02</text:p>
          </table:table-cell>
          <table:table-cell office:value-type="float" office:value="0.0105528337629843" calcext:value-type="float">
            <text:p>1.06E-02</text:p>
          </table:table-cell>
          <table:table-cell table:formula="of:=ABS([.G32]-[.H32])" office:value-type="float" office:value="0" calcext:value-type="float">
            <text:p>0</text:p>
          </table:table-cell>
          <table:table-cell/>
          <table:table-cell office:value-type="string" calcext:value-type="string">
            <text:p>d( 30) = +3.0575187109901956e-02</text:p>
          </table:table-cell>
          <table:table-cell table:formula="of:=RIGHT([.K32]; LEN([.K32])-9)" office:value-type="string" office:string-value="+3.0575187109901956e-02" calcext:value-type="string">
            <text:p>+3.0575187109901956e-02</text:p>
          </table:table-cell>
          <table:table-cell office:value-type="float" office:value="0.030575187109902" calcext:value-type="float">
            <text:p>3.06E-02</text:p>
          </table:table-cell>
          <table:table-cell table:formula="of:=ABS([.L32]-[.M32])" office:value-type="float" office:value="0" calcext:value-type="float">
            <text:p>0</text:p>
          </table:table-cell>
          <table:table-cell/>
          <table:table-cell office:value-type="string" calcext:value-type="string">
            <text:p>d( 30) = +3.4639983922395444e-02</text:p>
          </table:table-cell>
          <table:table-cell table:formula="of:=RIGHT([.P32]; LEN([.P32])-9)" office:value-type="string" office:string-value="+3.4639983922395444e-02" calcext:value-type="string">
            <text:p>+3.4639983922395444e-02</text:p>
          </table:table-cell>
          <table:table-cell office:value-type="float" office:value="0.0346399839223954" calcext:value-type="float">
            <text:p>3.46E-02</text:p>
          </table:table-cell>
          <table:table-cell table:formula="of:=ABS([.Q32]-[.R3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1) = +2.2469927788012931e-04</text:p>
          </table:table-cell>
          <table:table-cell table:formula="of:=RIGHT([.A33]; LEN([.A33])-9)" office:value-type="string" office:string-value="+2.2469927788012931e-04" calcext:value-type="string">
            <text:p>+2.2469927788012931e-04</text:p>
          </table:table-cell>
          <table:table-cell office:value-type="float" office:value="0.000224699277880129" calcext:value-type="float">
            <text:p>2.25E-04</text:p>
          </table:table-cell>
          <table:table-cell table:formula="of:=ABS([.B33]-[.C33])" office:value-type="float" office:value="0" calcext:value-type="float">
            <text:p>0</text:p>
          </table:table-cell>
          <table:table-cell/>
          <table:table-cell office:value-type="string" calcext:value-type="string">
            <text:p>d( 31) = +3.8155174809500710e-03</text:p>
          </table:table-cell>
          <table:table-cell table:formula="of:=RIGHT([.F33]; LEN([.F33])-9)" office:value-type="string" office:string-value="+3.8155174809500710e-03" calcext:value-type="string">
            <text:p>+3.8155174809500710e-03</text:p>
          </table:table-cell>
          <table:table-cell office:value-type="float" office:value="0.00381551748095007" calcext:value-type="float">
            <text:p>3.82E-03</text:p>
          </table:table-cell>
          <table:table-cell table:formula="of:=ABS([.G33]-[.H33])" office:value-type="float" office:value="0" calcext:value-type="float">
            <text:p>0</text:p>
          </table:table-cell>
          <table:table-cell/>
          <table:table-cell office:value-type="string" calcext:value-type="string">
            <text:p>d( 31) = +1.4529752356033356e-02</text:p>
          </table:table-cell>
          <table:table-cell table:formula="of:=RIGHT([.K33]; LEN([.K33])-9)" office:value-type="string" office:string-value="+1.4529752356033356e-02" calcext:value-type="string">
            <text:p>+1.4529752356033356e-02</text:p>
          </table:table-cell>
          <table:table-cell office:value-type="float" office:value="0.0145297523560334" calcext:value-type="float">
            <text:p>1.45E-02</text:p>
          </table:table-cell>
          <table:table-cell table:formula="of:=ABS([.L33]-[.M33])" office:value-type="float" office:value="0" calcext:value-type="float">
            <text:p>0</text:p>
          </table:table-cell>
          <table:table-cell/>
          <table:table-cell office:value-type="string" calcext:value-type="string">
            <text:p>d( 31) = +1.7254578703164925e-02</text:p>
          </table:table-cell>
          <table:table-cell table:formula="of:=RIGHT([.P33]; LEN([.P33])-9)" office:value-type="string" office:string-value="+1.7254578703164925e-02" calcext:value-type="string">
            <text:p>+1.7254578703164925e-02</text:p>
          </table:table-cell>
          <table:table-cell office:value-type="float" office:value="0.0172545787031649" calcext:value-type="float">
            <text:p>1.73E-02</text:p>
          </table:table-cell>
          <table:table-cell table:formula="of:=ABS([.Q33]-[.R3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2) = +4.4939855576025864e-05</text:p>
          </table:table-cell>
          <table:table-cell table:formula="of:=RIGHT([.A34]; LEN([.A34])-9)" office:value-type="string" office:string-value="+4.4939855576025864e-05" calcext:value-type="string">
            <text:p>+4.4939855576025864e-05</text:p>
          </table:table-cell>
          <table:table-cell office:value-type="float" office:value="0.0000449398555760259" calcext:value-type="float">
            <text:p>4.49E-05</text:p>
          </table:table-cell>
          <table:table-cell table:formula="of:=ABS([.B34]-[.C34])" office:value-type="float" office:value="0" calcext:value-type="float">
            <text:p>0</text:p>
          </table:table-cell>
          <table:table-cell/>
          <table:table-cell office:value-type="string" calcext:value-type="string">
            <text:p>d( 32) = +9.8027682761548957e-04</text:p>
          </table:table-cell>
          <table:table-cell table:formula="of:=RIGHT([.F34]; LEN([.F34])-9)" office:value-type="string" office:string-value="+9.8027682761548957e-04" calcext:value-type="string">
            <text:p>+9.8027682761548957e-04</text:p>
          </table:table-cell>
          <table:table-cell office:value-type="float" office:value="0.00098027682761549" calcext:value-type="float">
            <text:p>9.80E-04</text:p>
          </table:table-cell>
          <table:table-cell table:formula="of:=ABS([.G34]-[.H34])" office:value-type="float" office:value="0" calcext:value-type="float">
            <text:p>0</text:p>
          </table:table-cell>
          <table:table-cell/>
          <table:table-cell office:value-type="string" calcext:value-type="string">
            <text:p>d( 32) = +4.5094652620792245e-03</text:p>
          </table:table-cell>
          <table:table-cell table:formula="of:=RIGHT([.K34]; LEN([.K34])-9)" office:value-type="string" office:string-value="+4.5094652620792245e-03" calcext:value-type="string">
            <text:p>+4.5094652620792245e-03</text:p>
          </table:table-cell>
          <table:table-cell office:value-type="float" office:value="0.00450946526207922" calcext:value-type="float">
            <text:p>4.51E-03</text:p>
          </table:table-cell>
          <table:table-cell table:formula="of:=ABS([.L34]-[.M34])" office:value-type="float" office:value="0" calcext:value-type="float">
            <text:p>0</text:p>
          </table:table-cell>
          <table:table-cell/>
          <table:table-cell office:value-type="string" calcext:value-type="string">
            <text:p>d( 32) = +5.5754500632201878e-03</text:p>
          </table:table-cell>
          <table:table-cell table:formula="of:=RIGHT([.P34]; LEN([.P34])-9)" office:value-type="string" office:string-value="+5.5754500632201878e-03" calcext:value-type="string">
            <text:p>+5.5754500632201878e-03</text:p>
          </table:table-cell>
          <table:table-cell office:value-type="float" office:value="0.00557545006322019" calcext:value-type="float">
            <text:p>5.58E-03</text:p>
          </table:table-cell>
          <table:table-cell table:formula="of:=ABS([.Q34]-[.R3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3) = +2.9038219570918475e-04</text:p>
          </table:table-cell>
          <table:table-cell table:formula="of:=RIGHT([.A35]; LEN([.A35])-9)" office:value-type="string" office:string-value="+2.9038219570918475e-04" calcext:value-type="string">
            <text:p>+2.9038219570918475e-04</text:p>
          </table:table-cell>
          <table:table-cell office:value-type="float" office:value="0.000290382195709185" calcext:value-type="float">
            <text:p>2.90E-04</text:p>
          </table:table-cell>
          <table:table-cell table:formula="of:=ABS([.B35]-[.C35])" office:value-type="float" office:value="0" calcext:value-type="float">
            <text:p>0</text:p>
          </table:table-cell>
          <table:table-cell/>
          <table:table-cell office:value-type="string" calcext:value-type="string">
            <text:p>d( 33) = +4.9241655200009940e-03</text:p>
          </table:table-cell>
          <table:table-cell table:formula="of:=RIGHT([.F35]; LEN([.F35])-9)" office:value-type="string" office:string-value="+4.9241655200009940e-03" calcext:value-type="string">
            <text:p>+4.9241655200009940e-03</text:p>
          </table:table-cell>
          <table:table-cell office:value-type="float" office:value="0.00492416552000099" calcext:value-type="float">
            <text:p>4.92E-03</text:p>
          </table:table-cell>
          <table:table-cell table:formula="of:=ABS([.G35]-[.H35])" office:value-type="float" office:value="0" calcext:value-type="float">
            <text:p>0</text:p>
          </table:table-cell>
          <table:table-cell/>
          <table:table-cell office:value-type="string" calcext:value-type="string">
            <text:p>d( 33) = +1.9353789451708722e-02</text:p>
          </table:table-cell>
          <table:table-cell table:formula="of:=RIGHT([.K35]; LEN([.K35])-9)" office:value-type="string" office:string-value="+1.9353789451708722e-02" calcext:value-type="string">
            <text:p>+1.9353789451708722e-02</text:p>
          </table:table-cell>
          <table:table-cell office:value-type="float" office:value="0.0193537894517087" calcext:value-type="float">
            <text:p>1.94E-02</text:p>
          </table:table-cell>
          <table:table-cell table:formula="of:=ABS([.L35]-[.M35])" office:value-type="float" office:value="0" calcext:value-type="float">
            <text:p>0</text:p>
          </table:table-cell>
          <table:table-cell/>
          <table:table-cell office:value-type="string" calcext:value-type="string">
            <text:p>d( 33) = +2.3185962735792816e-02</text:p>
          </table:table-cell>
          <table:table-cell table:formula="of:=RIGHT([.P35]; LEN([.P35])-9)" office:value-type="string" office:string-value="+2.3185962735792816e-02" calcext:value-type="string">
            <text:p>+2.3185962735792816e-02</text:p>
          </table:table-cell>
          <table:table-cell office:value-type="float" office:value="0.0231859627357928" calcext:value-type="float">
            <text:p>2.32E-02</text:p>
          </table:table-cell>
          <table:table-cell table:formula="of:=ABS([.Q35]-[.R3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4) = +8.7114658712755431e-04</text:p>
          </table:table-cell>
          <table:table-cell table:formula="of:=RIGHT([.A36]; LEN([.A36])-9)" office:value-type="string" office:string-value="+8.7114658712755431e-04" calcext:value-type="string">
            <text:p>+8.7114658712755431e-04</text:p>
          </table:table-cell>
          <table:table-cell office:value-type="float" office:value="0.000871146587127554" calcext:value-type="float">
            <text:p>8.71E-04</text:p>
          </table:table-cell>
          <table:table-cell table:formula="of:=ABS([.B36]-[.C36])" office:value-type="float" office:value="0" calcext:value-type="float">
            <text:p>0</text:p>
          </table:table-cell>
          <table:table-cell/>
          <table:table-cell office:value-type="string" calcext:value-type="string">
            <text:p>d( 34) = +8.7370094897254655e-03</text:p>
          </table:table-cell>
          <table:table-cell table:formula="of:=RIGHT([.F36]; LEN([.F36])-9)" office:value-type="string" office:string-value="+8.7370094897254655e-03" calcext:value-type="string">
            <text:p>+8.7370094897254655e-03</text:p>
          </table:table-cell>
          <table:table-cell office:value-type="float" office:value="0.00873700948972547" calcext:value-type="float">
            <text:p>8.74E-03</text:p>
          </table:table-cell>
          <table:table-cell table:formula="of:=ABS([.G36]-[.H36])" office:value-type="float" office:value="0" calcext:value-type="float">
            <text:p>0</text:p>
          </table:table-cell>
          <table:table-cell/>
          <table:table-cell office:value-type="string" calcext:value-type="string">
            <text:p>d( 34) = +2.3536869733228032e-02</text:p>
          </table:table-cell>
          <table:table-cell table:formula="of:=RIGHT([.K36]; LEN([.K36])-9)" office:value-type="string" office:string-value="+2.3536869733228032e-02" calcext:value-type="string">
            <text:p>+2.3536869733228032e-02</text:p>
          </table:table-cell>
          <table:table-cell office:value-type="float" office:value="0.023536869733228" calcext:value-type="float">
            <text:p>2.35E-02</text:p>
          </table:table-cell>
          <table:table-cell table:formula="of:=ABS([.L36]-[.M36])" office:value-type="float" office:value="0" calcext:value-type="float">
            <text:p>0</text:p>
          </table:table-cell>
          <table:table-cell/>
          <table:table-cell office:value-type="string" calcext:value-type="string">
            <text:p>d( 34) = +2.7500480092487331e-02</text:p>
          </table:table-cell>
          <table:table-cell table:formula="of:=RIGHT([.P36]; LEN([.P36])-9)" office:value-type="string" office:string-value="+2.7500480092487331e-02" calcext:value-type="string">
            <text:p>+2.7500480092487331e-02</text:p>
          </table:table-cell>
          <table:table-cell office:value-type="float" office:value="0.0275004800924873" calcext:value-type="float">
            <text:p>2.75E-02</text:p>
          </table:table-cell>
          <table:table-cell table:formula="of:=ABS([.Q36]-[.R3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5) = +3.1942041528010322e-03</text:p>
          </table:table-cell>
          <table:table-cell table:formula="of:=RIGHT([.A37]; LEN([.A37])-9)" office:value-type="string" office:string-value="+3.1942041528010322e-03" calcext:value-type="string">
            <text:p>+3.1942041528010322e-03</text:p>
          </table:table-cell>
          <table:table-cell office:value-type="float" office:value="0.00319420415280103" calcext:value-type="float">
            <text:p>3.19E-03</text:p>
          </table:table-cell>
          <table:table-cell table:formula="of:=ABS([.B37]-[.C37])" office:value-type="float" office:value="0" calcext:value-type="float">
            <text:p>0</text:p>
          </table:table-cell>
          <table:table-cell/>
          <table:table-cell office:value-type="string" calcext:value-type="string">
            <text:p>d( 35) = +1.1917411228068322e-02</text:p>
          </table:table-cell>
          <table:table-cell table:formula="of:=RIGHT([.F37]; LEN([.F37])-9)" office:value-type="string" office:string-value="+1.1917411228068322e-02" calcext:value-type="string">
            <text:p>+1.1917411228068322e-02</text:p>
          </table:table-cell>
          <table:table-cell office:value-type="float" office:value="0.0119174112280683" calcext:value-type="float">
            <text:p>1.19E-02</text:p>
          </table:table-cell>
          <table:table-cell table:formula="of:=ABS([.G37]-[.H37])" office:value-type="float" office:value="0" calcext:value-type="float">
            <text:p>0</text:p>
          </table:table-cell>
          <table:table-cell/>
          <table:table-cell office:value-type="string" calcext:value-type="string">
            <text:p>d( 35) = +2.8219049569487131e-02</text:p>
          </table:table-cell>
          <table:table-cell table:formula="of:=RIGHT([.K37]; LEN([.K37])-9)" office:value-type="string" office:string-value="+2.8219049569487131e-02" calcext:value-type="string">
            <text:p>+2.8219049569487131e-02</text:p>
          </table:table-cell>
          <table:table-cell office:value-type="float" office:value="0.0282190495694871" calcext:value-type="float">
            <text:p>2.82E-02</text:p>
          </table:table-cell>
          <table:table-cell table:formula="of:=ABS([.L37]-[.M37])" office:value-type="float" office:value="0" calcext:value-type="float">
            <text:p>0</text:p>
          </table:table-cell>
          <table:table-cell/>
          <table:table-cell office:value-type="string" calcext:value-type="string">
            <text:p>d( 35) = +3.2110370408072464e-02</text:p>
          </table:table-cell>
          <table:table-cell table:formula="of:=RIGHT([.P37]; LEN([.P37])-9)" office:value-type="string" office:string-value="+3.2110370408072464e-02" calcext:value-type="string">
            <text:p>+3.2110370408072464e-02</text:p>
          </table:table-cell>
          <table:table-cell office:value-type="float" office:value="0.0321103704080725" calcext:value-type="float">
            <text:p>3.21E-02</text:p>
          </table:table-cell>
          <table:table-cell table:formula="of:=ABS([.Q37]-[.R3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6) = +3.1910110273863437e-03</text:p>
          </table:table-cell>
          <table:table-cell table:formula="of:=RIGHT([.A38]; LEN([.A38])-9)" office:value-type="string" office:string-value="+3.1910110273863437e-03" calcext:value-type="string">
            <text:p>+3.1910110273863437e-03</text:p>
          </table:table-cell>
          <table:table-cell office:value-type="float" office:value="0.00319101102738634" calcext:value-type="float">
            <text:p>3.19E-03</text:p>
          </table:table-cell>
          <table:table-cell table:formula="of:=ABS([.B38]-[.C38])" office:value-type="float" office:value="0" calcext:value-type="float">
            <text:p>0</text:p>
          </table:table-cell>
          <table:table-cell/>
          <table:table-cell office:value-type="string" calcext:value-type="string">
            <text:p>d( 36) = +1.1818404860140727e-02</text:p>
          </table:table-cell>
          <table:table-cell table:formula="of:=RIGHT([.F38]; LEN([.F38])-9)" office:value-type="string" office:string-value="+1.1818404860140727e-02" calcext:value-type="string">
            <text:p>+1.1818404860140727e-02</text:p>
          </table:table-cell>
          <table:table-cell office:value-type="float" office:value="0.0118184048601407" calcext:value-type="float">
            <text:p>1.18E-02</text:p>
          </table:table-cell>
          <table:table-cell table:formula="of:=ABS([.G38]-[.H38])" office:value-type="float" office:value="0" calcext:value-type="float">
            <text:p>0</text:p>
          </table:table-cell>
          <table:table-cell/>
          <table:table-cell office:value-type="string" calcext:value-type="string">
            <text:p>d( 36) = +2.7534021476706985e-02</text:p>
          </table:table-cell>
          <table:table-cell table:formula="of:=RIGHT([.K38]; LEN([.K38])-9)" office:value-type="string" office:string-value="+2.7534021476706985e-02" calcext:value-type="string">
            <text:p>+2.7534021476706985e-02</text:p>
          </table:table-cell>
          <table:table-cell office:value-type="float" office:value="0.027534021476707" calcext:value-type="float">
            <text:p>2.75E-02</text:p>
          </table:table-cell>
          <table:table-cell table:formula="of:=ABS([.L38]-[.M38])" office:value-type="float" office:value="0" calcext:value-type="float">
            <text:p>0</text:p>
          </table:table-cell>
          <table:table-cell/>
          <table:table-cell office:value-type="string" calcext:value-type="string">
            <text:p>d( 36) = +3.1199259559309776e-02</text:p>
          </table:table-cell>
          <table:table-cell table:formula="of:=RIGHT([.P38]; LEN([.P38])-9)" office:value-type="string" office:string-value="+3.1199259559309776e-02" calcext:value-type="string">
            <text:p>+3.1199259559309776e-02</text:p>
          </table:table-cell>
          <table:table-cell office:value-type="float" office:value="0.0311992595593098" calcext:value-type="float">
            <text:p>3.12E-02</text:p>
          </table:table-cell>
          <table:table-cell table:formula="of:=ABS([.Q38]-[.R3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7) = +8.5518096005411063e-04</text:p>
          </table:table-cell>
          <table:table-cell table:formula="of:=RIGHT([.A39]; LEN([.A39])-9)" office:value-type="string" office:string-value="+8.5518096005411063e-04" calcext:value-type="string">
            <text:p>+8.5518096005411063e-04</text:p>
          </table:table-cell>
          <table:table-cell office:value-type="float" office:value="0.000855180960054111" calcext:value-type="float">
            <text:p>8.55E-04</text:p>
          </table:table-cell>
          <table:table-cell table:formula="of:=ABS([.B39]-[.C39])" office:value-type="float" office:value="0" calcext:value-type="float">
            <text:p>0</text:p>
          </table:table-cell>
          <table:table-cell/>
          <table:table-cell office:value-type="string" calcext:value-type="string">
            <text:p>d( 37) = +8.2995945726580221e-03</text:p>
          </table:table-cell>
          <table:table-cell table:formula="of:=RIGHT([.F39]; LEN([.F39])-9)" office:value-type="string" office:string-value="+8.2995945726580221e-03" calcext:value-type="string">
            <text:p>+8.2995945726580221e-03</text:p>
          </table:table-cell>
          <table:table-cell office:value-type="float" office:value="0.00829959457265802" calcext:value-type="float">
            <text:p>8.30E-03</text:p>
          </table:table-cell>
          <table:table-cell table:formula="of:=ABS([.G39]-[.H39])" office:value-type="float" office:value="0" calcext:value-type="float">
            <text:p>0</text:p>
          </table:table-cell>
          <table:table-cell/>
          <table:table-cell office:value-type="string" calcext:value-type="string">
            <text:p>d( 37) = +2.0907243841756726e-02</text:p>
          </table:table-cell>
          <table:table-cell table:formula="of:=RIGHT([.K39]; LEN([.K39])-9)" office:value-type="string" office:string-value="+2.0907243841756726e-02" calcext:value-type="string">
            <text:p>+2.0907243841756726e-02</text:p>
          </table:table-cell>
          <table:table-cell office:value-type="float" office:value="0.0209072438417567" calcext:value-type="float">
            <text:p>2.09E-02</text:p>
          </table:table-cell>
          <table:table-cell table:formula="of:=ABS([.L39]-[.M39])" office:value-type="float" office:value="0" calcext:value-type="float">
            <text:p>0</text:p>
          </table:table-cell>
          <table:table-cell/>
          <table:table-cell office:value-type="string" calcext:value-type="string">
            <text:p>d( 37) = +2.4094689140361673e-02</text:p>
          </table:table-cell>
          <table:table-cell table:formula="of:=RIGHT([.P39]; LEN([.P39])-9)" office:value-type="string" office:string-value="+2.4094689140361673e-02" calcext:value-type="string">
            <text:p>+2.4094689140361673e-02</text:p>
          </table:table-cell>
          <table:table-cell office:value-type="float" office:value="0.0240946891403617" calcext:value-type="float">
            <text:p>2.41E-02</text:p>
          </table:table-cell>
          <table:table-cell table:formula="of:=ABS([.Q39]-[.R3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8) = +2.2949675964858277e-04</text:p>
          </table:table-cell>
          <table:table-cell table:formula="of:=RIGHT([.A40]; LEN([.A40])-9)" office:value-type="string" office:string-value="+2.2949675964858277e-04" calcext:value-type="string">
            <text:p>+2.2949675964858277e-04</text:p>
          </table:table-cell>
          <table:table-cell office:value-type="float" office:value="0.000229496759648583" calcext:value-type="float">
            <text:p>2.29E-04</text:p>
          </table:table-cell>
          <table:table-cell table:formula="of:=ABS([.B40]-[.C40])" office:value-type="float" office:value="0" calcext:value-type="float">
            <text:p>0</text:p>
          </table:table-cell>
          <table:table-cell/>
          <table:table-cell office:value-type="string" calcext:value-type="string">
            <text:p>d( 38) = +3.6071007244248133e-03</text:p>
          </table:table-cell>
          <table:table-cell table:formula="of:=RIGHT([.F40]; LEN([.F40])-9)" office:value-type="string" office:string-value="+3.6071007244248133e-03" calcext:value-type="string">
            <text:p>+3.6071007244248133e-03</text:p>
          </table:table-cell>
          <table:table-cell office:value-type="float" office:value="0.00360710072442481" calcext:value-type="float">
            <text:p>3.61E-03</text:p>
          </table:table-cell>
          <table:table-cell table:formula="of:=ABS([.G40]-[.H40])" office:value-type="float" office:value="0" calcext:value-type="float">
            <text:p>0</text:p>
          </table:table-cell>
          <table:table-cell/>
          <table:table-cell office:value-type="string" calcext:value-type="string">
            <text:p>d( 38) = +1.3000702807857770e-02</text:p>
          </table:table-cell>
          <table:table-cell table:formula="of:=RIGHT([.K40]; LEN([.K40])-9)" office:value-type="string" office:string-value="+1.3000702807857770e-02" calcext:value-type="string">
            <text:p>+1.3000702807857770e-02</text:p>
          </table:table-cell>
          <table:table-cell office:value-type="float" office:value="0.0130007028078578" calcext:value-type="float">
            <text:p>1.30E-02</text:p>
          </table:table-cell>
          <table:table-cell table:formula="of:=ABS([.L40]-[.M40])" office:value-type="float" office:value="0" calcext:value-type="float">
            <text:p>0</text:p>
          </table:table-cell>
          <table:table-cell/>
          <table:table-cell office:value-type="string" calcext:value-type="string">
            <text:p>d( 38) = +1.5293523923658053e-02</text:p>
          </table:table-cell>
          <table:table-cell table:formula="of:=RIGHT([.P40]; LEN([.P40])-9)" office:value-type="string" office:string-value="+1.5293523923658053e-02" calcext:value-type="string">
            <text:p>+1.5293523923658053e-02</text:p>
          </table:table-cell>
          <table:table-cell office:value-type="float" office:value="0.0152935239236581" calcext:value-type="float">
            <text:p>1.53E-02</text:p>
          </table:table-cell>
          <table:table-cell table:formula="of:=ABS([.Q40]-[.R4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39) = +6.2590025358704390e-05</text:p>
          </table:table-cell>
          <table:table-cell table:formula="of:=RIGHT([.A41]; LEN([.A41])-9)" office:value-type="string" office:string-value="+6.2590025358704390e-05" calcext:value-type="string">
            <text:p>+6.2590025358704390e-05</text:p>
          </table:table-cell>
          <table:table-cell office:value-type="float" office:value="0.0000625900253587044" calcext:value-type="float">
            <text:p>6.26E-05</text:p>
          </table:table-cell>
          <table:table-cell table:formula="of:=ABS([.B41]-[.C41])" office:value-type="float" office:value="0" calcext:value-type="float">
            <text:p>0</text:p>
          </table:table-cell>
          <table:table-cell/>
          <table:table-cell office:value-type="string" calcext:value-type="string">
            <text:p>d( 39) = +1.3648181372868822e-03</text:p>
          </table:table-cell>
          <table:table-cell table:formula="of:=RIGHT([.F41]; LEN([.F41])-9)" office:value-type="string" office:string-value="+1.3648181372868822e-03" calcext:value-type="string">
            <text:p>+1.3648181372868822e-03</text:p>
          </table:table-cell>
          <table:table-cell office:value-type="float" office:value="0.00136481813728688" calcext:value-type="float">
            <text:p>1.36E-03</text:p>
          </table:table-cell>
          <table:table-cell table:formula="of:=ABS([.G41]-[.H41])" office:value-type="float" office:value="0" calcext:value-type="float">
            <text:p>0</text:p>
          </table:table-cell>
          <table:table-cell/>
          <table:table-cell office:value-type="string" calcext:value-type="string">
            <text:p>d( 39) = +6.5670639613840814e-03</text:p>
          </table:table-cell>
          <table:table-cell table:formula="of:=RIGHT([.K41]; LEN([.K41])-9)" office:value-type="string" office:string-value="+6.5670639613840814e-03" calcext:value-type="string">
            <text:p>+6.5670639613840814e-03</text:p>
          </table:table-cell>
          <table:table-cell office:value-type="float" office:value="0.00656706396138408" calcext:value-type="float">
            <text:p>6.57E-03</text:p>
          </table:table-cell>
          <table:table-cell table:formula="of:=ABS([.L41]-[.M41])" office:value-type="float" office:value="0" calcext:value-type="float">
            <text:p>0</text:p>
          </table:table-cell>
          <table:table-cell/>
          <table:table-cell office:value-type="string" calcext:value-type="string">
            <text:p>d( 39) = +8.0502920937634784e-03</text:p>
          </table:table-cell>
          <table:table-cell table:formula="of:=RIGHT([.P41]; LEN([.P41])-9)" office:value-type="string" office:string-value="+8.0502920937634784e-03" calcext:value-type="string">
            <text:p>+8.0502920937634784e-03</text:p>
          </table:table-cell>
          <table:table-cell office:value-type="float" office:value="0.00805029209376348" calcext:value-type="float">
            <text:p>8.05E-03</text:p>
          </table:table-cell>
          <table:table-cell table:formula="of:=ABS([.Q41]-[.R4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0) = +2.0863341786234799e-05</text:p>
          </table:table-cell>
          <table:table-cell table:formula="of:=RIGHT([.A42]; LEN([.A42])-9)" office:value-type="string" office:string-value="+2.0863341786234799e-05" calcext:value-type="string">
            <text:p>+2.0863341786234799e-05</text:p>
          </table:table-cell>
          <table:table-cell office:value-type="float" office:value="0.0000208633417862348" calcext:value-type="float">
            <text:p>2.09E-05</text:p>
          </table:table-cell>
          <table:table-cell table:formula="of:=ABS([.B42]-[.C42])" office:value-type="float" office:value="0" calcext:value-type="float">
            <text:p>0</text:p>
          </table:table-cell>
          <table:table-cell/>
          <table:table-cell office:value-type="string" calcext:value-type="string">
            <text:p>d( 40) = +5.7239930921627316e-04</text:p>
          </table:table-cell>
          <table:table-cell table:formula="of:=RIGHT([.F42]; LEN([.F42])-9)" office:value-type="string" office:string-value="+5.7239930921627316e-04" calcext:value-type="string">
            <text:p>+5.7239930921627316e-04</text:p>
          </table:table-cell>
          <table:table-cell office:value-type="float" office:value="0.000572399309216273" calcext:value-type="float">
            <text:p>5.72E-04</text:p>
          </table:table-cell>
          <table:table-cell table:formula="of:=ABS([.G42]-[.H42])" office:value-type="float" office:value="0" calcext:value-type="float">
            <text:p>0</text:p>
          </table:table-cell>
          <table:table-cell/>
          <table:table-cell office:value-type="string" calcext:value-type="string">
            <text:p>d( 40) = +3.2725860434456009e-03</text:p>
          </table:table-cell>
          <table:table-cell table:formula="of:=RIGHT([.K42]; LEN([.K42])-9)" office:value-type="string" office:string-value="+3.2725860434456009e-03" calcext:value-type="string">
            <text:p>+3.2725860434456009e-03</text:p>
          </table:table-cell>
          <table:table-cell office:value-type="float" office:value="0.0032725860434456" calcext:value-type="float">
            <text:p>3.27E-03</text:p>
          </table:table-cell>
          <table:table-cell table:formula="of:=ABS([.L42]-[.M42])" office:value-type="float" office:value="0" calcext:value-type="float">
            <text:p>0</text:p>
          </table:table-cell>
          <table:table-cell/>
          <table:table-cell office:value-type="string" calcext:value-type="string">
            <text:p>d( 40) = +3.9258813229550819e-03</text:p>
          </table:table-cell>
          <table:table-cell table:formula="of:=RIGHT([.P42]; LEN([.P42])-9)" office:value-type="string" office:string-value="+3.9258813229550819e-03" calcext:value-type="string">
            <text:p>+3.9258813229550819e-03</text:p>
          </table:table-cell>
          <table:table-cell office:value-type="float" office:value="0.00392588132295508" calcext:value-type="float">
            <text:p>3.93E-03</text:p>
          </table:table-cell>
          <table:table-cell table:formula="of:=ABS([.Q42]-[.R4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1) = +7.7809465986023639e-05</text:p>
          </table:table-cell>
          <table:table-cell table:formula="of:=RIGHT([.A43]; LEN([.A43])-9)" office:value-type="string" office:string-value="+7.7809465986023639e-05" calcext:value-type="string">
            <text:p>+7.7809465986023639e-05</text:p>
          </table:table-cell>
          <table:table-cell office:value-type="float" office:value="0.0000778094659860236" calcext:value-type="float">
            <text:p>7.78E-05</text:p>
          </table:table-cell>
          <table:table-cell table:formula="of:=ABS([.B43]-[.C43])" office:value-type="float" office:value="0" calcext:value-type="float">
            <text:p>0</text:p>
          </table:table-cell>
          <table:table-cell/>
          <table:table-cell office:value-type="string" calcext:value-type="string">
            <text:p>d( 41) = +1.6008287278005337e-03</text:p>
          </table:table-cell>
          <table:table-cell table:formula="of:=RIGHT([.F43]; LEN([.F43])-9)" office:value-type="string" office:string-value="+1.6008287278005337e-03" calcext:value-type="string">
            <text:p>+1.6008287278005337e-03</text:p>
          </table:table-cell>
          <table:table-cell office:value-type="float" office:value="0.00160082872780053" calcext:value-type="float">
            <text:p>1.60E-03</text:p>
          </table:table-cell>
          <table:table-cell table:formula="of:=ABS([.G43]-[.H43])" office:value-type="float" office:value="0" calcext:value-type="float">
            <text:p>0</text:p>
          </table:table-cell>
          <table:table-cell/>
          <table:table-cell office:value-type="string" calcext:value-type="string">
            <text:p>d( 41) = +7.5656024936919817e-03</text:p>
          </table:table-cell>
          <table:table-cell table:formula="of:=RIGHT([.K43]; LEN([.K43])-9)" office:value-type="string" office:string-value="+7.5656024936919817e-03" calcext:value-type="string">
            <text:p>+7.5656024936919817e-03</text:p>
          </table:table-cell>
          <table:table-cell office:value-type="float" office:value="0.00756560249369198" calcext:value-type="float">
            <text:p>7.57E-03</text:p>
          </table:table-cell>
          <table:table-cell table:formula="of:=ABS([.L43]-[.M43])" office:value-type="float" office:value="0" calcext:value-type="float">
            <text:p>0</text:p>
          </table:table-cell>
          <table:table-cell/>
          <table:table-cell office:value-type="string" calcext:value-type="string">
            <text:p>d( 41) = +9.3677300063350292e-03</text:p>
          </table:table-cell>
          <table:table-cell table:formula="of:=RIGHT([.P43]; LEN([.P43])-9)" office:value-type="string" office:string-value="+9.3677300063350292e-03" calcext:value-type="string">
            <text:p>+9.3677300063350292e-03</text:p>
          </table:table-cell>
          <table:table-cell office:value-type="float" office:value="0.00936773000633503" calcext:value-type="float">
            <text:p>9.37E-03</text:p>
          </table:table-cell>
          <table:table-cell table:formula="of:=ABS([.Q43]-[.R4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2) = +2.3342839795807092e-04</text:p>
          </table:table-cell>
          <table:table-cell table:formula="of:=RIGHT([.A44]; LEN([.A44])-9)" office:value-type="string" office:string-value="+2.3342839795807092e-04" calcext:value-type="string">
            <text:p>+2.3342839795807092e-04</text:p>
          </table:table-cell>
          <table:table-cell office:value-type="float" office:value="0.000233428397958071" calcext:value-type="float">
            <text:p>2.33E-04</text:p>
          </table:table-cell>
          <table:table-cell table:formula="of:=ABS([.B44]-[.C44])" office:value-type="float" office:value="0" calcext:value-type="float">
            <text:p>0</text:p>
          </table:table-cell>
          <table:table-cell/>
          <table:table-cell office:value-type="string" calcext:value-type="string">
            <text:p>d( 42) = +2.8258184545954220e-03</text:p>
          </table:table-cell>
          <table:table-cell table:formula="of:=RIGHT([.F44]; LEN([.F44])-9)" office:value-type="string" office:string-value="+2.8258184545954220e-03" calcext:value-type="string">
            <text:p>+2.8258184545954220e-03</text:p>
          </table:table-cell>
          <table:table-cell office:value-type="float" office:value="0.00282581845459542" calcext:value-type="float">
            <text:p>2.83E-03</text:p>
          </table:table-cell>
          <table:table-cell table:formula="of:=ABS([.G44]-[.H44])" office:value-type="float" office:value="0" calcext:value-type="float">
            <text:p>0</text:p>
          </table:table-cell>
          <table:table-cell/>
          <table:table-cell office:value-type="string" calcext:value-type="string">
            <text:p>d( 42) = +9.0301427434029240e-03</text:p>
          </table:table-cell>
          <table:table-cell table:formula="of:=RIGHT([.K44]; LEN([.K44])-9)" office:value-type="string" office:string-value="+9.0301427434029240e-03" calcext:value-type="string">
            <text:p>+9.0301427434029240e-03</text:p>
          </table:table-cell>
          <table:table-cell office:value-type="float" office:value="0.00903014274340292" calcext:value-type="float">
            <text:p>9.03E-03</text:p>
          </table:table-cell>
          <table:table-cell table:formula="of:=ABS([.L44]-[.M44])" office:value-type="float" office:value="0" calcext:value-type="float">
            <text:p>0</text:p>
          </table:table-cell>
          <table:table-cell/>
          <table:table-cell office:value-type="string" calcext:value-type="string">
            <text:p>d( 42) = +1.0907225093660001e-02</text:p>
          </table:table-cell>
          <table:table-cell table:formula="of:=RIGHT([.P44]; LEN([.P44])-9)" office:value-type="string" office:string-value="+1.0907225093660001e-02" calcext:value-type="string">
            <text:p>+1.0907225093660001e-02</text:p>
          </table:table-cell>
          <table:table-cell office:value-type="float" office:value="0.01090722509366" calcext:value-type="float">
            <text:p>1.09E-02</text:p>
          </table:table-cell>
          <table:table-cell table:formula="of:=ABS([.Q44]-[.R4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3) = +8.5590412584625995e-04</text:p>
          </table:table-cell>
          <table:table-cell table:formula="of:=RIGHT([.A45]; LEN([.A45])-9)" office:value-type="string" office:string-value="+8.5590412584625995e-04" calcext:value-type="string">
            <text:p>+8.5590412584625995e-04</text:p>
          </table:table-cell>
          <table:table-cell office:value-type="float" office:value="0.00085590412584626" calcext:value-type="float">
            <text:p>8.56E-04</text:p>
          </table:table-cell>
          <table:table-cell table:formula="of:=ABS([.B45]-[.C45])" office:value-type="float" office:value="0" calcext:value-type="float">
            <text:p>0</text:p>
          </table:table-cell>
          <table:table-cell/>
          <table:table-cell office:value-type="string" calcext:value-type="string">
            <text:p>d( 43) = +3.7724419041626181e-03</text:p>
          </table:table-cell>
          <table:table-cell table:formula="of:=RIGHT([.F45]; LEN([.F45])-9)" office:value-type="string" office:string-value="+3.7724419041626181e-03" calcext:value-type="string">
            <text:p>+3.7724419041626181e-03</text:p>
          </table:table-cell>
          <table:table-cell office:value-type="float" office:value="0.00377244190416262" calcext:value-type="float">
            <text:p>3.77E-03</text:p>
          </table:table-cell>
          <table:table-cell table:formula="of:=ABS([.G45]-[.H45])" office:value-type="float" office:value="0" calcext:value-type="float">
            <text:p>0</text:p>
          </table:table-cell>
          <table:table-cell/>
          <table:table-cell office:value-type="string" calcext:value-type="string">
            <text:p>d( 43) = +1.0650032632334334e-02</text:p>
          </table:table-cell>
          <table:table-cell table:formula="of:=RIGHT([.K45]; LEN([.K45])-9)" office:value-type="string" office:string-value="+1.0650032632334334e-02" calcext:value-type="string">
            <text:p>+1.0650032632334334e-02</text:p>
          </table:table-cell>
          <table:table-cell office:value-type="float" office:value="0.0106500326323343" calcext:value-type="float">
            <text:p>1.07E-02</text:p>
          </table:table-cell>
          <table:table-cell table:formula="of:=ABS([.L45]-[.M45])" office:value-type="float" office:value="0" calcext:value-type="float">
            <text:p>0</text:p>
          </table:table-cell>
          <table:table-cell/>
          <table:table-cell office:value-type="string" calcext:value-type="string">
            <text:p>d( 43) = +1.2513129966116556e-02</text:p>
          </table:table-cell>
          <table:table-cell table:formula="of:=RIGHT([.P45]; LEN([.P45])-9)" office:value-type="string" office:string-value="+1.2513129966116556e-02" calcext:value-type="string">
            <text:p>+1.2513129966116556e-02</text:p>
          </table:table-cell>
          <table:table-cell office:value-type="float" office:value="0.0125131299661166" calcext:value-type="float">
            <text:p>1.25E-02</text:p>
          </table:table-cell>
          <table:table-cell table:formula="of:=ABS([.Q45]-[.R4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4) = +8.5510226494908985e-04</text:p>
          </table:table-cell>
          <table:table-cell table:formula="of:=RIGHT([.A46]; LEN([.A46])-9)" office:value-type="string" office:string-value="+8.5510226494908985e-04" calcext:value-type="string">
            <text:p>+8.5510226494908985e-04</text:p>
          </table:table-cell>
          <table:table-cell office:value-type="float" office:value="0.00085510226494909" calcext:value-type="float">
            <text:p>8.55E-04</text:p>
          </table:table-cell>
          <table:table-cell table:formula="of:=ABS([.B46]-[.C46])" office:value-type="float" office:value="0" calcext:value-type="float">
            <text:p>0</text:p>
          </table:table-cell>
          <table:table-cell/>
          <table:table-cell office:value-type="string" calcext:value-type="string">
            <text:p>d( 44) = +3.7409355903235851e-03</text:p>
          </table:table-cell>
          <table:table-cell table:formula="of:=RIGHT([.F46]; LEN([.F46])-9)" office:value-type="string" office:string-value="+3.7409355903235851e-03" calcext:value-type="string">
            <text:p>+3.7409355903235851e-03</text:p>
          </table:table-cell>
          <table:table-cell office:value-type="float" office:value="0.00374093559032359" calcext:value-type="float">
            <text:p>3.74E-03</text:p>
          </table:table-cell>
          <table:table-cell table:formula="of:=ABS([.G46]-[.H46])" office:value-type="float" office:value="0" calcext:value-type="float">
            <text:p>0</text:p>
          </table:table-cell>
          <table:table-cell/>
          <table:table-cell office:value-type="string" calcext:value-type="string">
            <text:p>d( 44) = +1.0380721943878754e-02</text:p>
          </table:table-cell>
          <table:table-cell table:formula="of:=RIGHT([.K46]; LEN([.K46])-9)" office:value-type="string" office:string-value="+1.0380721943878754e-02" calcext:value-type="string">
            <text:p>+1.0380721943878754e-02</text:p>
          </table:table-cell>
          <table:table-cell office:value-type="float" office:value="0.0103807219438788" calcext:value-type="float">
            <text:p>1.04E-02</text:p>
          </table:table-cell>
          <table:table-cell table:formula="of:=ABS([.L46]-[.M46])" office:value-type="float" office:value="4.5102810375397E-017" calcext:value-type="float">
            <text:p>4.5102810375397E-17</text:p>
          </table:table-cell>
          <table:table-cell/>
          <table:table-cell office:value-type="string" calcext:value-type="string">
            <text:p>d( 44) = +1.2141256448240857e-02</text:p>
          </table:table-cell>
          <table:table-cell table:formula="of:=RIGHT([.P46]; LEN([.P46])-9)" office:value-type="string" office:string-value="+1.2141256448240857e-02" calcext:value-type="string">
            <text:p>+1.2141256448240857e-02</text:p>
          </table:table-cell>
          <table:table-cell office:value-type="float" office:value="0.0121412564482409" calcext:value-type="float">
            <text:p>1.21E-02</text:p>
          </table:table-cell>
          <table:table-cell table:formula="of:=ABS([.Q46]-[.R4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5) = +2.2941909347222073e-04</text:p>
          </table:table-cell>
          <table:table-cell table:formula="of:=RIGHT([.A47]; LEN([.A47])-9)" office:value-type="string" office:string-value="+2.2941909347222073e-04" calcext:value-type="string">
            <text:p>+2.2941909347222073e-04</text:p>
          </table:table-cell>
          <table:table-cell office:value-type="float" office:value="0.000229419093472221" calcext:value-type="float">
            <text:p>2.29E-04</text:p>
          </table:table-cell>
          <table:table-cell table:formula="of:=ABS([.B47]-[.C47])" office:value-type="float" office:value="0" calcext:value-type="float">
            <text:p>0</text:p>
          </table:table-cell>
          <table:table-cell/>
          <table:table-cell office:value-type="string" calcext:value-type="string">
            <text:p>d( 45) = +2.6851095302620584e-03</text:p>
          </table:table-cell>
          <table:table-cell table:formula="of:=RIGHT([.F47]; LEN([.F47])-9)" office:value-type="string" office:string-value="+2.6851095302620584e-03" calcext:value-type="string">
            <text:p>+2.6851095302620584e-03</text:p>
          </table:table-cell>
          <table:table-cell office:value-type="float" office:value="0.00268510953026206" calcext:value-type="float">
            <text:p>2.69E-03</text:p>
          </table:table-cell>
          <table:table-cell table:formula="of:=ABS([.G47]-[.H47])" office:value-type="float" office:value="0" calcext:value-type="float">
            <text:p>0</text:p>
          </table:table-cell>
          <table:table-cell/>
          <table:table-cell office:value-type="string" calcext:value-type="string">
            <text:p>d( 45) = +7.9999312672524858e-03</text:p>
          </table:table-cell>
          <table:table-cell table:formula="of:=RIGHT([.K47]; LEN([.K47])-9)" office:value-type="string" office:string-value="+7.9999312672524858e-03" calcext:value-type="string">
            <text:p>+7.9999312672524858e-03</text:p>
          </table:table-cell>
          <table:table-cell office:value-type="float" office:value="0.00799993126725249" calcext:value-type="float">
            <text:p>8.00E-03</text:p>
          </table:table-cell>
          <table:table-cell table:formula="of:=ABS([.L47]-[.M47])" office:value-type="float" office:value="0" calcext:value-type="float">
            <text:p>0</text:p>
          </table:table-cell>
          <table:table-cell/>
          <table:table-cell office:value-type="string" calcext:value-type="string">
            <text:p>d( 45) = +9.5235878720331020e-03</text:p>
          </table:table-cell>
          <table:table-cell table:formula="of:=RIGHT([.P47]; LEN([.P47])-9)" office:value-type="string" office:string-value="+9.5235878720331020e-03" calcext:value-type="string">
            <text:p>+9.5235878720331020e-03</text:p>
          </table:table-cell>
          <table:table-cell office:value-type="float" office:value="0.0095235878720331" calcext:value-type="float">
            <text:p>9.52E-03</text:p>
          </table:table-cell>
          <table:table-cell table:formula="of:=ABS([.Q47]-[.R4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6) = +6.1767792817925995e-05</text:p>
          </table:table-cell>
          <table:table-cell table:formula="of:=RIGHT([.A48]; LEN([.A48])-9)" office:value-type="string" office:string-value="+6.1767792817925995e-05" calcext:value-type="string">
            <text:p>+6.1767792817925995e-05</text:p>
          </table:table-cell>
          <table:table-cell office:value-type="float" office:value="0.000061767792817926" calcext:value-type="float">
            <text:p>6.18E-05</text:p>
          </table:table-cell>
          <table:table-cell table:formula="of:=ABS([.B48]-[.C48])" office:value-type="float" office:value="0" calcext:value-type="float">
            <text:p>0</text:p>
          </table:table-cell>
          <table:table-cell/>
          <table:table-cell office:value-type="string" calcext:value-type="string">
            <text:p>d( 46) = +1.1742960367900391e-03</text:p>
          </table:table-cell>
          <table:table-cell table:formula="of:=RIGHT([.F48]; LEN([.F48])-9)" office:value-type="string" office:string-value="+1.1742960367900391e-03" calcext:value-type="string">
            <text:p>+1.1742960367900391e-03</text:p>
          </table:table-cell>
          <table:table-cell office:value-type="float" office:value="0.00117429603679004" calcext:value-type="float">
            <text:p>1.17E-03</text:p>
          </table:table-cell>
          <table:table-cell table:formula="of:=ABS([.G48]-[.H48])" office:value-type="float" office:value="0" calcext:value-type="float">
            <text:p>0</text:p>
          </table:table-cell>
          <table:table-cell/>
          <table:table-cell office:value-type="string" calcext:value-type="string">
            <text:p>d( 46) = +5.0865388408196334e-03</text:p>
          </table:table-cell>
          <table:table-cell table:formula="of:=RIGHT([.K48]; LEN([.K48])-9)" office:value-type="string" office:string-value="+5.0865388408196334e-03" calcext:value-type="string">
            <text:p>+5.0865388408196334e-03</text:p>
          </table:table-cell>
          <table:table-cell office:value-type="float" office:value="0.00508653884081963" calcext:value-type="float">
            <text:p>5.09E-03</text:p>
          </table:table-cell>
          <table:table-cell table:formula="of:=ABS([.L48]-[.M48])" office:value-type="float" office:value="0" calcext:value-type="float">
            <text:p>0</text:p>
          </table:table-cell>
          <table:table-cell/>
          <table:table-cell office:value-type="string" calcext:value-type="string">
            <text:p>d( 46) = +6.1879274784801637e-03</text:p>
          </table:table-cell>
          <table:table-cell table:formula="of:=RIGHT([.P48]; LEN([.P48])-9)" office:value-type="string" office:string-value="+6.1879274784801637e-03" calcext:value-type="string">
            <text:p>+6.1879274784801637e-03</text:p>
          </table:table-cell>
          <table:table-cell office:value-type="float" office:value="0.00618792747848016" calcext:value-type="float">
            <text:p>6.19E-03</text:p>
          </table:table-cell>
          <table:table-cell table:formula="of:=ABS([.Q48]-[.R4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7) = +1.6845761677616180e-05</text:p>
          </table:table-cell>
          <table:table-cell table:formula="of:=RIGHT([.A49]; LEN([.A49])-9)" office:value-type="string" office:string-value="+1.6845761677616180e-05" calcext:value-type="string">
            <text:p>+1.6845761677616180e-05</text:p>
          </table:table-cell>
          <table:table-cell office:value-type="float" office:value="0.0000168457616776162" calcext:value-type="float">
            <text:p>1.68E-05</text:p>
          </table:table-cell>
          <table:table-cell table:formula="of:=ABS([.B49]-[.C49])" office:value-type="float" office:value="0" calcext:value-type="float">
            <text:p>0</text:p>
          </table:table-cell>
          <table:table-cell/>
          <table:table-cell office:value-type="string" calcext:value-type="string">
            <text:p>d( 47) = +4.4692471714537734e-04</text:p>
          </table:table-cell>
          <table:table-cell table:formula="of:=RIGHT([.F49]; LEN([.F49])-9)" office:value-type="string" office:string-value="+4.4692471714537734e-04" calcext:value-type="string">
            <text:p>+4.4692471714537734e-04</text:p>
          </table:table-cell>
          <table:table-cell office:value-type="float" office:value="0.000446924717145377" calcext:value-type="float">
            <text:p>4.47E-04</text:p>
          </table:table-cell>
          <table:table-cell table:formula="of:=ABS([.G49]-[.H49])" office:value-type="float" office:value="0" calcext:value-type="float">
            <text:p>0</text:p>
          </table:table-cell>
          <table:table-cell/>
          <table:table-cell office:value-type="string" calcext:value-type="string">
            <text:p>d( 47) = +2.6290143382552335e-03</text:p>
          </table:table-cell>
          <table:table-cell table:formula="of:=RIGHT([.K49]; LEN([.K49])-9)" office:value-type="string" office:string-value="+2.6290143382552335e-03" calcext:value-type="string">
            <text:p>+2.6290143382552335e-03</text:p>
          </table:table-cell>
          <table:table-cell office:value-type="float" office:value="0.00262901433825523" calcext:value-type="float">
            <text:p>2.63E-03</text:p>
          </table:table-cell>
          <table:table-cell table:formula="of:=ABS([.L49]-[.M49])" office:value-type="float" office:value="0" calcext:value-type="float">
            <text:p>0</text:p>
          </table:table-cell>
          <table:table-cell/>
          <table:table-cell office:value-type="string" calcext:value-type="string">
            <text:p>d( 47) = +3.3763225084461092e-03</text:p>
          </table:table-cell>
          <table:table-cell table:formula="of:=RIGHT([.P49]; LEN([.P49])-9)" office:value-type="string" office:string-value="+3.3763225084461092e-03" calcext:value-type="string">
            <text:p>+3.3763225084461092e-03</text:p>
          </table:table-cell>
          <table:table-cell office:value-type="float" office:value="0.00337632250844611" calcext:value-type="float">
            <text:p>3.38E-03</text:p>
          </table:table-cell>
          <table:table-cell table:formula="of:=ABS([.Q49]-[.R4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8) = +5.6152538925387276e-06</text:p>
          </table:table-cell>
          <table:table-cell table:formula="of:=RIGHT([.A50]; LEN([.A50])-9)" office:value-type="string" office:string-value="+5.6152538925387276e-06" calcext:value-type="string">
            <text:p>+5.6152538925387276e-06</text:p>
          </table:table-cell>
          <table:table-cell office:value-type="float" office:value="0.00000561525389253873" calcext:value-type="float">
            <text:p>5.62E-06</text:p>
          </table:table-cell>
          <table:table-cell table:formula="of:=ABS([.B50]-[.C50])" office:value-type="float" office:value="0" calcext:value-type="float">
            <text:p>0</text:p>
          </table:table-cell>
          <table:table-cell/>
          <table:table-cell office:value-type="string" calcext:value-type="string">
            <text:p>d( 48) = +1.8945226119716392e-04</text:p>
          </table:table-cell>
          <table:table-cell table:formula="of:=RIGHT([.F50]; LEN([.F50])-9)" office:value-type="string" office:string-value="+1.8945226119716392e-04" calcext:value-type="string">
            <text:p>+1.8945226119716392e-04</text:p>
          </table:table-cell>
          <table:table-cell office:value-type="float" office:value="0.000189452261197164" calcext:value-type="float">
            <text:p>1.89E-04</text:p>
          </table:table-cell>
          <table:table-cell table:formula="of:=ABS([.G50]-[.H50])" office:value-type="float" office:value="0" calcext:value-type="float">
            <text:p>0</text:p>
          </table:table-cell>
          <table:table-cell/>
          <table:table-cell office:value-type="string" calcext:value-type="string">
            <text:p>d( 48) = +1.3808664760087417e-03</text:p>
          </table:table-cell>
          <table:table-cell table:formula="of:=RIGHT([.K50]; LEN([.K50])-9)" office:value-type="string" office:string-value="+1.3808664760087417e-03" calcext:value-type="string">
            <text:p>+1.3808664760087417e-03</text:p>
          </table:table-cell>
          <table:table-cell office:value-type="float" office:value="0.00138086647600874" calcext:value-type="float">
            <text:p>1.38E-03</text:p>
          </table:table-cell>
          <table:table-cell table:formula="of:=ABS([.L50]-[.M50])" office:value-type="float" office:value="0" calcext:value-type="float">
            <text:p>0</text:p>
          </table:table-cell>
          <table:table-cell/>
          <table:table-cell office:value-type="string" calcext:value-type="string">
            <text:p>d( 48) = +1.8588501147799948e-03</text:p>
          </table:table-cell>
          <table:table-cell table:formula="of:=RIGHT([.P50]; LEN([.P50])-9)" office:value-type="string" office:string-value="+1.8588501147799948e-03" calcext:value-type="string">
            <text:p>+1.8588501147799948e-03</text:p>
          </table:table-cell>
          <table:table-cell office:value-type="float" office:value="0.00185885011477999" calcext:value-type="float">
            <text:p>1.86E-03</text:p>
          </table:table-cell>
          <table:table-cell table:formula="of:=ABS([.Q50]-[.R5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49) = +2.0855668234909809e-05</text:p>
          </table:table-cell>
          <table:table-cell table:formula="of:=RIGHT([.A51]; LEN([.A51])-9)" office:value-type="string" office:string-value="+2.0855668234909809e-05" calcext:value-type="string">
            <text:p>+2.0855668234909809e-05</text:p>
          </table:table-cell>
          <table:table-cell office:value-type="float" office:value="0.0000208556682349098" calcext:value-type="float">
            <text:p>2.09E-05</text:p>
          </table:table-cell>
          <table:table-cell table:formula="of:=ABS([.B51]-[.C51])" office:value-type="float" office:value="0" calcext:value-type="float">
            <text:p>0</text:p>
          </table:table-cell>
          <table:table-cell/>
          <table:table-cell office:value-type="string" calcext:value-type="string">
            <text:p>d( 49) = +5.0471105299265521e-04</text:p>
          </table:table-cell>
          <table:table-cell table:formula="of:=RIGHT([.F51]; LEN([.F51])-9)" office:value-type="string" office:string-value="+5.0471105299265521e-04" calcext:value-type="string">
            <text:p>+5.0471105299265521e-04</text:p>
          </table:table-cell>
          <table:table-cell office:value-type="float" office:value="0.000504711052992655" calcext:value-type="float">
            <text:p>5.05E-04</text:p>
          </table:table-cell>
          <table:table-cell table:formula="of:=ABS([.G51]-[.H51])" office:value-type="float" office:value="0" calcext:value-type="float">
            <text:p>0</text:p>
          </table:table-cell>
          <table:table-cell/>
          <table:table-cell office:value-type="string" calcext:value-type="string">
            <text:p>d( 49) = +2.7939751788961780e-03</text:p>
          </table:table-cell>
          <table:table-cell table:formula="of:=RIGHT([.K51]; LEN([.K51])-9)" office:value-type="string" office:string-value="+2.7939751788961780e-03" calcext:value-type="string">
            <text:p>+2.7939751788961780e-03</text:p>
          </table:table-cell>
          <table:table-cell office:value-type="float" office:value="0.00279397517889618" calcext:value-type="float">
            <text:p>2.79E-03</text:p>
          </table:table-cell>
          <table:table-cell table:formula="of:=ABS([.L51]-[.M51])" office:value-type="float" office:value="0" calcext:value-type="float">
            <text:p>0</text:p>
          </table:table-cell>
          <table:table-cell/>
          <table:table-cell office:value-type="string" calcext:value-type="string">
            <text:p>d( 49) = +3.5518690135966568e-03</text:p>
          </table:table-cell>
          <table:table-cell table:formula="of:=RIGHT([.P51]; LEN([.P51])-9)" office:value-type="string" office:string-value="+3.5518690135966568e-03" calcext:value-type="string">
            <text:p>+3.5518690135966568e-03</text:p>
          </table:table-cell>
          <table:table-cell office:value-type="float" office:value="0.00355186901359666" calcext:value-type="float">
            <text:p>3.55E-03</text:p>
          </table:table-cell>
          <table:table-cell table:formula="of:=ABS([.Q51]-[.R5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0) = +6.2567004704729430e-05</text:p>
          </table:table-cell>
          <table:table-cell table:formula="of:=RIGHT([.A52]; LEN([.A52])-9)" office:value-type="string" office:string-value="+6.2567004704729430e-05" calcext:value-type="string">
            <text:p>+6.2567004704729430e-05</text:p>
          </table:table-cell>
          <table:table-cell office:value-type="float" office:value="0.0000625670047047294" calcext:value-type="float">
            <text:p>6.26E-05</text:p>
          </table:table-cell>
          <table:table-cell table:formula="of:=ABS([.B52]-[.C52])" office:value-type="float" office:value="0" calcext:value-type="float">
            <text:p>0</text:p>
          </table:table-cell>
          <table:table-cell/>
          <table:table-cell office:value-type="string" calcext:value-type="string">
            <text:p>d( 50) = +8.8790076980714387e-04</text:p>
          </table:table-cell>
          <table:table-cell table:formula="of:=RIGHT([.F52]; LEN([.F52])-9)" office:value-type="string" office:string-value="+8.8790076980714387e-04" calcext:value-type="string">
            <text:p>+8.8790076980714387e-04</text:p>
          </table:table-cell>
          <table:table-cell office:value-type="float" office:value="0.000887900769807144" calcext:value-type="float">
            <text:p>8.88E-04</text:p>
          </table:table-cell>
          <table:table-cell table:formula="of:=ABS([.G52]-[.H52])" office:value-type="float" office:value="0" calcext:value-type="float">
            <text:p>0</text:p>
          </table:table-cell>
          <table:table-cell/>
          <table:table-cell office:value-type="string" calcext:value-type="string">
            <text:p>d( 50) = +3.2935520404208333e-03</text:p>
          </table:table-cell>
          <table:table-cell table:formula="of:=RIGHT([.K52]; LEN([.K52])-9)" office:value-type="string" office:string-value="+3.2935520404208333e-03" calcext:value-type="string">
            <text:p>+3.2935520404208333e-03</text:p>
          </table:table-cell>
          <table:table-cell office:value-type="float" office:value="0.00329355204042083" calcext:value-type="float">
            <text:p>3.29E-03</text:p>
          </table:table-cell>
          <table:table-cell table:formula="of:=ABS([.L52]-[.M52])" office:value-type="float" office:value="0" calcext:value-type="float">
            <text:p>0</text:p>
          </table:table-cell>
          <table:table-cell/>
          <table:table-cell office:value-type="string" calcext:value-type="string">
            <text:p>d( 50) = +4.0868343806323409e-03</text:p>
          </table:table-cell>
          <table:table-cell table:formula="of:=RIGHT([.P52]; LEN([.P52])-9)" office:value-type="string" office:string-value="+4.0868343806323409e-03" calcext:value-type="string">
            <text:p>+4.0868343806323409e-03</text:p>
          </table:table-cell>
          <table:table-cell office:value-type="float" office:value="0.00408683438063234" calcext:value-type="float">
            <text:p>4.09E-03</text:p>
          </table:table-cell>
          <table:table-cell table:formula="of:=ABS([.Q52]-[.R5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1) = +2.2941235058400789e-04</text:p>
          </table:table-cell>
          <table:table-cell table:formula="of:=RIGHT([.A53]; LEN([.A53])-9)" office:value-type="string" office:string-value="+2.2941235058400789e-04" calcext:value-type="string">
            <text:p>+2.2941235058400789e-04</text:p>
          </table:table-cell>
          <table:table-cell office:value-type="float" office:value="0.000229412350584008" calcext:value-type="float">
            <text:p>2.29E-04</text:p>
          </table:table-cell>
          <table:table-cell table:formula="of:=ABS([.B53]-[.C53])" office:value-type="float" office:value="0" calcext:value-type="float">
            <text:p>0</text:p>
          </table:table-cell>
          <table:table-cell/>
          <table:table-cell office:value-type="string" calcext:value-type="string">
            <text:p>d( 51) = +1.1681948587234541e-03</text:p>
          </table:table-cell>
          <table:table-cell table:formula="of:=RIGHT([.F53]; LEN([.F53])-9)" office:value-type="string" office:string-value="+1.1681948587234541e-03" calcext:value-type="string">
            <text:p>+1.1681948587234541e-03</text:p>
          </table:table-cell>
          <table:table-cell office:value-type="float" office:value="0.00116819485872345" calcext:value-type="float">
            <text:p>1.17E-03</text:p>
          </table:table-cell>
          <table:table-cell table:formula="of:=ABS([.G53]-[.H53])" office:value-type="float" office:value="0" calcext:value-type="float">
            <text:p>0</text:p>
          </table:table-cell>
          <table:table-cell/>
          <table:table-cell office:value-type="string" calcext:value-type="string">
            <text:p>d( 51) = +3.8496121639473536e-03</text:p>
          </table:table-cell>
          <table:table-cell table:formula="of:=RIGHT([.K53]; LEN([.K53])-9)" office:value-type="string" office:string-value="+3.8496121639473536e-03" calcext:value-type="string">
            <text:p>+3.8496121639473536e-03</text:p>
          </table:table-cell>
          <table:table-cell office:value-type="float" office:value="0.00384961216394735" calcext:value-type="float">
            <text:p>3.85E-03</text:p>
          </table:table-cell>
          <table:table-cell table:formula="of:=ABS([.L53]-[.M53])" office:value-type="float" office:value="0" calcext:value-type="float">
            <text:p>0</text:p>
          </table:table-cell>
          <table:table-cell/>
          <table:table-cell office:value-type="string" calcext:value-type="string">
            <text:p>d( 51) = +4.6434948415810945e-03</text:p>
          </table:table-cell>
          <table:table-cell table:formula="of:=RIGHT([.P53]; LEN([.P53])-9)" office:value-type="string" office:string-value="+4.6434948415810945e-03" calcext:value-type="string">
            <text:p>+4.6434948415810945e-03</text:p>
          </table:table-cell>
          <table:table-cell office:value-type="float" office:value="0.00464349484158109" calcext:value-type="float">
            <text:p>4.64E-03</text:p>
          </table:table-cell>
          <table:table-cell table:formula="of:=ABS([.Q53]-[.R5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2) = +2.2939803241001650e-04</text:p>
          </table:table-cell>
          <table:table-cell table:formula="of:=RIGHT([.A54]; LEN([.A54])-9)" office:value-type="string" office:string-value="+2.2939803241001650e-04" calcext:value-type="string">
            <text:p>+2.2939803241001650e-04</text:p>
          </table:table-cell>
          <table:table-cell office:value-type="float" office:value="0.000229398032410017" calcext:value-type="float">
            <text:p>2.29E-04</text:p>
          </table:table-cell>
          <table:table-cell table:formula="of:=ABS([.B54]-[.C54])" office:value-type="float" office:value="0" calcext:value-type="float">
            <text:p>0</text:p>
          </table:table-cell>
          <table:table-cell/>
          <table:table-cell office:value-type="string" calcext:value-type="string">
            <text:p>d( 52) = +1.1611775921965544e-03</text:p>
          </table:table-cell>
          <table:table-cell table:formula="of:=RIGHT([.F54]; LEN([.F54])-9)" office:value-type="string" office:string-value="+1.1611775921965544e-03" calcext:value-type="string">
            <text:p>+1.1611775921965544e-03</text:p>
          </table:table-cell>
          <table:table-cell office:value-type="float" office:value="0.00116117759219655" calcext:value-type="float">
            <text:p>1.16E-03</text:p>
          </table:table-cell>
          <table:table-cell table:formula="of:=ABS([.G54]-[.H54])" office:value-type="float" office:value="4.33680868994202E-018" calcext:value-type="float">
            <text:p>4.33680868994202E-18</text:p>
          </table:table-cell>
          <table:table-cell/>
          <table:table-cell office:value-type="string" calcext:value-type="string">
            <text:p>d( 52) = +3.7576330270293434e-03</text:p>
          </table:table-cell>
          <table:table-cell table:formula="of:=RIGHT([.K54]; LEN([.K54])-9)" office:value-type="string" office:string-value="+3.7576330270293434e-03" calcext:value-type="string">
            <text:p>+3.7576330270293434e-03</text:p>
          </table:table-cell>
          <table:table-cell office:value-type="float" office:value="0.00375763302702934" calcext:value-type="float">
            <text:p>3.76E-03</text:p>
          </table:table-cell>
          <table:table-cell table:formula="of:=ABS([.L54]-[.M54])" office:value-type="float" office:value="0" calcext:value-type="float">
            <text:p>0</text:p>
          </table:table-cell>
          <table:table-cell/>
          <table:table-cell office:value-type="string" calcext:value-type="string">
            <text:p>d( 52) = +4.5112484579514439e-03</text:p>
          </table:table-cell>
          <table:table-cell table:formula="of:=RIGHT([.P54]; LEN([.P54])-9)" office:value-type="string" office:string-value="+4.5112484579514439e-03" calcext:value-type="string">
            <text:p>+4.5112484579514439e-03</text:p>
          </table:table-cell>
          <table:table-cell office:value-type="float" office:value="0.00451124845795144" calcext:value-type="float">
            <text:p>4.51E-03</text:p>
          </table:table-cell>
          <table:table-cell table:formula="of:=ABS([.Q54]-[.R5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3) = +6.2495413834772512e-05</text:p>
          </table:table-cell>
          <table:table-cell table:formula="of:=RIGHT([.A55]; LEN([.A55])-9)" office:value-type="string" office:string-value="+6.2495413834772512e-05" calcext:value-type="string">
            <text:p>+6.2495413834772512e-05</text:p>
          </table:table-cell>
          <table:table-cell office:value-type="float" office:value="0.0000624954138347725" calcext:value-type="float">
            <text:p>6.25E-05</text:p>
          </table:table-cell>
          <table:table-cell table:formula="of:=ABS([.B55]-[.C55])" office:value-type="float" office:value="0" calcext:value-type="float">
            <text:p>0</text:p>
          </table:table-cell>
          <table:table-cell/>
          <table:table-cell office:value-type="string" calcext:value-type="string">
            <text:p>d( 53) = +8.4965831969459717e-04</text:p>
          </table:table-cell>
          <table:table-cell table:formula="of:=RIGHT([.F55]; LEN([.F55])-9)" office:value-type="string" office:string-value="+8.4965831969459717e-04" calcext:value-type="string">
            <text:p>+8.4965831969459717e-04</text:p>
          </table:table-cell>
          <table:table-cell office:value-type="float" office:value="0.000849658319694597" calcext:value-type="float">
            <text:p>8.50E-04</text:p>
          </table:table-cell>
          <table:table-cell table:formula="of:=ABS([.G55]-[.H55])" office:value-type="float" office:value="0" calcext:value-type="float">
            <text:p>0</text:p>
          </table:table-cell>
          <table:table-cell/>
          <table:table-cell office:value-type="string" calcext:value-type="string">
            <text:p>d( 53) = +2.9338759151857322e-03</text:p>
          </table:table-cell>
          <table:table-cell table:formula="of:=RIGHT([.K55]; LEN([.K55])-9)" office:value-type="string" office:string-value="+2.9338759151857322e-03" calcext:value-type="string">
            <text:p>+2.9338759151857322e-03</text:p>
          </table:table-cell>
          <table:table-cell office:value-type="float" office:value="0.00293387591518573" calcext:value-type="float">
            <text:p>2.93E-03</text:p>
          </table:table-cell>
          <table:table-cell table:formula="of:=ABS([.L55]-[.M55])" office:value-type="float" office:value="0" calcext:value-type="float">
            <text:p>0</text:p>
          </table:table-cell>
          <table:table-cell/>
          <table:table-cell office:value-type="string" calcext:value-type="string">
            <text:p>d( 53) = +3.5861604534344290e-03</text:p>
          </table:table-cell>
          <table:table-cell table:formula="of:=RIGHT([.P55]; LEN([.P55])-9)" office:value-type="string" office:string-value="+3.5861604534344290e-03" calcext:value-type="string">
            <text:p>+3.5861604534344290e-03</text:p>
          </table:table-cell>
          <table:table-cell office:value-type="float" office:value="0.00358616045343443" calcext:value-type="float">
            <text:p>3.59E-03</text:p>
          </table:table-cell>
          <table:table-cell table:formula="of:=ABS([.Q55]-[.R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4) = +1.7574411623121288e-05</text:p>
          </table:table-cell>
          <table:table-cell table:formula="of:=RIGHT([.A56]; LEN([.A56])-9)" office:value-type="string" office:string-value="+1.7574411623121288e-05" calcext:value-type="string">
            <text:p>+1.7574411623121288e-05</text:p>
          </table:table-cell>
          <table:table-cell office:value-type="float" office:value="0.0000175744116231213" calcext:value-type="float">
            <text:p>1.76E-05</text:p>
          </table:table-cell>
          <table:table-cell table:formula="of:=ABS([.B56]-[.C56])" office:value-type="float" office:value="0" calcext:value-type="float">
            <text:p>0</text:p>
          </table:table-cell>
          <table:table-cell/>
          <table:table-cell office:value-type="string" calcext:value-type="string">
            <text:p>d( 54) = +3.7698264797800718e-04</text:p>
          </table:table-cell>
          <table:table-cell table:formula="of:=RIGHT([.F56]; LEN([.F56])-9)" office:value-type="string" office:string-value="+3.7698264797800718e-04" calcext:value-type="string">
            <text:p>+3.7698264797800718e-04</text:p>
          </table:table-cell>
          <table:table-cell office:value-type="float" office:value="0.000376982647978007" calcext:value-type="float">
            <text:p>3.77E-04</text:p>
          </table:table-cell>
          <table:table-cell table:formula="of:=ABS([.G56]-[.H56])" office:value-type="float" office:value="0" calcext:value-type="float">
            <text:p>0</text:p>
          </table:table-cell>
          <table:table-cell/>
          <table:table-cell office:value-type="string" calcext:value-type="string">
            <text:p>d( 54) = +1.9059304036696356e-03</text:p>
          </table:table-cell>
          <table:table-cell table:formula="of:=RIGHT([.K56]; LEN([.K56])-9)" office:value-type="string" office:string-value="+1.9059304036696356e-03" calcext:value-type="string">
            <text:p>+1.9059304036696356e-03</text:p>
          </table:table-cell>
          <table:table-cell office:value-type="float" office:value="0.00190593040366964" calcext:value-type="float">
            <text:p>1.91E-03</text:p>
          </table:table-cell>
          <table:table-cell table:formula="of:=ABS([.L56]-[.M56])" office:value-type="float" office:value="0" calcext:value-type="float">
            <text:p>0</text:p>
          </table:table-cell>
          <table:table-cell/>
          <table:table-cell office:value-type="string" calcext:value-type="string">
            <text:p>d( 54) = +2.3806498850692569e-03</text:p>
          </table:table-cell>
          <table:table-cell table:formula="of:=RIGHT([.P56]; LEN([.P56])-9)" office:value-type="string" office:string-value="+2.3806498850692569e-03" calcext:value-type="string">
            <text:p>+2.3806498850692569e-03</text:p>
          </table:table-cell>
          <table:table-cell office:value-type="float" office:value="0.00238064988506926" calcext:value-type="float">
            <text:p>2.38E-03</text:p>
          </table:table-cell>
          <table:table-cell table:formula="of:=ABS([.Q56]-[.R5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5) = +4.7930213517603507e-06</text:p>
          </table:table-cell>
          <table:table-cell table:formula="of:=RIGHT([.A57]; LEN([.A57])-9)" office:value-type="string" office:string-value="+4.7930213517603507e-06" calcext:value-type="string">
            <text:p>+4.7930213517603507e-06</text:p>
          </table:table-cell>
          <table:table-cell office:value-type="float" office:value="0.00000479302135176035" calcext:value-type="float">
            <text:p>4.79E-06</text:p>
          </table:table-cell>
          <table:table-cell table:formula="of:=ABS([.B57]-[.C57])" office:value-type="float" office:value="0" calcext:value-type="float">
            <text:p>0</text:p>
          </table:table-cell>
          <table:table-cell/>
          <table:table-cell office:value-type="string" calcext:value-type="string">
            <text:p>d( 55) = +1.4672228156024504e-04</text:p>
          </table:table-cell>
          <table:table-cell table:formula="of:=RIGHT([.F57]; LEN([.F57])-9)" office:value-type="string" office:string-value="+1.4672228156024504e-04" calcext:value-type="string">
            <text:p>+1.4672228156024504e-04</text:p>
          </table:table-cell>
          <table:table-cell office:value-type="float" office:value="0.000146722281560245" calcext:value-type="float">
            <text:p>1.47E-04</text:p>
          </table:table-cell>
          <table:table-cell table:formula="of:=ABS([.G57]-[.H57])" office:value-type="float" office:value="0" calcext:value-type="float">
            <text:p>0</text:p>
          </table:table-cell>
          <table:table-cell/>
          <table:table-cell office:value-type="string" calcext:value-type="string">
            <text:p>d( 55) = +1.0103034078995578e-03</text:p>
          </table:table-cell>
          <table:table-cell table:formula="of:=RIGHT([.K57]; LEN([.K57])-9)" office:value-type="string" office:string-value="+1.0103034078995578e-03" calcext:value-type="string">
            <text:p>+1.0103034078995578e-03</text:p>
          </table:table-cell>
          <table:table-cell office:value-type="float" office:value="0.00101030340789956" calcext:value-type="float">
            <text:p>1.01E-03</text:p>
          </table:table-cell>
          <table:table-cell table:formula="of:=ABS([.L57]-[.M57])" office:value-type="float" office:value="0" calcext:value-type="float">
            <text:p>0</text:p>
          </table:table-cell>
          <table:table-cell/>
          <table:table-cell office:value-type="string" calcext:value-type="string">
            <text:p>d( 55) = +1.3379151567388288e-03</text:p>
          </table:table-cell>
          <table:table-cell table:formula="of:=RIGHT([.P57]; LEN([.P57])-9)" office:value-type="string" office:string-value="+1.3379151567388288e-03" calcext:value-type="string">
            <text:p>+1.3379151567388288e-03</text:p>
          </table:table-cell>
          <table:table-cell office:value-type="float" office:value="0.00133791515673883" calcext:value-type="float">
            <text:p>1.34E-03</text:p>
          </table:table-cell>
          <table:table-cell table:formula="of:=ABS([.Q57]-[.R5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6) = +1.5976737839201169e-06</text:p>
          </table:table-cell>
          <table:table-cell table:formula="of:=RIGHT([.A58]; LEN([.A58])-9)" office:value-type="string" office:string-value="+1.5976737839201169e-06" calcext:value-type="string">
            <text:p>+1.5976737839201169e-06</text:p>
          </table:table-cell>
          <table:table-cell office:value-type="float" office:value="0.00000159767378392012" calcext:value-type="float">
            <text:p>1.60E-06</text:p>
          </table:table-cell>
          <table:table-cell table:formula="of:=ABS([.B58]-[.C58])" office:value-type="float" office:value="0" calcext:value-type="float">
            <text:p>0</text:p>
          </table:table-cell>
          <table:table-cell/>
          <table:table-cell office:value-type="string" calcext:value-type="string">
            <text:p>d( 56) = +6.3408898234048502e-05</text:p>
          </table:table-cell>
          <table:table-cell table:formula="of:=RIGHT([.F58]; LEN([.F58])-9)" office:value-type="string" office:string-value="+6.3408898234048502e-05" calcext:value-type="string">
            <text:p>+6.3408898234048502e-05</text:p>
          </table:table-cell>
          <table:table-cell office:value-type="float" office:value="0.0000634088982340485" calcext:value-type="float">
            <text:p>6.34E-05</text:p>
          </table:table-cell>
          <table:table-cell table:formula="of:=ABS([.G58]-[.H58])" office:value-type="float" office:value="0" calcext:value-type="float">
            <text:p>0</text:p>
          </table:table-cell>
          <table:table-cell/>
          <table:table-cell office:value-type="string" calcext:value-type="string">
            <text:p>d( 56) = +5.5553365724445004e-04</text:p>
          </table:table-cell>
          <table:table-cell table:formula="of:=RIGHT([.K58]; LEN([.K58])-9)" office:value-type="string" office:string-value="+5.5553365724445004e-04" calcext:value-type="string">
            <text:p>+5.5553365724445004e-04</text:p>
          </table:table-cell>
          <table:table-cell office:value-type="float" office:value="0.00055553365724445" calcext:value-type="float">
            <text:p>5.56E-04</text:p>
          </table:table-cell>
          <table:table-cell table:formula="of:=ABS([.L58]-[.M58])" office:value-type="float" office:value="0" calcext:value-type="float">
            <text:p>0</text:p>
          </table:table-cell>
          <table:table-cell/>
          <table:table-cell office:value-type="string" calcext:value-type="string">
            <text:p>d( 56) = +7.7917382667609463e-04</text:p>
          </table:table-cell>
          <table:table-cell table:formula="of:=RIGHT([.P58]; LEN([.P58])-9)" office:value-type="string" office:string-value="+7.7917382667609463e-04" calcext:value-type="string">
            <text:p>+7.7917382667609463e-04</text:p>
          </table:table-cell>
          <table:table-cell office:value-type="float" office:value="0.000779173826676095" calcext:value-type="float">
            <text:p>7.79E-04</text:p>
          </table:table-cell>
          <table:table-cell table:formula="of:=ABS([.Q58]-[.R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7) = +5.6132069536155990e-06</text:p>
          </table:table-cell>
          <table:table-cell table:formula="of:=RIGHT([.A59]; LEN([.A59])-9)" office:value-type="string" office:string-value="+5.6132069536155990e-06" calcext:value-type="string">
            <text:p>+5.6132069536155990e-06</text:p>
          </table:table-cell>
          <table:table-cell office:value-type="float" office:value="0.0000056132069536156" calcext:value-type="float">
            <text:p>5.61E-06</text:p>
          </table:table-cell>
          <table:table-cell table:formula="of:=ABS([.B59]-[.C59])" office:value-type="float" office:value="0" calcext:value-type="float">
            <text:p>0</text:p>
          </table:table-cell>
          <table:table-cell/>
          <table:table-cell office:value-type="string" calcext:value-type="string">
            <text:p>d( 57) = +1.5676998710005300e-04</text:p>
          </table:table-cell>
          <table:table-cell table:formula="of:=RIGHT([.F59]; LEN([.F59])-9)" office:value-type="string" office:string-value="+1.5676998710005300e-04" calcext:value-type="string">
            <text:p>+1.5676998710005300e-04</text:p>
          </table:table-cell>
          <table:table-cell office:value-type="float" office:value="0.000156769987100053" calcext:value-type="float">
            <text:p>1.57E-04</text:p>
          </table:table-cell>
          <table:table-cell table:formula="of:=ABS([.G59]-[.H59])" office:value-type="float" office:value="0" calcext:value-type="float">
            <text:p>0</text:p>
          </table:table-cell>
          <table:table-cell/>
          <table:table-cell office:value-type="string" calcext:value-type="string">
            <text:p>d( 57) = +1.0019873275170634e-03</text:p>
          </table:table-cell>
          <table:table-cell table:formula="of:=RIGHT([.K59]; LEN([.K59])-9)" office:value-type="string" office:string-value="+1.0019873275170634e-03" calcext:value-type="string">
            <text:p>+1.0019873275170634e-03</text:p>
          </table:table-cell>
          <table:table-cell office:value-type="float" office:value="0.00100198732751706" calcext:value-type="float">
            <text:p>1.00E-03</text:p>
          </table:table-cell>
          <table:table-cell table:formula="of:=ABS([.L59]-[.M59])" office:value-type="float" office:value="0" calcext:value-type="float">
            <text:p>0</text:p>
          </table:table-cell>
          <table:table-cell/>
          <table:table-cell office:value-type="string" calcext:value-type="string">
            <text:p>d( 57) = +1.3029267584332834e-03</text:p>
          </table:table-cell>
          <table:table-cell table:formula="of:=RIGHT([.P59]; LEN([.P59])-9)" office:value-type="string" office:string-value="+1.3029267584332834e-03" calcext:value-type="string">
            <text:p>+1.3029267584332834e-03</text:p>
          </table:table-cell>
          <table:table-cell office:value-type="float" office:value="0.00130292675843328" calcext:value-type="float">
            <text:p>1.30E-03</text:p>
          </table:table-cell>
          <table:table-cell table:formula="of:=ABS([.Q59]-[.R5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8) = +1.6839620860846796e-05</text:p>
          </table:table-cell>
          <table:table-cell table:formula="of:=RIGHT([.A60]; LEN([.A60])-9)" office:value-type="string" office:string-value="+1.6839620860846796e-05" calcext:value-type="string">
            <text:p>+1.6839620860846796e-05</text:p>
          </table:table-cell>
          <table:table-cell office:value-type="float" office:value="0.0000168396208608468" calcext:value-type="float">
            <text:p>1.68E-05</text:p>
          </table:table-cell>
          <table:table-cell table:formula="of:=ABS([.B60]-[.C60])" office:value-type="float" office:value="0" calcext:value-type="float">
            <text:p>0</text:p>
          </table:table-cell>
          <table:table-cell/>
          <table:table-cell office:value-type="string" calcext:value-type="string">
            <text:p>d( 58) = +2.7573882518160732e-04</text:p>
          </table:table-cell>
          <table:table-cell table:formula="of:=RIGHT([.F60]; LEN([.F60])-9)" office:value-type="string" office:string-value="+2.7573882518160732e-04" calcext:value-type="string">
            <text:p>+2.7573882518160732e-04</text:p>
          </table:table-cell>
          <table:table-cell office:value-type="float" office:value="0.000275738825181607" calcext:value-type="float">
            <text:p>2.76E-04</text:p>
          </table:table-cell>
          <table:table-cell table:formula="of:=ABS([.G60]-[.H60])" office:value-type="float" office:value="0" calcext:value-type="float">
            <text:p>0</text:p>
          </table:table-cell>
          <table:table-cell/>
          <table:table-cell office:value-type="string" calcext:value-type="string">
            <text:p>d( 58) = +1.1782887298310292e-03</text:p>
          </table:table-cell>
          <table:table-cell table:formula="of:=RIGHT([.K60]; LEN([.K60])-9)" office:value-type="string" office:string-value="+1.1782887298310292e-03" calcext:value-type="string">
            <text:p>+1.1782887298310292e-03</text:p>
          </table:table-cell>
          <table:table-cell office:value-type="float" office:value="0.00117828872983103" calcext:value-type="float">
            <text:p>1.18E-03</text:p>
          </table:table-cell>
          <table:table-cell table:formula="of:=ABS([.L60]-[.M60])" office:value-type="float" office:value="0" calcext:value-type="float">
            <text:p>0</text:p>
          </table:table-cell>
          <table:table-cell/>
          <table:table-cell office:value-type="string" calcext:value-type="string">
            <text:p>d( 58) = +1.4966711596277140e-03</text:p>
          </table:table-cell>
          <table:table-cell table:formula="of:=RIGHT([.P60]; LEN([.P60])-9)" office:value-type="string" office:string-value="+1.4966711596277140e-03" calcext:value-type="string">
            <text:p>+1.4966711596277140e-03</text:p>
          </table:table-cell>
          <table:table-cell office:value-type="float" office:value="0.00149667115962771" calcext:value-type="float">
            <text:p>1.50E-03</text:p>
          </table:table-cell>
          <table:table-cell table:formula="of:=ABS([.Q60]-[.R6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59) = +6.1745276489771588e-05</text:p>
          </table:table-cell>
          <table:table-cell table:formula="of:=RIGHT([.A61]; LEN([.A61])-9)" office:value-type="string" office:string-value="+6.1745276489771588e-05" calcext:value-type="string">
            <text:p>+6.1745276489771588e-05</text:p>
          </table:table-cell>
          <table:table-cell office:value-type="float" office:value="0.0000617452764897716" calcext:value-type="float">
            <text:p>6.17E-05</text:p>
          </table:table-cell>
          <table:table-cell table:formula="of:=ABS([.B61]-[.C61])" office:value-type="float" office:value="0" calcext:value-type="float">
            <text:p>0</text:p>
          </table:table-cell>
          <table:table-cell/>
          <table:table-cell office:value-type="string" calcext:value-type="string">
            <text:p>d( 59) = +3.6247190527072118e-04</text:p>
          </table:table-cell>
          <table:table-cell table:formula="of:=RIGHT([.F61]; LEN([.F61])-9)" office:value-type="string" office:string-value="+3.6247190527072118e-04" calcext:value-type="string">
            <text:p>+3.6247190527072118e-04</text:p>
          </table:table-cell>
          <table:table-cell office:value-type="float" office:value="0.000362471905270721" calcext:value-type="float">
            <text:p>3.62E-04</text:p>
          </table:table-cell>
          <table:table-cell table:formula="of:=ABS([.G61]-[.H61])" office:value-type="float" office:value="0" calcext:value-type="float">
            <text:p>0</text:p>
          </table:table-cell>
          <table:table-cell/>
          <table:table-cell office:value-type="string" calcext:value-type="string">
            <text:p>d( 59) = +1.3861326883671443e-03</text:p>
          </table:table-cell>
          <table:table-cell table:formula="of:=RIGHT([.K61]; LEN([.K61])-9)" office:value-type="string" office:string-value="+1.3861326883671443e-03" calcext:value-type="string">
            <text:p>+1.3861326883671443e-03</text:p>
          </table:table-cell>
          <table:table-cell office:value-type="float" office:value="0.00138613268836714" calcext:value-type="float">
            <text:p>1.39E-03</text:p>
          </table:table-cell>
          <table:table-cell table:formula="of:=ABS([.L61]-[.M61])" office:value-type="float" office:value="0" calcext:value-type="float">
            <text:p>0</text:p>
          </table:table-cell>
          <table:table-cell/>
          <table:table-cell office:value-type="string" calcext:value-type="string">
            <text:p>d( 59) = +1.7104200171074346e-03</text:p>
          </table:table-cell>
          <table:table-cell table:formula="of:=RIGHT([.P61]; LEN([.P61])-9)" office:value-type="string" office:string-value="+1.7104200171074346e-03" calcext:value-type="string">
            <text:p>+1.7104200171074346e-03</text:p>
          </table:table-cell>
          <table:table-cell office:value-type="float" office:value="0.00171042001710743" calcext:value-type="float">
            <text:p>1.71E-03</text:p>
          </table:table-cell>
          <table:table-cell table:formula="of:=ABS([.Q61]-[.R6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0) = +6.2489864690976093e-05</text:p>
          </table:table-cell>
          <table:table-cell table:formula="of:=RIGHT([.A62]; LEN([.A62])-9)" office:value-type="string" office:string-value="+6.2489864690976093e-05" calcext:value-type="string">
            <text:p>+6.2489864690976093e-05</text:p>
          </table:table-cell>
          <table:table-cell office:value-type="float" office:value="0.0000624898646909761" calcext:value-type="float">
            <text:p>6.25E-05</text:p>
          </table:table-cell>
          <table:table-cell table:formula="of:=ABS([.B62]-[.C62])" office:value-type="float" office:value="0" calcext:value-type="float">
            <text:p>0</text:p>
          </table:table-cell>
          <table:table-cell/>
          <table:table-cell office:value-type="string" calcext:value-type="string">
            <text:p>d( 60) = +3.7021822453125563e-04</text:p>
          </table:table-cell>
          <table:table-cell table:formula="of:=RIGHT([.F62]; LEN([.F62])-9)" office:value-type="string" office:string-value="+3.7021822453125563e-04" calcext:value-type="string">
            <text:p>+3.7021822453125563e-04</text:p>
          </table:table-cell>
          <table:table-cell office:value-type="float" office:value="0.000370218224531256" calcext:value-type="float">
            <text:p>3.70E-04</text:p>
          </table:table-cell>
          <table:table-cell table:formula="of:=ABS([.G62]-[.H62])" office:value-type="float" office:value="0" calcext:value-type="float">
            <text:p>0</text:p>
          </table:table-cell>
          <table:table-cell/>
          <table:table-cell office:value-type="string" calcext:value-type="string">
            <text:p>d( 60) = +1.3791646069681209e-03</text:p>
          </table:table-cell>
          <table:table-cell table:formula="of:=RIGHT([.K62]; LEN([.K62])-9)" office:value-type="string" office:string-value="+1.3791646069681209e-03" calcext:value-type="string">
            <text:p>+1.3791646069681209e-03</text:p>
          </table:table-cell>
          <table:table-cell office:value-type="float" office:value="0.00137916460696812" calcext:value-type="float">
            <text:p>1.38E-03</text:p>
          </table:table-cell>
          <table:table-cell table:formula="of:=ABS([.L62]-[.M62])" office:value-type="float" office:value="0" calcext:value-type="float">
            <text:p>0</text:p>
          </table:table-cell>
          <table:table-cell/>
          <table:table-cell office:value-type="string" calcext:value-type="string">
            <text:p>d( 60) = +1.6934835944119383e-03</text:p>
          </table:table-cell>
          <table:table-cell table:formula="of:=RIGHT([.P62]; LEN([.P62])-9)" office:value-type="string" office:string-value="+1.6934835944119383e-03" calcext:value-type="string">
            <text:p>+1.6934835944119383e-03</text:p>
          </table:table-cell>
          <table:table-cell office:value-type="float" office:value="0.00169348359441194" calcext:value-type="float">
            <text:p>1.69E-03</text:p>
          </table:table-cell>
          <table:table-cell table:formula="of:=ABS([.Q62]-[.R6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1) = +2.0562561866869319e-05</text:p>
          </table:table-cell>
          <table:table-cell table:formula="of:=RIGHT([.A63]; LEN([.A63])-9)" office:value-type="string" office:string-value="+2.0562561866869319e-05" calcext:value-type="string">
            <text:p>+2.0562561866869319e-05</text:p>
          </table:table-cell>
          <table:table-cell office:value-type="float" office:value="0.0000205625618668693" calcext:value-type="float">
            <text:p>2.06E-05</text:p>
          </table:table-cell>
          <table:table-cell table:formula="of:=ABS([.B63]-[.C63])" office:value-type="float" office:value="0" calcext:value-type="float">
            <text:p>0</text:p>
          </table:table-cell>
          <table:table-cell/>
          <table:table-cell office:value-type="string" calcext:value-type="string">
            <text:p>d( 61) = +2.8479421592642393e-04</text:p>
          </table:table-cell>
          <table:table-cell table:formula="of:=RIGHT([.F63]; LEN([.F63])-9)" office:value-type="string" office:string-value="+2.8479421592642393e-04" calcext:value-type="string">
            <text:p>+2.8479421592642393e-04</text:p>
          </table:table-cell>
          <table:table-cell office:value-type="float" office:value="0.000284794215926424" calcext:value-type="float">
            <text:p>2.85E-04</text:p>
          </table:table-cell>
          <table:table-cell table:formula="of:=ABS([.G63]-[.H63])" office:value-type="float" office:value="0" calcext:value-type="float">
            <text:p>0</text:p>
          </table:table-cell>
          <table:table-cell/>
          <table:table-cell office:value-type="string" calcext:value-type="string">
            <text:p>d( 61) = +1.1200910551181966e-03</text:p>
          </table:table-cell>
          <table:table-cell table:formula="of:=RIGHT([.K63]; LEN([.K63])-9)" office:value-type="string" office:string-value="+1.1200910551181966e-03" calcext:value-type="string">
            <text:p>+1.1200910551181966e-03</text:p>
          </table:table-cell>
          <table:table-cell office:value-type="float" office:value="0.0011200910551182" calcext:value-type="float">
            <text:p>1.12E-03</text:p>
          </table:table-cell>
          <table:table-cell table:formula="of:=ABS([.L63]-[.M63])" office:value-type="float" office:value="0" calcext:value-type="float">
            <text:p>0</text:p>
          </table:table-cell>
          <table:table-cell/>
          <table:table-cell office:value-type="string" calcext:value-type="string">
            <text:p>d( 61) = +1.3975266645447524e-03</text:p>
          </table:table-cell>
          <table:table-cell table:formula="of:=RIGHT([.P63]; LEN([.P63])-9)" office:value-type="string" office:string-value="+1.3975266645447524e-03" calcext:value-type="string">
            <text:p>+1.3975266645447524e-03</text:p>
          </table:table-cell>
          <table:table-cell office:value-type="float" office:value="0.00139752666454475" calcext:value-type="float">
            <text:p>1.40E-03</text:p>
          </table:table-cell>
          <table:table-cell table:formula="of:=ABS([.Q63]-[.R6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2) = +8.5298536745591440e-06</text:p>
          </table:table-cell>
          <table:table-cell table:formula="of:=RIGHT([.A64]; LEN([.A64])-9)" office:value-type="string" office:string-value="+8.5298536745591440e-06" calcext:value-type="string">
            <text:p>+8.5298536745591440e-06</text:p>
          </table:table-cell>
          <table:table-cell office:value-type="float" office:value="0.00000852985367455914" calcext:value-type="float">
            <text:p>8.53E-06</text:p>
          </table:table-cell>
          <table:table-cell table:formula="of:=ABS([.B64]-[.C64])" office:value-type="float" office:value="0" calcext:value-type="float">
            <text:p>0</text:p>
          </table:table-cell>
          <table:table-cell/>
          <table:table-cell office:value-type="string" calcext:value-type="string">
            <text:p>d( 62) = +1.4016275482629101e-04</text:p>
          </table:table-cell>
          <table:table-cell table:formula="of:=RIGHT([.F64]; LEN([.F64])-9)" office:value-type="string" office:string-value="+1.4016275482629101e-04" calcext:value-type="string">
            <text:p>+1.4016275482629101e-04</text:p>
          </table:table-cell>
          <table:table-cell office:value-type="float" office:value="0.000140162754826291" calcext:value-type="float">
            <text:p>1.40E-04</text:p>
          </table:table-cell>
          <table:table-cell table:formula="of:=ABS([.G64]-[.H64])" office:value-type="float" office:value="0" calcext:value-type="float">
            <text:p>0</text:p>
          </table:table-cell>
          <table:table-cell/>
          <table:table-cell office:value-type="string" calcext:value-type="string">
            <text:p>d( 62) = +7.7151558411159510e-04</text:p>
          </table:table-cell>
          <table:table-cell table:formula="of:=RIGHT([.K64]; LEN([.K64])-9)" office:value-type="string" office:string-value="+7.7151558411159510e-04" calcext:value-type="string">
            <text:p>+7.7151558411159510e-04</text:p>
          </table:table-cell>
          <table:table-cell office:value-type="float" office:value="0.000771515584111595" calcext:value-type="float">
            <text:p>7.72E-04</text:p>
          </table:table-cell>
          <table:table-cell table:formula="of:=ABS([.L64]-[.M64])" office:value-type="float" office:value="0" calcext:value-type="float">
            <text:p>0</text:p>
          </table:table-cell>
          <table:table-cell/>
          <table:table-cell office:value-type="string" calcext:value-type="string">
            <text:p>d( 62) = +9.8106731171433898e-04</text:p>
          </table:table-cell>
          <table:table-cell table:formula="of:=RIGHT([.P64]; LEN([.P64])-9)" office:value-type="string" office:string-value="+9.8106731171433898e-04" calcext:value-type="string">
            <text:p>+9.8106731171433898e-04</text:p>
          </table:table-cell>
          <table:table-cell office:value-type="float" office:value="0.000981067311714339" calcext:value-type="float">
            <text:p>9.81E-04</text:p>
          </table:table-cell>
          <table:table-cell table:formula="of:=ABS([.Q64]-[.R6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3) = +2.3263237294252216e-06</text:p>
          </table:table-cell>
          <table:table-cell table:formula="of:=RIGHT([.A65]; LEN([.A65])-9)" office:value-type="string" office:string-value="+2.3263237294252216e-06" calcext:value-type="string">
            <text:p>+2.3263237294252216e-06</text:p>
          </table:table-cell>
          <table:table-cell office:value-type="float" office:value="0.00000232632372942522" calcext:value-type="float">
            <text:p>2.33E-06</text:p>
          </table:table-cell>
          <table:table-cell table:formula="of:=ABS([.B65]-[.C65])" office:value-type="float" office:value="0" calcext:value-type="float">
            <text:p>0</text:p>
          </table:table-cell>
          <table:table-cell/>
          <table:table-cell office:value-type="string" calcext:value-type="string">
            <text:p>d( 63) = +6.3960481248846984e-05</text:p>
          </table:table-cell>
          <table:table-cell table:formula="of:=RIGHT([.F65]; LEN([.F65])-9)" office:value-type="string" office:string-value="+6.3960481248846984e-05" calcext:value-type="string">
            <text:p>+6.3960481248846984e-05</text:p>
          </table:table-cell>
          <table:table-cell office:value-type="float" office:value="0.000063960481248847" calcext:value-type="float">
            <text:p>6.40E-05</text:p>
          </table:table-cell>
          <table:table-cell table:formula="of:=ABS([.G65]-[.H65])" office:value-type="float" office:value="0" calcext:value-type="float">
            <text:p>0</text:p>
          </table:table-cell>
          <table:table-cell/>
          <table:table-cell office:value-type="string" calcext:value-type="string">
            <text:p>d( 63) = +4.4580081730869717e-04</text:p>
          </table:table-cell>
          <table:table-cell table:formula="of:=RIGHT([.K65]; LEN([.K65])-9)" office:value-type="string" office:string-value="+4.4580081730869717e-04" calcext:value-type="string">
            <text:p>+4.4580081730869717e-04</text:p>
          </table:table-cell>
          <table:table-cell office:value-type="float" office:value="0.000445800817308697" calcext:value-type="float">
            <text:p>4.46E-04</text:p>
          </table:table-cell>
          <table:table-cell table:formula="of:=ABS([.L65]-[.M65])" office:value-type="float" office:value="0" calcext:value-type="float">
            <text:p>0</text:p>
          </table:table-cell>
          <table:table-cell/>
          <table:table-cell office:value-type="string" calcext:value-type="string">
            <text:p>d( 63) = +5.9807760633963012e-04</text:p>
          </table:table-cell>
          <table:table-cell table:formula="of:=RIGHT([.P65]; LEN([.P65])-9)" office:value-type="string" office:string-value="+5.9807760633963012e-04" calcext:value-type="string">
            <text:p>+5.9807760633963012e-04</text:p>
          </table:table-cell>
          <table:table-cell office:value-type="float" office:value="0.00059807760633963" calcext:value-type="float">
            <text:p>5.98E-04</text:p>
          </table:table-cell>
          <table:table-cell table:formula="of:=ABS([.Q65]-[.R6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4) = +7.7544124314174050e-07</text:p>
          </table:table-cell>
          <table:table-cell table:formula="of:=RIGHT([.A66]; LEN([.A66])-9)" office:value-type="string" office:string-value="+7.7544124314174050e-07" calcext:value-type="string">
            <text:p>+7.7544124314174050e-07</text:p>
          </table:table-cell>
          <table:table-cell office:value-type="float" office:value="0.000000775441243141741" calcext:value-type="float">
            <text:p>7.75E-07</text:p>
          </table:table-cell>
          <table:table-cell table:formula="of:=ABS([.B66]-[.C66])" office:value-type="float" office:value="0" calcext:value-type="float">
            <text:p>0</text:p>
          </table:table-cell>
          <table:table-cell/>
          <table:table-cell office:value-type="string" calcext:value-type="string">
            <text:p>d( 64) = +3.0327762275870808e-05</text:p>
          </table:table-cell>
          <table:table-cell table:formula="of:=RIGHT([.F66]; LEN([.F66])-9)" office:value-type="string" office:string-value="+3.0327762275870808e-05" calcext:value-type="string">
            <text:p>+3.0327762275870808e-05</text:p>
          </table:table-cell>
          <table:table-cell office:value-type="float" office:value="0.0000303277622758708" calcext:value-type="float">
            <text:p>3.03E-05</text:p>
          </table:table-cell>
          <table:table-cell table:formula="of:=ABS([.G66]-[.H66])" office:value-type="float" office:value="0" calcext:value-type="float">
            <text:p>0</text:p>
          </table:table-cell>
          <table:table-cell/>
          <table:table-cell office:value-type="string" calcext:value-type="string">
            <text:p>d( 64) = +2.7558025366853880e-04</text:p>
          </table:table-cell>
          <table:table-cell table:formula="of:=RIGHT([.K66]; LEN([.K66])-9)" office:value-type="string" office:string-value="+2.7558025366853880e-04" calcext:value-type="string">
            <text:p>+2.7558025366853880e-04</text:p>
          </table:table-cell>
          <table:table-cell office:value-type="float" office:value="0.000275580253668539" calcext:value-type="float">
            <text:p>2.76E-04</text:p>
          </table:table-cell>
          <table:table-cell table:formula="of:=ABS([.L66]-[.M66])" office:value-type="float" office:value="0" calcext:value-type="float">
            <text:p>0</text:p>
          </table:table-cell>
          <table:table-cell/>
          <table:table-cell office:value-type="string" calcext:value-type="string">
            <text:p>d( 64) = +3.8721143501163765e-04</text:p>
          </table:table-cell>
          <table:table-cell table:formula="of:=RIGHT([.P66]; LEN([.P66])-9)" office:value-type="string" office:string-value="+3.8721143501163765e-04" calcext:value-type="string">
            <text:p>+3.8721143501163765e-04</text:p>
          </table:table-cell>
          <table:table-cell office:value-type="float" office:value="0.000387211435011638" calcext:value-type="float">
            <text:p>3.87E-04</text:p>
          </table:table-cell>
          <table:table-cell table:formula="of:=ABS([.Q66]-[.R6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5) = +1.5971595795525852e-06</text:p>
          </table:table-cell>
          <table:table-cell table:formula="of:=RIGHT([.A67]; LEN([.A67])-9)" office:value-type="string" office:string-value="+1.5971595795525852e-06" calcext:value-type="string">
            <text:p>+1.5971595795525852e-06</text:p>
          </table:table-cell>
          <table:table-cell office:value-type="float" office:value="0.00000159715957955259" calcext:value-type="float">
            <text:p>1.60E-06</text:p>
          </table:table-cell>
          <table:table-cell table:formula="of:=ABS([.B67]-[.C67])" office:value-type="float" office:value="0" calcext:value-type="float">
            <text:p>0</text:p>
          </table:table-cell>
          <table:table-cell/>
          <table:table-cell office:value-type="string" calcext:value-type="string">
            <text:p>d( 65) = +5.1825245335906022e-05</text:p>
          </table:table-cell>
          <table:table-cell table:formula="of:=RIGHT([.F67]; LEN([.F67])-9)" office:value-type="string" office:string-value="+5.1825245335906022e-05" calcext:value-type="string">
            <text:p>+5.1825245335906022e-05</text:p>
          </table:table-cell>
          <table:table-cell office:value-type="float" office:value="0.000051825245335906" calcext:value-type="float">
            <text:p>5.18E-05</text:p>
          </table:table-cell>
          <table:table-cell table:formula="of:=ABS([.G67]-[.H67])" office:value-type="float" office:value="0" calcext:value-type="float">
            <text:p>0</text:p>
          </table:table-cell>
          <table:table-cell/>
          <table:table-cell office:value-type="string" calcext:value-type="string">
            <text:p>d( 65) = +3.8754886515694059e-04</text:p>
          </table:table-cell>
          <table:table-cell table:formula="of:=RIGHT([.K67]; LEN([.K67])-9)" office:value-type="string" office:string-value="+3.8754886515694059e-04" calcext:value-type="string">
            <text:p>+3.8754886515694059e-04</text:p>
          </table:table-cell>
          <table:table-cell office:value-type="float" office:value="0.000387548865156941" calcext:value-type="float">
            <text:p>3.88E-04</text:p>
          </table:table-cell>
          <table:table-cell table:formula="of:=ABS([.L67]-[.M67])" office:value-type="float" office:value="0" calcext:value-type="float">
            <text:p>0</text:p>
          </table:table-cell>
          <table:table-cell/>
          <table:table-cell office:value-type="string" calcext:value-type="string">
            <text:p>d( 65) = +5.1731711648173452e-04</text:p>
          </table:table-cell>
          <table:table-cell table:formula="of:=RIGHT([.P67]; LEN([.P67])-9)" office:value-type="string" office:string-value="+5.1731711648173452e-04" calcext:value-type="string">
            <text:p>+5.1731711648173452e-04</text:p>
          </table:table-cell>
          <table:table-cell office:value-type="float" office:value="0.000517317116481735" calcext:value-type="float">
            <text:p>5.17E-04</text:p>
          </table:table-cell>
          <table:table-cell table:formula="of:=ABS([.Q67]-[.R6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6) = +4.7914787386577553e-06</text:p>
          </table:table-cell>
          <table:table-cell table:formula="of:=RIGHT([.A68]; LEN([.A68])-9)" office:value-type="string" office:string-value="+4.7914787386577553e-06" calcext:value-type="string">
            <text:p>+4.7914787386577553e-06</text:p>
          </table:table-cell>
          <table:table-cell office:value-type="float" office:value="0.00000479147873865776" calcext:value-type="float">
            <text:p>4.79E-06</text:p>
          </table:table-cell>
          <table:table-cell table:formula="of:=ABS([.B68]-[.C68])" office:value-type="float" office:value="0" calcext:value-type="float">
            <text:p>0</text:p>
          </table:table-cell>
          <table:table-cell/>
          <table:table-cell office:value-type="string" calcext:value-type="string">
            <text:p>d( 66) = +9.3234891962182929e-05</text:p>
          </table:table-cell>
          <table:table-cell table:formula="of:=RIGHT([.F68]; LEN([.F68])-9)" office:value-type="string" office:string-value="+9.3234891962182929e-05" calcext:value-type="string">
            <text:p>+9.3234891962182929e-05</text:p>
          </table:table-cell>
          <table:table-cell office:value-type="float" office:value="0.0000932348919621829" calcext:value-type="float">
            <text:p>9.32E-05</text:p>
          </table:table-cell>
          <table:table-cell table:formula="of:=ABS([.G68]-[.H68])" office:value-type="float" office:value="0" calcext:value-type="float">
            <text:p>0</text:p>
          </table:table-cell>
          <table:table-cell/>
          <table:table-cell office:value-type="string" calcext:value-type="string">
            <text:p>d( 66) = +4.7799904095576683e-04</text:p>
          </table:table-cell>
          <table:table-cell table:formula="of:=RIGHT([.K68]; LEN([.K68])-9)" office:value-type="string" office:string-value="+4.7799904095576683e-04" calcext:value-type="string">
            <text:p>+4.7799904095576683e-04</text:p>
          </table:table-cell>
          <table:table-cell office:value-type="float" office:value="0.000477999040955767" calcext:value-type="float">
            <text:p>4.78E-04</text:p>
          </table:table-cell>
          <table:table-cell table:formula="of:=ABS([.L68]-[.M68])" office:value-type="float" office:value="0" calcext:value-type="float">
            <text:p>0</text:p>
          </table:table-cell>
          <table:table-cell/>
          <table:table-cell office:value-type="string" calcext:value-type="string">
            <text:p>d( 66) = +6.2259975030058440e-04</text:p>
          </table:table-cell>
          <table:table-cell table:formula="of:=RIGHT([.P68]; LEN([.P68])-9)" office:value-type="string" office:string-value="+6.2259975030058440e-04" calcext:value-type="string">
            <text:p>+6.2259975030058440e-04</text:p>
          </table:table-cell>
          <table:table-cell office:value-type="float" office:value="0.000622599750300584" calcext:value-type="float">
            <text:p>6.23E-04</text:p>
          </table:table-cell>
          <table:table-cell table:formula="of:=ABS([.Q68]-[.R6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7) = +1.7568755375078434e-05</text:p>
          </table:table-cell>
          <table:table-cell table:formula="of:=RIGHT([.A69]; LEN([.A69])-9)" office:value-type="string" office:string-value="+1.7568755375078434e-05" calcext:value-type="string">
            <text:p>+1.7568755375078434e-05</text:p>
          </table:table-cell>
          <table:table-cell office:value-type="float" office:value="0.0000175687553750784" calcext:value-type="float">
            <text:p>1.76E-05</text:p>
          </table:table-cell>
          <table:table-cell table:formula="of:=ABS([.B69]-[.C69])" office:value-type="float" office:value="0" calcext:value-type="float">
            <text:p>0</text:p>
          </table:table-cell>
          <table:table-cell/>
          <table:table-cell office:value-type="string" calcext:value-type="string">
            <text:p>d( 67) = +1.3439179037622026e-04</text:p>
          </table:table-cell>
          <table:table-cell table:formula="of:=RIGHT([.F69]; LEN([.F69])-9)" office:value-type="string" office:string-value="+1.3439179037622026e-04" calcext:value-type="string">
            <text:p>+1.3439179037622026e-04</text:p>
          </table:table-cell>
          <table:table-cell office:value-type="float" office:value="0.00013439179037622" calcext:value-type="float">
            <text:p>1.34E-04</text:p>
          </table:table-cell>
          <table:table-cell table:formula="of:=ABS([.G69]-[.H69])" office:value-type="float" office:value="0" calcext:value-type="float">
            <text:p>0</text:p>
          </table:table-cell>
          <table:table-cell/>
          <table:table-cell office:value-type="string" calcext:value-type="string">
            <text:p>d( 67) = +6.1405145117452982e-04</text:p>
          </table:table-cell>
          <table:table-cell table:formula="of:=RIGHT([.K69]; LEN([.K69])-9)" office:value-type="string" office:string-value="+6.1405145117452982e-04" calcext:value-type="string">
            <text:p>+6.1405145117452982e-04</text:p>
          </table:table-cell>
          <table:table-cell office:value-type="float" office:value="0.00061405145117453" calcext:value-type="float">
            <text:p>6.14E-04</text:p>
          </table:table-cell>
          <table:table-cell table:formula="of:=ABS([.L69]-[.M69])" office:value-type="float" office:value="0" calcext:value-type="float">
            <text:p>0</text:p>
          </table:table-cell>
          <table:table-cell/>
          <table:table-cell office:value-type="string" calcext:value-type="string">
            <text:p>d( 67) = +7.7307806608077091e-04</text:p>
          </table:table-cell>
          <table:table-cell table:formula="of:=RIGHT([.P69]; LEN([.P69])-9)" office:value-type="string" office:string-value="+7.7307806608077091e-04" calcext:value-type="string">
            <text:p>+7.7307806608077091e-04</text:p>
          </table:table-cell>
          <table:table-cell office:value-type="float" office:value="0.000773078066080771" calcext:value-type="float">
            <text:p>7.73E-04</text:p>
          </table:table-cell>
          <table:table-cell table:formula="of:=ABS([.Q69]-[.R6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8) = +2.0561426353887832e-05</text:p>
          </table:table-cell>
          <table:table-cell table:formula="of:=RIGHT([.A70]; LEN([.A70])-9)" office:value-type="string" office:string-value="+2.0561426353887832e-05" calcext:value-type="string">
            <text:p>+2.0561426353887832e-05</text:p>
          </table:table-cell>
          <table:table-cell office:value-type="float" office:value="0.0000205614263538878" calcext:value-type="float">
            <text:p>2.06E-05</text:p>
          </table:table-cell>
          <table:table-cell table:formula="of:=ABS([.B70]-[.C70])" office:value-type="float" office:value="0" calcext:value-type="float">
            <text:p>0</text:p>
          </table:table-cell>
          <table:table-cell/>
          <table:table-cell office:value-type="string" calcext:value-type="string">
            <text:p>d( 68) = +1.6962899916002182e-04</text:p>
          </table:table-cell>
          <table:table-cell table:formula="of:=RIGHT([.F70]; LEN([.F70])-9)" office:value-type="string" office:string-value="+1.6962899916002182e-04" calcext:value-type="string">
            <text:p>+1.6962899916002182e-04</text:p>
          </table:table-cell>
          <table:table-cell office:value-type="float" office:value="0.000169628999160022" calcext:value-type="float">
            <text:p>1.70E-04</text:p>
          </table:table-cell>
          <table:table-cell table:formula="of:=ABS([.G70]-[.H70])" office:value-type="float" office:value="0" calcext:value-type="float">
            <text:p>0</text:p>
          </table:table-cell>
          <table:table-cell/>
          <table:table-cell office:value-type="string" calcext:value-type="string">
            <text:p>d( 68) = +6.8910293852978213e-04</text:p>
          </table:table-cell>
          <table:table-cell table:formula="of:=RIGHT([.K70]; LEN([.K70])-9)" office:value-type="string" office:string-value="+6.8910293852978213e-04" calcext:value-type="string">
            <text:p>+6.8910293852978213e-04</text:p>
          </table:table-cell>
          <table:table-cell office:value-type="float" office:value="0.000689102938529782" calcext:value-type="float">
            <text:p>6.89E-04</text:p>
          </table:table-cell>
          <table:table-cell table:formula="of:=ABS([.L70]-[.M70])" office:value-type="float" office:value="0" calcext:value-type="float">
            <text:p>0</text:p>
          </table:table-cell>
          <table:table-cell/>
          <table:table-cell office:value-type="string" calcext:value-type="string">
            <text:p>d( 68) = +8.5928160586448362e-04</text:p>
          </table:table-cell>
          <table:table-cell table:formula="of:=RIGHT([.P70]; LEN([.P70])-9)" office:value-type="string" office:string-value="+8.5928160586448362e-04" calcext:value-type="string">
            <text:p>+8.5928160586448362e-04</text:p>
          </table:table-cell>
          <table:table-cell office:value-type="float" office:value="0.000859281605864484" calcext:value-type="float">
            <text:p>8.59E-04</text:p>
          </table:table-cell>
          <table:table-cell table:formula="of:=ABS([.Q70]-[.R7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69) = +1.9754833632704748e-05</text:p>
          </table:table-cell>
          <table:table-cell table:formula="of:=RIGHT([.A71]; LEN([.A71])-9)" office:value-type="string" office:string-value="+1.9754833632704748e-05" calcext:value-type="string">
            <text:p>+1.9754833632704748e-05</text:p>
          </table:table-cell>
          <table:table-cell office:value-type="float" office:value="0.0000197548336327047" calcext:value-type="float">
            <text:p>1.98E-05</text:p>
          </table:table-cell>
          <table:table-cell table:formula="of:=ABS([.B71]-[.C71])" office:value-type="float" office:value="0" calcext:value-type="float">
            <text:p>0</text:p>
          </table:table-cell>
          <table:table-cell/>
          <table:table-cell office:value-type="string" calcext:value-type="string">
            <text:p>d( 69) = +1.6578564234708709e-04</text:p>
          </table:table-cell>
          <table:table-cell table:formula="of:=RIGHT([.F71]; LEN([.F71])-9)" office:value-type="string" office:string-value="+1.6578564234708709e-04" calcext:value-type="string">
            <text:p>+1.6578564234708709e-04</text:p>
          </table:table-cell>
          <table:table-cell office:value-type="float" office:value="0.000165785642347087" calcext:value-type="float">
            <text:p>1.66E-04</text:p>
          </table:table-cell>
          <table:table-cell table:formula="of:=ABS([.G71]-[.H71])" office:value-type="float" office:value="0" calcext:value-type="float">
            <text:p>0</text:p>
          </table:table-cell>
          <table:table-cell/>
          <table:table-cell office:value-type="string" calcext:value-type="string">
            <text:p>d( 69) = +6.6569620552167793e-04</text:p>
          </table:table-cell>
          <table:table-cell table:formula="of:=RIGHT([.K71]; LEN([.K71])-9)" office:value-type="string" office:string-value="+6.6569620552167793e-04" calcext:value-type="string">
            <text:p>+6.6569620552167793e-04</text:p>
          </table:table-cell>
          <table:table-cell office:value-type="float" office:value="0.000665696205521678" calcext:value-type="float">
            <text:p>6.66E-04</text:p>
          </table:table-cell>
          <table:table-cell table:formula="of:=ABS([.L71]-[.M71])" office:value-type="float" office:value="0" calcext:value-type="float">
            <text:p>0</text:p>
          </table:table-cell>
          <table:table-cell/>
          <table:table-cell office:value-type="string" calcext:value-type="string">
            <text:p>d( 69) = +8.3079824334679876e-04</text:p>
          </table:table-cell>
          <table:table-cell table:formula="of:=RIGHT([.P71]; LEN([.P71])-9)" office:value-type="string" office:string-value="+8.3079824334679876e-04" calcext:value-type="string">
            <text:p>+8.3079824334679876e-04</text:p>
          </table:table-cell>
          <table:table-cell office:value-type="float" office:value="0.000830798243346799" calcext:value-type="float">
            <text:p>8.31E-04</text:p>
          </table:table-cell>
          <table:table-cell table:formula="of:=ABS([.Q71]-[.R7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0) = +1.6545003075115288e-05</text:p>
          </table:table-cell>
          <table:table-cell table:formula="of:=RIGHT([.A72]; LEN([.A72])-9)" office:value-type="string" office:string-value="+1.6545003075115288e-05" calcext:value-type="string">
            <text:p>+1.6545003075115288e-05</text:p>
          </table:table-cell>
          <table:table-cell office:value-type="float" office:value="0.0000165450030751153" calcext:value-type="float">
            <text:p>1.65E-05</text:p>
          </table:table-cell>
          <table:table-cell table:formula="of:=ABS([.B72]-[.C72])" office:value-type="float" office:value="0" calcext:value-type="float">
            <text:p>0</text:p>
          </table:table-cell>
          <table:table-cell/>
          <table:table-cell office:value-type="string" calcext:value-type="string">
            <text:p>d( 70) = +1.2288194490169913e-04</text:p>
          </table:table-cell>
          <table:table-cell table:formula="of:=RIGHT([.F72]; LEN([.F72])-9)" office:value-type="string" office:string-value="+1.2288194490169913e-04" calcext:value-type="string">
            <text:p>+1.2288194490169913e-04</text:p>
          </table:table-cell>
          <table:table-cell office:value-type="float" office:value="0.000122881944901699" calcext:value-type="float">
            <text:p>1.23E-04</text:p>
          </table:table-cell>
          <table:table-cell table:formula="of:=ABS([.G72]-[.H72])" office:value-type="float" office:value="0" calcext:value-type="float">
            <text:p>0</text:p>
          </table:table-cell>
          <table:table-cell/>
          <table:table-cell office:value-type="string" calcext:value-type="string">
            <text:p>d( 70) = +5.5755718026487939e-04</text:p>
          </table:table-cell>
          <table:table-cell table:formula="of:=RIGHT([.K72]; LEN([.K72])-9)" office:value-type="string" office:string-value="+5.5755718026487939e-04" calcext:value-type="string">
            <text:p>+5.5755718026487939e-04</text:p>
          </table:table-cell>
          <table:table-cell office:value-type="float" office:value="0.000557557180264879" calcext:value-type="float">
            <text:p>5.58E-04</text:p>
          </table:table-cell>
          <table:table-cell table:formula="of:=ABS([.L72]-[.M72])" office:value-type="float" office:value="0" calcext:value-type="float">
            <text:p>0</text:p>
          </table:table-cell>
          <table:table-cell/>
          <table:table-cell office:value-type="string" calcext:value-type="string">
            <text:p>d( 70) = +7.0116516291576986e-04</text:p>
          </table:table-cell>
          <table:table-cell table:formula="of:=RIGHT([.P72]; LEN([.P72])-9)" office:value-type="string" office:string-value="+7.0116516291576986e-04" calcext:value-type="string">
            <text:p>+7.0116516291576986e-04</text:p>
          </table:table-cell>
          <table:table-cell office:value-type="float" office:value="0.00070116516291577" calcext:value-type="float">
            <text:p>7.01E-04</text:p>
          </table:table-cell>
          <table:table-cell table:formula="of:=ABS([.Q72]-[.R7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1) = +4.5122735659405332e-06</text:p>
          </table:table-cell>
          <table:table-cell table:formula="of:=RIGHT([.A73]; LEN([.A73])-9)" office:value-type="string" office:string-value="+4.5122735659405332e-06" calcext:value-type="string">
            <text:p>+4.5122735659405332e-06</text:p>
          </table:table-cell>
          <table:table-cell office:value-type="float" office:value="0.00000451227356594053" calcext:value-type="float">
            <text:p>4.51E-06</text:p>
          </table:table-cell>
          <table:table-cell table:formula="of:=ABS([.B73]-[.C73])" office:value-type="float" office:value="0" calcext:value-type="float">
            <text:p>0</text:p>
          </table:table-cell>
          <table:table-cell/>
          <table:table-cell office:value-type="string" calcext:value-type="string">
            <text:p>d( 71) = +8.1262381782501821e-05</text:p>
          </table:table-cell>
          <table:table-cell table:formula="of:=RIGHT([.F73]; LEN([.F73])-9)" office:value-type="string" office:string-value="+8.1262381782501821e-05" calcext:value-type="string">
            <text:p>+8.1262381782501821e-05</text:p>
          </table:table-cell>
          <table:table-cell office:value-type="float" office:value="0.0000812623817825018" calcext:value-type="float">
            <text:p>8.13E-05</text:p>
          </table:table-cell>
          <table:table-cell table:formula="of:=ABS([.G73]-[.H73])" office:value-type="float" office:value="0" calcext:value-type="float">
            <text:p>0</text:p>
          </table:table-cell>
          <table:table-cell/>
          <table:table-cell office:value-type="string" calcext:value-type="string">
            <text:p>d( 71) = +4.0682157643757809e-04</text:p>
          </table:table-cell>
          <table:table-cell table:formula="of:=RIGHT([.K73]; LEN([.K73])-9)" office:value-type="string" office:string-value="+4.0682157643757809e-04" calcext:value-type="string">
            <text:p>+4.0682157643757809e-04</text:p>
          </table:table-cell>
          <table:table-cell office:value-type="float" office:value="0.000406821576437578" calcext:value-type="float">
            <text:p>4.07E-04</text:p>
          </table:table-cell>
          <table:table-cell table:formula="of:=ABS([.L73]-[.M73])" office:value-type="float" office:value="0" calcext:value-type="float">
            <text:p>0</text:p>
          </table:table-cell>
          <table:table-cell/>
          <table:table-cell office:value-type="string" calcext:value-type="string">
            <text:p>d( 71) = +5.2919522512599032e-04</text:p>
          </table:table-cell>
          <table:table-cell table:formula="of:=RIGHT([.P73]; LEN([.P73])-9)" office:value-type="string" office:string-value="+5.2919522512599032e-04" calcext:value-type="string">
            <text:p>+5.2919522512599032e-04</text:p>
          </table:table-cell>
          <table:table-cell office:value-type="float" office:value="0.00052919522512599" calcext:value-type="float">
            <text:p>5.29E-04</text:p>
          </table:table-cell>
          <table:table-cell table:formula="of:=ABS([.Q73]-[.R7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2) = +1.5040911886468445e-06</text:p>
          </table:table-cell>
          <table:table-cell table:formula="of:=RIGHT([.A74]; LEN([.A74])-9)" office:value-type="string" office:string-value="+1.5040911886468445e-06" calcext:value-type="string">
            <text:p>+1.5040911886468445e-06</text:p>
          </table:table-cell>
          <table:table-cell office:value-type="float" office:value="0.00000150409118864684" calcext:value-type="float">
            <text:p>1.50E-06</text:p>
          </table:table-cell>
          <table:table-cell table:formula="of:=ABS([.B74]-[.C74])" office:value-type="float" office:value="0" calcext:value-type="float">
            <text:p>0</text:p>
          </table:table-cell>
          <table:table-cell/>
          <table:table-cell office:value-type="string" calcext:value-type="string">
            <text:p>d( 72) = +4.4480710355131787e-05</text:p>
          </table:table-cell>
          <table:table-cell table:formula="of:=RIGHT([.F74]; LEN([.F74])-9)" office:value-type="string" office:string-value="+4.4480710355131787e-05" calcext:value-type="string">
            <text:p>+4.4480710355131787e-05</text:p>
          </table:table-cell>
          <table:table-cell office:value-type="float" office:value="0.0000444807103551318" calcext:value-type="float">
            <text:p>4.45E-05</text:p>
          </table:table-cell>
          <table:table-cell table:formula="of:=ABS([.G74]-[.H74])" office:value-type="float" office:value="0" calcext:value-type="float">
            <text:p>0</text:p>
          </table:table-cell>
          <table:table-cell/>
          <table:table-cell office:value-type="string" calcext:value-type="string">
            <text:p>d( 72) = +3.1280317181984503e-04</text:p>
          </table:table-cell>
          <table:table-cell table:formula="of:=RIGHT([.K74]; LEN([.K74])-9)" office:value-type="string" office:string-value="+3.1280317181984503e-04" calcext:value-type="string">
            <text:p>+3.1280317181984503e-04</text:p>
          </table:table-cell>
          <table:table-cell office:value-type="float" office:value="0.000312803171819845" calcext:value-type="float">
            <text:p>3.13E-04</text:p>
          </table:table-cell>
          <table:table-cell table:formula="of:=ABS([.L74]-[.M74])" office:value-type="float" office:value="0" calcext:value-type="float">
            <text:p>0</text:p>
          </table:table-cell>
          <table:table-cell/>
          <table:table-cell office:value-type="string" calcext:value-type="string">
            <text:p>d( 72) = +4.1734865321529262e-04</text:p>
          </table:table-cell>
          <table:table-cell table:formula="of:=RIGHT([.P74]; LEN([.P74])-9)" office:value-type="string" office:string-value="+4.1734865321529262e-04" calcext:value-type="string">
            <text:p>+4.1734865321529262e-04</text:p>
          </table:table-cell>
          <table:table-cell office:value-type="float" office:value="0.000417348653215293" calcext:value-type="float">
            <text:p>4.17E-04</text:p>
          </table:table-cell>
          <table:table-cell table:formula="of:=ABS([.Q74]-[.R7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3) = +7.7543136459474013e-07</text:p>
          </table:table-cell>
          <table:table-cell table:formula="of:=RIGHT([.A75]; LEN([.A75])-9)" office:value-type="string" office:string-value="+7.7543136459474013e-07" calcext:value-type="string">
            <text:p>+7.7543136459474013e-07</text:p>
          </table:table-cell>
          <table:table-cell office:value-type="float" office:value="0.00000077543136459474" calcext:value-type="float">
            <text:p>7.75E-07</text:p>
          </table:table-cell>
          <table:table-cell table:formula="of:=ABS([.B75]-[.C75])" office:value-type="float" office:value="0" calcext:value-type="float">
            <text:p>0</text:p>
          </table:table-cell>
          <table:table-cell/>
          <table:table-cell office:value-type="string" calcext:value-type="string">
            <text:p>d( 73) = +2.9601891027002628e-05</text:p>
          </table:table-cell>
          <table:table-cell table:formula="of:=RIGHT([.F75]; LEN([.F75])-9)" office:value-type="string" office:string-value="+2.9601891027002628e-05" calcext:value-type="string">
            <text:p>+2.9601891027002628e-05</text:p>
          </table:table-cell>
          <table:table-cell office:value-type="float" office:value="0.0000296018910270026" calcext:value-type="float">
            <text:p>2.96E-05</text:p>
          </table:table-cell>
          <table:table-cell table:formula="of:=ABS([.G75]-[.H75])" office:value-type="float" office:value="0" calcext:value-type="float">
            <text:p>0</text:p>
          </table:table-cell>
          <table:table-cell/>
          <table:table-cell office:value-type="string" calcext:value-type="string">
            <text:p>d( 73) = +2.5608002916262951e-04</text:p>
          </table:table-cell>
          <table:table-cell table:formula="of:=RIGHT([.K75]; LEN([.K75])-9)" office:value-type="string" office:string-value="+2.5608002916262951e-04" calcext:value-type="string">
            <text:p>+2.5608002916262951e-04</text:p>
          </table:table-cell>
          <table:table-cell office:value-type="float" office:value="0.00025608002916263" calcext:value-type="float">
            <text:p>2.56E-04</text:p>
          </table:table-cell>
          <table:table-cell table:formula="of:=ABS([.L75]-[.M75])" office:value-type="float" office:value="0" calcext:value-type="float">
            <text:p>0</text:p>
          </table:table-cell>
          <table:table-cell/>
          <table:table-cell office:value-type="string" calcext:value-type="string">
            <text:p>d( 73) = +3.5210843405813417e-04</text:p>
          </table:table-cell>
          <table:table-cell table:formula="of:=RIGHT([.P75]; LEN([.P75])-9)" office:value-type="string" office:string-value="+3.5210843405813417e-04" calcext:value-type="string">
            <text:p>+3.5210843405813417e-04</text:p>
          </table:table-cell>
          <table:table-cell office:value-type="float" office:value="0.000352108434058134" calcext:value-type="float">
            <text:p>3.52E-04</text:p>
          </table:table-cell>
          <table:table-cell table:formula="of:=ABS([.Q75]-[.R7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4) = +2.3262940937842205e-06</text:p>
          </table:table-cell>
          <table:table-cell table:formula="of:=RIGHT([.A76]; LEN([.A76])-9)" office:value-type="string" office:string-value="+2.3262940937842205e-06" calcext:value-type="string">
            <text:p>+2.3262940937842205e-06</text:p>
          </table:table-cell>
          <table:table-cell office:value-type="float" office:value="0.00000232629409378422" calcext:value-type="float">
            <text:p>2.33E-06</text:p>
          </table:table-cell>
          <table:table-cell table:formula="of:=ABS([.B76]-[.C76])" office:value-type="float" office:value="0" calcext:value-type="float">
            <text:p>0</text:p>
          </table:table-cell>
          <table:table-cell/>
          <table:table-cell office:value-type="string" calcext:value-type="string">
            <text:p>d( 74) = +5.9967986290260336e-05</text:p>
          </table:table-cell>
          <table:table-cell table:formula="of:=RIGHT([.F76]; LEN([.F76])-9)" office:value-type="string" office:string-value="+5.9967986290260336e-05" calcext:value-type="string">
            <text:p>+5.9967986290260336e-05</text:p>
          </table:table-cell>
          <table:table-cell office:value-type="float" office:value="0.0000599679862902603" calcext:value-type="float">
            <text:p>6.00E-05</text:p>
          </table:table-cell>
          <table:table-cell table:formula="of:=ABS([.G76]-[.H76])" office:value-type="float" office:value="0" calcext:value-type="float">
            <text:p>0</text:p>
          </table:table-cell>
          <table:table-cell/>
          <table:table-cell office:value-type="string" calcext:value-type="string">
            <text:p>d( 74) = +3.7940181174675328e-04</text:p>
          </table:table-cell>
          <table:table-cell table:formula="of:=RIGHT([.K76]; LEN([.K76])-9)" office:value-type="string" office:string-value="+3.7940181174675328e-04" calcext:value-type="string">
            <text:p>+3.7940181174675328e-04</text:p>
          </table:table-cell>
          <table:table-cell office:value-type="float" office:value="0.000379401811746753" calcext:value-type="float">
            <text:p>3.79E-04</text:p>
          </table:table-cell>
          <table:table-cell table:formula="of:=ABS([.L76]-[.M76])" office:value-type="float" office:value="0" calcext:value-type="float">
            <text:p>0</text:p>
          </table:table-cell>
          <table:table-cell/>
          <table:table-cell office:value-type="string" calcext:value-type="string">
            <text:p>d( 74) = +5.0186095643682082e-04</text:p>
          </table:table-cell>
          <table:table-cell table:formula="of:=RIGHT([.P76]; LEN([.P76])-9)" office:value-type="string" office:string-value="+5.0186095643682082e-04" calcext:value-type="string">
            <text:p>+5.0186095643682082e-04</text:p>
          </table:table-cell>
          <table:table-cell office:value-type="float" office:value="0.000501860956436821" calcext:value-type="float">
            <text:p>5.02E-04</text:p>
          </table:table-cell>
          <table:table-cell table:formula="of:=ABS([.Q76]-[.R7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5) = +8.5297450105421420e-06</text:p>
          </table:table-cell>
          <table:table-cell table:formula="of:=RIGHT([.A77]; LEN([.A77])-9)" office:value-type="string" office:string-value="+8.5297450105421420e-06" calcext:value-type="string">
            <text:p>+8.5297450105421420e-06</text:p>
          </table:table-cell>
          <table:table-cell office:value-type="float" office:value="0.00000852974501054214" calcext:value-type="float">
            <text:p>8.53E-06</text:p>
          </table:table-cell>
          <table:table-cell table:formula="of:=ABS([.B77]-[.C77])" office:value-type="float" office:value="0" calcext:value-type="float">
            <text:p>0</text:p>
          </table:table-cell>
          <table:table-cell/>
          <table:table-cell office:value-type="string" calcext:value-type="string">
            <text:p>d( 75) = +1.2375699376179609e-04</text:p>
          </table:table-cell>
          <table:table-cell table:formula="of:=RIGHT([.F77]; LEN([.F77])-9)" office:value-type="string" office:string-value="+1.2375699376179609e-04" calcext:value-type="string">
            <text:p>+1.2375699376179609e-04</text:p>
          </table:table-cell>
          <table:table-cell office:value-type="float" office:value="0.000123756993761796" calcext:value-type="float">
            <text:p>1.24E-04</text:p>
          </table:table-cell>
          <table:table-cell table:formula="of:=ABS([.G77]-[.H77])" office:value-type="float" office:value="0" calcext:value-type="float">
            <text:p>0</text:p>
          </table:table-cell>
          <table:table-cell/>
          <table:table-cell office:value-type="string" calcext:value-type="string">
            <text:p>d( 75) = +6.1757950845747810e-04</text:p>
          </table:table-cell>
          <table:table-cell table:formula="of:=RIGHT([.K77]; LEN([.K77])-9)" office:value-type="string" office:string-value="+6.1757950845747810e-04" calcext:value-type="string">
            <text:p>+6.1757950845747810e-04</text:p>
          </table:table-cell>
          <table:table-cell office:value-type="float" office:value="0.000617579508457478" calcext:value-type="float">
            <text:p>6.18E-04</text:p>
          </table:table-cell>
          <table:table-cell table:formula="of:=ABS([.L77]-[.M77])" office:value-type="float" office:value="0" calcext:value-type="float">
            <text:p>0</text:p>
          </table:table-cell>
          <table:table-cell/>
          <table:table-cell office:value-type="string" calcext:value-type="string">
            <text:p>d( 75) = +7.7535336858889573e-04</text:p>
          </table:table-cell>
          <table:table-cell table:formula="of:=RIGHT([.P77]; LEN([.P77])-9)" office:value-type="string" office:string-value="+7.7535336858889573e-04" calcext:value-type="string">
            <text:p>+7.7535336858889573e-04</text:p>
          </table:table-cell>
          <table:table-cell office:value-type="float" office:value="0.000775353368588896" calcext:value-type="float">
            <text:p>7.75E-04</text:p>
          </table:table-cell>
          <table:table-cell table:formula="of:=ABS([.Q77]-[.R7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6) = +1.9755840724575230e-05</text:p>
          </table:table-cell>
          <table:table-cell table:formula="of:=RIGHT([.A78]; LEN([.A78])-9)" office:value-type="string" office:string-value="+1.9755840724575230e-05" calcext:value-type="string">
            <text:p>+1.9755840724575230e-05</text:p>
          </table:table-cell>
          <table:table-cell office:value-type="float" office:value="0.0000197558407245752" calcext:value-type="float">
            <text:p>1.98E-05</text:p>
          </table:table-cell>
          <table:table-cell table:formula="of:=ABS([.B78]-[.C78])" office:value-type="float" office:value="0" calcext:value-type="float">
            <text:p>0</text:p>
          </table:table-cell>
          <table:table-cell/>
          <table:table-cell office:value-type="string" calcext:value-type="string">
            <text:p>d( 76) = +2.4158909896642304e-04</text:p>
          </table:table-cell>
          <table:table-cell table:formula="of:=RIGHT([.F78]; LEN([.F78])-9)" office:value-type="string" office:string-value="+2.4158909896642304e-04" calcext:value-type="string">
            <text:p>+2.4158909896642304e-04</text:p>
          </table:table-cell>
          <table:table-cell office:value-type="float" office:value="0.000241589098966423" calcext:value-type="float">
            <text:p>2.42E-04</text:p>
          </table:table-cell>
          <table:table-cell table:formula="of:=ABS([.G78]-[.H78])" office:value-type="float" office:value="0" calcext:value-type="float">
            <text:p>0</text:p>
          </table:table-cell>
          <table:table-cell/>
          <table:table-cell office:value-type="string" calcext:value-type="string">
            <text:p>d( 76) = +8.6909247287185346e-04</text:p>
          </table:table-cell>
          <table:table-cell table:formula="of:=RIGHT([.K78]; LEN([.K78])-9)" office:value-type="string" office:string-value="+8.6909247287185346e-04" calcext:value-type="string">
            <text:p>+8.6909247287185346e-04</text:p>
          </table:table-cell>
          <table:table-cell office:value-type="float" office:value="0.000869092472871854" calcext:value-type="float">
            <text:p>8.69E-04</text:p>
          </table:table-cell>
          <table:table-cell table:formula="of:=ABS([.L78]-[.M78])" office:value-type="float" office:value="0" calcext:value-type="float">
            <text:p>0</text:p>
          </table:table-cell>
          <table:table-cell/>
          <table:table-cell office:value-type="string" calcext:value-type="string">
            <text:p>d( 76) = +1.0683535832983384e-03</text:p>
          </table:table-cell>
          <table:table-cell table:formula="of:=RIGHT([.P78]; LEN([.P78])-9)" office:value-type="string" office:string-value="+1.0683535832983384e-03" calcext:value-type="string">
            <text:p>+1.0683535832983384e-03</text:p>
          </table:table-cell>
          <table:table-cell office:value-type="float" office:value="0.00106835358329834" calcext:value-type="float">
            <text:p>1.07E-03</text:p>
          </table:table-cell>
          <table:table-cell table:formula="of:=ABS([.Q78]-[.R7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7) = +5.8456772663949658e-05</text:p>
          </table:table-cell>
          <table:table-cell table:formula="of:=RIGHT([.A79]; LEN([.A79])-9)" office:value-type="string" office:string-value="+5.8456772663949658e-05" calcext:value-type="string">
            <text:p>+5.8456772663949658e-05</text:p>
          </table:table-cell>
          <table:table-cell office:value-type="float" office:value="0.0000584567726639497" calcext:value-type="float">
            <text:p>5.85E-05</text:p>
          </table:table-cell>
          <table:table-cell table:formula="of:=ABS([.B79]-[.C79])" office:value-type="float" office:value="0" calcext:value-type="float">
            <text:p>0</text:p>
          </table:table-cell>
          <table:table-cell/>
          <table:table-cell office:value-type="string" calcext:value-type="string">
            <text:p>d( 77) = +3.1214627939578615e-04</text:p>
          </table:table-cell>
          <table:table-cell table:formula="of:=RIGHT([.F79]; LEN([.F79])-9)" office:value-type="string" office:string-value="+3.1214627939578615e-04" calcext:value-type="string">
            <text:p>+3.1214627939578615e-04</text:p>
          </table:table-cell>
          <table:table-cell office:value-type="float" office:value="0.000312146279395786" calcext:value-type="float">
            <text:p>3.12E-04</text:p>
          </table:table-cell>
          <table:table-cell table:formula="of:=ABS([.G79]-[.H79])" office:value-type="float" office:value="0" calcext:value-type="float">
            <text:p>0</text:p>
          </table:table-cell>
          <table:table-cell/>
          <table:table-cell office:value-type="string" calcext:value-type="string">
            <text:p>d( 77) = +1.0457380720801230e-03</text:p>
          </table:table-cell>
          <table:table-cell table:formula="of:=RIGHT([.K79]; LEN([.K79])-9)" office:value-type="string" office:string-value="+1.0457380720801230e-03" calcext:value-type="string">
            <text:p>+1.0457380720801230e-03</text:p>
          </table:table-cell>
          <table:table-cell office:value-type="float" office:value="0.00104573807208012" calcext:value-type="float">
            <text:p>1.05E-03</text:p>
          </table:table-cell>
          <table:table-cell table:formula="of:=ABS([.L79]-[.M79])" office:value-type="float" office:value="0" calcext:value-type="float">
            <text:p>0</text:p>
          </table:table-cell>
          <table:table-cell/>
          <table:table-cell office:value-type="string" calcext:value-type="string">
            <text:p>d( 77) = +1.2648778331458795e-03</text:p>
          </table:table-cell>
          <table:table-cell table:formula="of:=RIGHT([.P79]; LEN([.P79])-9)" office:value-type="string" office:string-value="+1.2648778331458795e-03" calcext:value-type="string">
            <text:p>+1.2648778331458795e-03</text:p>
          </table:table-cell>
          <table:table-cell office:value-type="float" office:value="0.00126487783314588" calcext:value-type="float">
            <text:p>1.26E-03</text:p>
          </table:table-cell>
          <table:table-cell table:formula="of:=ABS([.Q79]-[.R7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8) = +5.7650158625901997e-05</text:p>
          </table:table-cell>
          <table:table-cell table:formula="of:=RIGHT([.A80]; LEN([.A80])-9)" office:value-type="string" office:string-value="+5.7650158625901997e-05" calcext:value-type="string">
            <text:p>+5.7650158625901997e-05</text:p>
          </table:table-cell>
          <table:table-cell office:value-type="float" office:value="0.000057650158625902" calcext:value-type="float">
            <text:p>5.77E-05</text:p>
          </table:table-cell>
          <table:table-cell table:formula="of:=ABS([.B80]-[.C80])" office:value-type="float" office:value="0" calcext:value-type="float">
            <text:p>0</text:p>
          </table:table-cell>
          <table:table-cell/>
          <table:table-cell office:value-type="string" calcext:value-type="string">
            <text:p>d( 78) = +3.0169111937437359e-04</text:p>
          </table:table-cell>
          <table:table-cell table:formula="of:=RIGHT([.F80]; LEN([.F80])-9)" office:value-type="string" office:string-value="+3.0169111937437359e-04" calcext:value-type="string">
            <text:p>+3.0169111937437359e-04</text:p>
          </table:table-cell>
          <table:table-cell office:value-type="float" office:value="0.000301691119374374" calcext:value-type="float">
            <text:p>3.02E-04</text:p>
          </table:table-cell>
          <table:table-cell table:formula="of:=ABS([.G80]-[.H80])" office:value-type="float" office:value="0" calcext:value-type="float">
            <text:p>0</text:p>
          </table:table-cell>
          <table:table-cell/>
          <table:table-cell office:value-type="string" calcext:value-type="string">
            <text:p>d( 78) = +1.0327062293718516e-03</text:p>
          </table:table-cell>
          <table:table-cell table:formula="of:=RIGHT([.K80]; LEN([.K80])-9)" office:value-type="string" office:string-value="+1.0327062293718516e-03" calcext:value-type="string">
            <text:p>+1.0327062293718516e-03</text:p>
          </table:table-cell>
          <table:table-cell office:value-type="float" office:value="0.00103270622937185" calcext:value-type="float">
            <text:p>1.03E-03</text:p>
          </table:table-cell>
          <table:table-cell table:formula="of:=ABS([.L80]-[.M80])" office:value-type="float" office:value="0" calcext:value-type="float">
            <text:p>0</text:p>
          </table:table-cell>
          <table:table-cell/>
          <table:table-cell office:value-type="string" calcext:value-type="string">
            <text:p>d( 78) = +1.2533136809416423e-03</text:p>
          </table:table-cell>
          <table:table-cell table:formula="of:=RIGHT([.P80]; LEN([.P80])-9)" office:value-type="string" office:string-value="+1.2533136809416423e-03" calcext:value-type="string">
            <text:p>+1.2533136809416423e-03</text:p>
          </table:table-cell>
          <table:table-cell office:value-type="float" office:value="0.00125331368094164" calcext:value-type="float">
            <text:p>1.25E-03</text:p>
          </table:table-cell>
          <table:table-cell table:formula="of:=ABS([.Q80]-[.R8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79) = +1.5722770534336910e-05</text:p>
          </table:table-cell>
          <table:table-cell table:formula="of:=RIGHT([.A81]; LEN([.A81])-9)" office:value-type="string" office:string-value="+1.5722770534336910e-05" calcext:value-type="string">
            <text:p>+1.5722770534336910e-05</text:p>
          </table:table-cell>
          <table:table-cell office:value-type="float" office:value="0.0000157227705343369" calcext:value-type="float">
            <text:p>1.57E-05</text:p>
          </table:table-cell>
          <table:table-cell table:formula="of:=ABS([.B81]-[.C81])" office:value-type="float" office:value="0" calcext:value-type="float">
            <text:p>0</text:p>
          </table:table-cell>
          <table:table-cell/>
          <table:table-cell office:value-type="string" calcext:value-type="string">
            <text:p>d( 79) = +2.2566392711735207e-04</text:p>
          </table:table-cell>
          <table:table-cell table:formula="of:=RIGHT([.F81]; LEN([.F81])-9)" office:value-type="string" office:string-value="+2.2566392711735207e-04" calcext:value-type="string">
            <text:p>+2.2566392711735207e-04</text:p>
          </table:table-cell>
          <table:table-cell office:value-type="float" office:value="0.000225663927117352" calcext:value-type="float">
            <text:p>2.26E-04</text:p>
          </table:table-cell>
          <table:table-cell table:formula="of:=ABS([.G81]-[.H81])" office:value-type="float" office:value="0" calcext:value-type="float">
            <text:p>0</text:p>
          </table:table-cell>
          <table:table-cell/>
          <table:table-cell office:value-type="string" calcext:value-type="string">
            <text:p>d( 79) = +8.6097845671413307e-04</text:p>
          </table:table-cell>
          <table:table-cell table:formula="of:=RIGHT([.K81]; LEN([.K81])-9)" office:value-type="string" office:string-value="+8.6097845671413307e-04" calcext:value-type="string">
            <text:p>+8.6097845671413307e-04</text:p>
          </table:table-cell>
          <table:table-cell office:value-type="float" office:value="0.000860978456714133" calcext:value-type="float">
            <text:p>8.61E-04</text:p>
          </table:table-cell>
          <table:table-cell table:formula="of:=ABS([.L81]-[.M81])" office:value-type="float" office:value="0" calcext:value-type="float">
            <text:p>0</text:p>
          </table:table-cell>
          <table:table-cell/>
          <table:table-cell office:value-type="string" calcext:value-type="string">
            <text:p>d( 79) = +1.0744126713592083e-03</text:p>
          </table:table-cell>
          <table:table-cell table:formula="of:=RIGHT([.P81]; LEN([.P81])-9)" office:value-type="string" office:string-value="+1.0744126713592083e-03" calcext:value-type="string">
            <text:p>+1.0744126713592083e-03</text:p>
          </table:table-cell>
          <table:table-cell office:value-type="float" office:value="0.00107441267135921" calcext:value-type="float">
            <text:p>1.07E-03</text:p>
          </table:table-cell>
          <table:table-cell table:formula="of:=ABS([.Q81]-[.R8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0) = +5.2409235114456371e-06</text:p>
          </table:table-cell>
          <table:table-cell table:formula="of:=RIGHT([.A82]; LEN([.A82])-9)" office:value-type="string" office:string-value="+5.2409235114456371e-06" calcext:value-type="string">
            <text:p>+5.2409235114456371e-06</text:p>
          </table:table-cell>
          <table:table-cell office:value-type="float" office:value="0.00000524092351144564" calcext:value-type="float">
            <text:p>5.24E-06</text:p>
          </table:table-cell>
          <table:table-cell table:formula="of:=ABS([.B82]-[.C82])" office:value-type="float" office:value="0" calcext:value-type="float">
            <text:p>0</text:p>
          </table:table-cell>
          <table:table-cell/>
          <table:table-cell office:value-type="string" calcext:value-type="string">
            <text:p>d( 80) = +1.2776488655060373e-04</text:p>
          </table:table-cell>
          <table:table-cell table:formula="of:=RIGHT([.F82]; LEN([.F82])-9)" office:value-type="string" office:string-value="+1.2776488655060373e-04" calcext:value-type="string">
            <text:p>+1.2776488655060373e-04</text:p>
          </table:table-cell>
          <table:table-cell office:value-type="float" office:value="0.000127764886550604" calcext:value-type="float">
            <text:p>1.28E-04</text:p>
          </table:table-cell>
          <table:table-cell table:formula="of:=ABS([.G82]-[.H82])" office:value-type="float" office:value="0" calcext:value-type="float">
            <text:p>0</text:p>
          </table:table-cell>
          <table:table-cell/>
          <table:table-cell office:value-type="string" calcext:value-type="string">
            <text:p>d( 80) = +7.1955773730412260e-04</text:p>
          </table:table-cell>
          <table:table-cell table:formula="of:=RIGHT([.K82]; LEN([.K82])-9)" office:value-type="string" office:string-value="+7.1955773730412260e-04" calcext:value-type="string">
            <text:p>+7.1955773730412260e-04</text:p>
          </table:table-cell>
          <table:table-cell office:value-type="float" office:value="0.000719557737304123" calcext:value-type="float">
            <text:p>7.20E-04</text:p>
          </table:table-cell>
          <table:table-cell table:formula="of:=ABS([.L82]-[.M82])" office:value-type="float" office:value="0" calcext:value-type="float">
            <text:p>0</text:p>
          </table:table-cell>
          <table:table-cell/>
          <table:table-cell office:value-type="string" calcext:value-type="string">
            <text:p>d( 80) = +9.1940198547011819e-04</text:p>
          </table:table-cell>
          <table:table-cell table:formula="of:=RIGHT([.P82]; LEN([.P82])-9)" office:value-type="string" office:string-value="+9.1940198547011819e-04" calcext:value-type="string">
            <text:p>+9.1940198547011819e-04</text:p>
          </table:table-cell>
          <table:table-cell office:value-type="float" office:value="0.000919401985470118" calcext:value-type="float">
            <text:p>9.19E-04</text:p>
          </table:table-cell>
          <table:table-cell table:formula="of:=ABS([.Q82]-[.R8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1) = +1.5045658788263764e-06</text:p>
          </table:table-cell>
          <table:table-cell table:formula="of:=RIGHT([.A83]; LEN([.A83])-9)" office:value-type="string" office:string-value="+1.5045658788263764e-06" calcext:value-type="string">
            <text:p>+1.5045658788263764e-06</text:p>
          </table:table-cell>
          <table:table-cell office:value-type="float" office:value="0.00000150456587882638" calcext:value-type="float">
            <text:p>1.50E-06</text:p>
          </table:table-cell>
          <table:table-cell table:formula="of:=ABS([.B83]-[.C83])" office:value-type="float" office:value="0" calcext:value-type="float">
            <text:p>0</text:p>
          </table:table-cell>
          <table:table-cell/>
          <table:table-cell office:value-type="string" calcext:value-type="string">
            <text:p>d( 81) = +5.3409555977481227e-05</text:p>
          </table:table-cell>
          <table:table-cell table:formula="of:=RIGHT([.F83]; LEN([.F83])-9)" office:value-type="string" office:string-value="+5.3409555977481227e-05" calcext:value-type="string">
            <text:p>+5.3409555977481227e-05</text:p>
          </table:table-cell>
          <table:table-cell office:value-type="float" office:value="0.0000534095559774812" calcext:value-type="float">
            <text:p>5.34E-05</text:p>
          </table:table-cell>
          <table:table-cell table:formula="of:=ABS([.G83]-[.H83])" office:value-type="float" office:value="0" calcext:value-type="float">
            <text:p>0</text:p>
          </table:table-cell>
          <table:table-cell/>
          <table:table-cell office:value-type="string" calcext:value-type="string">
            <text:p>d( 81) = +4.2355939733914461e-04</text:p>
          </table:table-cell>
          <table:table-cell table:formula="of:=RIGHT([.K83]; LEN([.K83])-9)" office:value-type="string" office:string-value="+4.2355939733914461e-04" calcext:value-type="string">
            <text:p>+4.2355939733914461e-04</text:p>
          </table:table-cell>
          <table:table-cell office:value-type="float" office:value="0.000423559397339145" calcext:value-type="float">
            <text:p>4.24E-04</text:p>
          </table:table-cell>
          <table:table-cell table:formula="of:=ABS([.L83]-[.M83])" office:value-type="float" office:value="0" calcext:value-type="float">
            <text:p>0</text:p>
          </table:table-cell>
          <table:table-cell/>
          <table:table-cell office:value-type="string" calcext:value-type="string">
            <text:p>d( 81) = +5.7723408404328040e-04</text:p>
          </table:table-cell>
          <table:table-cell table:formula="of:=RIGHT([.P83]; LEN([.P83])-9)" office:value-type="string" office:string-value="+5.7723408404328040e-04" calcext:value-type="string">
            <text:p>+5.7723408404328040e-04</text:p>
          </table:table-cell>
          <table:table-cell office:value-type="float" office:value="0.00057723408404328" calcext:value-type="float">
            <text:p>5.77E-04</text:p>
          </table:table-cell>
          <table:table-cell table:formula="of:=ABS([.Q83]-[.R8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2) = +4.5136976364791292e-06</text:p>
          </table:table-cell>
          <table:table-cell table:formula="of:=RIGHT([.A84]; LEN([.A84])-9)" office:value-type="string" office:string-value="+4.5136976364791292e-06" calcext:value-type="string">
            <text:p>+4.5136976364791292e-06</text:p>
          </table:table-cell>
          <table:table-cell office:value-type="float" office:value="0.00000451369763647913" calcext:value-type="float">
            <text:p>4.51E-06</text:p>
          </table:table-cell>
          <table:table-cell table:formula="of:=ABS([.B84]-[.C84])" office:value-type="float" office:value="0" calcext:value-type="float">
            <text:p>0</text:p>
          </table:table-cell>
          <table:table-cell/>
          <table:table-cell office:value-type="string" calcext:value-type="string">
            <text:p>d( 82) = +1.1952566664850448e-04</text:p>
          </table:table-cell>
          <table:table-cell table:formula="of:=RIGHT([.F84]; LEN([.F84])-9)" office:value-type="string" office:string-value="+1.1952566664850448e-04" calcext:value-type="string">
            <text:p>+1.1952566664850448e-04</text:p>
          </table:table-cell>
          <table:table-cell office:value-type="float" office:value="0.000119525666648504" calcext:value-type="float">
            <text:p>1.20E-04</text:p>
          </table:table-cell>
          <table:table-cell table:formula="of:=ABS([.G84]-[.H84])" office:value-type="float" office:value="4.74338450462408E-019" calcext:value-type="float">
            <text:p>4.74338450462408E-19</text:p>
          </table:table-cell>
          <table:table-cell/>
          <table:table-cell office:value-type="string" calcext:value-type="string">
            <text:p>d( 82) = +7.1796800349202214e-04</text:p>
          </table:table-cell>
          <table:table-cell table:formula="of:=RIGHT([.K84]; LEN([.K84])-9)" office:value-type="string" office:string-value="+7.1796800349202214e-04" calcext:value-type="string">
            <text:p>+7.1796800349202214e-04</text:p>
          </table:table-cell>
          <table:table-cell office:value-type="float" office:value="0.000717968003492022" calcext:value-type="float">
            <text:p>7.18E-04</text:p>
          </table:table-cell>
          <table:table-cell table:formula="of:=ABS([.L84]-[.M84])" office:value-type="float" office:value="0" calcext:value-type="float">
            <text:p>0</text:p>
          </table:table-cell>
          <table:table-cell/>
          <table:table-cell office:value-type="string" calcext:value-type="string">
            <text:p>d( 82) = +9.3039963763863378e-04</text:p>
          </table:table-cell>
          <table:table-cell table:formula="of:=RIGHT([.P84]; LEN([.P84])-9)" office:value-type="string" office:string-value="+9.3039963763863378e-04" calcext:value-type="string">
            <text:p>+9.3039963763863378e-04</text:p>
          </table:table-cell>
          <table:table-cell office:value-type="float" office:value="0.000930399637638634" calcext:value-type="float">
            <text:p>9.30E-04</text:p>
          </table:table-cell>
          <table:table-cell table:formula="of:=ABS([.Q84]-[.R8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3) = +1.6550224667090141e-05</text:p>
          </table:table-cell>
          <table:table-cell table:formula="of:=RIGHT([.A85]; LEN([.A85])-9)" office:value-type="string" office:string-value="+1.6550224667090141e-05" calcext:value-type="string">
            <text:p>+1.6550224667090141e-05</text:p>
          </table:table-cell>
          <table:table-cell office:value-type="float" office:value="0.0000165502246670901" calcext:value-type="float">
            <text:p>1.66E-05</text:p>
          </table:table-cell>
          <table:table-cell table:formula="of:=ABS([.B85]-[.C85])" office:value-type="float" office:value="0" calcext:value-type="float">
            <text:p>0</text:p>
          </table:table-cell>
          <table:table-cell/>
          <table:table-cell office:value-type="string" calcext:value-type="string">
            <text:p>d( 83) = +3.0258410676471914e-04</text:p>
          </table:table-cell>
          <table:table-cell table:formula="of:=RIGHT([.F85]; LEN([.F85])-9)" office:value-type="string" office:string-value="+3.0258410676471914e-04" calcext:value-type="string">
            <text:p>+3.0258410676471914e-04</text:p>
          </table:table-cell>
          <table:table-cell office:value-type="float" office:value="0.000302584106764719" calcext:value-type="float">
            <text:p>3.03E-04</text:p>
          </table:table-cell>
          <table:table-cell table:formula="of:=ABS([.G85]-[.H85])" office:value-type="float" office:value="0" calcext:value-type="float">
            <text:p>0</text:p>
          </table:table-cell>
          <table:table-cell/>
          <table:table-cell office:value-type="string" calcext:value-type="string">
            <text:p>d( 83) = +1.3251283251072454e-03</text:p>
          </table:table-cell>
          <table:table-cell table:formula="of:=RIGHT([.K85]; LEN([.K85])-9)" office:value-type="string" office:string-value="+1.3251283251072454e-03" calcext:value-type="string">
            <text:p>+1.3251283251072454e-03</text:p>
          </table:table-cell>
          <table:table-cell office:value-type="float" office:value="0.00132512832510725" calcext:value-type="float">
            <text:p>1.33E-03</text:p>
          </table:table-cell>
          <table:table-cell table:formula="of:=ABS([.L85]-[.M85])" office:value-type="float" office:value="0" calcext:value-type="float">
            <text:p>0</text:p>
          </table:table-cell>
          <table:table-cell/>
          <table:table-cell office:value-type="string" calcext:value-type="string">
            <text:p>d( 83) = +1.6189439406402374e-03</text:p>
          </table:table-cell>
          <table:table-cell table:formula="of:=RIGHT([.P85]; LEN([.P85])-9)" office:value-type="string" office:string-value="+1.6189439406402374e-03" calcext:value-type="string">
            <text:p>+1.6189439406402374e-03</text:p>
          </table:table-cell>
          <table:table-cell office:value-type="float" office:value="0.00161894394064024" calcext:value-type="float">
            <text:p>1.62E-03</text:p>
          </table:table-cell>
          <table:table-cell table:formula="of:=ABS([.Q85]-[.R8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4) = +5.8461936544413095e-05</text:p>
          </table:table-cell>
          <table:table-cell table:formula="of:=RIGHT([.A86]; LEN([.A86])-9)" office:value-type="string" office:string-value="+5.8461936544413095e-05" calcext:value-type="string">
            <text:p>+5.8461936544413095e-05</text:p>
          </table:table-cell>
          <table:table-cell office:value-type="float" office:value="0.0000584619365444131" calcext:value-type="float">
            <text:p>5.85E-05</text:p>
          </table:table-cell>
          <table:table-cell table:formula="of:=ABS([.B86]-[.C86])" office:value-type="float" office:value="0" calcext:value-type="float">
            <text:p>0</text:p>
          </table:table-cell>
          <table:table-cell/>
          <table:table-cell office:value-type="string" calcext:value-type="string">
            <text:p>d( 84) = +6.7995901090448191e-04</text:p>
          </table:table-cell>
          <table:table-cell table:formula="of:=RIGHT([.F86]; LEN([.F86])-9)" office:value-type="string" office:string-value="+6.7995901090448191e-04" calcext:value-type="string">
            <text:p>+6.7995901090448191e-04</text:p>
          </table:table-cell>
          <table:table-cell office:value-type="float" office:value="0.000679959010904482" calcext:value-type="float">
            <text:p>6.80E-04</text:p>
          </table:table-cell>
          <table:table-cell table:formula="of:=ABS([.G86]-[.H86])" office:value-type="float" office:value="0" calcext:value-type="float">
            <text:p>0</text:p>
          </table:table-cell>
          <table:table-cell/>
          <table:table-cell office:value-type="string" calcext:value-type="string">
            <text:p>d( 84) = +2.0467026939794968e-03</text:p>
          </table:table-cell>
          <table:table-cell table:formula="of:=RIGHT([.K86]; LEN([.K86])-9)" office:value-type="string" office:string-value="+2.0467026939794968e-03" calcext:value-type="string">
            <text:p>+2.0467026939794968e-03</text:p>
          </table:table-cell>
          <table:table-cell office:value-type="float" office:value="0.0020467026939795" calcext:value-type="float">
            <text:p>2.05E-03</text:p>
          </table:table-cell>
          <table:table-cell table:formula="of:=ABS([.L86]-[.M86])" office:value-type="float" office:value="0" calcext:value-type="float">
            <text:p>0</text:p>
          </table:table-cell>
          <table:table-cell/>
          <table:table-cell office:value-type="string" calcext:value-type="string">
            <text:p>d( 84) = +2.4419261923080663e-03</text:p>
          </table:table-cell>
          <table:table-cell table:formula="of:=RIGHT([.P86]; LEN([.P86])-9)" office:value-type="string" office:string-value="+2.4419261923080663e-03" calcext:value-type="string">
            <text:p>+2.4419261923080663e-03</text:p>
          </table:table-cell>
          <table:table-cell office:value-type="float" office:value="0.00244192619230807" calcext:value-type="float">
            <text:p>2.44E-03</text:p>
          </table:table-cell>
          <table:table-cell table:formula="of:=ABS([.Q86]-[.R8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5) = +2.1407225702309391e-04</text:p>
          </table:table-cell>
          <table:table-cell table:formula="of:=RIGHT([.A87]; LEN([.A87])-9)" office:value-type="string" office:string-value="+2.1407225702309391e-04" calcext:value-type="string">
            <text:p>+2.1407225702309391e-04</text:p>
          </table:table-cell>
          <table:table-cell office:value-type="float" office:value="0.000214072257023094" calcext:value-type="float">
            <text:p>2.14E-04</text:p>
          </table:table-cell>
          <table:table-cell table:formula="of:=ABS([.B87]-[.C87])" office:value-type="float" office:value="0" calcext:value-type="float">
            <text:p>0</text:p>
          </table:table-cell>
          <table:table-cell/>
          <table:table-cell office:value-type="string" calcext:value-type="string">
            <text:p>d( 85) = +9.4172408063551564e-04</text:p>
          </table:table-cell>
          <table:table-cell table:formula="of:=RIGHT([.F87]; LEN([.F87])-9)" office:value-type="string" office:string-value="+9.4172408063551564e-04" calcext:value-type="string">
            <text:p>+9.4172408063551564e-04</text:p>
          </table:table-cell>
          <table:table-cell office:value-type="float" office:value="0.000941724080635516" calcext:value-type="float">
            <text:p>9.42E-04</text:p>
          </table:table-cell>
          <table:table-cell table:formula="of:=ABS([.G87]-[.H87])" office:value-type="float" office:value="0" calcext:value-type="float">
            <text:p>0</text:p>
          </table:table-cell>
          <table:table-cell/>
          <table:table-cell office:value-type="string" calcext:value-type="string">
            <text:p>d( 85) = +2.6306229245579549e-03</text:p>
          </table:table-cell>
          <table:table-cell table:formula="of:=RIGHT([.K87]; LEN([.K87])-9)" office:value-type="string" office:string-value="+2.6306229245579549e-03" calcext:value-type="string">
            <text:p>+2.6306229245579549e-03</text:p>
          </table:table-cell>
          <table:table-cell office:value-type="float" office:value="0.00263062292455796" calcext:value-type="float">
            <text:p>2.63E-03</text:p>
          </table:table-cell>
          <table:table-cell table:formula="of:=ABS([.L87]-[.M87])" office:value-type="float" office:value="0" calcext:value-type="float">
            <text:p>0</text:p>
          </table:table-cell>
          <table:table-cell/>
          <table:table-cell office:value-type="string" calcext:value-type="string">
            <text:p>d( 85) = +3.0819346283944287e-03</text:p>
          </table:table-cell>
          <table:table-cell table:formula="of:=RIGHT([.P87]; LEN([.P87])-9)" office:value-type="string" office:string-value="+3.0819346283944287e-03" calcext:value-type="string">
            <text:p>+3.0819346283944287e-03</text:p>
          </table:table-cell>
          <table:table-cell office:value-type="float" office:value="0.00308193462839443" calcext:value-type="float">
            <text:p>3.08E-03</text:p>
          </table:table-cell>
          <table:table-cell table:formula="of:=ABS([.Q87]-[.R8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6) = +2.1405563142849269e-04</text:p>
          </table:table-cell>
          <table:table-cell table:formula="of:=RIGHT([.A88]; LEN([.A88])-9)" office:value-type="string" office:string-value="+2.1405563142849269e-04" calcext:value-type="string">
            <text:p>+2.1405563142849269e-04</text:p>
          </table:table-cell>
          <table:table-cell office:value-type="float" office:value="0.000214055631428493" calcext:value-type="float">
            <text:p>2.14E-04</text:p>
          </table:table-cell>
          <table:table-cell table:formula="of:=ABS([.B88]-[.C88])" office:value-type="float" office:value="0" calcext:value-type="float">
            <text:p>0</text:p>
          </table:table-cell>
          <table:table-cell/>
          <table:table-cell office:value-type="string" calcext:value-type="string">
            <text:p>d( 86) = +9.4597333739672516e-04</text:p>
          </table:table-cell>
          <table:table-cell table:formula="of:=RIGHT([.F88]; LEN([.F88])-9)" office:value-type="string" office:string-value="+9.4597333739672516e-04" calcext:value-type="string">
            <text:p>+9.4597333739672516e-04</text:p>
          </table:table-cell>
          <table:table-cell office:value-type="float" office:value="0.000945973337396725" calcext:value-type="float">
            <text:p>9.46E-04</text:p>
          </table:table-cell>
          <table:table-cell table:formula="of:=ABS([.G88]-[.H88])" office:value-type="float" office:value="0" calcext:value-type="float">
            <text:p>0</text:p>
          </table:table-cell>
          <table:table-cell/>
          <table:table-cell office:value-type="string" calcext:value-type="string">
            <text:p>d( 86) = +2.6857426556001567e-03</text:p>
          </table:table-cell>
          <table:table-cell table:formula="of:=RIGHT([.K88]; LEN([.K88])-9)" office:value-type="string" office:string-value="+2.6857426556001567e-03" calcext:value-type="string">
            <text:p>+2.6857426556001567e-03</text:p>
          </table:table-cell>
          <table:table-cell office:value-type="float" office:value="0.00268574265560016" calcext:value-type="float">
            <text:p>2.69E-03</text:p>
          </table:table-cell>
          <table:table-cell table:formula="of:=ABS([.L88]-[.M88])" office:value-type="float" office:value="0" calcext:value-type="float">
            <text:p>0</text:p>
          </table:table-cell>
          <table:table-cell/>
          <table:table-cell office:value-type="string" calcext:value-type="string">
            <text:p>d( 86) = +3.1593054377684394e-03</text:p>
          </table:table-cell>
          <table:table-cell table:formula="of:=RIGHT([.P88]; LEN([.P88])-9)" office:value-type="string" office:string-value="+3.1593054377684394e-03" calcext:value-type="string">
            <text:p>+3.1593054377684394e-03</text:p>
          </table:table-cell>
          <table:table-cell office:value-type="float" office:value="0.00315930543776844" calcext:value-type="float">
            <text:p>3.16E-03</text:p>
          </table:table-cell>
          <table:table-cell table:formula="of:=ABS([.Q88]-[.R8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7) = +5.8378808571407097e-05</text:p>
          </table:table-cell>
          <table:table-cell table:formula="of:=RIGHT([.A89]; LEN([.A89])-9)" office:value-type="string" office:string-value="+5.8378808571407097e-05" calcext:value-type="string">
            <text:p>+5.8378808571407097e-05</text:p>
          </table:table-cell>
          <table:table-cell office:value-type="float" office:value="0.0000583788085714071" calcext:value-type="float">
            <text:p>5.84E-05</text:p>
          </table:table-cell>
          <table:table-cell table:formula="of:=ABS([.B89]-[.C89])" office:value-type="float" office:value="0" calcext:value-type="float">
            <text:p>0</text:p>
          </table:table-cell>
          <table:table-cell/>
          <table:table-cell office:value-type="string" calcext:value-type="string">
            <text:p>d( 87) = +7.0755011328431448e-04</text:p>
          </table:table-cell>
          <table:table-cell table:formula="of:=RIGHT([.F89]; LEN([.F89])-9)" office:value-type="string" office:string-value="+7.0755011328431448e-04" calcext:value-type="string">
            <text:p>+7.0755011328431448e-04</text:p>
          </table:table-cell>
          <table:table-cell office:value-type="float" office:value="0.000707550113284315" calcext:value-type="float">
            <text:p>7.08E-04</text:p>
          </table:table-cell>
          <table:table-cell table:formula="of:=ABS([.G89]-[.H89])" office:value-type="float" office:value="0" calcext:value-type="float">
            <text:p>0</text:p>
          </table:table-cell>
          <table:table-cell/>
          <table:table-cell office:value-type="string" calcext:value-type="string">
            <text:p>d( 87) = +2.2699473002197510e-03</text:p>
          </table:table-cell>
          <table:table-cell table:formula="of:=RIGHT([.K89]; LEN([.K89])-9)" office:value-type="string" office:string-value="+2.2699473002197510e-03" calcext:value-type="string">
            <text:p>+2.2699473002197510e-03</text:p>
          </table:table-cell>
          <table:table-cell office:value-type="float" office:value="0.00226994730021975" calcext:value-type="float">
            <text:p>2.27E-03</text:p>
          </table:table-cell>
          <table:table-cell table:formula="of:=ABS([.L89]-[.M89])" office:value-type="float" office:value="0" calcext:value-type="float">
            <text:p>0</text:p>
          </table:table-cell>
          <table:table-cell/>
          <table:table-cell office:value-type="string" calcext:value-type="string">
            <text:p>d( 87) = +2.7444527136176898e-03</text:p>
          </table:table-cell>
          <table:table-cell table:formula="of:=RIGHT([.P89]; LEN([.P89])-9)" office:value-type="string" office:string-value="+2.7444527136176898e-03" calcext:value-type="string">
            <text:p>+2.7444527136176898e-03</text:p>
          </table:table-cell>
          <table:table-cell office:value-type="float" office:value="0.00274445271361769" calcext:value-type="float">
            <text:p>2.74E-03</text:p>
          </table:table-cell>
          <table:table-cell table:formula="of:=ABS([.Q89]-[.R8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8) = +1.9459602857135700e-05</text:p>
          </table:table-cell>
          <table:table-cell table:formula="of:=RIGHT([.A90]; LEN([.A90])-9)" office:value-type="string" office:string-value="+1.9459602857135700e-05" calcext:value-type="string">
            <text:p>+1.9459602857135700e-05</text:p>
          </table:table-cell>
          <table:table-cell office:value-type="float" office:value="0.0000194596028571357" calcext:value-type="float">
            <text:p>1.95E-05</text:p>
          </table:table-cell>
          <table:table-cell table:formula="of:=ABS([.B90]-[.C90])" office:value-type="float" office:value="0" calcext:value-type="float">
            <text:p>0</text:p>
          </table:table-cell>
          <table:table-cell/>
          <table:table-cell office:value-type="string" calcext:value-type="string">
            <text:p>d( 88) = +4.0067950598537565e-04</text:p>
          </table:table-cell>
          <table:table-cell table:formula="of:=RIGHT([.F90]; LEN([.F90])-9)" office:value-type="string" office:string-value="+4.0067950598537565e-04" calcext:value-type="string">
            <text:p>+4.0067950598537565e-04</text:p>
          </table:table-cell>
          <table:table-cell office:value-type="float" office:value="0.000400679505985376" calcext:value-type="float">
            <text:p>4.01E-04</text:p>
          </table:table-cell>
          <table:table-cell table:formula="of:=ABS([.G90]-[.H90])" office:value-type="float" office:value="0" calcext:value-type="float">
            <text:p>0</text:p>
          </table:table-cell>
          <table:table-cell/>
          <table:table-cell office:value-type="string" calcext:value-type="string">
            <text:p>d( 88) = +1.8983885568611366e-03</text:p>
          </table:table-cell>
          <table:table-cell table:formula="of:=RIGHT([.K90]; LEN([.K90])-9)" office:value-type="string" office:string-value="+1.8983885568611366e-03" calcext:value-type="string">
            <text:p>+1.8983885568611366e-03</text:p>
          </table:table-cell>
          <table:table-cell office:value-type="float" office:value="0.00189838855686114" calcext:value-type="float">
            <text:p>1.90E-03</text:p>
          </table:table-cell>
          <table:table-cell table:formula="of:=ABS([.L90]-[.M90])" office:value-type="float" office:value="0" calcext:value-type="float">
            <text:p>0</text:p>
          </table:table-cell>
          <table:table-cell/>
          <table:table-cell office:value-type="string" calcext:value-type="string">
            <text:p>d( 88) = +2.3524948731567731e-03</text:p>
          </table:table-cell>
          <table:table-cell table:formula="of:=RIGHT([.P90]; LEN([.P90])-9)" office:value-type="string" office:string-value="+2.3524948731567731e-03" calcext:value-type="string">
            <text:p>+2.3524948731567731e-03</text:p>
          </table:table-cell>
          <table:table-cell office:value-type="float" office:value="0.00235249487315677" calcext:value-type="float">
            <text:p>2.35E-03</text:p>
          </table:table-cell>
          <table:table-cell table:formula="of:=ABS([.Q90]-[.R9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89) = +5.2428321507107665e-06</text:p>
          </table:table-cell>
          <table:table-cell table:formula="of:=RIGHT([.A91]; LEN([.A91])-9)" office:value-type="string" office:string-value="+5.2428321507107665e-06" calcext:value-type="string">
            <text:p>+5.2428321507107665e-06</text:p>
          </table:table-cell>
          <table:table-cell office:value-type="float" office:value="0.00000524283215071077" calcext:value-type="float">
            <text:p>5.24E-06</text:p>
          </table:table-cell>
          <table:table-cell table:formula="of:=ABS([.B91]-[.C91])" office:value-type="float" office:value="0" calcext:value-type="float">
            <text:p>0</text:p>
          </table:table-cell>
          <table:table-cell/>
          <table:table-cell office:value-type="string" calcext:value-type="string">
            <text:p>d( 89) = +1.5227438492099768e-04</text:p>
          </table:table-cell>
          <table:table-cell table:formula="of:=RIGHT([.F91]; LEN([.F91])-9)" office:value-type="string" office:string-value="+1.5227438492099768e-04" calcext:value-type="string">
            <text:p>+1.5227438492099768e-04</text:p>
          </table:table-cell>
          <table:table-cell office:value-type="float" office:value="0.000152274384920998" calcext:value-type="float">
            <text:p>1.52E-04</text:p>
          </table:table-cell>
          <table:table-cell table:formula="of:=ABS([.G91]-[.H91])" office:value-type="float" office:value="0" calcext:value-type="float">
            <text:p>0</text:p>
          </table:table-cell>
          <table:table-cell/>
          <table:table-cell office:value-type="string" calcext:value-type="string">
            <text:p>d( 89) = +9.8767736427832079e-04</text:p>
          </table:table-cell>
          <table:table-cell table:formula="of:=RIGHT([.K91]; LEN([.K91])-9)" office:value-type="string" office:string-value="+9.8767736427832079e-04" calcext:value-type="string">
            <text:p>+9.8767736427832079e-04</text:p>
          </table:table-cell>
          <table:table-cell office:value-type="float" office:value="0.000987677364278321" calcext:value-type="float">
            <text:p>9.88E-04</text:p>
          </table:table-cell>
          <table:table-cell table:formula="of:=ABS([.L91]-[.M91])" office:value-type="float" office:value="0" calcext:value-type="float">
            <text:p>0</text:p>
          </table:table-cell>
          <table:table-cell/>
          <table:table-cell office:value-type="string" calcext:value-type="string">
            <text:p>d( 89) = +1.2980193679035805e-03</text:p>
          </table:table-cell>
          <table:table-cell table:formula="of:=RIGHT([.P91]; LEN([.P91])-9)" office:value-type="string" office:string-value="+1.2980193679035805e-03" calcext:value-type="string">
            <text:p>+1.2980193679035805e-03</text:p>
          </table:table-cell>
          <table:table-cell office:value-type="float" office:value="0.00129801936790358" calcext:value-type="float">
            <text:p>1.30E-03</text:p>
          </table:table-cell>
          <table:table-cell table:formula="of:=ABS([.Q91]-[.R9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0) = +1.5728496452132299e-05</text:p>
          </table:table-cell>
          <table:table-cell table:formula="of:=RIGHT([.A92]; LEN([.A92])-9)" office:value-type="string" office:string-value="+1.5728496452132299e-05" calcext:value-type="string">
            <text:p>+1.5728496452132299e-05</text:p>
          </table:table-cell>
          <table:table-cell office:value-type="float" office:value="0.0000157284964521323" calcext:value-type="float">
            <text:p>1.57E-05</text:p>
          </table:table-cell>
          <table:table-cell table:formula="of:=ABS([.B92]-[.C92])" office:value-type="float" office:value="0" calcext:value-type="float">
            <text:p>0</text:p>
          </table:table-cell>
          <table:table-cell/>
          <table:table-cell office:value-type="string" calcext:value-type="string">
            <text:p>d( 90) = +3.4692189047920582e-04</text:p>
          </table:table-cell>
          <table:table-cell table:formula="of:=RIGHT([.F92]; LEN([.F92])-9)" office:value-type="string" office:string-value="+3.4692189047920582e-04" calcext:value-type="string">
            <text:p>+3.4692189047920582e-04</text:p>
          </table:table-cell>
          <table:table-cell office:value-type="float" office:value="0.000346921890479206" calcext:value-type="float">
            <text:p>3.47E-04</text:p>
          </table:table-cell>
          <table:table-cell table:formula="of:=ABS([.G92]-[.H92])" office:value-type="float" office:value="0" calcext:value-type="float">
            <text:p>0</text:p>
          </table:table-cell>
          <table:table-cell/>
          <table:table-cell office:value-type="string" calcext:value-type="string">
            <text:p>d( 90) = +1.7297957671919180e-03</text:p>
          </table:table-cell>
          <table:table-cell table:formula="of:=RIGHT([.K92]; LEN([.K92])-9)" office:value-type="string" office:string-value="+1.7297957671919180e-03" calcext:value-type="string">
            <text:p>+1.7297957671919180e-03</text:p>
          </table:table-cell>
          <table:table-cell office:value-type="float" office:value="0.00172979576719192" calcext:value-type="float">
            <text:p>1.73E-03</text:p>
          </table:table-cell>
          <table:table-cell table:formula="of:=ABS([.L92]-[.M92])" office:value-type="float" office:value="0" calcext:value-type="float">
            <text:p>0</text:p>
          </table:table-cell>
          <table:table-cell/>
          <table:table-cell office:value-type="string" calcext:value-type="string">
            <text:p>d( 90) = +2.1624761793544709e-03</text:p>
          </table:table-cell>
          <table:table-cell table:formula="of:=RIGHT([.P92]; LEN([.P92])-9)" office:value-type="string" office:string-value="+2.1624761793544709e-03" calcext:value-type="string">
            <text:p>+2.1624761793544709e-03</text:p>
          </table:table-cell>
          <table:table-cell office:value-type="float" office:value="0.00216247617935447" calcext:value-type="float">
            <text:p>2.16E-03</text:p>
          </table:table-cell>
          <table:table-cell table:formula="of:=ABS([.Q92]-[.R9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1) = +5.7671153657818420e-05</text:p>
          </table:table-cell>
          <table:table-cell table:formula="of:=RIGHT([.A93]; LEN([.A93])-9)" office:value-type="string" office:string-value="+5.7671153657818420e-05" calcext:value-type="string">
            <text:p>+5.7671153657818420e-05</text:p>
          </table:table-cell>
          <table:table-cell office:value-type="float" office:value="0.0000576711536578184" calcext:value-type="float">
            <text:p>5.77E-05</text:p>
          </table:table-cell>
          <table:table-cell table:formula="of:=ABS([.B93]-[.C93])" office:value-type="float" office:value="0" calcext:value-type="float">
            <text:p>0</text:p>
          </table:table-cell>
          <table:table-cell/>
          <table:table-cell office:value-type="string" calcext:value-type="string">
            <text:p>d( 91) = +9.0570938414446373e-04</text:p>
          </table:table-cell>
          <table:table-cell table:formula="of:=RIGHT([.F93]; LEN([.F93])-9)" office:value-type="string" office:string-value="+9.0570938414446373e-04" calcext:value-type="string">
            <text:p>+9.0570938414446373e-04</text:p>
          </table:table-cell>
          <table:table-cell office:value-type="float" office:value="0.000905709384144464" calcext:value-type="float">
            <text:p>9.06E-04</text:p>
          </table:table-cell>
          <table:table-cell table:formula="of:=ABS([.G93]-[.H93])" office:value-type="float" office:value="0" calcext:value-type="float">
            <text:p>0</text:p>
          </table:table-cell>
          <table:table-cell/>
          <table:table-cell office:value-type="string" calcext:value-type="string">
            <text:p>d( 91) = +3.2940589016237213e-03</text:p>
          </table:table-cell>
          <table:table-cell table:formula="of:=RIGHT([.K93]; LEN([.K93])-9)" office:value-type="string" office:string-value="+3.2940589016237213e-03" calcext:value-type="string">
            <text:p>+3.2940589016237213e-03</text:p>
          </table:table-cell>
          <table:table-cell office:value-type="float" office:value="0.00329405890162372" calcext:value-type="float">
            <text:p>3.29E-03</text:p>
          </table:table-cell>
          <table:table-cell table:formula="of:=ABS([.L93]-[.M93])" office:value-type="float" office:value="0" calcext:value-type="float">
            <text:p>0</text:p>
          </table:table-cell>
          <table:table-cell/>
          <table:table-cell office:value-type="string" calcext:value-type="string">
            <text:p>d( 91) = +3.8915833732759328e-03</text:p>
          </table:table-cell>
          <table:table-cell table:formula="of:=RIGHT([.P93]; LEN([.P93])-9)" office:value-type="string" office:string-value="+3.8915833732759328e-03" calcext:value-type="string">
            <text:p>+3.8915833732759328e-03</text:p>
          </table:table-cell>
          <table:table-cell office:value-type="float" office:value="0.00389158337327593" calcext:value-type="float">
            <text:p>3.89E-03</text:p>
          </table:table-cell>
          <table:table-cell table:formula="of:=ABS([.Q93]-[.R9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2) = +2.1409190545307717e-04</text:p>
          </table:table-cell>
          <table:table-cell table:formula="of:=RIGHT([.A94]; LEN([.A94])-9)" office:value-type="string" office:string-value="+2.1409190545307717e-04" calcext:value-type="string">
            <text:p>+2.1409190545307717e-04</text:p>
          </table:table-cell>
          <table:table-cell office:value-type="float" office:value="0.000214091905453077" calcext:value-type="float">
            <text:p>2.14E-04</text:p>
          </table:table-cell>
          <table:table-cell table:formula="of:=ABS([.B94]-[.C94])" office:value-type="float" office:value="0" calcext:value-type="float">
            <text:p>0</text:p>
          </table:table-cell>
          <table:table-cell/>
          <table:table-cell office:value-type="string" calcext:value-type="string">
            <text:p>d( 92) = +2.0778820745891587e-03</text:p>
          </table:table-cell>
          <table:table-cell table:formula="of:=RIGHT([.F94]; LEN([.F94])-9)" office:value-type="string" office:string-value="+2.0778820745891587e-03" calcext:value-type="string">
            <text:p>+2.0778820745891587e-03</text:p>
          </table:table-cell>
          <table:table-cell office:value-type="float" office:value="0.00207788207458916" calcext:value-type="float">
            <text:p>2.08E-03</text:p>
          </table:table-cell>
          <table:table-cell table:formula="of:=ABS([.G94]-[.H94])" office:value-type="float" office:value="0" calcext:value-type="float">
            <text:p>0</text:p>
          </table:table-cell>
          <table:table-cell/>
          <table:table-cell office:value-type="string" calcext:value-type="string">
            <text:p>d( 92) = +5.2512542270094715e-03</text:p>
          </table:table-cell>
          <table:table-cell table:formula="of:=RIGHT([.K94]; LEN([.K94])-9)" office:value-type="string" office:string-value="+5.2512542270094715e-03" calcext:value-type="string">
            <text:p>+5.2512542270094715e-03</text:p>
          </table:table-cell>
          <table:table-cell office:value-type="float" office:value="0.00525125422700947" calcext:value-type="float">
            <text:p>5.25E-03</text:p>
          </table:table-cell>
          <table:table-cell table:formula="of:=ABS([.L94]-[.M94])" office:value-type="float" office:value="0" calcext:value-type="float">
            <text:p>0</text:p>
          </table:table-cell>
          <table:table-cell/>
          <table:table-cell office:value-type="string" calcext:value-type="string">
            <text:p>d( 92) = +6.0587626365600318e-03</text:p>
          </table:table-cell>
          <table:table-cell table:formula="of:=RIGHT([.P94]; LEN([.P94])-9)" office:value-type="string" office:string-value="+6.0587626365600318e-03" calcext:value-type="string">
            <text:p>+6.0587626365600318e-03</text:p>
          </table:table-cell>
          <table:table-cell office:value-type="float" office:value="0.00605876263656003" calcext:value-type="float">
            <text:p>6.06E-03</text:p>
          </table:table-cell>
          <table:table-cell table:formula="of:=ABS([.Q94]-[.R9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3) = +7.9783225542842597e-04</text:p>
          </table:table-cell>
          <table:table-cell table:formula="of:=RIGHT([.A95]; LEN([.A95])-9)" office:value-type="string" office:string-value="+7.9783225542842597e-04" calcext:value-type="string">
            <text:p>+7.9783225542842597e-04</text:p>
          </table:table-cell>
          <table:table-cell office:value-type="float" office:value="0.000797832255428426" calcext:value-type="float">
            <text:p>7.98E-04</text:p>
          </table:table-cell>
          <table:table-cell table:formula="of:=ABS([.B95]-[.C95])" office:value-type="float" office:value="0" calcext:value-type="float">
            <text:p>0</text:p>
          </table:table-cell>
          <table:table-cell/>
          <table:table-cell office:value-type="string" calcext:value-type="string">
            <text:p>d( 93) = +2.9566505388102468e-03</text:p>
          </table:table-cell>
          <table:table-cell table:formula="of:=RIGHT([.F95]; LEN([.F95])-9)" office:value-type="string" office:string-value="+2.9566505388102468e-03" calcext:value-type="string">
            <text:p>+2.9566505388102468e-03</text:p>
          </table:table-cell>
          <table:table-cell office:value-type="float" office:value="0.00295665053881025" calcext:value-type="float">
            <text:p>2.96E-03</text:p>
          </table:table-cell>
          <table:table-cell table:formula="of:=ABS([.G95]-[.H95])" office:value-type="float" office:value="0" calcext:value-type="float">
            <text:p>0</text:p>
          </table:table-cell>
          <table:table-cell/>
          <table:table-cell office:value-type="string" calcext:value-type="string">
            <text:p>d( 93) = +6.8980354084651248e-03</text:p>
          </table:table-cell>
          <table:table-cell table:formula="of:=RIGHT([.K95]; LEN([.K95])-9)" office:value-type="string" office:string-value="+6.8980354084651248e-03" calcext:value-type="string">
            <text:p>+6.8980354084651248e-03</text:p>
          </table:table-cell>
          <table:table-cell office:value-type="float" office:value="0.00689803540846513" calcext:value-type="float">
            <text:p>6.90E-03</text:p>
          </table:table-cell>
          <table:table-cell table:formula="of:=ABS([.L95]-[.M95])" office:value-type="float" office:value="0" calcext:value-type="float">
            <text:p>0</text:p>
          </table:table-cell>
          <table:table-cell/>
          <table:table-cell office:value-type="string" calcext:value-type="string">
            <text:p>d( 93) = +7.8199191010306056e-03</text:p>
          </table:table-cell>
          <table:table-cell table:formula="of:=RIGHT([.P95]; LEN([.P95])-9)" office:value-type="string" office:string-value="+7.8199191010306056e-03" calcext:value-type="string">
            <text:p>+7.8199191010306056e-03</text:p>
          </table:table-cell>
          <table:table-cell office:value-type="float" office:value="0.0078199191010306" calcext:value-type="float">
            <text:p>7.82E-03</text:p>
          </table:table-cell>
          <table:table-cell table:formula="of:=ABS([.Q95]-[.R9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4) = +7.9857236708806892e-04</text:p>
          </table:table-cell>
          <table:table-cell table:formula="of:=RIGHT([.A96]; LEN([.A96])-9)" office:value-type="string" office:string-value="+7.9857236708806892e-04" calcext:value-type="string">
            <text:p>+7.9857236708806892e-04</text:p>
          </table:table-cell>
          <table:table-cell office:value-type="float" office:value="0.000798572367088069" calcext:value-type="float">
            <text:p>7.99E-04</text:p>
          </table:table-cell>
          <table:table-cell table:formula="of:=ABS([.B96]-[.C96])" office:value-type="float" office:value="0" calcext:value-type="float">
            <text:p>0</text:p>
          </table:table-cell>
          <table:table-cell/>
          <table:table-cell office:value-type="string" calcext:value-type="string">
            <text:p>d( 94) = +2.9802393548223781e-03</text:p>
          </table:table-cell>
          <table:table-cell table:formula="of:=RIGHT([.F96]; LEN([.F96])-9)" office:value-type="string" office:string-value="+2.9802393548223781e-03" calcext:value-type="string">
            <text:p>+2.9802393548223781e-03</text:p>
          </table:table-cell>
          <table:table-cell office:value-type="float" office:value="0.00298023935482238" calcext:value-type="float">
            <text:p>2.98E-03</text:p>
          </table:table-cell>
          <table:table-cell table:formula="of:=ABS([.G96]-[.H96])" office:value-type="float" office:value="0" calcext:value-type="float">
            <text:p>0</text:p>
          </table:table-cell>
          <table:table-cell/>
          <table:table-cell office:value-type="string" calcext:value-type="string">
            <text:p>d( 94) = +7.0632572460714816e-03</text:p>
          </table:table-cell>
          <table:table-cell table:formula="of:=RIGHT([.K96]; LEN([.K96])-9)" office:value-type="string" office:string-value="+7.0632572460714816e-03" calcext:value-type="string">
            <text:p>+7.0632572460714816e-03</text:p>
          </table:table-cell>
          <table:table-cell office:value-type="float" office:value="0.00706325724607148" calcext:value-type="float">
            <text:p>7.06E-03</text:p>
          </table:table-cell>
          <table:table-cell table:formula="of:=ABS([.L96]-[.M96])" office:value-type="float" office:value="0" calcext:value-type="float">
            <text:p>0</text:p>
          </table:table-cell>
          <table:table-cell/>
          <table:table-cell office:value-type="string" calcext:value-type="string">
            <text:p>d( 94) = +8.0392543694711733e-03</text:p>
          </table:table-cell>
          <table:table-cell table:formula="of:=RIGHT([.P96]; LEN([.P96])-9)" office:value-type="string" office:string-value="+8.0392543694711733e-03" calcext:value-type="string">
            <text:p>+8.0392543694711733e-03</text:p>
          </table:table-cell>
          <table:table-cell office:value-type="float" office:value="0.00803925436947117" calcext:value-type="float">
            <text:p>8.04E-03</text:p>
          </table:table-cell>
          <table:table-cell table:formula="of:=ABS([.Q96]-[.R9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5) = +2.1779246375129154e-04</text:p>
          </table:table-cell>
          <table:table-cell table:formula="of:=RIGHT([.A97]; LEN([.A97])-9)" office:value-type="string" office:string-value="+2.1779246375129154e-04" calcext:value-type="string">
            <text:p>+2.1779246375129154e-04</text:p>
          </table:table-cell>
          <table:table-cell office:value-type="float" office:value="0.000217792463751292" calcext:value-type="float">
            <text:p>2.18E-04</text:p>
          </table:table-cell>
          <table:table-cell table:formula="of:=ABS([.B97]-[.C97])" office:value-type="float" office:value="0" calcext:value-type="float">
            <text:p>0</text:p>
          </table:table-cell>
          <table:table-cell/>
          <table:table-cell office:value-type="string" calcext:value-type="string">
            <text:p>d( 95) = +2.1845887911733459e-03</text:p>
          </table:table-cell>
          <table:table-cell table:formula="of:=RIGHT([.F97]; LEN([.F97])-9)" office:value-type="string" office:string-value="+2.1845887911733459e-03" calcext:value-type="string">
            <text:p>+2.1845887911733459e-03</text:p>
          </table:table-cell>
          <table:table-cell office:value-type="float" office:value="0.00218458879117335" calcext:value-type="float">
            <text:p>2.18E-03</text:p>
          </table:table-cell>
          <table:table-cell table:formula="of:=ABS([.G97]-[.H97])" office:value-type="float" office:value="0" calcext:value-type="float">
            <text:p>0</text:p>
          </table:table-cell>
          <table:table-cell/>
          <table:table-cell office:value-type="string" calcext:value-type="string">
            <text:p>d( 95) = +5.8885499105190055e-03</text:p>
          </table:table-cell>
          <table:table-cell table:formula="of:=RIGHT([.K97]; LEN([.K97])-9)" office:value-type="string" office:string-value="+5.8885499105190055e-03" calcext:value-type="string">
            <text:p>+5.8885499105190055e-03</text:p>
          </table:table-cell>
          <table:table-cell office:value-type="float" office:value="0.00588854991051901" calcext:value-type="float">
            <text:p>5.89E-03</text:p>
          </table:table-cell>
          <table:table-cell table:formula="of:=ABS([.L97]-[.M97])" office:value-type="float" office:value="0" calcext:value-type="float">
            <text:p>0</text:p>
          </table:table-cell>
          <table:table-cell/>
          <table:table-cell office:value-type="string" calcext:value-type="string">
            <text:p>d( 95) = +6.8813734728649838e-03</text:p>
          </table:table-cell>
          <table:table-cell table:formula="of:=RIGHT([.P97]; LEN([.P97])-9)" office:value-type="string" office:string-value="+6.8813734728649838e-03" calcext:value-type="string">
            <text:p>+6.8813734728649838e-03</text:p>
          </table:table-cell>
          <table:table-cell office:value-type="float" office:value="0.00688137347286498" calcext:value-type="float">
            <text:p>6.88E-03</text:p>
          </table:table-cell>
          <table:table-cell table:formula="of:=ABS([.Q97]-[.R9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6) = +7.2597487917097184e-05</text:p>
          </table:table-cell>
          <table:table-cell table:formula="of:=RIGHT([.A98]; LEN([.A98])-9)" office:value-type="string" office:string-value="+7.2597487917097184e-05" calcext:value-type="string">
            <text:p>+7.2597487917097184e-05</text:p>
          </table:table-cell>
          <table:table-cell office:value-type="float" office:value="0.0000725974879170972" calcext:value-type="float">
            <text:p>7.26E-05</text:p>
          </table:table-cell>
          <table:table-cell table:formula="of:=ABS([.B98]-[.C98])" office:value-type="float" office:value="0" calcext:value-type="float">
            <text:p>0</text:p>
          </table:table-cell>
          <table:table-cell/>
          <table:table-cell office:value-type="string" calcext:value-type="string">
            <text:p>d( 96) = +1.2311860105373221e-03</text:p>
          </table:table-cell>
          <table:table-cell table:formula="of:=RIGHT([.F98]; LEN([.F98])-9)" office:value-type="string" office:string-value="+1.2311860105373221e-03" calcext:value-type="string">
            <text:p>+1.2311860105373221e-03</text:p>
          </table:table-cell>
          <table:table-cell office:value-type="float" office:value="0.00123118601053732" calcext:value-type="float">
            <text:p>1.23E-03</text:p>
          </table:table-cell>
          <table:table-cell table:formula="of:=ABS([.G98]-[.H98])" office:value-type="float" office:value="0" calcext:value-type="float">
            <text:p>0</text:p>
          </table:table-cell>
          <table:table-cell/>
          <table:table-cell office:value-type="string" calcext:value-type="string">
            <text:p>d( 96) = +4.8408416737989275e-03</text:p>
          </table:table-cell>
          <table:table-cell table:formula="of:=RIGHT([.K98]; LEN([.K98])-9)" office:value-type="string" office:string-value="+4.8408416737989275e-03" calcext:value-type="string">
            <text:p>+4.8408416737989275e-03</text:p>
          </table:table-cell>
          <table:table-cell office:value-type="float" office:value="0.00484084167379893" calcext:value-type="float">
            <text:p>4.84E-03</text:p>
          </table:table-cell>
          <table:table-cell table:formula="of:=ABS([.L98]-[.M98])" office:value-type="float" office:value="0" calcext:value-type="float">
            <text:p>0</text:p>
          </table:table-cell>
          <table:table-cell/>
          <table:table-cell office:value-type="string" calcext:value-type="string">
            <text:p>d( 96) = +5.8001434031285720e-03</text:p>
          </table:table-cell>
          <table:table-cell table:formula="of:=RIGHT([.P98]; LEN([.P98])-9)" office:value-type="string" office:string-value="+5.8001434031285720e-03" calcext:value-type="string">
            <text:p>+5.8001434031285720e-03</text:p>
          </table:table-cell>
          <table:table-cell office:value-type="float" office:value="0.00580014340312857" calcext:value-type="float">
            <text:p>5.80E-03</text:p>
          </table:table-cell>
          <table:table-cell table:formula="of:=ABS([.Q98]-[.R9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7) = +1.9466762724016686e-05</text:p>
          </table:table-cell>
          <table:table-cell table:formula="of:=RIGHT([.A99]; LEN([.A99])-9)" office:value-type="string" office:string-value="+1.9466762724016686e-05" calcext:value-type="string">
            <text:p>+1.9466762724016686e-05</text:p>
          </table:table-cell>
          <table:table-cell office:value-type="float" office:value="0.0000194667627240167" calcext:value-type="float">
            <text:p>1.95E-05</text:p>
          </table:table-cell>
          <table:table-cell table:formula="of:=ABS([.B99]-[.C99])" office:value-type="float" office:value="0" calcext:value-type="float">
            <text:p>0</text:p>
          </table:table-cell>
          <table:table-cell/>
          <table:table-cell office:value-type="string" calcext:value-type="string">
            <text:p>d( 97) = +4.4181295465343424e-04</text:p>
          </table:table-cell>
          <table:table-cell table:formula="of:=RIGHT([.F99]; LEN([.F99])-9)" office:value-type="string" office:string-value="+4.4181295465343424e-04" calcext:value-type="string">
            <text:p>+4.4181295465343424e-04</text:p>
          </table:table-cell>
          <table:table-cell office:value-type="float" office:value="0.000441812954653434" calcext:value-type="float">
            <text:p>4.42E-04</text:p>
          </table:table-cell>
          <table:table-cell table:formula="of:=ABS([.G99]-[.H99])" office:value-type="float" office:value="0" calcext:value-type="float">
            <text:p>0</text:p>
          </table:table-cell>
          <table:table-cell/>
          <table:table-cell office:value-type="string" calcext:value-type="string">
            <text:p>d( 97) = +2.2505223016594891e-03</text:p>
          </table:table-cell>
          <table:table-cell table:formula="of:=RIGHT([.K99]; LEN([.K99])-9)" office:value-type="string" office:string-value="+2.2505223016594891e-03" calcext:value-type="string">
            <text:p>+2.2505223016594891e-03</text:p>
          </table:table-cell>
          <table:table-cell office:value-type="float" office:value="0.00225052230165949" calcext:value-type="float">
            <text:p>2.25E-03</text:p>
          </table:table-cell>
          <table:table-cell table:formula="of:=ABS([.L99]-[.M99])" office:value-type="float" office:value="0" calcext:value-type="float">
            <text:p>0</text:p>
          </table:table-cell>
          <table:table-cell/>
          <table:table-cell office:value-type="string" calcext:value-type="string">
            <text:p>d( 97) = +2.8196512765469844e-03</text:p>
          </table:table-cell>
          <table:table-cell table:formula="of:=RIGHT([.P99]; LEN([.P99])-9)" office:value-type="string" office:string-value="+2.8196512765469844e-03" calcext:value-type="string">
            <text:p>+2.8196512765469844e-03</text:p>
          </table:table-cell>
          <table:table-cell office:value-type="float" office:value="0.00281965127654698" calcext:value-type="float">
            <text:p>2.82E-03</text:p>
          </table:table-cell>
          <table:table-cell table:formula="of:=ABS([.Q99]-[.R9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8) = +5.8400288172050055e-05</text:p>
          </table:table-cell>
          <table:table-cell table:formula="of:=RIGHT([.A100]; LEN([.A100])-9)" office:value-type="string" office:string-value="+5.8400288172050055e-05" calcext:value-type="string">
            <text:p>+5.8400288172050055e-05</text:p>
          </table:table-cell>
          <table:table-cell office:value-type="float" office:value="0.0000584002881720501" calcext:value-type="float">
            <text:p>5.84E-05</text:p>
          </table:table-cell>
          <table:table-cell table:formula="of:=ABS([.B100]-[.C100])" office:value-type="float" office:value="0" calcext:value-type="float">
            <text:p>0</text:p>
          </table:table-cell>
          <table:table-cell/>
          <table:table-cell office:value-type="string" calcext:value-type="string">
            <text:p>d( 98) = +1.0104221225204653e-03</text:p>
          </table:table-cell>
          <table:table-cell table:formula="of:=RIGHT([.F100]; LEN([.F100])-9)" office:value-type="string" office:string-value="+1.0104221225204653e-03" calcext:value-type="string">
            <text:p>+1.0104221225204653e-03</text:p>
          </table:table-cell>
          <table:table-cell office:value-type="float" office:value="0.00101042212252047" calcext:value-type="float">
            <text:p>1.01E-03</text:p>
          </table:table-cell>
          <table:table-cell table:formula="of:=ABS([.G100]-[.H100])" office:value-type="float" office:value="4.77048955893622E-018" calcext:value-type="float">
            <text:p>4.77048955893622E-18</text:p>
          </table:table-cell>
          <table:table-cell/>
          <table:table-cell office:value-type="string" calcext:value-type="string">
            <text:p>d( 98) = +3.9965020907315862e-03</text:p>
          </table:table-cell>
          <table:table-cell table:formula="of:=RIGHT([.K100]; LEN([.K100])-9)" office:value-type="string" office:string-value="+3.9965020907315862e-03" calcext:value-type="string">
            <text:p>+3.9965020907315862e-03</text:p>
          </table:table-cell>
          <table:table-cell office:value-type="float" office:value="0.00399650209073159" calcext:value-type="float">
            <text:p>4.00E-03</text:p>
          </table:table-cell>
          <table:table-cell table:formula="of:=ABS([.L100]-[.M100])" office:value-type="float" office:value="0" calcext:value-type="float">
            <text:p>0</text:p>
          </table:table-cell>
          <table:table-cell/>
          <table:table-cell office:value-type="string" calcext:value-type="string">
            <text:p>d( 98) = +4.7788386686210844e-03</text:p>
          </table:table-cell>
          <table:table-cell table:formula="of:=RIGHT([.P100]; LEN([.P100])-9)" office:value-type="string" office:string-value="+4.7788386686210844e-03" calcext:value-type="string">
            <text:p>+4.7788386686210844e-03</text:p>
          </table:table-cell>
          <table:table-cell office:value-type="float" office:value="0.00477883866862108" calcext:value-type="float">
            <text:p>4.78E-03</text:p>
          </table:table-cell>
          <table:table-cell table:formula="of:=ABS([.Q100]-[.R10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 99) = +2.1413438996418352e-04</text:p>
          </table:table-cell>
          <table:table-cell table:formula="of:=RIGHT([.A101]; LEN([.A101])-9)" office:value-type="string" office:string-value="+2.1413438996418352e-04" calcext:value-type="string">
            <text:p>+2.1413438996418352e-04</text:p>
          </table:table-cell>
          <table:table-cell office:value-type="float" office:value="0.000214134389964184" calcext:value-type="float">
            <text:p>2.14E-04</text:p>
          </table:table-cell>
          <table:table-cell table:formula="of:=ABS([.B101]-[.C101])" office:value-type="float" office:value="0" calcext:value-type="float">
            <text:p>0</text:p>
          </table:table-cell>
          <table:table-cell/>
          <table:table-cell office:value-type="string" calcext:value-type="string">
            <text:p>d( 99) = +2.6548253111089142e-03</text:p>
          </table:table-cell>
          <table:table-cell table:formula="of:=RIGHT([.F101]; LEN([.F101])-9)" office:value-type="string" office:string-value="+2.6548253111089142e-03" calcext:value-type="string">
            <text:p>+2.6548253111089142e-03</text:p>
          </table:table-cell>
          <table:table-cell office:value-type="float" office:value="0.00265482531110891" calcext:value-type="float">
            <text:p>2.65E-03</text:p>
          </table:table-cell>
          <table:table-cell table:formula="of:=ABS([.G101]-[.H101])" office:value-type="float" office:value="0" calcext:value-type="float">
            <text:p>0</text:p>
          </table:table-cell>
          <table:table-cell/>
          <table:table-cell office:value-type="string" calcext:value-type="string">
            <text:p>d( 99) = +7.7615150698305858e-03</text:p>
          </table:table-cell>
          <table:table-cell table:formula="of:=RIGHT([.K101]; LEN([.K101])-9)" office:value-type="string" office:string-value="+7.7615150698305858e-03" calcext:value-type="string">
            <text:p>+7.7615150698305858e-03</text:p>
          </table:table-cell>
          <table:table-cell office:value-type="float" office:value="0.00776151506983059" calcext:value-type="float">
            <text:p>7.76E-03</text:p>
          </table:table-cell>
          <table:table-cell table:formula="of:=ABS([.L101]-[.M101])" office:value-type="float" office:value="0" calcext:value-type="float">
            <text:p>0</text:p>
          </table:table-cell>
          <table:table-cell/>
          <table:table-cell office:value-type="string" calcext:value-type="string">
            <text:p>d( 99) = +8.8109985162209033e-03</text:p>
          </table:table-cell>
          <table:table-cell table:formula="of:=RIGHT([.P101]; LEN([.P101])-9)" office:value-type="string" office:string-value="+8.8109985162209033e-03" calcext:value-type="string">
            <text:p>+8.8109985162209033e-03</text:p>
          </table:table-cell>
          <table:table-cell office:value-type="float" office:value="0.0088109985162209" calcext:value-type="float">
            <text:p>8.81E-03</text:p>
          </table:table-cell>
          <table:table-cell table:formula="of:=ABS([.Q101]-[.R10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0) = +7.9790568526789550e-04</text:p>
          </table:table-cell>
          <table:table-cell table:formula="of:=RIGHT([.A102]; LEN([.A102])-9)" office:value-type="string" office:string-value="+7.9790568526789550e-04" calcext:value-type="string">
            <text:p>+7.9790568526789550e-04</text:p>
          </table:table-cell>
          <table:table-cell office:value-type="float" office:value="0.000797905685267896" calcext:value-type="float">
            <text:p>7.98E-04</text:p>
          </table:table-cell>
          <table:table-cell table:formula="of:=ABS([.B102]-[.C102])" office:value-type="float" office:value="0" calcext:value-type="float">
            <text:p>0</text:p>
          </table:table-cell>
          <table:table-cell/>
          <table:table-cell office:value-type="string" calcext:value-type="string">
            <text:p>d(100) = +6.1468781930039580e-03</text:p>
          </table:table-cell>
          <table:table-cell table:formula="of:=RIGHT([.F102]; LEN([.F102])-9)" office:value-type="string" office:string-value="+6.1468781930039580e-03" calcext:value-type="string">
            <text:p>+6.1468781930039580e-03</text:p>
          </table:table-cell>
          <table:table-cell office:value-type="float" office:value="0.00614687819300396" calcext:value-type="float">
            <text:p>6.15E-03</text:p>
          </table:table-cell>
          <table:table-cell table:formula="of:=ABS([.G102]-[.H102])" office:value-type="float" office:value="0" calcext:value-type="float">
            <text:p>0</text:p>
          </table:table-cell>
          <table:table-cell/>
          <table:table-cell office:value-type="string" calcext:value-type="string">
            <text:p>d(100) = +1.2761443335451645e-02</text:p>
          </table:table-cell>
          <table:table-cell table:formula="of:=RIGHT([.K102]; LEN([.K102])-9)" office:value-type="string" office:string-value="+1.2761443335451645e-02" calcext:value-type="string">
            <text:p>+1.2761443335451645e-02</text:p>
          </table:table-cell>
          <table:table-cell office:value-type="float" office:value="0.0127614433354516" calcext:value-type="float">
            <text:p>1.28E-02</text:p>
          </table:table-cell>
          <table:table-cell table:formula="of:=ABS([.L102]-[.M102])" office:value-type="float" office:value="4.68375338513738E-017" calcext:value-type="float">
            <text:p>4.68375338513738E-17</text:p>
          </table:table-cell>
          <table:table-cell/>
          <table:table-cell office:value-type="string" calcext:value-type="string">
            <text:p>d(100) = +1.4158937963692284e-02</text:p>
          </table:table-cell>
          <table:table-cell table:formula="of:=RIGHT([.P102]; LEN([.P102])-9)" office:value-type="string" office:string-value="+1.4158937963692284e-02" calcext:value-type="string">
            <text:p>+1.4158937963692284e-02</text:p>
          </table:table-cell>
          <table:table-cell office:value-type="float" office:value="0.0141589379636923" calcext:value-type="float">
            <text:p>1.42E-02</text:p>
          </table:table-cell>
          <table:table-cell table:formula="of:=ABS([.Q102]-[.R10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1) = +2.9772567646906096e-03</text:p>
          </table:table-cell>
          <table:table-cell table:formula="of:=RIGHT([.A103]; LEN([.A103])-9)" office:value-type="string" office:string-value="+2.9772567646906096e-03" calcext:value-type="string">
            <text:p>+2.9772567646906096e-03</text:p>
          </table:table-cell>
          <table:table-cell office:value-type="float" office:value="0.00297725676469061" calcext:value-type="float">
            <text:p>2.98E-03</text:p>
          </table:table-cell>
          <table:table-cell table:formula="of:=ABS([.B103]-[.C103])" office:value-type="float" office:value="0" calcext:value-type="float">
            <text:p>0</text:p>
          </table:table-cell>
          <table:table-cell/>
          <table:table-cell office:value-type="string" calcext:value-type="string">
            <text:p>d(101) = +9.0335554518618955e-03</text:p>
          </table:table-cell>
          <table:table-cell table:formula="of:=RIGHT([.F103]; LEN([.F103])-9)" office:value-type="string" office:string-value="+9.0335554518618955e-03" calcext:value-type="string">
            <text:p>+9.0335554518618955e-03</text:p>
          </table:table-cell>
          <table:table-cell office:value-type="float" office:value="0.0090335554518619" calcext:value-type="float">
            <text:p>9.03E-03</text:p>
          </table:table-cell>
          <table:table-cell table:formula="of:=ABS([.G103]-[.H103])" office:value-type="float" office:value="0" calcext:value-type="float">
            <text:p>0</text:p>
          </table:table-cell>
          <table:table-cell/>
          <table:table-cell office:value-type="string" calcext:value-type="string">
            <text:p>d(101) = +1.7196316356803652e-02</text:p>
          </table:table-cell>
          <table:table-cell table:formula="of:=RIGHT([.K103]; LEN([.K103])-9)" office:value-type="string" office:string-value="+1.7196316356803652e-02" calcext:value-type="string">
            <text:p>+1.7196316356803652e-02</text:p>
          </table:table-cell>
          <table:table-cell office:value-type="float" office:value="0.0171963163568037" calcext:value-type="float">
            <text:p>1.72E-02</text:p>
          </table:table-cell>
          <table:table-cell table:formula="of:=ABS([.L103]-[.M103])" office:value-type="float" office:value="0" calcext:value-type="float">
            <text:p>0</text:p>
          </table:table-cell>
          <table:table-cell/>
          <table:table-cell office:value-type="string" calcext:value-type="string">
            <text:p>d(101) = +1.8770478734848130e-02</text:p>
          </table:table-cell>
          <table:table-cell table:formula="of:=RIGHT([.P103]; LEN([.P103])-9)" office:value-type="string" office:string-value="+1.8770478734848130e-02" calcext:value-type="string">
            <text:p>+1.8770478734848130e-02</text:p>
          </table:table-cell>
          <table:table-cell office:value-type="float" office:value="0.0187704787348481" calcext:value-type="float">
            <text:p>1.88E-02</text:p>
          </table:table-cell>
          <table:table-cell table:formula="of:=ABS([.Q103]-[.R10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2) = +2.9802338369237821e-03</text:p>
          </table:table-cell>
          <table:table-cell table:formula="of:=RIGHT([.A104]; LEN([.A104])-9)" office:value-type="string" office:string-value="+2.9802338369237821e-03" calcext:value-type="string">
            <text:p>+2.9802338369237821e-03</text:p>
          </table:table-cell>
          <table:table-cell office:value-type="float" office:value="0.00298023383692378" calcext:value-type="float">
            <text:p>2.98E-03</text:p>
          </table:table-cell>
          <table:table-cell table:formula="of:=ABS([.B104]-[.C104])" office:value-type="float" office:value="0" calcext:value-type="float">
            <text:p>0</text:p>
          </table:table-cell>
          <table:table-cell/>
          <table:table-cell office:value-type="string" calcext:value-type="string">
            <text:p>d(102) = +9.1050417755312654e-03</text:p>
          </table:table-cell>
          <table:table-cell table:formula="of:=RIGHT([.F104]; LEN([.F104])-9)" office:value-type="string" office:string-value="+9.1050417755312654e-03" calcext:value-type="string">
            <text:p>+9.1050417755312654e-03</text:p>
          </table:table-cell>
          <table:table-cell office:value-type="float" office:value="0.00910504177553127" calcext:value-type="float">
            <text:p>9.11E-03</text:p>
          </table:table-cell>
          <table:table-cell table:formula="of:=ABS([.G104]-[.H104])" office:value-type="float" office:value="0" calcext:value-type="float">
            <text:p>0</text:p>
          </table:table-cell>
          <table:table-cell/>
          <table:table-cell office:value-type="string" calcext:value-type="string">
            <text:p>d(102) = +1.7581200114133385e-02</text:p>
          </table:table-cell>
          <table:table-cell table:formula="of:=RIGHT([.K104]; LEN([.K104])-9)" office:value-type="string" office:string-value="+1.7581200114133385e-02" calcext:value-type="string">
            <text:p>+1.7581200114133385e-02</text:p>
          </table:table-cell>
          <table:table-cell office:value-type="float" office:value="0.0175812001141334" calcext:value-type="float">
            <text:p>1.76E-02</text:p>
          </table:table-cell>
          <table:table-cell table:formula="of:=ABS([.L104]-[.M104])" office:value-type="float" office:value="0" calcext:value-type="float">
            <text:p>0</text:p>
          </table:table-cell>
          <table:table-cell/>
          <table:table-cell office:value-type="string" calcext:value-type="string">
            <text:p>d(102) = +1.9257605265582626e-02</text:p>
          </table:table-cell>
          <table:table-cell table:formula="of:=RIGHT([.P104]; LEN([.P104])-9)" office:value-type="string" office:string-value="+1.9257605265582626e-02" calcext:value-type="string">
            <text:p>+1.9257605265582626e-02</text:p>
          </table:table-cell>
          <table:table-cell office:value-type="float" office:value="0.0192576052655826" calcext:value-type="float">
            <text:p>1.93E-02</text:p>
          </table:table-cell>
          <table:table-cell table:formula="of:=ABS([.Q104]-[.R10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3) = +8.1279104643375885e-04</text:p>
          </table:table-cell>
          <table:table-cell table:formula="of:=RIGHT([.A105]; LEN([.A105])-9)" office:value-type="string" office:string-value="+8.1279104643375885e-04" calcext:value-type="string">
            <text:p>+8.1279104643375885e-04</text:p>
          </table:table-cell>
          <table:table-cell office:value-type="float" office:value="0.000812791046433759" calcext:value-type="float">
            <text:p>8.13E-04</text:p>
          </table:table-cell>
          <table:table-cell table:formula="of:=ABS([.B105]-[.C105])" office:value-type="float" office:value="0" calcext:value-type="float">
            <text:p>0</text:p>
          </table:table-cell>
          <table:table-cell/>
          <table:table-cell office:value-type="string" calcext:value-type="string">
            <text:p>d(103) = +6.4648573254254219e-03</text:p>
          </table:table-cell>
          <table:table-cell table:formula="of:=RIGHT([.F105]; LEN([.F105])-9)" office:value-type="string" office:string-value="+6.4648573254254219e-03" calcext:value-type="string">
            <text:p>+6.4648573254254219e-03</text:p>
          </table:table-cell>
          <table:table-cell office:value-type="float" office:value="0.00646485732542542" calcext:value-type="float">
            <text:p>6.46E-03</text:p>
          </table:table-cell>
          <table:table-cell table:formula="of:=ABS([.G105]-[.H105])" office:value-type="float" office:value="0" calcext:value-type="float">
            <text:p>0</text:p>
          </table:table-cell>
          <table:table-cell/>
          <table:table-cell office:value-type="string" calcext:value-type="string">
            <text:p>d(103) = +1.4252796807352778e-02</text:p>
          </table:table-cell>
          <table:table-cell table:formula="of:=RIGHT([.K105]; LEN([.K105])-9)" office:value-type="string" office:string-value="+1.4252796807352778e-02" calcext:value-type="string">
            <text:p>+1.4252796807352778e-02</text:p>
          </table:table-cell>
          <table:table-cell office:value-type="float" office:value="0.0142527968073528" calcext:value-type="float">
            <text:p>1.43E-02</text:p>
          </table:table-cell>
          <table:table-cell table:formula="of:=ABS([.L105]-[.M105])" office:value-type="float" office:value="0" calcext:value-type="float">
            <text:p>0</text:p>
          </table:table-cell>
          <table:table-cell/>
          <table:table-cell office:value-type="string" calcext:value-type="string">
            <text:p>d(103) = +1.5995315893501130e-02</text:p>
          </table:table-cell>
          <table:table-cell table:formula="of:=RIGHT([.P105]; LEN([.P105])-9)" office:value-type="string" office:string-value="+1.5995315893501130e-02" calcext:value-type="string">
            <text:p>+1.5995315893501130e-02</text:p>
          </table:table-cell>
          <table:table-cell office:value-type="float" office:value="0.0159953158935011" calcext:value-type="float">
            <text:p>1.60E-02</text:p>
          </table:table-cell>
          <table:table-cell table:formula="of:=ABS([.Q105]-[.R10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4) = +2.7093034881125295e-04</text:p>
          </table:table-cell>
          <table:table-cell table:formula="of:=RIGHT([.A106]; LEN([.A106])-9)" office:value-type="string" office:string-value="+2.7093034881125295e-04" calcext:value-type="string">
            <text:p>+2.7093034881125295e-04</text:p>
          </table:table-cell>
          <table:table-cell office:value-type="float" office:value="0.000270930348811253" calcext:value-type="float">
            <text:p>2.71E-04</text:p>
          </table:table-cell>
          <table:table-cell table:formula="of:=ABS([.B106]-[.C106])" office:value-type="float" office:value="0" calcext:value-type="float">
            <text:p>0</text:p>
          </table:table-cell>
          <table:table-cell/>
          <table:table-cell office:value-type="string" calcext:value-type="string">
            <text:p>d(104) = +3.6148953586115119e-03</text:p>
          </table:table-cell>
          <table:table-cell table:formula="of:=RIGHT([.F106]; LEN([.F106])-9)" office:value-type="string" office:string-value="+3.6148953586115119e-03" calcext:value-type="string">
            <text:p>+3.6148953586115119e-03</text:p>
          </table:table-cell>
          <table:table-cell office:value-type="float" office:value="0.00361489535861151" calcext:value-type="float">
            <text:p>3.61E-03</text:p>
          </table:table-cell>
          <table:table-cell table:formula="of:=ABS([.G106]-[.H106])" office:value-type="float" office:value="0" calcext:value-type="float">
            <text:p>0</text:p>
          </table:table-cell>
          <table:table-cell/>
          <table:table-cell office:value-type="string" calcext:value-type="string">
            <text:p>d(104) = +1.1391832192397868e-02</text:p>
          </table:table-cell>
          <table:table-cell table:formula="of:=RIGHT([.K106]; LEN([.K106])-9)" office:value-type="string" office:string-value="+1.1391832192397868e-02" calcext:value-type="string">
            <text:p>+1.1391832192397868e-02</text:p>
          </table:table-cell>
          <table:table-cell office:value-type="float" office:value="0.0113918321923979" calcext:value-type="float">
            <text:p>1.14E-02</text:p>
          </table:table-cell>
          <table:table-cell table:formula="of:=ABS([.L106]-[.M106])" office:value-type="float" office:value="0" calcext:value-type="float">
            <text:p>0</text:p>
          </table:table-cell>
          <table:table-cell/>
          <table:table-cell office:value-type="string" calcext:value-type="string">
            <text:p>d(104) = +1.3101912899309781e-02</text:p>
          </table:table-cell>
          <table:table-cell table:formula="of:=RIGHT([.P106]; LEN([.P106])-9)" office:value-type="string" office:string-value="+1.3101912899309781e-02" calcext:value-type="string">
            <text:p>+1.3101912899309781e-02</text:p>
          </table:table-cell>
          <table:table-cell office:value-type="float" office:value="0.0131019128993098" calcext:value-type="float">
            <text:p>1.31E-02</text:p>
          </table:table-cell>
          <table:table-cell table:formula="of:=ABS([.Q106]-[.R10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5) = +7.2624218745355964e-05</text:p>
          </table:table-cell>
          <table:table-cell table:formula="of:=RIGHT([.A107]; LEN([.A107])-9)" office:value-type="string" office:string-value="+7.2624218745355964e-05" calcext:value-type="string">
            <text:p>+7.2624218745355964e-05</text:p>
          </table:table-cell>
          <table:table-cell office:value-type="float" office:value="0.000072624218745356" calcext:value-type="float">
            <text:p>7.26E-05</text:p>
          </table:table-cell>
          <table:table-cell table:formula="of:=ABS([.B107]-[.C107])" office:value-type="float" office:value="0" calcext:value-type="float">
            <text:p>0</text:p>
          </table:table-cell>
          <table:table-cell/>
          <table:table-cell office:value-type="string" calcext:value-type="string">
            <text:p>d(105) = +1.1912392654423634e-03</text:p>
          </table:table-cell>
          <table:table-cell table:formula="of:=RIGHT([.F107]; LEN([.F107])-9)" office:value-type="string" office:string-value="+1.1912392654423634e-03" calcext:value-type="string">
            <text:p>+1.1912392654423634e-03</text:p>
          </table:table-cell>
          <table:table-cell office:value-type="float" office:value="0.00119123926544236" calcext:value-type="float">
            <text:p>1.19E-03</text:p>
          </table:table-cell>
          <table:table-cell table:formula="of:=ABS([.G107]-[.H107])" office:value-type="float" office:value="0" calcext:value-type="float">
            <text:p>0</text:p>
          </table:table-cell>
          <table:table-cell/>
          <table:table-cell office:value-type="string" calcext:value-type="string">
            <text:p>d(105) = +4.4964665746363474e-03</text:p>
          </table:table-cell>
          <table:table-cell table:formula="of:=RIGHT([.K107]; LEN([.K107])-9)" office:value-type="string" office:string-value="+4.4964665746363474e-03" calcext:value-type="string">
            <text:p>+4.4964665746363474e-03</text:p>
          </table:table-cell>
          <table:table-cell office:value-type="float" office:value="0.00449646657463635" calcext:value-type="float">
            <text:p>4.50E-03</text:p>
          </table:table-cell>
          <table:table-cell table:formula="of:=ABS([.L107]-[.M107])" office:value-type="float" office:value="0" calcext:value-type="float">
            <text:p>0</text:p>
          </table:table-cell>
          <table:table-cell/>
          <table:table-cell office:value-type="string" calcext:value-type="string">
            <text:p>d(105) = +5.3422043295781717e-03</text:p>
          </table:table-cell>
          <table:table-cell table:formula="of:=RIGHT([.P107]; LEN([.P107])-9)" office:value-type="string" office:string-value="+5.3422043295781717e-03" calcext:value-type="string">
            <text:p>+5.3422043295781717e-03</text:p>
          </table:table-cell>
          <table:table-cell office:value-type="float" office:value="0.00534220432957817" calcext:value-type="float">
            <text:p>5.34E-03</text:p>
          </table:table-cell>
          <table:table-cell table:formula="of:=ABS([.Q107]-[.R10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6) = +2.1787265623606788e-04</text:p>
          </table:table-cell>
          <table:table-cell table:formula="of:=RIGHT([.A108]; LEN([.A108])-9)" office:value-type="string" office:string-value="+2.1787265623606788e-04" calcext:value-type="string">
            <text:p>+2.1787265623606788e-04</text:p>
          </table:table-cell>
          <table:table-cell office:value-type="float" office:value="0.000217872656236068" calcext:value-type="float">
            <text:p>2.18E-04</text:p>
          </table:table-cell>
          <table:table-cell table:formula="of:=ABS([.B108]-[.C108])" office:value-type="float" office:value="0" calcext:value-type="float">
            <text:p>0</text:p>
          </table:table-cell>
          <table:table-cell/>
          <table:table-cell office:value-type="string" calcext:value-type="string">
            <text:p>d(106) = +2.7350202984357942e-03</text:p>
          </table:table-cell>
          <table:table-cell table:formula="of:=RIGHT([.F108]; LEN([.F108])-9)" office:value-type="string" office:string-value="+2.7350202984357942e-03" calcext:value-type="string">
            <text:p>+2.7350202984357942e-03</text:p>
          </table:table-cell>
          <table:table-cell office:value-type="float" office:value="0.00273502029843579" calcext:value-type="float">
            <text:p>2.74E-03</text:p>
          </table:table-cell>
          <table:table-cell table:formula="of:=ABS([.G108]-[.H108])" office:value-type="float" office:value="0" calcext:value-type="float">
            <text:p>0</text:p>
          </table:table-cell>
          <table:table-cell/>
          <table:table-cell office:value-type="string" calcext:value-type="string">
            <text:p>d(106) = +8.1278326318429198e-03</text:p>
          </table:table-cell>
          <table:table-cell table:formula="of:=RIGHT([.K108]; LEN([.K108])-9)" office:value-type="string" office:string-value="+8.1278326318429198e-03" calcext:value-type="string">
            <text:p>+8.1278326318429198e-03</text:p>
          </table:table-cell>
          <table:table-cell office:value-type="float" office:value="0.00812783263184292" calcext:value-type="float">
            <text:p>8.13E-03</text:p>
          </table:table-cell>
          <table:table-cell table:formula="of:=ABS([.L108]-[.M108])" office:value-type="float" office:value="0" calcext:value-type="float">
            <text:p>0</text:p>
          </table:table-cell>
          <table:table-cell/>
          <table:table-cell office:value-type="string" calcext:value-type="string">
            <text:p>d(106) = +9.2566263067986217e-03</text:p>
          </table:table-cell>
          <table:table-cell table:formula="of:=RIGHT([.P108]; LEN([.P108])-9)" office:value-type="string" office:string-value="+9.2566263067986217e-03" calcext:value-type="string">
            <text:p>+9.2566263067986217e-03</text:p>
          </table:table-cell>
          <table:table-cell office:value-type="float" office:value="0.00925662630679862" calcext:value-type="float">
            <text:p>9.26E-03</text:p>
          </table:table-cell>
          <table:table-cell table:formula="of:=ABS([.Q108]-[.R10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7) = +7.9886640619891550e-04</text:p>
          </table:table-cell>
          <table:table-cell table:formula="of:=RIGHT([.A109]; LEN([.A109])-9)" office:value-type="string" office:string-value="+7.9886640619891550e-04" calcext:value-type="string">
            <text:p>+7.9886640619891550e-04</text:p>
          </table:table-cell>
          <table:table-cell office:value-type="float" office:value="0.000798866406198916" calcext:value-type="float">
            <text:p>7.99E-04</text:p>
          </table:table-cell>
          <table:table-cell table:formula="of:=ABS([.B109]-[.C109])" office:value-type="float" office:value="0" calcext:value-type="float">
            <text:p>0</text:p>
          </table:table-cell>
          <table:table-cell/>
          <table:table-cell office:value-type="string" calcext:value-type="string">
            <text:p>d(107) = +7.2327494346269266e-03</text:p>
          </table:table-cell>
          <table:table-cell table:formula="of:=RIGHT([.F109]; LEN([.F109])-9)" office:value-type="string" office:string-value="+7.2327494346269266e-03" calcext:value-type="string">
            <text:p>+7.2327494346269266e-03</text:p>
          </table:table-cell>
          <table:table-cell office:value-type="float" office:value="0.00723274943462693" calcext:value-type="float">
            <text:p>7.23E-03</text:p>
          </table:table-cell>
          <table:table-cell table:formula="of:=ABS([.G109]-[.H109])" office:value-type="float" office:value="0" calcext:value-type="float">
            <text:p>0</text:p>
          </table:table-cell>
          <table:table-cell/>
          <table:table-cell office:value-type="string" calcext:value-type="string">
            <text:p>d(107) = +1.6238399258990642e-02</text:p>
          </table:table-cell>
          <table:table-cell table:formula="of:=RIGHT([.K109]; LEN([.K109])-9)" office:value-type="string" office:string-value="+1.6238399258990642e-02" calcext:value-type="string">
            <text:p>+1.6238399258990642e-02</text:p>
          </table:table-cell>
          <table:table-cell office:value-type="float" office:value="0.0162383992589906" calcext:value-type="float">
            <text:p>1.62E-02</text:p>
          </table:table-cell>
          <table:table-cell table:formula="of:=ABS([.L109]-[.M109])" office:value-type="float" office:value="0" calcext:value-type="float">
            <text:p>0</text:p>
          </table:table-cell>
          <table:table-cell/>
          <table:table-cell office:value-type="string" calcext:value-type="string">
            <text:p>d(107) = +1.7662514065407850e-02</text:p>
          </table:table-cell>
          <table:table-cell table:formula="of:=RIGHT([.P109]; LEN([.P109])-9)" office:value-type="string" office:string-value="+1.7662514065407850e-02" calcext:value-type="string">
            <text:p>+1.7662514065407850e-02</text:p>
          </table:table-cell>
          <table:table-cell office:value-type="float" office:value="0.0176625140654078" calcext:value-type="float">
            <text:p>1.77E-02</text:p>
          </table:table-cell>
          <table:table-cell table:formula="of:=ABS([.Q109]-[.R10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8) = +2.9775308356185044e-03</text:p>
          </table:table-cell>
          <table:table-cell table:formula="of:=RIGHT([.A110]; LEN([.A110])-9)" office:value-type="string" office:string-value="+2.9775308356185044e-03" calcext:value-type="string">
            <text:p>+2.9775308356185044e-03</text:p>
          </table:table-cell>
          <table:table-cell office:value-type="float" office:value="0.0029775308356185" calcext:value-type="float">
            <text:p>2.98E-03</text:p>
          </table:table-cell>
          <table:table-cell table:formula="of:=ABS([.B110]-[.C110])" office:value-type="float" office:value="0" calcext:value-type="float">
            <text:p>0</text:p>
          </table:table-cell>
          <table:table-cell/>
          <table:table-cell office:value-type="string" calcext:value-type="string">
            <text:p>d(108) = +1.6971231189696252e-02</text:p>
          </table:table-cell>
          <table:table-cell table:formula="of:=RIGHT([.F110]; LEN([.F110])-9)" office:value-type="string" office:string-value="+1.6971231189696252e-02" calcext:value-type="string">
            <text:p>+1.6971231189696252e-02</text:p>
          </table:table-cell>
          <table:table-cell office:value-type="float" office:value="0.0169712311896963" calcext:value-type="float">
            <text:p>1.70E-02</text:p>
          </table:table-cell>
          <table:table-cell table:formula="of:=ABS([.G110]-[.H110])" office:value-type="float" office:value="0" calcext:value-type="float">
            <text:p>0</text:p>
          </table:table-cell>
          <table:table-cell/>
          <table:table-cell office:value-type="string" calcext:value-type="string">
            <text:p>d(108) = +2.7999546057057109e-02</text:p>
          </table:table-cell>
          <table:table-cell table:formula="of:=RIGHT([.K110]; LEN([.K110])-9)" office:value-type="string" office:string-value="+2.7999546057057109e-02" calcext:value-type="string">
            <text:p>+2.7999546057057109e-02</text:p>
          </table:table-cell>
          <table:table-cell office:value-type="float" office:value="0.0279995460570571" calcext:value-type="float">
            <text:p>2.80E-02</text:p>
          </table:table-cell>
          <table:table-cell table:formula="of:=ABS([.L110]-[.M110])" office:value-type="float" office:value="0" calcext:value-type="float">
            <text:p>0</text:p>
          </table:table-cell>
          <table:table-cell/>
          <table:table-cell office:value-type="string" calcext:value-type="string">
            <text:p>d(108) = +2.9809459240082405e-02</text:p>
          </table:table-cell>
          <table:table-cell table:formula="of:=RIGHT([.P110]; LEN([.P110])-9)" office:value-type="string" office:string-value="+2.9809459240082405e-02" calcext:value-type="string">
            <text:p>+2.9809459240082405e-02</text:p>
          </table:table-cell>
          <table:table-cell office:value-type="float" office:value="0.0298094592400824" calcext:value-type="float">
            <text:p>2.98E-02</text:p>
          </table:table-cell>
          <table:table-cell table:formula="of:=ABS([.Q110]-[.R11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09) = +1.1111194803334012e-02</text:p>
          </table:table-cell>
          <table:table-cell table:formula="of:=RIGHT([.A111]; LEN([.A111])-9)" office:value-type="string" office:string-value="+1.1111194803334012e-02" calcext:value-type="string">
            <text:p>+1.1111194803334012e-02</text:p>
          </table:table-cell>
          <table:table-cell office:value-type="float" office:value="0.011111194803334" calcext:value-type="float">
            <text:p>1.11E-02</text:p>
          </table:table-cell>
          <table:table-cell table:formula="of:=ABS([.B111]-[.C111])" office:value-type="float" office:value="0" calcext:value-type="float">
            <text:p>0</text:p>
          </table:table-cell>
          <table:table-cell/>
          <table:table-cell office:value-type="string" calcext:value-type="string">
            <text:p>d(109) = +2.6270380281999069e-02</text:p>
          </table:table-cell>
          <table:table-cell table:formula="of:=RIGHT([.F111]; LEN([.F111])-9)" office:value-type="string" office:string-value="+2.6270380281999069e-02" calcext:value-type="string">
            <text:p>+2.6270380281999069e-02</text:p>
          </table:table-cell>
          <table:table-cell office:value-type="float" office:value="0.0262703802819991" calcext:value-type="float">
            <text:p>2.63E-02</text:p>
          </table:table-cell>
          <table:table-cell table:formula="of:=ABS([.G111]-[.H111])" office:value-type="float" office:value="0" calcext:value-type="float">
            <text:p>0</text:p>
          </table:table-cell>
          <table:table-cell/>
          <table:table-cell office:value-type="string" calcext:value-type="string">
            <text:p>d(109) = +3.9586429546078182e-02</text:p>
          </table:table-cell>
          <table:table-cell table:formula="of:=RIGHT([.K111]; LEN([.K111])-9)" office:value-type="string" office:string-value="+3.9586429546078182e-02" calcext:value-type="string">
            <text:p>+3.9586429546078182e-02</text:p>
          </table:table-cell>
          <table:table-cell office:value-type="float" office:value="0.0395864295460782" calcext:value-type="float">
            <text:p>3.96E-02</text:p>
          </table:table-cell>
          <table:table-cell table:formula="of:=ABS([.L111]-[.M111])" office:value-type="float" office:value="0" calcext:value-type="float">
            <text:p>0</text:p>
          </table:table-cell>
          <table:table-cell/>
          <table:table-cell office:value-type="string" calcext:value-type="string">
            <text:p>d(109) = +4.1553656490804045e-02</text:p>
          </table:table-cell>
          <table:table-cell table:formula="of:=RIGHT([.P111]; LEN([.P111])-9)" office:value-type="string" office:string-value="+4.1553656490804045e-02" calcext:value-type="string">
            <text:p>+4.1553656490804045e-02</text:p>
          </table:table-cell>
          <table:table-cell office:value-type="float" office:value="0.041553656490804" calcext:value-type="float">
            <text:p>4.16E-02</text:p>
          </table:table-cell>
          <table:table-cell table:formula="of:=ABS([.Q111]-[.R11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0) = +1.1122362980607059e-02</text:p>
          </table:table-cell>
          <table:table-cell table:formula="of:=RIGHT([.A112]; LEN([.A112])-9)" office:value-type="string" office:string-value="+1.1122362980607059e-02" calcext:value-type="string">
            <text:p>+1.1122362980607059e-02</text:p>
          </table:table-cell>
          <table:table-cell office:value-type="float" office:value="0.0111223629806071" calcext:value-type="float">
            <text:p>1.11E-02</text:p>
          </table:table-cell>
          <table:table-cell table:formula="of:=ABS([.B112]-[.C112])" office:value-type="float" office:value="3.98986399474666E-017" calcext:value-type="float">
            <text:p>3.98986399474666E-17</text:p>
          </table:table-cell>
          <table:table-cell/>
          <table:table-cell office:value-type="string" calcext:value-type="string">
            <text:p>d(110) = +2.6462121397246734e-02</text:p>
          </table:table-cell>
          <table:table-cell table:formula="of:=RIGHT([.F112]; LEN([.F112])-9)" office:value-type="string" office:string-value="+2.6462121397246734e-02" calcext:value-type="string">
            <text:p>+2.6462121397246734e-02</text:p>
          </table:table-cell>
          <table:table-cell office:value-type="float" office:value="0.0264621213972467" calcext:value-type="float">
            <text:p>2.65E-02</text:p>
          </table:table-cell>
          <table:table-cell table:formula="of:=ABS([.G112]-[.H112])" office:value-type="float" office:value="0" calcext:value-type="float">
            <text:p>0</text:p>
          </table:table-cell>
          <table:table-cell/>
          <table:table-cell office:value-type="string" calcext:value-type="string">
            <text:p>d(110) = +4.0344788393871379e-02</text:p>
          </table:table-cell>
          <table:table-cell table:formula="of:=RIGHT([.K112]; LEN([.K112])-9)" office:value-type="string" office:string-value="+4.0344788393871379e-02" calcext:value-type="string">
            <text:p>+4.0344788393871379e-02</text:p>
          </table:table-cell>
          <table:table-cell office:value-type="float" office:value="0.0403447883938714" calcext:value-type="float">
            <text:p>4.03E-02</text:p>
          </table:table-cell>
          <table:table-cell table:formula="of:=ABS([.L112]-[.M112])" office:value-type="float" office:value="0" calcext:value-type="float">
            <text:p>0</text:p>
          </table:table-cell>
          <table:table-cell/>
          <table:table-cell office:value-type="string" calcext:value-type="string">
            <text:p>d(110) = +4.2464971781540038e-02</text:p>
          </table:table-cell>
          <table:table-cell table:formula="of:=RIGHT([.P112]; LEN([.P112])-9)" office:value-type="string" office:string-value="+4.2464971781540038e-02" calcext:value-type="string">
            <text:p>+4.2464971781540038e-02</text:p>
          </table:table-cell>
          <table:table-cell office:value-type="float" office:value="0.04246497178154" calcext:value-type="float">
            <text:p>4.25E-02</text:p>
          </table:table-cell>
          <table:table-cell table:formula="of:=ABS([.Q112]-[.R11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1) = +3.0333717219837436e-03</text:p>
          </table:table-cell>
          <table:table-cell table:formula="of:=RIGHT([.A113]; LEN([.A113])-9)" office:value-type="string" office:string-value="+3.0333717219837436e-03" calcext:value-type="string">
            <text:p>+3.0333717219837436e-03</text:p>
          </table:table-cell>
          <table:table-cell office:value-type="float" office:value="0.00303337172198374" calcext:value-type="float">
            <text:p>3.03E-03</text:p>
          </table:table-cell>
          <table:table-cell table:formula="of:=ABS([.B113]-[.C113])" office:value-type="float" office:value="0" calcext:value-type="float">
            <text:p>0</text:p>
          </table:table-cell>
          <table:table-cell/>
          <table:table-cell office:value-type="string" calcext:value-type="string">
            <text:p>d(111) = +1.7830997341440311e-02</text:p>
          </table:table-cell>
          <table:table-cell table:formula="of:=RIGHT([.F113]; LEN([.F113])-9)" office:value-type="string" office:string-value="+1.7830997341440311e-02" calcext:value-type="string">
            <text:p>+1.7830997341440311e-02</text:p>
          </table:table-cell>
          <table:table-cell office:value-type="float" office:value="0.0178309973414403" calcext:value-type="float">
            <text:p>1.78E-02</text:p>
          </table:table-cell>
          <table:table-cell table:formula="of:=ABS([.G113]-[.H113])" office:value-type="float" office:value="0" calcext:value-type="float">
            <text:p>0</text:p>
          </table:table-cell>
          <table:table-cell/>
          <table:table-cell office:value-type="string" calcext:value-type="string">
            <text:p>d(111) = +3.0999035478623642e-02</text:p>
          </table:table-cell>
          <table:table-cell table:formula="of:=RIGHT([.K113]; LEN([.K113])-9)" office:value-type="string" office:string-value="+3.0999035478623642e-02" calcext:value-type="string">
            <text:p>+3.0999035478623642e-02</text:p>
          </table:table-cell>
          <table:table-cell office:value-type="float" office:value="0.0309990354786236" calcext:value-type="float">
            <text:p>3.10E-02</text:p>
          </table:table-cell>
          <table:table-cell table:formula="of:=ABS([.L113]-[.M113])" office:value-type="float" office:value="0" calcext:value-type="float">
            <text:p>0</text:p>
          </table:table-cell>
          <table:table-cell/>
          <table:table-cell office:value-type="string" calcext:value-type="string">
            <text:p>d(111) = +3.3316270124745660e-02</text:p>
          </table:table-cell>
          <table:table-cell table:formula="of:=RIGHT([.P113]; LEN([.P113])-9)" office:value-type="string" office:string-value="+3.3316270124745660e-02" calcext:value-type="string">
            <text:p>+3.3316270124745660e-02</text:p>
          </table:table-cell>
          <table:table-cell office:value-type="float" office:value="0.0333162701247457" calcext:value-type="float">
            <text:p>3.33E-02</text:p>
          </table:table-cell>
          <table:table-cell table:formula="of:=ABS([.Q113]-[.R11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2) = +1.0111239073279147e-03</text:p>
          </table:table-cell>
          <table:table-cell table:formula="of:=RIGHT([.A114]; LEN([.A114])-9)" office:value-type="string" office:string-value="+1.0111239073279147e-03" calcext:value-type="string">
            <text:p>+1.0111239073279147e-03</text:p>
          </table:table-cell>
          <table:table-cell office:value-type="float" office:value="0.00101112390732791" calcext:value-type="float">
            <text:p>1.01E-03</text:p>
          </table:table-cell>
          <table:table-cell table:formula="of:=ABS([.B114]-[.C114])" office:value-type="float" office:value="4.77048955893622E-018" calcext:value-type="float">
            <text:p>4.77048955893622E-18</text:p>
          </table:table-cell>
          <table:table-cell/>
          <table:table-cell office:value-type="string" calcext:value-type="string">
            <text:p>d(112) = +9.8354858405526983e-03</text:p>
          </table:table-cell>
          <table:table-cell table:formula="of:=RIGHT([.F114]; LEN([.F114])-9)" office:value-type="string" office:string-value="+9.8354858405526983e-03" calcext:value-type="string">
            <text:p>+9.8354858405526983e-03</text:p>
          </table:table-cell>
          <table:table-cell office:value-type="float" office:value="0.0098354858405527" calcext:value-type="float">
            <text:p>9.84E-03</text:p>
          </table:table-cell>
          <table:table-cell table:formula="of:=ABS([.G114]-[.H114])" office:value-type="float" office:value="0" calcext:value-type="float">
            <text:p>0</text:p>
          </table:table-cell>
          <table:table-cell/>
          <table:table-cell office:value-type="string" calcext:value-type="string">
            <text:p>d(112) = +2.3657867154468489e-02</text:p>
          </table:table-cell>
          <table:table-cell table:formula="of:=RIGHT([.K114]; LEN([.K114])-9)" office:value-type="string" office:string-value="+2.3657867154468489e-02" calcext:value-type="string">
            <text:p>+2.3657867154468489e-02</text:p>
          </table:table-cell>
          <table:table-cell office:value-type="float" office:value="0.0236578671544685" calcext:value-type="float">
            <text:p>2.37E-02</text:p>
          </table:table-cell>
          <table:table-cell table:formula="of:=ABS([.L114]-[.M114])" office:value-type="float" office:value="0" calcext:value-type="float">
            <text:p>0</text:p>
          </table:table-cell>
          <table:table-cell/>
          <table:table-cell office:value-type="string" calcext:value-type="string">
            <text:p>d(112) = +2.6026774635914188e-02</text:p>
          </table:table-cell>
          <table:table-cell table:formula="of:=RIGHT([.P114]; LEN([.P114])-9)" office:value-type="string" office:string-value="+2.6026774635914188e-02" calcext:value-type="string">
            <text:p>+2.6026774635914188e-02</text:p>
          </table:table-cell>
          <table:table-cell office:value-type="float" office:value="0.0260267746359142" calcext:value-type="float">
            <text:p>2.60E-02</text:p>
          </table:table-cell>
          <table:table-cell table:formula="of:=ABS([.Q114]-[.R11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3) = +2.7103011225740716e-04</text:p>
          </table:table-cell>
          <table:table-cell table:formula="of:=RIGHT([.A115]; LEN([.A115])-9)" office:value-type="string" office:string-value="+2.7103011225740716e-04" calcext:value-type="string">
            <text:p>+2.7103011225740716e-04</text:p>
          </table:table-cell>
          <table:table-cell office:value-type="float" office:value="0.000271030112257407" calcext:value-type="float">
            <text:p>2.71E-04</text:p>
          </table:table-cell>
          <table:table-cell table:formula="of:=ABS([.B115]-[.C115])" office:value-type="float" office:value="0" calcext:value-type="float">
            <text:p>0</text:p>
          </table:table-cell>
          <table:table-cell/>
          <table:table-cell office:value-type="string" calcext:value-type="string">
            <text:p>d(113) = +2.7420664631675903e-03</text:p>
          </table:table-cell>
          <table:table-cell table:formula="of:=RIGHT([.F115]; LEN([.F115])-9)" office:value-type="string" office:string-value="+2.7420664631675903e-03" calcext:value-type="string">
            <text:p>+2.7420664631675903e-03</text:p>
          </table:table-cell>
          <table:table-cell office:value-type="float" office:value="0.00274206646316759" calcext:value-type="float">
            <text:p>2.74E-03</text:p>
          </table:table-cell>
          <table:table-cell table:formula="of:=ABS([.G115]-[.H115])" office:value-type="float" office:value="0" calcext:value-type="float">
            <text:p>0</text:p>
          </table:table-cell>
          <table:table-cell/>
          <table:table-cell office:value-type="string" calcext:value-type="string">
            <text:p>d(113) = +7.1804517879926937e-03</text:p>
          </table:table-cell>
          <table:table-cell table:formula="of:=RIGHT([.K115]; LEN([.K115])-9)" office:value-type="string" office:string-value="+7.1804517879926937e-03" calcext:value-type="string">
            <text:p>+7.1804517879926937e-03</text:p>
          </table:table-cell>
          <table:table-cell office:value-type="float" office:value="0.00718045178799269" calcext:value-type="float">
            <text:p>7.18E-03</text:p>
          </table:table-cell>
          <table:table-cell table:formula="of:=ABS([.L115]-[.M115])" office:value-type="float" office:value="0" calcext:value-type="float">
            <text:p>0</text:p>
          </table:table-cell>
          <table:table-cell/>
          <table:table-cell office:value-type="string" calcext:value-type="string">
            <text:p>d(113) = +8.3393977396715880e-03</text:p>
          </table:table-cell>
          <table:table-cell table:formula="of:=RIGHT([.P115]; LEN([.P115])-9)" office:value-type="string" office:string-value="+8.3393977396715880e-03" calcext:value-type="string">
            <text:p>+8.3393977396715880e-03</text:p>
          </table:table-cell>
          <table:table-cell office:value-type="float" office:value="0.00833939773967159" calcext:value-type="float">
            <text:p>8.34E-03</text:p>
          </table:table-cell>
          <table:table-cell table:formula="of:=ABS([.Q115]-[.R11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4) = +8.1309033677222147e-04</text:p>
          </table:table-cell>
          <table:table-cell table:formula="of:=RIGHT([.A116]; LEN([.A116])-9)" office:value-type="string" office:string-value="+8.1309033677222147e-04" calcext:value-type="string">
            <text:p>+8.1309033677222147e-04</text:p>
          </table:table-cell>
          <table:table-cell office:value-type="float" office:value="0.000813090336772222" calcext:value-type="float">
            <text:p>8.13E-04</text:p>
          </table:table-cell>
          <table:table-cell table:formula="of:=ABS([.B116]-[.C116])" office:value-type="float" office:value="0" calcext:value-type="float">
            <text:p>0</text:p>
          </table:table-cell>
          <table:table-cell/>
          <table:table-cell office:value-type="string" calcext:value-type="string">
            <text:p>d(114) = +6.3484136393031198e-03</text:p>
          </table:table-cell>
          <table:table-cell table:formula="of:=RIGHT([.F116]; LEN([.F116])-9)" office:value-type="string" office:string-value="+6.3484136393031198e-03" calcext:value-type="string">
            <text:p>+6.3484136393031198e-03</text:p>
          </table:table-cell>
          <table:table-cell table:style-name="Default" office:value-type="float" office:value="0.00634841363930312" calcext:value-type="float">
            <text:p>0.006348413639303</text:p>
          </table:table-cell>
          <table:table-cell table:formula="of:=ABS([.G116]-[.H116])" office:value-type="float" office:value="0" calcext:value-type="float">
            <text:p>0</text:p>
          </table:table-cell>
          <table:table-cell/>
          <table:table-cell office:value-type="string" calcext:value-type="string">
            <text:p>d(114) = +1.3392866989605092e-02</text:p>
          </table:table-cell>
          <table:table-cell table:formula="of:=RIGHT([.K116]; LEN([.K116])-9)" office:value-type="string" office:string-value="+1.3392866989605092e-02" calcext:value-type="string">
            <text:p>+1.3392866989605092e-02</text:p>
          </table:table-cell>
          <table:table-cell office:value-type="float" office:value="0.0133928669896051" calcext:value-type="float">
            <text:p>1.34E-02</text:p>
          </table:table-cell>
          <table:table-cell table:formula="of:=ABS([.L116]-[.M116])" office:value-type="float" office:value="0" calcext:value-type="float">
            <text:p>0</text:p>
          </table:table-cell>
          <table:table-cell/>
          <table:table-cell office:value-type="string" calcext:value-type="string">
            <text:p>d(114) = +1.4915635002814747e-02</text:p>
          </table:table-cell>
          <table:table-cell table:formula="of:=RIGHT([.P116]; LEN([.P116])-9)" office:value-type="string" office:string-value="+1.4915635002814747e-02" calcext:value-type="string">
            <text:p>+1.4915635002814747e-02</text:p>
          </table:table-cell>
          <table:table-cell table:style-name="Default" office:value-type="float" office:value="0.0149156350028147" calcext:value-type="float">
            <text:p>0.014915635002815</text:p>
          </table:table-cell>
          <table:table-cell table:formula="of:=ABS([.Q116]-[.R11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5) = +2.9813312348314787e-03</text:p>
          </table:table-cell>
          <table:table-cell table:formula="of:=RIGHT([.A117]; LEN([.A117])-9)" office:value-type="string" office:string-value="+2.9813312348314787e-03" calcext:value-type="string">
            <text:p>+2.9813312348314787e-03</text:p>
          </table:table-cell>
          <table:table-cell office:value-type="float" office:value="0.00298133123483148" calcext:value-type="float">
            <text:p>2.98E-03</text:p>
          </table:table-cell>
          <table:table-cell table:formula="of:=ABS([.B117]-[.C117])" office:value-type="float" office:value="0" calcext:value-type="float">
            <text:p>0</text:p>
          </table:table-cell>
          <table:table-cell/>
          <table:table-cell office:value-type="string" calcext:value-type="string">
            <text:p>d(115) = +1.7018230843445937e-02</text:p>
          </table:table-cell>
          <table:table-cell table:formula="of:=RIGHT([.F117]; LEN([.F117])-9)" office:value-type="string" office:string-value="+1.7018230843445937e-02" calcext:value-type="string">
            <text:p>+1.7018230843445937e-02</text:p>
          </table:table-cell>
          <table:table-cell table:style-name="Default" office:value-type="float" office:value="0.0170182308434459" calcext:value-type="float">
            <text:p>0.017018230843446</text:p>
          </table:table-cell>
          <table:table-cell table:formula="of:=ABS([.G117]-[.H117])" office:value-type="float" office:value="0" calcext:value-type="float">
            <text:p>0</text:p>
          </table:table-cell>
          <table:table-cell/>
          <table:table-cell office:value-type="string" calcext:value-type="string">
            <text:p>d(115) = +2.8116063959261053e-02</text:p>
          </table:table-cell>
          <table:table-cell table:formula="of:=RIGHT([.K117]; LEN([.K117])-9)" office:value-type="string" office:string-value="+2.8116063959261053e-02" calcext:value-type="string">
            <text:p>+2.8116063959261053e-02</text:p>
          </table:table-cell>
          <table:table-cell office:value-type="float" office:value="0.0281160639592611" calcext:value-type="float">
            <text:p>2.81E-02</text:p>
          </table:table-cell>
          <table:table-cell table:formula="of:=ABS([.L117]-[.M117])" office:value-type="float" office:value="0" calcext:value-type="float">
            <text:p>0</text:p>
          </table:table-cell>
          <table:table-cell/>
          <table:table-cell office:value-type="string" calcext:value-type="string">
            <text:p>d(115) = +2.9949789954021179e-02</text:p>
          </table:table-cell>
          <table:table-cell table:formula="of:=RIGHT([.P117]; LEN([.P117])-9)" office:value-type="string" office:string-value="+2.9949789954021179e-02" calcext:value-type="string">
            <text:p>+2.9949789954021179e-02</text:p>
          </table:table-cell>
          <table:table-cell table:style-name="Default" office:value-type="float" office:value="0.0299497899540212" calcext:value-type="float">
            <text:p>0.029949789954021</text:p>
          </table:table-cell>
          <table:table-cell table:formula="of:=ABS([.Q117]-[.R11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6) = +1.1112217657206123e-02</text:p>
          </table:table-cell>
          <table:table-cell table:formula="of:=RIGHT([.A118]; LEN([.A118])-9)" office:value-type="string" office:string-value="+1.1112217657206123e-02" calcext:value-type="string">
            <text:p>+1.1112217657206123e-02</text:p>
          </table:table-cell>
          <table:table-cell office:value-type="float" office:value="0.0111122176572061" calcext:value-type="float">
            <text:p>1.11E-02</text:p>
          </table:table-cell>
          <table:table-cell table:formula="of:=ABS([.B118]-[.C118])" office:value-type="float" office:value="0" calcext:value-type="float">
            <text:p>0</text:p>
          </table:table-cell>
          <table:table-cell/>
          <table:table-cell office:value-type="string" calcext:value-type="string">
            <text:p>d(116) = +4.1069139629307506e-02</text:p>
          </table:table-cell>
          <table:table-cell table:formula="of:=RIGHT([.F118]; LEN([.F118])-9)" office:value-type="string" office:string-value="+4.1069139629307506e-02" calcext:value-type="string">
            <text:p>+4.1069139629307506e-02</text:p>
          </table:table-cell>
          <table:table-cell table:style-name="Default" office:value-type="float" office:value="0.0410691396293075" calcext:value-type="float">
            <text:p>0.041069139629308</text:p>
          </table:table-cell>
          <table:table-cell table:formula="of:=ABS([.G118]-[.H118])" office:value-type="float" office:value="0" calcext:value-type="float">
            <text:p>0</text:p>
          </table:table-cell>
          <table:table-cell/>
          <table:table-cell office:value-type="string" calcext:value-type="string">
            <text:p>d(116) = +5.2629483896463131e-02</text:p>
          </table:table-cell>
          <table:table-cell table:formula="of:=RIGHT([.K118]; LEN([.K118])-9)" office:value-type="string" office:string-value="+5.2629483896463131e-02" calcext:value-type="string">
            <text:p>+5.2629483896463131e-02</text:p>
          </table:table-cell>
          <table:table-cell office:value-type="float" office:value="0.0526294838964631" calcext:value-type="float">
            <text:p>5.26E-02</text:p>
          </table:table-cell>
          <table:table-cell table:formula="of:=ABS([.L118]-[.M118])" office:value-type="float" office:value="0" calcext:value-type="float">
            <text:p>0</text:p>
          </table:table-cell>
          <table:table-cell/>
          <table:table-cell office:value-type="string" calcext:value-type="string">
            <text:p>d(116) = +5.4744561783204887e-02</text:p>
          </table:table-cell>
          <table:table-cell table:formula="of:=RIGHT([.P118]; LEN([.P118])-9)" office:value-type="string" office:string-value="+5.4744561783204887e-02" calcext:value-type="string">
            <text:p>+5.4744561783204887e-02</text:p>
          </table:table-cell>
          <table:table-cell table:style-name="Default" office:value-type="float" office:value="0.0547445617832049" calcext:value-type="float">
            <text:p>0.054744561783205</text:p>
          </table:table-cell>
          <table:table-cell table:formula="of:=ABS([.Q118]-[.R11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7) = +4.1467522448645440e-02</text:p>
          </table:table-cell>
          <table:table-cell table:formula="of:=RIGHT([.A119]; LEN([.A119])-9)" office:value-type="string" office:string-value="+4.1467522448645440e-02" calcext:value-type="string">
            <text:p>+4.1467522448645440e-02</text:p>
          </table:table-cell>
          <table:table-cell office:value-type="float" office:value="0.0414675224486454" calcext:value-type="float">
            <text:p>4.15E-02</text:p>
          </table:table-cell>
          <table:table-cell table:formula="of:=ABS([.B119]-[.C119])" office:value-type="float" office:value="0" calcext:value-type="float">
            <text:p>0</text:p>
          </table:table-cell>
          <table:table-cell/>
          <table:table-cell office:value-type="string" calcext:value-type="string">
            <text:p>d(117) = +7.0270524352324865e-02</text:p>
          </table:table-cell>
          <table:table-cell table:formula="of:=RIGHT([.F119]; LEN([.F119])-9)" office:value-type="string" office:string-value="+7.0270524352324865e-02" calcext:value-type="string">
            <text:p>+7.0270524352324865e-02</text:p>
          </table:table-cell>
          <table:table-cell table:style-name="Default" office:value-type="float" office:value="0.0702705243523249" calcext:value-type="float">
            <text:p>0.070270524352325</text:p>
          </table:table-cell>
          <table:table-cell table:formula="of:=ABS([.G119]-[.H119])" office:value-type="float" office:value="0" calcext:value-type="float">
            <text:p>0</text:p>
          </table:table-cell>
          <table:table-cell/>
          <table:table-cell office:value-type="string" calcext:value-type="string">
            <text:p>d(117) = +8.2773527807866981e-02</text:p>
          </table:table-cell>
          <table:table-cell table:formula="of:=RIGHT([.K119]; LEN([.K119])-9)" office:value-type="string" office:string-value="+8.2773527807866981e-02" calcext:value-type="string">
            <text:p>+8.2773527807866981e-02</text:p>
          </table:table-cell>
          <table:table-cell office:value-type="float" office:value="0.082773527807867" calcext:value-type="float">
            <text:p>8.28E-02</text:p>
          </table:table-cell>
          <table:table-cell table:formula="of:=ABS([.L119]-[.M119])" office:value-type="float" office:value="0" calcext:value-type="float">
            <text:p>0</text:p>
          </table:table-cell>
          <table:table-cell/>
          <table:table-cell office:value-type="string" calcext:value-type="string">
            <text:p>d(117) = +8.4887065001638298e-02</text:p>
          </table:table-cell>
          <table:table-cell table:formula="of:=RIGHT([.P119]; LEN([.P119])-9)" office:value-type="string" office:string-value="+8.4887065001638298e-02" calcext:value-type="string">
            <text:p>+8.4887065001638298e-02</text:p>
          </table:table-cell>
          <table:table-cell table:style-name="Default" office:value-type="float" office:value="0.0848870650016383" calcext:value-type="float">
            <text:p>0.084887065001638</text:p>
          </table:table-cell>
          <table:table-cell table:formula="of:=ABS([.Q119]-[.R11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8) = +4.1509218085504458e-02</text:p>
          </table:table-cell>
          <table:table-cell table:formula="of:=RIGHT([.A120]; LEN([.A120])-9)" office:value-type="string" office:string-value="+4.1509218085504458e-02" calcext:value-type="string">
            <text:p>+4.1509218085504458e-02</text:p>
          </table:table-cell>
          <table:table-cell office:value-type="float" office:value="0.0415092180855045" calcext:value-type="float">
            <text:p>4.15E-02</text:p>
          </table:table-cell>
          <table:table-cell table:formula="of:=ABS([.B120]-[.C120])" office:value-type="float" office:value="0" calcext:value-type="float">
            <text:p>0</text:p>
          </table:table-cell>
          <table:table-cell/>
          <table:table-cell office:value-type="string" calcext:value-type="string">
            <text:p>d(118) = +7.0702160719593427e-02</text:p>
          </table:table-cell>
          <table:table-cell table:formula="of:=RIGHT([.F120]; LEN([.F120])-9)" office:value-type="string" office:string-value="+7.0702160719593427e-02" calcext:value-type="string">
            <text:p>+7.0702160719593427e-02</text:p>
          </table:table-cell>
          <table:table-cell table:style-name="Default" office:value-type="float" office:value="0.0707021607195934" calcext:value-type="float">
            <text:p>0.070702160719593</text:p>
          </table:table-cell>
          <table:table-cell table:formula="of:=ABS([.G120]-[.H120])" office:value-type="float" office:value="0" calcext:value-type="float">
            <text:p>0</text:p>
          </table:table-cell>
          <table:table-cell/>
          <table:table-cell office:value-type="string" calcext:value-type="string">
            <text:p>d(118) = +8.3924934696533560e-02</text:p>
          </table:table-cell>
          <table:table-cell table:formula="of:=RIGHT([.K120]; LEN([.K120])-9)" office:value-type="string" office:string-value="+8.3924934696533560e-02" calcext:value-type="string">
            <text:p>+8.3924934696533560e-02</text:p>
          </table:table-cell>
          <table:table-cell office:value-type="float" office:value="0.0839249346965336" calcext:value-type="float">
            <text:p>8.39E-02</text:p>
          </table:table-cell>
          <table:table-cell table:formula="of:=ABS([.L120]-[.M120])" office:value-type="float" office:value="0" calcext:value-type="float">
            <text:p>0</text:p>
          </table:table-cell>
          <table:table-cell/>
          <table:table-cell office:value-type="string" calcext:value-type="string">
            <text:p>d(118) = +8.6238039325422289e-02</text:p>
          </table:table-cell>
          <table:table-cell table:formula="of:=RIGHT([.P120]; LEN([.P120])-9)" office:value-type="string" office:string-value="+8.6238039325422289e-02" calcext:value-type="string">
            <text:p>+8.6238039325422289e-02</text:p>
          </table:table-cell>
          <table:table-cell table:style-name="Default" office:value-type="float" office:value="0.0862380393254223" calcext:value-type="float">
            <text:p>0.086238039325422</text:p>
          </table:table-cell>
          <table:table-cell table:formula="of:=ABS([.Q120]-[.R12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19) = +1.1320695841501216e-02</text:p>
          </table:table-cell>
          <table:table-cell table:formula="of:=RIGHT([.A121]; LEN([.A121])-9)" office:value-type="string" office:string-value="+1.1320695841501216e-02" calcext:value-type="string">
            <text:p>+1.1320695841501216e-02</text:p>
          </table:table-cell>
          <table:table-cell office:value-type="float" office:value="0.0113206958415012" calcext:value-type="float">
            <text:p>1.13E-02</text:p>
          </table:table-cell>
          <table:table-cell table:formula="of:=ABS([.B121]-[.C121])" office:value-type="float" office:value="0" calcext:value-type="float">
            <text:p>0</text:p>
          </table:table-cell>
          <table:table-cell/>
          <table:table-cell office:value-type="string" calcext:value-type="string">
            <text:p>d(119) = +4.3049707089967366e-02</text:p>
          </table:table-cell>
          <table:table-cell table:formula="of:=RIGHT([.F121]; LEN([.F121])-9)" office:value-type="string" office:string-value="+4.3049707089967366e-02" calcext:value-type="string">
            <text:p>+4.3049707089967366e-02</text:p>
          </table:table-cell>
          <table:table-cell table:style-name="Default" office:value-type="float" office:value="0.0430497070899674" calcext:value-type="float">
            <text:p>0.043049707089967</text:p>
          </table:table-cell>
          <table:table-cell table:formula="of:=ABS([.G121]-[.H121])" office:value-type="float" office:value="0" calcext:value-type="float">
            <text:p>0</text:p>
          </table:table-cell>
          <table:table-cell/>
          <table:table-cell office:value-type="string" calcext:value-type="string">
            <text:p>d(119) = +5.7445788287089170e-02</text:p>
          </table:table-cell>
          <table:table-cell table:formula="of:=RIGHT([.K121]; LEN([.K121])-9)" office:value-type="string" office:string-value="+5.7445788287089170e-02" calcext:value-type="string">
            <text:p>+5.7445788287089170e-02</text:p>
          </table:table-cell>
          <table:table-cell office:value-type="float" office:value="0.0574457882870892" calcext:value-type="float">
            <text:p>5.74E-02</text:p>
          </table:table-cell>
          <table:table-cell table:formula="of:=ABS([.L121]-[.M121])" office:value-type="float" office:value="0" calcext:value-type="float">
            <text:p>0</text:p>
          </table:table-cell>
          <table:table-cell/>
          <table:table-cell office:value-type="string" calcext:value-type="string">
            <text:p>d(119) = +6.0245743456733156e-02</text:p>
          </table:table-cell>
          <table:table-cell table:formula="of:=RIGHT([.P121]; LEN([.P121])-9)" office:value-type="string" office:string-value="+6.0245743456733156e-02" calcext:value-type="string">
            <text:p>+6.0245743456733156e-02</text:p>
          </table:table-cell>
          <table:table-cell table:style-name="Default" office:value-type="float" office:value="0.0602457434567332" calcext:value-type="float">
            <text:p>0.060245743456733</text:p>
          </table:table-cell>
          <table:table-cell table:formula="of:=ABS([.Q121]-[.R12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20) = +3.7735652805004054e-03</text:p>
          </table:table-cell>
          <table:table-cell table:formula="of:=RIGHT([.A122]; LEN([.A122])-9)" office:value-type="string" office:string-value="+3.7735652805004054e-03" calcext:value-type="string">
            <text:p>+3.7735652805004054e-03</text:p>
          </table:table-cell>
          <table:table-cell office:value-type="float" office:value="0.00377356528050041" calcext:value-type="float">
            <text:p>3.77E-03</text:p>
          </table:table-cell>
          <table:table-cell table:formula="of:=ABS([.B122]-[.C122])" office:value-type="float" office:value="0" calcext:value-type="float">
            <text:p>0</text:p>
          </table:table-cell>
          <table:table-cell/>
          <table:table-cell office:value-type="string" calcext:value-type="string">
            <text:p>d(120) = +2.3064578847727588e-02</text:p>
          </table:table-cell>
          <table:table-cell table:formula="of:=RIGHT([.F122]; LEN([.F122])-9)" office:value-type="string" office:string-value="+2.3064578847727588e-02" calcext:value-type="string">
            <text:p>+2.3064578847727588e-02</text:p>
          </table:table-cell>
          <table:table-cell table:style-name="Default" office:value-type="float" office:value="0.0230645788477276" calcext:value-type="float">
            <text:p>0.023064578847728</text:p>
          </table:table-cell>
          <table:table-cell table:formula="of:=ABS([.G122]-[.H122])" office:value-type="float" office:value="0" calcext:value-type="float">
            <text:p>0</text:p>
          </table:table-cell>
          <table:table-cell/>
          <table:table-cell office:value-type="string" calcext:value-type="string">
            <text:p>d(120) = +4.0409104611547918e-02</text:p>
          </table:table-cell>
          <table:table-cell table:formula="of:=RIGHT([.K122]; LEN([.K122])-9)" office:value-type="string" office:string-value="+4.0409104611547918e-02" calcext:value-type="string">
            <text:p>+4.0409104611547918e-02</text:p>
          </table:table-cell>
          <table:table-cell office:value-type="float" office:value="0.0404091046115479" calcext:value-type="float">
            <text:p>4.04E-02</text:p>
          </table:table-cell>
          <table:table-cell table:formula="of:=ABS([.L122]-[.M122])" office:value-type="float" office:value="0" calcext:value-type="float">
            <text:p>0</text:p>
          </table:table-cell>
          <table:table-cell/>
          <table:table-cell office:value-type="string" calcext:value-type="string">
            <text:p>d(120) = +4.3508481147352458e-02</text:p>
          </table:table-cell>
          <table:table-cell table:formula="of:=RIGHT([.P122]; LEN([.P122])-9)" office:value-type="string" office:string-value="+4.3508481147352458e-02" calcext:value-type="string">
            <text:p>+4.3508481147352458e-02</text:p>
          </table:table-cell>
          <table:table-cell table:style-name="Default" office:value-type="float" office:value="0.0435084811473525" calcext:value-type="float">
            <text:p>0.043508481147353</text:p>
          </table:table-cell>
          <table:table-cell table:formula="of:=ABS([.Q122]-[.R12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21) = +1.0114962302842725e-03</text:p>
          </table:table-cell>
          <table:table-cell table:formula="of:=RIGHT([.A123]; LEN([.A123])-9)" office:value-type="string" office:string-value="+1.0114962302842725e-03" calcext:value-type="string">
            <text:p>+1.0114962302842725e-03</text:p>
          </table:table-cell>
          <table:table-cell table:style-name="Default" office:value-type="float" office:value="0.00101149623028427" calcext:value-type="float">
            <text:p>0.001011496230284</text:p>
          </table:table-cell>
          <table:table-cell table:formula="of:=ABS([.B123]-[.C123])" office:value-type="float" office:value="0" calcext:value-type="float">
            <text:p>0</text:p>
          </table:table-cell>
          <table:table-cell/>
          <table:table-cell office:value-type="string" calcext:value-type="string">
            <text:p>d(121) = +3.8764541796846561e-03</text:p>
          </table:table-cell>
          <table:table-cell table:formula="of:=RIGHT([.F123]; LEN([.F123])-9)" office:value-type="string" office:string-value="+3.8764541796846561e-03" calcext:value-type="string">
            <text:p>+3.8764541796846561e-03</text:p>
          </table:table-cell>
          <table:table-cell table:style-name="Default" office:value-type="float" office:value="0.00387645417968466" calcext:value-type="float">
            <text:p>0.003876454179685</text:p>
          </table:table-cell>
          <table:table-cell table:formula="of:=ABS([.G123]-[.H123])" office:value-type="float" office:value="0" calcext:value-type="float">
            <text:p>0</text:p>
          </table:table-cell>
          <table:table-cell/>
          <table:table-cell office:value-type="string" calcext:value-type="string">
            <text:p>d(121) = +9.3466758562064153e-03</text:p>
          </table:table-cell>
          <table:table-cell table:formula="of:=RIGHT([.K123]; LEN([.K123])-9)" office:value-type="string" office:string-value="+9.3466758562064153e-03" calcext:value-type="string">
            <text:p>+9.3466758562064153e-03</text:p>
          </table:table-cell>
          <table:table-cell table:style-name="Default" office:value-type="float" office:value="0.00934667585620642" calcext:value-type="float">
            <text:p>0.009346675856206</text:p>
          </table:table-cell>
          <table:table-cell table:formula="of:=ABS([.L123]-[.M123])" office:value-type="float" office:value="0" calcext:value-type="float">
            <text:p>0</text:p>
          </table:table-cell>
          <table:table-cell/>
          <table:table-cell office:value-type="string" calcext:value-type="string">
            <text:p>d(121) = +1.0648876824452964e-02</text:p>
          </table:table-cell>
          <table:table-cell table:formula="of:=RIGHT([.P123]; LEN([.P123])-9)" office:value-type="string" office:string-value="+1.0648876824452964e-02" calcext:value-type="string">
            <text:p>+1.0648876824452964e-02</text:p>
          </table:table-cell>
          <table:table-cell table:style-name="Default" office:value-type="float" office:value="0.010648876824453" calcext:value-type="float">
            <text:p>0.010648876824453</text:p>
          </table:table-cell>
          <table:table-cell table:formula="of:=ABS([.Q123]-[.R12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22) = +3.0344886908528178e-03</text:p>
          </table:table-cell>
          <table:table-cell table:formula="of:=RIGHT([.A124]; LEN([.A124])-9)" office:value-type="string" office:string-value="+3.0344886908528178e-03" calcext:value-type="string">
            <text:p>+3.0344886908528178e-03</text:p>
          </table:table-cell>
          <table:table-cell table:style-name="Default" office:value-type="float" office:value="0.00303448869085282" calcext:value-type="float">
            <text:p>0.003034488690853</text:p>
          </table:table-cell>
          <table:table-cell table:formula="of:=ABS([.B124]-[.C124])" office:value-type="float" office:value="0" calcext:value-type="float">
            <text:p>0</text:p>
          </table:table-cell>
          <table:table-cell/>
          <table:table-cell office:value-type="string" calcext:value-type="string">
            <text:p>d(122) = +9.2933988322651800e-03</text:p>
          </table:table-cell>
          <table:table-cell table:formula="of:=RIGHT([.F124]; LEN([.F124])-9)" office:value-type="string" office:string-value="+9.2933988322651800e-03" calcext:value-type="string">
            <text:p>+9.2933988322651800e-03</text:p>
          </table:table-cell>
          <table:table-cell table:style-name="Default" office:value-type="float" office:value="0.00929339883226518" calcext:value-type="float">
            <text:p>0.009293398832265</text:p>
          </table:table-cell>
          <table:table-cell table:formula="of:=ABS([.G124]-[.H124])" office:value-type="float" office:value="0" calcext:value-type="float">
            <text:p>0</text:p>
          </table:table-cell>
          <table:table-cell/>
          <table:table-cell office:value-type="string" calcext:value-type="string">
            <text:p>d(122) = +1.7903753739021401e-02</text:p>
          </table:table-cell>
          <table:table-cell table:formula="of:=RIGHT([.K124]; LEN([.K124])-9)" office:value-type="string" office:string-value="+1.7903753739021401e-02" calcext:value-type="string">
            <text:p>+1.7903753739021401e-02</text:p>
          </table:table-cell>
          <table:table-cell table:style-name="Default" office:value-type="float" office:value="0.0179037537390214" calcext:value-type="float">
            <text:p>0.017903753739021</text:p>
          </table:table-cell>
          <table:table-cell table:formula="of:=ABS([.L124]-[.M124])" office:value-type="float" office:value="0" calcext:value-type="float">
            <text:p>0</text:p>
          </table:table-cell>
          <table:table-cell/>
          <table:table-cell office:value-type="string" calcext:value-type="string">
            <text:p>d(122) = +1.9587717685434929e-02</text:p>
          </table:table-cell>
          <table:table-cell table:formula="of:=RIGHT([.P124]; LEN([.P124])-9)" office:value-type="string" office:string-value="+1.9587717685434929e-02" calcext:value-type="string">
            <text:p>+1.9587717685434929e-02</text:p>
          </table:table-cell>
          <table:table-cell table:style-name="Default" office:value-type="float" office:value="0.0195877176854349" calcext:value-type="float">
            <text:p>0.019587717685435</text:p>
          </table:table-cell>
          <table:table-cell table:formula="of:=ABS([.Q124]-[.R12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23) = +1.1126458533126998e-02</text:p>
          </table:table-cell>
          <table:table-cell table:formula="of:=RIGHT([.A125]; LEN([.A125])-9)" office:value-type="string" office:string-value="+1.1126458533126998e-02" calcext:value-type="string">
            <text:p>+1.1126458533126998e-02</text:p>
          </table:table-cell>
          <table:table-cell table:style-name="Default" office:value-type="float" office:value="0.011126458533127" calcext:value-type="float">
            <text:p>0.011126458533127</text:p>
          </table:table-cell>
          <table:table-cell table:formula="of:=ABS([.B125]-[.C125])" office:value-type="float" office:value="0" calcext:value-type="float">
            <text:p>0</text:p>
          </table:table-cell>
          <table:table-cell/>
          <table:table-cell office:value-type="string" calcext:value-type="string">
            <text:p>d(123) = +2.6289250029009691e-02</text:p>
          </table:table-cell>
          <table:table-cell table:formula="of:=RIGHT([.F125]; LEN([.F125])-9)" office:value-type="string" office:string-value="+2.6289250029009691e-02" calcext:value-type="string">
            <text:p>+2.6289250029009691e-02</text:p>
          </table:table-cell>
          <table:table-cell table:style-name="Default" office:value-type="float" office:value="0.0262892500290097" calcext:value-type="float">
            <text:p>0.02628925002901</text:p>
          </table:table-cell>
          <table:table-cell table:formula="of:=ABS([.G125]-[.H125])" office:value-type="float" office:value="0" calcext:value-type="float">
            <text:p>0</text:p>
          </table:table-cell>
          <table:table-cell/>
          <table:table-cell office:value-type="string" calcext:value-type="string">
            <text:p>d(123) = +3.9534687857721018e-02</text:p>
          </table:table-cell>
          <table:table-cell table:formula="of:=RIGHT([.K125]; LEN([.K125])-9)" office:value-type="string" office:string-value="+3.9534687857721018e-02" calcext:value-type="string">
            <text:p>+3.9534687857721018e-02</text:p>
          </table:table-cell>
          <table:table-cell table:style-name="Default" office:value-type="float" office:value="0.039534687857721" calcext:value-type="float">
            <text:p>0.039534687857721</text:p>
          </table:table-cell>
          <table:table-cell table:formula="of:=ABS([.L125]-[.M125])" office:value-type="float" office:value="0" calcext:value-type="float">
            <text:p>0</text:p>
          </table:table-cell>
          <table:table-cell/>
          <table:table-cell office:value-type="string" calcext:value-type="string">
            <text:p>d(123) = +4.1481878433578298e-02</text:p>
          </table:table-cell>
          <table:table-cell table:formula="of:=RIGHT([.P125]; LEN([.P125])-9)" office:value-type="string" office:string-value="+4.1481878433578298e-02" calcext:value-type="string">
            <text:p>+4.1481878433578298e-02</text:p>
          </table:table-cell>
          <table:table-cell table:style-name="Default" office:value-type="float" office:value="0.0414818784335783" calcext:value-type="float">
            <text:p>0.041481878433578</text:p>
          </table:table-cell>
          <table:table-cell table:formula="of:=ABS([.Q125]-[.R12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24) = +4.1471339793205983e-02</text:p>
          </table:table-cell>
          <table:table-cell table:formula="of:=RIGHT([.A126]; LEN([.A126])-9)" office:value-type="string" office:string-value="+4.1471339793205983e-02" calcext:value-type="string">
            <text:p>+4.1471339793205983e-02</text:p>
          </table:table-cell>
          <table:table-cell table:style-name="Default" office:value-type="float" office:value="0.041471339793206" calcext:value-type="float">
            <text:p>0.041471339793206</text:p>
          </table:table-cell>
          <table:table-cell table:formula="of:=ABS([.B126]-[.C126])" office:value-type="float" office:value="0" calcext:value-type="float">
            <text:p>0</text:p>
          </table:table-cell>
          <table:table-cell/>
          <table:table-cell office:value-type="string" calcext:value-type="string">
            <text:p>d(124) = +7.0168099089370162e-02</text:p>
          </table:table-cell>
          <table:table-cell table:formula="of:=RIGHT([.F126]; LEN([.F126])-9)" office:value-type="string" office:string-value="+7.0168099089370162e-02" calcext:value-type="string">
            <text:p>+7.0168099089370162e-02</text:p>
          </table:table-cell>
          <table:table-cell table:style-name="Default" office:value-type="float" office:value="0.0701680990893702" calcext:value-type="float">
            <text:p>0.07016809908937</text:p>
          </table:table-cell>
          <table:table-cell table:formula="of:=ABS([.G126]-[.H126])" office:value-type="float" office:value="0" calcext:value-type="float">
            <text:p>0</text:p>
          </table:table-cell>
          <table:table-cell/>
          <table:table-cell office:value-type="string" calcext:value-type="string">
            <text:p>d(124) = +8.2461345644788672e-02</text:p>
          </table:table-cell>
          <table:table-cell table:formula="of:=RIGHT([.K126]; LEN([.K126])-9)" office:value-type="string" office:string-value="+8.2461345644788672e-02" calcext:value-type="string">
            <text:p>+8.2461345644788672e-02</text:p>
          </table:table-cell>
          <table:table-cell table:style-name="Default" office:value-type="float" office:value="0.0824613456447887" calcext:value-type="float">
            <text:p>0.082461345644789</text:p>
          </table:table-cell>
          <table:table-cell table:formula="of:=ABS([.L126]-[.M126])" office:value-type="float" office:value="0" calcext:value-type="float">
            <text:p>0</text:p>
          </table:table-cell>
          <table:table-cell/>
          <table:table-cell office:value-type="string" calcext:value-type="string">
            <text:p>d(124) = +8.4515590296359730e-02</text:p>
          </table:table-cell>
          <table:table-cell table:formula="of:=RIGHT([.P126]; LEN([.P126])-9)" office:value-type="string" office:string-value="+8.4515590296359730e-02" calcext:value-type="string">
            <text:p>+8.4515590296359730e-02</text:p>
          </table:table-cell>
          <table:table-cell table:style-name="Default" office:value-type="float" office:value="0.0845155902963597" calcext:value-type="float">
            <text:p>0.08451559029636</text:p>
          </table:table-cell>
          <table:table-cell table:formula="of:=ABS([.Q126]-[.R12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25) = +1.5475889499124773e-01</text:p>
          </table:table-cell>
          <table:table-cell table:formula="of:=RIGHT([.A127]; LEN([.A127])-9)" office:value-type="string" office:string-value="+1.5475889499124773e-01" calcext:value-type="string">
            <text:p>+1.5475889499124773e-01</text:p>
          </table:table-cell>
          <table:table-cell table:style-name="Default" office:value-type="float" office:value="0.154758894991248" calcext:value-type="float">
            <text:p>0.154758894991248</text:p>
          </table:table-cell>
          <table:table-cell table:formula="of:=ABS([.B127]-[.C127])" office:value-type="float" office:value="0" calcext:value-type="float">
            <text:p>0</text:p>
          </table:table-cell>
          <table:table-cell/>
          <table:table-cell office:value-type="string" calcext:value-type="string">
            <text:p>d(125) = +1.5860914281870064e-01</text:p>
          </table:table-cell>
          <table:table-cell table:formula="of:=RIGHT([.F127]; LEN([.F127])-9)" office:value-type="string" office:string-value="+1.5860914281870064e-01" calcext:value-type="string">
            <text:p>+1.5860914281870064e-01</text:p>
          </table:table-cell>
          <table:table-cell table:style-name="Default" office:value-type="float" office:value="0.158609142818701" calcext:value-type="float">
            <text:p>0.158609142818701</text:p>
          </table:table-cell>
          <table:table-cell table:formula="of:=ABS([.G127]-[.H127])" office:value-type="float" office:value="0" calcext:value-type="float">
            <text:p>0</text:p>
          </table:table-cell>
          <table:table-cell/>
          <table:table-cell office:value-type="string" calcext:value-type="string">
            <text:p>d(125) = +1.6637219743403178e-01</text:p>
          </table:table-cell>
          <table:table-cell table:formula="of:=RIGHT([.K127]; LEN([.K127])-9)" office:value-type="string" office:string-value="+1.6637219743403178e-01" calcext:value-type="string">
            <text:p>+1.6637219743403178e-01</text:p>
          </table:table-cell>
          <table:table-cell table:style-name="Default" office:value-type="float" office:value="0.166372197434032" calcext:value-type="float">
            <text:p>0.166372197434032</text:p>
          </table:table-cell>
          <table:table-cell table:formula="of:=ABS([.L127]-[.M127])" office:value-type="float" office:value="0" calcext:value-type="float">
            <text:p>0</text:p>
          </table:table-cell>
          <table:table-cell/>
          <table:table-cell office:value-type="string" calcext:value-type="string">
            <text:p>d(125) = +1.6685045935617554e-01</text:p>
          </table:table-cell>
          <table:table-cell table:formula="of:=RIGHT([.P127]; LEN([.P127])-9)" office:value-type="string" office:string-value="+1.6685045935617554e-01" calcext:value-type="string">
            <text:p>+1.6685045935617554e-01</text:p>
          </table:table-cell>
          <table:table-cell table:style-name="Default" office:value-type="float" office:value="0.166850459356176" calcext:value-type="float">
            <text:p>0.166850459356176</text:p>
          </table:table-cell>
          <table:table-cell table:formula="of:=ABS([.Q127]-[.R12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26) = +1.5491450936141077e-01</text:p>
          </table:table-cell>
          <table:table-cell table:formula="of:=RIGHT([.A128]; LEN([.A128])-9)" office:value-type="string" office:string-value="+1.5491450936141077e-01" calcext:value-type="string">
            <text:p>+1.5491450936141077e-01</text:p>
          </table:table-cell>
          <table:table-cell table:style-name="Default" office:value-type="float" office:value="0.154914509361411" calcext:value-type="float">
            <text:p>0.154914509361411</text:p>
          </table:table-cell>
          <table:table-cell table:formula="of:=ABS([.B128]-[.C128])" office:value-type="float" office:value="0" calcext:value-type="float">
            <text:p>0</text:p>
          </table:table-cell>
          <table:table-cell/>
          <table:table-cell office:value-type="string" calcext:value-type="string">
            <text:p>d(126) = +1.5915919545573395e-01</text:p>
          </table:table-cell>
          <table:table-cell table:formula="of:=RIGHT([.F128]; LEN([.F128])-9)" office:value-type="string" office:string-value="+1.5915919545573395e-01" calcext:value-type="string">
            <text:p>+1.5915919545573395e-01</text:p>
          </table:table-cell>
          <table:table-cell table:style-name="Default" office:value-type="float" office:value="0.159159195455734" calcext:value-type="float">
            <text:p>0.159159195455734</text:p>
          </table:table-cell>
          <table:table-cell table:formula="of:=ABS([.G128]-[.H128])" office:value-type="float" office:value="0" calcext:value-type="float">
            <text:p>0</text:p>
          </table:table-cell>
          <table:table-cell/>
          <table:table-cell office:value-type="string" calcext:value-type="string">
            <text:p>d(126) = +1.6763070440288483e-01</text:p>
          </table:table-cell>
          <table:table-cell table:formula="of:=RIGHT([.K128]; LEN([.K128])-9)" office:value-type="string" office:string-value="+1.6763070440288483e-01" calcext:value-type="string">
            <text:p>+1.6763070440288483e-01</text:p>
          </table:table-cell>
          <table:table-cell table:style-name="Default" office:value-type="float" office:value="0.167630704402885" calcext:value-type="float">
            <text:p>0.167630704402885</text:p>
          </table:table-cell>
          <table:table-cell table:formula="of:=ABS([.L128]-[.M128])" office:value-type="float" office:value="0" calcext:value-type="float">
            <text:p>0</text:p>
          </table:table-cell>
          <table:table-cell/>
          <table:table-cell office:value-type="string" calcext:value-type="string">
            <text:p>d(126) = +1.6815975070032715e-01</text:p>
          </table:table-cell>
          <table:table-cell table:formula="of:=RIGHT([.P128]; LEN([.P128])-9)" office:value-type="string" office:string-value="+1.6815975070032715e-01" calcext:value-type="string">
            <text:p>+1.6815975070032715e-01</text:p>
          </table:table-cell>
          <table:table-cell table:style-name="Default" office:value-type="float" office:value="0.168159750700327" calcext:value-type="float">
            <text:p>0.168159750700327</text:p>
          </table:table-cell>
          <table:table-cell table:formula="of:=ABS([.Q128]-[.R12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27) = +4.2249411644021129e-02</text:p>
          </table:table-cell>
          <table:table-cell table:formula="of:=RIGHT([.A129]; LEN([.A129])-9)" office:value-type="string" office:string-value="+4.2249411644021129e-02" calcext:value-type="string">
            <text:p>+4.2249411644021129e-02</text:p>
          </table:table-cell>
          <table:table-cell table:style-name="Default" office:value-type="float" office:value="0.0422494116440211" calcext:value-type="float">
            <text:p>0.042249411644021</text:p>
          </table:table-cell>
          <table:table-cell table:formula="of:=ABS([.B129]-[.C129])" office:value-type="float" office:value="0" calcext:value-type="float">
            <text:p>0</text:p>
          </table:table-cell>
          <table:table-cell/>
          <table:table-cell office:value-type="string" calcext:value-type="string">
            <text:p>d(127) = +7.2973974386043347e-02</text:p>
          </table:table-cell>
          <table:table-cell table:formula="of:=RIGHT([.F129]; LEN([.F129])-9)" office:value-type="string" office:string-value="+7.2973974386043347e-02" calcext:value-type="string">
            <text:p>+7.2973974386043347e-02</text:p>
          </table:table-cell>
          <table:table-cell table:style-name="Default" office:value-type="float" office:value="0.0729739743860434" calcext:value-type="float">
            <text:p>0.072973974386043</text:p>
          </table:table-cell>
          <table:table-cell table:formula="of:=ABS([.G129]-[.H129])" office:value-type="float" office:value="0" calcext:value-type="float">
            <text:p>0</text:p>
          </table:table-cell>
          <table:table-cell/>
          <table:table-cell office:value-type="string" calcext:value-type="string">
            <text:p>d(127) = +8.8707112791762258e-02</text:p>
          </table:table-cell>
          <table:table-cell table:formula="of:=RIGHT([.K129]; LEN([.K129])-9)" office:value-type="string" office:string-value="+8.8707112791762258e-02" calcext:value-type="string">
            <text:p>+8.8707112791762258e-02</text:p>
          </table:table-cell>
          <table:table-cell table:style-name="Default" office:value-type="float" office:value="0.0887071127917623" calcext:value-type="float">
            <text:p>0.088707112791762</text:p>
          </table:table-cell>
          <table:table-cell table:formula="of:=ABS([.L129]-[.M129])" office:value-type="float" office:value="0" calcext:value-type="float">
            <text:p>0</text:p>
          </table:table-cell>
          <table:table-cell/>
          <table:table-cell office:value-type="string" calcext:value-type="string">
            <text:p>d(127) = +9.1511389412671090e-02</text:p>
          </table:table-cell>
          <table:table-cell table:formula="of:=RIGHT([.P129]; LEN([.P129])-9)" office:value-type="string" office:string-value="+9.1511389412671090e-02" calcext:value-type="string">
            <text:p>+9.1511389412671090e-02</text:p>
          </table:table-cell>
          <table:table-cell table:style-name="Default" office:value-type="float" office:value="0.0915113894126711" calcext:value-type="float">
            <text:p>0.091511389412671</text:p>
          </table:table-cell>
          <table:table-cell table:formula="of:=ABS([.Q129]-[.R12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(128) = +1.4083137214673708e-02</text:p>
          </table:table-cell>
          <table:table-cell table:formula="of:=RIGHT([.A130]; LEN([.A130])-9)" office:value-type="string" office:string-value="+1.4083137214673708e-02" calcext:value-type="string">
            <text:p>+1.4083137214673708e-02</text:p>
          </table:table-cell>
          <table:table-cell table:style-name="Default" office:value-type="float" office:value="0.0140831372146737" calcext:value-type="float">
            <text:p>0.014083137214674</text:p>
          </table:table-cell>
          <table:table-cell table:formula="of:=ABS([.B130]-[.C130])" office:value-type="float" office:value="0" calcext:value-type="float">
            <text:p>0</text:p>
          </table:table-cell>
          <table:table-cell/>
          <table:table-cell office:value-type="string" calcext:value-type="string">
            <text:p>d(128) = +3.5165862510226881e-02</text:p>
          </table:table-cell>
          <table:table-cell table:formula="of:=RIGHT([.F130]; LEN([.F130])-9)" office:value-type="string" office:string-value="+3.5165862510226881e-02" calcext:value-type="string">
            <text:p>+3.5165862510226881e-02</text:p>
          </table:table-cell>
          <table:table-cell table:style-name="Default" office:value-type="float" office:value="0.0351658625102269" calcext:value-type="float">
            <text:p>0.035165862510227</text:p>
          </table:table-cell>
          <table:table-cell table:formula="of:=ABS([.G130]-[.H130])" office:value-type="float" office:value="0" calcext:value-type="float">
            <text:p>0</text:p>
          </table:table-cell>
          <table:table-cell/>
          <table:table-cell office:value-type="string" calcext:value-type="string">
            <text:p>d(128) = +5.6017442972978511e-02</text:p>
          </table:table-cell>
          <table:table-cell table:formula="of:=RIGHT([.K130]; LEN([.K130])-9)" office:value-type="string" office:string-value="+5.6017442972978511e-02" calcext:value-type="string">
            <text:p>+5.6017442972978511e-02</text:p>
          </table:table-cell>
          <table:table-cell table:style-name="Default" office:value-type="float" office:value="0.0560174429729785" calcext:value-type="float">
            <text:p>0.056017442972979</text:p>
          </table:table-cell>
          <table:table-cell table:formula="of:=ABS([.L130]-[.M130])" office:value-type="float" office:value="0" calcext:value-type="float">
            <text:p>0</text:p>
          </table:table-cell>
          <table:table-cell/>
          <table:table-cell office:value-type="string" calcext:value-type="string">
            <text:p>d(128) = +5.9354359160592292e-02</text:p>
          </table:table-cell>
          <table:table-cell table:formula="of:=RIGHT([.P130]; LEN([.P130])-9)" office:value-type="string" office:string-value="+5.9354359160592292e-02" calcext:value-type="string">
            <text:p>+5.9354359160592292e-02</text:p>
          </table:table-cell>
          <table:table-cell table:style-name="Default" office:value-type="float" office:value="0.0593543591605923" calcext:value-type="float">
            <text:p>0.059354359160592</text:p>
          </table:table-cell>
          <table:table-cell table:formula="of:=ABS([.Q130]-[.R130])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style-name="Default" table:number-columns-repeated="2"/>
          <table:table-cell table:number-columns-repeated="2"/>
          <table:table-cell table:style-name="ce3"/>
          <table:table-cell table:style-name="Default" table:number-columns-repeated="2"/>
          <table:table-cell table:number-columns-repeated="2"/>
          <table:table-cell table:style-name="ce3"/>
          <table:table-cell table:style-name="Default" table:number-columns-repeated="2"/>
          <table:table-cell table:number-columns-repeated="2"/>
          <table:table-cell table:style-name="ce3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/00/0000</text:date>, <text:time style:data-style-name="N2" text:time-value="12:47:32.138887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23:52:22.998700307</meta:creation-date>
    <dc:date>2018-03-07T22:31:20.703015799</dc:date>
    <meta:editing-duration>PT36M38S</meta:editing-duration>
    <meta:editing-cycles>7</meta:editing-cycles>
    <meta:generator>LibreOffice/5.4.5.1$Linux_X86_64 LibreOffice_project/40m0$Build-1</meta:generator>
    <meta:document-statistic meta:table-count="3" meta:cell-count="5820" meta:object-count="0"/>
  </office:meta>
</office:document-meta>
</file>